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8.89mm"/>
    </style:style>
    <style:style style:name="co2" style:family="table-column">
      <style:table-column-properties fo:break-before="auto" style:column-width="64.81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12.7mm"/>
    </style:style>
    <style:style style:name="co5" style:family="table-column">
      <style:table-column-properties fo:break-before="auto" style:column-width="10.83mm"/>
    </style:style>
    <style:style style:name="co6" style:family="table-column">
      <style:table-column-properties fo:break-before="auto" style:column-width="5.33mm"/>
    </style:style>
    <style:style style:name="co7" style:family="table-column">
      <style:table-column-properties fo:break-before="auto" style:column-width="159.51mm"/>
    </style:style>
    <style:style style:name="co8" style:family="table-column">
      <style:table-column-properties fo:break-before="auto" style:column-width="98.14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32.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WenQuanYi Zen Hei" style:font-name-complex="FreeSans"/>
    </style:style>
    <style:style style:name="ce72" style:family="table-cell" style:parent-style-name="Default"/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99"/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0" style:family="table-cell" style:parent-style-name="Default">
      <style:table-cell-properties style:rotation-angle="90"/>
    </style:style>
    <style:style style:name="ce31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2" style:family="table-cell" style:parent-style-name="Default">
      <style:table-cell-properties style:rotation-angle="90"/>
    </style:style>
    <style:style style:name="ce3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60" style:family="table-cell" style:parent-style-name="Default">
      <style:table-cell-properties fo:background-color="transparent"/>
    </style:style>
    <style:style style:name="ce98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5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6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9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18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20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4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15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50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1" style:family="table-cell" style:parent-style-name="Default">
      <style:table-cell-properties style:rotation-angle="90"/>
    </style:style>
    <style:style style:name="ce5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5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6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7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9" style:family="table-cell" style:parent-style-name="Default">
      <style:table-cell-properties style:rotation-angle="90"/>
    </style:style>
    <style:style style:name="ce61" style:family="table-cell" style:parent-style-name="Default">
      <style:table-cell-properties fo:background-color="transparent" style:rotation-angle="90"/>
    </style:style>
    <style:style style:name="ce127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6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63" style:family="table-cell" style:parent-style-name="Default">
      <style:table-cell-properties fo:border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ce69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28" table:default-cell-style-name="Default"/>
        <table:table-column table:style-name="co6" table:default-cell-style-name="ce60"/>
        <table:table-column table:style-name="co6" table:number-columns-repeated="8" table:default-cell-style-name="Default"/>
        <table:table-column table:style-name="co6" table:default-cell-style-name="ce60"/>
        <table:table-column table:style-name="co6" table:number-columns-repeated="11" table:default-cell-style-name="Default"/>
        <table:table-column table:style-name="co6" table:default-cell-style-name="ce60"/>
        <table:table-column table:style-name="co6" table:number-columns-repeated="6" table:default-cell-style-name="Default"/>
        <table:table-column table:style-name="co6" table:default-cell-style-name="ce60"/>
        <table:table-column table:style-name="co6" table:number-columns-repeated="9" table:default-cell-style-name="Default"/>
        <table:table-column table:style-name="co6" table:number-columns-repeated="2" table:default-cell-style-name="ce60"/>
        <table:table-column table:style-name="co6" table:number-columns-repeated="13" table:default-cell-style-name="Default"/>
        <table:table-column table:style-name="co6" table:number-columns-repeated="53" table:default-cell-style-name="ce60"/>
        <table:table-column table:style-name="co6" table:number-columns-repeated="882" table:default-cell-style-name="Default"/>
        <table:table-row table:style-name="ro1">
          <table:table-cell table:style-name="ce1" table:formula="of:=COM.MICROSOFT.TEXTJOIN(CHAR(10); 1; [List.A$1:.A$1048576]) &amp; CHAR(10) &amp; CHAR(10) &amp; CHAR(10) &amp; [.D1] &amp; CHAR(10) &amp; [.E1]" office:value-type="string" office:string-value="" calcext:value-type="error" table:number-columns-spanned="3" table:number-rows-spanned="1">
            <text:p>Err:513</text:p>
          </table:table-cell>
          <table:covered-table-cell table:style-name="ce3"/>
          <table:covered-table-cell table:style-name="ce5"/>
          <table:table-cell table:style-name="ce67" table:formula="of:=&quot;WADs: &quot; &amp; SUMPRODUCT(NOT(ISBLANK([.D4:.D1048576])))" office:value-type="string" office:string-value="WADs: 366" calcext:value-type="string">
            <text:p>WADs: 366</text:p>
          </table:table-cell>
          <table:table-cell table:style-name="ce6" table:formula="of:=&quot;Voters: &quot; &amp; SUMPRODUCT(NOT(ISBLANK([.I2:.AMJ2])))" office:value-type="string" office:string-value="Voters: 134" calcext:value-type="string">
            <text:p>Voters: 134</text:p>
          </table:table-cell>
          <table:table-cell table:style-name="ce6"/>
          <table:table-cell table:style-name="ce6" office:value-type="string" calcext:value-type="string">
            <text:p>Sum:</text:p>
          </table:table-cell>
          <table:table-cell table:style-name="ce2" table:formula="of:=SUM([.I1:.AMJ1])" office:value-type="float" office:value="7367" calcext:value-type="float">
            <text:p>7367</text:p>
          </table:table-cell>
          <table:table-cell table:formula="of:=SUM([.I4:.I1048576])" office:value-type="float" office:value="55" calcext:value-type="float">
            <text:p>55</text:p>
          </table:table-cell>
          <table:table-cell table:formula="of:=SUM([.J4:.J1048576])" office:value-type="float" office:value="55" calcext:value-type="float">
            <text:p>55</text:p>
          </table:table-cell>
          <table:table-cell table:formula="of:=SUM([.K4:.K1048576])" office:value-type="float" office:value="55" calcext:value-type="float">
            <text:p>55</text:p>
          </table:table-cell>
          <table:table-cell table:formula="of:=SUM([.L4:.L1048576])" office:value-type="float" office:value="55" calcext:value-type="float">
            <text:p>55</text:p>
          </table:table-cell>
          <table:table-cell table:formula="of:=SUM([.M4:.M1048576])" office:value-type="float" office:value="55" calcext:value-type="float">
            <text:p>55</text:p>
          </table:table-cell>
          <table:table-cell table:formula="of:=SUM([.N4:.N1048576])" office:value-type="float" office:value="55" calcext:value-type="float">
            <text:p>55</text:p>
          </table:table-cell>
          <table:table-cell table:formula="of:=SUM([.O4:.O1048576])" office:value-type="float" office:value="55" calcext:value-type="float">
            <text:p>55</text:p>
          </table:table-cell>
          <table:table-cell table:formula="of:=SUM([.P4:.P1048576])" office:value-type="float" office:value="55" calcext:value-type="float">
            <text:p>55</text:p>
          </table:table-cell>
          <table:table-cell table:formula="of:=SUM([.Q4:.Q1048576])" office:value-type="float" office:value="55" calcext:value-type="float">
            <text:p>55</text:p>
          </table:table-cell>
          <table:table-cell table:formula="of:=SUM([.R4:.R1048576])" office:value-type="float" office:value="55" calcext:value-type="float">
            <text:p>55</text:p>
          </table:table-cell>
          <table:table-cell table:formula="of:=SUM([.S4:.S1048576])" office:value-type="float" office:value="55" calcext:value-type="float">
            <text:p>55</text:p>
          </table:table-cell>
          <table:table-cell table:formula="of:=SUM([.T4:.T1048576])" office:value-type="float" office:value="55" calcext:value-type="float">
            <text:p>55</text:p>
          </table:table-cell>
          <table:table-cell table:formula="of:=SUM([.U4:.U1048576])" office:value-type="float" office:value="55" calcext:value-type="float">
            <text:p>55</text:p>
          </table:table-cell>
          <table:table-cell table:formula="of:=SUM([.V4:.V1048576])" office:value-type="float" office:value="55" calcext:value-type="float">
            <text:p>55</text:p>
          </table:table-cell>
          <table:table-cell table:formula="of:=SUM([.W4:.W1048576])" office:value-type="float" office:value="55" calcext:value-type="float">
            <text:p>55</text:p>
          </table:table-cell>
          <table:table-cell table:formula="of:=SUM([.X4:.X1048576])" office:value-type="float" office:value="55" calcext:value-type="float">
            <text:p>55</text:p>
          </table:table-cell>
          <table:table-cell table:formula="of:=SUM([.Y4:.Y1048576])" office:value-type="float" office:value="55" calcext:value-type="float">
            <text:p>55</text:p>
          </table:table-cell>
          <table:table-cell table:formula="of:=SUM([.Z4:.Z1048576])" office:value-type="float" office:value="55" calcext:value-type="float">
            <text:p>55</text:p>
          </table:table-cell>
          <table:table-cell table:formula="of:=SUM([.AA4:.AA1048576])" office:value-type="float" office:value="55" calcext:value-type="float">
            <text:p>55</text:p>
          </table:table-cell>
          <table:table-cell table:formula="of:=SUM([.AB4:.AB1048576])" office:value-type="float" office:value="55" calcext:value-type="float">
            <text:p>55</text:p>
          </table:table-cell>
          <table:table-cell table:formula="of:=SUM([.AC4:.AC1048576])" office:value-type="float" office:value="55" calcext:value-type="float">
            <text:p>55</text:p>
          </table:table-cell>
          <table:table-cell table:formula="of:=SUM([.AD4:.AD1048576])" office:value-type="float" office:value="55" calcext:value-type="float">
            <text:p>55</text:p>
          </table:table-cell>
          <table:table-cell table:formula="of:=SUM([.AE4:.AE1048576])" office:value-type="float" office:value="55" calcext:value-type="float">
            <text:p>55</text:p>
          </table:table-cell>
          <table:table-cell table:formula="of:=SUM([.AF4:.AF1048576])" office:value-type="float" office:value="55" calcext:value-type="float">
            <text:p>55</text:p>
          </table:table-cell>
          <table:table-cell table:formula="of:=SUM([.AG4:.AG1048576])" office:value-type="float" office:value="55" calcext:value-type="float">
            <text:p>55</text:p>
          </table:table-cell>
          <table:table-cell table:formula="of:=SUM([.AH4:.AH1048576])" office:value-type="float" office:value="55" calcext:value-type="float">
            <text:p>55</text:p>
          </table:table-cell>
          <table:table-cell table:formula="of:=SUM([.AI4:.AI1048576])" office:value-type="float" office:value="55" calcext:value-type="float">
            <text:p>55</text:p>
          </table:table-cell>
          <table:table-cell table:formula="of:=SUM([.AJ4:.AJ1048576])" office:value-type="float" office:value="55" calcext:value-type="float">
            <text:p>55</text:p>
          </table:table-cell>
          <table:table-cell table:formula="of:=SUM([.AK4:.AK1048576])" office:value-type="float" office:value="55" calcext:value-type="float">
            <text:p>55</text:p>
          </table:table-cell>
          <table:table-cell table:formula="of:=SUM([.AL4:.AL1048576])" office:value-type="float" office:value="55" calcext:value-type="float">
            <text:p>55</text:p>
          </table:table-cell>
          <table:table-cell table:formula="of:=SUM([.AM4:.AM1048576])" office:value-type="float" office:value="55" calcext:value-type="float">
            <text:p>55</text:p>
          </table:table-cell>
          <table:table-cell table:formula="of:=SUM([.AN4:.AN1048576])" office:value-type="float" office:value="55" calcext:value-type="float">
            <text:p>55</text:p>
          </table:table-cell>
          <table:table-cell table:formula="of:=SUM([.AO4:.AO1048576])" office:value-type="float" office:value="55" calcext:value-type="float">
            <text:p>55</text:p>
          </table:table-cell>
          <table:table-cell table:formula="of:=SUM([.AP4:.AP1048576])" office:value-type="float" office:value="55" calcext:value-type="float">
            <text:p>55</text:p>
          </table:table-cell>
          <table:table-cell table:formula="of:=SUM([.AQ4:.AQ1048576])" office:value-type="float" office:value="55" calcext:value-type="float">
            <text:p>55</text:p>
          </table:table-cell>
          <table:table-cell table:formula="of:=SUM([.AR4:.AR1048576])" office:value-type="float" office:value="55" calcext:value-type="float">
            <text:p>55</text:p>
          </table:table-cell>
          <table:table-cell table:formula="of:=SUM([.AS4:.AS1048576])" office:value-type="float" office:value="55" calcext:value-type="float">
            <text:p>55</text:p>
          </table:table-cell>
          <table:table-cell table:formula="of:=SUM([.AT4:.AT1048576])" office:value-type="float" office:value="55" calcext:value-type="float">
            <text:p>55</text:p>
          </table:table-cell>
          <table:table-cell table:formula="of:=SUM([.AU4:.AU1048576])" office:value-type="float" office:value="55" calcext:value-type="float">
            <text:p>55</text:p>
          </table:table-cell>
          <table:table-cell table:formula="of:=SUM([.AV4:.AV1048576])" office:value-type="float" office:value="55" calcext:value-type="float">
            <text:p>55</text:p>
          </table:table-cell>
          <table:table-cell table:formula="of:=SUM([.AW4:.AW1048576])" office:value-type="float" office:value="55" calcext:value-type="float">
            <text:p>55</text:p>
          </table:table-cell>
          <table:table-cell table:formula="of:=SUM([.AX4:.AX1048576])" office:value-type="float" office:value="55" calcext:value-type="float">
            <text:p>55</text:p>
          </table:table-cell>
          <table:table-cell table:formula="of:=SUM([.AY4:.AY1048576])" office:value-type="float" office:value="55" calcext:value-type="float">
            <text:p>55</text:p>
          </table:table-cell>
          <table:table-cell table:formula="of:=SUM([.AZ4:.AZ1048576])" office:value-type="float" office:value="55" calcext:value-type="float">
            <text:p>55</text:p>
          </table:table-cell>
          <table:table-cell table:formula="of:=SUM([.BA4:.BA1048576])" office:value-type="float" office:value="55" calcext:value-type="float">
            <text:p>55</text:p>
          </table:table-cell>
          <table:table-cell table:formula="of:=SUM([.BB4:.BB1048576])" office:value-type="float" office:value="55" calcext:value-type="float">
            <text:p>55</text:p>
          </table:table-cell>
          <table:table-cell table:formula="of:=SUM([.BC4:.BC1048576])" office:value-type="float" office:value="55" calcext:value-type="float">
            <text:p>55</text:p>
          </table:table-cell>
          <table:table-cell table:formula="of:=SUM([.BD4:.BD1048576])" office:value-type="float" office:value="55" calcext:value-type="float">
            <text:p>55</text:p>
          </table:table-cell>
          <table:table-cell table:formula="of:=SUM([.BE4:.BE1048576])" office:value-type="float" office:value="55" calcext:value-type="float">
            <text:p>55</text:p>
          </table:table-cell>
          <table:table-cell table:formula="of:=SUM([.BF4:.BF1048576])" office:value-type="float" office:value="55" calcext:value-type="float">
            <text:p>55</text:p>
          </table:table-cell>
          <table:table-cell table:formula="of:=SUM([.BG4:.BG1048576])" office:value-type="float" office:value="55" calcext:value-type="float">
            <text:p>55</text:p>
          </table:table-cell>
          <table:table-cell table:formula="of:=SUM([.BH4:.BH1048576])" office:value-type="float" office:value="55" calcext:value-type="float">
            <text:p>55</text:p>
          </table:table-cell>
          <table:table-cell table:formula="of:=SUM([.BI4:.BI1048576])" office:value-type="float" office:value="55" calcext:value-type="float">
            <text:p>55</text:p>
          </table:table-cell>
          <table:table-cell table:formula="of:=SUM([.BJ4:.BJ1048576])" office:value-type="float" office:value="55" calcext:value-type="float">
            <text:p>55</text:p>
          </table:table-cell>
          <table:table-cell table:formula="of:=SUM([.BK4:.BK1048576])" office:value-type="float" office:value="55" calcext:value-type="float">
            <text:p>55</text:p>
          </table:table-cell>
          <table:table-cell table:formula="of:=SUM([.BL4:.BL1048576])" office:value-type="float" office:value="55" calcext:value-type="float">
            <text:p>55</text:p>
          </table:table-cell>
          <table:table-cell table:formula="of:=SUM([.BM4:.BM1048576])" office:value-type="float" office:value="55" calcext:value-type="float">
            <text:p>55</text:p>
          </table:table-cell>
          <table:table-cell table:formula="of:=SUM([.BN4:.BN1048576])" office:value-type="float" office:value="55" calcext:value-type="float">
            <text:p>55</text:p>
          </table:table-cell>
          <table:table-cell table:formula="of:=SUM([.BO4:.BO1048576])" office:value-type="float" office:value="55" calcext:value-type="float">
            <text:p>55</text:p>
          </table:table-cell>
          <table:table-cell table:formula="of:=SUM([.BP4:.BP1048576])" office:value-type="float" office:value="55" calcext:value-type="float">
            <text:p>55</text:p>
          </table:table-cell>
          <table:table-cell table:formula="of:=SUM([.BQ4:.BQ1048576])" office:value-type="float" office:value="55" calcext:value-type="float">
            <text:p>55</text:p>
          </table:table-cell>
          <table:table-cell table:formula="of:=SUM([.BR4:.BR1048576])" office:value-type="float" office:value="55" calcext:value-type="float">
            <text:p>55</text:p>
          </table:table-cell>
          <table:table-cell table:formula="of:=SUM([.BS4:.BS1048576])" office:value-type="float" office:value="55" calcext:value-type="float">
            <text:p>55</text:p>
          </table:table-cell>
          <table:table-cell table:formula="of:=SUM([.BT4:.BT1048576])" office:value-type="float" office:value="55" calcext:value-type="float">
            <text:p>55</text:p>
          </table:table-cell>
          <table:table-cell table:formula="of:=SUM([.BU4:.BU1048576])" office:value-type="float" office:value="55" calcext:value-type="float">
            <text:p>55</text:p>
          </table:table-cell>
          <table:table-cell table:formula="of:=SUM([.BV4:.BV1048576])" office:value-type="float" office:value="55" calcext:value-type="float">
            <text:p>55</text:p>
          </table:table-cell>
          <table:table-cell table:formula="of:=SUM([.BW4:.BW1048576])" office:value-type="float" office:value="55" calcext:value-type="float">
            <text:p>55</text:p>
          </table:table-cell>
          <table:table-cell table:formula="of:=SUM([.BX4:.BX1048576])" office:value-type="float" office:value="55" calcext:value-type="float">
            <text:p>55</text:p>
          </table:table-cell>
          <table:table-cell table:formula="of:=SUM([.BY4:.BY1048576])" office:value-type="float" office:value="55" calcext:value-type="float">
            <text:p>55</text:p>
          </table:table-cell>
          <table:table-cell table:formula="of:=SUM([.BZ4:.BZ1048576])" office:value-type="float" office:value="55" calcext:value-type="float">
            <text:p>55</text:p>
          </table:table-cell>
          <table:table-cell table:formula="of:=SUM([.CA4:.CA1048576])" office:value-type="float" office:value="55" calcext:value-type="float">
            <text:p>55</text:p>
          </table:table-cell>
          <table:table-cell table:formula="of:=SUM([.CB4:.CB1048576])" office:value-type="float" office:value="52" calcext:value-type="float">
            <text:p>52</text:p>
          </table:table-cell>
          <table:table-cell table:formula="of:=SUM([.CC4:.CC1048576])" office:value-type="float" office:value="55" calcext:value-type="float">
            <text:p>55</text:p>
          </table:table-cell>
          <table:table-cell table:formula="of:=SUM([.CD4:.CD1048576])" office:value-type="float" office:value="55" calcext:value-type="float">
            <text:p>55</text:p>
          </table:table-cell>
          <table:table-cell table:formula="of:=SUM([.CE4:.CE1048576])" office:value-type="float" office:value="55" calcext:value-type="float">
            <text:p>55</text:p>
          </table:table-cell>
          <table:table-cell table:formula="of:=SUM([.CF4:.CF1048576])" office:value-type="float" office:value="55" calcext:value-type="float">
            <text:p>55</text:p>
          </table:table-cell>
          <table:table-cell table:formula="of:=SUM([.CG4:.CG1048576])" office:value-type="float" office:value="55" calcext:value-type="float">
            <text:p>55</text:p>
          </table:table-cell>
          <table:table-cell table:formula="of:=SUM([.CH4:.CH1048576])" office:value-type="float" office:value="55" calcext:value-type="float">
            <text:p>55</text:p>
          </table:table-cell>
          <table:table-cell table:formula="of:=SUM([.CI4:.CI1048576])" office:value-type="float" office:value="55" calcext:value-type="float">
            <text:p>55</text:p>
          </table:table-cell>
          <table:table-cell table:formula="of:=SUM([.CJ4:.CJ1048576])" office:value-type="float" office:value="55" calcext:value-type="float">
            <text:p>55</text:p>
          </table:table-cell>
          <table:table-cell table:formula="of:=SUM([.CK4:.CK1048576])" office:value-type="float" office:value="55" calcext:value-type="float">
            <text:p>55</text:p>
          </table:table-cell>
          <table:table-cell table:formula="of:=SUM([.CL4:.CL1048576])" office:value-type="float" office:value="55" calcext:value-type="float">
            <text:p>55</text:p>
          </table:table-cell>
          <table:table-cell table:formula="of:=SUM([.CM4:.CM1048576])" office:value-type="float" office:value="55" calcext:value-type="float">
            <text:p>55</text:p>
          </table:table-cell>
          <table:table-cell table:formula="of:=SUM([.CN4:.CN1048576])" office:value-type="float" office:value="55" calcext:value-type="float">
            <text:p>55</text:p>
          </table:table-cell>
          <table:table-cell table:formula="of:=SUM([.CO4:.CO1048576])" office:value-type="float" office:value="55" calcext:value-type="float">
            <text:p>55</text:p>
          </table:table-cell>
          <table:table-cell table:formula="of:=SUM([.CP4:.CP1048576])" office:value-type="float" office:value="55" calcext:value-type="float">
            <text:p>55</text:p>
          </table:table-cell>
          <table:table-cell table:formula="of:=SUM([.CQ4:.CQ1048576])" office:value-type="float" office:value="55" calcext:value-type="float">
            <text:p>55</text:p>
          </table:table-cell>
          <table:table-cell table:formula="of:=SUM([.CR4:.CR1048576])" office:value-type="float" office:value="55" calcext:value-type="float">
            <text:p>55</text:p>
          </table:table-cell>
          <table:table-cell table:formula="of:=SUM([.CS4:.CS1048576])" office:value-type="float" office:value="55" calcext:value-type="float">
            <text:p>55</text:p>
          </table:table-cell>
          <table:table-cell table:formula="of:=SUM([.CT4:.CT1048576])" office:value-type="float" office:value="55" calcext:value-type="float">
            <text:p>55</text:p>
          </table:table-cell>
          <table:table-cell table:formula="of:=SUM([.CU4:.CU1048576])" office:value-type="float" office:value="55" calcext:value-type="float">
            <text:p>55</text:p>
          </table:table-cell>
          <table:table-cell table:formula="of:=SUM([.CV4:.CV1048576])" office:value-type="float" office:value="55" calcext:value-type="float">
            <text:p>55</text:p>
          </table:table-cell>
          <table:table-cell table:formula="of:=SUM([.CW4:.CW1048576])" office:value-type="float" office:value="55" calcext:value-type="float">
            <text:p>55</text:p>
          </table:table-cell>
          <table:table-cell table:formula="of:=SUM([.CX4:.CX1048576])" office:value-type="float" office:value="55" calcext:value-type="float">
            <text:p>55</text:p>
          </table:table-cell>
          <table:table-cell table:formula="of:=SUM([.CY4:.CY1048576])" office:value-type="float" office:value="55" calcext:value-type="float">
            <text:p>55</text:p>
          </table:table-cell>
          <table:table-cell table:formula="of:=SUM([.CZ4:.CZ1048576])" office:value-type="float" office:value="55" calcext:value-type="float">
            <text:p>55</text:p>
          </table:table-cell>
          <table:table-cell table:formula="of:=SUM([.DA4:.DA1048576])" office:value-type="float" office:value="55" calcext:value-type="float">
            <text:p>55</text:p>
          </table:table-cell>
          <table:table-cell table:formula="of:=SUM([.DB4:.DB1048576])" office:value-type="float" office:value="55" calcext:value-type="float">
            <text:p>55</text:p>
          </table:table-cell>
          <table:table-cell table:formula="of:=SUM([.DC4:.DC1048576])" office:value-type="float" office:value="55" calcext:value-type="float">
            <text:p>55</text:p>
          </table:table-cell>
          <table:table-cell table:formula="of:=SUM([.DD4:.DD1048576])" office:value-type="float" office:value="55" calcext:value-type="float">
            <text:p>55</text:p>
          </table:table-cell>
          <table:table-cell table:formula="of:=SUM([.DE4:.DE1048576])" office:value-type="float" office:value="55" calcext:value-type="float">
            <text:p>55</text:p>
          </table:table-cell>
          <table:table-cell table:formula="of:=SUM([.DF4:.DF1048576])" office:value-type="float" office:value="55" calcext:value-type="float">
            <text:p>55</text:p>
          </table:table-cell>
          <table:table-cell table:formula="of:=SUM([.DG4:.DG1048576])" office:value-type="float" office:value="55" calcext:value-type="float">
            <text:p>55</text:p>
          </table:table-cell>
          <table:table-cell table:formula="of:=SUM([.DH4:.DH1048576])" office:value-type="float" office:value="55" calcext:value-type="float">
            <text:p>55</text:p>
          </table:table-cell>
          <table:table-cell table:formula="of:=SUM([.DI4:.DI1048576])" office:value-type="float" office:value="55" calcext:value-type="float">
            <text:p>55</text:p>
          </table:table-cell>
          <table:table-cell table:formula="of:=SUM([.DJ4:.DJ1048576])" office:value-type="float" office:value="55" calcext:value-type="float">
            <text:p>55</text:p>
          </table:table-cell>
          <table:table-cell table:formula="of:=SUM([.DK4:.DK1048576])" office:value-type="float" office:value="55" calcext:value-type="float">
            <text:p>55</text:p>
          </table:table-cell>
          <table:table-cell table:formula="of:=SUM([.DL4:.DL1048576])" office:value-type="float" office:value="55" calcext:value-type="float">
            <text:p>55</text:p>
          </table:table-cell>
          <table:table-cell table:formula="of:=SUM([.DM4:.DM1048576])" office:value-type="float" office:value="55" calcext:value-type="float">
            <text:p>55</text:p>
          </table:table-cell>
          <table:table-cell table:formula="of:=SUM([.DN4:.DN1048576])" office:value-type="float" office:value="55" calcext:value-type="float">
            <text:p>55</text:p>
          </table:table-cell>
          <table:table-cell table:formula="of:=SUM([.DO4:.DO1048576])" office:value-type="float" office:value="55" calcext:value-type="float">
            <text:p>55</text:p>
          </table:table-cell>
          <table:table-cell table:formula="of:=SUM([.DP4:.DP1048576])" office:value-type="float" office:value="55" calcext:value-type="float">
            <text:p>55</text:p>
          </table:table-cell>
          <table:table-cell table:formula="of:=SUM([.DQ4:.DQ1048576])" office:value-type="float" office:value="55" calcext:value-type="float">
            <text:p>55</text:p>
          </table:table-cell>
          <table:table-cell table:formula="of:=SUM([.DR4:.DR1048576])" office:value-type="float" office:value="55" calcext:value-type="float">
            <text:p>55</text:p>
          </table:table-cell>
          <table:table-cell table:formula="of:=SUM([.DS4:.DS1048576])" office:value-type="float" office:value="55" calcext:value-type="float">
            <text:p>55</text:p>
          </table:table-cell>
          <table:table-cell table:formula="of:=SUM([.DT4:.DT1048576])" office:value-type="float" office:value="55" calcext:value-type="float">
            <text:p>55</text:p>
          </table:table-cell>
          <table:table-cell table:formula="of:=SUM([.DU4:.DU1048576])" office:value-type="float" office:value="55" calcext:value-type="float">
            <text:p>55</text:p>
          </table:table-cell>
          <table:table-cell table:formula="of:=SUM([.DV4:.DV1048576])" office:value-type="float" office:value="55" calcext:value-type="float">
            <text:p>55</text:p>
          </table:table-cell>
          <table:table-cell table:formula="of:=SUM([.DW4:.DW1048576])" office:value-type="float" office:value="55" calcext:value-type="float">
            <text:p>55</text:p>
          </table:table-cell>
          <table:table-cell table:formula="of:=SUM([.DX4:.DX1048576])" office:value-type="float" office:value="55" calcext:value-type="float">
            <text:p>55</text:p>
          </table:table-cell>
          <table:table-cell table:formula="of:=SUM([.DY4:.DY1048576])" office:value-type="float" office:value="55" calcext:value-type="float">
            <text:p>55</text:p>
          </table:table-cell>
          <table:table-cell table:formula="of:=SUM([.DZ4:.DZ1048576])" office:value-type="float" office:value="55" calcext:value-type="float">
            <text:p>55</text:p>
          </table:table-cell>
          <table:table-cell table:formula="of:=SUM([.EA4:.EA1048576])" office:value-type="float" office:value="55" calcext:value-type="float">
            <text:p>55</text:p>
          </table:table-cell>
          <table:table-cell table:formula="of:=SUM([.EB4:.EB1048576])" office:value-type="float" office:value="55" calcext:value-type="float">
            <text:p>55</text:p>
          </table:table-cell>
          <table:table-cell table:formula="of:=SUM([.EC4:.EC1048576])" office:value-type="float" office:value="55" calcext:value-type="float">
            <text:p>55</text:p>
          </table:table-cell>
          <table:table-cell table:formula="of:=SUM([.ED4:.ED1048576])" office:value-type="float" office:value="55" calcext:value-type="float">
            <text:p>55</text:p>
          </table:table-cell>
          <table:table-cell table:formula="of:=SUM([.EE4:.EE1048576])" office:value-type="float" office:value="55" calcext:value-type="float">
            <text:p>55</text:p>
          </table:table-cell>
          <table:table-cell table:formula="of:=SUM([.EF4:.EF1048576])" office:value-type="float" office:value="55" calcext:value-type="float">
            <text:p>55</text:p>
          </table:table-cell>
          <table:table-cell table:formula="of:=SUM([.EG4:.EG1048576])" office:value-type="float" office:value="55" calcext:value-type="float">
            <text:p>55</text:p>
          </table:table-cell>
          <table:table-cell table:formula="of:=SUM([.EH4:.EH1048576])" office:value-type="float" office:value="55" calcext:value-type="float">
            <text:p>55</text:p>
          </table:table-cell>
          <table:table-cell table:formula="of:=SUM([.EI4:.EI1048576])" office:value-type="float" office:value="55" calcext:value-type="float">
            <text:p>55</text:p>
          </table:table-cell>
          <table:table-cell table:formula="of:=SUM([.EJ4:.EJ1048576])" office:value-type="float" office:value="55" calcext:value-type="float">
            <text:p>55</text:p>
          </table:table-cell>
          <table:table-cell table:formula="of:=SUM([.EK4:.EK1048576])" office:value-type="float" office:value="55" calcext:value-type="float">
            <text:p>55</text:p>
          </table:table-cell>
          <table:table-cell table:formula="of:=SUM([.EL4:.EL1048576])" office:value-type="float" office:value="55" calcext:value-type="float">
            <text:p>55</text:p>
          </table:table-cell>
          <table:table-cell table:formula="of:=SUM([.EM4:.EM1048576])" office:value-type="float" office:value="0" calcext:value-type="float">
            <text:p>0</text:p>
          </table:table-cell>
          <table:table-cell table:formula="of:=SUM([.EN4:.EN1048576])" office:value-type="float" office:value="0" calcext:value-type="float">
            <text:p>0</text:p>
          </table:table-cell>
          <table:table-cell table:formula="of:=SUM([.EO4:.EO1048576])" office:value-type="float" office:value="0" calcext:value-type="float">
            <text:p>0</text:p>
          </table:table-cell>
          <table:table-cell table:formula="of:=SUM([.EP4:.EP1048576])" office:value-type="float" office:value="0" calcext:value-type="float">
            <text:p>0</text:p>
          </table:table-cell>
          <table:table-cell table:formula="of:=SUM([.EQ4:.EQ1048576])" office:value-type="float" office:value="0" calcext:value-type="float">
            <text:p>0</text:p>
          </table:table-cell>
          <table:table-cell table:formula="of:=SUM([.ER4:.ER1048576])" office:value-type="float" office:value="0" calcext:value-type="float">
            <text:p>0</text:p>
          </table:table-cell>
          <table:table-cell table:formula="of:=SUM([.ES4:.ES1048576])" office:value-type="float" office:value="0" calcext:value-type="float">
            <text:p>0</text:p>
          </table:table-cell>
          <table:table-cell table:formula="of:=SUM([.ET4:.ET1048576])" office:value-type="float" office:value="0" calcext:value-type="float">
            <text:p>0</text:p>
          </table:table-cell>
          <table:table-cell table:formula="of:=SUM([.EU4:.EU1048576])" office:value-type="float" office:value="0" calcext:value-type="float">
            <text:p>0</text:p>
          </table:table-cell>
          <table:table-cell table:formula="of:=SUM([.EV4:.EV1048576])" office:value-type="float" office:value="0" calcext:value-type="float">
            <text:p>0</text:p>
          </table:table-cell>
          <table:table-cell table:formula="of:=SUM([.EW4:.EW1048576])" office:value-type="float" office:value="0" calcext:value-type="float">
            <text:p>0</text:p>
          </table:table-cell>
          <table:table-cell table:formula="of:=SUM([.EX4:.EX1048576])" office:value-type="float" office:value="0" calcext:value-type="float">
            <text:p>0</text:p>
          </table:table-cell>
          <table:table-cell table:formula="of:=SUM([.EY4:.EY1048576])" office:value-type="float" office:value="0" calcext:value-type="float">
            <text:p>0</text:p>
          </table:table-cell>
          <table:table-cell table:formula="of:=SUM([.EZ4:.EZ1048576])" office:value-type="float" office:value="0" calcext:value-type="float">
            <text:p>0</text:p>
          </table:table-cell>
          <table:table-cell table:formula="of:=SUM([.FA4:.FA1048576])" office:value-type="float" office:value="0" calcext:value-type="float">
            <text:p>0</text:p>
          </table:table-cell>
          <table:table-cell table:formula="of:=SUM([.FB4:.FB1048576])" office:value-type="float" office:value="0" calcext:value-type="float">
            <text:p>0</text:p>
          </table:table-cell>
          <table:table-cell table:formula="of:=SUM([.FC4:.FC1048576])" office:value-type="float" office:value="0" calcext:value-type="float">
            <text:p>0</text:p>
          </table:table-cell>
          <table:table-cell table:formula="of:=SUM([.FD4:.FD1048576])" office:value-type="float" office:value="0" calcext:value-type="float">
            <text:p>0</text:p>
          </table:table-cell>
          <table:table-cell table:formula="of:=SUM([.FE4:.FE1048576])" office:value-type="float" office:value="0" calcext:value-type="float">
            <text:p>0</text:p>
          </table:table-cell>
          <table:table-cell table:formula="of:=SUM([.FF4:.FF1048576])" office:value-type="float" office:value="0" calcext:value-type="float">
            <text:p>0</text:p>
          </table:table-cell>
          <table:table-cell table:formula="of:=SUM([.FG4:.FG1048576])" office:value-type="float" office:value="0" calcext:value-type="float">
            <text:p>0</text:p>
          </table:table-cell>
          <table:table-cell table:formula="of:=SUM([.FH4:.FH1048576])" office:value-type="float" office:value="0" calcext:value-type="float">
            <text:p>0</text:p>
          </table:table-cell>
          <table:table-cell table:formula="of:=SUM([.FI4:.FI1048576])" office:value-type="float" office:value="0" calcext:value-type="float">
            <text:p>0</text:p>
          </table:table-cell>
          <table:table-cell table:formula="of:=SUM([.FJ4:.FJ1048576])" office:value-type="float" office:value="0" calcext:value-type="float">
            <text:p>0</text:p>
          </table:table-cell>
          <table:table-cell table:number-columns-repeated="858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8" office:value-type="string" calcext:value-type="string">
            <text:p>WAD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Release Year</text:p>
          </table:table-cell>
          <table:table-cell table:style-name="ce9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12" office:value-type="string" calcext:value-type="string">
            <text:p>42PercentHealth</text:p>
          </table:table-cell>
          <table:table-cell table:style-name="ce13" office:value-type="string" calcext:value-type="string">
            <text:p>Nine Inch Heels</text:p>
          </table:table-cell>
          <table:table-cell table:style-name="ce14" office:value-type="string" calcext:value-type="string">
            <text:p>Not Jabba</text:p>
          </table:table-cell>
          <table:table-cell table:style-name="ce15" office:value-type="string" calcext:value-type="string">
            <text:p>Cynical</text:p>
          </table:table-cell>
          <table:table-cell table:style-name="ce16" office:value-type="string" calcext:value-type="string">
            <text:p>Sky</text:p>
          </table:table-cell>
          <table:table-cell table:style-name="ce17" office:value-type="string" calcext:value-type="string">
            <text:p>Jaws In Space</text:p>
          </table:table-cell>
          <table:table-cell table:style-name="ce18" office:value-type="string" calcext:value-type="string">
            <text:p>bzzrak</text:p>
          </table:table-cell>
          <table:table-cell table:style-name="ce15" office:value-type="string" calcext:value-type="string">
            <text:p>Archvile Hunter</text:p>
          </table:table-cell>
          <table:table-cell table:style-name="ce15" office:value-type="string" calcext:value-type="string">
            <text:p>Doomkid</text:p>
          </table:table-cell>
          <table:table-cell table:style-name="ce19" office:value-type="string" calcext:value-type="string">
            <text:p>Mr. Freeze</text:p>
          </table:table-cell>
          <table:table-cell table:style-name="ce20" office:value-type="string" calcext:value-type="string">
            <text:p>ShoDemo</text:p>
          </table:table-cell>
          <table:table-cell table:style-name="ce21" office:value-type="string" calcext:value-type="string">
            <text:p>Chamelenoel</text:p>
          </table:table-cell>
          <table:table-cell table:style-name="ce22" office:value-type="string" calcext:value-type="string">
            <text:p>NuMetalManiak</text:p>
          </table:table-cell>
          <table:table-cell table:style-name="ce23" office:value-type="string" calcext:value-type="string">
            <text:p>Spectre01</text:p>
          </table:table-cell>
          <table:table-cell table:style-name="ce24" office:value-type="string" calcext:value-type="string">
            <text:p>Vorpal</text:p>
          </table:table-cell>
          <table:table-cell table:style-name="ce25" office:value-type="string" calcext:value-type="string">
            <text:p>Ralphis</text:p>
          </table:table-cell>
          <table:table-cell table:style-name="ce26" office:value-type="string" calcext:value-type="string">
            <text:p>HyperLuke</text:p>
          </table:table-cell>
          <table:table-cell table:style-name="ce27" office:value-type="string" calcext:value-type="string">
            <text:p>Spectra</text:p>
          </table:table-cell>
          <table:table-cell table:style-name="ce28" office:value-type="string" calcext:value-type="string">
            <text:p>Malrionn</text:p>
          </table:table-cell>
          <table:table-cell table:style-name="ce29" office:value-type="string" calcext:value-type="string">
            <text:p>MFG38</text:p>
          </table:table-cell>
          <table:table-cell table:style-name="ce15" office:value-type="string" calcext:value-type="string">
            <text:p>Ed</text:p>
          </table:table-cell>
          <table:table-cell table:style-name="ce15" office:value-type="string" calcext:value-type="string">
            <text:p>Graf Zahl</text:p>
          </table:table-cell>
          <table:table-cell table:style-name="ce30" office:value-type="string" calcext:value-type="string">
            <text:p>Voltcom9</text:p>
          </table:table-cell>
          <table:table-cell table:style-name="ce31" office:value-type="string" calcext:value-type="string">
            <text:p>antares031</text:p>
          </table:table-cell>
          <table:table-cell table:style-name="ce15" office:value-type="string" calcext:value-type="string">
            <text:p>AnonimVio</text:p>
          </table:table-cell>
          <table:table-cell table:style-name="ce32" office:value-type="string" calcext:value-type="string">
            <text:p>everennui</text:p>
          </table:table-cell>
          <table:table-cell table:style-name="ce15" office:value-type="string" calcext:value-type="string">
            <text:p>Grazza</text:p>
          </table:table-cell>
          <table:table-cell table:style-name="ce33" office:value-type="string" calcext:value-type="string">
            <text:p>ella guro</text:p>
          </table:table-cell>
          <table:table-cell table:style-name="ce98" office:value-type="string" calcext:value-type="string">
            <text:p>yakfak</text:p>
          </table:table-cell>
          <table:table-cell table:style-name="ce34" office:value-type="string" calcext:value-type="string">
            <text:p>Forli</text:p>
          </table:table-cell>
          <table:table-cell table:style-name="ce15" office:value-type="string" calcext:value-type="string">
            <text:p>roadworx</text:p>
          </table:table-cell>
          <table:table-cell table:style-name="ce35" office:value-type="string" calcext:value-type="string">
            <text:p>WH-Wilou84</text:p>
          </table:table-cell>
          <table:table-cell table:style-name="ce15" office:value-type="string" calcext:value-type="string">
            <text:p>7hm</text:p>
          </table:table-cell>
          <table:table-cell table:style-name="ce15" office:value-type="string" calcext:value-type="string">
            <text:p>Dime</text:p>
          </table:table-cell>
          <table:table-cell table:style-name="ce36" office:value-type="string" calcext:value-type="string">
            <text:p>Nate River</text:p>
          </table:table-cell>
          <table:table-cell table:style-name="ce37" office:value-type="string" calcext:value-type="string">
            <text:p>fveitsi</text:p>
          </table:table-cell>
          <table:table-cell table:style-name="ce38" office:value-type="string" calcext:value-type="string">
            <text:p>justsomemusicguy</text:p>
          </table:table-cell>
          <table:table-cell table:style-name="ce98" office:value-type="string" calcext:value-type="string">
            <text:p>JudgeDeadd</text:p>
          </table:table-cell>
          <table:table-cell table:style-name="ce39" office:value-type="string" calcext:value-type="string">
            <text:p>T-Rex</text:p>
          </table:table-cell>
          <table:table-cell table:style-name="ce15" office:value-type="string" calcext:value-type="string">
            <text:p>Phobus</text:p>
          </table:table-cell>
          <table:table-cell table:style-name="ce40" office:value-type="string" calcext:value-type="string">
            <text:p>darkreaver</text:p>
          </table:table-cell>
          <table:table-cell table:style-name="ce41" office:value-type="string" calcext:value-type="string">
            <text:p>Roofi</text:p>
          </table:table-cell>
          <table:table-cell table:style-name="ce42" office:value-type="string" calcext:value-type="string">
            <text:p>Talvi</text:p>
          </table:table-cell>
          <table:table-cell table:style-name="ce43" office:value-type="string" calcext:value-type="string">
            <text:p>bonnie</text:p>
          </table:table-cell>
          <table:table-cell table:style-name="ce15" office:value-type="string" calcext:value-type="string">
            <text:p>Outrageous Videos</text:p>
          </table:table-cell>
          <table:table-cell table:style-name="ce15" office:value-type="string" calcext:value-type="string">
            <text:p>Paul977</text:p>
          </table:table-cell>
          <table:table-cell table:style-name="ce15" office:value-type="string" calcext:value-type="string">
            <text:p>Dragonfly</text:p>
          </table:table-cell>
          <table:table-cell table:style-name="ce15" office:value-type="string" calcext:value-type="string">
            <text:p>StoneMason</text:p>
          </table:table-cell>
          <table:table-cell table:style-name="ce44" office:value-type="string" calcext:value-type="string">
            <text:p>bLOCKbOYgAMES</text:p>
          </table:table-cell>
          <table:table-cell table:style-name="ce118" office:value-type="string" calcext:value-type="string">
            <text:p>Woolie Wool</text:p>
          </table:table-cell>
          <table:table-cell table:style-name="ce15" office:value-type="string" calcext:value-type="string">
            <text:p>GarrettChan</text:p>
          </table:table-cell>
          <table:table-cell table:style-name="ce15" office:value-type="string" calcext:value-type="string">
            <text:p>Soundblock</text:p>
          </table:table-cell>
          <table:table-cell table:style-name="ce15" office:value-type="string" calcext:value-type="string">
            <text:p>HUNdebLeonidasX</text:p>
          </table:table-cell>
          <table:table-cell table:style-name="ce15" office:value-type="string" calcext:value-type="string">
            <text:p>Greyenko</text:p>
          </table:table-cell>
          <table:table-cell table:style-name="ce15" office:value-type="string" calcext:value-type="string">
            <text:p>TechnoDoomed1</text:p>
          </table:table-cell>
          <table:table-cell table:style-name="ce46" office:value-type="string" calcext:value-type="string">
            <text:p>valkiriforce</text:p>
          </table:table-cell>
          <table:table-cell table:style-name="ce120" office:value-type="string" calcext:value-type="string">
            <text:p>soner du</text:p>
          </table:table-cell>
          <table:table-cell table:style-name="ce15" office:value-type="string" calcext:value-type="string">
            <text:p>Philnemba</text:p>
          </table:table-cell>
          <table:table-cell table:style-name="ce15" office:value-type="string" calcext:value-type="string">
            <text:p>Altima</text:p>
          </table:table-cell>
          <table:table-cell table:style-name="ce15" office:value-type="string" calcext:value-type="string">
            <text:p>Lazorinc</text:p>
          </table:table-cell>
          <table:table-cell table:style-name="ce15" office:value-type="string" calcext:value-type="string">
            <text:p>SGS Man</text:p>
          </table:table-cell>
          <table:table-cell table:style-name="ce15" office:value-type="string" calcext:value-type="string">
            <text:p>Grain of Salt</text:p>
          </table:table-cell>
          <table:table-cell table:style-name="ce15" office:value-type="string" calcext:value-type="string">
            <text:p>Bryan T</text:p>
          </table:table-cell>
          <table:table-cell table:style-name="ce15" office:value-type="string" calcext:value-type="string">
            <text:p>NaZa</text:p>
          </table:table-cell>
          <table:table-cell table:style-name="ce15" office:value-type="string" calcext:value-type="string">
            <text:p>Poncho</text:p>
          </table:table-cell>
          <table:table-cell table:style-name="ce48" office:value-type="string" calcext:value-type="string">
            <text:p>bemused</text:p>
          </table:table-cell>
          <table:table-cell table:style-name="ce98" office:value-type="string" calcext:value-type="string">
            <text:p>Squadallah</text:p>
          </table:table-cell>
          <table:table-cell table:style-name="ce115" office:value-type="string" calcext:value-type="string">
            <text:p>dylux</text:p>
          </table:table-cell>
          <table:table-cell table:style-name="ce15" office:value-type="string" calcext:value-type="string">
            <text:p>Nirvana</text:p>
          </table:table-cell>
          <table:table-cell table:style-name="ce50" office:value-type="string" calcext:value-type="string">
            <text:p>tchkb</text:p>
          </table:table-cell>
          <table:table-cell table:style-name="ce51" office:value-type="string" calcext:value-type="string">
            <text:p>NoisyVelvet</text:p>
          </table:table-cell>
          <table:table-cell table:style-name="ce52" office:value-type="string" calcext:value-type="string">
            <text:p>Apaul27</text:p>
          </table:table-cell>
          <table:table-cell table:style-name="ce53" office:value-type="string" calcext:value-type="string">
            <text:p>tmorrow</text:p>
          </table:table-cell>
          <table:table-cell table:style-name="ce54" office:value-type="string" calcext:value-type="string">
            <text:p>Odal</text:p>
          </table:table-cell>
          <table:table-cell table:style-name="ce55" office:value-type="string" calcext:value-type="string">
            <text:p>m8f</text:p>
          </table:table-cell>
          <table:table-cell table:style-name="ce56" office:value-type="string" calcext:value-type="string">
            <text:p>Budoka</text:p>
          </table:table-cell>
          <table:table-cell table:style-name="ce57" office:value-type="string" calcext:value-type="string">
            <text:p>TheNerdTurtle2</text:p>
          </table:table-cell>
          <table:table-cell table:style-name="ce58" office:value-type="string" calcext:value-type="string">
            <text:p>TheMightyHeracross</text:p>
          </table:table-cell>
          <table:table-cell table:style-name="ce58" office:value-type="string" calcext:value-type="string">
            <text:p>Lorenz0</text:p>
          </table:table-cell>
          <table:table-cell table:style-name="ce59" office:value-type="string" calcext:value-type="string">
            <text:p>guitardz</text:p>
          </table:table-cell>
          <table:table-cell table:style-name="ce59" office:value-type="string" calcext:value-type="string">
            <text:p>Nancsi</text:p>
          </table:table-cell>
          <table:table-cell table:style-name="ce61" office:value-type="string" calcext:value-type="string">
            <text:p>Archie550</text:p>
          </table:table-cell>
          <table:table-cell table:style-name="ce61" office:value-type="string" calcext:value-type="string">
            <text:p>ReaperAA</text:p>
          </table:table-cell>
          <table:table-cell table:style-name="ce61" office:value-type="string" calcext:value-type="string">
            <text:p>Ziad EL Zein</text:p>
          </table:table-cell>
          <table:table-cell table:style-name="ce61" office:value-type="string" calcext:value-type="string">
            <text:p>Diabolución</text:p>
          </table:table-cell>
          <table:table-cell table:style-name="ce61" office:value-type="string" calcext:value-type="string">
            <text:p>pcorf</text:p>
          </table:table-cell>
          <table:table-cell table:style-name="ce61" office:value-type="string" calcext:value-type="string">
            <text:p>Octillion</text:p>
          </table:table-cell>
          <table:table-cell table:style-name="ce61" office:value-type="string" calcext:value-type="string">
            <text:p>purist</text:p>
          </table:table-cell>
          <table:table-cell table:style-name="ce61" office:value-type="string" calcext:value-type="string">
            <text:p>Simomarchi</text:p>
          </table:table-cell>
          <table:table-cell table:style-name="ce61" office:value-type="string" calcext:value-type="string">
            <text:p>4everDoomed</text:p>
          </table:table-cell>
          <table:table-cell table:style-name="ce61" office:value-type="string" calcext:value-type="string">
            <text:p>Gaia74</text:p>
          </table:table-cell>
          <table:table-cell table:style-name="ce61" office:value-type="string" calcext:value-type="string">
            <text:p>Rince-wind</text:p>
          </table:table-cell>
          <table:table-cell table:style-name="ce61" office:value-type="string" calcext:value-type="string">
            <text:p>Jaromir Bergmann</text:p>
          </table:table-cell>
          <table:table-cell table:style-name="ce61" office:value-type="string" calcext:value-type="string">
            <text:p>maxmanium</text:p>
          </table:table-cell>
          <table:table-cell table:style-name="ce61" office:value-type="string" calcext:value-type="string">
            <text:p>STILES</text:p>
          </table:table-cell>
          <table:table-cell table:style-name="ce61" office:value-type="string" calcext:value-type="string">
            <text:p>Polri</text:p>
          </table:table-cell>
          <table:table-cell table:style-name="ce127" office:value-type="string" calcext:value-type="string">
            <text:p>CinnamonKilljoy</text:p>
          </table:table-cell>
          <table:table-cell table:style-name="ce127" office:value-type="string" calcext:value-type="string">
            <text:p>termrork</text:p>
          </table:table-cell>
          <table:table-cell table:style-name="ce127" office:value-type="string" calcext:value-type="string">
            <text:p>Payload4367</text:p>
          </table:table-cell>
          <table:table-cell table:style-name="ce127" office:value-type="string" calcext:value-type="string">
            <text:p>Red-XIII</text:p>
          </table:table-cell>
          <table:table-cell table:style-name="ce127" office:value-type="string" calcext:value-type="string">
            <text:p>Tartlman</text:p>
          </table:table-cell>
          <table:table-cell table:style-name="ce127" office:value-type="string" calcext:value-type="string">
            <text:p>Nazgul9</text:p>
          </table:table-cell>
          <table:table-cell table:style-name="ce127" office:value-type="string" calcext:value-type="string">
            <text:p>joepallai</text:p>
          </table:table-cell>
          <table:table-cell table:style-name="ce127" office:value-type="string" calcext:value-type="string">
            <text:p>Worm318</text:p>
          </table:table-cell>
          <table:table-cell table:style-name="ce127" office:value-type="string" calcext:value-type="string">
            <text:p>OniriA</text:p>
          </table:table-cell>
          <table:table-cell table:style-name="ce127" office:value-type="string" calcext:value-type="string">
            <text:p>DJVCardMaster</text:p>
          </table:table-cell>
          <table:table-cell table:style-name="ce127" office:value-type="string" calcext:value-type="string">
            <text:p>Scorpius</text:p>
          </table:table-cell>
          <table:table-cell table:style-name="ce127" office:value-type="string" calcext:value-type="string">
            <text:p>eharper256</text:p>
          </table:table-cell>
          <table:table-cell table:style-name="ce127" office:value-type="string" calcext:value-type="string">
            <text:p>Makedounia</text:p>
          </table:table-cell>
          <table:table-cell table:style-name="ce127" office:value-type="string" calcext:value-type="string">
            <text:p>Ivory Duke</text:p>
          </table:table-cell>
          <table:table-cell table:style-name="ce127" office:value-type="string" calcext:value-type="string">
            <text:p>rdwpa</text:p>
          </table:table-cell>
          <table:table-cell table:style-name="ce127" office:value-type="string" calcext:value-type="string">
            <text:p>I_Punch_Demons</text:p>
          </table:table-cell>
          <table:table-cell table:style-name="ce127" office:value-type="string" calcext:value-type="string">
            <text:p>SilverMiner</text:p>
          </table:table-cell>
          <table:table-cell table:style-name="ce127" office:value-type="string" calcext:value-type="string">
            <text:p>ax34</text:p>
          </table:table-cell>
          <table:table-cell table:style-name="ce127" office:value-type="string" calcext:value-type="string">
            <text:p>DOEL</text:p>
          </table:table-cell>
          <table:table-cell table:style-name="ce127" office:value-type="string" calcext:value-type="string">
            <text:p>Deadwing</text:p>
          </table:table-cell>
          <table:table-cell table:style-name="ce127" office:value-type="string" calcext:value-type="string">
            <text:p>Pierrot</text:p>
          </table:table-cell>
          <table:table-cell table:style-name="ce127" office:value-type="string" calcext:value-type="string">
            <text:p>Hansen79</text:p>
          </table:table-cell>
          <table:table-cell table:style-name="ce127" office:value-type="string" calcext:value-type="string">
            <text:p>smeghammer</text:p>
          </table:table-cell>
          <table:table-cell table:style-name="ce127" office:value-type="string" calcext:value-type="string">
            <text:p>DoomDork</text:p>
          </table:table-cell>
          <table:table-cell table:style-name="ce127" office:value-type="string" calcext:value-type="string">
            <text:p>P41R47</text:p>
          </table:table-cell>
          <table:table-cell table:style-name="ce127" office:value-type="string" calcext:value-type="string">
            <text:p>Endless</text:p>
          </table:table-cell>
          <table:table-cell table:style-name="ce127" office:value-type="string" calcext:value-type="string">
            <text:p>&lt;&lt;Rewind</text:p>
          </table:table-cell>
          <table:table-cell table:style-name="ce127" office:value-type="string" calcext:value-type="string">
            <text:p>Deflektor</text:p>
          </table:table-cell>
          <table:table-cell table:style-name="ce127" office:value-type="string" calcext:value-type="string">
            <text:p>Marn</text:p>
          </table:table-cell>
          <table:table-cell table:style-name="ce127" office:value-type="string" calcext:value-type="string">
            <text:p>DooM Bear</text:p>
          </table:table-cell>
          <table:table-cell table:style-name="ce127" office:value-type="string" calcext:value-type="string">
            <text:p>ASaltShaker</text:p>
          </table:table-cell>
          <table:table-cell table:style-name="ce127" office:value-type="string" calcext:value-type="string">
            <text:p>Warrex</text:p>
          </table:table-cell>
          <table:table-cell table:style-name="ce127" office:value-type="string" calcext:value-type="string">
            <text:p>waciej</text:p>
          </table:table-cell>
          <table:table-cell table:style-name="ce127" office:value-type="string" calcext:value-type="string">
            <text:p>JuanchoES</text:p>
          </table:table-cell>
          <table:table-cell table:style-name="ce127" office:value-type="string" calcext:value-type="string">
            <text:p>E.M.</text:p>
          </table:table-cell>
          <table:table-cell table:style-name="ce127" office:value-type="string" calcext:value-type="string">
            <text:p>Horus</text:p>
          </table:table-cell>
          <table:table-cell table:style-name="ce127" office:value-type="string" calcext:value-type="string">
            <text:p>Snikle</text:p>
          </table:table-cell>
          <table:table-cell table:style-name="ce127" office:value-type="string" calcext:value-type="string">
            <text:p>Demion</text:p>
          </table:table-cell>
          <table:table-cell table:style-name="ce62" table:number-columns-repeated="882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I4:.AMJ4])" office:value-type="float" office:value="331" calcext:value-type="float">
            <text:p>331</text:p>
          </table:table-cell>
          <table:table-cell office:value-type="string" calcext:value-type="string">
            <text:p>Scythe 2</text:p>
          </table:table-cell>
          <table:table-cell office:value-type="string" calcext:value-type="string">
            <text:p><text:a xlink:href="https://www.doomworld.com/idgames/levels/doom2/Ports/megawads/scythe2" xlink:type="simple">https://www.doomworld.com/idgames/levels/doom2/Ports/megawads/scythe2</text:a></text:p>
          </table:table-cell>
          <table:table-cell office:value-type="float" office:value="2005" calcext:value-type="float">
            <text:p>2005</text:p>
          </table:table-cell>
          <table:table-cell table:style-name="ce10" table:number-matrix-columns-spanned="1" table:number-matrix-rows-spanned="1" table:formula="of:=COM.MICROSOFT.TEXTJOIN(&quot;, &quot;; 1; IF(ISBLANK([.I4:.AMJ4]); &quot;&quot;; [.I$2:.AMJ$2] &amp; &quot;: &quot; &amp; [.I4:.AMJ4]))" office:value-type="string" office:string-value="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, Pierrot: 8, DoomDork: 10, Deflektor: 6, Marn: 5, JuanchoES: 8, E.M.: 5, Horus: 7, Demion: 1" calcext:value-type="string">
            <text:p>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, Pierrot: 8, DoomDork: 10, Deflektor: 6, Marn: 5, JuanchoES: 8, E.M.: 5, Horus: 7, Demion: 1</text:p>
          </table:table-cell>
          <table:table-cell table:style-name="ce11" table:formula="of:=SUMPRODUCT(NOT(ISBLANK([.I4:.AMJ4])))"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5"/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2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I5:.AMJ5])" office:value-type="float" office:value="325" calcext:value-type="float">
            <text:p>325</text:p>
          </table:table-cell>
          <table:table-cell office:value-type="string" calcext:value-type="string">
            <text:p>Ancient Aliens</text:p>
          </table:table-cell>
          <table:table-cell office:value-type="string" calcext:value-type="string">
            <text:p><text:a xlink:href="https://www.doomworld.com/idgames/levels/doom2/Ports/megawads/aaliens" xlink:type="simple">https://www.doomworld.com/idgames/levels/doom2/Ports/megawads/aaliens</text:a></text:p>
          </table:table-cell>
          <table:table-cell office:value-type="float" office:value="2016" calcext:value-type="float">
            <text:p>2016</text:p>
          </table:table-cell>
          <table:table-cell table:style-name="ce10" table:number-matrix-columns-spanned="1" table:number-matrix-rows-spanned="1" table:formula="of:=COM.MICROSOFT.TEXTJOIN(&quot;, &quot;; 1; IF(ISBLANK([.I5:.AMJ5]); &quot;&quot;; [.I$2:.AMJ$2] &amp; &quot;: &quot; &amp; [.I5:.AMJ5]))" office:value-type="string" office:string-value="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, Deadwing: 2, Hansen79: 5, smeghammer: 3, DoomDork: 9, &lt;&lt;Rewind: 10, Deflektor: 5, DooM Bear: 8, JuanchoES: 5, Horus: 10, Snikle: 2, Demion: 10" calcext:value-type="string">
            <text:p>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, Deadwing: 2, Hansen79: 5, smeghammer: 3, DoomDork: 9, &lt;&lt;Rewind: 10, Deflektor: 5, DooM Bear: 8, JuanchoES: 5, Horus: 10, Snikle: 2, Demion: 10</text:p>
          </table:table-cell>
          <table:table-cell table:style-name="ce11" table:formula="of:=SUMPRODUCT(NOT(ISBLANK([.I5:.AMJ5])))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882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I6:.AMJ6])" office:value-type="float" office:value="312" calcext:value-type="float">
            <text:p>312</text:p>
          </table:table-cell>
          <table:table-cell office:value-type="string" calcext:value-type="string">
            <text:p>Alien Vendetta</text:p>
          </table:table-cell>
          <table:table-cell office:value-type="string" calcext:value-type="string">
            <text:p><text:a xlink:href="https://www.doomworld.com/idgames/levels/doom2/megawads/av" xlink:type="simple">https://www.doomworld.com/idgames/levels/doom2/megawads/av</text:a></text:p>
          </table:table-cell>
          <table:table-cell office:value-type="float" office:value="2002" calcext:value-type="float">
            <text:p>2002</text:p>
          </table:table-cell>
          <table:table-cell table:style-name="ce10" table:number-matrix-columns-spanned="1" table:number-matrix-rows-spanned="1" table:formula="of:=COM.MICROSOFT.TEXTJOIN(&quot;, &quot;; 1; IF(ISBLANK([.I6:.AMJ6]); &quot;&quot;; [.I$2:.AMJ$2] &amp; &quot;: &quot; &amp; [.I6:.AMJ6]))" office:value-type="string" office:string-value="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" calcext:value-type="string">
            <text:p>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</text:p>
          </table:table-cell>
          <table:table-cell table:style-name="ce11" table:formula="of:=SUMPRODUCT(NOT(ISBLANK([.I6:.AMJ6])))"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884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I7:.AMJ7])" office:value-type="float" office:value="309" calcext:value-type="float">
            <text:p>309</text:p>
          </table:table-cell>
          <table:table-cell office:value-type="string" calcext:value-type="string">
            <text:p>Valiant</text:p>
          </table:table-cell>
          <table:table-cell office:value-type="string" calcext:value-type="string">
            <text:p><text:a xlink:href="https://www.doomworld.com/idgames/levels/doom2/Ports/megawads/valiant" xlink:type="simple">https://www.doomworld.com/idgames/levels/doom2/Ports/megawads/valiant</text:a></text:p>
          </table:table-cell>
          <table:table-cell office:value-type="float" office:value="2015" calcext:value-type="float">
            <text:p>2015</text:p>
          </table:table-cell>
          <table:table-cell table:style-name="ce10" table:number-matrix-columns-spanned="1" table:number-matrix-rows-spanned="1" table:formula="of:=COM.MICROSOFT.TEXTJOIN(&quot;, &quot;; 1; IF(ISBLANK([.I7:.AMJ7]); &quot;&quot;; [.I$2:.AMJ$2] &amp; &quot;: &quot; &amp; [.I7:.AMJ7]))" office:value-type="string" office:string-value="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, Hansen79: 5, DoomDork: 6, Deflektor: 6, Marn: 5, DooM Bear: 6, ASaltShaker: 3, Warrex: 7, waciej: 3, JuanchoES: 4, Horus: 10, Snikle: 7, Demion: 4" calcext:value-type="string">
            <text:p>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, Hansen79: 5, DoomDork: 6, Deflektor: 6, Marn: 5, DooM Bear: 6, ASaltShaker: 3, Warrex: 7, waciej: 3, JuanchoES: 4, Horus: 10, Snikle: 7, Demion: 4</text:p>
          </table:table-cell>
          <table:table-cell table:style-name="ce11" table:formula="of:=SUMPRODUCT(NOT(ISBLANK([.I7:.AMJ7])))" office:value-type="float" office:value="48" calcext:value-type="float">
            <text:p>4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882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I8:.AMJ8])" office:value-type="float" office:value="307" calcext:value-type="float">
            <text:p>307</text:p>
          </table:table-cell>
          <table:table-cell office:value-type="string" calcext:value-type="string">
            <text:p>Scythe</text:p>
          </table:table-cell>
          <table:table-cell office:value-type="string" calcext:value-type="string">
            <text:p><text:a xlink:href="https://www.doomworld.com/idgames/levels/doom2/megawads/scythe" xlink:type="simple">https://www.doomworld.com/idgames/levels/doom2/megawads/scythe</text:a></text:p>
          </table:table-cell>
          <table:table-cell office:value-type="float" office:value="2003" calcext:value-type="float">
            <text:p>2003</text:p>
          </table:table-cell>
          <table:table-cell table:style-name="ce10" table:number-matrix-columns-spanned="1" table:number-matrix-rows-spanned="1" table:formula="of:=COM.MICROSOFT.TEXTJOIN(&quot;, &quot;; 1; IF(ISBLANK([.I8:.AMJ8]); &quot;&quot;; [.I$2:.AMJ$2] &amp; &quot;: &quot; &amp; [.I8:.AMJ8]))" office:value-type="string" office:string-value="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" calcext:value-type="string">
            <text:p>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</text:p>
          </table:table-cell>
          <table:table-cell table:style-name="ce11" table:formula="of:=SUMPRODUCT(NOT(ISBLANK([.I8:.AMJ8])))"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82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I9:.AMJ9])" office:value-type="float" office:value="246" calcext:value-type="float">
            <text:p>246</text:p>
          </table:table-cell>
          <table:table-cell office:value-type="string" calcext:value-type="string">
            <text:p>Back to Saturn X E1: Get Out of My Stations</text:p>
          </table:table-cell>
          <table:table-cell office:value-type="string" calcext:value-type="string">
            <text:p><text:a xlink:href="https://www.doomworld.com/idgames/levels/doom2/megawads/btsx_e1" xlink:type="simple">https://www.doomworld.com/idgames/levels/doom2/megawads/btsx_e1</text:a></text:p>
          </table:table-cell>
          <table:table-cell office:value-type="float" office:value="2012" calcext:value-type="float">
            <text:p>2012</text:p>
          </table:table-cell>
          <table:table-cell table:style-name="ce10" table:number-matrix-columns-spanned="1" table:number-matrix-rows-spanned="1" table:formula="of:=COM.MICROSOFT.TEXTJOIN(&quot;, &quot;; 1; IF(ISBLANK([.I9:.AMJ9]); &quot;&quot;; [.I$2:.AMJ$2] &amp; &quot;: &quot; &amp; [.I9:.AMJ9]))" office:value-type="string" office:string-value="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" calcext:value-type="string">
            <text:p>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</text:p>
          </table:table-cell>
          <table:table-cell table:style-name="ce11" table:formula="of:=SUMPRODUCT(NOT(ISBLANK([.I9:.AMJ9])))" office:value-type="float" office:value="45" calcext:value-type="float">
            <text:p>4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882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I10:.AMJ10])" office:value-type="float" office:value="241" calcext:value-type="float">
            <text:p>241</text:p>
          </table:table-cell>
          <table:table-cell office:value-type="string" calcext:value-type="string">
            <text:p>Sunlust</text:p>
          </table:table-cell>
          <table:table-cell office:value-type="string" calcext:value-type="string">
            <text:p><text:a xlink:href="https://www.doomworld.com/idgames/levels/doom2/Ports/megawads/sunlust" xlink:type="simple">https://www.doomworld.com/idgames/levels/doom2/Ports/megawads/sunlust</text:a></text:p>
          </table:table-cell>
          <table:table-cell office:value-type="float" office:value="2015" calcext:value-type="float">
            <text:p>2015</text:p>
          </table:table-cell>
          <table:table-cell table:style-name="ce10" table:number-matrix-columns-spanned="1" table:number-matrix-rows-spanned="1" table:formula="of:=COM.MICROSOFT.TEXTJOIN(&quot;, &quot;; 1; IF(ISBLANK([.I10:.AMJ10]); &quot;&quot;; [.I$2:.AMJ$2] &amp; &quot;: &quot; &amp; [.I10:.AMJ10]))" office:value-type="string" office:string-value="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, Hansen79: 5, &lt;&lt;Rewind: 6, Warrex: 5, waciej: 1, JuanchoES: 7, Snikle: 10, Demion: 7" calcext:value-type="string">
            <text:p>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, Hansen79: 5, &lt;&lt;Rewind: 6, Warrex: 5, waciej: 1, JuanchoES: 7, Snikle: 10, Demion: 7</text:p>
          </table:table-cell>
          <table:table-cell table:style-name="ce11" table:formula="of:=SUMPRODUCT(NOT(ISBLANK([.I10:.AMJ10])))" office:value-type="float" office:value="43" calcext:value-type="float">
            <text:p>4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882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I11:.AMJ11])" office:value-type="float" office:value="169" calcext:value-type="float">
            <text:p>169</text:p>
          </table:table-cell>
          <table:table-cell office:value-type="string" calcext:value-type="string">
            <text:p>Plutonia 2</text:p>
          </table:table-cell>
          <table:table-cell office:value-type="string" calcext:value-type="string">
            <text:p><text:a xlink:href="https://www.doomworld.com/idgames/levels/doom2/megawads/pl2" xlink:type="simple">https://www.doomworld.com/idgames/levels/doom2/megawads/pl2</text:a></text:p>
          </table:table-cell>
          <table:table-cell office:value-type="float" office:value="2008" calcext:value-type="float">
            <text:p>2008</text:p>
          </table:table-cell>
          <table:table-cell table:style-name="ce10" table:number-matrix-columns-spanned="1" table:number-matrix-rows-spanned="1" table:formula="of:=COM.MICROSOFT.TEXTJOIN(&quot;, &quot;; 1; IF(ISBLANK([.I11:.AMJ11]); &quot;&quot;; [.I$2:.AMJ$2] &amp; &quot;: &quot; &amp; [.I11:.AMJ11]))" office:value-type="string" office:string-value="Archvile Hunter: 5, Mr. Freeze: 6, Spectre01: 5, Spectra: 2, Malrionn: 2, Ed: 5, antares031: 6, Forli: 5, justsomemusicguy: 5, darkreaver: 7, Talvi: 3, Paul977: 10, bLOCKbOYgAMES: 5, Greyenko: 5, valkiriforce: 2, soner du: 5, SGS Man: 2, Grain of Salt: 6, tmorrow: 2, Odal: 9, Archie550: 8, Ziad EL Zein: 5, CinnamonKilljoy: 1, termrork: 5, Red-XIII: 10, joepallai: 1, DJVCardMaster: 9, Scorpius: 10, SilverMiner: 8, Deadwing: 1, Pierrot: 7, Deflektor: 2, Warrex: 2, JuanchoES: 3" calcext:value-type="string">
            <text:p>Archvile Hunter: 5, Mr. Freeze: 6, Spectre01: 5, Spectra: 2, Malrionn: 2, Ed: 5, antares031: 6, Forli: 5, justsomemusicguy: 5, darkreaver: 7, Talvi: 3, Paul977: 10, bLOCKbOYgAMES: 5, Greyenko: 5, valkiriforce: 2, soner du: 5, SGS Man: 2, Grain of Salt: 6, tmorrow: 2, Odal: 9, Archie550: 8, Ziad EL Zein: 5, CinnamonKilljoy: 1, termrork: 5, Red-XIII: 10, joepallai: 1, DJVCardMaster: 9, Scorpius: 10, SilverMiner: 8, Deadwing: 1, Pierrot: 7, Deflektor: 2, Warrex: 2, JuanchoES: 3</text:p>
          </table:table-cell>
          <table:table-cell table:style-name="ce11" table:formula="of:=SUMPRODUCT(NOT(ISBLANK([.I11:.AMJ11])))" office:value-type="float" office:value="34" calcext:value-type="float">
            <text:p>34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86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I12:.AMJ12])" office:value-type="float" office:value="160" calcext:value-type="float">
            <text:p>160</text:p>
          </table:table-cell>
          <table:table-cell office:value-type="string" calcext:value-type="string">
            <text:p>Eviternity</text:p>
          </table:table-cell>
          <table:table-cell office:value-type="string" calcext:value-type="string">
            <text:p><text:a xlink:href="https://www.doomworld.com/forum/topic/103425-final-release-eviternity/" xlink:type="simple">https://www.doomworld.com/forum/topic/103425-final-release-eviternity/</text:a></text:p>
          </table:table-cell>
          <table:table-cell office:value-type="float" office:value="2018" calcext:value-type="float">
            <text:p>2018</text:p>
          </table:table-cell>
          <table:table-cell table:style-name="ce10" table:number-matrix-columns-spanned="1" table:number-matrix-rows-spanned="1" table:formula="of:=COM.MICROSOFT.TEXTJOIN(&quot;, &quot;; 1; IF(ISBLANK([.I12:.AMJ12]); &quot;&quot;; [.I$2:.AMJ$2] &amp; &quot;: &quot; &amp; [.I12:.AMJ12]))" office:value-type="string" office:string-value="JudgeDeadd: 4, Woolie Wool: 9, ReaperAA: 10, pcorf: 6, Gaia74: 7, Polri: 5, Tartlman: 8, Worm318: 8, Makedounia: 7, I_Punch_Demons: 8, Deadwing: 8, Hansen79: 5, Endless: 8, &lt;&lt;Rewind: 6, Deflektor: 5, DooM Bear: 10, ASaltShaker: 5, JuanchoES: 9, E.M.: 5, Horus: 10, Snikle: 9, Demion: 8" calcext:value-type="string">
            <text:p>JudgeDeadd: 4, Woolie Wool: 9, ReaperAA: 10, pcorf: 6, Gaia74: 7, Polri: 5, Tartlman: 8, Worm318: 8, Makedounia: 7, I_Punch_Demons: 8, Deadwing: 8, Hansen79: 5, Endless: 8, &lt;&lt;Rewind: 6, Deflektor: 5, DooM Bear: 10, ASaltShaker: 5, JuanchoES: 9, E.M.: 5, Horus: 10, Snikle: 9, Demion: 8</text:p>
          </table:table-cell>
          <table:table-cell table:style-name="ce11" table:formula="of:=SUMPRODUCT(NOT(ISBLANK([.I12:.AMJ12])))" office:value-type="float" office:value="22" calcext:value-type="float">
            <text:p>22</text:p>
          </table:table-cell>
          <table:table-cell table:number-columns-repeated="37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9" calcext:value-type="float">
            <text:p>9</text:p>
          </table:table-cell>
          <table:table-cell table:number-columns-repeated="3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882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I13:.AMJ13])" office:value-type="float" office:value="138" calcext:value-type="float">
            <text:p>138</text:p>
          </table:table-cell>
          <table:table-cell office:value-type="string" calcext:value-type="string">
            <text:p>Going Down</text:p>
          </table:table-cell>
          <table:table-cell office:value-type="string" calcext:value-type="string">
            <text:p><text:a xlink:href="https://www.doomworld.com/idgames/levels/doom2/Ports/megawads/gd" xlink:type="simple">https://www.doomworld.com/idgames/levels/doom2/Ports/megawads/gd</text:a></text:p>
          </table:table-cell>
          <table:table-cell office:value-type="float" office:value="2014" calcext:value-type="float">
            <text:p>2014</text:p>
          </table:table-cell>
          <table:table-cell table:style-name="ce10" table:number-matrix-columns-spanned="1" table:number-matrix-rows-spanned="1" table:formula="of:=COM.MICROSOFT.TEXTJOIN(&quot;, &quot;; 1; IF(ISBLANK([.I13:.AMJ13]); &quot;&quot;; [.I$2:.AMJ$2] &amp; &quot;: &quot; &amp; [.I13:.AMJ13]))" office:value-type="string" office:string-value="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Hansen79: 5, DoomDork: 5, Snikle: 8, Demion: 6" calcext:value-type="string">
            <text:p>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Hansen79: 5, DoomDork: 5, Snikle: 8, Demion: 6</text:p>
          </table:table-cell>
          <table:table-cell table:style-name="ce11" table:formula="of:=SUMPRODUCT(NOT(ISBLANK([.I13:.AMJ13])))" office:value-type="float" office:value="27" calcext:value-type="float">
            <text:p>2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882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I14:.AMJ14])" office:value-type="float" office:value="128" calcext:value-type="float">
            <text:p>128</text:p>
          </table:table-cell>
          <table:table-cell office:value-type="string" calcext:value-type="string">
            <text:p>Hell Revealed</text:p>
          </table:table-cell>
          <table:table-cell office:value-type="string" calcext:value-type="string">
            <text:p><text:a xlink:href="https://www.doomworld.com/idgames/themes/hr/hr" xlink:type="simple">https://www.doomworld.com/idgames/themes/hr/hr</text:a></text:p>
          </table:table-cell>
          <table:table-cell office:value-type="float" office:value="1997" calcext:value-type="float">
            <text:p>1997</text:p>
          </table:table-cell>
          <table:table-cell table:style-name="ce10" table:number-matrix-columns-spanned="1" table:number-matrix-rows-spanned="1" table:formula="of:=COM.MICROSOFT.TEXTJOIN(&quot;, &quot;; 1; IF(ISBLANK([.I14:.AMJ14]); &quot;&quot;; [.I$2:.AMJ$2] &amp; &quot;: &quot; &amp; [.I14:.AMJ14]))" office:value-type="string" office:string-value="Cynical: 9, Mr. Freeze: 10, antares031: 1, Grazza: 10, roadworx: 7, WH-Wilou84: 4, fveitsi: 5, T-Rex: 9, bonnie: 1, Altima: 10, NaZa: 8, Squadallah: 3, tmorrow: 4, Budoka: 2, TheMightyHeracross: 3, maxmanium: 4, Red-XIII: 5, Nazgul9: 2, Scorpius: 3, DooM Bear: 4, ASaltShaker: 10, waciej: 7, E.M.: 5, Horus: 2" calcext:value-type="string">
            <text:p>Cynical: 9, Mr. Freeze: 10, antares031: 1, Grazza: 10, roadworx: 7, WH-Wilou84: 4, fveitsi: 5, T-Rex: 9, bonnie: 1, Altima: 10, NaZa: 8, Squadallah: 3, tmorrow: 4, Budoka: 2, TheMightyHeracross: 3, maxmanium: 4, Red-XIII: 5, Nazgul9: 2, Scorpius: 3, DooM Bear: 4, ASaltShaker: 10, waciej: 7, E.M.: 5, Horus: 2</text:p>
          </table:table-cell>
          <table:table-cell table:style-name="ce11" table:formula="of:=SUMPRODUCT(NOT(ISBLANK([.I14:.AMJ14])))" office:value-type="float" office:value="24" calcext:value-type="float">
            <text:p>2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884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I15:.AMJ15])" office:value-type="float" office:value="114" calcext:value-type="float">
            <text:p>114</text:p>
          </table:table-cell>
          <table:table-cell office:value-type="string" calcext:value-type="string">
            <text:p>Sunder</text:p>
          </table:table-cell>
          <table:table-cell office:value-type="string" calcext:value-type="string">
            <text:p><text:a xlink:href="https://www.doomworld.com/forum/topic/46002-sunder-updated-with-new-maps-huzzah/" xlink:type="simple">https://www.doomworld.com/forum/topic/46002-sunder-updated-with-new-maps-huzzah/</text:a></text:p>
          </table:table-cell>
          <table:table-cell office:value-type="float" office:value="2009" calcext:value-type="float">
            <text:p>2009</text:p>
          </table:table-cell>
          <table:table-cell table:style-name="ce10" table:number-matrix-columns-spanned="1" table:number-matrix-rows-spanned="1" table:formula="of:=COM.MICROSOFT.TEXTJOIN(&quot;, &quot;; 1; IF(ISBLANK([.I15:.AMJ15]); &quot;&quot;; [.I$2:.AMJ$2] &amp; &quot;: &quot; &amp; [.I15:.AMJ15]))" office:value-type="string" office:string-value="Nine Inch Heels: 9, HyperLuke: 3, Ed: 5, Forli: 2, WH-Wilou84: 3, Nate River: 6, Talvi: 4, Outrageous Videos: 10, GarrettChan: 8, Soundblock: 10, Lazorinc: 4, SGS Man: 1, bemused: 10, Nirvana: 8, Archie550: 10, Gaia74: 6, Nazgul9: 9, &lt;&lt;Rewind: 6" calcext:value-type="string">
            <text:p>Nine Inch Heels: 9, HyperLuke: 3, Ed: 5, Forli: 2, WH-Wilou84: 3, Nate River: 6, Talvi: 4, Outrageous Videos: 10, GarrettChan: 8, Soundblock: 10, Lazorinc: 4, SGS Man: 1, bemused: 10, Nirvana: 8, Archie550: 10, Gaia74: 6, Nazgul9: 9, &lt;&lt;Rewind: 6</text:p>
          </table:table-cell>
          <table:table-cell table:style-name="ce11" table:formula="of:=SUMPRODUCT(NOT(ISBLANK([.I15:.AMJ15])))" office:value-type="float" office:value="18" calcext:value-type="float">
            <text:p>1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893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I16:.AMJ16])" office:value-type="float" office:value="111" calcext:value-type="float">
            <text:p>111</text:p>
          </table:table-cell>
          <table:table-cell office:value-type="string" calcext:value-type="string">
            <text:p>Memento Mori</text:p>
          </table:table-cell>
          <table:table-cell office:value-type="string" calcext:value-type="string">
            <text:p><text:a xlink:href="https://www.doomworld.com/idgames/themes/mm/mm_allup" xlink:type="simple">https://www.doomworld.com/idgames/themes/mm/mm_allup</text:a></text:p>
          </table:table-cell>
          <table:table-cell office:value-type="float" office:value="1995" calcext:value-type="float">
            <text:p>1995</text:p>
          </table:table-cell>
          <table:table-cell table:style-name="ce10" table:number-matrix-columns-spanned="1" table:number-matrix-rows-spanned="1" table:formula="of:=COM.MICROSOFT.TEXTJOIN(&quot;, &quot;; 1; IF(ISBLANK([.I16:.AMJ16]); &quot;&quot;; [.I$2:.AMJ$2] &amp; &quot;: &quot; &amp; [.I16:.AMJ16]))" office:value-type="string" office:string-value="42PercentHealth: 4, Doomkid: 10, Chamelenoel: 9, Vorpal: 5, roadworx: 10, justsomemusicguy: 1, T-Rex: 2, StoneMason: 5, Soundblock: 4, valkiriforce: 10, Altima: 1, NaZa: 10, Poncho: 4, tmorrow: 2, Odal: 8, Red-XIII: 5, joepallai: 2, DJVCardMaster: 8, Scorpius: 5, Endless: 1, E.M.: 5" calcext:value-type="string">
            <text:p>42PercentHealth: 4, Doomkid: 10, Chamelenoel: 9, Vorpal: 5, roadworx: 10, justsomemusicguy: 1, T-Rex: 2, StoneMason: 5, Soundblock: 4, valkiriforce: 10, Altima: 1, NaZa: 10, Poncho: 4, tmorrow: 2, Odal: 8, Red-XIII: 5, joepallai: 2, DJVCardMaster: 8, Scorpius: 5, Endless: 1, E.M.: 5</text:p>
          </table:table-cell>
          <table:table-cell table:style-name="ce11" table:formula="of:=SUMPRODUCT(NOT(ISBLANK([.I16:.AMJ16])))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I17:.AMJ17])" office:value-type="float" office:value="106" calcext:value-type="float">
            <text:p>106</text:p>
          </table:table-cell>
          <table:table-cell office:value-type="string" calcext:value-type="string">
            <text:p>Hell Revealed II</text:p>
          </table:table-cell>
          <table:table-cell office:value-type="string" calcext:value-type="string">
            <text:p><text:a xlink:href="https://www.doomworld.com/idgames/themes/hr/hr2final" xlink:type="simple">https://www.doomworld.com/idgames/themes/hr/hr2final</text:a></text:p>
          </table:table-cell>
          <table:table-cell office:value-type="float" office:value="2003" calcext:value-type="float">
            <text:p>2003</text:p>
          </table:table-cell>
          <table:table-cell table:style-name="ce10" table:number-matrix-columns-spanned="1" table:number-matrix-rows-spanned="1" table:formula="of:=COM.MICROSOFT.TEXTJOIN(&quot;, &quot;; 1; IF(ISBLANK([.I17:.AMJ17]); &quot;&quot;; [.I$2:.AMJ$2] &amp; &quot;: &quot; &amp; [.I17:.AMJ17]))" office:value-type="string" office:string-value="42PercentHealth: 7, Mr. Freeze: 1, NuMetalManiak: 1, WH-Wilou84: 5, fveitsi: 5, justsomemusicguy: 2, darkreaver: 6, Roofi: 3, Outrageous Videos: 7, bLOCKbOYgAMES: 7, Greyenko: 6, Philnemba: 4, Altima: 3, Lazorinc: 2, Squadallah: 2, tchkb: 7, maxmanium: 6, Nazgul9: 8, DOEL: 8, DooM Bear: 5, waciej: 9, JuanchoES: 2" calcext:value-type="string">
            <text:p>42PercentHealth: 7, Mr. Freeze: 1, NuMetalManiak: 1, WH-Wilou84: 5, fveitsi: 5, justsomemusicguy: 2, darkreaver: 6, Roofi: 3, Outrageous Videos: 7, bLOCKbOYgAMES: 7, Greyenko: 6, Philnemba: 4, Altima: 3, Lazorinc: 2, Squadallah: 2, tchkb: 7, maxmanium: 6, Nazgul9: 8, DOEL: 8, DooM Bear: 5, waciej: 9, JuanchoES: 2</text:p>
          </table:table-cell>
          <table:table-cell table:style-name="ce11" table:formula="of:=SUMPRODUCT(NOT(ISBLANK([.I17:.AMJ17])))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886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I18:.AMJ18])" office:value-type="float" office:value="88" calcext:value-type="float">
            <text:p>88</text:p>
          </table:table-cell>
          <table:table-cell office:value-type="string" calcext:value-type="string">
            <text:p>Resurgence</text:p>
          </table:table-cell>
          <table:table-cell office:value-type="string" calcext:value-type="string">
            <text:p><text:a xlink:href="https://www.doomworld.com/idgames/levels/doom2/Ports/megawads/resurge" xlink:type="simple">https://www.doomworld.com/idgames/levels/doom2/Ports/megawads/resurge</text:a></text:p>
          </table:table-cell>
          <table:table-cell office:value-type="float" office:value="2014" calcext:value-type="float">
            <text:p>2014</text:p>
          </table:table-cell>
          <table:table-cell table:style-name="ce10" table:number-matrix-columns-spanned="1" table:number-matrix-rows-spanned="1" table:formula="of:=COM.MICROSOFT.TEXTJOIN(&quot;, &quot;; 1; IF(ISBLANK([.I18:.AMJ18]); &quot;&quot;; [.I$2:.AMJ$2] &amp; &quot;: &quot; &amp; [.I18:.AMJ18]))" office:value-type="string" office:string-value="42PercentHealth: 9, Not Jabba: 6, Cynical: 4, Archvile Hunter: 5, Spectre01: 1, fveitsi: 5, JudgeDeadd: 2, darkreaver: 2, Talvi: 2, StoneMason: 5, GarrettChan: 3, Bryan T: 4, NoisyVelvet: 10, tmorrow: 2, Budoka: 8, Nazgul9: 8, SilverMiner: 5, DoomDork: 7" calcext:value-type="string">
            <text:p>42PercentHealth: 9, Not Jabba: 6, Cynical: 4, Archvile Hunter: 5, Spectre01: 1, fveitsi: 5, JudgeDeadd: 2, darkreaver: 2, Talvi: 2, StoneMason: 5, GarrettChan: 3, Bryan T: 4, NoisyVelvet: 10, tmorrow: 2, Budoka: 8, Nazgul9: 8, SilverMiner: 5, DoomDork: 7</text:p>
          </table:table-cell>
          <table:table-cell table:style-name="ce11" table:formula="of:=SUMPRODUCT(NOT(ISBLANK([.I18:.AMJ18])))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896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I19:.AMJ19])" office:value-type="float" office:value="87" calcext:value-type="float">
            <text:p>87</text:p>
          </table:table-cell>
          <table:table-cell office:value-type="string" calcext:value-type="string">
            <text:p>Speed of Doom</text:p>
          </table:table-cell>
          <table:table-cell office:value-type="string" calcext:value-type="string">
            <text:p><text:a xlink:href="https://www.doomworld.com/idgames/levels/doom2/Ports/megawads/sodfinal" xlink:type="simple">https://www.doomworld.com/idgames/levels/doom2/Ports/megawads/sodfinal</text:a></text:p>
          </table:table-cell>
          <table:table-cell office:value-type="float" office:value="2010" calcext:value-type="float">
            <text:p>2010</text:p>
          </table:table-cell>
          <table:table-cell table:style-name="ce10" table:number-matrix-columns-spanned="1" table:number-matrix-rows-spanned="1" table:formula="of:=COM.MICROSOFT.TEXTJOIN(&quot;, &quot;; 1; IF(ISBLANK([.I19:.AMJ19]); &quot;&quot;; [.I$2:.AMJ$2] &amp; &quot;: &quot; &amp; [.I19:.AMJ19]))" office:value-type="string" office:string-value="Not Jabba: 2, Archvile Hunter: 5, WH-Wilou84: 5, darkreaver: 8, Outrageous Videos: 6, StoneMason: 5, Grain of Salt: 4, bemused: 5, Squadallah: 6, tmorrow: 3, Budoka: 6, Ziad EL Zein: 5, Polri: 4, Nazgul9: 8, Makedounia: 1, DOEL: 5, Pierrot: 9" calcext:value-type="string">
            <text:p>Not Jabba: 2, Archvile Hunter: 5, WH-Wilou84: 5, darkreaver: 8, Outrageous Videos: 6, StoneMason: 5, Grain of Salt: 4, bemused: 5, Squadallah: 6, tmorrow: 3, Budoka: 6, Ziad EL Zein: 5, Polri: 4, Nazgul9: 8, Makedounia: 1, DOEL: 5, Pierrot: 9</text:p>
          </table:table-cell>
          <table:table-cell table:style-name="ce11" table:formula="of:=SUMPRODUCT(NOT(ISBLANK([.I19:.AMJ19])))" office:value-type="float" office:value="17" calcext:value-type="float">
            <text:p>1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899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I20:.AMJ20])" office:value-type="float" office:value="83" calcext:value-type="float">
            <text:p>83</text:p>
          </table:table-cell>
          <table:table-cell office:value-type="string" calcext:value-type="string">
            <text:p>Kama Sutra</text:p>
          </table:table-cell>
          <table:table-cell office:value-type="string" calcext:value-type="string">
            <text:p><text:a xlink:href="https://www.doomworld.com/idgames/levels/doom2/megawads/ksutra" xlink:type="simple">https://www.doomworld.com/idgames/levels/doom2/megawads/ksutra</text:a></text:p>
          </table:table-cell>
          <table:table-cell office:value-type="float" office:value="2005" calcext:value-type="float">
            <text:p>2005</text:p>
          </table:table-cell>
          <table:table-cell table:style-name="ce10" table:number-matrix-columns-spanned="1" table:number-matrix-rows-spanned="1" table:formula="of:=COM.MICROSOFT.TEXTJOIN(&quot;, &quot;; 1; IF(ISBLANK([.I20:.AMJ20]); &quot;&quot;; [.I$2:.AMJ$2] &amp; &quot;: &quot; &amp; [.I20:.AMJ20]))" office:value-type="string" office:string-value="Grazza: 7, fveitsi: 5, T-Rex: 5, Roofi: 4, StoneMason: 5, Philnemba: 7, Grain of Salt: 6, tmorrow: 3, purist: 5, Scorpius: 7, eharper256: 4, SilverMiner: 2, Pierrot: 10, smeghammer: 5, P41R47: 8" calcext:value-type="string">
            <text:p>Grazza: 7, fveitsi: 5, T-Rex: 5, Roofi: 4, StoneMason: 5, Philnemba: 7, Grain of Salt: 6, tmorrow: 3, purist: 5, Scorpius: 7, eharper256: 4, SilverMiner: 2, Pierrot: 10, smeghammer: 5, P41R47: 8</text:p>
          </table:table-cell>
          <table:table-cell table:style-name="ce11" table:formula="of:=SUMPRODUCT(NOT(ISBLANK([.I20:.AMJ20])))" office:value-type="float" office:value="15" calcext:value-type="float">
            <text:p>15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95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I21:.AMJ21])" office:value-type="float" office:value="78" calcext:value-type="float">
            <text:p>78</text:p>
          </table:table-cell>
          <table:table-cell office:value-type="string" calcext:value-type="string">
            <text:p>Back to Saturn X E2: Tower in the Fountain of Sparks</text:p>
          </table:table-cell>
          <table:table-cell office:value-type="string" calcext:value-type="string">
            <text:p><text:a xlink:href="https://www.doomworld.com/forum/topic/69960-back-to-saturn-x-episode-2-public-beta-2-critical-map15-fixes-included/" xlink:type="simple">https://www.doomworld.com/forum/topic/69960-back-to-saturn-x-episode-2-public-beta-2-critical-map15-fixes-included/</text:a></text:p>
          </table:table-cell>
          <table:table-cell office:value-type="float" office:value="2014" calcext:value-type="float">
            <text:p>2014</text:p>
          </table:table-cell>
          <table:table-cell table:style-name="ce10" table:number-matrix-columns-spanned="1" table:number-matrix-rows-spanned="1" table:formula="of:=COM.MICROSOFT.TEXTJOIN(&quot;, &quot;; 1; IF(ISBLANK([.I21:.AMJ21]); &quot;&quot;; [.I$2:.AMJ$2] &amp; &quot;: &quot; &amp; [.I21:.AMJ21]))" office:value-type="string" office:string-value="Malrionn: 6, JudgeDeadd: 3, Talvi: 4, StoneMason: 10, Woolie Wool: 10, dylux: 10, m8f: 10, Polri: 5, Ivory Duke: 2, rdwpa: 4, Hansen79: 5, &lt;&lt;Rewind: 4, Marn: 5" calcext:value-type="string">
            <text:p>Malrionn: 6, JudgeDeadd: 3, Talvi: 4, StoneMason: 10, Woolie Wool: 10, dylux: 10, m8f: 10, Polri: 5, Ivory Duke: 2, rdwpa: 4, Hansen79: 5, &lt;&lt;Rewind: 4, Marn: 5</text:p>
          </table:table-cell>
          <table:table-cell table:style-name="ce11" table:formula="of:=SUMPRODUCT(NOT(ISBLANK([.I21:.AMJ21])))" office:value-type="float" office:value="13" calcext:value-type="float">
            <text:p>13</text:p>
          </table:table-cell>
          <table:table-cell table:number-columns-repeated="18"/>
          <table:table-cell office:value-type="float" office:value="6" calcext:value-type="float">
            <text:p>6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91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8" calcext:value-type="float">
            <text:p>18</text:p>
          </table:table-cell>
          <table:table-cell table:formula="of:=SUM([.I22:.AMJ22])" office:value-type="float" office:value="78" calcext:value-type="float">
            <text:p>78</text:p>
          </table:table-cell>
          <table:table-cell office:value-type="string" calcext:value-type="string">
            <text:p>Memento Mori 2</text:p>
          </table:table-cell>
          <table:table-cell office:value-type="string" calcext:value-type="string">
            <text:p><text:a xlink:href="https://www.doomworld.com/idgames/themes/mm/mm2" xlink:type="simple">https://www.doomworld.com/idgames/themes/mm/mm2</text:a></text:p>
          </table:table-cell>
          <table:table-cell office:value-type="float" office:value="1996" calcext:value-type="float">
            <text:p>1996</text:p>
          </table:table-cell>
          <table:table-cell table:style-name="ce10" table:number-matrix-columns-spanned="1" table:number-matrix-rows-spanned="1" table:formula="of:=COM.MICROSOFT.TEXTJOIN(&quot;, &quot;; 1; IF(ISBLANK([.I22:.AMJ22]); &quot;&quot;; [.I$2:.AMJ$2] &amp; &quot;: &quot; &amp; [.I22:.AMJ22]))" office:value-type="string" office:string-value="ella guro: 3, Dime: 2, justsomemusicguy: 4, T-Rex: 2, bLOCKbOYgAMES: 6, valkiriforce: 10, Altima: 1, Squadallah: 5, Budoka: 3, pcorf: 5, Octillion: 1, STILES: 10, Polri: 1, joepallai: 2, DJVCardMaster: 4, Scorpius: 9, SilverMiner: 10" calcext:value-type="string">
            <text:p>ella guro: 3, Dime: 2, justsomemusicguy: 4, T-Rex: 2, bLOCKbOYgAMES: 6, valkiriforce: 10, Altima: 1, Squadallah: 5, Budoka: 3, pcorf: 5, Octillion: 1, STILES: 10, Polri: 1, joepallai: 2, DJVCardMaster: 4, Scorpius: 9, SilverMiner: 10</text:p>
          </table:table-cell>
          <table:table-cell table:style-name="ce11" table:formula="of:=SUMPRODUCT(NOT(ISBLANK([.I22:.AMJ22])))" office:value-type="float" office:value="17" calcext:value-type="float">
            <text:p>17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903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I23:.AMJ23])" office:value-type="float" office:value="74" calcext:value-type="float">
            <text:p>74</text:p>
          </table:table-cell>
          <table:table-cell office:value-type="string" calcext:value-type="string">
            <text:p>Deus Vult II</text:p>
          </table:table-cell>
          <table:table-cell office:value-type="string" calcext:value-type="string">
            <text:p><text:a xlink:href="https://www.doomworld.com/idgames/levels/doom2/Ports/d-f/dvii-1i" xlink:type="simple">https://www.doomworld.com/idgames/levels/doom2/Ports/d-f/dvii-1i</text:a></text:p>
          </table:table-cell>
          <table:table-cell office:value-type="float" office:value="2008" calcext:value-type="float">
            <text:p>2008</text:p>
          </table:table-cell>
          <table:table-cell table:style-name="ce10" table:number-matrix-columns-spanned="1" table:number-matrix-rows-spanned="1" table:formula="of:=COM.MICROSOFT.TEXTJOIN(&quot;, &quot;; 1; IF(ISBLANK([.I23:.AMJ23]); &quot;&quot;; [.I$2:.AMJ$2] &amp; &quot;: &quot; &amp; [.I23:.AMJ23]))" office:value-type="string" office:string-value="Cynical: 10, NuMetalManiak: 10, justsomemusicguy: 7, JudgeDeadd: 2, Talvi: 4, Greyenko: 8, Philnemba: 9, bemused: 1, NoisyVelvet: 3, Archie550: 7, Polri: 3, &lt;&lt;Rewind: 5, Marn: 5" calcext:value-type="string">
            <text:p>Cynical: 10, NuMetalManiak: 10, justsomemusicguy: 7, JudgeDeadd: 2, Talvi: 4, Greyenko: 8, Philnemba: 9, bemused: 1, NoisyVelvet: 3, Archie550: 7, Polri: 3, &lt;&lt;Rewind: 5, Marn: 5</text:p>
          </table:table-cell>
          <table:table-cell table:style-name="ce11" table:formula="of:=SUMPRODUCT(NOT(ISBLANK([.I23:.AMJ23])))" office:value-type="float" office:value="13" calcext:value-type="float">
            <text:p>1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91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0" calcext:value-type="float">
            <text:p>20</text:p>
          </table:table-cell>
          <table:table-cell table:formula="of:=SUM([.I24:.AMJ24])" office:value-type="float" office:value="74" calcext:value-type="float">
            <text:p>74</text:p>
          </table:table-cell>
          <table:table-cell office:value-type="string" calcext:value-type="string">
            <text:p>Hellbound</text:p>
          </table:table-cell>
          <table:table-cell office:value-type="string" calcext:value-type="string">
            <text:p><text:a xlink:href="https://www.doomworld.com/idgames/levels/doom2/Ports/megawads/hellbnd" xlink:type="simple">https://www.doomworld.com/idgames/levels/doom2/Ports/megawads/hellbnd</text:a></text:p>
          </table:table-cell>
          <table:table-cell office:value-type="float" office:value="2013" calcext:value-type="float">
            <text:p>2013</text:p>
          </table:table-cell>
          <table:table-cell table:style-name="ce10" table:number-matrix-columns-spanned="1" table:number-matrix-rows-spanned="1" table:formula="of:=COM.MICROSOFT.TEXTJOIN(&quot;, &quot;; 1; IF(ISBLANK([.I24:.AMJ24]); &quot;&quot;; [.I$2:.AMJ$2] &amp; &quot;: &quot; &amp; [.I24:.AMJ24]))" office:value-type="string" office:string-value="Not Jabba: 2, Spectre01: 8, Malrionn: 7, bLOCKbOYgAMES: 9, HUNdebLeonidasX: 7, Bryan T: 9, Odal: 6, Archie550: 2, Octillion: 10, Polri: 1, OniriA: 8, E.M.: 5" calcext:value-type="string">
            <text:p>Not Jabba: 2, Spectre01: 8, Malrionn: 7, bLOCKbOYgAMES: 9, HUNdebLeonidasX: 7, Bryan T: 9, Odal: 6, Archie550: 2, Octillion: 10, Polri: 1, OniriA: 8, E.M.: 5</text:p>
          </table:table-cell>
          <table:table-cell table:style-name="ce11" table:formula="of:=SUMPRODUCT(NOT(ISBLANK([.I24:.AMJ24])))"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I25:.AMJ25])" office:value-type="float" office:value="66" calcext:value-type="float">
            <text:p>66</text:p>
          </table:table-cell>
          <table:table-cell office:value-type="string" calcext:value-type="string">
            <text:p>Requiem</text:p>
          </table:table-cell>
          <table:table-cell office:value-type="string" calcext:value-type="string">
            <text:p><text:a xlink:href="https://www.doomworld.com/idgames/levels/doom2/megawads/requiem" xlink:type="simple">https://www.doomworld.com/idgames/levels/doom2/megawads/requiem</text:a></text:p>
          </table:table-cell>
          <table:table-cell office:value-type="float" office:value="1997" calcext:value-type="float">
            <text:p>1997</text:p>
          </table:table-cell>
          <table:table-cell table:style-name="ce10" table:number-matrix-columns-spanned="1" table:number-matrix-rows-spanned="1" table:formula="of:=COM.MICROSOFT.TEXTJOIN(&quot;, &quot;; 1; IF(ISBLANK([.I25:.AMJ25]); &quot;&quot;; [.I$2:.AMJ$2] &amp; &quot;: &quot; &amp; [.I25:.AMJ25]))" office:value-type="string" office:string-value="ella guro: 1, roadworx: 2, WH-Wilou84: 4, justsomemusicguy: 8, T-Rex: 9, valkiriforce: 6, NaZa: 6, tmorrow: 2, pcorf: 5, DJVCardMaster: 3, Scorpius: 6, I_Punch_Demons: 7, ASaltShaker: 7" calcext:value-type="string">
            <text:p>ella guro: 1, roadworx: 2, WH-Wilou84: 4, justsomemusicguy: 8, T-Rex: 9, valkiriforce: 6, NaZa: 6, tmorrow: 2, pcorf: 5, DJVCardMaster: 3, Scorpius: 6, I_Punch_Demons: 7, ASaltShaker: 7</text:p>
          </table:table-cell>
          <table:table-cell table:style-name="ce11" table:formula="of:=SUMPRODUCT(NOT(ISBLANK([.I25:.AMJ25])))" office:value-type="float" office:value="13" calcext:value-type="float">
            <text:p>13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889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I26:.AMJ26])" office:value-type="float" office:value="61" calcext:value-type="float">
            <text:p>61</text:p>
          </table:table-cell>
          <table:table-cell office:value-type="string" calcext:value-type="string">
            <text:p>Doom II the Way id Did</text:p>
          </table:table-cell>
          <table:table-cell office:value-type="string" calcext:value-type="string">
            <text:p><text:a xlink:href="https://www.doomworld.com/idgames/levels/doom2/megawads/d2twid" xlink:type="simple">https://www.doomworld.com/idgames/levels/doom2/megawads/d2twid</text:a></text:p>
          </table:table-cell>
          <table:table-cell office:value-type="float" office:value="2013" calcext:value-type="float">
            <text:p>2013</text:p>
          </table:table-cell>
          <table:table-cell table:style-name="ce10" table:number-matrix-columns-spanned="1" table:number-matrix-rows-spanned="1" table:formula="of:=COM.MICROSOFT.TEXTJOIN(&quot;, &quot;; 1; IF(ISBLANK([.I26:.AMJ26]); &quot;&quot;; [.I$2:.AMJ$2] &amp; &quot;: &quot; &amp; [.I26:.AMJ26]))" office:value-type="string" office:string-value="Dime: 8, NoisyVelvet: 5, ReaperAA: 2, pcorf: 5, purist: 10, Polri: 3, CinnamonKilljoy: 8, Makedounia: 5, Endless: 3, Marn: 5, Warrex: 2, E.M.: 5" calcext:value-type="string">
            <text:p>Dime: 8, NoisyVelvet: 5, ReaperAA: 2, pcorf: 5, purist: 10, Polri: 3, CinnamonKilljoy: 8, Makedounia: 5, Endless: 3, Marn: 5, Warrex: 2, E.M.: 5</text:p>
          </table:table-cell>
          <table:table-cell table:style-name="ce11" table:formula="of:=SUMPRODUCT(NOT(ISBLANK([.I26:.AMJ26])))" office:value-type="float" office:value="12" calcext:value-type="float">
            <text:p>12</text:p>
          </table:table-cell>
          <table:table-cell table:number-columns-repeated="33"/>
          <table:table-cell office:value-type="float" office:value="8" calcext:value-type="float">
            <text:p>8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I27:.AMJ27])" office:value-type="float" office:value="59" calcext:value-type="float">
            <text:p>59</text:p>
          </table:table-cell>
          <table:table-cell office:value-type="string" calcext:value-type="string">
            <text:p>Doom the Way id Did</text:p>
          </table:table-cell>
          <table:table-cell office:value-type="string" calcext:value-type="string">
            <text:p><text:a xlink:href="https://www.doomworld.com/idgames/levels/doom/megawads/dtwid" xlink:type="simple">https://www.doomworld.com/idgames/levels/doom/megawads/dtwid</text:a></text:p>
          </table:table-cell>
          <table:table-cell office:value-type="float" office:value="2012" calcext:value-type="float">
            <text:p>2012</text:p>
          </table:table-cell>
          <table:table-cell table:style-name="ce10" table:number-matrix-columns-spanned="1" table:number-matrix-rows-spanned="1" table:formula="of:=COM.MICROSOFT.TEXTJOIN(&quot;, &quot;; 1; IF(ISBLANK([.I27:.AMJ27]); &quot;&quot;; [.I$2:.AMJ$2] &amp; &quot;: &quot; &amp; [.I27:.AMJ27]))" office:value-type="string" office:string-value="Mr. Freeze: 4, Malrionn: 2, MFG38: 4, WH-Wilou84: 1, Greyenko: 9, Altima: 6, ReaperAA: 1, Ziad EL Zein: 5, purist: 5, Polri: 4, CinnamonKilljoy: 7, eharper256: 4, Endless: 2, Warrex: 5" calcext:value-type="string">
            <text:p>Mr. Freeze: 4, Malrionn: 2, MFG38: 4, WH-Wilou84: 1, Greyenko: 9, Altima: 6, ReaperAA: 1, Ziad EL Zein: 5, purist: 5, Polri: 4, CinnamonKilljoy: 7, eharper256: 4, Endless: 2, Warrex: 5</text:p>
          </table:table-cell>
          <table:table-cell table:style-name="ce11" table:formula="of:=SUMPRODUCT(NOT(ISBLANK([.I27:.AMJ27])))" office:value-type="float" office:value="14" calcext:value-type="float">
            <text:p>14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888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4" calcext:value-type="float">
            <text:p>24</text:p>
          </table:table-cell>
          <table:table-cell table:formula="of:=SUM([.I28:.AMJ28])" office:value-type="float" office:value="59" calcext:value-type="float">
            <text:p>59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<text:a xlink:href="https://www.doomworld.com/idgames/levels/doom2/Ports/p-r/pirates" xlink:type="simple">https://www.doomworld.com/idgames/levels/doom2/Ports/p-r/pirates</text:a></text:p>
          </table:table-cell>
          <table:table-cell office:value-type="float" office:value="2014" calcext:value-type="float">
            <text:p>2014</text:p>
          </table:table-cell>
          <table:table-cell table:style-name="ce10" table:number-matrix-columns-spanned="1" table:number-matrix-rows-spanned="1" table:formula="of:=COM.MICROSOFT.TEXTJOIN(&quot;, &quot;; 1; IF(ISBLANK([.I28:.AMJ28]); &quot;&quot;; [.I$2:.AMJ$2] &amp; &quot;: &quot; &amp; [.I28:.AMJ28]))" office:value-type="string" office:string-value="Jaws In Space: 10, Dime: 5, Phobus: 6, Dragonfly: 7, Soundblock: 2, Archie550: 6, Rince-wind: 5, CinnamonKilljoy: 7, Payload4367: 6, SilverMiner: 5" calcext:value-type="string">
            <text:p>Jaws In Space: 10, Dime: 5, Phobus: 6, Dragonfly: 7, Soundblock: 2, Archie550: 6, Rince-wind: 5, CinnamonKilljoy: 7, Payload4367: 6, SilverMiner: 5</text:p>
          </table:table-cell>
          <table:table-cell table:style-name="ce11" table:formula="of:=SUMPRODUCT(NOT(ISBLANK([.I28:.AMJ28])))"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903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6" calcext:value-type="float">
            <text:p>26</text:p>
          </table:table-cell>
          <table:table-cell table:formula="of:=SUM([.I29:.AMJ29])" office:value-type="float" office:value="55" calcext:value-type="float">
            <text:p>55</text:p>
          </table:table-cell>
          <table:table-cell office:value-type="string" calcext:value-type="string">
            <text:p>No Rest for the Living</text:p>
          </table:table-cell>
          <table:table-cell office:value-type="string" calcext:value-type="string">
            <text:p><text:a xlink:href="https://doomwiki.org/wiki/No_Rest_for_the_Living" xlink:type="simple">https://doomwiki.org/wiki/No_Rest_for_the_Living</text:a></text:p>
          </table:table-cell>
          <table:table-cell office:value-type="float" office:value="2010" calcext:value-type="float">
            <text:p>2010</text:p>
          </table:table-cell>
          <table:table-cell table:style-name="ce10" table:number-matrix-columns-spanned="1" table:number-matrix-rows-spanned="1" table:formula="of:=COM.MICROSOFT.TEXTJOIN(&quot;, &quot;; 1; IF(ISBLANK([.I29:.AMJ29]); &quot;&quot;; [.I$2:.AMJ$2] &amp; &quot;: &quot; &amp; [.I29:.AMJ29]))" office:value-type="string" office:string-value="Vorpal: 5, Nancsi: 9, ReaperAA: 6, Diabolución: 10, 4everDoomed: 7, STILES: 7, CinnamonKilljoy: 3, Endless: 6, waciej: 2" calcext:value-type="string">
            <text:p>Vorpal: 5, Nancsi: 9, ReaperAA: 6, Diabolución: 10, 4everDoomed: 7, STILES: 7, CinnamonKilljoy: 3, Endless: 6, waciej: 2</text:p>
          </table:table-cell>
          <table:table-cell table:style-name="ce11" table:formula="of:=SUMPRODUCT(NOT(ISBLANK([.I29:.AMJ29])))" office:value-type="float" office:value="9" calcext:value-type="float">
            <text:p>9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65"/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87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I30:.AMJ30])" office:value-type="float" office:value="52" calcext:value-type="float">
            <text:p>52</text:p>
          </table:table-cell>
          <table:table-cell office:value-type="string" calcext:value-type="string">
            <text:p>No End in Sight</text:p>
          </table:table-cell>
          <table:table-cell office:value-type="string" calcext:value-type="string">
            <text:p><text:a xlink:href="https://www.doomworld.com/idgames/levels/doom/Ports/megawads/neis" xlink:type="simple">https://www.doomworld.com/idgames/levels/doom/Ports/megawads/neis</text:a></text:p>
          </table:table-cell>
          <table:table-cell office:value-type="float" office:value="2016" calcext:value-type="float">
            <text:p>2016</text:p>
          </table:table-cell>
          <table:table-cell table:style-name="ce10" table:number-matrix-columns-spanned="1" table:number-matrix-rows-spanned="1" table:formula="of:=COM.MICROSOFT.TEXTJOIN(&quot;, &quot;; 1; IF(ISBLANK([.I30:.AMJ30]); &quot;&quot;; [.I$2:.AMJ$2] &amp; &quot;: &quot; &amp; [.I30:.AMJ30]))" office:value-type="string" office:string-value="Not Jabba: 5, Vorpal: 5, ella guro: 6, yakfak: 9, NoisyVelvet: 1, STILES: 6, Polri: 5, Tartlman: 6, Worm318: 9" calcext:value-type="string">
            <text:p>Not Jabba: 5, Vorpal: 5, ella guro: 6, yakfak: 9, NoisyVelvet: 1, STILES: 6, Polri: 5, Tartlman: 6, Worm318: 9</text:p>
          </table:table-cell>
          <table:table-cell table:style-name="ce11" table:formula="of:=SUMPRODUCT(NOT(ISBLANK([.I30:.AMJ30])))"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912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8" calcext:value-type="float">
            <text:p>28</text:p>
          </table:table-cell>
          <table:table-cell table:formula="of:=SUM([.I31:.AMJ31])" office:value-type="float" office:value="51" calcext:value-type="float">
            <text:p>51</text:p>
          </table:table-cell>
          <table:table-cell office:value-type="string" calcext:value-type="string">
            <text:p>Community Chest 4</text:p>
          </table:table-cell>
          <table:table-cell office:value-type="string" calcext:value-type="string">
            <text:p><text:a xlink:href="https://www.doomworld.com/idgames/levels/doom2/Ports/megawads/cchest4" xlink:type="simple">https://www.doomworld.com/idgames/levels/doom2/Ports/megawads/cchest4</text:a></text:p>
          </table:table-cell>
          <table:table-cell office:value-type="float" office:value="2012" calcext:value-type="float">
            <text:p>2012</text:p>
          </table:table-cell>
          <table:table-cell table:style-name="ce10" table:number-matrix-columns-spanned="1" table:number-matrix-rows-spanned="1" table:formula="of:=COM.MICROSOFT.TEXTJOIN(&quot;, &quot;; 1; IF(ISBLANK([.I31:.AMJ31]); &quot;&quot;; [.I$2:.AMJ$2] &amp; &quot;: &quot; &amp; [.I31:.AMJ31]))" office:value-type="string" office:string-value="Malrionn: 10, Phobus: 3, HUNdebLeonidasX: 4, Ziad EL Zein: 5, Simomarchi: 5, STILES: 9, Polri: 2, eharper256: 5, Pierrot: 3, Endless: 3, Horus: 2" calcext:value-type="string">
            <text:p>Malrionn: 10, Phobus: 3, HUNdebLeonidasX: 4, Ziad EL Zein: 5, Simomarchi: 5, STILES: 9, Polri: 2, eharper256: 5, Pierrot: 3, Endless: 3, Horus: 2</text:p>
          </table:table-cell>
          <table:table-cell table:style-name="ce11" table:formula="of:=SUMPRODUCT(NOT(ISBLANK([.I31:.AMJ31])))" office:value-type="float" office:value="11" calcext:value-type="float">
            <text:p>11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884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8" calcext:value-type="float">
            <text:p>28</text:p>
          </table:table-cell>
          <table:table-cell table:formula="of:=SUM([.I32:.AMJ32])" office:value-type="float" office:value="51" calcext:value-type="float">
            <text:p>51</text:p>
          </table:table-cell>
          <table:table-cell office:value-type="string" calcext:value-type="string">
            <text:p>Epic 2</text:p>
          </table:table-cell>
          <table:table-cell office:value-type="string" calcext:value-type="string">
            <text:p><text:a xlink:href="https://www.doomworld.com/idgames/levels/doom2/megawads/epic2" xlink:type="simple">https://www.doomworld.com/idgames/levels/doom2/megawads/epic2</text:a></text:p>
          </table:table-cell>
          <table:table-cell office:value-type="float" office:value="2010" calcext:value-type="float">
            <text:p>2010</text:p>
          </table:table-cell>
          <table:table-cell table:style-name="ce10" table:number-matrix-columns-spanned="1" table:number-matrix-rows-spanned="1" table:formula="of:=COM.MICROSOFT.TEXTJOIN(&quot;, &quot;; 1; IF(ISBLANK([.I32:.AMJ32]); &quot;&quot;; [.I$2:.AMJ$2] &amp; &quot;: &quot; &amp; [.I32:.AMJ32]))" office:value-type="string" office:string-value="ShoDemo: 6, NuMetalManiak: 9, Spectre01: 7, yakfak: 2, Talvi: 2, HUNdebLeonidasX: 9, TheMightyHeracross: 5, Archie550: 5, OniriA: 2, DOEL: 4" calcext:value-type="string">
            <text:p>ShoDemo: 6, NuMetalManiak: 9, Spectre01: 7, yakfak: 2, Talvi: 2, HUNdebLeonidasX: 9, TheMightyHeracross: 5, Archie550: 5, OniriA: 2, DOEL: 4</text:p>
          </table:table-cell>
          <table:table-cell table:style-name="ce11" table:formula="of:=SUMPRODUCT(NOT(ISBLANK([.I32:.AMJ32])))" office:value-type="float" office:value="10" calcext:value-type="float">
            <text:p>10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01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30" calcext:value-type="float">
            <text:p>30</text:p>
          </table:table-cell>
          <table:table-cell table:formula="of:=SUM([.I33:.AMJ33])" office:value-type="float" office:value="50" calcext:value-type="float">
            <text:p>50</text:p>
          </table:table-cell>
          <table:table-cell office:value-type="string" calcext:value-type="string">
            <text:p>Vanguard</text:p>
          </table:table-cell>
          <table:table-cell office:value-type="string" calcext:value-type="string">
            <text:p><text:a xlink:href="https://www.doomworld.com/idgames/levels/doom2/Ports/v-z/vanguard" xlink:type="simple">https://www.doomworld.com/idgames/levels/doom2/Ports/v-z/vanguard</text:a></text:p>
          </table:table-cell>
          <table:table-cell office:value-type="float" office:value="2011" calcext:value-type="float">
            <text:p>2011</text:p>
          </table:table-cell>
          <table:table-cell table:style-name="ce10" table:number-matrix-columns-spanned="1" table:number-matrix-rows-spanned="1" table:formula="of:=COM.MICROSOFT.TEXTJOIN(&quot;, &quot;; 1; IF(ISBLANK([.I33:.AMJ33]); &quot;&quot;; [.I$2:.AMJ$2] &amp; &quot;: &quot; &amp; [.I33:.AMJ33]))" office:value-type="string" office:string-value="Cynical: 5, Spectre01: 3, 7hm: 4, GarrettChan: 5, Poncho: 9, Nirvana: 4, Budoka: 2, Lorenz0: 1, guitardz: 5, Makedounia: 10, Ivory Duke: 1, DOEL: 1" calcext:value-type="string">
            <text:p>Cynical: 5, Spectre01: 3, 7hm: 4, GarrettChan: 5, Poncho: 9, Nirvana: 4, Budoka: 2, Lorenz0: 1, guitardz: 5, Makedounia: 10, Ivory Duke: 1, DOEL: 1</text:p>
          </table:table-cell>
          <table:table-cell table:style-name="ce11" table:formula="of:=SUMPRODUCT(NOT(ISBLANK([.I33:.AMJ33])))" office:value-type="float" office:value="12" calcext:value-type="float">
            <text:p>1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01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1" calcext:value-type="float">
            <text:p>31</text:p>
          </table:table-cell>
          <table:table-cell table:formula="of:=SUM([.I34:.AMJ34])" office:value-type="float" office:value="49" calcext:value-type="float">
            <text:p>49</text:p>
          </table:table-cell>
          <table:table-cell office:value-type="string" calcext:value-type="string">
            <text:p>Japanese Community Project</text:p>
          </table:table-cell>
          <table:table-cell office:value-type="string" calcext:value-type="string">
            <text:p><text:a xlink:href="https://www.doomworld.com/idgames/levels/doom2/Ports/megawads/jpcp" xlink:type="simple">https://www.doomworld.com/idgames/levels/doom2/Ports/megawads/jpcp</text:a></text:p>
          </table:table-cell>
          <table:table-cell office:value-type="float" office:value="2016" calcext:value-type="float">
            <text:p>2016</text:p>
          </table:table-cell>
          <table:table-cell table:style-name="ce10" table:number-matrix-columns-spanned="1" table:number-matrix-rows-spanned="1" table:formula="of:=COM.MICROSOFT.TEXTJOIN(&quot;, &quot;; 1; IF(ISBLANK([.I34:.AMJ34]); &quot;&quot;; [.I$2:.AMJ$2] &amp; &quot;: &quot; &amp; [.I34:.AMJ34]))" office:value-type="string" office:string-value="Not Jabba: 6, Archvile Hunter: 5, antares031: 5, ella guro: 7, JudgeDeadd: 2, Soundblock: 1, Payload4367: 1, Tartlman: 6, I_Punch_Demons: 4, DOEL: 7, Endless: 5" calcext:value-type="string">
            <text:p>Not Jabba: 6, Archvile Hunter: 5, antares031: 5, ella guro: 7, JudgeDeadd: 2, Soundblock: 1, Payload4367: 1, Tartlman: 6, I_Punch_Demons: 4, DOEL: 7, Endless: 5</text:p>
          </table:table-cell>
          <table:table-cell table:style-name="ce11" table:formula="of:=SUMPRODUCT(NOT(ISBLANK([.I34:.AMJ34])))"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894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1" calcext:value-type="float">
            <text:p>31</text:p>
          </table:table-cell>
          <table:table-cell table:formula="of:=SUM([.I35:.AMJ35])" office:value-type="float" office:value="49" calcext:value-type="float">
            <text:p>49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<text:a xlink:href="http://adventuresofsquare.com/downloads.php" xlink:type="simple">http://adventuresofsquare.com/downloads.php</text:a></text:p>
          </table:table-cell>
          <table:table-cell office:value-type="float" office:value="2014" calcext:value-type="float">
            <text:p>2014</text:p>
          </table:table-cell>
          <table:table-cell table:style-name="ce10" table:number-matrix-columns-spanned="1" table:number-matrix-rows-spanned="1" table:formula="of:=COM.MICROSOFT.TEXTJOIN(&quot;, &quot;; 1; IF(ISBLANK([.I35:.AMJ35]); &quot;&quot;; [.I$2:.AMJ$2] &amp; &quot;: &quot; &amp; [.I35:.AMJ35]))" office:value-type="string" office:string-value="Sky: 9, ShoDemo: 5, Ed: 5, JudgeDeadd: 5, Woolie Wool: 8, Squadallah: 7, termrork: 5, Marn: 5" calcext:value-type="string">
            <text:p>Sky: 9, ShoDemo: 5, Ed: 5, JudgeDeadd: 5, Woolie Wool: 8, Squadallah: 7, termrork: 5, Marn: 5</text:p>
          </table:table-cell>
          <table:table-cell table:style-name="ce11" table:formula="of:=SUMPRODUCT(NOT(ISBLANK([.I35:.AMJ35])))" office:value-type="float" office:value="8" calcext:value-type="float">
            <text:p>8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891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I36:.AMJ36])" office:value-type="float" office:value="48" calcext:value-type="float">
            <text:p>48</text:p>
          </table:table-cell>
          <table:table-cell office:value-type="string" calcext:value-type="string">
            <text:p>SIGIL</text:p>
          </table:table-cell>
          <table:table-cell office:value-type="string" calcext:value-type="string">
            <text:p><text:a xlink:href="https://www.romerogames.ie/si6il/" xlink:type="simple">https://www.romerogames.ie/si6il/</text:a></text:p>
          </table:table-cell>
          <table:table-cell office:value-type="float" office:value="2019" calcext:value-type="float">
            <text:p>2019</text:p>
          </table:table-cell>
          <table:table-cell table:style-name="ce10" table:number-matrix-columns-spanned="1" table:number-matrix-rows-spanned="1" table:formula="of:=COM.MICROSOFT.TEXTJOIN(&quot;, &quot;; 1; IF(ISBLANK([.I36:.AMJ36]); &quot;&quot;; [.I$2:.AMJ$2] &amp; &quot;: &quot; &amp; [.I36:.AMJ36]))" office:value-type="string" office:string-value="Diabolución: 10, 4everDoomed: 4, Jaromir Bergmann: 10, STILES: 2, termrork: 5, Worm318: 2, Deadwing: 6, &lt;&lt;Rewind: 2, DooM Bear: 7" calcext:value-type="string">
            <text:p>Diabolución: 10, 4everDoomed: 4, Jaromir Bergmann: 10, STILES: 2, termrork: 5, Worm318: 2, Deadwing: 6, &lt;&lt;Rewind: 2, DooM Bear: 7</text:p>
          </table:table-cell>
          <table:table-cell table:style-name="ce11" table:formula="of:=SUMPRODUCT(NOT(ISBLANK([.I36:.AMJ36])))" office:value-type="float" office:value="9" calcext:value-type="float">
            <text:p>9</text:p>
          </table:table-cell>
          <table:table-cell table:number-columns-repeated="8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90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I37:.AMJ37])" office:value-type="float" office:value="47" calcext:value-type="float">
            <text:p>47</text:p>
          </table:table-cell>
          <table:table-cell office:value-type="string" calcext:value-type="string">
            <text:p>Suspended in Dusk</text:p>
          </table:table-cell>
          <table:table-cell office:value-type="string" calcext:value-type="string">
            <text:p><text:a xlink:href="https://www.doomworld.com/idgames/levels/doom2/s-u/sid" xlink:type="simple">https://www.doomworld.com/idgames/levels/doom2/s-u/sid</text:a></text:p>
          </table:table-cell>
          <table:table-cell office:value-type="float" office:value="2005" calcext:value-type="float">
            <text:p>2005</text:p>
          </table:table-cell>
          <table:table-cell table:style-name="ce10" table:number-matrix-columns-spanned="1" table:number-matrix-rows-spanned="1" table:formula="of:=COM.MICROSOFT.TEXTJOIN(&quot;, &quot;; 1; IF(ISBLANK([.I37:.AMJ37]); &quot;&quot;; [.I$2:.AMJ$2] &amp; &quot;: &quot; &amp; [.I37:.AMJ37]))" office:value-type="string" office:string-value="Sky: 2, WH-Wilou84: 3, bLOCKbOYgAMES: 8, soner du: 9, m8f: 5, termrork: 5, joepallai: 3, Deflektor: 10, Demion: 2" calcext:value-type="string">
            <text:p>Sky: 2, WH-Wilou84: 3, bLOCKbOYgAMES: 8, soner du: 9, m8f: 5, termrork: 5, joepallai: 3, Deflektor: 10, Demion: 2</text:p>
          </table:table-cell>
          <table:table-cell table:style-name="ce11" table:formula="of:=SUMPRODUCT(NOT(ISBLANK([.I37:.AMJ37])))" office:value-type="float" office:value="9" calcext:value-type="float">
            <text:p>9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882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I38:.AMJ38])" office:value-type="float" office:value="46" calcext:value-type="float">
            <text:p>46</text:p>
          </table:table-cell>
          <table:table-cell office:value-type="string" calcext:value-type="string">
            <text:p>A.L.T.</text:p>
          </table:table-cell>
          <table:table-cell office:value-type="string" calcext:value-type="string">
            <text:p><text:a xlink:href="https://www.doomworld.com/idgames/levels/doom2/Ports/megawads/alt" xlink:type="simple">https://www.doomworld.com/idgames/levels/doom2/Ports/megawads/alt</text:a></text:p>
          </table:table-cell>
          <table:table-cell office:value-type="float" office:value="2012" calcext:value-type="float">
            <text:p>2012</text:p>
          </table:table-cell>
          <table:table-cell table:style-name="ce10" table:number-matrix-columns-spanned="1" table:number-matrix-rows-spanned="1" table:formula="of:=COM.MICROSOFT.TEXTJOIN(&quot;, &quot;; 1; IF(ISBLANK([.I38:.AMJ38]); &quot;&quot;; [.I$2:.AMJ$2] &amp; &quot;: &quot; &amp; [.I38:.AMJ38]))" office:value-type="string" office:string-value="Not Jabba: 7, Spectre01: 2, ella guro: 10, yakfak: 10, Rince-wind: 5, Hansen79: 5, P41R47: 7" calcext:value-type="string">
            <text:p>Not Jabba: 7, Spectre01: 2, ella guro: 10, yakfak: 10, Rince-wind: 5, Hansen79: 5, P41R47: 7</text:p>
          </table:table-cell>
          <table:table-cell table:style-name="ce11" table:formula="of:=SUMPRODUCT(NOT(ISBLANK([.I38:.AMJ38])))"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3"/>
          <table:table-cell table:number-columns-repeated="2" office:value-type="float" office:value="10" calcext:value-type="float">
            <text:p>10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95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6" calcext:value-type="float">
            <text:p>36</text:p>
          </table:table-cell>
          <table:table-cell table:formula="of:=SUM([.I39:.AMJ39])" office:value-type="float" office:value="45" calcext:value-type="float">
            <text:p>45</text:p>
          </table:table-cell>
          <table:table-cell office:value-type="string" calcext:value-type="string">
            <text:p>Congestion 1024</text:p>
          </table:table-cell>
          <table:table-cell office:value-type="string" calcext:value-type="string">
            <text:p><text:a xlink:href="https://www.doomworld.com/idgames/levels/doom2/Ports/megawads/1024" xlink:type="simple">https://www.doomworld.com/idgames/levels/doom2/Ports/megawads/1024</text:a></text:p>
          </table:table-cell>
          <table:table-cell office:value-type="float" office:value="2005" calcext:value-type="float">
            <text:p>2005</text:p>
          </table:table-cell>
          <table:table-cell table:style-name="ce10" table:number-matrix-columns-spanned="1" table:number-matrix-rows-spanned="1" table:formula="of:=COM.MICROSOFT.TEXTJOIN(&quot;, &quot;; 1; IF(ISBLANK([.I39:.AMJ39]); &quot;&quot;; [.I$2:.AMJ$2] &amp; &quot;: &quot; &amp; [.I39:.AMJ39]))" office:value-type="string" office:string-value="Mr. Freeze: 5, HyperLuke: 7, Voltcom9: 5, bonnie: 4, Dragonfly: 6, Philnemba: 5, Hansen79: 3, waciej: 10" calcext:value-type="string">
            <text:p>Mr. Freeze: 5, HyperLuke: 7, Voltcom9: 5, bonnie: 4, Dragonfly: 6, Philnemba: 5, Hansen79: 3, waciej: 10</text:p>
          </table:table-cell>
          <table:table-cell table:style-name="ce11" table:formula="of:=SUMPRODUCT(NOT(ISBLANK([.I39:.AMJ39])))" office:value-type="float" office:value="8" calcext:value-type="float">
            <text:p>8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59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887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7" calcext:value-type="float">
            <text:p>37</text:p>
          </table:table-cell>
          <table:table-cell table:formula="of:=SUM([.I40:.AMJ40])" office:value-type="float" office:value="44" calcext:value-type="float">
            <text:p>44</text:p>
          </table:table-cell>
          <table:table-cell office:value-type="string" calcext:value-type="string">
            <text:p>Eternal Doom</text:p>
          </table:table-cell>
          <table:table-cell office:value-type="string" calcext:value-type="string">
            <text:p><text:a xlink:href="https://www.doomworld.com/idgames/themes/TeamTNT/eternal/eternal" xlink:type="simple">https://www.doomworld.com/idgames/themes/TeamTNT/eternal/eternal</text:a></text:p>
          </table:table-cell>
          <table:table-cell office:value-type="float" office:value="1997" calcext:value-type="float">
            <text:p>1997</text:p>
          </table:table-cell>
          <table:table-cell table:style-name="ce10" table:number-matrix-columns-spanned="1" table:number-matrix-rows-spanned="1" table:formula="of:=COM.MICROSOFT.TEXTJOIN(&quot;, &quot;; 1; IF(ISBLANK([.I40:.AMJ40]); &quot;&quot;; [.I$2:.AMJ$2] &amp; &quot;: &quot; &amp; [.I40:.AMJ40]))" office:value-type="string" office:string-value="Vorpal: 5, 7hm: 5, T-Rex: 5, Woolie Wool: 7, Greyenko: 1, valkiriforce: 6, Octillion: 6, Polri: 3, CinnamonKilljoy: 3, joepallai: 3" calcext:value-type="string">
            <text:p>Vorpal: 5, 7hm: 5, T-Rex: 5, Woolie Wool: 7, Greyenko: 1, valkiriforce: 6, Octillion: 6, Polri: 3, CinnamonKilljoy: 3, joepallai: 3</text:p>
          </table:table-cell>
          <table:table-cell table:style-name="ce11" table:formula="of:=SUMPRODUCT(NOT(ISBLANK([.I40:.AMJ40])))" office:value-type="float" office:value="10" calcext:value-type="float">
            <text:p>10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8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13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8" calcext:value-type="float">
            <text:p>38</text:p>
          </table:table-cell>
          <table:table-cell table:formula="of:=SUM([.I41:.AMJ41])" office:value-type="float" office:value="41" calcext:value-type="float">
            <text:p>41</text:p>
          </table:table-cell>
          <table:table-cell office:value-type="string" calcext:value-type="string">
            <text:p>Jenesis</text:p>
          </table:table-cell>
          <table:table-cell office:value-type="string" calcext:value-type="string">
            <text:p><text:a xlink:href="https://www.doomworld.com/idgames/levels/doom2/Ports/megawads/jenesis" xlink:type="simple">https://www.doomworld.com/idgames/levels/doom2/Ports/megawads/jenesis</text:a></text:p>
          </table:table-cell>
          <table:table-cell office:value-type="float" office:value="2011" calcext:value-type="float">
            <text:p>2011</text:p>
          </table:table-cell>
          <table:table-cell table:style-name="ce10" table:number-matrix-columns-spanned="1" table:number-matrix-rows-spanned="1" table:formula="of:=COM.MICROSOFT.TEXTJOIN(&quot;, &quot;; 1; IF(ISBLANK([.I41:.AMJ41]); &quot;&quot;; [.I$2:.AMJ$2] &amp; &quot;: &quot; &amp; [.I41:.AMJ41]))" office:value-type="string" office:string-value="Not Jabba: 2, Altima: 7, NaZa: 2, Poncho: 1, dylux: 5, Ziad EL Zein: 5, Scorpius: 2, Makedounia: 8, Deadwing: 6, DoomDork: 1, ASaltShaker: 2" calcext:value-type="string">
            <text:p>Not Jabba: 2, Altima: 7, NaZa: 2, Poncho: 1, dylux: 5, Ziad EL Zein: 5, Scorpius: 2, Makedounia: 8, Deadwing: 6, DoomDork: 1, ASaltShaker: 2</text:p>
          </table:table-cell>
          <table:table-cell table:style-name="ce11" table:formula="of:=SUMPRODUCT(NOT(ISBLANK([.I41:.AMJ41])))" office:value-type="float" office:value="11" calcext:value-type="float">
            <text:p>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89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8" calcext:value-type="float">
            <text:p>38</text:p>
          </table:table-cell>
          <table:table-cell table:formula="of:=SUM([.I42:.AMJ42])" office:value-type="float" office:value="41" calcext:value-type="float">
            <text:p>41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<text:a xlink:href="https://www.doomworld.com/idgames/levels/doom2/Ports/j-l/lunatic" xlink:type="simple">https://www.doomworld.com/idgames/levels/doom2/Ports/j-l/lunatic</text:a></text:p>
          </table:table-cell>
          <table:table-cell office:value-type="float" office:value="2011" calcext:value-type="float">
            <text:p>2011</text:p>
          </table:table-cell>
          <table:table-cell table:style-name="ce10" table:number-matrix-columns-spanned="1" table:number-matrix-rows-spanned="1" table:formula="of:=COM.MICROSOFT.TEXTJOIN(&quot;, &quot;; 1; IF(ISBLANK([.I42:.AMJ42]); &quot;&quot;; [.I$2:.AMJ$2] &amp; &quot;: &quot; &amp; [.I42:.AMJ42]))" office:value-type="string" office:string-value="Cynical: 6, Dime: 9, Nate River: 4, Poncho: 5, Budoka: 1, Gaia74: 3, Deflektor: 8, Marn: 5" calcext:value-type="string">
            <text:p>Cynical: 6, Dime: 9, Nate River: 4, Poncho: 5, Budoka: 1, Gaia74: 3, Deflektor: 8, Marn: 5</text:p>
          </table:table-cell>
          <table:table-cell table:style-name="ce11" table:formula="of:=SUMPRODUCT(NOT(ISBLANK([.I42:.AMJ42])))"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891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40" calcext:value-type="float">
            <text:p>40</text:p>
          </table:table-cell>
          <table:table-cell table:formula="of:=SUM([.I43:.AMJ43])" office:value-type="float" office:value="39" calcext:value-type="float">
            <text:p>39</text:p>
          </table:table-cell>
          <table:table-cell office:value-type="string" calcext:value-type="string">
            <text:p>Hell Ground</text:p>
          </table:table-cell>
          <table:table-cell office:value-type="string" calcext:value-type="string">
            <text:p><text:a xlink:href="https://www.doomworld.com/idgames/levels/doom2/Ports/g-i/hg" xlink:type="simple">https://www.doomworld.com/idgames/levels/doom2/Ports/g-i/hg</text:a></text:p>
          </table:table-cell>
          <table:table-cell office:value-type="float" office:value="2009" calcext:value-type="float">
            <text:p>2009</text:p>
          </table:table-cell>
          <table:table-cell table:style-name="ce10" table:number-matrix-columns-spanned="1" table:number-matrix-rows-spanned="1" table:formula="of:=COM.MICROSOFT.TEXTJOIN(&quot;, &quot;; 1; IF(ISBLANK([.I43:.AMJ43]); &quot;&quot;; [.I$2:.AMJ$2] &amp; &quot;: &quot; &amp; [.I43:.AMJ43]))" office:value-type="string" office:string-value="Cynical: 8, Chamelenoel: 7, antares031: 5, WH-Wilou84: 2, darkreaver: 1, Budoka: 5, Polri: 2, Pierrot: 4, Demion: 5" calcext:value-type="string">
            <text:p>Cynical: 8, Chamelenoel: 7, antares031: 5, WH-Wilou84: 2, darkreaver: 1, Budoka: 5, Polri: 2, Pierrot: 4, Demion: 5</text:p>
          </table:table-cell>
          <table:table-cell table:style-name="ce11" table:formula="of:=SUMPRODUCT(NOT(ISBLANK([.I43:.AMJ43])))" office:value-type="float" office:value="9" calcext:value-type="float">
            <text:p>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882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1" calcext:value-type="float">
            <text:p>41</text:p>
          </table:table-cell>
          <table:table-cell table:formula="of:=SUM([.I44:.AMJ44])" office:value-type="float" office:value="37" calcext:value-type="float">
            <text:p>37</text:p>
          </table:table-cell>
          <table:table-cell table:style-name="ce71" office:value-type="string" calcext:value-type="string">
            <text:p>Stardate 20X6</text:p>
          </table:table-cell>
          <table:table-cell office:value-type="string" calcext:value-type="string">
            <text:p><text:a xlink:href="https://www.doomworld.com/idgames/levels/doom2/Ports/s-u/stardate" xlink:type="simple">https://www.doomworld.com/idgames/levels/doom2/Ports/s-u/stardate</text:a></text:p>
          </table:table-cell>
          <table:table-cell office:value-type="float" office:value="2013" calcext:value-type="float">
            <text:p>2013</text:p>
          </table:table-cell>
          <table:table-cell table:style-name="ce10" table:number-matrix-columns-spanned="1" table:number-matrix-rows-spanned="1" table:formula="of:=COM.MICROSOFT.TEXTJOIN(&quot;, &quot;; 1; IF(ISBLANK([.I44:.AMJ44]); &quot;&quot;; [.I$2:.AMJ$2] &amp; &quot;: &quot; &amp; [.I44:.AMJ44]))" office:value-type="string" office:string-value="MFG38: 6, WH-Wilou84: 3, Talvi: 1, GarrettChan: 7, bemused: 3, Nirvana: 6, Nazgul9: 1, DOEL: 2, Hansen79: 5, Snikle: 3" calcext:value-type="string">
            <text:p>MFG38: 6, WH-Wilou84: 3, Talvi: 1, GarrettChan: 7, bemused: 3, Nirvana: 6, Nazgul9: 1, DOEL: 2, Hansen79: 5, Snikle: 3</text:p>
          </table:table-cell>
          <table:table-cell table:style-name="ce11" table:formula="of:=SUMPRODUCT(NOT(ISBLANK([.I44:.AMJ44])))" office:value-type="float" office:value="10" calcext:value-type="float">
            <text:p>10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883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1" calcext:value-type="float">
            <text:p>41</text:p>
          </table:table-cell>
          <table:table-cell table:formula="of:=SUM([.I45:.AMJ45])" office:value-type="float" office:value="37" calcext:value-type="float">
            <text:p>37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<text:a xlink:href="https://www.doomworld.com/forum/topic/62496-winters-fury/" xlink:type="simple">https://www.doomworld.com/forum/topic/62496-winters-fury/</text:a></text:p>
          </table:table-cell>
          <table:table-cell office:value-type="float" office:value="2012" calcext:value-type="float">
            <text:p>2012</text:p>
          </table:table-cell>
          <table:table-cell table:style-name="ce10" table:number-matrix-columns-spanned="1" table:number-matrix-rows-spanned="1" table:formula="of:=COM.MICROSOFT.TEXTJOIN(&quot;, &quot;; 1; IF(ISBLANK([.I45:.AMJ45]); &quot;&quot;; [.I$2:.AMJ$2] &amp; &quot;: &quot; &amp; [.I45:.AMJ45]))" office:value-type="string" office:string-value="Dragonfly: 5, TechnoDoomed1: 10, Octillion: 7, OniriA: 3, Ivory Duke: 3, ASaltShaker: 9" calcext:value-type="string">
            <text:p>Dragonfly: 5, TechnoDoomed1: 10, Octillion: 7, OniriA: 3, Ivory Duke: 3, ASaltShaker: 9</text:p>
          </table:table-cell>
          <table:table-cell table:style-name="ce11" table:formula="of:=SUMPRODUCT(NOT(ISBLANK([.I45:.AMJ45])))" office:value-type="float" office:value="6" calcext:value-type="float">
            <text:p>6</text:p>
          </table:table-cell>
          <table:table-cell table:number-columns-repeated="46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31"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889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3" calcext:value-type="float">
            <text:p>43</text:p>
          </table:table-cell>
          <table:table-cell table:formula="of:=SUM([.I46:.AMJ46])" office:value-type="float" office:value="36" calcext:value-type="float">
            <text:p>36</text:p>
          </table:table-cell>
          <table:table-cell office:value-type="string" calcext:value-type="string">
            <text:p>TNT: Revilution</text:p>
          </table:table-cell>
          <table:table-cell office:value-type="string" calcext:value-type="string">
            <text:p><text:a xlink:href="https://www.doomworld.com/forum/topic/85791-tnt-revilution-final-beta-ready-for-testing/" xlink:type="simple">https://www.doomworld.com/forum/topic/85791-tnt-revilution-final-beta-ready-for-testing/</text:a></text:p>
          </table:table-cell>
          <table:table-cell office:value-type="float" office:value="2017" calcext:value-type="float">
            <text:p>2017</text:p>
          </table:table-cell>
          <table:table-cell table:style-name="ce10" table:number-matrix-columns-spanned="1" table:number-matrix-rows-spanned="1" table:formula="of:=COM.MICROSOFT.TEXTJOIN(&quot;, &quot;; 1; IF(ISBLANK([.I46:.AMJ46]); &quot;&quot;; [.I$2:.AMJ$2] &amp; &quot;: &quot; &amp; [.I46:.AMJ46]))" office:value-type="string" office:string-value="Spectra: 9, bLOCKbOYgAMES: 2, GarrettChan: 1, dylux: 6, tmorrow: 2, Polri: 3, SilverMiner: 3, P41R47: 10" calcext:value-type="string">
            <text:p>Spectra: 9, bLOCKbOYgAMES: 2, GarrettChan: 1, dylux: 6, tmorrow: 2, Polri: 3, SilverMiner: 3, P41R47: 10</text:p>
          </table:table-cell>
          <table:table-cell table:style-name="ce11" table:formula="of:=SUMPRODUCT(NOT(ISBLANK([.I46:.AMJ46])))" office:value-type="float" office:value="8" calcext:value-type="float">
            <text:p>8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895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4" calcext:value-type="float">
            <text:p>44</text:p>
          </table:table-cell>
          <table:table-cell table:formula="of:=SUM([.I47:.AMJ47])" office:value-type="float" office:value="35" calcext:value-type="float">
            <text:p>35</text:p>
          </table:table-cell>
          <table:table-cell office:value-type="string" calcext:value-type="string">
            <text:p>Plutonia: Revisited Community Project</text:p>
          </table:table-cell>
          <table:table-cell office:value-type="string" calcext:value-type="string">
            <text:p><text:a xlink:href="https://www.doomworld.com/idgames/levels/doom2/Ports/megawads/prcp" xlink:type="simple">https://www.doomworld.com/idgames/levels/doom2/Ports/megawads/prcp</text:a></text:p>
          </table:table-cell>
          <table:table-cell office:value-type="float" office:value="2011" calcext:value-type="float">
            <text:p>2011</text:p>
          </table:table-cell>
          <table:table-cell table:style-name="ce10" table:number-matrix-columns-spanned="1" table:number-matrix-rows-spanned="1" table:formula="of:=COM.MICROSOFT.TEXTJOIN(&quot;, &quot;; 1; IF(ISBLANK([.I47:.AMJ47]); &quot;&quot;; [.I$2:.AMJ$2] &amp; &quot;: &quot; &amp; [.I47:.AMJ47]))" office:value-type="string" office:string-value="Nine Inch Heels: 3, Paul977: 10, bLOCKbOYgAMES: 3, Altima: 5, NoisyVelvet: 3, Odal: 7, Polri: 3, Scorpius: 1" calcext:value-type="string">
            <text:p>Nine Inch Heels: 3, Paul977: 10, bLOCKbOYgAMES: 3, Altima: 5, NoisyVelvet: 3, Odal: 7, Polri: 3, Scorpius: 1</text:p>
          </table:table-cell>
          <table:table-cell table:style-name="ce11" table:formula="of:=SUMPRODUCT(NOT(ISBLANK([.I47:.AMJ47])))"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5" calcext:value-type="float">
            <text:p>45</text:p>
          </table:table-cell>
          <table:table-cell table:formula="of:=SUM([.I48:.AMJ48])" office:value-type="float" office:value="34" calcext:value-type="float">
            <text:p>34</text:p>
          </table:table-cell>
          <table:table-cell office:value-type="string" calcext:value-type="string">
            <text:p>The Plutonia Experiment</text:p>
          </table:table-cell>
          <table:table-cell office:value-type="string" calcext:value-type="string">
            <text:p><text:a xlink:href="https://doomwiki.org/wiki/The_Plutonia_Experiment" xlink:type="simple">https://doomwiki.org/wiki/The_Plutonia_Experiment</text:a></text:p>
          </table:table-cell>
          <table:table-cell office:value-type="float" office:value="1996" calcext:value-type="float">
            <text:p>1996</text:p>
          </table:table-cell>
          <table:table-cell table:style-name="ce10" table:number-matrix-columns-spanned="1" table:number-matrix-rows-spanned="1" table:formula="of:=COM.MICROSOFT.TEXTJOIN(&quot;, &quot;; 1; IF(ISBLANK([.I48:.AMJ48]); &quot;&quot;; [.I$2:.AMJ$2] &amp; &quot;: &quot; &amp; [.I48:.AMJ48]))" office:value-type="string" office:string-value="guitardz: 5, purist: 5, termrork: 5, Tartlman: 1, Worm318: 2, DOEL: 6, Deadwing: 10" calcext:value-type="string">
            <text:p>guitardz: 5, purist: 5, termrork: 5, Tartlman: 1, Worm318: 2, DOEL: 6, Deadwing: 10</text:p>
          </table:table-cell>
          <table:table-cell table:style-name="ce11" table:formula="of:=SUMPRODUCT(NOT(ISBLANK([.I48:.AMJ48])))" office:value-type="float" office:value="7" calcext:value-type="float">
            <text:p>7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5" calcext:value-type="float">
            <text:p>45</text:p>
          </table:table-cell>
          <table:table-cell table:formula="of:=SUM([.I49:.AMJ49])" office:value-type="float" office:value="34" calcext:value-type="float">
            <text:p>34</text:p>
          </table:table-cell>
          <table:table-cell office:value-type="string" calcext:value-type="string">
            <text:p>The Ultimate Torment &amp; Torture</text:p>
          </table:table-cell>
          <table:table-cell office:value-type="string" calcext:value-type="string">
            <text:p><text:a xlink:href="https://www.doomworld.com/idgames/levels/doom2/Ports/s-u/tutnt" xlink:type="simple">https://www.doomworld.com/idgames/levels/doom2/Ports/s-u/tutnt</text:a></text:p>
          </table:table-cell>
          <table:table-cell office:value-type="float" office:value="2007" calcext:value-type="float">
            <text:p>2007</text:p>
          </table:table-cell>
          <table:table-cell table:style-name="ce10" table:number-matrix-columns-spanned="1" table:number-matrix-rows-spanned="1" table:formula="of:=COM.MICROSOFT.TEXTJOIN(&quot;, &quot;; 1; IF(ISBLANK([.I49:.AMJ49]); &quot;&quot;; [.I$2:.AMJ$2] &amp; &quot;: &quot; &amp; [.I49:.AMJ49]))" office:value-type="string" office:string-value="HyperLuke: 8, Talvi: 4, Greyenko: 4, TechnoDoomed1: 2, TheMightyHeracross: 3, ReaperAA: 4, Ziad EL Zein: 5, Ivory Duke: 4" calcext:value-type="string">
            <text:p>HyperLuke: 8, Talvi: 4, Greyenko: 4, TechnoDoomed1: 2, TheMightyHeracross: 3, ReaperAA: 4, Ziad EL Zein: 5, Ivory Duke: 4</text:p>
          </table:table-cell>
          <table:table-cell table:style-name="ce11" table:formula="of:=SUMPRODUCT(NOT(ISBLANK([.I49:.AMJ49])))" office:value-type="float" office:value="8" calcext:value-type="float">
            <text:p>8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906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7" calcext:value-type="float">
            <text:p>47</text:p>
          </table:table-cell>
          <table:table-cell table:formula="of:=SUM([.I50:.AMJ50])" office:value-type="float" office:value="33" calcext:value-type="float">
            <text:p>33</text:p>
          </table:table-cell>
          <table:table-cell office:value-type="string" calcext:value-type="string">
            <text:p>Cyberdreams</text:p>
          </table:table-cell>
          <table:table-cell office:value-type="string" calcext:value-type="string">
            <text:p><text:a xlink:href="https://www.doomworld.com/idgames/levels/doom2/megawads/cydreams" xlink:type="simple">https://www.doomworld.com/idgames/levels/doom2/megawads/cydreams</text:a></text:p>
          </table:table-cell>
          <table:table-cell office:value-type="float" office:value="1998" calcext:value-type="float">
            <text:p>1998</text:p>
          </table:table-cell>
          <table:table-cell table:style-name="ce10" table:number-matrix-columns-spanned="1" table:number-matrix-rows-spanned="1" table:formula="of:=COM.MICROSOFT.TEXTJOIN(&quot;, &quot;; 1; IF(ISBLANK([.I50:.AMJ50]); &quot;&quot;; [.I$2:.AMJ$2] &amp; &quot;: &quot; &amp; [.I50:.AMJ50]))" office:value-type="string" office:string-value="42PercentHealth: 3, ShoDemo: 1, 7hm: 7, justsomemusicguy: 3, bonnie: 7, NoisyVelvet: 4, TheNerdTurtle2: 3, termrork: 5" calcext:value-type="string">
            <text:p>42PercentHealth: 3, ShoDemo: 1, 7hm: 7, justsomemusicguy: 3, bonnie: 7, NoisyVelvet: 4, TheNerdTurtle2: 3, termrork: 5</text:p>
          </table:table-cell>
          <table:table-cell table:style-name="ce11" table:formula="of:=SUMPRODUCT(NOT(ISBLANK([.I50:.AMJ50]))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18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7" calcext:value-type="float">
            <text:p>47</text:p>
          </table:table-cell>
          <table:table-cell table:formula="of:=SUM([.I51:.AMJ51])" office:value-type="float" office:value="33" calcext:value-type="float">
            <text:p>33</text:p>
          </table:table-cell>
          <table:table-cell office:value-type="string" calcext:value-type="string">
            <text:p>Icarus: Alien Vanguard</text:p>
          </table:table-cell>
          <table:table-cell office:value-type="string" calcext:value-type="string">
            <text:p><text:a xlink:href="https://www.doomworld.com/idgames/themes/TeamTNT/icarus/icarus" xlink:type="simple">https://www.doomworld.com/idgames/themes/TeamTNT/icarus/icarus</text:a></text:p>
          </table:table-cell>
          <table:table-cell office:value-type="float" office:value="1996" calcext:value-type="float">
            <text:p>1996</text:p>
          </table:table-cell>
          <table:table-cell table:style-name="ce10" table:number-matrix-columns-spanned="1" table:number-matrix-rows-spanned="1" table:formula="of:=COM.MICROSOFT.TEXTJOIN(&quot;, &quot;; 1; IF(ISBLANK([.I51:.AMJ51]); &quot;&quot;; [.I$2:.AMJ$2] &amp; &quot;: &quot; &amp; [.I51:.AMJ51]))" office:value-type="string" office:string-value="Ralphis: 6, Grazza: 8, roadworx: 3, T-Rex: 3, StoneMason: 5, valkiriforce: 8" calcext:value-type="string">
            <text:p>Ralphis: 6, Grazza: 8, roadworx: 3, T-Rex: 3, StoneMason: 5, valkiriforce: 8</text:p>
          </table:table-cell>
          <table:table-cell table:style-name="ce11" table:formula="of:=SUMPRODUCT(NOT(ISBLANK([.I51:.AMJ51])))" office:value-type="float" office:value="6" calcext:value-type="float">
            <text:p>6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960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7" calcext:value-type="float">
            <text:p>47</text:p>
          </table:table-cell>
          <table:table-cell table:formula="of:=SUM([.I52:.AMJ52])" office:value-type="float" office:value="33" calcext:value-type="float">
            <text:p>33</text:p>
          </table:table-cell>
          <table:table-cell office:value-type="string" calcext:value-type="string">
            <text:p>Swim With the Whales</text:p>
          </table:table-cell>
          <table:table-cell office:value-type="string" calcext:value-type="string">
            <text:p><text:a xlink:href="https://www.doomworld.com/idgames/levels/doom2/Ports/s-u/swtw" xlink:type="simple">https://www.doomworld.com/idgames/levels/doom2/Ports/s-u/swtw</text:a></text:p>
          </table:table-cell>
          <table:table-cell office:value-type="float" office:value="2013" calcext:value-type="float">
            <text:p>2013</text:p>
          </table:table-cell>
          <table:table-cell table:style-name="ce10" table:number-matrix-columns-spanned="1" table:number-matrix-rows-spanned="1" table:formula="of:=COM.MICROSOFT.TEXTJOIN(&quot;, &quot;; 1; IF(ISBLANK([.I52:.AMJ52]); &quot;&quot;; [.I$2:.AMJ$2] &amp; &quot;: &quot; &amp; [.I52:.AMJ52]))" office:value-type="string" office:string-value="WH-Wilou84: 2, Nate River: 9, Soundblock: 3, Lazorinc: 6, Nirvana: 10, NoisyVelvet: 3" calcext:value-type="string">
            <text:p>WH-Wilou84: 2, Nate River: 9, Soundblock: 3, Lazorinc: 6, Nirvana: 10, NoisyVelvet: 3</text:p>
          </table:table-cell>
          <table:table-cell table:style-name="ce11" table:formula="of:=SUMPRODUCT(NOT(ISBLANK([.I52:.AMJ52])))" office:value-type="float" office:value="6" calcext:value-type="float">
            <text:p>6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50" calcext:value-type="float">
            <text:p>50</text:p>
          </table:table-cell>
          <table:table-cell table:formula="of:=SUM([.I53:.AMJ53])" office:value-type="float" office:value="32" calcext:value-type="float">
            <text:p>32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<text:a xlink:href="https://www.doomworld.com/idgames/levels/doom2/megawads/strain10" xlink:type="simple">https://www.doomworld.com/idgames/levels/doom2/megawads/strain10</text:a></text:p>
          </table:table-cell>
          <table:table-cell office:value-type="float" office:value="1997" calcext:value-type="float">
            <text:p>1997</text:p>
          </table:table-cell>
          <table:table-cell table:style-name="ce10" table:number-matrix-columns-spanned="1" table:number-matrix-rows-spanned="1" table:formula="of:=COM.MICROSOFT.TEXTJOIN(&quot;, &quot;; 1; IF(ISBLANK([.I53:.AMJ53]); &quot;&quot;; [.I$2:.AMJ$2] &amp; &quot;: &quot; &amp; [.I53:.AMJ53]))" office:value-type="string" office:string-value="Grazza: 6, ella guro: 4, roadworx: 6, JudgeDeadd: 1, T-Rex: 1, Squadallah: 9, smeghammer: 5" calcext:value-type="string">
            <text:p>Grazza: 6, ella guro: 4, roadworx: 6, JudgeDeadd: 1, T-Rex: 1, Squadallah: 9, smeghammer: 5</text:p>
          </table:table-cell>
          <table:table-cell table:style-name="ce11" table:formula="of:=SUMPRODUCT(NOT(ISBLANK([.I53:.AMJ53])))" office:value-type="float" office:value="7" calcext:value-type="float">
            <text:p>7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897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1" calcext:value-type="float">
            <text:p>51</text:p>
          </table:table-cell>
          <table:table-cell table:formula="of:=SUM([.I54:.AMJ54])" office:value-type="float" office:value="31" calcext:value-type="float">
            <text:p>31</text:p>
          </table:table-cell>
          <table:table-cell office:value-type="string" calcext:value-type="string">
            <text:p>Chillax</text:p>
          </table:table-cell>
          <table:table-cell office:value-type="string" calcext:value-type="string">
            <text:p><text:a xlink:href="http://www.theultimatedoom.com/download/chillax-v9.7.3_fixes_by_HiM_v1.1.zip" xlink:type="simple">http://www.theultimatedoom.com/download/chillax-v9.7.3_fixes_by_HiM_v1.1.zip</text:a></text:p>
          </table:table-cell>
          <table:table-cell office:value-type="float" office:value="2010" calcext:value-type="float">
            <text:p>2010</text:p>
          </table:table-cell>
          <table:table-cell table:style-name="ce10" table:number-matrix-columns-spanned="1" table:number-matrix-rows-spanned="1" table:formula="of:=COM.MICROSOFT.TEXTJOIN(&quot;, &quot;; 1; IF(ISBLANK([.I54:.AMJ54]); &quot;&quot;; [.I$2:.AMJ$2] &amp; &quot;: &quot; &amp; [.I54:.AMJ54]))" office:value-type="string" office:string-value="Nine Inch Heels: 4, AnonimVio: 5, fveitsi: 5, Outrageous Videos: 3, Simomarchi: 2, Gaia74: 5, maxmanium: 1, waciej: 6" calcext:value-type="string">
            <text:p>Nine Inch Heels: 4, AnonimVio: 5, fveitsi: 5, Outrageous Videos: 3, Simomarchi: 2, Gaia74: 5, maxmanium: 1, waciej: 6</text:p>
          </table:table-cell>
          <table:table-cell table:style-name="ce11" table:formula="of:=SUMPRODUCT(NOT(ISBLANK([.I54:.AMJ54])))"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6" calcext:value-type="float">
            <text:p>6</text:p>
          </table:table-cell>
          <table:table-cell table:number-columns-repeated="887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1" calcext:value-type="float">
            <text:p>51</text:p>
          </table:table-cell>
          <table:table-cell table:formula="of:=SUM([.I55:.AMJ55])" office:value-type="float" office:value="31" calcext:value-type="float">
            <text:p>31</text:p>
          </table:table-cell>
          <table:table-cell office:value-type="string" calcext:value-type="string">
            <text:p>Lost civilization</text:p>
          </table:table-cell>
          <table:table-cell office:value-type="string" calcext:value-type="string">
            <text:p><text:a xlink:href="https://www.doomworld.com/forum/topic/100842-rc-lost-civilization-episode-1-feedback-appreciated/" xlink:type="simple">https://www.doomworld.com/forum/topic/100842-rc-lost-civilization-episode-1-feedback-appreciated/</text:a></text:p>
          </table:table-cell>
          <table:table-cell office:value-type="float" office:value="2018" calcext:value-type="float">
            <text:p>2018</text:p>
          </table:table-cell>
          <table:table-cell table:style-name="ce10" table:number-matrix-columns-spanned="1" table:number-matrix-rows-spanned="1" table:formula="of:=COM.MICROSOFT.TEXTJOIN(&quot;, &quot;; 1; IF(ISBLANK([.I55:.AMJ55]); &quot;&quot;; [.I$2:.AMJ$2] &amp; &quot;: &quot; &amp; [.I55:.AMJ55]))" office:value-type="string" office:string-value="OniriA: 9, rdwpa: 8, Endless: 8, Snikle: 6" calcext:value-type="string">
            <text:p>OniriA: 9, rdwpa: 8, Endless: 8, Snikle: 6</text:p>
          </table:table-cell>
          <table:table-cell table:style-name="ce11" table:formula="of:=SUMPRODUCT(NOT(ISBLANK([.I55:.AMJ55])))" office:value-type="float" office:value="4" calcext:value-type="float">
            <text:p>4</text:p>
          </table:table-cell>
          <table:table-cell table:number-columns-repeated="10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883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3" calcext:value-type="float">
            <text:p>53</text:p>
          </table:table-cell>
          <table:table-cell table:formula="of:=SUM([.I56:.AMJ56])" office:value-type="float" office:value="30" calcext:value-type="float">
            <text:p>30</text:p>
          </table:table-cell>
          <table:table-cell office:value-type="string" calcext:value-type="string">
            <text:p>Brutal Doom: Hell on Earth Starter Pack (Extermination Day)</text:p>
          </table:table-cell>
          <table:table-cell office:value-type="string" calcext:value-type="string">
            <text:p><text:a xlink:href="http://www.moddb.com/mods/brutal-doom/downloads/brutal-doom-hell-on-earth-starter-pack" xlink:type="simple">http://www.moddb.com/mods/brutal-doom/downloads/brutal-doom-hell-on-earth-starter-pack</text:a></text:p>
          </table:table-cell>
          <table:table-cell office:value-type="float" office:value="2016" calcext:value-type="float">
            <text:p>2016</text:p>
          </table:table-cell>
          <table:table-cell table:style-name="ce10" table:number-matrix-columns-spanned="1" table:number-matrix-rows-spanned="1" table:formula="of:=COM.MICROSOFT.TEXTJOIN(&quot;, &quot;; 1; IF(ISBLANK([.I56:.AMJ56]); &quot;&quot;; [.I$2:.AMJ$2] &amp; &quot;: &quot; &amp; [.I56:.AMJ56]))" office:value-type="string" office:string-value="TechnoDoomed1: 9, Squadallah: 8, ReaperAA: 7, DoomDork: 2, Deflektor: 4" calcext:value-type="string">
            <text:p>TechnoDoomed1: 9, Squadallah: 8, ReaperAA: 7, DoomDork: 2, Deflektor: 4</text:p>
          </table:table-cell>
          <table:table-cell table:style-name="ce11" table:formula="of:=SUMPRODUCT(NOT(ISBLANK([.I56:.AMJ56])))" office:value-type="float" office:value="5" calcext:value-type="float">
            <text:p>5</text:p>
          </table:table-cell>
          <table:table-cell table:number-columns-repeated="54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92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3" calcext:value-type="float">
            <text:p>53</text:p>
          </table:table-cell>
          <table:table-cell table:formula="of:=SUM([.I57:.AMJ57])" office:value-type="float" office:value="30" calcext:value-type="float">
            <text:p>30</text:p>
          </table:table-cell>
          <table:table-cell office:value-type="string" calcext:value-type="string">
            <text:p>Knee-Deep in ZDoom</text:p>
          </table:table-cell>
          <table:table-cell office:value-type="string" calcext:value-type="string">
            <text:p><text:a xlink:href="https://www.doomworld.com/idgames/levels/doom/Ports/megawads/kdizd_12" xlink:type="simple">https://www.doomworld.com/idgames/levels/doom/Ports/megawads/kdizd_12</text:a></text:p>
          </table:table-cell>
          <table:table-cell office:value-type="float" office:value="2013" calcext:value-type="float">
            <text:p>2013</text:p>
          </table:table-cell>
          <table:table-cell table:style-name="ce10" table:number-matrix-columns-spanned="1" table:number-matrix-rows-spanned="1" table:formula="of:=COM.MICROSOFT.TEXTJOIN(&quot;, &quot;; 1; IF(ISBLANK([.I57:.AMJ57]); &quot;&quot;; [.I$2:.AMJ$2] &amp; &quot;: &quot; &amp; [.I57:.AMJ57]))" office:value-type="string" office:string-value="Graf Zahl: 6, Voltcom9: 7, tchkb: 2, Apaul27: 7, 4everDoomed: 5, Rince-wind: 1, Jaromir Bergmann: 2" calcext:value-type="string">
            <text:p>Graf Zahl: 6, Voltcom9: 7, tchkb: 2, Apaul27: 7, 4everDoomed: 5, Rince-wind: 1, Jaromir Bergmann: 2</text:p>
          </table:table-cell>
          <table:table-cell table:style-name="ce11" table:formula="of:=SUMPRODUCT(NOT(ISBLANK([.I57:.AMJ57])))" office:value-type="float" office:value="7" calcext:value-type="float">
            <text:p>7</text:p>
          </table:table-cell>
          <table:table-cell table:number-columns-repeated="21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23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3" calcext:value-type="float">
            <text:p>53</text:p>
          </table:table-cell>
          <table:table-cell table:formula="of:=SUM([.I58:.AMJ58])" office:value-type="float" office:value="30" calcext:value-type="float">
            <text:p>30</text:p>
          </table:table-cell>
          <table:table-cell office:value-type="string" calcext:value-type="string">
            <text:p>Tech Gone Bad</text:p>
          </table:table-cell>
          <table:table-cell office:value-type="string" calcext:value-type="string">
            <text:p><text:a xlink:href="https://www.doomworld.com/idgames/levels/doom/Ports/d-f/e1m8b" xlink:type="simple">https://www.doomworld.com/idgames/levels/doom/Ports/d-f/e1m8b</text:a></text:p>
          </table:table-cell>
          <table:table-cell office:value-type="float" office:value="2016" calcext:value-type="float">
            <text:p>2016</text:p>
          </table:table-cell>
          <table:table-cell table:style-name="ce10" table:number-matrix-columns-spanned="1" table:number-matrix-rows-spanned="1" table:formula="of:=COM.MICROSOFT.TEXTJOIN(&quot;, &quot;; 1; IF(ISBLANK([.I58:.AMJ58]); &quot;&quot;; [.I$2:.AMJ$2] &amp; &quot;: &quot; &amp; [.I58:.AMJ58]))" office:value-type="string" office:string-value="Jaws In Space: 5, guitardz: 5, Nancsi: 8, Diabolución: 5, Jaromir Bergmann: 1, Marn: 5, DooM Bear: 1" calcext:value-type="string">
            <text:p>Jaws In Space: 5, guitardz: 5, Nancsi: 8, Diabolución: 5, Jaromir Bergmann: 1, Marn: 5, DooM Bear: 1</text:p>
          </table:table-cell>
          <table:table-cell table:style-name="ce11" table:formula="of:=SUMPRODUCT(NOT(ISBLANK([.I58:.AMJ58])))"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7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90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6" calcext:value-type="float">
            <text:p>56</text:p>
          </table:table-cell>
          <table:table-cell table:formula="of:=SUM([.I59:.AMJ59])" office:value-type="float" office:value="29" calcext:value-type="float">
            <text:p>29</text:p>
          </table:table-cell>
          <table:table-cell office:value-type="string" calcext:value-type="string">
            <text:p>Disturbia</text:p>
          </table:table-cell>
          <table:table-cell office:value-type="string" calcext:value-type="string">
            <text:p><text:a xlink:href="https://www.doomworld.com/idgames/levels/doom2/Ports/d-f/distrbia" xlink:type="simple">https://www.doomworld.com/idgames/levels/doom2/Ports/d-f/distrbia</text:a></text:p>
          </table:table-cell>
          <table:table-cell office:value-type="float" office:value="2009" calcext:value-type="float">
            <text:p>2009</text:p>
          </table:table-cell>
          <table:table-cell table:style-name="ce10" table:number-matrix-columns-spanned="1" table:number-matrix-rows-spanned="1" table:formula="of:=COM.MICROSOFT.TEXTJOIN(&quot;, &quot;; 1; IF(ISBLANK([.I59:.AMJ59]); &quot;&quot;; [.I$2:.AMJ$2] &amp; &quot;: &quot; &amp; [.I59:.AMJ59]))" office:value-type="string" office:string-value="Sky: 7, darkreaver: 10, Roofi: 6, Paul977: 6" calcext:value-type="string">
            <text:p>Sky: 7, darkreaver: 10, Roofi: 6, Paul977: 6</text:p>
          </table:table-cell>
          <table:table-cell table:style-name="ce11" table:formula="of:=SUMPRODUCT(NOT(ISBLANK([.I59:.AMJ59])))" office:value-type="float" office:value="4" calcext:value-type="float">
            <text:p>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35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970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7" calcext:value-type="float">
            <text:p>57</text:p>
          </table:table-cell>
          <table:table-cell table:formula="of:=SUM([.I60:.AMJ60])" office:value-type="float" office:value="28" calcext:value-type="float">
            <text:p>28</text:p>
          </table:table-cell>
          <table:table-cell office:value-type="string" calcext:value-type="string">
            <text:p>2002: A Doom Odyssey</text:p>
          </table:table-cell>
          <table:table-cell office:value-type="string" calcext:value-type="string">
            <text:p><text:a xlink:href="https://www.doomworld.com/idgames/levels/doom/Ports/megawads/2002ado" xlink:type="simple">https://www.doomworld.com/idgames/levels/doom/Ports/megawads/2002ado</text:a></text:p>
          </table:table-cell>
          <table:table-cell office:value-type="float" office:value="2002" calcext:value-type="float">
            <text:p>2002</text:p>
          </table:table-cell>
          <table:table-cell table:style-name="ce10" table:number-matrix-columns-spanned="1" table:number-matrix-rows-spanned="1" table:formula="of:=COM.MICROSOFT.TEXTJOIN(&quot;, &quot;; 1; IF(ISBLANK([.I60:.AMJ60]); &quot;&quot;; [.I$2:.AMJ$2] &amp; &quot;: &quot; &amp; [.I60:.AMJ60]))" office:value-type="string" office:string-value="soner du: 4, Philnemba: 8, tmorrow: 2, Red-XIII: 3, joepallai: 1, SilverMiner: 6, smeghammer: 3, Endless: 1" calcext:value-type="string">
            <text:p>soner du: 4, Philnemba: 8, tmorrow: 2, Red-XIII: 3, joepallai: 1, SilverMiner: 6, smeghammer: 3, Endless: 1</text:p>
          </table:table-cell>
          <table:table-cell table:style-name="ce11" table:formula="of:=SUMPRODUCT(NOT(ISBLANK([.I60:.AMJ60])))" office:value-type="float" office:value="8" calcext:value-type="float">
            <text:p>8</text:p>
          </table:table-cell>
          <table:table-cell table:number-columns-repeated="56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94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7" calcext:value-type="float">
            <text:p>57</text:p>
          </table:table-cell>
          <table:table-cell table:formula="of:=SUM([.I61:.AMJ61])" office:value-type="float" office:value="28" calcext:value-type="float">
            <text:p>28</text:p>
          </table:table-cell>
          <table:table-cell office:value-type="string" calcext:value-type="string">
            <text:p>Zone 300</text:p>
          </table:table-cell>
          <table:table-cell office:value-type="string" calcext:value-type="string">
            <text:p><text:a xlink:href="https://www.doomworld.com/idgames/levels/doom2/megawads/zone300" xlink:type="simple">https://www.doomworld.com/idgames/levels/doom2/megawads/zone300</text:a></text:p>
          </table:table-cell>
          <table:table-cell office:value-type="float" office:value="2013" calcext:value-type="float">
            <text:p>2013</text:p>
          </table:table-cell>
          <table:table-cell table:style-name="ce10" table:number-matrix-columns-spanned="1" table:number-matrix-rows-spanned="1" table:formula="of:=COM.MICROSOFT.TEXTJOIN(&quot;, &quot;; 1; IF(ISBLANK([.I61:.AMJ61]); &quot;&quot;; [.I$2:.AMJ$2] &amp; &quot;: &quot; &amp; [.I61:.AMJ61]))" office:value-type="string" office:string-value="Voltcom9: 8, Soundblock: 3, Bryan T: 2, purist: 3, maxmanium: 8, ASaltShaker: 4" calcext:value-type="string">
            <text:p>Voltcom9: 8, Soundblock: 3, Bryan T: 2, purist: 3, maxmanium: 8, ASaltShaker: 4</text:p>
          </table:table-cell>
          <table:table-cell table:style-name="ce11" table:formula="of:=SUMPRODUCT(NOT(ISBLANK([.I61:.AMJ61])))" office:value-type="float" office:value="6" calcext:value-type="float">
            <text:p>6</text:p>
          </table:table-cell>
          <table:table-cell table:number-columns-repeated="22"/>
          <table:table-cell office:value-type="float" office:value="8" calcext:value-type="float">
            <text:p>8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32"/>
          <table:table-cell office:value-type="float" office:value="4" calcext:value-type="float">
            <text:p>4</text:p>
          </table:table-cell>
          <table:table-cell table:number-columns-repeated="889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9" calcext:value-type="float">
            <text:p>59</text:p>
          </table:table-cell>
          <table:table-cell table:formula="of:=SUM([.I62:.AMJ62])" office:value-type="float" office:value="27" calcext:value-type="float">
            <text:p>27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<text:a xlink:href="https://www.doomworld.com/idgames/levels/doom2/Ports/a-c/breach" xlink:type="simple">https://www.doomworld.com/idgames/levels/doom2/Ports/a-c/breach</text:a></text:p>
          </table:table-cell>
          <table:table-cell office:value-type="float" office:value="2017" calcext:value-type="float">
            <text:p>2017</text:p>
          </table:table-cell>
          <table:table-cell table:style-name="ce10" table:number-matrix-columns-spanned="1" table:number-matrix-rows-spanned="1" table:formula="of:=COM.MICROSOFT.TEXTJOIN(&quot;, &quot;; 1; IF(ISBLANK([.I62:.AMJ62]); &quot;&quot;; [.I$2:.AMJ$2] &amp; &quot;: &quot; &amp; [.I62:.AMJ62]))" office:value-type="string" office:string-value="Jaws In Space: 7, Dime: 10, guitardz: 2, Nancsi: 1, Jaromir Bergmann: 4, smeghammer: 3" calcext:value-type="string">
            <text:p>Jaws In Space: 7, Dime: 10, guitardz: 2, Nancsi: 1, Jaromir Bergmann: 4, smeghammer: 3</text:p>
          </table:table-cell>
          <table:table-cell table:style-name="ce11" table:formula="of:=SUMPRODUCT(NOT(ISBLANK([.I62:.AMJ62])))" office:value-type="float" office:value="6" calcext:value-type="float">
            <text:p>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60" calcext:value-type="float">
            <text:p>60</text:p>
          </table:table-cell>
          <table:table-cell table:formula="of:=SUM([.I63:.AMJ63])" office:value-type="float" office:value="26" calcext:value-type="float">
            <text:p>26</text:p>
          </table:table-cell>
          <table:table-cell office:value-type="string" calcext:value-type="string">
            <text:p>Deathless</text:p>
          </table:table-cell>
          <table:table-cell office:value-type="string" calcext:value-type="string">
            <text:p><text:a xlink:href="https://www.doomworld.com/forum/topic/103075-deathless-an-ultimate-doom-megawad-rc4/" xlink:type="simple">https://www.doomworld.com/forum/topic/103075-deathless-an-ultimate-doom-megawad-rc4/</text:a></text:p>
          </table:table-cell>
          <table:table-cell office:value-type="float" office:value="2018" calcext:value-type="float">
            <text:p>2018</text:p>
          </table:table-cell>
          <table:table-cell table:style-name="ce10" table:number-matrix-columns-spanned="1" table:number-matrix-rows-spanned="1" table:formula="of:=COM.MICROSOFT.TEXTJOIN(&quot;, &quot;; 1; IF(ISBLANK([.I63:.AMJ63]); &quot;&quot;; [.I$2:.AMJ$2] &amp; &quot;: &quot; &amp; [.I63:.AMJ63]))" office:value-type="string" office:string-value="TheMightyHeracross: 2, ReaperAA: 5, Worm318: 3, Makedounia: 9, Deadwing: 2, Warrex: 5" calcext:value-type="string">
            <text:p>TheMightyHeracross: 2, ReaperAA: 5, Worm318: 3, Makedounia: 9, Deadwing: 2, Warrex: 5</text:p>
          </table:table-cell>
          <table:table-cell table:style-name="ce11" table:formula="of:=SUMPRODUCT(NOT(ISBLANK([.I63:.AMJ63])))" office:value-type="float" office:value="6" calcext:value-type="float">
            <text:p>6</text:p>
          </table:table-cell>
          <table:table-cell table:number-columns-repeated="7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888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61" calcext:value-type="float">
            <text:p>61</text:p>
          </table:table-cell>
          <table:table-cell table:formula="of:=SUM([.I64:.AMJ64])" office:value-type="float" office:value="25" calcext:value-type="float">
            <text:p>25</text:p>
          </table:table-cell>
          <table:table-cell office:value-type="string" calcext:value-type="string">
            <text:p>DWANGO 5</text:p>
          </table:table-cell>
          <table:table-cell office:value-type="string" calcext:value-type="string">
            <text:p><text:a xlink:href="http://www.doom2.net/doom2/wads/DWANGO5.ZIP" xlink:type="simple">http://www.doom2.net/doom2/wads/DWANGO5.ZIP</text:a></text:p>
          </table:table-cell>
          <table:table-cell office:value-type="float" office:value="1995" calcext:value-type="float">
            <text:p>1995</text:p>
          </table:table-cell>
          <table:table-cell table:style-name="ce10" table:number-matrix-columns-spanned="1" table:number-matrix-rows-spanned="1" table:formula="of:=COM.MICROSOFT.TEXTJOIN(&quot;, &quot;; 1; IF(ISBLANK([.I64:.AMJ64]); &quot;&quot;; [.I$2:.AMJ$2] &amp; &quot;: &quot; &amp; [.I64:.AMJ64]))" office:value-type="string" office:string-value="Doomkid: 10, Ralphis: 7, antares031: 8" calcext:value-type="string">
            <text:p>Doomkid: 10, Ralphis: 7, antares031: 8</text:p>
          </table:table-cell>
          <table:table-cell table:style-name="ce11" table:formula="of:=SUMPRODUCT(NOT(ISBLANK([.I64:.AMJ64])))"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1" calcext:value-type="float">
            <text:p>61</text:p>
          </table:table-cell>
          <table:table-cell table:formula="of:=SUM([.I65:.AMJ65])" office:value-type="float" office:value="25" calcext:value-type="float">
            <text:p>25</text:p>
          </table:table-cell>
          <table:table-cell office:value-type="string" calcext:value-type="string">
            <text:p>Violence</text:p>
          </table:table-cell>
          <table:table-cell office:value-type="string" calcext:value-type="string">
            <text:p><text:a xlink:href="https://www.doomworld.com/idgames/levels/doom2/Ports/v-z/violence" xlink:type="simple">https://www.doomworld.com/idgames/levels/doom2/Ports/v-z/violence</text:a></text:p>
          </table:table-cell>
          <table:table-cell office:value-type="float" office:value="2015" calcext:value-type="float">
            <text:p>2015</text:p>
          </table:table-cell>
          <table:table-cell table:style-name="ce10" table:number-matrix-columns-spanned="1" table:number-matrix-rows-spanned="1" table:formula="of:=COM.MICROSOFT.TEXTJOIN(&quot;, &quot;; 1; IF(ISBLANK([.I65:.AMJ65]); &quot;&quot;; [.I$2:.AMJ$2] &amp; &quot;: &quot; &amp; [.I65:.AMJ65]))" office:value-type="string" office:string-value="Chamelenoel: 10, everennui: 4, Nate River: 2, Lorenz0: 9" calcext:value-type="string">
            <text:p>Chamelenoel: 10, everennui: 4, Nate River: 2, Lorenz0: 9</text:p>
          </table:table-cell>
          <table:table-cell table:style-name="ce11" table:formula="of:=SUMPRODUCT(NOT(ISBLANK([.I65:.AMJ65])))" office:value-type="float" office:value="4" calcext:value-type="float">
            <text:p>4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3"/>
          <table:table-cell office:value-type="float" office:value="9" calcext:value-type="float">
            <text:p>9</text:p>
          </table:table-cell>
          <table:table-cell table:number-columns-repeated="937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1" calcext:value-type="float">
            <text:p>61</text:p>
          </table:table-cell>
          <table:table-cell table:formula="of:=SUM([.I66:.AMJ66])" office:value-type="float" office:value="25" calcext:value-type="float">
            <text:p>25</text:p>
          </table:table-cell>
          <table:table-cell office:value-type="string" calcext:value-type="string">
            <text:p>ZDoom Community Map Project II</text:p>
          </table:table-cell>
          <table:table-cell office:value-type="string" calcext:value-type="string">
            <text:p><text:a xlink:href="https://www.doomworld.com/idgames/levels/doom2/Ports/megawads/zdcmp2" xlink:type="simple">https://www.doomworld.com/idgames/levels/doom2/Ports/megawads/zdcmp2</text:a></text:p>
          </table:table-cell>
          <table:table-cell office:value-type="float" office:value="2014" calcext:value-type="float">
            <text:p>2014</text:p>
          </table:table-cell>
          <table:table-cell table:style-name="ce10" table:number-matrix-columns-spanned="1" table:number-matrix-rows-spanned="1" table:formula="of:=COM.MICROSOFT.TEXTJOIN(&quot;, &quot;; 1; IF(ISBLANK([.I66:.AMJ66]); &quot;&quot;; [.I$2:.AMJ$2] &amp; &quot;: &quot; &amp; [.I66:.AMJ66]))" office:value-type="string" office:string-value="Graf Zahl: 10, Phobus: 9, TechnoDoomed1: 6" calcext:value-type="string">
            <text:p>Graf Zahl: 10, Phobus: 9, TechnoDoomed1: 6</text:p>
          </table:table-cell>
          <table:table-cell table:style-name="ce11" table:formula="of:=SUMPRODUCT(NOT(ISBLANK([.I66:.AMJ66])))" office:value-type="float" office:value="3" calcext:value-type="float">
            <text:p>3</text:p>
          </table:table-cell>
          <table:table-cell table:number-columns-repeated="21"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961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4" calcext:value-type="float">
            <text:p>64</text:p>
          </table:table-cell>
          <table:table-cell table:formula="of:=SUM([.I67:.AMJ67])" office:value-type="float" office:value="24" calcext:value-type="float">
            <text:p>24</text:p>
          </table:table-cell>
          <table:table-cell office:value-type="string" calcext:value-type="string">
            <text:p>Newgothic Movement 2</text:p>
          </table:table-cell>
          <table:table-cell office:value-type="string" calcext:value-type="string">
            <text:p><text:a xlink:href="https://www.doomworld.com/idgames/levels/doom2/Ports/megawads/ngmvmt2" xlink:type="simple">https://www.doomworld.com/idgames/levels/doom2/Ports/megawads/ngmvmt2</text:a></text:p>
          </table:table-cell>
          <table:table-cell office:value-type="float" office:value="2017" calcext:value-type="float">
            <text:p>2017</text:p>
          </table:table-cell>
          <table:table-cell table:style-name="ce10" table:number-matrix-columns-spanned="1" table:number-matrix-rows-spanned="1" table:formula="of:=COM.MICROSOFT.TEXTJOIN(&quot;, &quot;; 1; IF(ISBLANK([.I67:.AMJ67]); &quot;&quot;; [.I$2:.AMJ$2] &amp; &quot;: &quot; &amp; [.I67:.AMJ67]))" office:value-type="string" office:string-value="Nine Inch Heels: 8, ShoDemo: 2, Outrageous Videos: 9, Nazgul9: 5" calcext:value-type="string">
            <text:p>Nine Inch Heels: 8, ShoDemo: 2, Outrageous Videos: 9, Nazgul9: 5</text:p>
          </table:table-cell>
          <table:table-cell table:style-name="ce11" table:formula="of:=SUMPRODUCT(NOT(ISBLANK([.I67:.AMJ67])))"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9" calcext:value-type="float">
            <text:p>9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14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4" calcext:value-type="float">
            <text:p>64</text:p>
          </table:table-cell>
          <table:table-cell table:formula="of:=SUM([.I68:.AMJ68])" office:value-type="float" office:value="24" calcext:value-type="float">
            <text:p>24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<text:a xlink:href="https://www.doomworld.com/idgames/levels/doom2/Ports/m-o/nuts" xlink:type="simple">https://www.doomworld.com/idgames/levels/doom2/Ports/m-o/nuts</text:a></text:p>
          </table:table-cell>
          <table:table-cell office:value-type="float" office:value="2001" calcext:value-type="float">
            <text:p>2001</text:p>
          </table:table-cell>
          <table:table-cell table:style-name="ce10" table:number-matrix-columns-spanned="1" table:number-matrix-rows-spanned="1" table:formula="of:=COM.MICROSOFT.TEXTJOIN(&quot;, &quot;; 1; IF(ISBLANK([.I68:.AMJ68]); &quot;&quot;; [.I$2:.AMJ$2] &amp; &quot;: &quot; &amp; [.I68:.AMJ68]))" office:value-type="string" office:string-value="Chamelenoel: 6, AnonimVio: 9, roadworx: 4, E.M.: 5" calcext:value-type="string">
            <text:p>Chamelenoel: 6, AnonimVio: 9, roadworx: 4, E.M.: 5</text:p>
          </table:table-cell>
          <table:table-cell table:style-name="ce11" table:formula="of:=SUMPRODUCT(NOT(ISBLANK([.I68:.AMJ68])))" office:value-type="float" office:value="4" calcext:value-type="float">
            <text:p>4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9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4" calcext:value-type="float">
            <text:p>64</text:p>
          </table:table-cell>
          <table:table-cell table:formula="of:=SUM([.I69:.AMJ69])" office:value-type="float" office:value="24" calcext:value-type="float">
            <text:p>24</text:p>
          </table:table-cell>
          <table:table-cell office:value-type="string" calcext:value-type="string">
            <text:p>Perdition's Gate</text:p>
          </table:table-cell>
          <table:table-cell office:value-type="string" calcext:value-type="string">
            <text:p><text:a xlink:href="http://www.mustaine.com/about/video-game-work/perditions-gate/" xlink:type="simple">http://www.mustaine.com/about/video-game-work/perditions-gate/</text:a></text:p>
          </table:table-cell>
          <table:table-cell office:value-type="float" office:value="1996" calcext:value-type="float">
            <text:p>1996</text:p>
          </table:table-cell>
          <table:table-cell table:style-name="ce10" table:number-matrix-columns-spanned="1" table:number-matrix-rows-spanned="1" table:formula="of:=COM.MICROSOFT.TEXTJOIN(&quot;, &quot;; 1; IF(ISBLANK([.I69:.AMJ69]); &quot;&quot;; [.I$2:.AMJ$2] &amp; &quot;: &quot; &amp; [.I69:.AMJ69]))" office:value-type="string" office:string-value="Vorpal: 5, Nate River: 1, bonnie: 10, P41R47: 3, E.M.: 5" calcext:value-type="string">
            <text:p>Vorpal: 5, Nate River: 1, bonnie: 10, P41R47: 3, E.M.: 5</text:p>
          </table:table-cell>
          <table:table-cell table:style-name="ce11" table:formula="of:=SUMPRODUCT(NOT(ISBLANK([.I69:.AMJ69])))"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4" calcext:value-type="float">
            <text:p>64</text:p>
          </table:table-cell>
          <table:table-cell table:formula="of:=SUM([.I70:.AMJ70])" office:value-type="float" office:value="24" calcext:value-type="float">
            <text:p>24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<text:a xlink:href="https://www.doomworld.com/idgames/levels/doom2/Ports/s-u/unloved" xlink:type="simple">https://www.doomworld.com/idgames/levels/doom2/Ports/s-u/unloved</text:a></text:p>
          </table:table-cell>
          <table:table-cell office:value-type="float" office:value="2010" calcext:value-type="float">
            <text:p>2010</text:p>
          </table:table-cell>
          <table:table-cell table:style-name="ce10" table:number-matrix-columns-spanned="1" table:number-matrix-rows-spanned="1" table:formula="of:=COM.MICROSOFT.TEXTJOIN(&quot;, &quot;; 1; IF(ISBLANK([.I70:.AMJ70]); &quot;&quot;; [.I$2:.AMJ$2] &amp; &quot;: &quot; &amp; [.I70:.AMJ70]))" office:value-type="string" office:string-value="MFG38: 1, everennui: 8, bonnie: 10, TechnoDoomed1: 3, Payload4367: 2" calcext:value-type="string">
            <text:p>MFG38: 1, everennui: 8, bonnie: 10, TechnoDoomed1: 3, Payload4367: 2</text:p>
          </table:table-cell>
          <table:table-cell table:style-name="ce11" table:formula="of:=SUMPRODUCT(NOT(ISBLANK([.I70:.AMJ70])))"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8" calcext:value-type="float">
            <text:p>68</text:p>
          </table:table-cell>
          <table:table-cell table:formula="of:=SUM([.I71:.AMJ71])" office:value-type="float" office:value="23" calcext:value-type="float">
            <text:p>23</text:p>
          </table:table-cell>
          <table:table-cell office:value-type="string" calcext:value-type="string">
            <text:p>Demonfear</text:p>
          </table:table-cell>
          <table:table-cell office:value-type="string" calcext:value-type="string">
            <text:p><text:a xlink:href="https://www.doomworld.com/idgames/levels/doom2/megawads/dmonfear" xlink:type="simple">https://www.doomworld.com/idgames/levels/doom2/megawads/dmonfear</text:a></text:p>
          </table:table-cell>
          <table:table-cell office:value-type="float" office:value="2000" calcext:value-type="float">
            <text:p>2000</text:p>
          </table:table-cell>
          <table:table-cell table:style-name="ce10" table:number-matrix-columns-spanned="1" table:number-matrix-rows-spanned="1" table:formula="of:=COM.MICROSOFT.TEXTJOIN(&quot;, &quot;; 1; IF(ISBLANK([.I71:.AMJ71]); &quot;&quot;; [.I$2:.AMJ$2] &amp; &quot;: &quot; &amp; [.I71:.AMJ71]))" office:value-type="string" office:string-value="roadworx: 8, soner du: 3, Philnemba: 3, NaZa: 1, P41R47: 3, Marn: 5" calcext:value-type="string">
            <text:p>roadworx: 8, soner du: 3, Philnemba: 3, NaZa: 1, P41R47: 3, Marn: 5</text:p>
          </table:table-cell>
          <table:table-cell table:style-name="ce11" table:formula="of:=SUMPRODUCT(NOT(ISBLANK([.I71:.AMJ71])))" office:value-type="float" office:value="6" calcext:value-type="float">
            <text:p>6</text:p>
          </table:table-cell>
          <table:table-cell table:number-columns-repeated="30"/>
          <table:table-cell office:value-type="float" office:value="8" calcext:value-type="float">
            <text:p>8</text:p>
          </table:table-cell>
          <table:table-cell table:number-columns-repeated="25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6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91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8" calcext:value-type="float">
            <text:p>68</text:p>
          </table:table-cell>
          <table:table-cell table:formula="of:=SUM([.I72:.AMJ72])" office:value-type="float" office:value="23" calcext:value-type="float">
            <text:p>23</text:p>
          </table:table-cell>
          <table:table-cell office:value-type="string" calcext:value-type="string">
            <text:p>Eternal Slumber Party</text:p>
          </table:table-cell>
          <table:table-cell office:value-type="string" calcext:value-type="string">
            <text:p><text:a xlink:href="http://www.moddb.com/games/doom-ii/addons/eternal-slumber-party-v2" xlink:type="simple">http://www.moddb.com/games/doom-ii/addons/eternal-slumber-party-v2</text:a></text:p>
          </table:table-cell>
          <table:table-cell office:value-type="float" office:value="2015" calcext:value-type="float">
            <text:p>2015</text:p>
          </table:table-cell>
          <table:table-cell table:style-name="ce10" table:number-matrix-columns-spanned="1" table:number-matrix-rows-spanned="1" table:formula="of:=COM.MICROSOFT.TEXTJOIN(&quot;, &quot;; 1; IF(ISBLANK([.I72:.AMJ72]); &quot;&quot;; [.I$2:.AMJ$2] &amp; &quot;: &quot; &amp; [.I72:.AMJ72]))" office:value-type="string" office:string-value="Roofi: 10, Outrageous Videos: 8, Grain of Salt: 4, Simomarchi: 1" calcext:value-type="string">
            <text:p>Roofi: 10, Outrageous Videos: 8, Grain of Salt: 4, Simomarchi: 1</text:p>
          </table:table-cell>
          <table:table-cell table:style-name="ce11" table:formula="of:=SUMPRODUCT(NOT(ISBLANK([.I72:.AMJ72])))" office:value-type="float" office:value="4" calcext:value-type="float">
            <text:p>4</text:p>
          </table:table-cell>
          <table:table-cell table:number-columns-repeated="41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70" calcext:value-type="float">
            <text:p>70</text:p>
          </table:table-cell>
          <table:table-cell table:formula="of:=SUM([.I73:.AMJ73])" office:value-type="float" office:value="22" calcext:value-type="float">
            <text:p>22</text:p>
          </table:table-cell>
          <table:table-cell office:value-type="string" calcext:value-type="string">
            <text:p>Batman Doom</text:p>
          </table:table-cell>
          <table:table-cell office:value-type="string" calcext:value-type="string">
            <text:p><text:a xlink:href="https://www.doomworld.com/idgames/themes/batman/batman" xlink:type="simple">https://www.doomworld.com/idgames/themes/batman/batman</text:a></text:p>
          </table:table-cell>
          <table:table-cell office:value-type="float" office:value="1999" calcext:value-type="float">
            <text:p>1999</text:p>
          </table:table-cell>
          <table:table-cell table:style-name="ce10" table:number-matrix-columns-spanned="1" table:number-matrix-rows-spanned="1" table:formula="of:=COM.MICROSOFT.TEXTJOIN(&quot;, &quot;; 1; IF(ISBLANK([.I73:.AMJ73]); &quot;&quot;; [.I$2:.AMJ$2] &amp; &quot;: &quot; &amp; [.I73:.AMJ73]))" office:value-type="string" office:string-value="yakfak: 8, JudgeDeadd: 4, soner du: 10" calcext:value-type="string">
            <text:p>yakfak: 8, JudgeDeadd: 4, soner du: 10</text:p>
          </table:table-cell>
          <table:table-cell table:style-name="ce11" table:formula="of:=SUMPRODUCT(NOT(ISBLANK([.I73:.AMJ73])))" office:value-type="float" office:value="3" calcext:value-type="float">
            <text:p>3</text:p>
          </table:table-cell>
          <table:table-cell table:number-columns-repeated="2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959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70" calcext:value-type="float">
            <text:p>70</text:p>
          </table:table-cell>
          <table:table-cell table:formula="of:=SUM([.I74:.AMJ74])" office:value-type="float" office:value="22" calcext:value-type="float">
            <text:p>22</text:p>
          </table:table-cell>
          <table:table-cell office:value-type="string" calcext:value-type="string">
            <text:p>Doom Zero</text:p>
          </table:table-cell>
          <table:table-cell office:value-type="string" calcext:value-type="string">
            <text:p><text:a xlink:href="https://www.doomworld.com/forum/topic/109216-doom-zero-launch-and-celebrating-25-years-of-doom-ii/" xlink:type="simple">https://www.doomworld.com/forum/topic/109216-doom-zero-launch-and-celebrating-25-years-of-doom-ii/</text:a></text:p>
          </table:table-cell>
          <table:table-cell office:value-type="float" office:value="2019" calcext:value-type="float">
            <text:p>2019</text:p>
          </table:table-cell>
          <table:table-cell table:style-name="ce10" table:number-matrix-columns-spanned="1" table:number-matrix-rows-spanned="1" table:formula="of:=COM.MICROSOFT.TEXTJOIN(&quot;, &quot;; 1; IF(ISBLANK([.I74:.AMJ74]); &quot;&quot;; [.I$2:.AMJ$2] &amp; &quot;: &quot; &amp; [.I74:.AMJ74]))" office:value-type="string" office:string-value="maxmanium: 2, CinnamonKilljoy: 8, Warrex: 10, Horus: 2" calcext:value-type="string">
            <text:p>maxmanium: 2, CinnamonKilljoy: 8, Warrex: 10, Horus: 2</text:p>
          </table:table-cell>
          <table:table-cell table:style-name="ce11" table:formula="of:=SUMPRODUCT(NOT(ISBLANK([.I74:.AMJ74])))" office:value-type="float" office:value="4" calcext:value-type="float">
            <text:p>4</text:p>
          </table:table-cell>
          <table:table-cell table:number-columns-repeated="9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0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84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70" calcext:value-type="float">
            <text:p>70</text:p>
          </table:table-cell>
          <table:table-cell table:formula="of:=SUM([.I75:.AMJ75])" office:value-type="float" office:value="22" calcext:value-type="float">
            <text:p>22</text:p>
          </table:table-cell>
          <table:table-cell office:value-type="string" calcext:value-type="string">
            <text:p>Phobos: Anomaly Reborn</text:p>
          </table:table-cell>
          <table:table-cell office:value-type="string" calcext:value-type="string">
            <text:p><text:a xlink:href="https://www.doomworld.com/idgames/levels/doom/Ports/p-r/par-lutz" xlink:type="simple">https://www.doomworld.com/idgames/levels/doom/Ports/p-r/par-lutz</text:a></text:p>
          </table:table-cell>
          <table:table-cell office:value-type="float" office:value="2003" calcext:value-type="float">
            <text:p>2003</text:p>
          </table:table-cell>
          <table:table-cell table:style-name="ce10" table:number-matrix-columns-spanned="1" table:number-matrix-rows-spanned="1" table:formula="of:=COM.MICROSOFT.TEXTJOIN(&quot;, &quot;; 1; IF(ISBLANK([.I75:.AMJ75]); &quot;&quot;; [.I$2:.AMJ$2] &amp; &quot;: &quot; &amp; [.I75:.AMJ75]))" office:value-type="string" office:string-value="Ed: 5, Graf Zahl: 1, SilverMiner: 10, smeghammer: 6" calcext:value-type="string">
            <text:p>Ed: 5, Graf Zahl: 1, SilverMiner: 10, smeghammer: 6</text:p>
          </table:table-cell>
          <table:table-cell table:style-name="ce11" table:formula="of:=SUMPRODUCT(NOT(ISBLANK([.I75:.AMJ75])))" office:value-type="float" office:value="4" calcext:value-type="float">
            <text:p>4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0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897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0" calcext:value-type="float">
            <text:p>70</text:p>
          </table:table-cell>
          <table:table-cell table:formula="of:=SUM([.I76:.AMJ76])" office:value-type="float" office:value="22" calcext:value-type="float">
            <text:p>22</text:p>
          </table:table-cell>
          <table:table-cell office:value-type="string" calcext:value-type="string">
            <text:p>Slaughterfest 2012</text:p>
          </table:table-cell>
          <table:table-cell office:value-type="string" calcext:value-type="string">
            <text:p><text:a xlink:href="https://www.doomworld.com/idgames/levels/doom2/Ports/megawads/sf2012" xlink:type="simple">https://www.doomworld.com/idgames/levels/doom2/Ports/megawads/sf2012</text:a></text:p>
          </table:table-cell>
          <table:table-cell office:value-type="float" office:value="2013" calcext:value-type="float">
            <text:p>2013</text:p>
          </table:table-cell>
          <table:table-cell table:style-name="ce10" table:number-matrix-columns-spanned="1" table:number-matrix-rows-spanned="1" table:formula="of:=COM.MICROSOFT.TEXTJOIN(&quot;, &quot;; 1; IF(ISBLANK([.I76:.AMJ76]); &quot;&quot;; [.I$2:.AMJ$2] &amp; &quot;: &quot; &amp; [.I76:.AMJ76]))" office:value-type="string" office:string-value="HyperLuke: 1, Outrageous Videos: 1, bemused: 2, Apaul27: 8, tmorrow: 3, Simomarchi: 6, maxmanium: 1" calcext:value-type="string">
            <text:p>HyperLuke: 1, Outrageous Videos: 1, bemused: 2, Apaul27: 8, tmorrow: 3, Simomarchi: 6, maxmanium: 1</text:p>
          </table:table-cell>
          <table:table-cell table:style-name="ce11" table:formula="of:=SUMPRODUCT(NOT(ISBLANK([.I76:.AMJ76])))" office:value-type="float" office:value="7" calcext:value-type="float">
            <text:p>7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0" calcext:value-type="float">
            <text:p>70</text:p>
          </table:table-cell>
          <table:table-cell table:formula="of:=SUM([.I77:.AMJ77])" office:value-type="float" office:value="22" calcext:value-type="float">
            <text:p>22</text:p>
          </table:table-cell>
          <table:table-cell office:value-type="string" calcext:value-type="string">
            <text:p>Stardate 20X7</text:p>
          </table:table-cell>
          <table:table-cell office:value-type="string" calcext:value-type="string">
            <text:p><text:a xlink:href="https://www.doomworld.com/idgames/levels/doom2/Ports/s-u/sd20x7" xlink:type="simple">https://www.doomworld.com/idgames/levels/doom2/Ports/s-u/sd20x7</text:a></text:p>
          </table:table-cell>
          <table:table-cell office:value-type="float" office:value="2017" calcext:value-type="float">
            <text:p>2017</text:p>
          </table:table-cell>
          <table:table-cell table:style-name="ce10" table:number-matrix-columns-spanned="1" table:number-matrix-rows-spanned="1" table:formula="of:=COM.MICROSOFT.TEXTJOIN(&quot;, &quot;; 1; IF(ISBLANK([.I77:.AMJ77]); &quot;&quot;; [.I$2:.AMJ$2] &amp; &quot;: &quot; &amp; [.I77:.AMJ77]))" office:value-type="string" office:string-value="yakfak: 6, Grain of Salt: 8, bemused: 4, rdwpa: 4" calcext:value-type="string">
            <text:p>yakfak: 6, Grain of Salt: 8, bemused: 4, rdwpa: 4</text:p>
          </table:table-cell>
          <table:table-cell table:style-name="ce11" table:formula="of:=SUMPRODUCT(NOT(ISBLANK([.I77:.AMJ77])))" office:value-type="float" office:value="4" calcext:value-type="float">
            <text:p>4</text:p>
          </table:table-cell>
          <table:table-cell table:number-columns-repeated="28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4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0" calcext:value-type="float">
            <text:p>70</text:p>
          </table:table-cell>
          <table:table-cell table:formula="of:=SUM([.I78:.AMJ78])" office:value-type="float" office:value="22" calcext:value-type="float">
            <text:p>22</text:p>
          </table:table-cell>
          <table:table-cell office:value-type="string" calcext:value-type="string">
            <text:p>Struggle - Antaresian Legacy</text:p>
          </table:table-cell>
          <table:table-cell office:value-type="string" calcext:value-type="string">
            <text:p><text:a xlink:href="https://www.doomworld.com/idgames/levels/doom2/Ports/megawads/strg" xlink:type="simple">https://www.doomworld.com/idgames/levels/doom2/Ports/megawads/strg</text:a></text:p>
          </table:table-cell>
          <table:table-cell office:value-type="float" office:value="2018" calcext:value-type="float">
            <text:p>2018</text:p>
          </table:table-cell>
          <table:table-cell table:style-name="ce10" table:number-matrix-columns-spanned="1" table:number-matrix-rows-spanned="1" table:formula="of:=COM.MICROSOFT.TEXTJOIN(&quot;, &quot;; 1; IF(ISBLANK([.I78:.AMJ78]); &quot;&quot;; [.I$2:.AMJ$2] &amp; &quot;: &quot; &amp; [.I78:.AMJ78]))" office:value-type="string" office:string-value="Jaromir Bergmann: 6, Payload4367: 3, Deadwing: 6, Snikle: 7" calcext:value-type="string">
            <text:p>Jaromir Bergmann: 6, Payload4367: 3, Deadwing: 6, Snikle: 7</text:p>
          </table:table-cell>
          <table:table-cell table:style-name="ce11" table:formula="of:=SUMPRODUCT(NOT(ISBLANK([.I78:.AMJ78])))" office:value-type="float" office:value="4" calcext:value-type="float">
            <text:p>4</text:p>
          </table:table-cell>
          <table:table-cell table:number-columns-repeated="9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883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0" calcext:value-type="float">
            <text:p>70</text:p>
          </table:table-cell>
          <table:table-cell table:formula="of:=SUM([.I79:.AMJ79])" office:value-type="float" office:value="22" calcext:value-type="float">
            <text:p>22</text:p>
          </table:table-cell>
          <table:table-cell office:value-type="string" calcext:value-type="string">
            <text:p>ZPack</text:p>
          </table:table-cell>
          <table:table-cell office:value-type="string" calcext:value-type="string">
            <text:p><text:a xlink:href="https://www.doomworld.com/idgames/levels/doom2/Ports/megawads/zpack" xlink:type="simple">https://www.doomworld.com/idgames/levels/doom2/Ports/megawads/zpack</text:a></text:p>
          </table:table-cell>
          <table:table-cell office:value-type="float" office:value="2008" calcext:value-type="float">
            <text:p>2008</text:p>
          </table:table-cell>
          <table:table-cell table:style-name="ce10" table:number-matrix-columns-spanned="1" table:number-matrix-rows-spanned="1" table:formula="of:=COM.MICROSOFT.TEXTJOIN(&quot;, &quot;; 1; IF(ISBLANK([.I79:.AMJ79]); &quot;&quot;; [.I$2:.AMJ$2] &amp; &quot;: &quot; &amp; [.I79:.AMJ79]))" office:value-type="string" office:string-value="MFG38: 5, Voltcom9: 3, TechnoDoomed1: 4, Ziad EL Zein: 5, Octillion: 5" calcext:value-type="string">
            <text:p>MFG38: 5, Voltcom9: 3, TechnoDoomed1: 4, Ziad EL Zein: 5, Octillion: 5</text:p>
          </table:table-cell>
          <table:table-cell table:style-name="ce11" table:formula="of:=SUMPRODUCT(NOT(ISBLANK([.I79:.AMJ79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2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29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7" calcext:value-type="float">
            <text:p>77</text:p>
          </table:table-cell>
          <table:table-cell table:formula="of:=SUM([.I80:.AMJ80])" office:value-type="float" office:value="21" calcext:value-type="float">
            <text:p>21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<text:a xlink:href="https://www.doomworld.com/forum/topic/105598-hurt-singleplayer-map-in-hell/" xlink:type="simple">https://www.doomworld.com/forum/topic/105598-hurt-singleplayer-map-in-hell/</text:a></text:p>
          </table:table-cell>
          <table:table-cell office:value-type="float" office:value="2019" calcext:value-type="float">
            <text:p>2019</text:p>
          </table:table-cell>
          <table:table-cell table:style-name="ce10" table:number-matrix-columns-spanned="1" table:number-matrix-rows-spanned="1" table:formula="of:=COM.MICROSOFT.TEXTJOIN(&quot;, &quot;; 1; IF(ISBLANK([.I80:.AMJ80]); &quot;&quot;; [.I$2:.AMJ$2] &amp; &quot;: &quot; &amp; [.I80:.AMJ80]))" office:value-type="string" office:string-value="Jaromir Bergmann: 9, OniriA: 7, I_Punch_Demons: 5" calcext:value-type="string">
            <text:p>Jaromir Bergmann: 9, OniriA: 7, I_Punch_Demons: 5</text:p>
          </table:table-cell>
          <table:table-cell table:style-name="ce11" table:formula="of:=SUMPRODUCT(NOT(ISBLANK([.I80:.AMJ80])))" office:value-type="float" office:value="3" calcext:value-type="float">
            <text:p>3</text:p>
          </table:table-cell>
          <table:table-cell table:number-columns-repeated="92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904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7" calcext:value-type="float">
            <text:p>77</text:p>
          </table:table-cell>
          <table:table-cell table:formula="of:=SUM([.I81:.AMJ81])" office:value-type="float" office:value="21" calcext:value-type="float">
            <text:p>21</text:p>
          </table:table-cell>
          <table:table-cell office:value-type="string" calcext:value-type="string">
            <text:p>Revolution!</text:p>
          </table:table-cell>
          <table:table-cell office:value-type="string" calcext:value-type="string">
            <text:p><text:a xlink:href="https://www.doomworld.com/idgames/levels/doom2/megawads/tvr" xlink:type="simple">https://www.doomworld.com/idgames/levels/doom2/megawads/tvr</text:a></text:p>
          </table:table-cell>
          <table:table-cell office:value-type="float" office:value="2003" calcext:value-type="float">
            <text:p>2003</text:p>
          </table:table-cell>
          <table:table-cell table:style-name="ce10" table:number-matrix-columns-spanned="1" table:number-matrix-rows-spanned="1" table:formula="of:=COM.MICROSOFT.TEXTJOIN(&quot;, &quot;; 1; IF(ISBLANK([.I81:.AMJ81]); &quot;&quot;; [.I$2:.AMJ$2] &amp; &quot;: &quot; &amp; [.I81:.AMJ81]))" office:value-type="string" office:string-value="Not Jabba: 1, Grazza: 3, Altima: 4, termrork: 5, SilverMiner: 5, P41R47: 3" calcext:value-type="string">
            <text:p>Not Jabba: 1, Grazza: 3, Altima: 4, termrork: 5, SilverMiner: 5, P41R47: 3</text:p>
          </table:table-cell>
          <table:table-cell table:style-name="ce11" table:formula="of:=SUMPRODUCT(NOT(ISBLANK([.I81:.AMJ81])))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9" calcext:value-type="float">
            <text:p>79</text:p>
          </table:table-cell>
          <table:table-cell table:formula="of:=SUM([.I82:.AMJ82])" office:value-type="float" office:value="20" calcext:value-type="float">
            <text:p>20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<text:a xlink:href="https://www.doomworld.com/forum/topic/91854-v15-doom-64-retribution/" xlink:type="simple">https://www.doomworld.com/forum/topic/91854-v15-doom-64-retribution/</text:a></text:p>
          </table:table-cell>
          <table:table-cell office:value-type="float" office:value="2016" calcext:value-type="float">
            <text:p>2016</text:p>
          </table:table-cell>
          <table:table-cell table:style-name="ce10" table:number-matrix-columns-spanned="1" table:number-matrix-rows-spanned="1" table:formula="of:=COM.MICROSOFT.TEXTJOIN(&quot;, &quot;; 1; IF(ISBLANK([.I82:.AMJ82]); &quot;&quot;; [.I$2:.AMJ$2] &amp; &quot;: &quot; &amp; [.I82:.AMJ82]))" office:value-type="string" office:string-value="guitardz: 5, 4everDoomed: 8, Warrex: 7" calcext:value-type="string">
            <text:p>guitardz: 5, 4everDoomed: 8, Warrex: 7</text:p>
          </table:table-cell>
          <table:table-cell table:style-name="ce11" table:formula="of:=SUMPRODUCT(NOT(ISBLANK([.I82:.AMJ82])))" office:value-type="float" office:value="3" calcext:value-type="float">
            <text:p>3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37"/>
          <table:table-cell office:value-type="float" office:value="7" calcext:value-type="float">
            <text:p>7</text:p>
          </table:table-cell>
          <table:table-cell table:number-columns-repeated="888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9" calcext:value-type="float">
            <text:p>79</text:p>
          </table:table-cell>
          <table:table-cell table:formula="of:=SUM([.I83:.AMJ83])" office:value-type="float" office:value="20" calcext:value-type="float">
            <text:p>20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<text:a xlink:href="https://www.doomworld.com/idgames/levels/doom2/Ports/s-u/scl_top" xlink:type="simple">https://www.doomworld.com/idgames/levels/doom2/Ports/s-u/scl_top</text:a></text:p>
          </table:table-cell>
          <table:table-cell office:value-type="float" office:value="2010" calcext:value-type="float">
            <text:p>2010</text:p>
          </table:table-cell>
          <table:table-cell table:style-name="ce10" table:number-matrix-columns-spanned="1" table:number-matrix-rows-spanned="1" table:formula="of:=COM.MICROSOFT.TEXTJOIN(&quot;, &quot;; 1; IF(ISBLANK([.I83:.AMJ83]); &quot;&quot;; [.I$2:.AMJ$2] &amp; &quot;: &quot; &amp; [.I83:.AMJ83]))" office:value-type="string" office:string-value="Malrionn: 7, MFG38: 7, 4everDoomed: 6" calcext:value-type="string">
            <text:p>Malrionn: 7, MFG38: 7, 4everDoomed: 6</text:p>
          </table:table-cell>
          <table:table-cell table:style-name="ce11" table:formula="of:=SUMPRODUCT(NOT(ISBLANK([.I83:.AMJ83])))" office:value-type="float" office:value="3" calcext:value-type="float">
            <text:p>3</text:p>
          </table:table-cell>
          <table:table-cell table:number-columns-repeated="18"/>
          <table:table-cell table:number-columns-repeated="2" office:value-type="float" office:value="7" calcext:value-type="float">
            <text:p>7</text:p>
          </table:table-cell>
          <table:table-cell table:number-columns-repeated="69"/>
          <table:table-cell office:value-type="float" office:value="6" calcext:value-type="float">
            <text:p>6</text:p>
          </table:table-cell>
          <table:table-cell table:number-columns-repeated="926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81" calcext:value-type="float">
            <text:p>81</text:p>
          </table:table-cell>
          <table:table-cell table:formula="of:=SUM([.I84:.AMJ84])" office:value-type="float" office:value="19" calcext:value-type="float">
            <text:p>19</text:p>
          </table:table-cell>
          <table:table-cell office:value-type="string" calcext:value-type="string">
            <text:p>Arcadia Demade</text:p>
          </table:table-cell>
          <table:table-cell office:value-type="string" calcext:value-type="string">
            <text:p><text:a xlink:href="https://www.doomworld.com/idgames/levels/doom2/Ports/a-c/arcadia" xlink:type="simple">https://www.doomworld.com/idgames/levels/doom2/Ports/a-c/arcadia</text:a></text:p>
          </table:table-cell>
          <table:table-cell office:value-type="float" office:value="2010" calcext:value-type="float">
            <text:p>2010</text:p>
          </table:table-cell>
          <table:table-cell table:style-name="ce10" table:number-matrix-columns-spanned="1" table:number-matrix-rows-spanned="1" table:formula="of:=COM.MICROSOFT.TEXTJOIN(&quot;, &quot;; 1; IF(ISBLANK([.I84:.AMJ84]); &quot;&quot;; [.I$2:.AMJ$2] &amp; &quot;: &quot; &amp; [.I84:.AMJ84]))" office:value-type="string" office:string-value="Jaws In Space: 9, Vorpal: 5, guitardz: 1, Nancsi: 4" calcext:value-type="string">
            <text:p>Jaws In Space: 9, Vorpal: 5, guitardz: 1, Nancsi: 4</text:p>
          </table:table-cell>
          <table:table-cell table:style-name="ce11" table:formula="of:=SUMPRODUCT(NOT(ISBLANK([.I84:.AMJ84])))" office:value-type="float" office:value="4" calcext:value-type="float">
            <text:p>4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35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81" calcext:value-type="float">
            <text:p>81</text:p>
          </table:table-cell>
          <table:table-cell table:formula="of:=SUM([.I85:.AMJ85])" office:value-type="float" office:value="19" calcext:value-type="float">
            <text:p>19</text:p>
          </table:table-cell>
          <table:table-cell office:value-type="string" calcext:value-type="string">
            <text:p>Equinox</text:p>
          </table:table-cell>
          <table:table-cell office:value-type="string" calcext:value-type="string">
            <text:p><text:a xlink:href="https://www.doomworld.com/idgames/levels/doom2/Ports/d-f/equinox" xlink:type="simple">https://www.doomworld.com/idgames/levels/doom2/Ports/d-f/equinox</text:a></text:p>
          </table:table-cell>
          <table:table-cell office:value-type="float" office:value="2001" calcext:value-type="float">
            <text:p>2001</text:p>
          </table:table-cell>
          <table:table-cell table:style-name="ce10" table:number-matrix-columns-spanned="1" table:number-matrix-rows-spanned="1" table:formula="of:=COM.MICROSOFT.TEXTJOIN(&quot;, &quot;; 1; IF(ISBLANK([.I85:.AMJ85]); &quot;&quot;; [.I$2:.AMJ$2] &amp; &quot;: &quot; &amp; [.I85:.AMJ85]))" office:value-type="string" office:string-value="Sky: 5, Grazza: 9, ella guro: 5" calcext:value-type="string">
            <text:p>Sky: 5, Grazza: 9, ella guro: 5</text:p>
          </table:table-cell>
          <table:table-cell table:style-name="ce11" table:formula="of:=SUMPRODUCT(NOT(ISBLANK([.I85:.AMJ85])))"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988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83" calcext:value-type="float">
            <text:p>83</text:p>
          </table:table-cell>
          <table:table-cell table:formula="of:=SUM([.I86:.AMJ86])" office:value-type="float" office:value="18" calcext:value-type="float">
            <text:p>18</text:p>
          </table:table-cell>
          <table:table-cell office:value-type="string" calcext:value-type="string">
            <text:p>Bauhaus</text:p>
          </table:table-cell>
          <table:table-cell office:value-type="string" calcext:value-type="string">
            <text:p><text:a xlink:href="https://www.doomworld.com/idgames/levels/doom2/Ports/a-c/bauhaus" xlink:type="simple">https://www.doomworld.com/idgames/levels/doom2/Ports/a-c/bauhaus</text:a></text:p>
          </table:table-cell>
          <table:table-cell office:value-type="float" office:value="2014" calcext:value-type="float">
            <text:p>2014</text:p>
          </table:table-cell>
          <table:table-cell table:style-name="ce10" table:number-matrix-columns-spanned="1" table:number-matrix-rows-spanned="1" table:formula="of:=COM.MICROSOFT.TEXTJOIN(&quot;, &quot;; 1; IF(ISBLANK([.I86:.AMJ86]); &quot;&quot;; [.I$2:.AMJ$2] &amp; &quot;: &quot; &amp; [.I86:.AMJ86]))" office:value-type="string" office:string-value="ella guro: 9, 7hm: 5, Grain of Salt: 3, NoisyVelvet: 1" calcext:value-type="string">
            <text:p>ella guro: 9, 7hm: 5, Grain of Salt: 3, NoisyVelvet: 1</text:p>
          </table:table-cell>
          <table:table-cell table:style-name="ce11" table:formula="of:=SUMPRODUCT(NOT(ISBLANK([.I86:.AMJ86])))" office:value-type="float" office:value="4" calcext:value-type="float">
            <text:p>4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3" calcext:value-type="float">
            <text:p>83</text:p>
          </table:table-cell>
          <table:table-cell table:formula="of:=SUM([.I87:.AMJ87])" office:value-type="float" office:value="18" calcext:value-type="float">
            <text:p>18</text:p>
          </table:table-cell>
          <table:table-cell office:value-type="string" calcext:value-type="string">
            <text:p>Deus Vult</text:p>
          </table:table-cell>
          <table:table-cell office:value-type="string" calcext:value-type="string">
            <text:p><text:a xlink:href="https://www.doomworld.com/idgames/levels/doom2/Ports/d-f/dv" xlink:type="simple">https://www.doomworld.com/idgames/levels/doom2/Ports/d-f/dv</text:a></text:p>
          </table:table-cell>
          <table:table-cell office:value-type="float" office:value="2004" calcext:value-type="float">
            <text:p>2004</text:p>
          </table:table-cell>
          <table:table-cell table:style-name="ce10" table:number-matrix-columns-spanned="1" table:number-matrix-rows-spanned="1" table:formula="of:=COM.MICROSOFT.TEXTJOIN(&quot;, &quot;; 1; IF(ISBLANK([.I87:.AMJ87]); &quot;&quot;; [.I$2:.AMJ$2] &amp; &quot;: &quot; &amp; [.I87:.AMJ87]))" office:value-type="string" office:string-value="Mr. Freeze: 7, WH-Wilou84: 5, joepallai: 1, DJVCardMaster: 1, waciej: 4" calcext:value-type="string">
            <text:p>Mr. Freeze: 7, WH-Wilou84: 5, joepallai: 1, DJVCardMaster: 1, waciej: 4</text:p>
          </table:table-cell>
          <table:table-cell table:style-name="ce11" table:formula="of:=SUMPRODUCT(NOT(ISBLANK([.I87:.AMJ87])))" office:value-type="float" office:value="5" calcext:value-type="float">
            <text:p>5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4" calcext:value-type="float">
            <text:p>4</text:p>
          </table:table-cell>
          <table:table-cell table:number-columns-repeated="887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3" calcext:value-type="float">
            <text:p>83</text:p>
          </table:table-cell>
          <table:table-cell table:formula="of:=SUM([.I88:.AMJ88])" office:value-type="float" office:value="18" calcext:value-type="float">
            <text:p>18</text:p>
          </table:table-cell>
          <table:table-cell table:style-name="ce72" office:value-type="string" calcext:value-type="string">
            <text:p>Phobos Mission Control</text:p>
          </table:table-cell>
          <table:table-cell office:value-type="string" calcext:value-type="string">
            <text:p><text:a xlink:href="https://www.doomworld.com/idgames/levels/doom/Ports/d-f/e1m4b" xlink:type="simple">https://www.doomworld.com/idgames/levels/doom/Ports/d-f/e1m4b</text:a></text:p>
          </table:table-cell>
          <table:table-cell office:value-type="float" office:value="2016" calcext:value-type="float">
            <text:p>2016</text:p>
          </table:table-cell>
          <table:table-cell table:style-name="ce10" table:number-matrix-columns-spanned="1" table:number-matrix-rows-spanned="1" table:formula="of:=COM.MICROSOFT.TEXTJOIN(&quot;, &quot;; 1; IF(ISBLANK([.I88:.AMJ88]); &quot;&quot;; [.I$2:.AMJ$2] &amp; &quot;: &quot; &amp; [.I88:.AMJ88]))" office:value-type="string" office:string-value="Nancsi: 6, Diabolución: 5, Marn: 5, DooM Bear: 2" calcext:value-type="string">
            <text:p>Nancsi: 6, Diabolución: 5, Marn: 5, DooM Bear: 2</text:p>
          </table:table-cell>
          <table:table-cell table:style-name="ce11" table:formula="of:=SUMPRODUCT(NOT(ISBLANK([.I88:.AMJ88])))" office:value-type="float" office:value="4" calcext:value-type="float">
            <text:p>4</text:p>
          </table:table-cell>
          <table:table-cell table:number-columns-repeated="80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9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890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3" calcext:value-type="float">
            <text:p>83</text:p>
          </table:table-cell>
          <table:table-cell table:formula="of:=SUM([.I89:.AMJ89])" office:value-type="float" office:value="18" calcext:value-type="float">
            <text:p>18</text:p>
          </table:table-cell>
          <table:table-cell office:value-type="string" calcext:value-type="string">
            <text:p>Slaughterfest 2011</text:p>
          </table:table-cell>
          <table:table-cell office:value-type="string" calcext:value-type="string">
            <text:p><text:a xlink:href="https://www.doomworld.com/idgames/levels/doom2/Ports/megawads/sf2011" xlink:type="simple">https://www.doomworld.com/idgames/levels/doom2/Ports/megawads/sf2011</text:a></text:p>
          </table:table-cell>
          <table:table-cell office:value-type="float" office:value="2012" calcext:value-type="float">
            <text:p>2012</text:p>
          </table:table-cell>
          <table:table-cell table:style-name="ce10" table:number-matrix-columns-spanned="1" table:number-matrix-rows-spanned="1" table:formula="of:=COM.MICROSOFT.TEXTJOIN(&quot;, &quot;; 1; IF(ISBLANK([.I89:.AMJ89]); &quot;&quot;; [.I$2:.AMJ$2] &amp; &quot;: &quot; &amp; [.I89:.AMJ89]))" office:value-type="string" office:string-value="Outrageous Videos: 5, tmorrow: 3, Simomarchi: 10" calcext:value-type="string">
            <text:p>Outrageous Videos: 5, tmorrow: 3, Simomarchi: 10</text:p>
          </table:table-cell>
          <table:table-cell table:style-name="ce11" table:formula="of:=SUMPRODUCT(NOT(ISBLANK([.I89:.AMJ89])))" office:value-type="float" office:value="3" calcext:value-type="float">
            <text:p>3</text:p>
          </table:table-cell>
          <table:table-cell table:number-columns-repeated="44"/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927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7" calcext:value-type="float">
            <text:p>87</text:p>
          </table:table-cell>
          <table:table-cell table:formula="of:=SUM([.I90:.AMJ90])" office:value-type="float" office:value="17" calcext:value-type="float">
            <text:p>17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<text:a xlink:href="https://www.doomworld.com/idgames/levels/doom2/Ports/megawads/drkenctr" xlink:type="simple">https://www.doomworld.com/idgames/levels/doom2/Ports/megawads/drkenctr</text:a></text:p>
          </table:table-cell>
          <table:table-cell office:value-type="float" office:value="2017" calcext:value-type="float">
            <text:p>2017</text:p>
          </table:table-cell>
          <table:table-cell table:style-name="ce10" table:number-matrix-columns-spanned="1" table:number-matrix-rows-spanned="1" table:formula="of:=COM.MICROSOFT.TEXTJOIN(&quot;, &quot;; 1; IF(ISBLANK([.I90:.AMJ90]); &quot;&quot;; [.I$2:.AMJ$2] &amp; &quot;: &quot; &amp; [.I90:.AMJ90]))" office:value-type="string" office:string-value="Bryan T: 6, dylux: 8, Octillion: 3" calcext:value-type="string">
            <text:p>Bryan T: 6, dylux: 8, Octillion: 3</text:p>
          </table:table-cell>
          <table:table-cell table:style-name="ce11" table:formula="of:=SUMPRODUCT(NOT(ISBLANK([.I90:.AMJ90])))" office:value-type="float" office:value="3" calcext:value-type="float">
            <text:p>3</text:p>
          </table:table-cell>
          <table:table-cell table:number-columns-repeated="6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929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7" calcext:value-type="float">
            <text:p>87</text:p>
          </table:table-cell>
          <table:table-cell table:formula="of:=SUM([.I91:.AMJ91])" office:value-type="float" office:value="17" calcext:value-type="float">
            <text:p>17</text:p>
          </table:table-cell>
          <table:table-cell office:value-type="string" calcext:value-type="string">
            <text:p>Survive in Hell</text:p>
          </table:table-cell>
          <table:table-cell office:value-type="string" calcext:value-type="string">
            <text:p><text:a xlink:href="https://www.doomworld.com/idgames/levels/doom2/Ports/megawads/sihr2fix" xlink:type="simple">https://www.doomworld.com/idgames/levels/doom2/Ports/megawads/sihr2fix</text:a></text:p>
          </table:table-cell>
          <table:table-cell office:value-type="float" office:value="2012" calcext:value-type="float">
            <text:p>2012</text:p>
          </table:table-cell>
          <table:table-cell table:style-name="ce10" table:number-matrix-columns-spanned="1" table:number-matrix-rows-spanned="1" table:formula="of:=COM.MICROSOFT.TEXTJOIN(&quot;, &quot;; 1; IF(ISBLANK([.I91:.AMJ91]); &quot;&quot;; [.I$2:.AMJ$2] &amp; &quot;: &quot; &amp; [.I91:.AMJ91]))" office:value-type="string" office:string-value="Spectra: 8, Makedounia: 3, Pierrot: 6" calcext:value-type="string">
            <text:p>Spectra: 8, Makedounia: 3, Pierrot: 6</text:p>
          </table:table-cell>
          <table:table-cell table:style-name="ce11" table:formula="of:=SUMPRODUCT(NOT(ISBLANK([.I91:.AMJ91])))" office:value-type="float" office:value="3" calcext:value-type="float">
            <text:p>3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table:number-columns-repeated="90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99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7" calcext:value-type="float">
            <text:p>87</text:p>
          </table:table-cell>
          <table:table-cell table:formula="of:=SUM([.I92:.AMJ92])" office:value-type="float" office:value="17" calcext:value-type="float">
            <text:p>17</text:p>
          </table:table-cell>
          <table:table-cell office:value-type="string" calcext:value-type="string">
            <text:p>Ultimate Simplicity</text:p>
          </table:table-cell>
          <table:table-cell office:value-type="string" calcext:value-type="string">
            <text:p><text:a xlink:href="https://www.doomworld.com/idgames/levels/doom2/Ports/megawads/sp_usimp" xlink:type="simple">https://www.doomworld.com/idgames/levels/doom2/Ports/megawads/sp_usimp</text:a></text:p>
          </table:table-cell>
          <table:table-cell office:value-type="float" office:value="2007" calcext:value-type="float">
            <text:p>2007</text:p>
          </table:table-cell>
          <table:table-cell table:style-name="ce10" table:number-matrix-columns-spanned="1" table:number-matrix-rows-spanned="1" table:formula="of:=COM.MICROSOFT.TEXTJOIN(&quot;, &quot;; 1; IF(ISBLANK([.I92:.AMJ92]); &quot;&quot;; [.I$2:.AMJ$2] &amp; &quot;: &quot; &amp; [.I92:.AMJ92]))" office:value-type="string" office:string-value="Dragonfly: 8, Simomarchi: 9" calcext:value-type="string">
            <text:p>Dragonfly: 8, Simomarchi: 9</text:p>
          </table:table-cell>
          <table:table-cell table:style-name="ce11" table:formula="of:=SUMPRODUCT(NOT(ISBLANK([.I92:.AMJ92])))" office:value-type="float" office:value="2" calcext:value-type="float">
            <text:p>2</text:p>
          </table:table-cell>
          <table:table-cell table:number-columns-repeated="46"/>
          <table:table-cell office:value-type="float" office:value="8" calcext:value-type="float">
            <text:p>8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27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90" calcext:value-type="float">
            <text:p>90</text:p>
          </table:table-cell>
          <table:table-cell table:formula="of:=SUM([.I93:.AMJ93])" office:value-type="float" office:value="16" calcext:value-type="float">
            <text:p>16</text:p>
          </table:table-cell>
          <table:table-cell office:value-type="string" calcext:value-type="string">
            <text:p>Castle of Evil</text:p>
          </table:table-cell>
          <table:table-cell office:value-type="string" calcext:value-type="string">
            <text:p><text:a xlink:href="https://www.doomworld.com/idgames/levels/doom/a-c/castevil" xlink:type="simple">https://www.doomworld.com/idgames/levels/doom/a-c/castevil</text:a></text:p>
          </table:table-cell>
          <table:table-cell office:value-type="float" office:value="1994" calcext:value-type="float">
            <text:p>1994</text:p>
          </table:table-cell>
          <table:table-cell table:style-name="ce10" table:number-matrix-columns-spanned="1" table:number-matrix-rows-spanned="1" table:formula="of:=COM.MICROSOFT.TEXTJOIN(&quot;, &quot;; 1; IF(ISBLANK([.I93:.AMJ93]); &quot;&quot;; [.I$2:.AMJ$2] &amp; &quot;: &quot; &amp; [.I93:.AMJ93]))" office:value-type="string" office:string-value="bzzrak: 10, joepallai: 6" calcext:value-type="string">
            <text:p>bzzrak: 10, joepallai: 6</text:p>
          </table:table-cell>
          <table:table-cell table:style-name="ce11" table:formula="of:=SUMPRODUCT(NOT(ISBLANK([.I93:.AMJ93])))" office:value-type="float" office:value="2" calcext:value-type="float">
            <text:p>2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95"/>
          <table:table-cell office:value-type="float" office:value="6" calcext:value-type="float">
            <text:p>6</text:p>
          </table:table-cell>
          <table:table-cell table:number-columns-repeated="913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90" calcext:value-type="float">
            <text:p>90</text:p>
          </table:table-cell>
          <table:table-cell table:formula="of:=SUM([.I94:.AMJ94])" office:value-type="float" office:value="16" calcext:value-type="float">
            <text:p>16</text:p>
          </table:table-cell>
          <table:table-cell office:value-type="string" calcext:value-type="string">
            <text:p>Legacy of Heroes</text:p>
          </table:table-cell>
          <table:table-cell office:value-type="string" calcext:value-type="string">
            <text:p><text:a xlink:href="https://www.doomworld.com/idgames/levels/doom2/Ports/j-l/legher" xlink:type="simple">https://www.doomworld.com/idgames/levels/doom2/Ports/j-l/legher</text:a></text:p>
          </table:table-cell>
          <table:table-cell office:value-type="float" office:value="2016" calcext:value-type="float">
            <text:p>2016</text:p>
          </table:table-cell>
          <table:table-cell table:style-name="ce10" table:number-matrix-columns-spanned="1" table:number-matrix-rows-spanned="1" table:formula="of:=COM.MICROSOFT.TEXTJOIN(&quot;, &quot;; 1; IF(ISBLANK([.I94:.AMJ94]); &quot;&quot;; [.I$2:.AMJ$2] &amp; &quot;: &quot; &amp; [.I94:.AMJ94]))" office:value-type="string" office:string-value="Woolie Wool: 5, dylux: 7, eharper256: 4" calcext:value-type="string">
            <text:p>Woolie Wool: 5, dylux: 7, eharper256: 4</text:p>
          </table:table-cell>
          <table:table-cell table:style-name="ce11" table:formula="of:=SUMPRODUCT(NOT(ISBLANK([.I94:.AMJ94])))" office:value-type="float" office:value="3" calcext:value-type="float">
            <text:p>3</text:p>
          </table:table-cell>
          <table:table-cell table:number-columns-repeated="49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908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90" calcext:value-type="float">
            <text:p>90</text:p>
          </table:table-cell>
          <table:table-cell table:formula="of:=SUM([.I95:.AMJ95])" office:value-type="float" office:value="16" calcext:value-type="float">
            <text:p>16</text:p>
          </table:table-cell>
          <table:table-cell office:value-type="string" calcext:value-type="string">
            <text:p>Mutiny</text:p>
          </table:table-cell>
          <table:table-cell office:value-type="string" calcext:value-type="string">
            <text:p><text:a xlink:href="https://www.doomworld.com/idgames/levels/doom2/Ports/megawads/mutiny" xlink:type="simple">https://www.doomworld.com/idgames/levels/doom2/Ports/megawads/mutiny</text:a></text:p>
          </table:table-cell>
          <table:table-cell office:value-type="float" office:value="2016" calcext:value-type="float">
            <text:p>2016</text:p>
          </table:table-cell>
          <table:table-cell table:style-name="ce10" table:number-matrix-columns-spanned="1" table:number-matrix-rows-spanned="1" table:formula="of:=COM.MICROSOFT.TEXTJOIN(&quot;, &quot;; 1; IF(ISBLANK([.I95:.AMJ95]); &quot;&quot;; [.I$2:.AMJ$2] &amp; &quot;: &quot; &amp; [.I95:.AMJ95]))" office:value-type="string" office:string-value="Jaws In Space: 6, Doomkid: 3, everennui: 2, NoisyVelvet: 1, m8f: 4" calcext:value-type="string">
            <text:p>Jaws In Space: 6, Doomkid: 3, everennui: 2, NoisyVelvet: 1, m8f: 4</text:p>
          </table:table-cell>
          <table:table-cell table:style-name="ce11" table:formula="of:=SUMPRODUCT(NOT(ISBLANK([.I95:.AMJ95])))"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90" calcext:value-type="float">
            <text:p>90</text:p>
          </table:table-cell>
          <table:table-cell table:formula="of:=SUM([.I96:.AMJ96])" office:value-type="float" office:value="16" calcext:value-type="float">
            <text:p>16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<text:a xlink:href="https://forum.zdoom.org/viewtopic.php?t=56668#p1000996" xlink:type="simple">https://forum.zdoom.org/viewtopic.php?t=56668#p1000996</text:a></text:p>
          </table:table-cell>
          <table:table-cell office:value-type="float" office:value="2017" calcext:value-type="float">
            <text:p>2017</text:p>
          </table:table-cell>
          <table:table-cell table:style-name="ce10" table:number-matrix-columns-spanned="1" table:number-matrix-rows-spanned="1" table:formula="of:=COM.MICROSOFT.TEXTJOIN(&quot;, &quot;; 1; IF(ISBLANK([.I96:.AMJ96]); &quot;&quot;; [.I$2:.AMJ$2] &amp; &quot;: &quot; &amp; [.I96:.AMJ96]))" office:value-type="string" office:string-value="JudgeDeadd: 3, Squadallah: 1, Apaul27: 9, TheMightyHeracross: 3" calcext:value-type="string">
            <text:p>JudgeDeadd: 3, Squadallah: 1, Apaul27: 9, TheMightyHeracross: 3</text:p>
          </table:table-cell>
          <table:table-cell table:style-name="ce11" table:formula="of:=SUMPRODUCT(NOT(ISBLANK([.I96:.AMJ96])))" office:value-type="float" office:value="4" calcext:value-type="float">
            <text:p>4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38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90" calcext:value-type="float">
            <text:p>90</text:p>
          </table:table-cell>
          <table:table-cell table:formula="of:=SUM([.I97:.AMJ97])" office:value-type="float" office:value="16" calcext:value-type="float">
            <text:p>16</text:p>
          </table:table-cell>
          <table:table-cell office:value-type="string" calcext:value-type="string">
            <text:p>The Journey</text:p>
          </table:table-cell>
          <table:table-cell office:value-type="string" calcext:value-type="string">
            <text:p><text:a xlink:href="https://www.doomworld.com/idgames/levels/doom2/Ports/megawads/tj" xlink:type="simple">https://www.doomworld.com/idgames/levels/doom2/Ports/megawads/tj</text:a></text:p>
          </table:table-cell>
          <table:table-cell office:value-type="float" office:value="2016" calcext:value-type="float">
            <text:p>2016</text:p>
          </table:table-cell>
          <table:table-cell table:style-name="ce10" table:number-matrix-columns-spanned="1" table:number-matrix-rows-spanned="1" table:formula="of:=COM.MICROSOFT.TEXTJOIN(&quot;, &quot;; 1; IF(ISBLANK([.I97:.AMJ97]); &quot;&quot;; [.I$2:.AMJ$2] &amp; &quot;: &quot; &amp; [.I97:.AMJ97]))" office:value-type="string" office:string-value="Spectra: 6, Makedounia: 4, P41R47: 6" calcext:value-type="string">
            <text:p>Spectra: 6, Makedounia: 4, P41R47: 6</text:p>
          </table:table-cell>
          <table:table-cell table:style-name="ce11" table:formula="of:=SUMPRODUCT(NOT(ISBLANK([.I97:.AMJ97])))" office:value-type="float" office:value="3" calcext:value-type="float">
            <text:p>3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895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90" calcext:value-type="float">
            <text:p>90</text:p>
          </table:table-cell>
          <table:table-cell table:formula="of:=SUM([.I98:.AMJ98])" office:value-type="float" office:value="16" calcext:value-type="float">
            <text:p>16</text:p>
          </table:table-cell>
          <table:table-cell office:value-type="string" calcext:value-type="string">
            <text:p>Unholy Realms</text:p>
          </table:table-cell>
          <table:table-cell office:value-type="string" calcext:value-type="string">
            <text:p><text:a xlink:href="https://www.doomworld.com/idgames/levels/doom2/megawads/ur" xlink:type="simple">https://www.doomworld.com/idgames/levels/doom2/megawads/ur</text:a></text:p>
          </table:table-cell>
          <table:table-cell office:value-type="float" office:value="2013" calcext:value-type="float">
            <text:p>2013</text:p>
          </table:table-cell>
          <table:table-cell table:style-name="ce10" table:number-matrix-columns-spanned="1" table:number-matrix-rows-spanned="1" table:formula="of:=COM.MICROSOFT.TEXTJOIN(&quot;, &quot;; 1; IF(ISBLANK([.I98:.AMJ98]); &quot;&quot;; [.I$2:.AMJ$2] &amp; &quot;: &quot; &amp; [.I98:.AMJ98]))" office:value-type="string" office:string-value="Dime: 6, Bryan T: 1, dylux: 2, tmorrow: 2, Makedounia: 2, DOEL: 3" calcext:value-type="string">
            <text:p>Dime: 6, Bryan T: 1, dylux: 2, tmorrow: 2, Makedounia: 2, DOEL: 3</text:p>
          </table:table-cell>
          <table:table-cell table:style-name="ce11" table:formula="of:=SUMPRODUCT(NOT(ISBLANK([.I98:.AMJ98])))" office:value-type="float" office:value="6" calcext:value-type="float">
            <text:p>6</text:p>
          </table:table-cell>
          <table:table-cell table:number-columns-repeated="33"/>
          <table:table-cell office:value-type="float" office:value="6" calcext:value-type="float">
            <text:p>6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01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96" calcext:value-type="float">
            <text:p>96</text:p>
          </table:table-cell>
          <table:table-cell table:formula="of:=SUM([.I99:.AMJ99])" office:value-type="float" office:value="15" calcext:value-type="float">
            <text:p>15</text:p>
          </table:table-cell>
          <table:table-cell office:value-type="string" calcext:value-type="string">
            <text:p>Arch-Vile Jump</text:p>
          </table:table-cell>
          <table:table-cell office:value-type="string" calcext:value-type="string">
            <text:p><text:a xlink:href="https://www.doomworld.com/idgames/levels/doom2/megawads/avj" xlink:type="simple">https://www.doomworld.com/idgames/levels/doom2/megawads/avj</text:a></text:p>
          </table:table-cell>
          <table:table-cell office:value-type="float" office:value="2010" calcext:value-type="float">
            <text:p>2010</text:p>
          </table:table-cell>
          <table:table-cell table:style-name="ce10" table:number-matrix-columns-spanned="1" table:number-matrix-rows-spanned="1" table:formula="of:=COM.MICROSOFT.TEXTJOIN(&quot;, &quot;; 1; IF(ISBLANK([.I99:.AMJ99]); &quot;&quot;; [.I$2:.AMJ$2] &amp; &quot;: &quot; &amp; [.I99:.AMJ99]))" office:value-type="string" office:string-value="termrork: 5, Red-XIII: 10" calcext:value-type="string">
            <text:p>termrork: 5, Red-XIII: 10</text:p>
          </table:table-cell>
          <table:table-cell table:style-name="ce11" table:formula="of:=SUMPRODUCT(NOT(ISBLANK([.I99:.AMJ99])))" office:value-type="float" office:value="2" calcext:value-type="float">
            <text:p>2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16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6" calcext:value-type="float">
            <text:p>96</text:p>
          </table:table-cell>
          <table:table-cell table:formula="of:=SUM([.I100:.AMJ100])" office:value-type="float" office:value="15" calcext:value-type="float">
            <text:p>15</text:p>
          </table:table-cell>
          <table:table-cell office:value-type="string" calcext:value-type="string">
            <text:p>Foursite</text:p>
          </table:table-cell>
          <table:table-cell office:value-type="string" calcext:value-type="string">
            <text:p><text:a xlink:href="https://www.doomworld.com/idgames/levels/doom2/Ports/d-f/foursite" xlink:type="simple">https://www.doomworld.com/idgames/levels/doom2/Ports/d-f/foursite</text:a></text:p>
          </table:table-cell>
          <table:table-cell office:value-type="float" office:value="2016" calcext:value-type="float">
            <text:p>2016</text:p>
          </table:table-cell>
          <table:table-cell table:style-name="ce10" table:number-matrix-columns-spanned="1" table:number-matrix-rows-spanned="1" table:formula="of:=COM.MICROSOFT.TEXTJOIN(&quot;, &quot;; 1; IF(ISBLANK([.I100:.AMJ100]); &quot;&quot;; [.I$2:.AMJ$2] &amp; &quot;: &quot; &amp; [.I100:.AMJ100]))" office:value-type="string" office:string-value="Budoka: 2, Nancsi: 7, 4everDoomed: 5, Gaia74: 1" calcext:value-type="string">
            <text:p>Budoka: 2, Nancsi: 7, 4everDoomed: 5, Gaia74: 1</text:p>
          </table:table-cell>
          <table:table-cell table:style-name="ce11" table:formula="of:=SUMPRODUCT(NOT(ISBLANK([.I100:.AMJ100])))" office:value-type="float" office:value="4" calcext:value-type="float">
            <text:p>4</text:p>
          </table:table-cell>
          <table:table-cell table:number-columns-repeated="75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25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6" calcext:value-type="float">
            <text:p>96</text:p>
          </table:table-cell>
          <table:table-cell table:formula="of:=SUM([.I101:.AMJ101])" office:value-type="float" office:value="15" calcext:value-type="float">
            <text:p>15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<text:a xlink:href="http://heroestospare.com/rabotik/harmony.php" xlink:type="simple">http://heroestospare.com/rabotik/harmony.php</text:a></text:p>
          </table:table-cell>
          <table:table-cell office:value-type="float" office:value="2009" calcext:value-type="float">
            <text:p>2009</text:p>
          </table:table-cell>
          <table:table-cell table:style-name="ce10" table:number-matrix-columns-spanned="1" table:number-matrix-rows-spanned="1" table:formula="of:=COM.MICROSOFT.TEXTJOIN(&quot;, &quot;; 1; IF(ISBLANK([.I101:.AMJ101]); &quot;&quot;; [.I$2:.AMJ$2] &amp; &quot;: &quot; &amp; [.I101:.AMJ101]))" office:value-type="string" office:string-value="Not Jabba: 5, Sky: 6, ax34: 4" calcext:value-type="string">
            <text:p>Not Jabba: 5, Sky: 6, ax34: 4</text:p>
          </table:table-cell>
          <table:table-cell table:style-name="ce11" table:formula="of:=SUMPRODUCT(NOT(ISBLANK([.I101:.AMJ101])))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8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6" calcext:value-type="float">
            <text:p>96</text:p>
          </table:table-cell>
          <table:table-cell table:formula="of:=SUM([.I102:.AMJ102])" office:value-type="float" office:value="15" calcext:value-type="float">
            <text:p>15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<text:a xlink:href="https://www.doomworld.com/idgames/levels/doom2/Ports/a-c/action2" xlink:type="simple">https://www.doomworld.com/idgames/levels/doom2/Ports/a-c/action2</text:a></text:p>
          </table:table-cell>
          <table:table-cell office:value-type="float" office:value="2008" calcext:value-type="float">
            <text:p>2008</text:p>
          </table:table-cell>
          <table:table-cell table:style-name="ce10" table:number-matrix-columns-spanned="1" table:number-matrix-rows-spanned="1" table:formula="of:=COM.MICROSOFT.TEXTJOIN(&quot;, &quot;; 1; IF(ISBLANK([.I102:.AMJ102]); &quot;&quot;; [.I$2:.AMJ$2] &amp; &quot;: &quot; &amp; [.I102:.AMJ102]))" office:value-type="string" office:string-value="Chamelenoel: 1, JudgeDeadd: 4, Phobus: 10" calcext:value-type="string">
            <text:p>Chamelenoel: 1, JudgeDeadd: 4, Phobus: 10</text:p>
          </table:table-cell>
          <table:table-cell table:style-name="ce11" table:formula="of:=SUMPRODUCT(NOT(ISBLANK([.I102:.AMJ102])))"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76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100" calcext:value-type="float">
            <text:p>100</text:p>
          </table:table-cell>
          <table:table-cell table:formula="of:=SUM([.I103:.AMJ103])" office:value-type="float" office:value="14" calcext:value-type="float">
            <text:p>14</text:p>
          </table:table-cell>
          <table:table-cell office:value-type="string" calcext:value-type="string">
            <text:p>Bloodstain</text:p>
          </table:table-cell>
          <table:table-cell office:value-type="string" calcext:value-type="string">
            <text:p><text:a xlink:href="https://www.doomworld.com/idgames/levels/doom2/Ports/megawads/bstain" xlink:type="simple">https://www.doomworld.com/idgames/levels/doom2/Ports/megawads/bstain</text:a></text:p>
          </table:table-cell>
          <table:table-cell office:value-type="float" office:value="2016" calcext:value-type="float">
            <text:p>2016</text:p>
          </table:table-cell>
          <table:table-cell table:style-name="ce10" table:number-matrix-columns-spanned="1" table:number-matrix-rows-spanned="1" table:formula="of:=COM.MICROSOFT.TEXTJOIN(&quot;, &quot;; 1; IF(ISBLANK([.I103:.AMJ103]); &quot;&quot;; [.I$2:.AMJ$2] &amp; &quot;: &quot; &amp; [.I103:.AMJ103]))" office:value-type="string" office:string-value="NuMetalManiak: 5, everennui: 5, Forli: 4" calcext:value-type="string">
            <text:p>NuMetalManiak: 5, everennui: 5, Forli: 4</text:p>
          </table:table-cell>
          <table:table-cell table:style-name="ce11" table:formula="of:=SUMPRODUCT(NOT(ISBLANK([.I103:.AMJ103])))" office:value-type="float" office:value="3" calcext:value-type="float">
            <text:p>3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86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100" calcext:value-type="float">
            <text:p>100</text:p>
          </table:table-cell>
          <table:table-cell table:formula="of:=SUM([.I104:.AMJ104])" office:value-type="float" office:value="14" calcext:value-type="float">
            <text:p>14</text:p>
          </table:table-cell>
          <table:table-cell office:value-type="string" calcext:value-type="string">
            <text:p>Doom 64 for Doom II</text:p>
          </table:table-cell>
          <table:table-cell office:value-type="string" calcext:value-type="string">
            <text:p><text:a xlink:href="https://www.doomworld.com/forum/topic/64353-doom-64-for-doom-ii/" xlink:type="simple">https://www.doomworld.com/forum/topic/64353-doom-64-for-doom-ii/</text:a></text:p>
          </table:table-cell>
          <table:table-cell office:value-type="float" office:value="2013" calcext:value-type="float">
            <text:p>2013</text:p>
          </table:table-cell>
          <table:table-cell table:style-name="ce10" table:number-matrix-columns-spanned="1" table:number-matrix-rows-spanned="1" table:formula="of:=COM.MICROSOFT.TEXTJOIN(&quot;, &quot;; 1; IF(ISBLANK([.I104:.AMJ104]); &quot;&quot;; [.I$2:.AMJ$2] &amp; &quot;: &quot; &amp; [.I104:.AMJ104]))" office:value-type="string" office:string-value="Roofi: 1, Woolie Wool: 1, I_Punch_Demons: 2, Warrex: 10" calcext:value-type="string">
            <text:p>Roofi: 1, Woolie Wool: 1, I_Punch_Demons: 2, Warrex: 10</text:p>
          </table:table-cell>
          <table:table-cell table:style-name="ce11" table:formula="of:=SUMPRODUCT(NOT(ISBLANK([.I104:.AMJ104])))" office:value-type="float" office:value="4" calcext:value-type="float">
            <text:p>4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888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100" calcext:value-type="float">
            <text:p>100</text:p>
          </table:table-cell>
          <table:table-cell table:formula="of:=SUM([.I105:.AMJ105])" office:value-type="float" office:value="14" calcext:value-type="float">
            <text:p>14</text:p>
          </table:table-cell>
          <table:table-cell office:value-type="string" calcext:value-type="string">
            <text:p>UAC Ultra</text:p>
          </table:table-cell>
          <table:table-cell office:value-type="string" calcext:value-type="string">
            <text:p><text:a xlink:href="https://www.doomworld.com/idgames/levels/doom2/Ports/s-u/uacultra" xlink:type="simple">https://www.doomworld.com/idgames/levels/doom2/Ports/s-u/uacultra</text:a></text:p>
          </table:table-cell>
          <table:table-cell office:value-type="float" office:value="2010" calcext:value-type="float">
            <text:p>2010</text:p>
          </table:table-cell>
          <table:table-cell table:style-name="ce10" table:number-matrix-columns-spanned="1" table:number-matrix-rows-spanned="1" table:formula="of:=COM.MICROSOFT.TEXTJOIN(&quot;, &quot;; 1; IF(ISBLANK([.I105:.AMJ105]); &quot;&quot;; [.I$2:.AMJ$2] &amp; &quot;: &quot; &amp; [.I105:.AMJ105]))" office:value-type="string" office:string-value="Malrionn: 10, Budoka: 4" calcext:value-type="string">
            <text:p>Malrionn: 10, Budoka: 4</text:p>
          </table:table-cell>
          <table:table-cell table:style-name="ce11" table:formula="of:=SUMPRODUCT(NOT(ISBLANK([.I105:.AMJ105])))" office:value-type="float" office:value="2" calcext:value-type="float">
            <text:p>2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56"/>
          <table:table-cell office:value-type="float" office:value="4" calcext:value-type="float">
            <text:p>4</text:p>
          </table:table-cell>
          <table:table-cell table:number-columns-repeated="940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103" calcext:value-type="float">
            <text:p>103</text:p>
          </table:table-cell>
          <table:table-cell table:formula="of:=SUM([.I106:.AMJ106])" office:value-type="float" office:value="13" calcext:value-type="float">
            <text:p>13</text:p>
          </table:table-cell>
          <table:table-cell office:value-type="string" calcext:value-type="string">
            <text:p>50 Shades of Graytall</text:p>
          </table:table-cell>
          <table:table-cell office:value-type="string" calcext:value-type="string">
            <text:p><text:a xlink:href="https://www.doomworld.com/idgames/levels/doom2/Ports/megawads/50shades" xlink:type="simple">https://www.doomworld.com/idgames/levels/doom2/Ports/megawads/50shades</text:a></text:p>
          </table:table-cell>
          <table:table-cell office:value-type="float" office:value="2015" calcext:value-type="float">
            <text:p>2015</text:p>
          </table:table-cell>
          <table:table-cell table:style-name="ce10" table:number-matrix-columns-spanned="1" table:number-matrix-rows-spanned="1" table:formula="of:=COM.MICROSOFT.TEXTJOIN(&quot;, &quot;; 1; IF(ISBLANK([.I106:.AMJ106]); &quot;&quot;; [.I$2:.AMJ$2] &amp; &quot;: &quot; &amp; [.I106:.AMJ106]))" office:value-type="string" office:string-value="Nine Inch Heels: 2, Voltcom9: 2, JudgeDeadd: 1, NoisyVelvet: 3, Pierrot: 5" calcext:value-type="string">
            <text:p>Nine Inch Heels: 2, Voltcom9: 2, JudgeDeadd: 1, NoisyVelvet: 3, Pierrot: 5</text:p>
          </table:table-cell>
          <table:table-cell table:style-name="ce11" table:formula="of:=SUMPRODUCT(NOT(ISBLANK([.I106:.AMJ106])))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45"/>
          <table:table-cell office:value-type="float" office:value="5" calcext:value-type="float">
            <text:p>5</text:p>
          </table:table-cell>
          <table:table-cell table:number-columns-repeated="899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103" calcext:value-type="float">
            <text:p>103</text:p>
          </table:table-cell>
          <table:table-cell table:formula="of:=SUM([.I107:.AMJ107])" office:value-type="float" office:value="13" calcext:value-type="float">
            <text:p>13</text:p>
          </table:table-cell>
          <table:table-cell office:value-type="string" calcext:value-type="string">
            <text:p>Elysion</text:p>
          </table:table-cell>
          <table:table-cell office:value-type="string" calcext:value-type="string">
            <text:p><text:a xlink:href="https://www.doomworld.com/idgames/levels/doom2/Ports/d-f/elysion" xlink:type="simple">https://www.doomworld.com/idgames/levels/doom2/Ports/d-f/elysion</text:a></text:p>
          </table:table-cell>
          <table:table-cell office:value-type="float" office:value="2009" calcext:value-type="float">
            <text:p>2009</text:p>
          </table:table-cell>
          <table:table-cell table:style-name="ce10" table:number-matrix-columns-spanned="1" table:number-matrix-rows-spanned="1" table:formula="of:=COM.MICROSOFT.TEXTJOIN(&quot;, &quot;; 1; IF(ISBLANK([.I107:.AMJ107]); &quot;&quot;; [.I$2:.AMJ$2] &amp; &quot;: &quot; &amp; [.I107:.AMJ107]))" office:value-type="string" office:string-value="Sky: 8, darkreaver: 5" calcext:value-type="string">
            <text:p>Sky: 8, darkreaver: 5</text:p>
          </table:table-cell>
          <table:table-cell table:style-name="ce11" table:formula="of:=SUMPRODUCT(NOT(ISBLANK([.I107:.AMJ107])))"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5"/>
          <table:table-cell office:value-type="float" office:value="5" calcext:value-type="float">
            <text:p>5</text:p>
          </table:table-cell>
          <table:table-cell table:number-columns-repeated="975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103" calcext:value-type="float">
            <text:p>103</text:p>
          </table:table-cell>
          <table:table-cell table:formula="of:=SUM([.I108:.AMJ108])" office:value-type="float" office:value="13" calcext:value-type="float">
            <text:p>13</text:p>
          </table:table-cell>
          <table:table-cell office:value-type="string" calcext:value-type="string">
            <text:p>Hell to Pay</text:p>
          </table:table-cell>
          <table:table-cell office:value-type="string" calcext:value-type="string">
            <text:p><text:a xlink:href="https://doomwiki.org/wiki/Hell_To_Pay" xlink:type="simple">https://doomwiki.org/wiki/Hell_To_Pay</text:a></text:p>
          </table:table-cell>
          <table:table-cell office:value-type="float" office:value="1996" calcext:value-type="float">
            <text:p>1996</text:p>
          </table:table-cell>
          <table:table-cell table:style-name="ce10" table:number-matrix-columns-spanned="1" table:number-matrix-rows-spanned="1" table:formula="of:=COM.MICROSOFT.TEXTJOIN(&quot;, &quot;; 1; IF(ISBLANK([.I108:.AMJ108]); &quot;&quot;; [.I$2:.AMJ$2] &amp; &quot;: &quot; &amp; [.I108:.AMJ108]))" office:value-type="string" office:string-value="bonnie: 10, P41R47: 3" calcext:value-type="string">
            <text:p>bonnie: 10, P41R47: 3</text:p>
          </table:table-cell>
          <table:table-cell table:style-name="ce11" table:formula="of:=SUMPRODUCT(NOT(ISBLANK([.I108:.AMJ108])))" office:value-type="float" office:value="2" calcext:value-type="float">
            <text:p>2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103" calcext:value-type="float">
            <text:p>103</text:p>
          </table:table-cell>
          <table:table-cell table:formula="of:=SUM([.I109:.AMJ109])" office:value-type="float" office:value="13" calcext:value-type="float">
            <text:p>13</text:p>
          </table:table-cell>
          <table:table-cell office:value-type="string" calcext:value-type="string">
            <text:p>Miasma</text:p>
          </table:table-cell>
          <table:table-cell office:value-type="string" calcext:value-type="string">
            <text:p><text:a xlink:href="https://www.doomworld.com/idgames/levels/doom2/Ports/m-o/miasma" xlink:type="simple">https://www.doomworld.com/idgames/levels/doom2/Ports/m-o/miasma</text:a></text:p>
          </table:table-cell>
          <table:table-cell office:value-type="float" office:value="2016" calcext:value-type="float">
            <text:p>2016</text:p>
          </table:table-cell>
          <table:table-cell table:style-name="ce10" table:number-matrix-columns-spanned="1" table:number-matrix-rows-spanned="1" table:formula="of:=COM.MICROSOFT.TEXTJOIN(&quot;, &quot;; 1; IF(ISBLANK([.I109:.AMJ109]); &quot;&quot;; [.I$2:.AMJ$2] &amp; &quot;: &quot; &amp; [.I109:.AMJ109]))" office:value-type="string" office:string-value="WH-Wilou84: 1, Soundblock: 2, Nirvana: 9, NoisyVelvet: 1" calcext:value-type="string">
            <text:p>WH-Wilou84: 1, Soundblock: 2, Nirvana: 9, NoisyVelvet: 1</text:p>
          </table:table-cell>
          <table:table-cell table:style-name="ce11" table:formula="of:=SUMPRODUCT(NOT(ISBLANK([.I109:.AMJ109])))" office:value-type="float" office:value="4" calcext:value-type="float">
            <text:p>4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3" calcext:value-type="float">
            <text:p>103</text:p>
          </table:table-cell>
          <table:table-cell table:formula="of:=SUM([.I110:.AMJ110])" office:value-type="float" office:value="13" calcext:value-type="float">
            <text:p>13</text:p>
          </table:table-cell>
          <table:table-cell office:value-type="string" calcext:value-type="string">
            <text:p>REKKR</text:p>
          </table:table-cell>
          <table:table-cell office:value-type="string" calcext:value-type="string">
            <text:p><text:a xlink:href="http://manbitesshark.com/" xlink:type="simple">http://manbitesshark.com/</text:a></text:p>
          </table:table-cell>
          <table:table-cell office:value-type="float" office:value="2018" calcext:value-type="float">
            <text:p>2018</text:p>
          </table:table-cell>
          <table:table-cell table:style-name="ce10" table:number-matrix-columns-spanned="1" table:number-matrix-rows-spanned="1" table:formula="of:=COM.MICROSOFT.TEXTJOIN(&quot;, &quot;; 1; IF(ISBLANK([.I110:.AMJ110]); &quot;&quot;; [.I$2:.AMJ$2] &amp; &quot;: &quot; &amp; [.I110:.AMJ110]))" office:value-type="string" office:string-value="soner du: 8, Rince-wind: 5" calcext:value-type="string">
            <text:p>soner du: 8, Rince-wind: 5</text:p>
          </table:table-cell>
          <table:table-cell table:style-name="ce11" table:formula="of:=SUMPRODUCT(NOT(ISBLANK([.I110:.AMJ110])))" office:value-type="float" office:value="2" calcext:value-type="float">
            <text:p>2</text:p>
          </table:table-cell>
          <table:table-cell table:number-columns-repeated="56"/>
          <table:table-cell office:value-type="float" office:value="8" calcext:value-type="float">
            <text:p>8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3" calcext:value-type="float">
            <text:p>103</text:p>
          </table:table-cell>
          <table:table-cell table:formula="of:=SUM([.I111:.AMJ111])" office:value-type="float" office:value="13" calcext:value-type="float">
            <text:p>13</text:p>
          </table:table-cell>
          <table:table-cell office:value-type="string" calcext:value-type="string">
            <text:p>Sacrament</text:p>
          </table:table-cell>
          <table:table-cell office:value-type="string" calcext:value-type="string">
            <text:p><text:a xlink:href="https://www.doomworld.com/idgames/levels/doom2/Ports/s-u/sacrment" xlink:type="simple">https://www.doomworld.com/idgames/levels/doom2/Ports/s-u/sacrment</text:a></text:p>
          </table:table-cell>
          <table:table-cell office:value-type="float" office:value="2011" calcext:value-type="float">
            <text:p>2011</text:p>
          </table:table-cell>
          <table:table-cell table:style-name="ce10" table:number-matrix-columns-spanned="1" table:number-matrix-rows-spanned="1" table:formula="of:=COM.MICROSOFT.TEXTJOIN(&quot;, &quot;; 1; IF(ISBLANK([.I111:.AMJ111]); &quot;&quot;; [.I$2:.AMJ$2] &amp; &quot;: &quot; &amp; [.I111:.AMJ111]))" office:value-type="string" office:string-value="ella guro: 8, yakfak: 5" calcext:value-type="string">
            <text:p>ella guro: 8, yakfak: 5</text:p>
          </table:table-cell>
          <table:table-cell table:style-name="ce11" table:formula="of:=SUMPRODUCT(NOT(ISBLANK([.I111:.AMJ111])))" office:value-type="float" office:value="2" calcext:value-type="float">
            <text:p>2</text:p>
          </table:table-cell>
          <table:table-cell table:number-columns-repeated="27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987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3" calcext:value-type="float">
            <text:p>103</text:p>
          </table:table-cell>
          <table:table-cell table:formula="of:=SUM([.I112:.AMJ112])" office:value-type="float" office:value="13" calcext:value-type="float">
            <text:p>13</text:p>
          </table:table-cell>
          <table:table-cell office:value-type="string" calcext:value-type="string">
            <text:p>Vile Flesh</text:p>
          </table:table-cell>
          <table:table-cell office:value-type="string" calcext:value-type="string">
            <text:p><text:a xlink:href="https://www.doomworld.com/idgames/levels/doom2/Ports/megawads/vile" xlink:type="simple">https://www.doomworld.com/idgames/levels/doom2/Ports/megawads/vile</text:a></text:p>
          </table:table-cell>
          <table:table-cell office:value-type="float" office:value="2004" calcext:value-type="float">
            <text:p>2004</text:p>
          </table:table-cell>
          <table:table-cell table:style-name="ce10" table:number-matrix-columns-spanned="1" table:number-matrix-rows-spanned="1" table:formula="of:=COM.MICROSOFT.TEXTJOIN(&quot;, &quot;; 1; IF(ISBLANK([.I112:.AMJ112]); &quot;&quot;; [.I$2:.AMJ$2] &amp; &quot;: &quot; &amp; [.I112:.AMJ112]))" office:value-type="string" office:string-value="Grazza: 4, P41R47: 9" calcext:value-type="string">
            <text:p>Grazza: 4, P41R47: 9</text:p>
          </table:table-cell>
          <table:table-cell table:style-name="ce11" table:formula="of:=SUMPRODUCT(NOT(ISBLANK([.I112:.AMJ112])))" office:value-type="float" office:value="2" calcext:value-type="float">
            <text:p>2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895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3" calcext:value-type="float">
            <text:p>103</text:p>
          </table:table-cell>
          <table:table-cell table:formula="of:=SUM([.I113:.AMJ113])" office:value-type="float" office:value="13" calcext:value-type="float">
            <text:p>13</text:p>
          </table:table-cell>
          <table:table-cell office:value-type="string" calcext:value-type="string">
            <text:p>ZDoom Community Map Project: Take 1</text:p>
          </table:table-cell>
          <table:table-cell office:value-type="string" calcext:value-type="string">
            <text:p><text:a xlink:href="https://www.doomworld.com/idgames/levels/doom2/Ports/v-z/zdmcmp1" xlink:type="simple">https://www.doomworld.com/idgames/levels/doom2/Ports/v-z/zdmcmp1</text:a></text:p>
          </table:table-cell>
          <table:table-cell office:value-type="float" office:value="2004" calcext:value-type="float">
            <text:p>2004</text:p>
          </table:table-cell>
          <table:table-cell table:style-name="ce10" table:number-matrix-columns-spanned="1" table:number-matrix-rows-spanned="1" table:formula="of:=COM.MICROSOFT.TEXTJOIN(&quot;, &quot;; 1; IF(ISBLANK([.I113:.AMJ113]); &quot;&quot;; [.I$2:.AMJ$2] &amp; &quot;: &quot; &amp; [.I113:.AMJ113]))" office:value-type="string" office:string-value="Phobus: 8, Ziad EL Zein: 5" calcext:value-type="string">
            <text:p>Phobus: 8, Ziad EL Zein: 5</text:p>
          </table:table-cell>
          <table:table-cell table:style-name="ce11" table:formula="of:=SUMPRODUCT(NOT(ISBLANK([.I113:.AMJ113])))" office:value-type="float" office:value="2" calcext:value-type="float">
            <text:p>2</text:p>
          </table:table-cell>
          <table:table-cell table:number-columns-repeated="39"/>
          <table:table-cell office:value-type="float" office:value="8" calcext:value-type="float">
            <text:p>8</text:p>
          </table:table-cell>
          <table:table-cell table:number-columns-repeated="43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11" calcext:value-type="float">
            <text:p>111</text:p>
          </table:table-cell>
          <table:table-cell table:formula="of:=SUM([.I114:.AMJ114])" office:value-type="float" office:value="12" calcext:value-type="float">
            <text:p>12</text:p>
          </table:table-cell>
          <table:table-cell table:style-name="ce72" office:value-type="string" calcext:value-type="string">
            <text:p>Counterattack</text:p>
          </table:table-cell>
          <table:table-cell office:value-type="string" calcext:value-type="string">
            <text:p><text:a xlink:href="https://www.doomworld.com/idgames/levels/doom2/Ports/m-o/mek-catk" xlink:type="simple">https://www.doomworld.com/idgames/levels/doom2/Ports/m-o/mek-catk</text:a></text:p>
          </table:table-cell>
          <table:table-cell office:value-type="float" office:value="2017" calcext:value-type="float">
            <text:p>2017</text:p>
          </table:table-cell>
          <table:table-cell table:style-name="ce10" table:number-matrix-columns-spanned="1" table:number-matrix-rows-spanned="1" table:formula="of:=COM.MICROSOFT.TEXTJOIN(&quot;, &quot;; 1; IF(ISBLANK([.I114:.AMJ114]); &quot;&quot;; [.I$2:.AMJ$2] &amp; &quot;: &quot; &amp; [.I114:.AMJ114]))" office:value-type="string" office:string-value="rdwpa: 9, Hansen79: 3" calcext:value-type="string">
            <text:p>rdwpa: 9, Hansen79: 3</text:p>
          </table:table-cell>
          <table:table-cell table:style-name="ce11" table:formula="of:=SUMPRODUCT(NOT(ISBLANK([.I114:.AMJ114])))" office:value-type="float" office:value="2" calcext:value-type="float">
            <text:p>2</text:p>
          </table:table-cell>
          <table:table-cell table:number-columns-repeated="110"/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98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11" calcext:value-type="float">
            <text:p>111</text:p>
          </table:table-cell>
          <table:table-cell table:formula="of:=SUM([.I115:.AMJ115])" office:value-type="float" office:value="12" calcext:value-type="float">
            <text:p>12</text:p>
          </table:table-cell>
          <table:table-cell office:value-type="string" calcext:value-type="string">
            <text:p>Extreme Terror</text:p>
          </table:table-cell>
          <table:table-cell office:value-type="string" calcext:value-type="string">
            <text:p><text:a xlink:href="https://www.doomworld.com/idgames/levels/doom2/Ports/d-f/exterror" xlink:type="simple">https://www.doomworld.com/idgames/levels/doom2/Ports/d-f/exterror</text:a></text:p>
          </table:table-cell>
          <table:table-cell office:value-type="float" office:value="2016" calcext:value-type="float">
            <text:p>2016</text:p>
          </table:table-cell>
          <table:table-cell table:style-name="ce10" table:number-matrix-columns-spanned="1" table:number-matrix-rows-spanned="1" table:formula="of:=COM.MICROSOFT.TEXTJOIN(&quot;, &quot;; 1; IF(ISBLANK([.I115:.AMJ115]); &quot;&quot;; [.I$2:.AMJ$2] &amp; &quot;: &quot; &amp; [.I115:.AMJ115]))" office:value-type="string" office:string-value="Nine Inch Heels: 5, everennui: 5, Nancsi: 2" calcext:value-type="string">
            <text:p>Nine Inch Heels: 5, everennui: 5, Nancsi: 2</text:p>
          </table:table-cell>
          <table:table-cell table:style-name="ce11" table:formula="of:=SUMPRODUCT(NOT(ISBLANK([.I115:.AMJ115])))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35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11" calcext:value-type="float">
            <text:p>111</text:p>
          </table:table-cell>
          <table:table-cell table:formula="of:=SUM([.I116:.AMJ116])" office:value-type="float" office:value="12" calcext:value-type="float">
            <text:p>12</text:p>
          </table:table-cell>
          <table:table-cell office:value-type="string" calcext:value-type="string">
            <text:p>Newgothic Movement 1</text:p>
          </table:table-cell>
          <table:table-cell office:value-type="string" calcext:value-type="string">
            <text:p><text:a xlink:href="https://www.doomworld.com/idgames/levels/doom2/Ports/m-o/ngmvmt1" xlink:type="simple">https://www.doomworld.com/idgames/levels/doom2/Ports/m-o/ngmvmt1</text:a></text:p>
          </table:table-cell>
          <table:table-cell office:value-type="float" office:value="2010" calcext:value-type="float">
            <text:p>2010</text:p>
          </table:table-cell>
          <table:table-cell table:style-name="ce10" table:number-matrix-columns-spanned="1" table:number-matrix-rows-spanned="1" table:formula="of:=COM.MICROSOFT.TEXTJOIN(&quot;, &quot;; 1; IF(ISBLANK([.I116:.AMJ116]); &quot;&quot;; [.I$2:.AMJ$2] &amp; &quot;: &quot; &amp; [.I116:.AMJ116]))" office:value-type="string" office:string-value="everennui: 2, Outrageous Videos: 4, Nazgul9: 6" calcext:value-type="string">
            <text:p>everennui: 2, Outrageous Videos: 4, Nazgul9: 6</text:p>
          </table:table-cell>
          <table:table-cell table:style-name="ce11" table:formula="of:=SUMPRODUCT(NOT(ISBLANK([.I116:.AMJ116])))" office:value-type="float" office:value="3" calcext:value-type="float">
            <text:p>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56"/>
          <table:table-cell office:value-type="float" office:value="6" calcext:value-type="float">
            <text:p>6</text:p>
          </table:table-cell>
          <table:table-cell table:number-columns-repeated="914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11" calcext:value-type="float">
            <text:p>111</text:p>
          </table:table-cell>
          <table:table-cell table:formula="of:=SUM([.I117:.AMJ117])" office:value-type="float" office:value="12" calcext:value-type="float">
            <text:p>12</text:p>
          </table:table-cell>
          <table:table-cell office:value-type="string" calcext:value-type="string">
            <text:p>Swift Death</text:p>
          </table:table-cell>
          <table:table-cell office:value-type="string" calcext:value-type="string">
            <text:p><text:a xlink:href="https://www.doomworld.com/idgames/levels/doom2/Ports/megawads/swideath" xlink:type="simple">https://www.doomworld.com/idgames/levels/doom2/Ports/megawads/swideath</text:a></text:p>
          </table:table-cell>
          <table:table-cell office:value-type="float" office:value="2015" calcext:value-type="float">
            <text:p>2015</text:p>
          </table:table-cell>
          <table:table-cell table:style-name="ce10" table:number-matrix-columns-spanned="1" table:number-matrix-rows-spanned="1" table:formula="of:=COM.MICROSOFT.TEXTJOIN(&quot;, &quot;; 1; IF(ISBLANK([.I117:.AMJ117]); &quot;&quot;; [.I$2:.AMJ$2] &amp; &quot;: &quot; &amp; [.I117:.AMJ117]))" office:value-type="string" office:string-value="Nine Inch Heels: 1, fveitsi: 5, StoneMason: 5, NoisyVelvet: 1" calcext:value-type="string">
            <text:p>Nine Inch Heels: 1, fveitsi: 5, StoneMason: 5, NoisyVelvet: 1</text:p>
          </table:table-cell>
          <table:table-cell table:style-name="ce11" table:formula="of:=SUMPRODUCT(NOT(ISBLANK([.I117:.AMJ117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15" calcext:value-type="float">
            <text:p>115</text:p>
          </table:table-cell>
          <table:table-cell table:formula="of:=SUM([.I118:.AMJ118])" office:value-type="float" office:value="11" calcext:value-type="float">
            <text:p>11</text:p>
          </table:table-cell>
          <table:table-cell office:value-type="string" calcext:value-type="string">
            <text:p>Back to Basics</text:p>
          </table:table-cell>
          <table:table-cell office:value-type="string" calcext:value-type="string">
            <text:p><text:a xlink:href="https://www.doomworld.com/idgames/levels/doom/a-c/b2b" xlink:type="simple">https://www.doomworld.com/idgames/levels/doom/a-c/b2b</text:a></text:p>
          </table:table-cell>
          <table:table-cell office:value-type="float" office:value="2007" calcext:value-type="float">
            <text:p>2007</text:p>
          </table:table-cell>
          <table:table-cell table:style-name="ce10" table:number-matrix-columns-spanned="1" table:number-matrix-rows-spanned="1" table:formula="of:=COM.MICROSOFT.TEXTJOIN(&quot;, &quot;; 1; IF(ISBLANK([.I118:.AMJ118]); &quot;&quot;; [.I$2:.AMJ$2] &amp; &quot;: &quot; &amp; [.I118:.AMJ118]))" office:value-type="string" office:string-value="WH-Wilou84: 2, joepallai: 5, rdwpa: 4" calcext:value-type="string">
            <text:p>WH-Wilou84: 2, joepallai: 5, rdwpa: 4</text:p>
          </table:table-cell>
          <table:table-cell table:style-name="ce11" table:formula="of:=SUMPRODUCT(NOT(ISBLANK([.I118:.AMJ118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70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15" calcext:value-type="float">
            <text:p>115</text:p>
          </table:table-cell>
          <table:table-cell table:formula="of:=SUM([.I119:.AMJ119])" office:value-type="float" office:value="11" calcext:value-type="float">
            <text:p>11</text:p>
          </table:table-cell>
          <table:table-cell office:value-type="string" calcext:value-type="string">
            <text:p>Claustrophobia 1024</text:p>
          </table:table-cell>
          <table:table-cell office:value-type="string" calcext:value-type="string">
            <text:p><text:a xlink:href="https://www.doomworld.com/idgames/levels/doom2/Ports/megawads/1024clau" xlink:type="simple">https://www.doomworld.com/idgames/levels/doom2/Ports/megawads/1024clau</text:a></text:p>
          </table:table-cell>
          <table:table-cell office:value-type="float" office:value="2009" calcext:value-type="float">
            <text:p>2009</text:p>
          </table:table-cell>
          <table:table-cell table:style-name="ce10" table:number-matrix-columns-spanned="1" table:number-matrix-rows-spanned="1" table:formula="of:=COM.MICROSOFT.TEXTJOIN(&quot;, &quot;; 1; IF(ISBLANK([.I119:.AMJ119]); &quot;&quot;; [.I$2:.AMJ$2] &amp; &quot;: &quot; &amp; [.I119:.AMJ119]))" office:value-type="string" office:string-value="m8f: 5, DJVCardMaster: 6" calcext:value-type="string">
            <text:p>m8f: 5, DJVCardMaster: 6</text:p>
          </table:table-cell>
          <table:table-cell table:style-name="ce11" table:formula="of:=SUMPRODUCT(NOT(ISBLANK([.I119:.AMJ119])))" office:value-type="float" office:value="2" calcext:value-type="float">
            <text:p>2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10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15" calcext:value-type="float">
            <text:p>115</text:p>
          </table:table-cell>
          <table:table-cell table:formula="of:=SUM([.I120:.AMJ120])" office:value-type="float" office:value="11" calcext:value-type="float">
            <text:p>11</text:p>
          </table:table-cell>
          <table:table-cell office:value-type="string" calcext:value-type="string">
            <text:p>Comatose</text:p>
          </table:table-cell>
          <table:table-cell office:value-type="string" calcext:value-type="string">
            <text:p><text:a xlink:href="https://www.doomworld.com/idgames/levels/doom2/Ports/a-c/comatose" xlink:type="simple">https://www.doomworld.com/idgames/levels/doom2/Ports/a-c/comatose</text:a></text:p>
          </table:table-cell>
          <table:table-cell office:value-type="float" office:value="2016" calcext:value-type="float">
            <text:p>2016</text:p>
          </table:table-cell>
          <table:table-cell table:style-name="ce10" table:number-matrix-columns-spanned="1" table:number-matrix-rows-spanned="1" table:formula="of:=COM.MICROSOFT.TEXTJOIN(&quot;, &quot;; 1; IF(ISBLANK([.I120:.AMJ120]); &quot;&quot;; [.I$2:.AMJ$2] &amp; &quot;: &quot; &amp; [.I120:.AMJ120]))" office:value-type="string" office:string-value="yakfak: 7, m8f: 4" calcext:value-type="string">
            <text:p>yakfak: 7, m8f: 4</text:p>
          </table:table-cell>
          <table:table-cell table:style-name="ce11" table:formula="of:=SUMPRODUCT(NOT(ISBLANK([.I120:.AMJ120])))" office:value-type="float" office:value="2" calcext:value-type="float">
            <text:p>2</text:p>
          </table:table-cell>
          <table:table-cell table:number-columns-repeated="28"/>
          <table:table-cell office:value-type="float" office:value="7" calcext:value-type="float">
            <text:p>7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15" calcext:value-type="float">
            <text:p>115</text:p>
          </table:table-cell>
          <table:table-cell table:formula="of:=SUM([.I121:.AMJ121])" office:value-type="float" office:value="11" calcext:value-type="float">
            <text:p>11</text:p>
          </table:table-cell>
          <table:table-cell office:value-type="string" calcext:value-type="string">
            <text:p>Community Chest 2</text:p>
          </table:table-cell>
          <table:table-cell office:value-type="string" calcext:value-type="string">
            <text:p><text:a xlink:href="https://www.doomworld.com/idgames/levels/doom2/Ports/megawads/cchest2" xlink:type="simple">https://www.doomworld.com/idgames/levels/doom2/Ports/megawads/cchest2</text:a></text:p>
          </table:table-cell>
          <table:table-cell office:value-type="float" office:value="2004" calcext:value-type="float">
            <text:p>2004</text:p>
          </table:table-cell>
          <table:table-cell table:style-name="ce10" table:number-matrix-columns-spanned="1" table:number-matrix-rows-spanned="1" table:formula="of:=COM.MICROSOFT.TEXTJOIN(&quot;, &quot;; 1; IF(ISBLANK([.I121:.AMJ121]); &quot;&quot;; [.I$2:.AMJ$2] &amp; &quot;: &quot; &amp; [.I121:.AMJ121]))" office:value-type="string" office:string-value="Sky: 10, tchkb: 1" calcext:value-type="string">
            <text:p>Sky: 10, tchkb: 1</text:p>
          </table:table-cell>
          <table:table-cell table:style-name="ce11" table:formula="of:=SUMPRODUCT(NOT(ISBLANK([.I121:.AMJ121])))"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15" calcext:value-type="float">
            <text:p>115</text:p>
          </table:table-cell>
          <table:table-cell table:formula="of:=SUM([.I122:.AMJ122])" office:value-type="float" office:value="11" calcext:value-type="float">
            <text:p>11</text:p>
          </table:table-cell>
          <table:table-cell office:value-type="string" calcext:value-type="string">
            <text:p>Crumpets</text:p>
          </table:table-cell>
          <table:table-cell office:value-type="string" calcext:value-type="string">
            <text:p><text:a xlink:href="https://www.doomworld.com/idgames/levels/doom2/Ports/a-c/crumpets" xlink:type="simple">https://www.doomworld.com/idgames/levels/doom2/Ports/a-c/crumpets</text:a></text:p>
          </table:table-cell>
          <table:table-cell office:value-type="float" office:value="2015" calcext:value-type="float">
            <text:p>2015</text:p>
          </table:table-cell>
          <table:table-cell table:style-name="ce10" table:number-matrix-columns-spanned="1" table:number-matrix-rows-spanned="1" table:formula="of:=COM.MICROSOFT.TEXTJOIN(&quot;, &quot;; 1; IF(ISBLANK([.I122:.AMJ122]); &quot;&quot;; [.I$2:.AMJ$2] &amp; &quot;: &quot; &amp; [.I122:.AMJ122]))" office:value-type="string" office:string-value="everennui: 2, Nate River: 8, Nirvana: 1" calcext:value-type="string">
            <text:p>everennui: 2, Nate River: 8, Nirvana: 1</text:p>
          </table:table-cell>
          <table:table-cell table:style-name="ce11" table:formula="of:=SUMPRODUCT(NOT(ISBLANK([.I122:.AMJ122])))" office:value-type="float" office:value="3" calcext:value-type="float">
            <text:p>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15" calcext:value-type="float">
            <text:p>115</text:p>
          </table:table-cell>
          <table:table-cell table:formula="of:=SUM([.I123:.AMJ123])" office:value-type="float" office:value="11" calcext:value-type="float">
            <text:p>11</text:p>
          </table:table-cell>
          <table:table-cell office:value-type="string" calcext:value-type="string">
            <text:p>Dimension of the Boomed</text:p>
          </table:table-cell>
          <table:table-cell office:value-type="string" calcext:value-type="string">
            <text:p><text:a xlink:href="https://www.doomworld.com/forum/topic/92574-dimension-of-the-boomed/" xlink:type="simple">https://www.doomworld.com/forum/topic/92574-dimension-of-the-boomed/</text:a></text:p>
          </table:table-cell>
          <table:table-cell office:value-type="float" office:value="2017" calcext:value-type="float">
            <text:p>2017</text:p>
          </table:table-cell>
          <table:table-cell table:style-name="ce10" table:number-matrix-columns-spanned="1" table:number-matrix-rows-spanned="1" table:formula="of:=COM.MICROSOFT.TEXTJOIN(&quot;, &quot;; 1; IF(ISBLANK([.I123:.AMJ123]); &quot;&quot;; [.I$2:.AMJ$2] &amp; &quot;: &quot; &amp; [.I123:.AMJ123]))" office:value-type="string" office:string-value="Ivory Duke: 7, Hansen79: 4" calcext:value-type="string">
            <text:p>Ivory Duke: 7, Hansen79: 4</text:p>
          </table:table-cell>
          <table:table-cell table:style-name="ce11" table:formula="of:=SUMPRODUCT(NOT(ISBLANK([.I123:.AMJ123])))" office:value-type="float" office:value="2" calcext:value-type="float">
            <text:p>2</text:p>
          </table:table-cell>
          <table:table-cell table:number-columns-repeated="109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898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15" calcext:value-type="float">
            <text:p>115</text:p>
          </table:table-cell>
          <table:table-cell table:formula="of:=SUM([.I124:.AMJ124])" office:value-type="float" office:value="11" calcext:value-type="float">
            <text:p>11</text:p>
          </table:table-cell>
          <table:table-cell office:value-type="string" calcext:value-type="string">
            <text:p>Urban Brawl: Dead of Winter</text:p>
          </table:table-cell>
          <table:table-cell office:value-type="string" calcext:value-type="string">
            <text:p><text:a xlink:href="https://www.doomworld.com/idgames/levels/doom2/Ports/a-c/ad2dow" xlink:type="simple">https://www.doomworld.com/idgames/levels/doom2/Ports/a-c/ad2dow</text:a></text:p>
          </table:table-cell>
          <table:table-cell office:value-type="float" office:value="2014" calcext:value-type="float">
            <text:p>2014</text:p>
          </table:table-cell>
          <table:table-cell table:style-name="ce10" table:number-matrix-columns-spanned="1" table:number-matrix-rows-spanned="1" table:formula="of:=COM.MICROSOFT.TEXTJOIN(&quot;, &quot;; 1; IF(ISBLANK([.I124:.AMJ124]); &quot;&quot;; [.I$2:.AMJ$2] &amp; &quot;: &quot; &amp; [.I124:.AMJ124]))" office:value-type="string" office:string-value="Ralphis: 6, Phobus: 5" calcext:value-type="string">
            <text:p>Ralphis: 6, Phobus: 5</text:p>
          </table:table-cell>
          <table:table-cell table:style-name="ce11" table:formula="of:=SUMPRODUCT(NOT(ISBLANK([.I124:.AMJ124])))" office:value-type="float" office:value="2" calcext:value-type="float">
            <text:p>2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976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15" calcext:value-type="float">
            <text:p>115</text:p>
          </table:table-cell>
          <table:table-cell table:formula="of:=SUM([.I125:.AMJ125])" office:value-type="float" office:value="11" calcext:value-type="float">
            <text:p>11</text:p>
          </table:table-cell>
          <table:table-cell office:value-type="string" calcext:value-type="string">
            <text:p>Vela Pax</text:p>
          </table:table-cell>
          <table:table-cell office:value-type="string" calcext:value-type="string">
            <text:p><text:a xlink:href="https://www.doomworld.com/forum/topic/50158-wip-vela-pax-beta-21-out-now-with-1-more-stuff/" xlink:type="simple">https://www.doomworld.com/forum/topic/50158-wip-vela-pax-beta-21-out-now-with-1-more-stuff/</text:a></text:p>
          </table:table-cell>
          <table:table-cell office:value-type="float" office:value="2010" calcext:value-type="float">
            <text:p>2010</text:p>
          </table:table-cell>
          <table:table-cell table:style-name="ce10" table:number-matrix-columns-spanned="1" table:number-matrix-rows-spanned="1" table:formula="of:=COM.MICROSOFT.TEXTJOIN(&quot;, &quot;; 1; IF(ISBLANK([.I125:.AMJ125]); &quot;&quot;; [.I$2:.AMJ$2] &amp; &quot;: &quot; &amp; [.I125:.AMJ125]))" office:value-type="string" office:string-value="WH-Wilou84: 2, TheNerdTurtle2: 9" calcext:value-type="string">
            <text:p>WH-Wilou84: 2, TheNerdTurtle2: 9</text:p>
          </table:table-cell>
          <table:table-cell table:style-name="ce11" table:formula="of:=SUMPRODUCT(NOT(ISBLANK([.I125:.AMJ125])))" office:value-type="float" office:value="2" calcext:value-type="float">
            <text:p>2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9" calcext:value-type="float">
            <text:p>9</text:p>
          </table:table-cell>
          <table:table-cell table:number-columns-repeated="939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15" calcext:value-type="float">
            <text:p>115</text:p>
          </table:table-cell>
          <table:table-cell table:formula="of:=SUM([.I126:.AMJ126])" office:value-type="float" office:value="11" calcext:value-type="float">
            <text:p>11</text:p>
          </table:table-cell>
          <table:table-cell office:value-type="string" calcext:value-type="string">
            <text:p>Wow</text:p>
          </table:table-cell>
          <table:table-cell office:value-type="string" calcext:value-type="string">
            <text:p><text:a xlink:href="https://www.doomworld.com/idgames/levels/doom/v-z/wow" xlink:type="simple">https://www.doomworld.com/idgames/levels/doom/v-z/wow</text:a></text:p>
          </table:table-cell>
          <table:table-cell office:value-type="float" office:value="1999" calcext:value-type="float">
            <text:p>1999</text:p>
          </table:table-cell>
          <table:table-cell table:style-name="ce10" table:number-matrix-columns-spanned="1" table:number-matrix-rows-spanned="1" table:formula="of:=COM.MICROSOFT.TEXTJOIN(&quot;, &quot;; 1; IF(ISBLANK([.I126:.AMJ126]); &quot;&quot;; [.I$2:.AMJ$2] &amp; &quot;: &quot; &amp; [.I126:.AMJ126]))" office:value-type="string" office:string-value="AnonimVio: 10, Apaul27: 1" calcext:value-type="string">
            <text:p>AnonimVio: 10, Apaul27: 1</text:p>
          </table:table-cell>
          <table:table-cell table:style-name="ce11" table:formula="of:=SUMPRODUCT(NOT(ISBLANK([.I126:.AMJ126])))" office:value-type="float" office:value="2" calcext:value-type="float">
            <text:p>2</text:p>
          </table:table-cell>
          <table:table-cell table:number-columns-repeated="24"/>
          <table:table-cell office:value-type="float" office:value="10" calcext:value-type="float">
            <text:p>10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24" calcext:value-type="float">
            <text:p>124</text:p>
          </table:table-cell>
          <table:table-cell table:formula="of:=SUM([.I127:.AMJ127])" office:value-type="float" office:value="10" calcext:value-type="float">
            <text:p>10</text:p>
          </table:table-cell>
          <table:table-cell office:value-type="string" calcext:value-type="string">
            <text:p>Avactor</text:p>
          </table:table-cell>
          <table:table-cell office:value-type="string" calcext:value-type="string">
            <text:p><text:a xlink:href="https://www.doomworld.com/forum/topic/101647-avactor-last-update-is-out/" xlink:type="simple">https://www.doomworld.com/forum/topic/101647-avactor-last-update-is-out/</text:a></text:p>
          </table:table-cell>
          <table:table-cell office:value-type="float" office:value="2018" calcext:value-type="float">
            <text:p>2018</text:p>
          </table:table-cell>
          <table:table-cell table:style-name="ce10" table:number-matrix-columns-spanned="1" table:number-matrix-rows-spanned="1" table:formula="of:=COM.MICROSOFT.TEXTJOIN(&quot;, &quot;; 1; IF(ISBLANK([.I127:.AMJ127]); &quot;&quot;; [.I$2:.AMJ$2] &amp; &quot;: &quot; &amp; [.I127:.AMJ127]))" office:value-type="string" office:string-value="JudgeDeadd: 2, OniriA: 8" calcext:value-type="string">
            <text:p>JudgeDeadd: 2, OniriA: 8</text:p>
          </table:table-cell>
          <table:table-cell table:style-name="ce11" table:formula="of:=SUMPRODUCT(NOT(ISBLANK([.I127:.AMJ127])))" office:value-type="float" office:value="2" calcext:value-type="float">
            <text:p>2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66"/>
          <table:table-cell office:value-type="float" office:value="8" calcext:value-type="float">
            <text:p>8</text:p>
          </table:table-cell>
          <table:table-cell table:number-columns-repeated="911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24" calcext:value-type="float">
            <text:p>124</text:p>
          </table:table-cell>
          <table:table-cell table:formula="of:=SUM([.I128:.AMJ128])" office:value-type="float" office:value="10" calcext:value-type="float">
            <text:p>10</text:p>
          </table:table-cell>
          <table:table-cell office:value-type="string" calcext:value-type="string">
            <text:p>Chainworm Kommando</text:p>
          </table:table-cell>
          <table:table-cell office:value-type="string" calcext:value-type="string">
            <text:p><text:a xlink:href="https://www.doomworld.com/idgames/levels/doom2/Ports/a-c/chnworm" xlink:type="simple">https://www.doomworld.com/idgames/levels/doom2/Ports/a-c/chnworm</text:a></text:p>
          </table:table-cell>
          <table:table-cell office:value-type="float" office:value="2017" calcext:value-type="float">
            <text:p>2017</text:p>
          </table:table-cell>
          <table:table-cell table:style-name="ce10" table:number-matrix-columns-spanned="1" table:number-matrix-rows-spanned="1" table:formula="of:=COM.MICROSOFT.TEXTJOIN(&quot;, &quot;; 1; IF(ISBLANK([.I128:.AMJ128]); &quot;&quot;; [.I$2:.AMJ$2] &amp; &quot;: &quot; &amp; [.I128:.AMJ128]))" office:value-type="string" office:string-value="Rince-wind: 5, eharper256: 5" calcext:value-type="string">
            <text:p>Rince-wind: 5, eharper256: 5</text:p>
          </table:table-cell>
          <table:table-cell table:style-name="ce11" table:formula="of:=SUMPRODUCT(NOT(ISBLANK([.I128:.AMJ128])))" office:value-type="float" office:value="2" calcext:value-type="float">
            <text:p>2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24" calcext:value-type="float">
            <text:p>124</text:p>
          </table:table-cell>
          <table:table-cell table:formula="of:=SUM([.I129:.AMJ129])" office:value-type="float" office:value="10" calcext:value-type="float">
            <text:p>10</text:p>
          </table:table-cell>
          <table:table-cell office:value-type="string" calcext:value-type="string">
            <text:p>City of the Damned: Apocalypse</text:p>
          </table:table-cell>
          <table:table-cell office:value-type="string" calcext:value-type="string">
            <text:p><text:a xlink:href="https://www.doomworld.com/idgames/levels/doom2/Ports/s-u/tcotd21me" xlink:type="simple">https://www.doomworld.com/idgames/levels/doom2/Ports/s-u/tcotd21me</text:a></text:p>
          </table:table-cell>
          <table:table-cell office:value-type="float" office:value="2011" calcext:value-type="float">
            <text:p>2011</text:p>
          </table:table-cell>
          <table:table-cell table:style-name="ce10" table:number-matrix-columns-spanned="1" table:number-matrix-rows-spanned="1" table:formula="of:=COM.MICROSOFT.TEXTJOIN(&quot;, &quot;; 1; IF(ISBLANK([.I129:.AMJ129]); &quot;&quot;; [.I$2:.AMJ$2] &amp; &quot;: &quot; &amp; [.I129:.AMJ129]))" office:value-type="string" office:string-value="TechnoDoomed1: 5, Rince-wind: 5" calcext:value-type="string">
            <text:p>TechnoDoomed1: 5, Rince-wind: 5</text:p>
          </table:table-cell>
          <table:table-cell table:style-name="ce11" table:formula="of:=SUMPRODUCT(NOT(ISBLANK([.I129:.AMJ129])))" office:value-type="float" office:value="2" calcext:value-type="float">
            <text:p>2</text:p>
          </table:table-cell>
          <table:table-cell table:number-columns-repeated="54"/>
          <table:table-cell office:value-type="float" office:value="5" calcext:value-type="float">
            <text:p>5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24" calcext:value-type="float">
            <text:p>124</text:p>
          </table:table-cell>
          <table:table-cell table:formula="of:=SUM([.I130:.AMJ130])" office:value-type="float" office:value="10" calcext:value-type="float">
            <text:p>10</text:p>
          </table:table-cell>
          <table:table-cell office:value-type="string" calcext:value-type="string">
            <text:p>Dooms Day of UAC</text:p>
          </table:table-cell>
          <table:table-cell office:value-type="string" calcext:value-type="string">
            <text:p><text:a xlink:href="https://www.doomworld.com/idgames/levels/doom/s-u/uac_dead" xlink:type="simple">https://www.doomworld.com/idgames/levels/doom/s-u/uac_dead</text:a></text:p>
          </table:table-cell>
          <table:table-cell office:value-type="float" office:value="1994" calcext:value-type="float">
            <text:p>1994</text:p>
          </table:table-cell>
          <table:table-cell table:style-name="ce10" table:number-matrix-columns-spanned="1" table:number-matrix-rows-spanned="1" table:formula="of:=COM.MICROSOFT.TEXTJOIN(&quot;, &quot;; 1; IF(ISBLANK([.I130:.AMJ130]); &quot;&quot;; [.I$2:.AMJ$2] &amp; &quot;: &quot; &amp; [.I130:.AMJ130]))" office:value-type="string" office:string-value="Jaws In Space: 2, Ed: 5, joepallai: 3" calcext:value-type="string">
            <text:p>Jaws In Space: 2, Ed: 5, joepallai: 3</text:p>
          </table:table-cell>
          <table:table-cell table:style-name="ce11" table:formula="of:=SUMPRODUCT(NOT(ISBLANK([.I130:.AMJ130])))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913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24" calcext:value-type="float">
            <text:p>124</text:p>
          </table:table-cell>
          <table:table-cell table:formula="of:=SUM([.I131:.AMJ131])" office:value-type="float" office:value="10" calcext:value-type="float">
            <text:p>10</text:p>
          </table:table-cell>
          <table:table-cell office:value-type="string" calcext:value-type="string">
            <text:p>Grime</text:p>
          </table:table-cell>
          <table:table-cell office:value-type="string" calcext:value-type="string">
            <text:p><text:a xlink:href="https://www.doomworld.com/idgames/levels/doom2/g-i/grime" xlink:type="simple">https://www.doomworld.com/idgames/levels/doom2/g-i/grime</text:a></text:p>
          </table:table-cell>
          <table:table-cell office:value-type="float" office:value="2009" calcext:value-type="float">
            <text:p>2009</text:p>
          </table:table-cell>
          <table:table-cell table:style-name="ce10" table:number-matrix-columns-spanned="1" table:number-matrix-rows-spanned="1" table:formula="of:=COM.MICROSOFT.TEXTJOIN(&quot;, &quot;; 1; IF(ISBLANK([.I131:.AMJ131]); &quot;&quot;; [.I$2:.AMJ$2] &amp; &quot;: &quot; &amp; [.I131:.AMJ131]))" office:value-type="string" office:string-value="WH-Wilou84: 2, darkreaver: 4, Paul977: 4" calcext:value-type="string">
            <text:p>WH-Wilou84: 2, darkreaver: 4, Paul977: 4</text:p>
          </table:table-cell>
          <table:table-cell table:style-name="ce11" table:formula="of:=SUMPRODUCT(NOT(ISBLANK([.I131:.AMJ131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970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4" calcext:value-type="float">
            <text:p>124</text:p>
          </table:table-cell>
          <table:table-cell table:formula="of:=SUM([.I132:.AMJ132])" office:value-type="float" office:value="10" calcext:value-type="float">
            <text:p>10</text:p>
          </table:table-cell>
          <table:table-cell table:style-name="ce72" office:value-type="string" calcext:value-type="string">
            <text:p>Redemption Of The Slain</text:p>
          </table:table-cell>
          <table:table-cell office:value-type="string" calcext:value-type="string">
            <text:p><text:a xlink:href="https://forum.zdoom.org/viewtopic.php?f=42&amp;t=55443#p981947" xlink:type="simple">https://forum.zdoom.org/viewtopic.php?f=42&amp;t=55443#p981947</text:a></text:p>
          </table:table-cell>
          <table:table-cell office:value-type="float" office:value="2017" calcext:value-type="float">
            <text:p>2017</text:p>
          </table:table-cell>
          <table:table-cell table:style-name="ce10" table:number-matrix-columns-spanned="1" table:number-matrix-rows-spanned="1" table:formula="of:=COM.MICROSOFT.TEXTJOIN(&quot;, &quot;; 1; IF(ISBLANK([.I132:.AMJ132]); &quot;&quot;; [.I$2:.AMJ$2] &amp; &quot;: &quot; &amp; [.I132:.AMJ132]))" office:value-type="string" office:string-value="Nancsi: 10" calcext:value-type="string">
            <text:p>Nancsi: 10</text:p>
          </table:table-cell>
          <table:table-cell table:style-name="ce11" table:formula="of:=SUMPRODUCT(NOT(ISBLANK([.I132:.AMJ132])))" office:value-type="float" office:value="1" calcext:value-type="float">
            <text:p>1</text:p>
          </table:table-cell>
          <table:table-cell table:number-columns-repeated="80"/>
          <table:table-cell office:value-type="float" office:value="10" calcext:value-type="float">
            <text:p>10</text:p>
          </table:table-cell>
          <table:table-cell table:number-columns-repeated="935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24" calcext:value-type="float">
            <text:p>124</text:p>
          </table:table-cell>
          <table:table-cell table:formula="of:=SUM([.I133:.AMJ133])" office:value-type="float" office:value="10" calcext:value-type="float">
            <text:p>10</text:p>
          </table:table-cell>
          <table:table-cell office:value-type="string" calcext:value-type="string">
            <text:p>Reverie</text:p>
          </table:table-cell>
          <table:table-cell office:value-type="string" calcext:value-type="string">
            <text:p><text:a xlink:href="https://www.doomworld.com/idgames/levels/doom2/megawads/reverie" xlink:type="simple">https://www.doomworld.com/idgames/levels/doom2/megawads/reverie</text:a></text:p>
          </table:table-cell>
          <table:table-cell office:value-type="float" office:value="2011" calcext:value-type="float">
            <text:p>2011</text:p>
          </table:table-cell>
          <table:table-cell table:style-name="ce10" table:number-matrix-columns-spanned="1" table:number-matrix-rows-spanned="1" table:formula="of:=COM.MICROSOFT.TEXTJOIN(&quot;, &quot;; 1; IF(ISBLANK([.I133:.AMJ133]); &quot;&quot;; [.I$2:.AMJ$2] &amp; &quot;: &quot; &amp; [.I133:.AMJ133]))" office:value-type="string" office:string-value="Octillion: 9, joepallai: 1" calcext:value-type="string">
            <text:p>Octillion: 9, joepallai: 1</text:p>
          </table:table-cell>
          <table:table-cell table:style-name="ce11" table:formula="of:=SUMPRODUCT(NOT(ISBLANK([.I133:.AMJ133])))" office:value-type="float" office:value="2" calcext:value-type="float">
            <text:p>2</text:p>
          </table:table-cell>
          <table:table-cell table:number-columns-repeated="86"/>
          <table:table-cell office:value-type="float" office:value="9" calcext:value-type="float">
            <text:p>9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24" calcext:value-type="float">
            <text:p>124</text:p>
          </table:table-cell>
          <table:table-cell table:formula="of:=SUM([.I134:.AMJ134])" office:value-type="float" office:value="10" calcext:value-type="float">
            <text:p>10</text:p>
          </table:table-cell>
          <table:table-cell office:value-type="string" calcext:value-type="string">
            <text:p>Tangerine Nightmare</text:p>
          </table:table-cell>
          <table:table-cell office:value-type="string" calcext:value-type="string">
            <text:p><text:a xlink:href="https://www.doomworld.com/idgames/levels/doom2/Ports/s-u/tn" xlink:type="simple">https://www.doomworld.com/idgames/levels/doom2/Ports/s-u/tn</text:a></text:p>
          </table:table-cell>
          <table:table-cell office:value-type="float" office:value="2018" calcext:value-type="float">
            <text:p>2018</text:p>
          </table:table-cell>
          <table:table-cell table:style-name="ce10" table:number-matrix-columns-spanned="1" table:number-matrix-rows-spanned="1" table:formula="of:=COM.MICROSOFT.TEXTJOIN(&quot;, &quot;; 1; IF(ISBLANK([.I134:.AMJ134]); &quot;&quot;; [.I$2:.AMJ$2] &amp; &quot;: &quot; &amp; [.I134:.AMJ134]))" office:value-type="string" office:string-value="guitardz: 10" calcext:value-type="string">
            <text:p>guitardz: 10</text:p>
          </table:table-cell>
          <table:table-cell table:style-name="ce11" table:formula="of:=SUMPRODUCT(NOT(ISBLANK([.I134:.AMJ134])))" office:value-type="float" office:value="1" calcext:value-type="float">
            <text:p>1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936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32" calcext:value-type="float">
            <text:p>132</text:p>
          </table:table-cell>
          <table:table-cell table:formula="of:=SUM([.I135:.AMJ135])" office:value-type="float" office:value="9" calcext:value-type="float">
            <text:p>9</text:p>
          </table:table-cell>
          <table:table-cell office:value-type="string" calcext:value-type="string">
            <text:p>Aliens TC</text:p>
          </table:table-cell>
          <table:table-cell office:value-type="string" calcext:value-type="string">
            <text:p><text:a xlink:href="http://www.doomwadstation.net/main/aliens.html" xlink:type="simple">http://www.doomwadstation.net/main/aliens.html</text:a></text:p>
          </table:table-cell>
          <table:table-cell office:value-type="float" office:value="1994" calcext:value-type="float">
            <text:p>1994</text:p>
          </table:table-cell>
          <table:table-cell table:style-name="ce10" table:number-matrix-columns-spanned="1" table:number-matrix-rows-spanned="1" table:formula="of:=COM.MICROSOFT.TEXTJOIN(&quot;, &quot;; 1; IF(ISBLANK([.I135:.AMJ135]); &quot;&quot;; [.I$2:.AMJ$2] &amp; &quot;: &quot; &amp; [.I135:.AMJ135]))" office:value-type="string" office:string-value="yakfak: 4, Payload4367: 5" calcext:value-type="string">
            <text:p>yakfak: 4, Payload4367: 5</text:p>
          </table:table-cell>
          <table:table-cell table:style-name="ce11" table:formula="of:=SUMPRODUCT(NOT(ISBLANK([.I135:.AMJ135])))" office:value-type="float" office:value="2" calcext:value-type="float">
            <text:p>2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69"/>
          <table:table-cell office:value-type="float" office:value="5" calcext:value-type="float">
            <text:p>5</text:p>
          </table:table-cell>
          <table:table-cell table:number-columns-repeated="917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32" calcext:value-type="float">
            <text:p>132</text:p>
          </table:table-cell>
          <table:table-cell table:formula="of:=SUM([.I136:.AMJ136])" office:value-type="float" office:value="9" calcext:value-type="float">
            <text:p>9</text:p>
          </table:table-cell>
          <table:table-cell office:value-type="string" calcext:value-type="string">
            <text:p>Base Ganymede</text:p>
          </table:table-cell>
          <table:table-cell office:value-type="string" calcext:value-type="string">
            <text:p><text:a xlink:href="https://www.doomworld.com/idgames/levels/doom/megawads/bgcomp" xlink:type="simple">https://www.doomworld.com/idgames/levels/doom/megawads/bgcomp</text:a></text:p>
          </table:table-cell>
          <table:table-cell office:value-type="float" office:value="2012" calcext:value-type="float">
            <text:p>2012</text:p>
          </table:table-cell>
          <table:table-cell table:style-name="ce10" table:number-matrix-columns-spanned="1" table:number-matrix-rows-spanned="1" table:formula="of:=COM.MICROSOFT.TEXTJOIN(&quot;, &quot;; 1; IF(ISBLANK([.I136:.AMJ136]); &quot;&quot;; [.I$2:.AMJ$2] &amp; &quot;: &quot; &amp; [.I136:.AMJ136]))" office:value-type="string" office:string-value="maxmanium: 9" calcext:value-type="string">
            <text:p>maxmanium: 9</text:p>
          </table:table-cell>
          <table:table-cell table:style-name="ce11" table:formula="of:=SUMPRODUCT(NOT(ISBLANK([.I136:.AMJ136])))" office:value-type="float" office:value="1" calcext:value-type="float">
            <text:p>1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922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32" calcext:value-type="float">
            <text:p>132</text:p>
          </table:table-cell>
          <table:table-cell table:formula="of:=SUM([.I137:.AMJ137])" office:value-type="float" office:value="9" calcext:value-type="float">
            <text:p>9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office:value-type="float" office:value="2012" calcext:value-type="float">
            <text:p>2012</text:p>
          </table:table-cell>
          <table:table-cell table:style-name="ce10" table:number-matrix-columns-spanned="1" table:number-matrix-rows-spanned="1" table:formula="of:=COM.MICROSOFT.TEXTJOIN(&quot;, &quot;; 1; IF(ISBLANK([.I137:.AMJ137]); &quot;&quot;; [.I$2:.AMJ$2] &amp; &quot;: &quot; &amp; [.I137:.AMJ137]))" office:value-type="string" office:string-value="Talvi: 3, HUNdebLeonidasX: 6" calcext:value-type="string">
            <text:p>Talvi: 3, HUNdebLeonidasX: 6</text:p>
          </table:table-cell>
          <table:table-cell table:style-name="ce11" table:formula="of:=SUMPRODUCT(NOT(ISBLANK([.I137:.AMJ137])))" office:value-type="float" office:value="2" calcext:value-type="float">
            <text:p>2</text:p>
          </table:table-cell>
          <table:table-cell table:number-columns-repeated="4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963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32" calcext:value-type="float">
            <text:p>132</text:p>
          </table:table-cell>
          <table:table-cell table:formula="of:=SUM([.I138:.AMJ138])" office:value-type="float" office:value="9" calcext:value-type="float">
            <text:p>9</text:p>
          </table:table-cell>
          <table:table-cell office:value-type="string" calcext:value-type="string">
            <text:p>Brotherhood of Ruin: The Lost Temple</text:p>
          </table:table-cell>
          <table:table-cell office:value-type="string" calcext:value-type="string">
            <text:p><text:a xlink:href="https://www.doomworld.com/idgames/levels/doom2/Ports/a-c/bor_lost" xlink:type="simple">https://www.doomworld.com/idgames/levels/doom2/Ports/a-c/bor_lost</text:a></text:p>
          </table:table-cell>
          <table:table-cell office:value-type="float" office:value="2013" calcext:value-type="float">
            <text:p>2013</text:p>
          </table:table-cell>
          <table:table-cell table:style-name="ce10" table:number-matrix-columns-spanned="1" table:number-matrix-rows-spanned="1" table:formula="of:=COM.MICROSOFT.TEXTJOIN(&quot;, &quot;; 1; IF(ISBLANK([.I138:.AMJ138]); &quot;&quot;; [.I$2:.AMJ$2] &amp; &quot;: &quot; &amp; [.I138:.AMJ138]))" office:value-type="string" office:string-value="Vorpal: 5, joepallai: 4" calcext:value-type="string">
            <text:p>Vorpal: 5, joepallai: 4</text:p>
          </table:table-cell>
          <table:table-cell table:style-name="ce11" table:formula="of:=SUMPRODUCT(NOT(ISBLANK([.I138:.AMJ138])))"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913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32" calcext:value-type="float">
            <text:p>132</text:p>
          </table:table-cell>
          <table:table-cell table:formula="of:=SUM([.I139:.AMJ139])" office:value-type="float" office:value="9" calcext:value-type="float">
            <text:p>9</text:p>
          </table:table-cell>
          <table:table-cell office:value-type="string" calcext:value-type="string">
            <text:p>Dead Air</text:p>
          </table:table-cell>
          <table:table-cell office:value-type="string" calcext:value-type="string">
            <text:p><text:a xlink:href="https://www.doomworld.com/forum/topic/92135-deadair-v2/" xlink:type="simple">https://www.doomworld.com/forum/topic/92135-deadair-v2/</text:a></text:p>
          </table:table-cell>
          <table:table-cell office:value-type="float" office:value="2016" calcext:value-type="float">
            <text:p>2016</text:p>
          </table:table-cell>
          <table:table-cell table:style-name="ce10" table:number-matrix-columns-spanned="1" table:number-matrix-rows-spanned="1" table:formula="of:=COM.MICROSOFT.TEXTJOIN(&quot;, &quot;; 1; IF(ISBLANK([.I139:.AMJ139]); &quot;&quot;; [.I$2:.AMJ$2] &amp; &quot;: &quot; &amp; [.I139:.AMJ139]))" office:value-type="string" office:string-value="HyperLuke: 2, Lorenz0: 7" calcext:value-type="string">
            <text:p>HyperLuke: 2, Lorenz0: 7</text:p>
          </table:table-cell>
          <table:table-cell table:style-name="ce11" table:formula="of:=SUMPRODUCT(NOT(ISBLANK([.I139:.AMJ139])))" office:value-type="float" office:value="2" calcext:value-type="float">
            <text:p>2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61"/>
          <table:table-cell office:value-type="float" office:value="7" calcext:value-type="float">
            <text:p>7</text:p>
          </table:table-cell>
          <table:table-cell table:number-columns-repeated="937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32" calcext:value-type="float">
            <text:p>132</text:p>
          </table:table-cell>
          <table:table-cell table:formula="of:=SUM([.I140:.AMJ140])" office:value-type="float" office:value="9" calcext:value-type="float">
            <text:p>9</text:p>
          </table:table-cell>
          <table:table-cell office:value-type="string" calcext:value-type="string">
            <text:p>Doom 2 In Name Only</text:p>
          </table:table-cell>
          <table:table-cell office:value-type="string" calcext:value-type="string">
            <text:p><text:a xlink:href="https://www.doomworld.com/idgames/levels/doom2/megawads/d2ino" xlink:type="simple">https://www.doomworld.com/idgames/levels/doom2/megawads/d2ino</text:a></text:p>
          </table:table-cell>
          <table:table-cell office:value-type="float" office:value="2014" calcext:value-type="float">
            <text:p>2014</text:p>
          </table:table-cell>
          <table:table-cell table:style-name="ce10" table:number-matrix-columns-spanned="1" table:number-matrix-rows-spanned="1" table:formula="of:=COM.MICROSOFT.TEXTJOIN(&quot;, &quot;; 1; IF(ISBLANK([.I140:.AMJ140]); &quot;&quot;; [.I$2:.AMJ$2] &amp; &quot;: &quot; &amp; [.I140:.AMJ140]))" office:value-type="string" office:string-value="Odal: 4, CinnamonKilljoy: 5" calcext:value-type="string">
            <text:p>Odal: 4, CinnamonKilljoy: 5</text:p>
          </table:table-cell>
          <table:table-cell table:style-name="ce11" table:formula="of:=SUMPRODUCT(NOT(ISBLANK([.I140:.AMJ140])))" office:value-type="float" office:value="2" calcext:value-type="float">
            <text:p>2</text:p>
          </table:table-cell>
          <table:table-cell table:number-columns-repeated="73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919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32" calcext:value-type="float">
            <text:p>132</text:p>
          </table:table-cell>
          <table:table-cell table:formula="of:=SUM([.I141:.AMJ141])" office:value-type="float" office:value="9" calcext:value-type="float">
            <text:p>9</text:p>
          </table:table-cell>
          <table:table-cell office:value-type="string" calcext:value-type="string">
            <text:p>Doom: Damnation</text:p>
          </table:table-cell>
          <table:table-cell office:value-type="string" calcext:value-type="string">
            <text:p><text:a xlink:href="https://www.doomworld.com/idgames/levels/doom/Ports/megawads/ddamn0.9" xlink:type="simple">https://www.doomworld.com/idgames/levels/doom/Ports/megawads/ddamn0.9</text:a></text:p>
          </table:table-cell>
          <table:table-cell office:value-type="float" office:value="2016" calcext:value-type="float">
            <text:p>2016</text:p>
          </table:table-cell>
          <table:table-cell table:style-name="ce10" table:number-matrix-columns-spanned="1" table:number-matrix-rows-spanned="1" table:formula="of:=COM.MICROSOFT.TEXTJOIN(&quot;, &quot;; 1; IF(ISBLANK([.I141:.AMJ141]); &quot;&quot;; [.I$2:.AMJ$2] &amp; &quot;: &quot; &amp; [.I141:.AMJ141]))" office:value-type="string" office:string-value="bzzrak: 9" calcext:value-type="string">
            <text:p>bzzrak: 9</text:p>
          </table:table-cell>
          <table:table-cell table:style-name="ce11" table:formula="of:=SUMPRODUCT(NOT(ISBLANK([.I141:.AMJ141])))" office:value-type="float" office:value="1" calcext:value-type="float">
            <text:p>1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009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32" calcext:value-type="float">
            <text:p>132</text:p>
          </table:table-cell>
          <table:table-cell table:formula="of:=SUM([.I142:.AMJ142])" office:value-type="float" office:value="9" calcext:value-type="float">
            <text:p>9</text:p>
          </table:table-cell>
          <table:table-cell office:value-type="string" calcext:value-type="string">
            <text:p>Dump Episode 1: Fuck Time Limits</text:p>
          </table:table-cell>
          <table:table-cell office:value-type="string" calcext:value-type="string">
            <text:p><text:a xlink:href="https://www.doomworld.com/idgames/levels/doom2/Ports/megawads/dump-1" xlink:type="simple">https://www.doomworld.com/idgames/levels/doom2/Ports/megawads/dump-1</text:a></text:p>
          </table:table-cell>
          <table:table-cell office:value-type="float" office:value="2016" calcext:value-type="float">
            <text:p>2016</text:p>
          </table:table-cell>
          <table:table-cell table:style-name="ce10" table:number-matrix-columns-spanned="1" table:number-matrix-rows-spanned="1" table:formula="of:=COM.MICROSOFT.TEXTJOIN(&quot;, &quot;; 1; IF(ISBLANK([.I142:.AMJ142]); &quot;&quot;; [.I$2:.AMJ$2] &amp; &quot;: &quot; &amp; [.I142:.AMJ142]))" office:value-type="string" office:string-value="Voltcom9: 9" calcext:value-type="string">
            <text:p>Voltcom9: 9</text:p>
          </table:table-cell>
          <table:table-cell table:style-name="ce11" table:formula="of:=SUMPRODUCT(NOT(ISBLANK([.I142:.AMJ142])))" office:value-type="float" office:value="1" calcext:value-type="float">
            <text:p>1</text:p>
          </table:table-cell>
          <table:table-cell table:number-columns-repeated="22"/>
          <table:table-cell office:value-type="float" office:value="9" calcext:value-type="float">
            <text:p>9</text:p>
          </table:table-cell>
          <table:table-cell table:number-columns-repeated="993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32" calcext:value-type="float">
            <text:p>132</text:p>
          </table:table-cell>
          <table:table-cell table:formula="of:=SUM([.I143:.AMJ143])" office:value-type="float" office:value="9" calcext:value-type="float">
            <text:p>9</text:p>
          </table:table-cell>
          <table:table-cell office:value-type="string" calcext:value-type="string">
            <text:p>Dump Episode 3: BFG Edition</text:p>
          </table:table-cell>
          <table:table-cell office:value-type="string" calcext:value-type="string">
            <text:p><text:a xlink:href="https://www.doomworld.com/forum/topic/88507-dump-episode-3-bfg-edition-maps-released/" xlink:type="simple">https://www.doomworld.com/forum/topic/88507-dump-episode-3-bfg-edition-maps-released/</text:a></text:p>
          </table:table-cell>
          <table:table-cell office:value-type="float" office:value="2016" calcext:value-type="float">
            <text:p>2016</text:p>
          </table:table-cell>
          <table:table-cell table:style-name="ce10" table:number-matrix-columns-spanned="1" table:number-matrix-rows-spanned="1" table:formula="of:=COM.MICROSOFT.TEXTJOIN(&quot;, &quot;; 1; IF(ISBLANK([.I143:.AMJ143]); &quot;&quot;; [.I$2:.AMJ$2] &amp; &quot;: &quot; &amp; [.I143:.AMJ143]))" office:value-type="string" office:string-value="HyperLuke: 9" calcext:value-type="string">
            <text:p>HyperLuke: 9</text:p>
          </table:table-cell>
          <table:table-cell table:style-name="ce11" table:formula="of:=SUMPRODUCT(NOT(ISBLANK([.I143:.AMJ143])))" office:value-type="float" office:value="1" calcext:value-type="float">
            <text:p>1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999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32" calcext:value-type="float">
            <text:p>132</text:p>
          </table:table-cell>
          <table:table-cell table:formula="of:=SUM([.I144:.AMJ144])" office:value-type="float" office:value="9" calcext:value-type="float">
            <text:p>9</text:p>
          </table:table-cell>
          <table:table-cell office:value-type="string" calcext:value-type="string">
            <text:p>Eternal Slumber Party﻿ 2</text:p>
          </table:table-cell>
          <table:table-cell office:value-type="string" calcext:value-type="string">
            <text:p><text:a xlink:href="https://www.doomworld.com/forum/topic/100391-esp2/" xlink:type="simple">https://www.doomworld.com/forum/topic/100391-esp2/</text:a></text:p>
          </table:table-cell>
          <table:table-cell office:value-type="float" office:value="2018" calcext:value-type="float">
            <text:p>2018</text:p>
          </table:table-cell>
          <table:table-cell table:style-name="ce10" table:number-matrix-columns-spanned="1" table:number-matrix-rows-spanned="1" table:formula="of:=COM.MICROSOFT.TEXTJOIN(&quot;, &quot;; 1; IF(ISBLANK([.I144:.AMJ144]); &quot;&quot;; [.I$2:.AMJ$2] &amp; &quot;: &quot; &amp; [.I144:.AMJ144]))" office:value-type="string" office:string-value="Roofi: 9" calcext:value-type="string">
            <text:p>Roofi: 9</text:p>
          </table:table-cell>
          <table:table-cell table:style-name="ce11" table:formula="of:=SUMPRODUCT(NOT(ISBLANK([.I144:.AMJ144])))" office:value-type="float" office:value="1" calcext:value-type="float">
            <text:p>1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74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32" calcext:value-type="float">
            <text:p>132</text:p>
          </table:table-cell>
          <table:table-cell table:formula="of:=SUM([.I145:.AMJ145])" office:value-type="float" office:value="9" calcext:value-type="float">
            <text:p>9</text:p>
          </table:table-cell>
          <table:table-cell office:value-type="string" calcext:value-type="string">
            <text:p>Hellrun</text:p>
          </table:table-cell>
          <table:table-cell office:value-type="string" calcext:value-type="string">
            <text:p><text:a xlink:href="https://www.doomworld.com/idgames/levels/doom2/g-i/hellrun2" xlink:type="simple">https://www.doomworld.com/idgames/levels/doom2/g-i/hellrun2</text:a></text:p>
          </table:table-cell>
          <table:table-cell office:value-type="float" office:value="2013" calcext:value-type="float">
            <text:p>2013</text:p>
          </table:table-cell>
          <table:table-cell table:style-name="ce10" table:number-matrix-columns-spanned="1" table:number-matrix-rows-spanned="1" table:formula="of:=COM.MICROSOFT.TEXTJOIN(&quot;, &quot;; 1; IF(ISBLANK([.I145:.AMJ145]); &quot;&quot;; [.I$2:.AMJ$2] &amp; &quot;: &quot; &amp; [.I145:.AMJ145]))" office:value-type="string" office:string-value="Doomkid: 3, joepallai: 6" calcext:value-type="string">
            <text:p>Doomkid: 3, joepallai: 6</text:p>
          </table:table-cell>
          <table:table-cell table:style-name="ce11" table:formula="of:=SUMPRODUCT(NOT(ISBLANK([.I145:.AMJ145])))"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13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32" calcext:value-type="float">
            <text:p>132</text:p>
          </table:table-cell>
          <table:table-cell table:formula="of:=SUM([.I146:.AMJ146])" office:value-type="float" office:value="9" calcext:value-type="float">
            <text:p>9</text:p>
          </table:table-cell>
          <table:table-cell office:value-type="string" calcext:value-type="string">
            <text:p>Hi-Tech Hell 2: Alien Tech</text:p>
          </table:table-cell>
          <table:table-cell office:value-type="string" calcext:value-type="string">
            <text:p><text:a xlink:href="https://www.doomworld.com/idgames/levels/doom2/Ports/g-i/hth2" xlink:type="simple">https://www.doomworld.com/idgames/levels/doom2/Ports/g-i/hth2</text:a></text:p>
          </table:table-cell>
          <table:table-cell office:value-type="float" office:value="2005" calcext:value-type="float">
            <text:p>2005</text:p>
          </table:table-cell>
          <table:table-cell table:style-name="ce10" table:number-matrix-columns-spanned="1" table:number-matrix-rows-spanned="1" table:formula="of:=COM.MICROSOFT.TEXTJOIN(&quot;, &quot;; 1; IF(ISBLANK([.I146:.AMJ146]); &quot;&quot;; [.I$2:.AMJ$2] &amp; &quot;: &quot; &amp; [.I146:.AMJ146]))" office:value-type="string" office:string-value="Graf Zahl: 9" calcext:value-type="string">
            <text:p>Graf Zahl: 9</text:p>
          </table:table-cell>
          <table:table-cell table:style-name="ce11" table:formula="of:=SUMPRODUCT(NOT(ISBLANK([.I146:.AMJ146])))"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994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32" calcext:value-type="float">
            <text:p>132</text:p>
          </table:table-cell>
          <table:table-cell table:formula="of:=SUM([.I147:.AMJ147])" office:value-type="float" office:value="9" calcext:value-type="float">
            <text:p>9</text:p>
          </table:table-cell>
          <table:table-cell office:value-type="string" calcext:value-type="string">
            <text:p>Nihility: Infinite ﻿Teeth﻿</text:p>
          </table:table-cell>
          <table:table-cell office:value-type="string" calcext:value-type="string">
            <text:p><text:a xlink:href="https://www.doomworld.com/forum/topic/85591-nihility-infinite-teeth-shareware-episode-v121/" xlink:type="simple">https://www.doomworld.com/forum/topic/85591-nihility-infinite-teeth-shareware-episode-v121/</text:a></text:p>
          </table:table-cell>
          <table:table-cell office:value-type="float" office:value="2016" calcext:value-type="float">
            <text:p>2016</text:p>
          </table:table-cell>
          <table:table-cell table:style-name="ce10" table:number-matrix-columns-spanned="1" table:number-matrix-rows-spanned="1" table:formula="of:=COM.MICROSOFT.TEXTJOIN(&quot;, &quot;; 1; IF(ISBLANK([.I147:.AMJ147]); &quot;&quot;; [.I$2:.AMJ$2] &amp; &quot;: &quot; &amp; [.I147:.AMJ147]))" office:value-type="string" office:string-value="Rince-wind: 5, rdwpa: 4" calcext:value-type="string">
            <text:p>Rince-wind: 5, rdwpa: 4</text:p>
          </table:table-cell>
          <table:table-cell table:style-name="ce11" table:formula="of:=SUMPRODUCT(NOT(ISBLANK([.I147:.AMJ147])))" office:value-type="float" office:value="2" calcext:value-type="float">
            <text:p>2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32" calcext:value-type="float">
            <text:p>132</text:p>
          </table:table-cell>
          <table:table-cell table:formula="of:=SUM([.I148:.AMJ148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<text:a xlink:href="https://forum.zdoom.org/viewtopic.php?t=52301#p913612" xlink:type="simple">https://forum.zdoom.org/viewtopic.php?t=52301#p913612</text:a></text:p>
          </table:table-cell>
          <table:table-cell office:value-type="float" office:value="2016" calcext:value-type="float">
            <text:p>2016</text:p>
          </table:table-cell>
          <table:table-cell table:style-name="ce10" table:number-matrix-columns-spanned="1" table:number-matrix-rows-spanned="1" table:formula="of:=COM.MICROSOFT.TEXTJOIN(&quot;, &quot;; 1; IF(ISBLANK([.I148:.AMJ148]); &quot;&quot;; [.I$2:.AMJ$2] &amp; &quot;: &quot; &amp; [.I148:.AMJ148]))" office:value-type="string" office:string-value="Apaul27: 9" calcext:value-type="string">
            <text:p>Apaul27: 9</text:p>
          </table:table-cell>
          <table:table-cell table:style-name="ce11" table:formula="of:=SUMPRODUCT(NOT(ISBLANK([.I148:.AMJ148])))" office:value-type="float" office:value="1" calcext:value-type="float">
            <text:p>1</text:p>
          </table:table-cell>
          <table:table-cell table:number-columns-repeated="71"/>
          <table:table-cell office:value-type="float" office:value="9" calcext:value-type="float">
            <text:p>9</text:p>
          </table:table-cell>
          <table:table-cell table:number-columns-repeated="944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32" calcext:value-type="float">
            <text:p>132</text:p>
          </table:table-cell>
          <table:table-cell table:formula="of:=SUM([.I149:.AMJ149])" office:value-type="float" office:value="9" calcext:value-type="float">
            <text:p>9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<text:a xlink:href="http://stronghold.drdteam.org/download.html" xlink:type="simple">http://stronghold.drdteam.org/download.html</text:a></text:p>
          </table:table-cell>
          <table:table-cell office:value-type="float" office:value="2010" calcext:value-type="float">
            <text:p>2010</text:p>
          </table:table-cell>
          <table:table-cell table:style-name="ce10" table:number-matrix-columns-spanned="1" table:number-matrix-rows-spanned="1" table:formula="of:=COM.MICROSOFT.TEXTJOIN(&quot;, &quot;; 1; IF(ISBLANK([.I149:.AMJ149]); &quot;&quot;; [.I$2:.AMJ$2] &amp; &quot;: &quot; &amp; [.I149:.AMJ149]))" office:value-type="string" office:string-value="MFG38: 2, Dragonfly: 2, termrork: 5" calcext:value-type="string">
            <text:p>MFG38: 2, Dragonfly: 2, termrork: 5</text:p>
          </table:table-cell>
          <table:table-cell table:style-name="ce11" table:formula="of:=SUMPRODUCT(NOT(ISBLANK([.I149:.AMJ149])))" office:value-type="float" office:value="3" calcext:value-type="float">
            <text:p>3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50"/>
          <table:table-cell office:value-type="float" office:value="5" calcext:value-type="float">
            <text:p>5</text:p>
          </table:table-cell>
          <table:table-cell table:number-columns-repeated="918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32" calcext:value-type="float">
            <text:p>132</text:p>
          </table:table-cell>
          <table:table-cell table:formula="of:=SUM([.I150:.AMJ150])" office:value-type="float" office:value="9" calcext:value-type="float">
            <text:p>9</text:p>
          </table:table-cell>
          <table:table-cell office:value-type="string" calcext:value-type="string">
            <text:p>Torment and Torture</text:p>
          </table:table-cell>
          <table:table-cell office:value-type="string" calcext:value-type="string">
            <text:p><text:a xlink:href="https://www.doomworld.com/idgames/levels/doom2/Ports/s-u/tnte1" xlink:type="simple">https://www.doomworld.com/idgames/levels/doom2/Ports/s-u/tnte1</text:a></text:p>
          </table:table-cell>
          <table:table-cell office:value-type="float" office:value="2006" calcext:value-type="float">
            <text:p>2006</text:p>
          </table:table-cell>
          <table:table-cell table:style-name="ce10" table:number-matrix-columns-spanned="1" table:number-matrix-rows-spanned="1" table:formula="of:=COM.MICROSOFT.TEXTJOIN(&quot;, &quot;; 1; IF(ISBLANK([.I150:.AMJ150]); &quot;&quot;; [.I$2:.AMJ$2] &amp; &quot;: &quot; &amp; [.I150:.AMJ150]))" office:value-type="string" office:string-value="MFG38: 9" calcext:value-type="string">
            <text:p>MFG38: 9</text:p>
          </table:table-cell>
          <table:table-cell table:style-name="ce11" table:formula="of:=SUMPRODUCT(NOT(ISBLANK([.I150:.AMJ150])))" office:value-type="float" office:value="1" calcext:value-type="float">
            <text:p>1</text:p>
          </table:table-cell>
          <table:table-cell table:number-columns-repeated="19"/>
          <table:table-cell office:value-type="float" office:value="9" calcext:value-type="float">
            <text:p>9</text:p>
          </table:table-cell>
          <table:table-cell table:number-columns-repeated="996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32" calcext:value-type="float">
            <text:p>132</text:p>
          </table:table-cell>
          <table:table-cell table:formula="of:=SUM([.I151:.AMJ151])" office:value-type="float" office:value="9" calcext:value-type="float">
            <text:p>9</text:p>
          </table:table-cell>
          <table:table-cell office:value-type="string" calcext:value-type="string">
            <text:p>Tribute</text:p>
          </table:table-cell>
          <table:table-cell office:value-type="string" calcext:value-type="string">
            <text:p><text:a xlink:href="https://www.doomworld.com/idgames/levels/doom2/Ports/s-u/tribute" xlink:type="simple">https://www.doomworld.com/idgames/levels/doom2/Ports/s-u/tribute</text:a></text:p>
          </table:table-cell>
          <table:table-cell office:value-type="float" office:value="2009" calcext:value-type="float">
            <text:p>2009</text:p>
          </table:table-cell>
          <table:table-cell table:style-name="ce10" table:number-matrix-columns-spanned="1" table:number-matrix-rows-spanned="1" table:formula="of:=COM.MICROSOFT.TEXTJOIN(&quot;, &quot;; 1; IF(ISBLANK([.I151:.AMJ151]); &quot;&quot;; [.I$2:.AMJ$2] &amp; &quot;: &quot; &amp; [.I151:.AMJ151]))" office:value-type="string" office:string-value="Lorenz0: 4, ax34: 5" calcext:value-type="string">
            <text:p>Lorenz0: 4, ax34: 5</text:p>
          </table:table-cell>
          <table:table-cell table:style-name="ce11" table:formula="of:=SUMPRODUCT(NOT(ISBLANK([.I151:.AMJ151])))" office:value-type="float" office:value="2" calcext:value-type="float">
            <text:p>2</text:p>
          </table:table-cell>
          <table:table-cell table:number-columns-repeated="78"/>
          <table:table-cell office:value-type="float" office:value="4" calcext:value-type="float">
            <text:p>4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902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32" calcext:value-type="float">
            <text:p>132</text:p>
          </table:table-cell>
          <table:table-cell table:formula="of:=SUM([.I152:.AMJ152])" office:value-type="float" office:value="9" calcext:value-type="float">
            <text:p>9</text:p>
          </table:table-cell>
          <table:table-cell office:value-type="string" calcext:value-type="string">
            <text:p>Whispers of Satan</text:p>
          </table:table-cell>
          <table:table-cell office:value-type="string" calcext:value-type="string">
            <text:p><text:a xlink:href="https://www.doomworld.com/idgames/levels/doom2/Ports/megawads/wos" xlink:type="simple">https://www.doomworld.com/idgames/levels/doom2/Ports/megawads/wos</text:a></text:p>
          </table:table-cell>
          <table:table-cell office:value-type="float" office:value="2009" calcext:value-type="float">
            <text:p>2009</text:p>
          </table:table-cell>
          <table:table-cell table:style-name="ce10" table:number-matrix-columns-spanned="1" table:number-matrix-rows-spanned="1" table:formula="of:=COM.MICROSOFT.TEXTJOIN(&quot;, &quot;; 1; IF(ISBLANK([.I152:.AMJ152]); &quot;&quot;; [.I$2:.AMJ$2] &amp; &quot;: &quot; &amp; [.I152:.AMJ152]))" office:value-type="string" office:string-value="tmorrow: 2, eharper256: 5, Warrex: 2" calcext:value-type="string">
            <text:p>tmorrow: 2, eharper256: 5, Warrex: 2</text:p>
          </table:table-cell>
          <table:table-cell table:style-name="ce11" table:formula="of:=SUMPRODUCT(NOT(ISBLANK([.I152:.AMJ152])))" office:value-type="float" office:value="3" calcext:value-type="float">
            <text:p>3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888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50" calcext:value-type="float">
            <text:p>150</text:p>
          </table:table-cell>
          <table:table-cell table:formula="of:=SUM([.I153:.AMJ153])" office:value-type="float" office:value="8" calcext:value-type="float">
            <text:p>8</text:p>
          </table:table-cell>
          <table:table-cell office:value-type="string" calcext:value-type="string">
            <text:p>50 Monsters</text:p>
          </table:table-cell>
          <table:table-cell office:value-type="string" calcext:value-type="string">
            <text:p><text:a xlink:href="https://www.doomworld.com/idgames/levels/doom2/megawads/50monstr" xlink:type="simple">https://www.doomworld.com/idgames/levels/doom2/megawads/50monstr</text:a></text:p>
          </table:table-cell>
          <table:table-cell office:value-type="float" office:value="2017" calcext:value-type="float">
            <text:p>2017</text:p>
          </table:table-cell>
          <table:table-cell table:style-name="ce10" table:number-matrix-columns-spanned="1" table:number-matrix-rows-spanned="1" table:formula="of:=COM.MICROSOFT.TEXTJOIN(&quot;, &quot;; 1; IF(ISBLANK([.I153:.AMJ153]); &quot;&quot;; [.I$2:.AMJ$2] &amp; &quot;: &quot; &amp; [.I153:.AMJ153]))" office:value-type="string" office:string-value="tmorrow: 2, Worm318: 6" calcext:value-type="string">
            <text:p>tmorrow: 2, Worm318: 6</text:p>
          </table:table-cell>
          <table:table-cell table:style-name="ce11" table:formula="of:=SUMPRODUCT(NOT(ISBLANK([.I153:.AMJ153])))" office:value-type="float" office:value="2" calcext:value-type="float">
            <text:p>2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12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50" calcext:value-type="float">
            <text:p>150</text:p>
          </table:table-cell>
          <table:table-cell table:formula="of:=SUM([.I154:.AMJ154])" office:value-type="float" office:value="8" calcext:value-type="float">
            <text:p>8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<text:a xlink:href="https://www.doomworld.com/idgames/levels/doom2/Ports/a-c/action" xlink:type="simple">https://www.doomworld.com/idgames/levels/doom2/Ports/a-c/action</text:a></text:p>
          </table:table-cell>
          <table:table-cell office:value-type="float" office:value="2004" calcext:value-type="float">
            <text:p>2004</text:p>
          </table:table-cell>
          <table:table-cell table:style-name="ce10" table:number-matrix-columns-spanned="1" table:number-matrix-rows-spanned="1" table:formula="of:=COM.MICROSOFT.TEXTJOIN(&quot;, &quot;; 1; IF(ISBLANK([.I154:.AMJ154]); &quot;&quot;; [.I$2:.AMJ$2] &amp; &quot;: &quot; &amp; [.I154:.AMJ154]))" office:value-type="string" office:string-value="Dragonfly: 1, Gaia74: 2, Worm318: 1, ax34: 4" calcext:value-type="string">
            <text:p>Dragonfly: 1, Gaia74: 2, Worm318: 1, ax34: 4</text:p>
          </table:table-cell>
          <table:table-cell table:style-name="ce11" table:formula="of:=SUMPRODUCT(NOT(ISBLANK([.I154:.AMJ154])))" office:value-type="float" office:value="4" calcext:value-type="float">
            <text:p>4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50" calcext:value-type="float">
            <text:p>150</text:p>
          </table:table-cell>
          <table:table-cell table:formula="of:=SUM([.I155:.AMJ155])" office:value-type="float" office:value="8" calcext:value-type="float">
            <text:p>8</text:p>
          </table:table-cell>
          <table:table-cell office:value-type="string" calcext:value-type="string">
            <text:p>Armadosia The Mad Corridor</text:p>
          </table:table-cell>
          <table:table-cell office:value-type="string" calcext:value-type="string">
            <text:p><text:a xlink:href="https://www.doomworld.com/idgames/levels/doom2/Ports/megawads/amdosia" xlink:type="simple">https://www.doomworld.com/idgames/levels/doom2/Ports/megawads/amdosia</text:a></text:p>
          </table:table-cell>
          <table:table-cell office:value-type="float" office:value="2006" calcext:value-type="float">
            <text:p>2006</text:p>
          </table:table-cell>
          <table:table-cell table:style-name="ce10" table:number-matrix-columns-spanned="1" table:number-matrix-rows-spanned="1" table:formula="of:=COM.MICROSOFT.TEXTJOIN(&quot;, &quot;; 1; IF(ISBLANK([.I155:.AMJ155]); &quot;&quot;; [.I$2:.AMJ$2] &amp; &quot;: &quot; &amp; [.I155:.AMJ155]))" office:value-type="string" office:string-value="Pierrot: 2, smeghammer: 6" calcext:value-type="string">
            <text:p>Pierrot: 2, smeghammer: 6</text:p>
          </table:table-cell>
          <table:table-cell table:style-name="ce11" table:formula="of:=SUMPRODUCT(NOT(ISBLANK([.I155:.AMJ155])))" office:value-type="float" office:value="2" calcext:value-type="float">
            <text:p>2</text:p>
          </table:table-cell>
          <table:table-cell table:number-columns-repeated="116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97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50" calcext:value-type="float">
            <text:p>150</text:p>
          </table:table-cell>
          <table:table-cell table:formula="of:=SUM([.I156:.AMJ156])" office:value-type="float" office:value="8" calcext:value-type="float">
            <text:p>8</text:p>
          </table:table-cell>
          <table:table-cell office:value-type="string" calcext:value-type="string">
            <text:p>Come eat The Mapwich</text:p>
          </table:table-cell>
          <table:table-cell office:value-type="string" calcext:value-type="string">
            <text:p><text:a xlink:href="https://www.doomworld.com/forum/topic/107249-come-eat-the-mapwich-a-collaborative-community-project-rc1-available/" xlink:type="simple">https://www.doomworld.com/forum/topic/107249-come-eat-the-mapwich-a-collaborative-community-project-rc1-available/</text:a></text:p>
          </table:table-cell>
          <table:table-cell office:value-type="float" office:value="2019" calcext:value-type="float">
            <text:p>2019</text:p>
          </table:table-cell>
          <table:table-cell table:style-name="ce10" table:number-matrix-columns-spanned="1" table:number-matrix-rows-spanned="1" table:formula="of:=COM.MICROSOFT.TEXTJOIN(&quot;, &quot;; 1; IF(ISBLANK([.I156:.AMJ156]); &quot;&quot;; [.I$2:.AMJ$2] &amp; &quot;: &quot; &amp; [.I156:.AMJ156]))" office:value-type="string" office:string-value="Jaromir Bergmann: 8" calcext:value-type="string">
            <text:p>Jaromir Bergmann: 8</text:p>
          </table:table-cell>
          <table:table-cell table:style-name="ce11" table:formula="of:=SUMPRODUCT(NOT(ISBLANK([.I156:.AMJ156])))" office:value-type="float" office:value="1" calcext:value-type="float">
            <text:p>1</text:p>
          </table:table-cell>
          <table:table-cell table:number-columns-repeated="92"/>
          <table:table-cell office:value-type="float" office:value="8" calcext:value-type="float">
            <text:p>8</text:p>
          </table:table-cell>
          <table:table-cell table:number-columns-repeated="923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50" calcext:value-type="float">
            <text:p>150</text:p>
          </table:table-cell>
          <table:table-cell table:formula="of:=SUM([.I157:.AMJ157])" office:value-type="float" office:value="8" calcext:value-type="float">
            <text:p>8</text:p>
          </table:table-cell>
          <table:table-cell office:value-type="string" calcext:value-type="string">
            <text:p>Disjunction</text:p>
          </table:table-cell>
          <table:table-cell office:value-type="string" calcext:value-type="string">
            <text:p><text:a xlink:href="https://www.doomworld.com/idgames/levels/doom2/Ports/d-f/disjunct" xlink:type="simple">https://www.doomworld.com/idgames/levels/doom2/Ports/d-f/disjunct</text:a></text:p>
          </table:table-cell>
          <table:table-cell office:value-type="float" office:value="2017" calcext:value-type="float">
            <text:p>2017</text:p>
          </table:table-cell>
          <table:table-cell table:style-name="ce10" table:number-matrix-columns-spanned="1" table:number-matrix-rows-spanned="1" table:formula="of:=COM.MICROSOFT.TEXTJOIN(&quot;, &quot;; 1; IF(ISBLANK([.I157:.AMJ157]); &quot;&quot;; [.I$2:.AMJ$2] &amp; &quot;: &quot; &amp; [.I157:.AMJ157]))" office:value-type="string" office:string-value="Lorenz0: 8" calcext:value-type="string">
            <text:p>Lorenz0: 8</text:p>
          </table:table-cell>
          <table:table-cell table:style-name="ce11" table:formula="of:=SUMPRODUCT(NOT(ISBLANK([.I157:.AMJ157])))" office:value-type="float" office:value="1" calcext:value-type="float">
            <text:p>1</text:p>
          </table:table-cell>
          <table:table-cell table:number-columns-repeated="78"/>
          <table:table-cell office:value-type="float" office:value="8" calcext:value-type="float">
            <text:p>8</text:p>
          </table:table-cell>
          <table:table-cell table:number-columns-repeated="937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50" calcext:value-type="float">
            <text:p>150</text:p>
          </table:table-cell>
          <table:table-cell table:formula="of:=SUM([.I158:.AMJ158])" office:value-type="float" office:value="8" calcext:value-type="float">
            <text:p>8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<text:a xlink:href="https://www.doomworld.com/forum/topic/69813-doom-the-golden-souls-mario-64-doom-definitive-edition-released/" xlink:type="simple">https://www.doomworld.com/forum/topic/69813-doom-the-golden-souls-mario-64-doom-definitive-edition-released/</text:a></text:p>
          </table:table-cell>
          <table:table-cell office:value-type="float" office:value="2014" calcext:value-type="float">
            <text:p>2014</text:p>
          </table:table-cell>
          <table:table-cell table:style-name="ce10" table:number-matrix-columns-spanned="1" table:number-matrix-rows-spanned="1" table:formula="of:=COM.MICROSOFT.TEXTJOIN(&quot;, &quot;; 1; IF(ISBLANK([.I158:.AMJ158]); &quot;&quot;; [.I$2:.AMJ$2] &amp; &quot;: &quot; &amp; [.I158:.AMJ158]))" office:value-type="string" office:string-value="everennui: 1, TheNerdTurtle2: 7" calcext:value-type="string">
            <text:p>everennui: 1, TheNerdTurtle2: 7</text:p>
          </table:table-cell>
          <table:table-cell table:style-name="ce11" table:formula="of:=SUMPRODUCT(NOT(ISBLANK([.I158:.AMJ158])))" office:value-type="float" office:value="2" calcext:value-type="float">
            <text:p>2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7" calcext:value-type="float">
            <text:p>7</text:p>
          </table:table-cell>
          <table:table-cell table:number-columns-repeated="939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50" calcext:value-type="float">
            <text:p>150</text:p>
          </table:table-cell>
          <table:table-cell table:formula="of:=SUM([.I159:.AMJ159])" office:value-type="float" office:value="8" calcext:value-type="float">
            <text:p>8</text:p>
          </table:table-cell>
          <table:table-cell office:value-type="string" calcext:value-type="string">
            <text:p>Doomguy's Pimp Ventures</text:p>
          </table:table-cell>
          <table:table-cell office:value-type="string" calcext:value-type="string">
            <text:p><text:a xlink:href="https://www.doomworld.com/idgames/levels/doom2/Ports/a-c/cybie" xlink:type="simple">https://www.doomworld.com/idgames/levels/doom2/Ports/a-c/cybie</text:a></text:p>
          </table:table-cell>
          <table:table-cell office:value-type="float" office:value="2006" calcext:value-type="float">
            <text:p>2006</text:p>
          </table:table-cell>
          <table:table-cell table:style-name="ce10" table:number-matrix-columns-spanned="1" table:number-matrix-rows-spanned="1" table:formula="of:=COM.MICROSOFT.TEXTJOIN(&quot;, &quot;; 1; IF(ISBLANK([.I159:.AMJ159]); &quot;&quot;; [.I$2:.AMJ$2] &amp; &quot;: &quot; &amp; [.I159:.AMJ159]))" office:value-type="string" office:string-value="AnonimVio: 8" calcext:value-type="string">
            <text:p>AnonimVio: 8</text:p>
          </table:table-cell>
          <table:table-cell table:style-name="ce11" table:formula="of:=SUMPRODUCT(NOT(ISBLANK([.I159:.AMJ159])))" office:value-type="float" office:value="1" calcext:value-type="float">
            <text:p>1</text:p>
          </table:table-cell>
          <table:table-cell table:number-columns-repeated="24"/>
          <table:table-cell office:value-type="float" office:value="8" calcext:value-type="float">
            <text:p>8</text:p>
          </table:table-cell>
          <table:table-cell table:number-columns-repeated="991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50" calcext:value-type="float">
            <text:p>150</text:p>
          </table:table-cell>
          <table:table-cell table:formula="of:=SUM([.I160:.AMJ160])" office:value-type="float" office:value="8" calcext:value-type="float">
            <text:p>8</text:p>
          </table:table-cell>
          <table:table-cell office:value-type="string" calcext:value-type="string">
            <text:p>Dystopia 3: Re-Birth of Anarchy</text:p>
          </table:table-cell>
          <table:table-cell office:value-type="string" calcext:value-type="string">
            <text:p><text:a xlink:href="https://www.doomworld.com/idgames/levels/doom2/d-f/dyst3" xlink:type="simple">https://www.doomworld.com/idgames/levels/doom2/d-f/dyst3</text:a></text:p>
          </table:table-cell>
          <table:table-cell office:value-type="float" office:value="1996" calcext:value-type="float">
            <text:p>1996</text:p>
          </table:table-cell>
          <table:table-cell table:style-name="ce10" table:number-matrix-columns-spanned="1" table:number-matrix-rows-spanned="1" table:formula="of:=COM.MICROSOFT.TEXTJOIN(&quot;, &quot;; 1; IF(ISBLANK([.I160:.AMJ160]); &quot;&quot;; [.I$2:.AMJ$2] &amp; &quot;: &quot; &amp; [.I160:.AMJ160]))" office:value-type="string" office:string-value="Soundblock: 3, valkiriforce: 1, joepallai: 4" calcext:value-type="string">
            <text:p>Soundblock: 3, valkiriforce: 1, joepallai: 4</text:p>
          </table:table-cell>
          <table:table-cell table:style-name="ce11" table:formula="of:=SUMPRODUCT(NOT(ISBLANK([.I160:.AMJ160])))" office:value-type="float" office:value="3" calcext:value-type="float">
            <text:p>3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4" calcext:value-type="float">
            <text:p>4</text:p>
          </table:table-cell>
          <table:table-cell table:number-columns-repeated="913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50" calcext:value-type="float">
            <text:p>150</text:p>
          </table:table-cell>
          <table:table-cell table:formula="of:=SUM([.I161:.AMJ161])" office:value-type="float" office:value="8" calcext:value-type="float">
            <text:p>8</text:p>
          </table:table-cell>
          <table:table-cell office:value-type="string" calcext:value-type="string">
            <text:p>Holy Hell</text:p>
          </table:table-cell>
          <table:table-cell office:value-type="string" calcext:value-type="string">
            <text:p><text:a xlink:href="https://www.doomworld.com/idgames/levels/doom2/Ports/g-i/holyhell" xlink:type="simple">https://www.doomworld.com/idgames/levels/doom2/Ports/g-i/holyhell</text:a></text:p>
          </table:table-cell>
          <table:table-cell office:value-type="float" office:value="2006" calcext:value-type="float">
            <text:p>2006</text:p>
          </table:table-cell>
          <table:table-cell table:style-name="ce10" table:number-matrix-columns-spanned="1" table:number-matrix-rows-spanned="1" table:formula="of:=COM.MICROSOFT.TEXTJOIN(&quot;, &quot;; 1; IF(ISBLANK([.I161:.AMJ161]); &quot;&quot;; [.I$2:.AMJ$2] &amp; &quot;: &quot; &amp; [.I161:.AMJ161]))" office:value-type="string" office:string-value="Outrageous Videos: 2, bemused: 6" calcext:value-type="string">
            <text:p>Outrageous Videos: 2, bemused: 6</text:p>
          </table:table-cell>
          <table:table-cell table:style-name="ce11" table:formula="of:=SUMPRODUCT(NOT(ISBLANK([.I161:.AMJ161])))" office:value-type="float" office:value="2" calcext:value-type="float">
            <text:p>2</text:p>
          </table:table-cell>
          <table:table-cell table:number-columns-repeated="4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950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50" calcext:value-type="float">
            <text:p>150</text:p>
          </table:table-cell>
          <table:table-cell table:formula="of:=SUM([.I162:.AMJ162])" office:value-type="float" office:value="8" calcext:value-type="float">
            <text:p>8</text:p>
          </table:table-cell>
          <table:table-cell office:value-type="string" calcext:value-type="string">
            <text:p>Italo-Doom</text:p>
          </table:table-cell>
          <table:table-cell office:value-type="string" calcext:value-type="string">
            <text:p><text:a xlink:href="https://www.doomworld.com/idgames/levels/doom2/Ports/megawads/italo" xlink:type="simple">https://www.doomworld.com/idgames/levels/doom2/Ports/megawads/italo</text:a></text:p>
          </table:table-cell>
          <table:table-cell office:value-type="float" office:value="2016" calcext:value-type="float">
            <text:p>2016</text:p>
          </table:table-cell>
          <table:table-cell table:style-name="ce10" table:number-matrix-columns-spanned="1" table:number-matrix-rows-spanned="1" table:formula="of:=COM.MICROSOFT.TEXTJOIN(&quot;, &quot;; 1; IF(ISBLANK([.I162:.AMJ162]); &quot;&quot;; [.I$2:.AMJ$2] &amp; &quot;: &quot; &amp; [.I162:.AMJ162]))" office:value-type="string" office:string-value="bemused: 8" calcext:value-type="string">
            <text:p>bemused: 8</text:p>
          </table:table-cell>
          <table:table-cell table:style-name="ce11" table:formula="of:=SUMPRODUCT(NOT(ISBLANK([.I162:.AMJ162])))" office:value-type="float" office:value="1" calcext:value-type="float">
            <text:p>1</text:p>
          </table:table-cell>
          <table:table-cell table:number-columns-repeated="65"/>
          <table:table-cell office:value-type="float" office:value="8" calcext:value-type="float">
            <text:p>8</text:p>
          </table:table-cell>
          <table:table-cell table:number-columns-repeated="950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50" calcext:value-type="float">
            <text:p>150</text:p>
          </table:table-cell>
          <table:table-cell table:formula="of:=SUM([.I163:.AMJ163])" office:value-type="float" office:value="8" calcext:value-type="float">
            <text:p>8</text:p>
          </table:table-cell>
          <table:table-cell office:value-type="string" calcext:value-type="string">
            <text:p>Mangle</text:p>
          </table:table-cell>
          <table:table-cell office:value-type="string" calcext:value-type="string">
            <text:p><text:a xlink:href="https://www.doomworld.com/idgames/levels/doom2/m-o/mangle" xlink:type="simple">https://www.doomworld.com/idgames/levels/doom2/m-o/mangle</text:a></text:p>
          </table:table-cell>
          <table:table-cell office:value-type="float" office:value="1995" calcext:value-type="float">
            <text:p>1995</text:p>
          </table:table-cell>
          <table:table-cell table:style-name="ce10" table:number-matrix-columns-spanned="1" table:number-matrix-rows-spanned="1" table:formula="of:=COM.MICROSOFT.TEXTJOIN(&quot;, &quot;; 1; IF(ISBLANK([.I163:.AMJ163]); &quot;&quot;; [.I$2:.AMJ$2] &amp; &quot;: &quot; &amp; [.I163:.AMJ163]))" office:value-type="string" office:string-value="bzzrak: 8" calcext:value-type="string">
            <text:p>bzzrak: 8</text:p>
          </table:table-cell>
          <table:table-cell table:style-name="ce11" table:formula="of:=SUMPRODUCT(NOT(ISBLANK([.I163:.AMJ163])))"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009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50" calcext:value-type="float">
            <text:p>150</text:p>
          </table:table-cell>
          <table:table-cell table:formula="of:=SUM([.I164:.AMJ164])" office:value-type="float" office:value="8" calcext:value-type="float">
            <text:p>8</text:p>
          </table:table-cell>
          <table:table-cell office:value-type="string" calcext:value-type="string">
            <text:p>Mano Laikas: A road to Gamzatti</text:p>
          </table:table-cell>
          <table:table-cell office:value-type="string" calcext:value-type="string">
            <text:p><text:a xlink:href="https://www.doomworld.com/idgames/levels/doom2/megawads/manolaik" xlink:type="simple">https://www.doomworld.com/idgames/levels/doom2/megawads/manolaik</text:a></text:p>
          </table:table-cell>
          <table:table-cell office:value-type="float" office:value="2016" calcext:value-type="float">
            <text:p>2016</text:p>
          </table:table-cell>
          <table:table-cell table:style-name="ce10" table:number-matrix-columns-spanned="1" table:number-matrix-rows-spanned="1" table:formula="of:=COM.MICROSOFT.TEXTJOIN(&quot;, &quot;; 1; IF(ISBLANK([.I164:.AMJ164]); &quot;&quot;; [.I$2:.AMJ$2] &amp; &quot;: &quot; &amp; [.I164:.AMJ164]))" office:value-type="string" office:string-value="Deadwing: 8" calcext:value-type="string">
            <text:p>Deadwing: 8</text:p>
          </table:table-cell>
          <table:table-cell table:style-name="ce11" table:formula="of:=SUMPRODUCT(NOT(ISBLANK([.I164:.AMJ164])))" office:value-type="float" office:value="1" calcext:value-type="float">
            <text:p>1</text:p>
          </table:table-cell>
          <table:table-cell table:number-columns-repeated="115"/>
          <table:table-cell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50" calcext:value-type="float">
            <text:p>150</text:p>
          </table:table-cell>
          <table:table-cell table:formula="of:=SUM([.I165:.AMJ165])" office:value-type="float" office:value="8" calcext:value-type="float">
            <text:p>8</text:p>
          </table:table-cell>
          <table:table-cell office:value-type="string" calcext:value-type="string">
            <text:p>Monster Hunter Ltd Part I</text:p>
          </table:table-cell>
          <table:table-cell office:value-type="string" calcext:value-type="string">
            <text:p><text:a xlink:href="https://www.doomworld.com/idgames/levels/doom2/Ports/m-o/mohu1" xlink:type="simple">https://www.doomworld.com/idgames/levels/doom2/Ports/m-o/mohu1</text:a></text:p>
          </table:table-cell>
          <table:table-cell office:value-type="float" office:value="2014" calcext:value-type="float">
            <text:p>2014</text:p>
          </table:table-cell>
          <table:table-cell table:style-name="ce10" table:number-matrix-columns-spanned="1" table:number-matrix-rows-spanned="1" table:formula="of:=COM.MICROSOFT.TEXTJOIN(&quot;, &quot;; 1; IF(ISBLANK([.I165:.AMJ165]); &quot;&quot;; [.I$2:.AMJ$2] &amp; &quot;: &quot; &amp; [.I165:.AMJ165]))" office:value-type="string" office:string-value="Jaws In Space: 4, m8f: 4" calcext:value-type="string">
            <text:p>Jaws In Space: 4, m8f: 4</text:p>
          </table:table-cell>
          <table:table-cell table:style-name="ce11" table:formula="of:=SUMPRODUCT(NOT(ISBLANK([.I165:.AMJ165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50" calcext:value-type="float">
            <text:p>150</text:p>
          </table:table-cell>
          <table:table-cell table:formula="of:=SUM([.I166:.AMJ166])" office:value-type="float" office:value="8" calcext:value-type="float">
            <text:p>8</text:p>
          </table:table-cell>
          <table:table-cell office:value-type="string" calcext:value-type="string">
            <text:p>Monster Hunter Ltd Part II</text:p>
          </table:table-cell>
          <table:table-cell office:value-type="string" calcext:value-type="string">
            <text:p><text:a xlink:href="https://www.doomworld.com/idgames/levels/doom2/Ports/m-o/mohu2" xlink:type="simple">https://www.doomworld.com/idgames/levels/doom2/Ports/m-o/mohu2</text:a></text:p>
          </table:table-cell>
          <table:table-cell office:value-type="float" office:value="2014" calcext:value-type="float">
            <text:p>2014</text:p>
          </table:table-cell>
          <table:table-cell table:style-name="ce10" table:number-matrix-columns-spanned="1" table:number-matrix-rows-spanned="1" table:formula="of:=COM.MICROSOFT.TEXTJOIN(&quot;, &quot;; 1; IF(ISBLANK([.I166:.AMJ166]); &quot;&quot;; [.I$2:.AMJ$2] &amp; &quot;: &quot; &amp; [.I166:.AMJ166]))" office:value-type="string" office:string-value="Jaws In Space: 4, m8f: 4" calcext:value-type="string">
            <text:p>Jaws In Space: 4, m8f: 4</text:p>
          </table:table-cell>
          <table:table-cell table:style-name="ce11" table:formula="of:=SUMPRODUCT(NOT(ISBLANK([.I166:.AMJ166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50" calcext:value-type="float">
            <text:p>150</text:p>
          </table:table-cell>
          <table:table-cell table:formula="of:=SUM([.I167:.AMJ167])" office:value-type="float" office:value="8" calcext:value-type="float">
            <text:p>8</text:p>
          </table:table-cell>
          <table:table-cell office:value-type="string" calcext:value-type="string">
            <text:p>Nimrod: Ixnay on the Hombre</text:p>
          </table:table-cell>
          <table:table-cell office:value-type="string" calcext:value-type="string">
            <text:p><text:a xlink:href="https://www.doomworld.com/idgames/levels/doom2/Ports/m-o/nimrod" xlink:type="simple">https://www.doomworld.com/idgames/levels/doom2/Ports/m-o/nimrod</text:a></text:p>
          </table:table-cell>
          <table:table-cell office:value-type="float" office:value="2002" calcext:value-type="float">
            <text:p>2002</text:p>
          </table:table-cell>
          <table:table-cell table:style-name="ce10" table:number-matrix-columns-spanned="1" table:number-matrix-rows-spanned="1" table:formula="of:=COM.MICROSOFT.TEXTJOIN(&quot;, &quot;; 1; IF(ISBLANK([.I167:.AMJ167]); &quot;&quot;; [.I$2:.AMJ$2] &amp; &quot;: &quot; &amp; [.I167:.AMJ167]))" office:value-type="string" office:string-value="Graf Zahl: 8" calcext:value-type="string">
            <text:p>Graf Zahl: 8</text:p>
          </table:table-cell>
          <table:table-cell table:style-name="ce11" table:formula="of:=SUMPRODUCT(NOT(ISBLANK([.I167:.AMJ167])))" office:value-type="float" office:value="1" calcext:value-type="float">
            <text:p>1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994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50" calcext:value-type="float">
            <text:p>150</text:p>
          </table:table-cell>
          <table:table-cell table:formula="of:=SUM([.I168:.AMJ168])" office:value-type="float" office:value="8" calcext:value-type="float">
            <text:p>8</text:p>
          </table:table-cell>
          <table:table-cell office:value-type="string" calcext:value-type="string">
            <text:p>Scythe X</text:p>
          </table:table-cell>
          <table:table-cell office:value-type="string" calcext:value-type="string">
            <text:p><text:a xlink:href="https://www.doomworld.com/idgames/levels/doom2/Ports/s-u/scythex" xlink:type="simple">https://www.doomworld.com/idgames/levels/doom2/Ports/s-u/scythex</text:a></text:p>
          </table:table-cell>
          <table:table-cell office:value-type="float" office:value="2009" calcext:value-type="float">
            <text:p>2009</text:p>
          </table:table-cell>
          <table:table-cell table:style-name="ce10" table:number-matrix-columns-spanned="1" table:number-matrix-rows-spanned="1" table:formula="of:=COM.MICROSOFT.TEXTJOIN(&quot;, &quot;; 1; IF(ISBLANK([.I168:.AMJ168]); &quot;&quot;; [.I$2:.AMJ$2] &amp; &quot;: &quot; &amp; [.I168:.AMJ168]))" office:value-type="string" office:string-value="42PercentHealth: 2, Graf Zahl: 2, Talvi: 3, bLOCKbOYgAMES: 1" calcext:value-type="string">
            <text:p>42PercentHealth: 2, Graf Zahl: 2, Talvi: 3, bLOCKbOYgAMES: 1</text:p>
          </table:table-cell>
          <table:table-cell table:style-name="ce11" table:formula="of:=SUMPRODUCT(NOT(ISBLANK([.I168:.AMJ168]))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67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50" calcext:value-type="float">
            <text:p>150</text:p>
          </table:table-cell>
          <table:table-cell table:formula="of:=SUM([.I169:.AMJ169])" office:value-type="float" office:value="8" calcext:value-type="float">
            <text:p>8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<text:a xlink:href="https://www.doomworld.com/idgames/levels/doom2/Ports/megawads/skuldash" xlink:type="simple">https://www.doomworld.com/idgames/levels/doom2/Ports/megawads/skuldash</text:a></text:p>
          </table:table-cell>
          <table:table-cell office:value-type="float" office:value="2015" calcext:value-type="float">
            <text:p>2015</text:p>
          </table:table-cell>
          <table:table-cell table:style-name="ce10" table:number-matrix-columns-spanned="1" table:number-matrix-rows-spanned="1" table:formula="of:=COM.MICROSOFT.TEXTJOIN(&quot;, &quot;; 1; IF(ISBLANK([.I169:.AMJ169]); &quot;&quot;; [.I$2:.AMJ$2] &amp; &quot;: &quot; &amp; [.I169:.AMJ169]))" office:value-type="string" office:string-value="everennui: 2, Lorenz0: 6" calcext:value-type="string">
            <text:p>everennui: 2, Lorenz0: 6</text:p>
          </table:table-cell>
          <table:table-cell table:style-name="ce11" table:formula="of:=SUMPRODUCT(NOT(ISBLANK([.I169:.AMJ169])))" office:value-type="float" office:value="2" calcext:value-type="float">
            <text:p>2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52"/>
          <table:table-cell office:value-type="float" office:value="6" calcext:value-type="float">
            <text:p>6</text:p>
          </table:table-cell>
          <table:table-cell table:number-columns-repeated="937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50" calcext:value-type="float">
            <text:p>150</text:p>
          </table:table-cell>
          <table:table-cell table:formula="of:=SUM([.I170:.AMJ170])" office:value-type="float" office:value="8" calcext:value-type="float">
            <text:p>8</text:p>
          </table:table-cell>
          <table:table-cell office:value-type="string" calcext:value-type="string">
            <text:p>The Beesong</text:p>
          </table:table-cell>
          <table:table-cell office:value-type="string" calcext:value-type="string">
            <text:p><text:a xlink:href="https://www.doomworld.com/forum/topic/43453-new-map-ready-to-go-the-bee-map/" xlink:type="simple">https://www.doomworld.com/forum/topic/43453-new-map-ready-to-go-the-bee-map/</text:a></text:p>
          </table:table-cell>
          <table:table-cell office:value-type="float" office:value="2008" calcext:value-type="float">
            <text:p>2008</text:p>
          </table:table-cell>
          <table:table-cell table:style-name="ce10" table:number-matrix-columns-spanned="1" table:number-matrix-rows-spanned="1" table:formula="of:=COM.MICROSOFT.TEXTJOIN(&quot;, &quot;; 1; IF(ISBLANK([.I170:.AMJ170]); &quot;&quot;; [.I$2:.AMJ$2] &amp; &quot;: &quot; &amp; [.I170:.AMJ170]))" office:value-type="string" office:string-value="Roofi: 8" calcext:value-type="string">
            <text:p>Roofi: 8</text:p>
          </table:table-cell>
          <table:table-cell table:style-name="ce11" table:formula="of:=SUMPRODUCT(NOT(ISBLANK([.I170:.AMJ170])))" office:value-type="float" office:value="1" calcext:value-type="float">
            <text:p>1</text:p>
          </table:table-cell>
          <table:table-cell table:number-columns-repeated="41"/>
          <table:table-cell office:value-type="float" office:value="8" calcext:value-type="float">
            <text:p>8</text:p>
          </table:table-cell>
          <table:table-cell table:number-columns-repeated="974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68" calcext:value-type="float">
            <text:p>168</text:p>
          </table:table-cell>
          <table:table-cell table:formula="of:=SUM([.I171:.AMJ171])" office:value-type="float" office:value="7" calcext:value-type="float">
            <text:p>7</text:p>
          </table:table-cell>
          <table:table-cell office:value-type="string" calcext:value-type="string">
            <text:p>Alienated</text:p>
          </table:table-cell>
          <table:table-cell office:value-type="string" calcext:value-type="string">
            <text:p><text:a xlink:href="https://www.doomworld.com/forum/topic/108865-rc2-release-alienated-10-levels-for-gzdoom/" xlink:type="simple">https://www.doomworld.com/forum/topic/108865-rc2-release-alienated-10-levels-for-gzdoom/</text:a></text:p>
          </table:table-cell>
          <table:table-cell office:value-type="float" office:value="2019" calcext:value-type="float">
            <text:p>2019</text:p>
          </table:table-cell>
          <table:table-cell table:style-name="ce10" table:number-matrix-columns-spanned="1" table:number-matrix-rows-spanned="1" table:formula="of:=COM.MICROSOFT.TEXTJOIN(&quot;, &quot;; 1; IF(ISBLANK([.I171:.AMJ171]); &quot;&quot;; [.I$2:.AMJ$2] &amp; &quot;: &quot; &amp; [.I171:.AMJ171]))" office:value-type="string" office:string-value="Jaromir Bergmann: 7" calcext:value-type="string">
            <text:p>Jaromir Bergmann: 7</text:p>
          </table:table-cell>
          <table:table-cell table:style-name="ce11" table:formula="of:=SUMPRODUCT(NOT(ISBLANK([.I171:.AMJ171])))" office:value-type="float" office:value="1" calcext:value-type="float">
            <text:p>1</text:p>
          </table:table-cell>
          <table:table-cell table:number-columns-repeated="92"/>
          <table:table-cell office:value-type="float" office:value="7" calcext:value-type="float">
            <text:p>7</text:p>
          </table:table-cell>
          <table:table-cell table:number-columns-repeated="923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68" calcext:value-type="float">
            <text:p>168</text:p>
          </table:table-cell>
          <table:table-cell table:formula="of:=SUM([.I172:.AMJ172])" office:value-type="float" office:value="7" calcext:value-type="float">
            <text:p>7</text:p>
          </table:table-cell>
          <table:table-cell office:value-type="string" calcext:value-type="string">
            <text:p>Brigandine</text:p>
          </table:table-cell>
          <table:table-cell office:value-type="string" calcext:value-type="string">
            <text:p><text:a xlink:href="https://www.doomworld.com/forum/topic/92776-brigandine-rc2-updated-2017-05-13/" xlink:type="simple">https://www.doomworld.com/forum/topic/92776-brigandine-rc2-updated-2017-05-13/</text:a></text:p>
          </table:table-cell>
          <table:table-cell office:value-type="float" office:value="2017" calcext:value-type="float">
            <text:p>2017</text:p>
          </table:table-cell>
          <table:table-cell table:style-name="ce10" table:number-matrix-columns-spanned="1" table:number-matrix-rows-spanned="1" table:formula="of:=COM.MICROSOFT.TEXTJOIN(&quot;, &quot;; 1; IF(ISBLANK([.I172:.AMJ172]); &quot;&quot;; [.I$2:.AMJ$2] &amp; &quot;: &quot; &amp; [.I172:.AMJ172]))" office:value-type="string" office:string-value="guitardz: 2, Jaromir Bergmann: 5" calcext:value-type="string">
            <text:p>guitardz: 2, Jaromir Bergmann: 5</text:p>
          </table:table-cell>
          <table:table-cell table:style-name="ce11" table:formula="of:=SUMPRODUCT(NOT(ISBLANK([.I172:.AMJ172])))" office:value-type="float" office:value="2" calcext:value-type="float">
            <text:p>2</text:p>
          </table:table-cell>
          <table:table-cell table:number-columns-repeated="79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923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68" calcext:value-type="float">
            <text:p>168</text:p>
          </table:table-cell>
          <table:table-cell table:formula="of:=SUM([.I173:.AMJ173])" office:value-type="float" office:value="7" calcext:value-type="float">
            <text:p>7</text:p>
          </table:table-cell>
          <table:table-cell office:value-type="string" calcext:value-type="string">
            <text:p>Castle Heng</text:p>
          </table:table-cell>
          <table:table-cell office:value-type="string" calcext:value-type="string">
            <text:p><text:a xlink:href="http://www.moddb.com/games/doom/addons/castle-heng" xlink:type="simple">http://www.moddb.com/games/doom/addons/castle-heng</text:a></text:p>
          </table:table-cell>
          <table:table-cell office:value-type="float" office:value="2014" calcext:value-type="float">
            <text:p>2014</text:p>
          </table:table-cell>
          <table:table-cell table:style-name="ce10" table:number-matrix-columns-spanned="1" table:number-matrix-rows-spanned="1" table:formula="of:=COM.MICROSOFT.TEXTJOIN(&quot;, &quot;; 1; IF(ISBLANK([.I173:.AMJ173]); &quot;&quot;; [.I$2:.AMJ$2] &amp; &quot;: &quot; &amp; [.I173:.AMJ173]))" office:value-type="string" office:string-value="7hm: 7" calcext:value-type="string">
            <text:p>7hm: 7</text:p>
          </table:table-cell>
          <table:table-cell table:style-name="ce11" table:formula="of:=SUMPRODUCT(NOT(ISBLANK([.I173:.AMJ173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3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68" calcext:value-type="float">
            <text:p>168</text:p>
          </table:table-cell>
          <table:table-cell table:formula="of:=SUM([.I174:.AMJ174])" office:value-type="float" office:value="7" calcext:value-type="float">
            <text:p>7</text:p>
          </table:table-cell>
          <table:table-cell office:value-type="string" calcext:value-type="string">
            <text:p>Chex Quest 2</text:p>
          </table:table-cell>
          <table:table-cell office:value-type="string" calcext:value-type="string">
            <text:p><text:a xlink:href="https://doomwiki.org/wiki/Chex_Quest#Chex_Quest_2" xlink:type="simple">https://doomwiki.org/wiki/Chex_Quest#Chex_Quest_2</text:a></text:p>
          </table:table-cell>
          <table:table-cell office:value-type="float" office:value="1997" calcext:value-type="float">
            <text:p>1997</text:p>
          </table:table-cell>
          <table:table-cell table:style-name="ce10" table:number-matrix-columns-spanned="1" table:number-matrix-rows-spanned="1" table:formula="of:=COM.MICROSOFT.TEXTJOIN(&quot;, &quot;; 1; IF(ISBLANK([.I174:.AMJ174]); &quot;&quot;; [.I$2:.AMJ$2] &amp; &quot;: &quot; &amp; [.I174:.AMJ174]))" office:value-type="string" office:string-value="bzzrak: 7" calcext:value-type="string">
            <text:p>bzzrak: 7</text:p>
          </table:table-cell>
          <table:table-cell table:style-name="ce11" table:formula="of:=SUMPRODUCT(NOT(ISBLANK([.I174:.AMJ174])))" office:value-type="float" office:value="1" calcext:value-type="float">
            <text:p>1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009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68" calcext:value-type="float">
            <text:p>168</text:p>
          </table:table-cell>
          <table:table-cell table:formula="of:=SUM([.I175:.AMJ175])" office:value-type="float" office:value="7" calcext:value-type="float">
            <text:p>7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<text:a xlink:href="https://www.doomworld.com/idgames/levels/doom2/Ports/a-c/cah_se" xlink:type="simple">https://www.doomworld.com/idgames/levels/doom2/Ports/a-c/cah_se</text:a></text:p>
          </table:table-cell>
          <table:table-cell office:value-type="float" office:value="2004" calcext:value-type="float">
            <text:p>2004</text:p>
          </table:table-cell>
          <table:table-cell table:style-name="ce10" table:number-matrix-columns-spanned="1" table:number-matrix-rows-spanned="1" table:formula="of:=COM.MICROSOFT.TEXTJOIN(&quot;, &quot;; 1; IF(ISBLANK([.I175:.AMJ175]); &quot;&quot;; [.I$2:.AMJ$2] &amp; &quot;: &quot; &amp; [.I175:.AMJ175]))" office:value-type="string" office:string-value="Graf Zahl: 7" calcext:value-type="string">
            <text:p>Graf Zahl: 7</text:p>
          </table:table-cell>
          <table:table-cell table:style-name="ce11" table:formula="of:=SUMPRODUCT(NOT(ISBLANK([.I175:.AMJ175])))"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994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68" calcext:value-type="float">
            <text:p>168</text:p>
          </table:table-cell>
          <table:table-cell table:formula="of:=SUM([.I176:.AMJ176])" office:value-type="float" office:value="7" calcext:value-type="float">
            <text:p>7</text:p>
          </table:table-cell>
          <table:table-cell office:value-type="string" calcext:value-type="string">
            <text:p>Community is Falling 3</text:p>
          </table:table-cell>
          <table:table-cell office:value-type="string" calcext:value-type="string">
            <text:p><text:a xlink:href="https://www.doomworld.com/idgames/levels/doom2/Ports/megawads/cif3" xlink:type="simple">https://www.doomworld.com/idgames/levels/doom2/Ports/megawads/cif3</text:a></text:p>
          </table:table-cell>
          <table:table-cell office:value-type="float" office:value="2008" calcext:value-type="float">
            <text:p>2008</text:p>
          </table:table-cell>
          <table:table-cell table:style-name="ce10" table:number-matrix-columns-spanned="1" table:number-matrix-rows-spanned="1" table:formula="of:=COM.MICROSOFT.TEXTJOIN(&quot;, &quot;; 1; IF(ISBLANK([.I176:.AMJ176]); &quot;&quot;; [.I$2:.AMJ$2] &amp; &quot;: &quot; &amp; [.I176:.AMJ176]))" office:value-type="string" office:string-value="NuMetalManiak: 3, Voltcom9: 4" calcext:value-type="string">
            <text:p>NuMetalManiak: 3, Voltcom9: 4</text:p>
          </table:table-cell>
          <table:table-cell table:style-name="ce11" table:formula="of:=SUMPRODUCT(NOT(ISBLANK([.I176:.AMJ176])))"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68" calcext:value-type="float">
            <text:p>168</text:p>
          </table:table-cell>
          <table:table-cell table:formula="of:=SUM([.I177:.AMJ177])" office:value-type="float" office:value="7" calcext:value-type="float">
            <text:p>7</text:p>
          </table:table-cell>
          <table:table-cell office:value-type="string" calcext:value-type="string">
            <text:p>Doom City</text:p>
          </table:table-cell>
          <table:table-cell office:value-type="string" calcext:value-type="string">
            <text:p><text:a xlink:href="https://www.doomworld.com/idgames/levels/doom2/d-f/doomcity" xlink:type="simple">https://www.doomworld.com/idgames/levels/doom2/d-f/doomcity</text:a></text:p>
          </table:table-cell>
          <table:table-cell office:value-type="float" office:value="1995" calcext:value-type="float">
            <text:p>1995</text:p>
          </table:table-cell>
          <table:table-cell table:style-name="ce10" table:number-matrix-columns-spanned="1" table:number-matrix-rows-spanned="1" table:formula="of:=COM.MICROSOFT.TEXTJOIN(&quot;, &quot;; 1; IF(ISBLANK([.I177:.AMJ177]); &quot;&quot;; [.I$2:.AMJ$2] &amp; &quot;: &quot; &amp; [.I177:.AMJ177]))" office:value-type="string" office:string-value="Jaws In Space: 4, Doomkid: 3" calcext:value-type="string">
            <text:p>Jaws In Space: 4, Doomkid: 3</text:p>
          </table:table-cell>
          <table:table-cell table:style-name="ce11" table:formula="of:=SUMPRODUCT(NOT(ISBLANK([.I177:.AMJ177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68" calcext:value-type="float">
            <text:p>168</text:p>
          </table:table-cell>
          <table:table-cell table:formula="of:=SUM([.I178:.AMJ178])" office:value-type="float" office:value="7" calcext:value-type="float">
            <text:p>7</text:p>
          </table:table-cell>
          <table:table-cell office:value-type="string" calcext:value-type="string">
            <text:p>Doom: One</text:p>
          </table:table-cell>
          <table:table-cell office:value-type="string" calcext:value-type="string">
            <text:p><text:a xlink:href="http://www.moddb.com/mods/doomone/downloads/doomone-v04" xlink:type="simple">http://www.moddb.com/mods/doomone/downloads/doomone-v04</text:a></text:p>
          </table:table-cell>
          <table:table-cell office:value-type="float" office:value="2013" calcext:value-type="float">
            <text:p>2013</text:p>
          </table:table-cell>
          <table:table-cell table:style-name="ce10" table:number-matrix-columns-spanned="1" table:number-matrix-rows-spanned="1" table:formula="of:=COM.MICROSOFT.TEXTJOIN(&quot;, &quot;; 1; IF(ISBLANK([.I178:.AMJ178]); &quot;&quot;; [.I$2:.AMJ$2] &amp; &quot;: &quot; &amp; [.I178:.AMJ178]))" office:value-type="string" office:string-value="HyperLuke: 4, Greyenko: 3" calcext:value-type="string">
            <text:p>HyperLuke: 4, Greyenko: 3</text:p>
          </table:table-cell>
          <table:table-cell table:style-name="ce11" table:formula="of:=SUMPRODUCT(NOT(ISBLANK([.I178:.AMJ178])))" office:value-type="float" office:value="2" calcext:value-type="float">
            <text:p>2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68" calcext:value-type="float">
            <text:p>168</text:p>
          </table:table-cell>
          <table:table-cell table:formula="of:=SUM([.I179:.AMJ179])" office:value-type="float" office:value="7" calcext:value-type="float">
            <text:p>7</text:p>
          </table:table-cell>
          <table:table-cell office:value-type="string" calcext:value-type="string">
            <text:p>Eden</text:p>
          </table:table-cell>
          <table:table-cell office:value-type="string" calcext:value-type="string">
            <text:p><text:a xlink:href="https://www.doomworld.com/forum/topic/90173-eden/" xlink:type="simple">https://www.doomworld.com/forum/topic/90173-eden/</text:a></text:p>
          </table:table-cell>
          <table:table-cell office:value-type="float" office:value="2016" calcext:value-type="float">
            <text:p>2016</text:p>
          </table:table-cell>
          <table:table-cell table:style-name="ce10" table:number-matrix-columns-spanned="1" table:number-matrix-rows-spanned="1" table:formula="of:=COM.MICROSOFT.TEXTJOIN(&quot;, &quot;; 1; IF(ISBLANK([.I179:.AMJ179]); &quot;&quot;; [.I$2:.AMJ$2] &amp; &quot;: &quot; &amp; [.I179:.AMJ179]))" office:value-type="string" office:string-value="Nirvana: 7" calcext:value-type="string">
            <text:p>Nirvana: 7</text:p>
          </table:table-cell>
          <table:table-cell table:style-name="ce11" table:formula="of:=SUMPRODUCT(NOT(ISBLANK([.I179:.AMJ179])))" office:value-type="float" office:value="1" calcext:value-type="float">
            <text:p>1</text:p>
          </table:table-cell>
          <table:table-cell table:number-columns-repeated="68"/>
          <table:table-cell office:value-type="float" office:value="7" calcext:value-type="float">
            <text:p>7</text:p>
          </table:table-cell>
          <table:table-cell table:number-columns-repeated="947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68" calcext:value-type="float">
            <text:p>168</text:p>
          </table:table-cell>
          <table:table-cell table:formula="of:=SUM([.I180:.AMJ180])" office:value-type="float" office:value="7" calcext:value-type="float">
            <text:p>7</text:p>
          </table:table-cell>
          <table:table-cell office:value-type="string" calcext:value-type="string">
            <text:p>Flashback to Hell</text:p>
          </table:table-cell>
          <table:table-cell office:value-type="string" calcext:value-type="string">
            <text:p><text:a xlink:href="https://www.doomworld.com/idgames/levels/doom2/Ports/d-f/fth666" xlink:type="simple">https://www.doomworld.com/idgames/levels/doom2/Ports/d-f/fth666</text:a></text:p>
          </table:table-cell>
          <table:table-cell office:value-type="float" office:value="2014" calcext:value-type="float">
            <text:p>2014</text:p>
          </table:table-cell>
          <table:table-cell table:style-name="ce10" table:number-matrix-columns-spanned="1" table:number-matrix-rows-spanned="1" table:formula="of:=COM.MICROSOFT.TEXTJOIN(&quot;, &quot;; 1; IF(ISBLANK([.I180:.AMJ180]); &quot;&quot;; [.I$2:.AMJ$2] &amp; &quot;: &quot; &amp; [.I180:.AMJ180]))" office:value-type="string" office:string-value="GarrettChan: 2, eharper256: 5" calcext:value-type="string">
            <text:p>GarrettChan: 2, eharper256: 5</text:p>
          </table:table-cell>
          <table:table-cell table:style-name="ce11" table:formula="of:=SUMPRODUCT(NOT(ISBLANK([.I180:.AMJ180])))" office:value-type="float" office:value="2" calcext:value-type="float">
            <text:p>2</text:p>
          </table:table-cell>
          <table:table-cell table:number-columns-repeated="50"/>
          <table:table-cell office:value-type="float" office:value="2" calcext:value-type="float">
            <text:p>2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68" calcext:value-type="float">
            <text:p>168</text:p>
          </table:table-cell>
          <table:table-cell table:formula="of:=SUM([.I181:.AMJ181])" office:value-type="float" office:value="7" calcext:value-type="float">
            <text:p>7</text:p>
          </table:table-cell>
          <table:table-cell office:value-type="string" calcext:value-type="string">
            <text:p>Insanity's Edge</text:p>
          </table:table-cell>
          <table:table-cell office:value-type="string" calcext:value-type="string">
            <text:p><text:a xlink:href="https://www.doomworld.com/idgames/levels/doom2/Ports/g-i/iedge" xlink:type="simple">https://www.doomworld.com/idgames/levels/doom2/Ports/g-i/iedge</text:a></text:p>
          </table:table-cell>
          <table:table-cell office:value-type="float" office:value="2009" calcext:value-type="float">
            <text:p>2009</text:p>
          </table:table-cell>
          <table:table-cell table:style-name="ce10" table:number-matrix-columns-spanned="1" table:number-matrix-rows-spanned="1" table:formula="of:=COM.MICROSOFT.TEXTJOIN(&quot;, &quot;; 1; IF(ISBLANK([.I181:.AMJ181]); &quot;&quot;; [.I$2:.AMJ$2] &amp; &quot;: &quot; &amp; [.I181:.AMJ181]))" office:value-type="string" office:string-value="TechnoDoomed1: 7" calcext:value-type="string">
            <text:p>TechnoDoomed1: 7</text:p>
          </table:table-cell>
          <table:table-cell table:style-name="ce11" table:formula="of:=SUMPRODUCT(NOT(ISBLANK([.I181:.AMJ181])))" office:value-type="float" office:value="1" calcext:value-type="float">
            <text:p>1</text:p>
          </table:table-cell>
          <table:table-cell table:number-columns-repeated="54"/>
          <table:table-cell office:value-type="float" office:value="7" calcext:value-type="float">
            <text:p>7</text:p>
          </table:table-cell>
          <table:table-cell table:number-columns-repeated="961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68" calcext:value-type="float">
            <text:p>168</text:p>
          </table:table-cell>
          <table:table-cell table:formula="of:=SUM([.I182:.AMJ182])" office:value-type="float" office:value="7" calcext:value-type="float">
            <text:p>7</text:p>
          </table:table-cell>
          <table:table-cell office:value-type="string" calcext:value-type="string">
            <text:p>Mars War</text:p>
          </table:table-cell>
          <table:table-cell office:value-type="string" calcext:value-type="string">
            <text:p><text:a xlink:href="https://www.doomworld.com/idgames/levels/doom2/megawads/marsw301" xlink:type="simple">https://www.doomworld.com/idgames/levels/doom2/megawads/marsw301</text:a></text:p>
          </table:table-cell>
          <table:table-cell office:value-type="float" office:value="2009" calcext:value-type="float">
            <text:p>2009</text:p>
          </table:table-cell>
          <table:table-cell table:style-name="ce10" table:number-matrix-columns-spanned="1" table:number-matrix-rows-spanned="1" table:formula="of:=COM.MICROSOFT.TEXTJOIN(&quot;, &quot;; 1; IF(ISBLANK([.I182:.AMJ182]); &quot;&quot;; [.I$2:.AMJ$2] &amp; &quot;: &quot; &amp; [.I182:.AMJ182]))" office:value-type="string" office:string-value="Roofi: 5, Rince-wind: 2" calcext:value-type="string">
            <text:p>Roofi: 5, Rince-wind: 2</text:p>
          </table:table-cell>
          <table:table-cell table:style-name="ce11" table:formula="of:=SUMPRODUCT(NOT(ISBLANK([.I182:.AMJ182])))" office:value-type="float" office:value="2" calcext:value-type="float">
            <text:p>2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 table:number-columns-repeated="49"/>
          <table:table-cell office:value-type="float" office:value="2" calcext:value-type="float">
            <text:p>2</text:p>
          </table:table-cell>
          <table:table-cell table:number-columns-repeated="924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68" calcext:value-type="float">
            <text:p>168</text:p>
          </table:table-cell>
          <table:table-cell table:formula="of:=SUM([.I183:.AMJ183])" office:value-type="float" office:value="7" calcext:value-type="float">
            <text:p>7</text:p>
          </table:table-cell>
          <table:table-cell office:value-type="string" calcext:value-type="string">
            <text:p>Mock 2: The Speed of Stupid</text:p>
          </table:table-cell>
          <table:table-cell office:value-type="string" calcext:value-type="string">
            <text:p><text:a xlink:href="https://www.doomworld.com/idgames/levels/doom2/Ports/megawads/mock2" xlink:type="simple">https://www.doomworld.com/idgames/levels/doom2/Ports/megawads/mock2</text:a></text:p>
          </table:table-cell>
          <table:table-cell office:value-type="float" office:value="2003" calcext:value-type="float">
            <text:p>2003</text:p>
          </table:table-cell>
          <table:table-cell table:style-name="ce10" table:number-matrix-columns-spanned="1" table:number-matrix-rows-spanned="1" table:formula="of:=COM.MICROSOFT.TEXTJOIN(&quot;, &quot;; 1; IF(ISBLANK([.I183:.AMJ183]); &quot;&quot;; [.I$2:.AMJ$2] &amp; &quot;: &quot; &amp; [.I183:.AMJ183]))" office:value-type="string" office:string-value="AnonimVio: 7" calcext:value-type="string">
            <text:p>AnonimVio: 7</text:p>
          </table:table-cell>
          <table:table-cell table:style-name="ce11" table:formula="of:=SUMPRODUCT(NOT(ISBLANK([.I183:.AMJ183])))" office:value-type="float" office:value="1" calcext:value-type="float">
            <text:p>1</text:p>
          </table:table-cell>
          <table:table-cell table:number-columns-repeated="24"/>
          <table:table-cell office:value-type="float" office:value="7" calcext:value-type="float">
            <text:p>7</text:p>
          </table:table-cell>
          <table:table-cell table:number-columns-repeated="991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68" calcext:value-type="float">
            <text:p>168</text:p>
          </table:table-cell>
          <table:table-cell table:formula="of:=SUM([.I184:.AMJ184])" office:value-type="float" office:value="7" calcext:value-type="float">
            <text:p>7</text:p>
          </table:table-cell>
          <table:table-cell office:value-type="string" calcext:value-type="string">
            <text:p>No Chance</text:p>
          </table:table-cell>
          <table:table-cell office:value-type="string" calcext:value-type="string">
            <text:p><text:a xlink:href="https://www.doomworld.com/idgames/levels/doom2/m-o/nochance" xlink:type="simple">https://www.doomworld.com/idgames/levels/doom2/m-o/nochance</text:a></text:p>
          </table:table-cell>
          <table:table-cell office:value-type="float" office:value="2009" calcext:value-type="float">
            <text:p>2009</text:p>
          </table:table-cell>
          <table:table-cell table:style-name="ce10" table:number-matrix-columns-spanned="1" table:number-matrix-rows-spanned="1" table:formula="of:=COM.MICROSOFT.TEXTJOIN(&quot;, &quot;; 1; IF(ISBLANK([.I184:.AMJ184]); &quot;&quot;; [.I$2:.AMJ$2] &amp; &quot;: &quot; &amp; [.I184:.AMJ184]))" office:value-type="string" office:string-value="Roofi: 7" calcext:value-type="string">
            <text:p>Roofi: 7</text:p>
          </table:table-cell>
          <table:table-cell table:style-name="ce11" table:formula="of:=SUMPRODUCT(NOT(ISBLANK([.I184:.AMJ184])))" office:value-type="float" office:value="1" calcext:value-type="float">
            <text:p>1</text:p>
          </table:table-cell>
          <table:table-cell table:number-columns-repeated="41"/>
          <table:table-cell office:value-type="float" office:value="7" calcext:value-type="float">
            <text:p>7</text:p>
          </table:table-cell>
          <table:table-cell table:number-columns-repeated="974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68" calcext:value-type="float">
            <text:p>168</text:p>
          </table:table-cell>
          <table:table-cell table:formula="of:=SUM([.I185:.AMJ185])" office:value-type="float" office:value="7" calcext:value-type="float">
            <text:p>7</text:p>
          </table:table-cell>
          <table:table-cell office:value-type="string" calcext:value-type="string">
            <text:p>Odessa 1</text:p>
          </table:table-cell>
          <table:table-cell office:value-type="string" calcext:value-type="string">
            <text:p><text:a xlink:href="https://www.doomworld.com/idgames/levels/doom2/m-o/odessa_1" xlink:type="simple">https://www.doomworld.com/idgames/levels/doom2/m-o/odessa_1</text:a></text:p>
          </table:table-cell>
          <table:table-cell office:value-type="float" office:value="2014" calcext:value-type="float">
            <text:p>2014</text:p>
          </table:table-cell>
          <table:table-cell table:style-name="ce10" table:number-matrix-columns-spanned="1" table:number-matrix-rows-spanned="1" table:formula="of:=COM.MICROSOFT.TEXTJOIN(&quot;, &quot;; 1; IF(ISBLANK([.I185:.AMJ185]); &quot;&quot;; [.I$2:.AMJ$2] &amp; &quot;: &quot; &amp; [.I185:.AMJ185]))" office:value-type="string" office:string-value="7hm: 7" calcext:value-type="string">
            <text:p>7hm: 7</text:p>
          </table:table-cell>
          <table:table-cell table:style-name="ce11" table:formula="of:=SUMPRODUCT(NOT(ISBLANK([.I185:.AMJ185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3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68" calcext:value-type="float">
            <text:p>168</text:p>
          </table:table-cell>
          <table:table-cell table:formula="of:=SUM([.I186:.AMJ186])" office:value-type="float" office:value="7" calcext:value-type="float">
            <text:p>7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multiplayer-beta-on-page-3-4122020/" xlink:type="simple">https://www.doomworld.com/forum/topic/106058-paradise-v2-multiplayer-beta-on-page-3-4122020/</text:a></text:p>
          </table:table-cell>
          <table:table-cell office:value-type="float" office:value="2019" calcext:value-type="float">
            <text:p>2019</text:p>
          </table:table-cell>
          <table:table-cell table:style-name="ce10" table:number-matrix-columns-spanned="1" table:number-matrix-rows-spanned="1" table:formula="of:=COM.MICROSOFT.TEXTJOIN(&quot;, &quot;; 1; IF(ISBLANK([.I186:.AMJ186]); &quot;&quot;; [.I$2:.AMJ$2] &amp; &quot;: &quot; &amp; [.I186:.AMJ186]))" office:value-type="string" office:string-value="&lt;&lt;Rewind: 6, JuanchoES: 1" calcext:value-type="string">
            <text:p>&lt;&lt;Rewind: 6, JuanchoES: 1</text:p>
          </table:table-cell>
          <table:table-cell table:style-name="ce11" table:formula="of:=SUMPRODUCT(NOT(ISBLANK([.I186:.AMJ186])))" office:value-type="float" office:value="2" calcext:value-type="float">
            <text:p>2</text:p>
          </table:table-cell>
          <table:table-cell table:number-columns-repeated="12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86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68" calcext:value-type="float">
            <text:p>168</text:p>
          </table:table-cell>
          <table:table-cell table:formula="of:=SUM([.I187:.AMJ187])" office:value-type="float" office:value="7" calcext:value-type="float">
            <text:p>7</text:p>
          </table:table-cell>
          <table:table-cell office:value-type="string" calcext:value-type="string">
            <text:p>Plutonium Winds</text:p>
          </table:table-cell>
          <table:table-cell office:value-type="string" calcext:value-type="string">
            <text:p><text:a xlink:href="https://www.doomworld.com/idgames/levels/doom2/Ports/p-r/pwfinal" xlink:type="simple">https://www.doomworld.com/idgames/levels/doom2/Ports/p-r/pwfinal</text:a></text:p>
          </table:table-cell>
          <table:table-cell office:value-type="float" office:value="2014" calcext:value-type="float">
            <text:p>2014</text:p>
          </table:table-cell>
          <table:table-cell table:style-name="ce10" table:number-matrix-columns-spanned="1" table:number-matrix-rows-spanned="1" table:formula="of:=COM.MICROSOFT.TEXTJOIN(&quot;, &quot;; 1; IF(ISBLANK([.I187:.AMJ187]); &quot;&quot;; [.I$2:.AMJ$2] &amp; &quot;: &quot; &amp; [.I187:.AMJ187]))" office:value-type="string" office:string-value="Spectra: 7" calcext:value-type="string">
            <text:p>Spectra: 7</text:p>
          </table:table-cell>
          <table:table-cell table:style-name="ce11" table:formula="of:=SUMPRODUCT(NOT(ISBLANK([.I187:.AMJ187])))" office:value-type="float" office:value="1" calcext:value-type="float">
            <text:p>1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68" calcext:value-type="float">
            <text:p>168</text:p>
          </table:table-cell>
          <table:table-cell table:formula="of:=SUM([.I188:.AMJ188])" office:value-type="float" office:value="7" calcext:value-type="float">
            <text:p>7</text:p>
          </table:table-cell>
          <table:table-cell office:value-type="string" calcext:value-type="string">
            <text:p>Shadows of Chronos</text:p>
          </table:table-cell>
          <table:table-cell office:value-type="string" calcext:value-type="string">
            <text:p><text:a xlink:href="https://www.doomworld.com/idgames/levels/hexen/j-l/kaiser_28" xlink:type="simple">https://www.doomworld.com/idgames/levels/hexen/j-l/kaiser_28</text:a></text:p>
          </table:table-cell>
          <table:table-cell office:value-type="float" office:value="2014" calcext:value-type="float">
            <text:p>2014</text:p>
          </table:table-cell>
          <table:table-cell table:style-name="ce10" table:number-matrix-columns-spanned="1" table:number-matrix-rows-spanned="1" table:formula="of:=COM.MICROSOFT.TEXTJOIN(&quot;, &quot;; 1; IF(ISBLANK([.I188:.AMJ188]); &quot;&quot;; [.I$2:.AMJ$2] &amp; &quot;: &quot; &amp; [.I188:.AMJ188]))" office:value-type="string" office:string-value="Grain of Salt: 7" calcext:value-type="string">
            <text:p>Grain of Salt: 7</text:p>
          </table:table-cell>
          <table:table-cell table:style-name="ce11" table:formula="of:=SUMPRODUCT(NOT(ISBLANK([.I188:.AMJ188])))" office:value-type="float" office:value="1" calcext:value-type="float">
            <text:p>1</text:p>
          </table:table-cell>
          <table:table-cell table:number-columns-repeated="61"/>
          <table:table-cell office:value-type="float" office:value="7" calcext:value-type="float">
            <text:p>7</text:p>
          </table:table-cell>
          <table:table-cell table:number-columns-repeated="954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68" calcext:value-type="float">
            <text:p>168</text:p>
          </table:table-cell>
          <table:table-cell table:formula="of:=SUM([.I189:.AMJ189])" office:value-type="float" office:value="7" calcext:value-type="float">
            <text:p>7</text:p>
          </table:table-cell>
          <table:table-cell office:value-type="string" calcext:value-type="string">
            <text:p>Somewhere in Time</text:p>
          </table:table-cell>
          <table:table-cell office:value-type="string" calcext:value-type="string">
            <text:p><text:a xlink:href="https://www.doomworld.com/idgames/levels/doom2/Ports/megawads/intime" xlink:type="simple">https://www.doomworld.com/idgames/levels/doom2/Ports/megawads/intime</text:a></text:p>
          </table:table-cell>
          <table:table-cell office:value-type="float" office:value="2016" calcext:value-type="float">
            <text:p>2016</text:p>
          </table:table-cell>
          <table:table-cell table:style-name="ce10" table:number-matrix-columns-spanned="1" table:number-matrix-rows-spanned="1" table:formula="of:=COM.MICROSOFT.TEXTJOIN(&quot;, &quot;; 1; IF(ISBLANK([.I189:.AMJ189]); &quot;&quot;; [.I$2:.AMJ$2] &amp; &quot;: &quot; &amp; [.I189:.AMJ189]))" office:value-type="string" office:string-value="STILES: 3, smeghammer: 4" calcext:value-type="string">
            <text:p>STILES: 3, smeghammer: 4</text:p>
          </table:table-cell>
          <table:table-cell table:style-name="ce11" table:formula="of:=SUMPRODUCT(NOT(ISBLANK([.I189:.AMJ189])))" office:value-type="float" office:value="2" calcext:value-type="float">
            <text:p>2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4" calcext:value-type="float">
            <text:p>4</text:p>
          </table:table-cell>
          <table:table-cell table:number-columns-repeated="897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68" calcext:value-type="float">
            <text:p>168</text:p>
          </table:table-cell>
          <table:table-cell table:formula="of:=SUM([.I190:.AMJ190])" office:value-type="float" office:value="7" calcext:value-type="float">
            <text:p>7</text:p>
          </table:table-cell>
          <table:table-cell office:value-type="string" calcext:value-type="string">
            <text:p>The Classic Episode</text:p>
          </table:table-cell>
          <table:table-cell office:value-type="string" calcext:value-type="string">
            <text:p><text:a xlink:href="https://www.doomworld.com/idgames/levels/doom/a-c/class_ep" xlink:type="simple">https://www.doomworld.com/idgames/levels/doom/a-c/class_ep</text:a></text:p>
          </table:table-cell>
          <table:table-cell office:value-type="float" office:value="2002" calcext:value-type="float">
            <text:p>2002</text:p>
          </table:table-cell>
          <table:table-cell table:style-name="ce10" table:number-matrix-columns-spanned="1" table:number-matrix-rows-spanned="1" table:formula="of:=COM.MICROSOFT.TEXTJOIN(&quot;, &quot;; 1; IF(ISBLANK([.I190:.AMJ190]); &quot;&quot;; [.I$2:.AMJ$2] &amp; &quot;: &quot; &amp; [.I190:.AMJ190]))" office:value-type="string" office:string-value="pcorf: 5, purist: 2" calcext:value-type="string">
            <text:p>pcorf: 5, purist: 2</text:p>
          </table:table-cell>
          <table:table-cell table:style-name="ce11" table:formula="of:=SUMPRODUCT(NOT(ISBLANK([.I190:.AMJ190])))" office:value-type="float" office:value="2" calcext:value-type="float">
            <text:p>2</text:p>
          </table:table-cell>
          <table:table-cell table:number-columns-repeated="8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68" calcext:value-type="float">
            <text:p>168</text:p>
          </table:table-cell>
          <table:table-cell table:formula="of:=SUM([.I191:.AMJ191])" office:value-type="float" office:value="7" calcext:value-type="float">
            <text:p>7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<text:a xlink:href="https://forum.zdoom.org/viewtopic.php?f=42&amp;t=55741" xlink:type="simple">https://forum.zdoom.org/viewtopic.php?f=42&amp;t=55741</text:a></text:p>
          </table:table-cell>
          <table:table-cell office:value-type="float" office:value="2017" calcext:value-type="float">
            <text:p>2017</text:p>
          </table:table-cell>
          <table:table-cell table:style-name="ce10" table:number-matrix-columns-spanned="1" table:number-matrix-rows-spanned="1" table:formula="of:=COM.MICROSOFT.TEXTJOIN(&quot;, &quot;; 1; IF(ISBLANK([.I191:.AMJ191]); &quot;&quot;; [.I$2:.AMJ$2] &amp; &quot;: &quot; &amp; [.I191:.AMJ191]))" office:value-type="string" office:string-value="Phobus: 7" calcext:value-type="string">
            <text:p>Phobus: 7</text:p>
          </table:table-cell>
          <table:table-cell table:style-name="ce11" table:formula="of:=SUMPRODUCT(NOT(ISBLANK([.I191:.AMJ191])))" office:value-type="float" office:value="1" calcext:value-type="float">
            <text:p>1</text:p>
          </table:table-cell>
          <table:table-cell table:number-columns-repeated="39"/>
          <table:table-cell office:value-type="float" office:value="7" calcext:value-type="float">
            <text:p>7</text:p>
          </table:table-cell>
          <table:table-cell table:number-columns-repeated="976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89" calcext:value-type="float">
            <text:p>189</text:p>
          </table:table-cell>
          <table:table-cell table:formula="of:=SUM([.I192:.AMJ192])" office:value-type="float" office:value="6" calcext:value-type="float">
            <text:p>6</text:p>
          </table:table-cell>
          <table:table-cell office:value-type="string" calcext:value-type="string">
            <text:p><text:s/>Frozen Time</text:p>
          </table:table-cell>
          <table:table-cell office:value-type="string" calcext:value-type="string">
            <text:p><text:a xlink:href="https://www.doomworld.com/idgames/levels/doom2/Ports/d-f/frozent" xlink:type="simple">https://www.doomworld.com/idgames/levels/doom2/Ports/d-f/frozent</text:a></text:p>
          </table:table-cell>
          <table:table-cell office:value-type="float" office:value="2012" calcext:value-type="float">
            <text:p>2012</text:p>
          </table:table-cell>
          <table:table-cell table:style-name="ce10" table:number-matrix-columns-spanned="1" table:number-matrix-rows-spanned="1" table:formula="of:=COM.MICROSOFT.TEXTJOIN(&quot;, &quot;; 1; IF(ISBLANK([.I192:.AMJ192]); &quot;&quot;; [.I$2:.AMJ$2] &amp; &quot;: &quot; &amp; [.I192:.AMJ192]))" office:value-type="string" office:string-value="Budoka: 6" calcext:value-type="string">
            <text:p>Budoka: 6</text:p>
          </table:table-cell>
          <table:table-cell table:style-name="ce11" table:formula="of:=SUMPRODUCT(NOT(ISBLANK([.I192:.AMJ192])))" office:value-type="float" office:value="1" calcext:value-type="float">
            <text:p>1</text:p>
          </table:table-cell>
          <table:table-cell table:number-columns-repeated="75"/>
          <table:table-cell office:value-type="float" office:value="6" calcext:value-type="float">
            <text:p>6</text:p>
          </table:table-cell>
          <table:table-cell table:number-columns-repeated="940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89" calcext:value-type="float">
            <text:p>189</text:p>
          </table:table-cell>
          <table:table-cell table:formula="of:=SUM([.I193:.AMJ193])" office:value-type="float" office:value="6" calcext:value-type="float">
            <text:p>6</text:p>
          </table:table-cell>
          <table:table-cell office:value-type="string" calcext:value-type="string">
            <text:p>20 Monsters Community Project</text:p>
          </table:table-cell>
          <table:table-cell office:value-type="string" calcext:value-type="string">
            <text:p><text:a xlink:href="https://www.doomworld.com/forum/topic/92542-20-monsters-community-project-released/" xlink:type="simple">https://www.doomworld.com/forum/topic/92542-20-monsters-community-project-released/</text:a></text:p>
          </table:table-cell>
          <table:table-cell office:value-type="float" office:value="2017" calcext:value-type="float">
            <text:p>2017</text:p>
          </table:table-cell>
          <table:table-cell table:style-name="ce10" table:number-matrix-columns-spanned="1" table:number-matrix-rows-spanned="1" table:formula="of:=COM.MICROSOFT.TEXTJOIN(&quot;, &quot;; 1; IF(ISBLANK([.I193:.AMJ193]); &quot;&quot;; [.I$2:.AMJ$2] &amp; &quot;: &quot; &amp; [.I193:.AMJ193]))" office:value-type="string" office:string-value="Voltcom9: 6" calcext:value-type="string">
            <text:p>Voltcom9: 6</text:p>
          </table:table-cell>
          <table:table-cell table:style-name="ce11" table:formula="of:=SUMPRODUCT(NOT(ISBLANK([.I193:.AMJ193])))" office:value-type="float" office:value="1" calcext:value-type="float">
            <text:p>1</text:p>
          </table:table-cell>
          <table:table-cell table:number-columns-repeated="22"/>
          <table:table-cell office:value-type="float" office:value="6" calcext:value-type="float">
            <text:p>6</text:p>
          </table:table-cell>
          <table:table-cell table:number-columns-repeated="993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89" calcext:value-type="float">
            <text:p>189</text:p>
          </table:table-cell>
          <table:table-cell table:formula="of:=SUM([.I194:.AMJ194])" office:value-type="float" office:value="6" calcext:value-type="float">
            <text:p>6</text:p>
          </table:table-cell>
          <table:table-cell office:value-type="string" calcext:value-type="string">
            <text:p>Assault on Tei Tenga</text:p>
          </table:table-cell>
          <table:table-cell office:value-type="string" calcext:value-type="string">
            <text:p><text:a xlink:href="https://www.doomworld.com/idgames/levels/doom2/Ports/s-u/teitenga" xlink:type="simple">https://www.doomworld.com/idgames/levels/doom2/Ports/s-u/teitenga</text:a></text:p>
          </table:table-cell>
          <table:table-cell office:value-type="float" office:value="2000" calcext:value-type="float">
            <text:p>2000</text:p>
          </table:table-cell>
          <table:table-cell table:style-name="ce10" table:number-matrix-columns-spanned="1" table:number-matrix-rows-spanned="1" table:formula="of:=COM.MICROSOFT.TEXTJOIN(&quot;, &quot;; 1; IF(ISBLANK([.I194:.AMJ194]); &quot;&quot;; [.I$2:.AMJ$2] &amp; &quot;: &quot; &amp; [.I194:.AMJ194]))" office:value-type="string" office:string-value="Ralphis: 6" calcext:value-type="string">
            <text:p>Ralphis: 6</text:p>
          </table:table-cell>
          <table:table-cell table:style-name="ce11" table:formula="of:=SUMPRODUCT(NOT(ISBLANK([.I194:.AMJ194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89" calcext:value-type="float">
            <text:p>189</text:p>
          </table:table-cell>
          <table:table-cell table:formula="of:=SUM([.I195:.AMJ195])" office:value-type="float" office:value="6" calcext:value-type="float">
            <text:p>6</text:p>
          </table:table-cell>
          <table:table-cell office:value-type="string" calcext:value-type="string">
            <text:p>Castle of the Damned</text:p>
          </table:table-cell>
          <table:table-cell office:value-type="string" calcext:value-type="string">
            <text:p><text:a xlink:href="https://www.doomworld.com/idgames/levels/doom2/a-c/castleof" xlink:type="simple">https://www.doomworld.com/idgames/levels/doom2/a-c/castleof</text:a></text:p>
          </table:table-cell>
          <table:table-cell office:value-type="float" office:value="1996" calcext:value-type="float">
            <text:p>1996</text:p>
          </table:table-cell>
          <table:table-cell table:style-name="ce10" table:number-matrix-columns-spanned="1" table:number-matrix-rows-spanned="1" table:formula="of:=COM.MICROSOFT.TEXTJOIN(&quot;, &quot;; 1; IF(ISBLANK([.I195:.AMJ195]); &quot;&quot;; [.I$2:.AMJ$2] &amp; &quot;: &quot; &amp; [.I195:.AMJ195]))" office:value-type="string" office:string-value="bzzrak: 6" calcext:value-type="string">
            <text:p>bzzrak: 6</text:p>
          </table:table-cell>
          <table:table-cell table:style-name="ce11" table:formula="of:=SUMPRODUCT(NOT(ISBLANK([.I195:.AMJ195])))" office:value-type="float" office:value="1" calcext:value-type="float">
            <text:p>1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09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89" calcext:value-type="float">
            <text:p>189</text:p>
          </table:table-cell>
          <table:table-cell table:formula="of:=SUM([.I196:.AMJ196])" office:value-type="float" office:value="6" calcext:value-type="float">
            <text:p>6</text:p>
          </table:table-cell>
          <table:table-cell office:value-type="string" calcext:value-type="string">
            <text:p>Dark Universe</text:p>
          </table:table-cell>
          <table:table-cell office:value-type="string" calcext:value-type="string">
            <text:p><text:a xlink:href="https://www.doomworld.com/forum/topic/98296-dark-universe-wad-released/" xlink:type="simple">https://www.doomworld.com/forum/topic/98296-dark-universe-wad-released/</text:a></text:p>
          </table:table-cell>
          <table:table-cell office:value-type="float" office:value="2017" calcext:value-type="float">
            <text:p>2017</text:p>
          </table:table-cell>
          <table:table-cell table:style-name="ce10" table:number-matrix-columns-spanned="1" table:number-matrix-rows-spanned="1" table:formula="of:=COM.MICROSOFT.TEXTJOIN(&quot;, &quot;; 1; IF(ISBLANK([.I196:.AMJ196]); &quot;&quot;; [.I$2:.AMJ$2] &amp; &quot;: &quot; &amp; [.I196:.AMJ196]))" office:value-type="string" office:string-value="&lt;&lt;Rewind: 6" calcext:value-type="string">
            <text:p>&lt;&lt;Rewind: 6</text:p>
          </table:table-cell>
          <table:table-cell table:style-name="ce11" table:formula="of:=SUMPRODUCT(NOT(ISBLANK([.I196:.AMJ196])))" office:value-type="float" office:value="1" calcext:value-type="float">
            <text:p>1</text:p>
          </table:table-cell>
          <table:table-cell table:number-columns-repeated="122"/>
          <table:table-cell office:value-type="float" office:value="6" calcext:value-type="float">
            <text:p>6</text:p>
          </table:table-cell>
          <table:table-cell table:number-columns-repeated="893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89" calcext:value-type="float">
            <text:p>189</text:p>
          </table:table-cell>
          <table:table-cell table:formula="of:=SUM([.I197:.AMJ197])" office:value-type="float" office:value="6" calcext:value-type="float">
            <text:p>6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<text:a xlink:href="https://www.doomworld.com/idgames/levels/doom2/Ports/d-f/de-pkg" xlink:type="simple">https://www.doomworld.com/idgames/levels/doom2/Ports/d-f/de-pkg</text:a></text:p>
          </table:table-cell>
          <table:table-cell office:value-type="float" office:value="2006" calcext:value-type="float">
            <text:p>2006</text:p>
          </table:table-cell>
          <table:table-cell table:style-name="ce10" table:number-matrix-columns-spanned="1" table:number-matrix-rows-spanned="1" table:formula="of:=COM.MICROSOFT.TEXTJOIN(&quot;, &quot;; 1; IF(ISBLANK([.I197:.AMJ197]); &quot;&quot;; [.I$2:.AMJ$2] &amp; &quot;: &quot; &amp; [.I197:.AMJ197]))" office:value-type="string" office:string-value="Soundblock: 1, Lazorinc: 1, tchkb: 4" calcext:value-type="string">
            <text:p>Soundblock: 1, Lazorinc: 1, tchkb: 4</text:p>
          </table:table-cell>
          <table:table-cell table:style-name="ce11" table:formula="of:=SUMPRODUCT(NOT(ISBLANK([.I197:.AMJ197])))" office:value-type="float" office:value="3" calcext:value-type="float">
            <text:p>3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46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89" calcext:value-type="float">
            <text:p>189</text:p>
          </table:table-cell>
          <table:table-cell table:formula="of:=SUM([.I198:.AMJ198])" office:value-type="float" office:value="6" calcext:value-type="float">
            <text:p>6</text:p>
          </table:table-cell>
          <table:table-cell office:value-type="string" calcext:value-type="string">
            <text:p>Double Impact</text:p>
          </table:table-cell>
          <table:table-cell office:value-type="string" calcext:value-type="string">
            <text:p><text:a xlink:href="https://www.doomworld.com/idgames/levels/doom/Ports/d-f/dbimpact" xlink:type="simple">https://www.doomworld.com/idgames/levels/doom/Ports/d-f/dbimpact</text:a></text:p>
          </table:table-cell>
          <table:table-cell office:value-type="float" office:value="2011" calcext:value-type="float">
            <text:p>2011</text:p>
          </table:table-cell>
          <table:table-cell table:style-name="ce10" table:number-matrix-columns-spanned="1" table:number-matrix-rows-spanned="1" table:formula="of:=COM.MICROSOFT.TEXTJOIN(&quot;, &quot;; 1; IF(ISBLANK([.I198:.AMJ198]); &quot;&quot;; [.I$2:.AMJ$2] &amp; &quot;: &quot; &amp; [.I198:.AMJ198]))" office:value-type="string" office:string-value="Ralphis: 6" calcext:value-type="string">
            <text:p>Ralphis: 6</text:p>
          </table:table-cell>
          <table:table-cell table:style-name="ce11" table:formula="of:=SUMPRODUCT(NOT(ISBLANK([.I198:.AMJ198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89" calcext:value-type="float">
            <text:p>189</text:p>
          </table:table-cell>
          <table:table-cell table:formula="of:=SUM([.I199:.AMJ199])" office:value-type="float" office:value="6" calcext:value-type="float">
            <text:p>6</text:p>
          </table:table-cell>
          <table:table-cell office:value-type="string" calcext:value-type="string">
            <text:p>Echelon</text:p>
          </table:table-cell>
          <table:table-cell office:value-type="string" calcext:value-type="string">
            <text:p><text:a xlink:href="https://www.doomworld.com/idgames/levels/doom2/Ports/megawads/echelon" xlink:type="simple">https://www.doomworld.com/idgames/levels/doom2/Ports/megawads/echelon</text:a></text:p>
          </table:table-cell>
          <table:table-cell office:value-type="float" office:value="2016" calcext:value-type="float">
            <text:p>2016</text:p>
          </table:table-cell>
          <table:table-cell table:style-name="ce10" table:number-matrix-columns-spanned="1" table:number-matrix-rows-spanned="1" table:formula="of:=COM.MICROSOFT.TEXTJOIN(&quot;, &quot;; 1; IF(ISBLANK([.I199:.AMJ199]); &quot;&quot;; [.I$2:.AMJ$2] &amp; &quot;: &quot; &amp; [.I199:.AMJ199]))" office:value-type="string" office:string-value="Sky: 1, bzzrak: 5" calcext:value-type="string">
            <text:p>Sky: 1, bzzrak: 5</text:p>
          </table:table-cell>
          <table:table-cell table:style-name="ce11" table:formula="of:=SUMPRODUCT(NOT(ISBLANK([.I199:.AMJ199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89" calcext:value-type="float">
            <text:p>189</text:p>
          </table:table-cell>
          <table:table-cell table:formula="of:=SUM([.I200:.AMJ200])" office:value-type="float" office:value="6" calcext:value-type="float">
            <text:p>6</text:p>
          </table:table-cell>
          <table:table-cell office:value-type="string" calcext:value-type="string">
            <text:p>Elf Gets Pissed</text:p>
          </table:table-cell>
          <table:table-cell office:value-type="string" calcext:value-type="string">
            <text:p><text:a xlink:href="https://www.doomworld.com/idgames/levels/heretic/Ports/elfgp" xlink:type="simple">https://www.doomworld.com/idgames/levels/heretic/Ports/elfgp</text:a></text:p>
          </table:table-cell>
          <table:table-cell office:value-type="float" office:value="2016" calcext:value-type="float">
            <text:p>2016</text:p>
          </table:table-cell>
          <table:table-cell table:style-name="ce10" table:number-matrix-columns-spanned="1" table:number-matrix-rows-spanned="1" table:formula="of:=COM.MICROSOFT.TEXTJOIN(&quot;, &quot;; 1; IF(ISBLANK([.I200:.AMJ200]); &quot;&quot;; [.I$2:.AMJ$2] &amp; &quot;: &quot; &amp; [.I200:.AMJ200]))" office:value-type="string" office:string-value="Ralphis: 6" calcext:value-type="string">
            <text:p>Ralphis: 6</text:p>
          </table:table-cell>
          <table:table-cell table:style-name="ce11" table:formula="of:=SUMPRODUCT(NOT(ISBLANK([.I200:.AMJ200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89" calcext:value-type="float">
            <text:p>189</text:p>
          </table:table-cell>
          <table:table-cell table:formula="of:=SUM([.I201:.AMJ201])" office:value-type="float" office:value="6" calcext:value-type="float">
            <text:p>6</text:p>
          </table:table-cell>
          <table:table-cell office:value-type="string" calcext:value-type="string">
            <text:p>End Game</text:p>
          </table:table-cell>
          <table:table-cell office:value-type="string" calcext:value-type="string">
            <text:p><text:a xlink:href="https://www.doomworld.com/idgames/levels/doom2/d-f/endgame" xlink:type="simple">https://www.doomworld.com/idgames/levels/doom2/d-f/endgame</text:a></text:p>
          </table:table-cell>
          <table:table-cell office:value-type="float" office:value="2004" calcext:value-type="float">
            <text:p>2004</text:p>
          </table:table-cell>
          <table:table-cell table:style-name="ce10" table:number-matrix-columns-spanned="1" table:number-matrix-rows-spanned="1" table:formula="of:=COM.MICROSOFT.TEXTJOIN(&quot;, &quot;; 1; IF(ISBLANK([.I201:.AMJ201]); &quot;&quot;; [.I$2:.AMJ$2] &amp; &quot;: &quot; &amp; [.I201:.AMJ201]))" office:value-type="string" office:string-value="pcorf: 6" calcext:value-type="string">
            <text:p>pcorf: 6</text:p>
          </table:table-cell>
          <table:table-cell table:style-name="ce11" table:formula="of:=SUMPRODUCT(NOT(ISBLANK([.I201:.AMJ201])))" office:value-type="float" office:value="1" calcext:value-type="float">
            <text:p>1</text:p>
          </table:table-cell>
          <table:table-cell table:number-columns-repeated="85"/>
          <table:table-cell office:value-type="float" office:value="6" calcext:value-type="float">
            <text:p>6</text:p>
          </table:table-cell>
          <table:table-cell table:number-columns-repeated="930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89" calcext:value-type="float">
            <text:p>189</text:p>
          </table:table-cell>
          <table:table-cell table:formula="of:=SUM([.I202:.AMJ202])" office:value-type="float" office:value="6" calcext:value-type="float">
            <text:p>6</text:p>
          </table:table-cell>
          <table:table-cell office:value-type="string" calcext:value-type="string">
            <text:p>Fava Beans</text:p>
          </table:table-cell>
          <table:table-cell office:value-type="string" calcext:value-type="string">
            <text:p><text:a xlink:href="https://www.doomworld.com/idgames/levels/doom/0-9/01fava" xlink:type="simple">https://www.doomworld.com/idgames/levels/doom/0-9/01fava</text:a></text:p>
          </table:table-cell>
          <table:table-cell office:value-type="float" office:value="1995" calcext:value-type="float">
            <text:p>1995</text:p>
          </table:table-cell>
          <table:table-cell table:style-name="ce10" table:number-matrix-columns-spanned="1" table:number-matrix-rows-spanned="1" table:formula="of:=COM.MICROSOFT.TEXTJOIN(&quot;, &quot;; 1; IF(ISBLANK([.I202:.AMJ202]); &quot;&quot;; [.I$2:.AMJ$2] &amp; &quot;: &quot; &amp; [.I202:.AMJ202]))" office:value-type="string" office:string-value="Philnemba: 2, NaZa: 4" calcext:value-type="string">
            <text:p>Philnemba: 2, NaZa: 4</text:p>
          </table:table-cell>
          <table:table-cell table:style-name="ce11" table:formula="of:=SUMPRODUCT(NOT(ISBLANK([.I202:.AMJ202])))" office:value-type="float" office:value="2" calcext:value-type="float">
            <text:p>2</text:p>
          </table:table-cell>
          <table:table-cell table:number-columns-repeated="5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52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89" calcext:value-type="float">
            <text:p>189</text:p>
          </table:table-cell>
          <table:table-cell table:formula="of:=SUM([.I203:.AMJ203])" office:value-type="float" office:value="6" calcext:value-type="float">
            <text:p>6</text:p>
          </table:table-cell>
          <table:table-cell office:value-type="string" calcext:value-type="string">
            <text:p>Five Rooms of Doom</text:p>
          </table:table-cell>
          <table:table-cell office:value-type="string" calcext:value-type="string">
            <text:p><text:a xlink:href="https://www.doomworld.com/idgames/levels/doom2/Ports/megawads/5room" xlink:type="simple">https://www.doomworld.com/idgames/levels/doom2/Ports/megawads/5room</text:a></text:p>
          </table:table-cell>
          <table:table-cell office:value-type="float" office:value="2015" calcext:value-type="float">
            <text:p>2015</text:p>
          </table:table-cell>
          <table:table-cell table:style-name="ce10" table:number-matrix-columns-spanned="1" table:number-matrix-rows-spanned="1" table:formula="of:=COM.MICROSOFT.TEXTJOIN(&quot;, &quot;; 1; IF(ISBLANK([.I203:.AMJ203]); &quot;&quot;; [.I$2:.AMJ$2] &amp; &quot;: &quot; &amp; [.I203:.AMJ203]))" office:value-type="string" office:string-value="HyperLuke: 6" calcext:value-type="string">
            <text:p>HyperLuke: 6</text:p>
          </table:table-cell>
          <table:table-cell table:style-name="ce11" table:formula="of:=SUMPRODUCT(NOT(ISBLANK([.I203:.AMJ203])))"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89" calcext:value-type="float">
            <text:p>189</text:p>
          </table:table-cell>
          <table:table-cell table:formula="of:=SUM([.I204:.AMJ204])" office:value-type="float" office:value="6" calcext:value-type="float">
            <text:p>6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<text:a xlink:href="https://www.doomworld.com/idgames/levels/doom2/deathmatch/j-l/judas23" xlink:type="simple">https://www.doomworld.com/idgames/levels/doom2/deathmatch/j-l/judas23</text:a></text:p>
          </table:table-cell>
          <table:table-cell office:value-type="float" office:value="1996" calcext:value-type="float">
            <text:p>1996</text:p>
          </table:table-cell>
          <table:table-cell table:style-name="ce10" table:number-matrix-columns-spanned="1" table:number-matrix-rows-spanned="1" table:formula="of:=COM.MICROSOFT.TEXTJOIN(&quot;, &quot;; 1; IF(ISBLANK([.I204:.AMJ204]); &quot;&quot;; [.I$2:.AMJ$2] &amp; &quot;: &quot; &amp; [.I204:.AMJ204]))" office:value-type="string" office:string-value="antares031: 6" calcext:value-type="string">
            <text:p>antares031: 6</text:p>
          </table:table-cell>
          <table:table-cell table:style-name="ce11" table:formula="of:=SUMPRODUCT(NOT(ISBLANK([.I204:.AMJ204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89" calcext:value-type="float">
            <text:p>189</text:p>
          </table:table-cell>
          <table:table-cell table:formula="of:=SUM([.I205:.AMJ205])" office:value-type="float" office:value="6" calcext:value-type="float">
            <text:p>6</text:p>
          </table:table-cell>
          <table:table-cell office:value-type="string" calcext:value-type="string">
            <text:p>NeoDoom</text:p>
          </table:table-cell>
          <table:table-cell office:value-type="string" calcext:value-type="string">
            <text:p><text:a xlink:href="https://www.doomworld.com/idgames/levels/doom2/Ports/m-o/neodoom" xlink:type="simple">https://www.doomworld.com/idgames/levels/doom2/Ports/m-o/neodoom</text:a></text:p>
          </table:table-cell>
          <table:table-cell office:value-type="float" office:value="2006" calcext:value-type="float">
            <text:p>2006</text:p>
          </table:table-cell>
          <table:table-cell table:style-name="ce10" table:number-matrix-columns-spanned="1" table:number-matrix-rows-spanned="1" table:formula="of:=COM.MICROSOFT.TEXTJOIN(&quot;, &quot;; 1; IF(ISBLANK([.I205:.AMJ205]); &quot;&quot;; [.I$2:.AMJ$2] &amp; &quot;: &quot; &amp; [.I205:.AMJ205]))" office:value-type="string" office:string-value="OniriA: 6" calcext:value-type="string">
            <text:p>OniriA: 6</text:p>
          </table:table-cell>
          <table:table-cell table:style-name="ce11" table:formula="of:=SUMPRODUCT(NOT(ISBLANK([.I205:.AMJ205])))" office:value-type="float" office:value="1" calcext:value-type="float">
            <text:p>1</text:p>
          </table:table-cell>
          <table:table-cell table:number-columns-repeated="104"/>
          <table:table-cell office:value-type="float" office:value="6" calcext:value-type="float">
            <text:p>6</text:p>
          </table:table-cell>
          <table:table-cell table:number-columns-repeated="911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89" calcext:value-type="float">
            <text:p>189</text:p>
          </table:table-cell>
          <table:table-cell table:formula="of:=SUM([.I206:.AMJ206])" office:value-type="float" office:value="6" calcext:value-type="float">
            <text:p>6</text:p>
          </table:table-cell>
          <table:table-cell office:value-type="string" calcext:value-type="string">
            <text:p>Nuke Mine (Come Get Some)</text:p>
          </table:table-cell>
          <table:table-cell office:value-type="string" calcext:value-type="string">
            <text:p><text:a xlink:href="https://www.doomworld.com/idgames/levels/doom/m-o/nukemine" xlink:type="simple">https://www.doomworld.com/idgames/levels/doom/m-o/nukemine</text:a></text:p>
          </table:table-cell>
          <table:table-cell office:value-type="float" office:value="1994" calcext:value-type="float">
            <text:p>1994</text:p>
          </table:table-cell>
          <table:table-cell table:style-name="ce10" table:number-matrix-columns-spanned="1" table:number-matrix-rows-spanned="1" table:formula="of:=COM.MICROSOFT.TEXTJOIN(&quot;, &quot;; 1; IF(ISBLANK([.I206:.AMJ206]); &quot;&quot;; [.I$2:.AMJ$2] &amp; &quot;: &quot; &amp; [.I206:.AMJ206]))" office:value-type="string" office:string-value="Soundblock: 6" calcext:value-type="string">
            <text:p>Soundblock: 6</text:p>
          </table:table-cell>
          <table:table-cell table:style-name="ce11" table:formula="of:=SUMPRODUCT(NOT(ISBLANK([.I206:.AMJ206])))" office:value-type="float" office:value="1" calcext:value-type="float">
            <text:p>1</text:p>
          </table:table-cell>
          <table:table-cell table:number-columns-repeated="51"/>
          <table:table-cell office:value-type="float" office:value="6" calcext:value-type="float">
            <text:p>6</text:p>
          </table:table-cell>
          <table:table-cell table:number-columns-repeated="964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89" calcext:value-type="float">
            <text:p>189</text:p>
          </table:table-cell>
          <table:table-cell table:formula="of:=SUM([.I207:.AMJ207])" office:value-type="float" office:value="6" calcext:value-type="float">
            <text:p>6</text:p>
          </table:table-cell>
          <table:table-cell office:value-type="string" calcext:value-type="string">
            <text:p>Phmlspd</text:p>
          </table:table-cell>
          <table:table-cell office:value-type="string" calcext:value-type="string">
            <text:p><text:a xlink:href="https://www.doomworld.com/forum/topic/49008-phmlspd-boom-maps-for-people-who-like-shooting-monsters/" xlink:type="simple">https://www.doomworld.com/forum/topic/49008-phmlspd-boom-maps-for-people-who-like-shooting-monsters/</text:a></text:p>
          </table:table-cell>
          <table:table-cell office:value-type="float" office:value="2010" calcext:value-type="float">
            <text:p>2010</text:p>
          </table:table-cell>
          <table:table-cell table:style-name="ce10" table:number-matrix-columns-spanned="1" table:number-matrix-rows-spanned="1" table:formula="of:=COM.MICROSOFT.TEXTJOIN(&quot;, &quot;; 1; IF(ISBLANK([.I207:.AMJ207]); &quot;&quot;; [.I$2:.AMJ$2] &amp; &quot;: &quot; &amp; [.I207:.AMJ207]))" office:value-type="string" office:string-value="maxmanium: 6" calcext:value-type="string">
            <text:p>maxmanium: 6</text:p>
          </table:table-cell>
          <table:table-cell table:style-name="ce11" table:formula="of:=SUMPRODUCT(NOT(ISBLANK([.I207:.AMJ207])))" office:value-type="float" office:value="1" calcext:value-type="float">
            <text:p>1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22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89" calcext:value-type="float">
            <text:p>189</text:p>
          </table:table-cell>
          <table:table-cell table:formula="of:=SUM([.I208:.AMJ208])" office:value-type="float" office:value="6" calcext:value-type="float">
            <text:p>6</text:p>
          </table:table-cell>
          <table:table-cell office:value-type="string" calcext:value-type="string">
            <text:p>SSL2</text:p>
          </table:table-cell>
          <table:table-cell office:value-type="string" calcext:value-type="string">
            <text:p><text:a xlink:href="http://www.wad-archive.com/wad/e5d863c72e1f5de577a3ae57745c107e" xlink:type="simple">http://www.wad-archive.com/wad/e5d863c72e1f5de577a3ae57745c107e</text:a></text:p>
          </table:table-cell>
          <table:table-cell office:value-type="string" calcext:value-type="string">
            <text:p>?</text:p>
          </table:table-cell>
          <table:table-cell table:style-name="ce10" table:number-matrix-columns-spanned="1" table:number-matrix-rows-spanned="1" table:formula="of:=COM.MICROSOFT.TEXTJOIN(&quot;, &quot;; 1; IF(ISBLANK([.I208:.AMJ208]); &quot;&quot;; [.I$2:.AMJ$2] &amp; &quot;: &quot; &amp; [.I208:.AMJ208]))" office:value-type="string" office:string-value="antares031: 6" calcext:value-type="string">
            <text:p>antares031: 6</text:p>
          </table:table-cell>
          <table:table-cell table:style-name="ce11" table:formula="of:=SUMPRODUCT(NOT(ISBLANK([.I208:.AMJ208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89" calcext:value-type="float">
            <text:p>189</text:p>
          </table:table-cell>
          <table:table-cell table:formula="of:=SUM([.I209:.AMJ209])" office:value-type="float" office:value="6" calcext:value-type="float">
            <text:p>6</text:p>
          </table:table-cell>
          <table:table-cell office:value-type="string" calcext:value-type="string">
            <text:p>The Adventures of MassMouth</text:p>
          </table:table-cell>
          <table:table-cell office:value-type="string" calcext:value-type="string">
            <text:p><text:a xlink:href="https://www.doomworld.com/idgames/levels/doom2/Ports/m-o/massm" xlink:type="simple">https://www.doomworld.com/idgames/levels/doom2/Ports/m-o/massm</text:a></text:p>
          </table:table-cell>
          <table:table-cell office:value-type="float" office:value="2000" calcext:value-type="float">
            <text:p>2000</text:p>
          </table:table-cell>
          <table:table-cell table:style-name="ce10" table:number-matrix-columns-spanned="1" table:number-matrix-rows-spanned="1" table:formula="of:=COM.MICROSOFT.TEXTJOIN(&quot;, &quot;; 1; IF(ISBLANK([.I209:.AMJ209]); &quot;&quot;; [.I$2:.AMJ$2] &amp; &quot;: &quot; &amp; [.I209:.AMJ209]))" office:value-type="string" office:string-value="Ralphis: 6" calcext:value-type="string">
            <text:p>Ralphis: 6</text:p>
          </table:table-cell>
          <table:table-cell table:style-name="ce11" table:formula="of:=SUMPRODUCT(NOT(ISBLANK([.I209:.AMJ209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89" calcext:value-type="float">
            <text:p>189</text:p>
          </table:table-cell>
          <table:table-cell table:formula="of:=SUM([.I210:.AMJ210])" office:value-type="float" office:value="6" calcext:value-type="float">
            <text:p>6</text:p>
          </table:table-cell>
          <table:table-cell office:value-type="string" calcext:value-type="string">
            <text:p>The Darkening Episode 2</text:p>
          </table:table-cell>
          <table:table-cell office:value-type="string" calcext:value-type="string">
            <text:p><text:a xlink:href="https://www.doomworld.com/idgames/levels/doom2/megawads/darken2" xlink:type="simple">https://www.doomworld.com/idgames/levels/doom2/megawads/darken2</text:a></text:p>
          </table:table-cell>
          <table:table-cell office:value-type="float" office:value="2000" calcext:value-type="float">
            <text:p>2000</text:p>
          </table:table-cell>
          <table:table-cell table:style-name="ce10" table:number-matrix-columns-spanned="1" table:number-matrix-rows-spanned="1" table:formula="of:=COM.MICROSOFT.TEXTJOIN(&quot;, &quot;; 1; IF(ISBLANK([.I210:.AMJ210]); &quot;&quot;; [.I$2:.AMJ$2] &amp; &quot;: &quot; &amp; [.I210:.AMJ210]))" office:value-type="string" office:string-value="Graf Zahl: 4, joepallai: 2" calcext:value-type="string">
            <text:p>Graf Zahl: 4, joepallai: 2</text:p>
          </table:table-cell>
          <table:table-cell table:style-name="ce11" table:formula="of:=SUMPRODUCT(NOT(ISBLANK([.I210:.AMJ210])))" office:value-type="float" office:value="2" calcext:value-type="float">
            <text:p>2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table:number-columns-repeated="80"/>
          <table:table-cell office:value-type="float" office:value="2" calcext:value-type="float">
            <text:p>2</text:p>
          </table:table-cell>
          <table:table-cell table:number-columns-repeated="913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89" calcext:value-type="float">
            <text:p>189</text:p>
          </table:table-cell>
          <table:table-cell table:formula="of:=SUM([.I211:.AMJ211])" office:value-type="float" office:value="6" calcext:value-type="float">
            <text:p>6</text:p>
          </table:table-cell>
          <table:table-cell office:value-type="string" calcext:value-type="string">
            <text:p>Thy Flesh - Turned into a draft-excluder</text:p>
          </table:table-cell>
          <table:table-cell office:value-type="string" calcext:value-type="string">
            <text:p><text:a xlink:href="https://www.doomworld.com/idgames/levels/doom/Ports/d-f/draftex" xlink:type="simple">https://www.doomworld.com/idgames/levels/doom/Ports/d-f/draftex</text:a></text:p>
          </table:table-cell>
          <table:table-cell office:value-type="float" office:value="2014" calcext:value-type="float">
            <text:p>2014</text:p>
          </table:table-cell>
          <table:table-cell table:style-name="ce10" table:number-matrix-columns-spanned="1" table:number-matrix-rows-spanned="1" table:formula="of:=COM.MICROSOFT.TEXTJOIN(&quot;, &quot;; 1; IF(ISBLANK([.I211:.AMJ211]); &quot;&quot;; [.I$2:.AMJ$2] &amp; &quot;: &quot; &amp; [.I211:.AMJ211]))" office:value-type="string" office:string-value="4everDoomed: 6" calcext:value-type="string">
            <text:p>4everDoomed: 6</text:p>
          </table:table-cell>
          <table:table-cell table:style-name="ce11" table:formula="of:=SUMPRODUCT(NOT(ISBLANK([.I211:.AMJ211])))" office:value-type="float" office:value="1" calcext:value-type="float">
            <text:p>1</text:p>
          </table:table-cell>
          <table:table-cell table:number-columns-repeated="89"/>
          <table:table-cell office:value-type="float" office:value="6" calcext:value-type="float">
            <text:p>6</text:p>
          </table:table-cell>
          <table:table-cell table:number-columns-repeated="926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89" calcext:value-type="float">
            <text:p>189</text:p>
          </table:table-cell>
          <table:table-cell table:formula="of:=SUM([.I212:.AMJ212])" office:value-type="float" office:value="6" calcext:value-type="float">
            <text:p>6</text:p>
          </table:table-cell>
          <table:table-cell office:value-type="string" calcext:value-type="string">
            <text:p>UAC Military Nightmare</text:p>
          </table:table-cell>
          <table:table-cell office:value-type="string" calcext:value-type="string">
            <text:p><text:a xlink:href="https://www.doomworld.com/idgames/themes/terrywads/uacmnnew" xlink:type="simple">https://www.doomworld.com/idgames/themes/terrywads/uacmnnew</text:a></text:p>
          </table:table-cell>
          <table:table-cell office:value-type="float" office:value="2014" calcext:value-type="float">
            <text:p>2014</text:p>
          </table:table-cell>
          <table:table-cell table:style-name="ce10" table:number-matrix-columns-spanned="1" table:number-matrix-rows-spanned="1" table:formula="of:=COM.MICROSOFT.TEXTJOIN(&quot;, &quot;; 1; IF(ISBLANK([.I212:.AMJ212]); &quot;&quot;; [.I$2:.AMJ$2] &amp; &quot;: &quot; &amp; [.I212:.AMJ212]))" office:value-type="string" office:string-value="AnonimVio: 6" calcext:value-type="string">
            <text:p>AnonimVio: 6</text:p>
          </table:table-cell>
          <table:table-cell table:style-name="ce11" table:formula="of:=SUMPRODUCT(NOT(ISBLANK([.I212:.AMJ212])))" office:value-type="float" office:value="1" calcext:value-type="float">
            <text:p>1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991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89" calcext:value-type="float">
            <text:p>189</text:p>
          </table:table-cell>
          <table:table-cell table:formula="of:=SUM([.I213:.AMJ213])" office:value-type="float" office:value="6" calcext:value-type="float">
            <text:p>6</text:p>
          </table:table-cell>
          <table:table-cell office:value-type="string" calcext:value-type="string">
            <text:p>Unidoom Deathmatch X</text:p>
          </table:table-cell>
          <table:table-cell office:value-type="string" calcext:value-type="string">
            <text:p><text:a xlink:href="https://www.doomworld.com/idgames/levels/doom2/deathmatch/Ports/megawads/udmx" xlink:type="simple">https://www.doomworld.com/idgames/levels/doom2/deathmatch/Ports/megawads/udmx</text:a></text:p>
          </table:table-cell>
          <table:table-cell office:value-type="float" office:value="2008" calcext:value-type="float">
            <text:p>2008</text:p>
          </table:table-cell>
          <table:table-cell table:style-name="ce10" table:number-matrix-columns-spanned="1" table:number-matrix-rows-spanned="1" table:formula="of:=COM.MICROSOFT.TEXTJOIN(&quot;, &quot;; 1; IF(ISBLANK([.I213:.AMJ213]); &quot;&quot;; [.I$2:.AMJ$2] &amp; &quot;: &quot; &amp; [.I213:.AMJ213]))" office:value-type="string" office:string-value="Ralphis: 6" calcext:value-type="string">
            <text:p>Ralphis: 6</text:p>
          </table:table-cell>
          <table:table-cell table:style-name="ce11" table:formula="of:=SUMPRODUCT(NOT(ISBLANK([.I213:.AMJ213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89" calcext:value-type="float">
            <text:p>189</text:p>
          </table:table-cell>
          <table:table-cell table:formula="of:=SUM([.I214:.AMJ214])" office:value-type="float" office:value="6" calcext:value-type="float">
            <text:p>6</text:p>
          </table:table-cell>
          <table:table-cell office:value-type="string" calcext:value-type="string">
            <text:p>Urania</text:p>
          </table:table-cell>
          <table:table-cell office:value-type="string" calcext:value-type="string">
            <text:p><text:a xlink:href="https://www.doomworld.com/idgames/levels/doom2/megawads/urania" xlink:type="simple">https://www.doomworld.com/idgames/levels/doom2/megawads/urania</text:a></text:p>
          </table:table-cell>
          <table:table-cell office:value-type="float" office:value="2016" calcext:value-type="float">
            <text:p>2016</text:p>
          </table:table-cell>
          <table:table-cell table:style-name="ce10" table:number-matrix-columns-spanned="1" table:number-matrix-rows-spanned="1" table:formula="of:=COM.MICROSOFT.TEXTJOIN(&quot;, &quot;; 1; IF(ISBLANK([.I214:.AMJ214]); &quot;&quot;; [.I$2:.AMJ$2] &amp; &quot;: &quot; &amp; [.I214:.AMJ214]))" office:value-type="string" office:string-value="Spectre01: 6" calcext:value-type="string">
            <text:p>Spectre01: 6</text:p>
          </table:table-cell>
          <table:table-cell table:style-name="ce11" table:formula="of:=SUMPRODUCT(NOT(ISBLANK([.I214:.AMJ214])))" office:value-type="float" office:value="1" calcext:value-type="float">
            <text:p>1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1002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212" calcext:value-type="float">
            <text:p>212</text:p>
          </table:table-cell>
          <table:table-cell table:formula="of:=SUM([.I215:.AMJ215])" office:value-type="float" office:value="5" calcext:value-type="float">
            <text:p>5</text:p>
          </table:table-cell>
          <table:table-cell office:value-type="string" calcext:value-type="string">
            <text:p>1000 Line 2 Community Project</text:p>
          </table:table-cell>
          <table:table-cell office:value-type="string" calcext:value-type="string">
            <text:p><text:a xlink:href="https://www.doomworld.com/forum/topic/115653-1000-line-2-cp-completed/" xlink:type="simple">https://www.doomworld.com/forum/topic/115653-1000-line-2-cp-completed/</text:a></text:p>
          </table:table-cell>
          <table:table-cell office:value-type="float" office:value="2020" calcext:value-type="float">
            <text:p>2020</text:p>
          </table:table-cell>
          <table:table-cell table:style-name="ce10" table:number-matrix-columns-spanned="1" table:number-matrix-rows-spanned="1" table:formula="of:=COM.MICROSOFT.TEXTJOIN(&quot;, &quot;; 1; IF(ISBLANK([.I215:.AMJ215]); &quot;&quot;; [.I$2:.AMJ$2] &amp; &quot;: &quot; &amp; [.I215:.AMJ215]))" office:value-type="string" office:string-value="Horus: 5" calcext:value-type="string">
            <text:p>Horus: 5</text:p>
          </table:table-cell>
          <table:table-cell table:style-name="ce11" table:formula="of:=SUMPRODUCT(NOT(ISBLANK([.I215:.AMJ215])))" office:value-type="float" office:value="1" calcext:value-type="float">
            <text:p>1</text:p>
          </table:table-cell>
          <table:table-cell table:number-columns-repeated="131"/>
          <table:table-cell office:value-type="float" office:value="5" calcext:value-type="float">
            <text:p>5</text:p>
          </table:table-cell>
          <table:table-cell table:number-columns-repeated="884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212" calcext:value-type="float">
            <text:p>212</text:p>
          </table:table-cell>
          <table:table-cell table:formula="of:=SUM([.I216:.AMJ216])" office:value-type="float" office:value="5" calcext:value-type="float">
            <text:p>5</text:p>
          </table:table-cell>
          <table:table-cell table:style-name="ce72" office:value-type="string" calcext:value-type="string">
            <text:p>2048 Unleashed</text:p>
          </table:table-cell>
          <table:table-cell office:value-type="string" calcext:value-type="string">
            <text:p><text:a xlink:href="https://www.doomworld.com/vb/thread/71473" xlink:type="simple">https://www.doomworld.com/vb/thread/71473</text:a></text:p>
          </table:table-cell>
          <table:table-cell office:value-type="float" office:value="2015" calcext:value-type="float">
            <text:p>2015</text:p>
          </table:table-cell>
          <table:table-cell table:style-name="ce10" table:number-matrix-columns-spanned="1" table:number-matrix-rows-spanned="1" table:formula="of:=COM.MICROSOFT.TEXTJOIN(&quot;, &quot;; 1; IF(ISBLANK([.I216:.AMJ216]); &quot;&quot;; [.I$2:.AMJ$2] &amp; &quot;: &quot; &amp; [.I216:.AMJ216]))" office:value-type="string" office:string-value="eharper256: 5" calcext:value-type="string">
            <text:p>eharper256: 5</text:p>
          </table:table-cell>
          <table:table-cell table:style-name="ce11" table:formula="of:=SUMPRODUCT(NOT(ISBLANK([.I216:.AMJ216])))" office:value-type="float" office:value="1" calcext:value-type="float">
            <text:p>1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212" calcext:value-type="float">
            <text:p>212</text:p>
          </table:table-cell>
          <table:table-cell table:formula="of:=SUM([.I217:.AMJ217])" office:value-type="float" office:value="5" calcext:value-type="float">
            <text:p>5</text:p>
          </table:table-cell>
          <table:table-cell office:value-type="string" calcext:value-type="string">
            <text:p>Alpha Accident: Terra Nova</text:p>
          </table:table-cell>
          <table:table-cell office:value-type="string" calcext:value-type="string">
            <text:p><text:a xlink:href="https://www.doomworld.com/idgames/levels/doom/Ports/a-c/aa_e1" xlink:type="simple">https://www.doomworld.com/idgames/levels/doom/Ports/a-c/aa_e1</text:a></text:p>
          </table:table-cell>
          <table:table-cell office:value-type="float" office:value="2016" calcext:value-type="float">
            <text:p>2016</text:p>
          </table:table-cell>
          <table:table-cell table:style-name="ce10" table:number-matrix-columns-spanned="1" table:number-matrix-rows-spanned="1" table:formula="of:=COM.MICROSOFT.TEXTJOIN(&quot;, &quot;; 1; IF(ISBLANK([.I217:.AMJ217]); &quot;&quot;; [.I$2:.AMJ$2] &amp; &quot;: &quot; &amp; [.I217:.AMJ217]))" office:value-type="string" office:string-value="Rince-wind: 5" calcext:value-type="string">
            <text:p>Rince-wind: 5</text:p>
          </table:table-cell>
          <table:table-cell table:style-name="ce11" table:formula="of:=SUMPRODUCT(NOT(ISBLANK([.I217:.AMJ217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212" calcext:value-type="float">
            <text:p>212</text:p>
          </table:table-cell>
          <table:table-cell table:formula="of:=SUM([.I218:.AMJ218])" office:value-type="float" office:value="5" calcext:value-type="float">
            <text:p>5</text:p>
          </table:table-cell>
          <table:table-cell office:value-type="string" calcext:value-type="string">
            <text:p>Birthday Bash </text:p>
          </table:table-cell>
          <table:table-cell office:value-type="string" calcext:value-type="string">
            <text:p><text:a xlink:href="https://www.doomworld.com/forum/topic/105451-birthday-bash-megawad-offical-release/" xlink:type="simple">https://www.doomworld.com/forum/topic/105451-birthday-bash-megawad-offical-release/</text:a></text:p>
          </table:table-cell>
          <table:table-cell office:value-type="float" office:value="2019" calcext:value-type="float">
            <text:p>2019</text:p>
          </table:table-cell>
          <table:table-cell table:style-name="ce10" table:number-matrix-columns-spanned="1" table:number-matrix-rows-spanned="1" table:formula="of:=COM.MICROSOFT.TEXTJOIN(&quot;, &quot;; 1; IF(ISBLANK([.I218:.AMJ218]); &quot;&quot;; [.I$2:.AMJ$2] &amp; &quot;: &quot; &amp; [.I218:.AMJ218]))" office:value-type="string" office:string-value="eharper256: 5" calcext:value-type="string">
            <text:p>eharper256: 5</text:p>
          </table:table-cell>
          <table:table-cell table:style-name="ce11" table:formula="of:=SUMPRODUCT(NOT(ISBLANK([.I218:.AMJ218])))" office:value-type="float" office:value="1" calcext:value-type="float">
            <text:p>1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212" calcext:value-type="float">
            <text:p>212</text:p>
          </table:table-cell>
          <table:table-cell table:formula="of:=SUM([.I219:.AMJ219])" office:value-type="float" office:value="5" calcext:value-type="float">
            <text:p>5</text:p>
          </table:table-cell>
          <table:table-cell office:value-type="string" calcext:value-type="string">
            <text:p>CH Retro Episode</text:p>
          </table:table-cell>
          <table:table-cell office:value-type="string" calcext:value-type="string">
            <text:p><text:a xlink:href="https://www.doomworld.com/idgames/levels/doom/p-r/retroeps" xlink:type="simple">https://www.doomworld.com/idgames/levels/doom/p-r/retroeps</text:a></text:p>
          </table:table-cell>
          <table:table-cell office:value-type="float" office:value="2002" calcext:value-type="float">
            <text:p>2002</text:p>
          </table:table-cell>
          <table:table-cell table:style-name="ce10" table:number-matrix-columns-spanned="1" table:number-matrix-rows-spanned="1" table:formula="of:=COM.MICROSOFT.TEXTJOIN(&quot;, &quot;; 1; IF(ISBLANK([.I219:.AMJ219]); &quot;&quot;; [.I$2:.AMJ$2] &amp; &quot;: &quot; &amp; [.I219:.AMJ219]))" office:value-type="string" office:string-value="Diabolución: 5" calcext:value-type="string">
            <text:p>Diabolución: 5</text:p>
          </table:table-cell>
          <table:table-cell table:style-name="ce11" table:formula="of:=SUMPRODUCT(NOT(ISBLANK([.I219:.AMJ219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212" calcext:value-type="float">
            <text:p>212</text:p>
          </table:table-cell>
          <table:table-cell table:formula="of:=SUM([.I220:.AMJ220])" office:value-type="float" office:value="5" calcext:value-type="float">
            <text:p>5</text:p>
          </table:table-cell>
          <table:table-cell office:value-type="string" calcext:value-type="string">
            <text:p>Crusades</text:p>
          </table:table-cell>
          <table:table-cell office:value-type="string" calcext:value-type="string">
            <text:p><text:a xlink:href="https://www.doomworld.com/idgames/levels/doom/a-c/crusades" xlink:type="simple">https://www.doomworld.com/idgames/levels/doom/a-c/crusades</text:a></text:p>
          </table:table-cell>
          <table:table-cell office:value-type="float" office:value="1999" calcext:value-type="float">
            <text:p>1999</text:p>
          </table:table-cell>
          <table:table-cell table:style-name="ce10" table:number-matrix-columns-spanned="1" table:number-matrix-rows-spanned="1" table:formula="of:=COM.MICROSOFT.TEXTJOIN(&quot;, &quot;; 1; IF(ISBLANK([.I220:.AMJ220]); &quot;&quot;; [.I$2:.AMJ$2] &amp; &quot;: &quot; &amp; [.I220:.AMJ220]))" office:value-type="string" office:string-value="joepallai: 5" calcext:value-type="string">
            <text:p>joepallai: 5</text:p>
          </table:table-cell>
          <table:table-cell table:style-name="ce11" table:formula="of:=SUMPRODUCT(NOT(ISBLANK([.I220:.AMJ220])))" office:value-type="float" office:value="1" calcext:value-type="float">
            <text:p>1</text:p>
          </table:table-cell>
          <table:table-cell table:number-columns-repeated="102"/>
          <table:table-cell office:value-type="float" office:value="5" calcext:value-type="float">
            <text:p>5</text:p>
          </table:table-cell>
          <table:table-cell table:number-columns-repeated="913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212" calcext:value-type="float">
            <text:p>212</text:p>
          </table:table-cell>
          <table:table-cell table:formula="of:=SUM([.I221:.AMJ221])" office:value-type="float" office:value="5" calcext:value-type="float">
            <text:p>5</text:p>
          </table:table-cell>
          <table:table-cell office:value-type="string" calcext:value-type="string">
            <text:p>Dante's Gate</text:p>
          </table:table-cell>
          <table:table-cell office:value-type="string" calcext:value-type="string">
            <text:p><text:a xlink:href="https://www.doomworld.com/idgames/levels/doom/d-f/dante666" xlink:type="simple">https://www.doomworld.com/idgames/levels/doom/d-f/dante666</text:a></text:p>
          </table:table-cell>
          <table:table-cell office:value-type="float" office:value="2005" calcext:value-type="float">
            <text:p>2005</text:p>
          </table:table-cell>
          <table:table-cell table:style-name="ce10" table:number-matrix-columns-spanned="1" table:number-matrix-rows-spanned="1" table:formula="of:=COM.MICROSOFT.TEXTJOIN(&quot;, &quot;; 1; IF(ISBLANK([.I221:.AMJ221]); &quot;&quot;; [.I$2:.AMJ$2] &amp; &quot;: &quot; &amp; [.I221:.AMJ221]))" office:value-type="string" office:string-value="Soundblock: 5" calcext:value-type="string">
            <text:p>Soundblock: 5</text:p>
          </table:table-cell>
          <table:table-cell table:style-name="ce11" table:formula="of:=SUMPRODUCT(NOT(ISBLANK([.I221:.AMJ221])))" office:value-type="float" office:value="1" calcext:value-type="float">
            <text:p>1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964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212" calcext:value-type="float">
            <text:p>212</text:p>
          </table:table-cell>
          <table:table-cell table:formula="of:=SUM([.I222:.AMJ222])" office:value-type="float" office:value="5" calcext:value-type="float">
            <text:p>5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office:value-type="float" office:value="2010" calcext:value-type="float">
            <text:p>2010</text:p>
          </table:table-cell>
          <table:table-cell table:style-name="ce10" table:number-matrix-columns-spanned="1" table:number-matrix-rows-spanned="1" table:formula="of:=COM.MICROSOFT.TEXTJOIN(&quot;, &quot;; 1; IF(ISBLANK([.I222:.AMJ222]); &quot;&quot;; [.I$2:.AMJ$2] &amp; &quot;: &quot; &amp; [.I222:.AMJ222]))" office:value-type="string" office:string-value="ax34: 5" calcext:value-type="string">
            <text:p>ax34: 5</text:p>
          </table:table-cell>
          <table:table-cell table:style-name="ce11" table:formula="of:=SUMPRODUCT(NOT(ISBLANK([.I222:.AMJ222])))" office:value-type="float" office:value="1" calcext:value-type="float">
            <text:p>1</text:p>
          </table:table-cell>
          <table:table-cell table:number-columns-repeated="113"/>
          <table:table-cell office:value-type="float" office:value="5" calcext:value-type="float">
            <text:p>5</text:p>
          </table:table-cell>
          <table:table-cell table:number-columns-repeated="902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212" calcext:value-type="float">
            <text:p>212</text:p>
          </table:table-cell>
          <table:table-cell table:formula="of:=SUM([.I223:.AMJ223])" office:value-type="float" office:value="5" calcext:value-type="float">
            <text:p>5</text:p>
          </table:table-cell>
          <table:table-cell office:value-type="string" calcext:value-type="string">
            <text:p>Doom Barracks Zone</text:p>
          </table:table-cell>
          <table:table-cell office:value-type="string" calcext:value-type="string">
            <text:p><text:a xlink:href="http://www.wad-archive.com/wad/DOOM-Barracks-Zone-1" xlink:type="simple">http://www.wad-archive.com/wad/DOOM-Barracks-Zone-1</text:a></text:p>
          </table:table-cell>
          <table:table-cell office:value-type="float" office:value="2010" calcext:value-type="float">
            <text:p>2010</text:p>
          </table:table-cell>
          <table:table-cell table:style-name="ce10" table:number-matrix-columns-spanned="1" table:number-matrix-rows-spanned="1" table:formula="of:=COM.MICROSOFT.TEXTJOIN(&quot;, &quot;; 1; IF(ISBLANK([.I223:.AMJ223]); &quot;&quot;; [.I$2:.AMJ$2] &amp; &quot;: &quot; &amp; [.I223:.AMJ223]))" office:value-type="string" office:string-value="HUNdebLeonidasX: 3, TheMightyHeracross: 2" calcext:value-type="string">
            <text:p>HUNdebLeonidasX: 3, TheMightyHeracross: 2</text:p>
          </table:table-cell>
          <table:table-cell table:style-name="ce11" table:formula="of:=SUMPRODUCT(NOT(ISBLANK([.I223:.AMJ223])))" office:value-type="float" office:value="2" calcext:value-type="float">
            <text:p>2</text:p>
          </table:table-cell>
          <table:table-cell table:number-columns-repeated="52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38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212" calcext:value-type="float">
            <text:p>212</text:p>
          </table:table-cell>
          <table:table-cell table:formula="of:=SUM([.I224:.AMJ224])" office:value-type="float" office:value="5" calcext:value-type="float">
            <text:p>5</text:p>
          </table:table-cell>
          <table:table-cell office:value-type="string" calcext:value-type="string">
            <text:p>Doom Center</text:p>
          </table:table-cell>
          <table:table-cell office:value-type="string" calcext:value-type="string">
            <text:p><text:a xlink:href="https://www.doomworld.com/forum/topic/54022-doom-center-do-you-know-that/" xlink:type="simple">https://www.doomworld.com/forum/topic/54022-doom-center-do-you-know-that/</text:a></text:p>
          </table:table-cell>
          <table:table-cell office:value-type="float" office:value="2011" calcext:value-type="float">
            <text:p>2011</text:p>
          </table:table-cell>
          <table:table-cell table:style-name="ce10" table:number-matrix-columns-spanned="1" table:number-matrix-rows-spanned="1" table:formula="of:=COM.MICROSOFT.TEXTJOIN(&quot;, &quot;; 1; IF(ISBLANK([.I224:.AMJ224]); &quot;&quot;; [.I$2:.AMJ$2] &amp; &quot;: &quot; &amp; [.I224:.AMJ224]))" office:value-type="string" office:string-value="HUNdebLeonidasX: 5" calcext:value-type="string">
            <text:p>HUNdebLeonidasX: 5</text:p>
          </table:table-cell>
          <table:table-cell table:style-name="ce11" table:formula="of:=SUMPRODUCT(NOT(ISBLANK([.I224:.AMJ224])))" office:value-type="float" office:value="1" calcext:value-type="float">
            <text:p>1</text:p>
          </table:table-cell>
          <table:table-cell table:number-columns-repeated="52"/>
          <table:table-cell office:value-type="float" office:value="5" calcext:value-type="float">
            <text:p>5</text:p>
          </table:table-cell>
          <table:table-cell table:number-columns-repeated="963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212" calcext:value-type="float">
            <text:p>212</text:p>
          </table:table-cell>
          <table:table-cell table:formula="of:=SUM([.I225:.AMJ225])" office:value-type="float" office:value="5" calcext:value-type="float">
            <text:p>5</text:p>
          </table:table-cell>
          <table:table-cell office:value-type="string" calcext:value-type="string">
            <text:p>Doomish Den of Design</text:p>
          </table:table-cell>
          <table:table-cell office:value-type="string" calcext:value-type="string">
            <text:p><text:a xlink:href="https://www.doomworld.com/forum/topic/104925-doomish-den-of-design-a-map-that-teaches-you-map-design/" xlink:type="simple">https://www.doomworld.com/forum/topic/104925-doomish-den-of-design-a-map-that-teaches-you-map-design/</text:a></text:p>
          </table:table-cell>
          <table:table-cell office:value-type="float" office:value="2019" calcext:value-type="float">
            <text:p>2019</text:p>
          </table:table-cell>
          <table:table-cell table:style-name="ce10" table:number-matrix-columns-spanned="1" table:number-matrix-rows-spanned="1" table:formula="of:=COM.MICROSOFT.TEXTJOIN(&quot;, &quot;; 1; IF(ISBLANK([.I225:.AMJ225]); &quot;&quot;; [.I$2:.AMJ$2] &amp; &quot;: &quot; &amp; [.I225:.AMJ225]))" office:value-type="string" office:string-value="Rince-wind: 5" calcext:value-type="string">
            <text:p>Rince-wind: 5</text:p>
          </table:table-cell>
          <table:table-cell table:style-name="ce11" table:formula="of:=SUMPRODUCT(NOT(ISBLANK([.I225:.AMJ225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212" calcext:value-type="float">
            <text:p>212</text:p>
          </table:table-cell>
          <table:table-cell table:formula="of:=SUM([.I226:.AMJ226])" office:value-type="float" office:value="5" calcext:value-type="float">
            <text:p>5</text:p>
          </table:table-cell>
          <table:table-cell office:value-type="string" calcext:value-type="string">
            <text:p>Drip Feed</text:p>
          </table:table-cell>
          <table:table-cell office:value-type="string" calcext:value-type="string">
            <text:p><text:a xlink:href="https://www.doomworld.com/idgames/levels/doom2/Ports/d-f/dripfeed" xlink:type="simple">https://www.doomworld.com/idgames/levels/doom2/Ports/d-f/dripfeed</text:a></text:p>
          </table:table-cell>
          <table:table-cell office:value-type="float" office:value="2010" calcext:value-type="float">
            <text:p>2010</text:p>
          </table:table-cell>
          <table:table-cell table:style-name="ce10" table:number-matrix-columns-spanned="1" table:number-matrix-rows-spanned="1" table:formula="of:=COM.MICROSOFT.TEXTJOIN(&quot;, &quot;; 1; IF(ISBLANK([.I226:.AMJ226]); &quot;&quot;; [.I$2:.AMJ$2] &amp; &quot;: &quot; &amp; [.I226:.AMJ226]))" office:value-type="string" office:string-value="Vorpal: 5" calcext:value-type="string">
            <text:p>Vorpal: 5</text:p>
          </table:table-cell>
          <table:table-cell table:style-name="ce11" table:formula="of:=SUMPRODUCT(NOT(ISBLANK([.I226:.AMJ226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212" calcext:value-type="float">
            <text:p>212</text:p>
          </table:table-cell>
          <table:table-cell table:formula="of:=SUM([.I227:.AMJ227])" office:value-type="float" office:value="5" calcext:value-type="float">
            <text:p>5</text:p>
          </table:table-cell>
          <table:table-cell office:value-type="string" calcext:value-type="string">
            <text:p>e1contest﻿.wad﻿</text:p>
          </table:table-cell>
          <table:table-cell office:value-type="string" calcext:value-type="string">
            <text:p><text:a xlink:href="http://www.doom2.net/mykdoom/misc/113434_e1contest.zip" xlink:type="simple">http://www.doom2.net/mykdoom/misc/113434_e1contest.zip</text:a></text:p>
          </table:table-cell>
          <table:table-cell office:value-type="string" calcext:value-type="string">
            <text:p>?</text:p>
          </table:table-cell>
          <table:table-cell table:style-name="ce10" table:number-matrix-columns-spanned="1" table:number-matrix-rows-spanned="1" table:formula="of:=COM.MICROSOFT.TEXTJOIN(&quot;, &quot;; 1; IF(ISBLANK([.I227:.AMJ227]); &quot;&quot;; [.I$2:.AMJ$2] &amp; &quot;: &quot; &amp; [.I227:.AMJ227]))" office:value-type="string" office:string-value="Diabolución: 5" calcext:value-type="string">
            <text:p>Diabolución: 5</text:p>
          </table:table-cell>
          <table:table-cell table:style-name="ce11" table:formula="of:=SUMPRODUCT(NOT(ISBLANK([.I227:.AMJ227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212" calcext:value-type="float">
            <text:p>212</text:p>
          </table:table-cell>
          <table:table-cell table:formula="of:=SUM([.I228:.AMJ228])" office:value-type="float" office:value="5" calcext:value-type="float">
            <text:p>5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office:value-type="float" office:value="2008" calcext:value-type="float">
            <text:p>2008</text:p>
          </table:table-cell>
          <table:table-cell table:style-name="ce10" table:number-matrix-columns-spanned="1" table:number-matrix-rows-spanned="1" table:formula="of:=COM.MICROSOFT.TEXTJOIN(&quot;, &quot;; 1; IF(ISBLANK([.I228:.AMJ228]); &quot;&quot;; [.I$2:.AMJ$2] &amp; &quot;: &quot; &amp; [.I228:.AMJ228]))" office:value-type="string" office:string-value="m8f: 5" calcext:value-type="string">
            <text:p>m8f: 5</text:p>
          </table:table-cell>
          <table:table-cell table:style-name="ce11" table:formula="of:=SUMPRODUCT(NOT(ISBLANK([.I228:.AMJ228])))" office:value-type="float" office:value="1" calcext:value-type="float">
            <text:p>1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941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212" calcext:value-type="float">
            <text:p>212</text:p>
          </table:table-cell>
          <table:table-cell table:formula="of:=SUM([.I229:.AMJ229])" office:value-type="float" office:value="5" calcext:value-type="float">
            <text:p>5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<text:a xlink:href="https://www.doomworld.com/idgames/levels/doom2/deathmatch/megawads/exec" xlink:type="simple">https://www.doomworld.com/idgames/levels/doom2/deathmatch/megawads/exec</text:a></text:p>
          </table:table-cell>
          <table:table-cell office:value-type="float" office:value="2000" calcext:value-type="float">
            <text:p>2000</text:p>
          </table:table-cell>
          <table:table-cell table:style-name="ce10" table:number-matrix-columns-spanned="1" table:number-matrix-rows-spanned="1" table:formula="of:=COM.MICROSOFT.TEXTJOIN(&quot;, &quot;; 1; IF(ISBLANK([.I229:.AMJ229]); &quot;&quot;; [.I$2:.AMJ$2] &amp; &quot;: &quot; &amp; [.I229:.AMJ229]))" office:value-type="string" office:string-value="Doomkid: 5" calcext:value-type="string">
            <text:p>Doomkid: 5</text:p>
          </table:table-cell>
          <table:table-cell table:style-name="ce11" table:formula="of:=SUMPRODUCT(NOT(ISBLANK([.I229:.AMJ229])))"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212" calcext:value-type="float">
            <text:p>212</text:p>
          </table:table-cell>
          <table:table-cell table:formula="of:=SUM([.I230:.AMJ230])" office:value-type="float" office:value="5" calcext:value-type="float">
            <text:p>5</text:p>
          </table:table-cell>
          <table:table-cell office:value-type="string" calcext:value-type="string">
            <text:p>Faithless</text:p>
          </table:table-cell>
          <table:table-cell office:value-type="string" calcext:value-type="string">
            <text:p><text:a xlink:href="https://www.doomworld.com/forum/topic/105670-faithless-a-heretic-hub-final/" xlink:type="simple">https://www.doomworld.com/forum/topic/105670-faithless-a-heretic-hub-final/</text:a></text:p>
          </table:table-cell>
          <table:table-cell office:value-type="float" office:value="2019" calcext:value-type="float">
            <text:p>2019</text:p>
          </table:table-cell>
          <table:table-cell table:style-name="ce10" table:number-matrix-columns-spanned="1" table:number-matrix-rows-spanned="1" table:formula="of:=COM.MICROSOFT.TEXTJOIN(&quot;, &quot;; 1; IF(ISBLANK([.I230:.AMJ230]); &quot;&quot;; [.I$2:.AMJ$2] &amp; &quot;: &quot; &amp; [.I230:.AMJ230]))" office:value-type="string" office:string-value="Rince-wind: 5" calcext:value-type="string">
            <text:p>Rince-wind: 5</text:p>
          </table:table-cell>
          <table:table-cell table:style-name="ce11" table:formula="of:=SUMPRODUCT(NOT(ISBLANK([.I230:.AMJ230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212" calcext:value-type="float">
            <text:p>212</text:p>
          </table:table-cell>
          <table:table-cell table:formula="of:=SUM([.I231:.AMJ231])" office:value-type="float" office:value="5" calcext:value-type="float">
            <text:p>5</text:p>
          </table:table-cell>
          <table:table-cell office:value-type="string" calcext:value-type="string">
            <text:p>Firetop Mountain</text:p>
          </table:table-cell>
          <table:table-cell office:value-type="string" calcext:value-type="string">
            <text:p><text:a xlink:href="https://www.doomworld.com/idgames/levels/doom2/Ports/d-f/ftmtn_v2" xlink:type="simple">https://www.doomworld.com/idgames/levels/doom2/Ports/d-f/ftmtn_v2</text:a></text:p>
          </table:table-cell>
          <table:table-cell office:value-type="float" office:value="2013" calcext:value-type="float">
            <text:p>2013</text:p>
          </table:table-cell>
          <table:table-cell table:style-name="ce10" table:number-matrix-columns-spanned="1" table:number-matrix-rows-spanned="1" table:formula="of:=COM.MICROSOFT.TEXTJOIN(&quot;, &quot;; 1; IF(ISBLANK([.I231:.AMJ231]); &quot;&quot;; [.I$2:.AMJ$2] &amp; &quot;: &quot; &amp; [.I231:.AMJ231]))" office:value-type="string" office:string-value="smeghammer: 5" calcext:value-type="string">
            <text:p>smeghammer: 5</text:p>
          </table:table-cell>
          <table:table-cell table:style-name="ce11" table:formula="of:=SUMPRODUCT(NOT(ISBLANK([.I231:.AMJ231])))" office:value-type="float" office:value="1" calcext:value-type="float">
            <text:p>1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7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212" calcext:value-type="float">
            <text:p>212</text:p>
          </table:table-cell>
          <table:table-cell table:formula="of:=SUM([.I232:.AMJ232])" office:value-type="float" office:value="5" calcext:value-type="float">
            <text:p>5</text:p>
          </table:table-cell>
          <table:table-cell office:value-type="string" calcext:value-type="string">
            <text:p>Freedoom: Phase 2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office:value-type="float" office:value="2003" calcext:value-type="float">
            <text:p>2003</text:p>
          </table:table-cell>
          <table:table-cell table:style-name="ce10" table:number-matrix-columns-spanned="1" table:number-matrix-rows-spanned="1" table:formula="of:=COM.MICROSOFT.TEXTJOIN(&quot;, &quot;; 1; IF(ISBLANK([.I232:.AMJ232]); &quot;&quot;; [.I$2:.AMJ$2] &amp; &quot;: &quot; &amp; [.I232:.AMJ232]))" office:value-type="string" office:string-value="Spectra: 1, Voltcom9: 1, TheMightyHeracross: 3" calcext:value-type="string">
            <text:p>Spectra: 1, Voltcom9: 1, TheMightyHeracross: 3</text:p>
          </table:table-cell>
          <table:table-cell table:style-name="ce11" table:formula="of:=SUMPRODUCT(NOT(ISBLANK([.I232:.AMJ232])))"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3" calcext:value-type="float">
            <text:p>3</text:p>
          </table:table-cell>
          <table:table-cell table:number-columns-repeated="938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212" calcext:value-type="float">
            <text:p>212</text:p>
          </table:table-cell>
          <table:table-cell table:formula="of:=SUM([.I233:.AMJ233])" office:value-type="float" office:value="5" calcext:value-type="float">
            <text:p>5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<text:a xlink:href="https://forum.zdoom.org/viewtopic.php?f=19&amp;t=46718" xlink:type="simple">https://forum.zdoom.org/viewtopic.php?f=19&amp;t=46718</text:a></text:p>
          </table:table-cell>
          <table:table-cell office:value-type="float" office:value="2014" calcext:value-type="float">
            <text:p>2014</text:p>
          </table:table-cell>
          <table:table-cell table:style-name="ce10" table:number-matrix-columns-spanned="1" table:number-matrix-rows-spanned="1" table:formula="of:=COM.MICROSOFT.TEXTJOIN(&quot;, &quot;; 1; IF(ISBLANK([.I233:.AMJ233]); &quot;&quot;; [.I$2:.AMJ$2] &amp; &quot;: &quot; &amp; [.I233:.AMJ233]))" office:value-type="string" office:string-value="Graf Zahl: 5" calcext:value-type="string">
            <text:p>Graf Zahl: 5</text:p>
          </table:table-cell>
          <table:table-cell table:style-name="ce11" table:formula="of:=SUMPRODUCT(NOT(ISBLANK([.I233:.AMJ233])))"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994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212" calcext:value-type="float">
            <text:p>212</text:p>
          </table:table-cell>
          <table:table-cell table:formula="of:=SUM([.I234:.AMJ234])" office:value-type="float" office:value="5" calcext:value-type="float">
            <text:p>5</text:p>
          </table:table-cell>
          <table:table-cell office:value-type="string" calcext:value-type="string">
            <text:p>Good Morning Phobos</text:p>
          </table:table-cell>
          <table:table-cell office:value-type="string" calcext:value-type="string">
            <text:p><text:a xlink:href="https://www.doomworld.com/idgames/levels/doom2/Ports/megawads/gmp" xlink:type="simple">https://www.doomworld.com/idgames/levels/doom2/Ports/megawads/gmp</text:a></text:p>
          </table:table-cell>
          <table:table-cell office:value-type="float" office:value="2017" calcext:value-type="float">
            <text:p>2017</text:p>
          </table:table-cell>
          <table:table-cell table:style-name="ce10" table:number-matrix-columns-spanned="1" table:number-matrix-rows-spanned="1" table:formula="of:=COM.MICROSOFT.TEXTJOIN(&quot;, &quot;; 1; IF(ISBLANK([.I234:.AMJ234]); &quot;&quot;; [.I$2:.AMJ$2] &amp; &quot;: &quot; &amp; [.I234:.AMJ234]))" office:value-type="string" office:string-value="Bryan T: 5" calcext:value-type="string">
            <text:p>Bryan T: 5</text:p>
          </table:table-cell>
          <table:table-cell table:style-name="ce11" table:formula="of:=SUMPRODUCT(NOT(ISBLANK([.I234:.AMJ234])))" office:value-type="float" office:value="1" calcext:value-type="float">
            <text:p>1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3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212" calcext:value-type="float">
            <text:p>212</text:p>
          </table:table-cell>
          <table:table-cell table:formula="of:=SUM([.I235:.AMJ235])" office:value-type="float" office:value="5" calcext:value-type="float">
            <text:p>5</text:p>
          </table:table-cell>
          <table:table-cell office:value-type="string" calcext:value-type="string">
            <text:p>Greenwar II</text:p>
          </table:table-cell>
          <table:table-cell office:value-type="string" calcext:value-type="string">
            <text:p><text:a xlink:href="https://www.doomworld.com/idgames/levels/doom2/deathmatch/Ports/megawads/gw2" xlink:type="simple">https://www.doomworld.com/idgames/levels/doom2/deathmatch/Ports/megawads/gw2</text:a></text:p>
          </table:table-cell>
          <table:table-cell office:value-type="float" office:value="2009" calcext:value-type="float">
            <text:p>2009</text:p>
          </table:table-cell>
          <table:table-cell table:style-name="ce10" table:number-matrix-columns-spanned="1" table:number-matrix-rows-spanned="1" table:formula="of:=COM.MICROSOFT.TEXTJOIN(&quot;, &quot;; 1; IF(ISBLANK([.I235:.AMJ235]); &quot;&quot;; [.I$2:.AMJ$2] &amp; &quot;: &quot; &amp; [.I235:.AMJ235]))" office:value-type="string" office:string-value="Ed: 5" calcext:value-type="string">
            <text:p>Ed: 5</text:p>
          </table:table-cell>
          <table:table-cell table:style-name="ce11" table:formula="of:=SUMPRODUCT(NOT(ISBLANK([.I235:.AMJ235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212" calcext:value-type="float">
            <text:p>212</text:p>
          </table:table-cell>
          <table:table-cell table:formula="of:=SUM([.I236:.AMJ236])" office:value-type="float" office:value="5" calcext:value-type="float">
            <text:p>5</text:p>
          </table:table-cell>
          <table:table-cell office:value-type="string" calcext:value-type="string">
            <text:p>Hacx</text:p>
          </table:table-cell>
          <table:table-cell office:value-type="string" calcext:value-type="string">
            <text:p><text:a xlink:href="https://www.doomworld.com/idgames/themes/hacx/hx11pack" xlink:type="simple">https://www.doomworld.com/idgames/themes/hacx/hx11pack</text:a></text:p>
          </table:table-cell>
          <table:table-cell office:value-type="float" office:value="1997" calcext:value-type="float">
            <text:p>1997</text:p>
          </table:table-cell>
          <table:table-cell table:style-name="ce10" table:number-matrix-columns-spanned="1" table:number-matrix-rows-spanned="1" table:formula="of:=COM.MICROSOFT.TEXTJOIN(&quot;, &quot;; 1; IF(ISBLANK([.I236:.AMJ236]); &quot;&quot;; [.I$2:.AMJ$2] &amp; &quot;: &quot; &amp; [.I236:.AMJ236]))" office:value-type="string" office:string-value="Grazza: 5" calcext:value-type="string">
            <text:p>Grazza: 5</text:p>
          </table:table-cell>
          <table:table-cell table:style-name="ce11" table:formula="of:=SUMPRODUCT(NOT(ISBLANK([.I236:.AMJ236])))" office:value-type="float" office:value="1" calcext:value-type="float">
            <text:p>1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12" calcext:value-type="float">
            <text:p>212</text:p>
          </table:table-cell>
          <table:table-cell table:formula="of:=SUM([.I237:.AMJ237])" office:value-type="float" office:value="5" calcext:value-type="float">
            <text:p>5</text:p>
          </table:table-cell>
          <table:table-cell office:value-type="string" calcext:value-type="string">
            <text:p>Innocence X2</text:p>
          </table:table-cell>
          <table:table-cell office:value-type="string" calcext:value-type="string">
            <text:p><text:a xlink:href="https://www.doomworld.com/idgames/levels/doom2/Ports/g-i/inncnx2" xlink:type="simple">https://www.doomworld.com/idgames/levels/doom2/Ports/g-i/inncnx2</text:a></text:p>
          </table:table-cell>
          <table:table-cell office:value-type="float" office:value="2016" calcext:value-type="float">
            <text:p>2016</text:p>
          </table:table-cell>
          <table:table-cell table:style-name="ce10" table:number-matrix-columns-spanned="1" table:number-matrix-rows-spanned="1" table:formula="of:=COM.MICROSOFT.TEXTJOIN(&quot;, &quot;; 1; IF(ISBLANK([.I237:.AMJ237]); &quot;&quot;; [.I$2:.AMJ$2] &amp; &quot;: &quot; &amp; [.I237:.AMJ237]))" office:value-type="string" office:string-value="Spectra: 5" calcext:value-type="string">
            <text:p>Spectra: 5</text:p>
          </table:table-cell>
          <table:table-cell table:style-name="ce11" table:formula="of:=SUMPRODUCT(NOT(ISBLANK([.I237:.AMJ237])))" office:value-type="float" office:value="1" calcext:value-type="float">
            <text:p>1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12" calcext:value-type="float">
            <text:p>212</text:p>
          </table:table-cell>
          <table:table-cell table:formula="of:=SUM([.I238:.AMJ238])" office:value-type="float" office:value="5" calcext:value-type="float">
            <text:p>5</text:p>
          </table:table-cell>
          <table:table-cell office:value-type="string" calcext:value-type="string">
            <text:p>Mordeth</text:p>
          </table:table-cell>
          <table:table-cell office:value-type="string" calcext:value-type="string">
            <text:p><text:a xlink:href="https://www.doomworld.com/idgames/levels/doom2/m-o/mordeth" xlink:type="simple">https://www.doomworld.com/idgames/levels/doom2/m-o/mordeth</text:a></text:p>
          </table:table-cell>
          <table:table-cell office:value-type="float" office:value="1997" calcext:value-type="float">
            <text:p>1997</text:p>
          </table:table-cell>
          <table:table-cell table:style-name="ce10" table:number-matrix-columns-spanned="1" table:number-matrix-rows-spanned="1" table:formula="of:=COM.MICROSOFT.TEXTJOIN(&quot;, &quot;; 1; IF(ISBLANK([.I238:.AMJ238]); &quot;&quot;; [.I$2:.AMJ$2] &amp; &quot;: &quot; &amp; [.I238:.AMJ238]))" office:value-type="string" office:string-value="Vorpal: 5" calcext:value-type="string">
            <text:p>Vorpal: 5</text:p>
          </table:table-cell>
          <table:table-cell table:style-name="ce11" table:formula="of:=SUMPRODUCT(NOT(ISBLANK([.I238:.AMJ238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12" calcext:value-type="float">
            <text:p>212</text:p>
          </table:table-cell>
          <table:table-cell table:formula="of:=SUM([.I239:.AMJ239])" office:value-type="float" office:value="5" calcext:value-type="float">
            <text:p>5</text:p>
          </table:table-cell>
          <table:table-cell office:value-type="string" calcext:value-type="string">
            <text:p>One Doom's Day</text:p>
          </table:table-cell>
          <table:table-cell office:value-type="string" calcext:value-type="string">
            <text:p><text:a xlink:href="http://www.mediafire.com/file/fuurx4c98tl198i/One_Doom_s_Day.wad" xlink:type="simple">http://www.mediafire.com/file/fuurx4c98tl198i/One_Doom_s_Day.wad</text:a></text:p>
          </table:table-cell>
          <table:table-cell office:value-type="float" office:value="2013" calcext:value-type="float">
            <text:p>2013</text:p>
          </table:table-cell>
          <table:table-cell table:style-name="ce10" table:number-matrix-columns-spanned="1" table:number-matrix-rows-spanned="1" table:formula="of:=COM.MICROSOFT.TEXTJOIN(&quot;, &quot;; 1; IF(ISBLANK([.I239:.AMJ239]); &quot;&quot;; [.I$2:.AMJ$2] &amp; &quot;: &quot; &amp; [.I239:.AMJ239]))" office:value-type="string" office:string-value="Apaul27: 5" calcext:value-type="string">
            <text:p>Apaul27: 5</text:p>
          </table:table-cell>
          <table:table-cell table:style-name="ce11" table:formula="of:=SUMPRODUCT(NOT(ISBLANK([.I239:.AMJ239])))" office:value-type="float" office:value="1" calcext:value-type="float">
            <text:p>1</text:p>
          </table:table-cell>
          <table:table-cell table:number-columns-repeated="71"/>
          <table:table-cell office:value-type="float" office:value="5" calcext:value-type="float">
            <text:p>5</text:p>
          </table:table-cell>
          <table:table-cell table:number-columns-repeated="944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12" calcext:value-type="float">
            <text:p>212</text:p>
          </table:table-cell>
          <table:table-cell table:formula="of:=SUM([.I240:.AMJ240])" office:value-type="float" office:value="5" calcext:value-type="float">
            <text:p>5</text:p>
          </table:table-cell>
          <table:table-cell office:value-type="string" calcext:value-type="string">
            <text:p>Osiris</text:p>
          </table:table-cell>
          <table:table-cell office:value-type="string" calcext:value-type="string">
            <text:p><text:a xlink:href="https://www.doomworld.com/idgames/levels/doom2/m-o/osiris" xlink:type="simple">https://www.doomworld.com/idgames/levels/doom2/m-o/osiris</text:a></text:p>
          </table:table-cell>
          <table:table-cell office:value-type="float" office:value="1996" calcext:value-type="float">
            <text:p>1996</text:p>
          </table:table-cell>
          <table:table-cell table:style-name="ce10" table:number-matrix-columns-spanned="1" table:number-matrix-rows-spanned="1" table:formula="of:=COM.MICROSOFT.TEXTJOIN(&quot;, &quot;; 1; IF(ISBLANK([.I240:.AMJ240]); &quot;&quot;; [.I$2:.AMJ$2] &amp; &quot;: &quot; &amp; [.I240:.AMJ240]))" office:value-type="string" office:string-value="Vorpal: 5" calcext:value-type="string">
            <text:p>Vorpal: 5</text:p>
          </table:table-cell>
          <table:table-cell table:style-name="ce11" table:formula="of:=SUMPRODUCT(NOT(ISBLANK([.I240:.AMJ240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12" calcext:value-type="float">
            <text:p>212</text:p>
          </table:table-cell>
          <table:table-cell table:formula="of:=SUM([.I241:.AMJ241])" office:value-type="float" office:value="5" calcext:value-type="float">
            <text:p>5</text:p>
          </table:table-cell>
          <table:table-cell table:style-name="ce72" office:value-type="string" calcext:value-type="string">
            <text:p>Paranoid</text:p>
          </table:table-cell>
          <table:table-cell office:value-type="string" calcext:value-type="string">
            <text:p><text:a xlink:href="https://www.doomworld.com/idgames/levels/doom2/Ports/p-r/paranoid" xlink:type="simple">https://www.doomworld.com/idgames/levels/doom2/Ports/p-r/paranoid</text:a></text:p>
          </table:table-cell>
          <table:table-cell office:value-type="float" office:value="2010" calcext:value-type="float">
            <text:p>2010</text:p>
          </table:table-cell>
          <table:table-cell table:style-name="ce10" table:number-matrix-columns-spanned="1" table:number-matrix-rows-spanned="1" table:formula="of:=COM.MICROSOFT.TEXTJOIN(&quot;, &quot;; 1; IF(ISBLANK([.I241:.AMJ241]); &quot;&quot;; [.I$2:.AMJ$2] &amp; &quot;: &quot; &amp; [.I241:.AMJ241]))" office:value-type="string" office:string-value="termrork: 5" calcext:value-type="string">
            <text:p>termrork: 5</text:p>
          </table:table-cell>
          <table:table-cell table:style-name="ce11" table:formula="of:=SUMPRODUCT(NOT(ISBLANK([.I241:.AMJ241])))" office:value-type="float" office:value="1" calcext:value-type="float">
            <text:p>1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 table:number-columns-repeated="918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12" calcext:value-type="float">
            <text:p>212</text:p>
          </table:table-cell>
          <table:table-cell table:formula="of:=SUM([.I242:.AMJ242])" office:value-type="float" office:value="5" calcext:value-type="float">
            <text:p>5</text:p>
          </table:table-cell>
          <table:table-cell office:value-type="string" calcext:value-type="string">
            <text:p>Planisphere 2</text:p>
          </table:table-cell>
          <table:table-cell office:value-type="string" calcext:value-type="string">
            <text:p><text:a xlink:href="https://www.doomworld.com/idgames/levels/doom2/Ports/p-r/planisf2" xlink:type="simple">https://www.doomworld.com/idgames/levels/doom2/Ports/p-r/planisf2</text:a></text:p>
          </table:table-cell>
          <table:table-cell office:value-type="float" office:value="2017" calcext:value-type="float">
            <text:p>2017</text:p>
          </table:table-cell>
          <table:table-cell table:style-name="ce10" table:number-matrix-columns-spanned="1" table:number-matrix-rows-spanned="1" table:formula="of:=COM.MICROSOFT.TEXTJOIN(&quot;, &quot;; 1; IF(ISBLANK([.I242:.AMJ242]); &quot;&quot;; [.I$2:.AMJ$2] &amp; &quot;: &quot; &amp; [.I242:.AMJ242]))" office:value-type="string" office:string-value="ax34: 5" calcext:value-type="string">
            <text:p>ax34: 5</text:p>
          </table:table-cell>
          <table:table-cell table:style-name="ce11" table:formula="of:=SUMPRODUCT(NOT(ISBLANK([.I242:.AMJ242])))" office:value-type="float" office:value="1" calcext:value-type="float">
            <text:p>1</text:p>
          </table:table-cell>
          <table:table-cell table:number-columns-repeated="113"/>
          <table:table-cell office:value-type="float" office:value="5" calcext:value-type="float">
            <text:p>5</text:p>
          </table:table-cell>
          <table:table-cell table:number-columns-repeated="902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12" calcext:value-type="float">
            <text:p>212</text:p>
          </table:table-cell>
          <table:table-cell table:formula="of:=SUM([.I243:.AMJ243])" office:value-type="float" office:value="5" calcext:value-type="float">
            <text:p>5</text:p>
          </table:table-cell>
          <table:table-cell office:value-type="string" calcext:value-type="string">
            <text:p>Project Uber</text:p>
          </table:table-cell>
          <table:table-cell office:value-type="string" calcext:value-type="string">
            <text:p><text:a xlink:href="https://www.doomworld.com/vb/wads-mods/67271-project-uber-idgamesd/" xlink:type="simple">https://www.doomworld.com/vb/wads-mods/67271-project-uber-idgamesd/</text:a></text:p>
          </table:table-cell>
          <table:table-cell office:value-type="float" office:value="2014" calcext:value-type="float">
            <text:p>2014</text:p>
          </table:table-cell>
          <table:table-cell table:style-name="ce10" table:number-matrix-columns-spanned="1" table:number-matrix-rows-spanned="1" table:formula="of:=COM.MICROSOFT.TEXTJOIN(&quot;, &quot;; 1; IF(ISBLANK([.I243:.AMJ243]); &quot;&quot;; [.I$2:.AMJ$2] &amp; &quot;: &quot; &amp; [.I243:.AMJ243]))" office:value-type="string" office:string-value="Rince-wind: 5" calcext:value-type="string">
            <text:p>Rince-wind: 5</text:p>
          </table:table-cell>
          <table:table-cell table:style-name="ce11" table:formula="of:=SUMPRODUCT(NOT(ISBLANK([.I243:.AMJ243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12" calcext:value-type="float">
            <text:p>212</text:p>
          </table:table-cell>
          <table:table-cell table:formula="of:=SUM([.I244:.AMJ244])" office:value-type="float" office:value="5" calcext:value-type="float">
            <text:p>5</text:p>
          </table:table-cell>
          <table:table-cell office:value-type="string" calcext:value-type="string">
            <text:p>SELFISH5</text:p>
          </table:table-cell>
          <table:table-cell office:value-type="string" calcext:value-type="string">
            <text:p><text:a xlink:href="https://www.doomworld.com/idgames/levels/doom2/s-u/selfish5" xlink:type="simple">https://www.doomworld.com/idgames/levels/doom2/s-u/selfish5</text:a></text:p>
          </table:table-cell>
          <table:table-cell office:value-type="float" office:value="2005" calcext:value-type="float">
            <text:p>2005</text:p>
          </table:table-cell>
          <table:table-cell table:style-name="ce10" table:number-matrix-columns-spanned="1" table:number-matrix-rows-spanned="1" table:formula="of:=COM.MICROSOFT.TEXTJOIN(&quot;, &quot;; 1; IF(ISBLANK([.I244:.AMJ244]); &quot;&quot;; [.I$2:.AMJ$2] &amp; &quot;: &quot; &amp; [.I244:.AMJ244]))" office:value-type="string" office:string-value="Diabolución: 5" calcext:value-type="string">
            <text:p>Diabolución: 5</text:p>
          </table:table-cell>
          <table:table-cell table:style-name="ce11" table:formula="of:=SUMPRODUCT(NOT(ISBLANK([.I244:.AMJ244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12" calcext:value-type="float">
            <text:p>212</text:p>
          </table:table-cell>
          <table:table-cell table:formula="of:=SUM([.I245:.AMJ245])" office:value-type="float" office:value="5" calcext:value-type="float">
            <text:p>5</text:p>
          </table:table-cell>
          <table:table-cell office:value-type="string" calcext:value-type="string">
            <text:p>Shadows of The Nightmare Realm</text:p>
          </table:table-cell>
          <table:table-cell office:value-type="string" calcext:value-type="string">
            <text:p><text:a xlink:href="https://www.doomworld.com/idgames/levels/doom2/Ports/s-u/sotnr" xlink:type="simple">https://www.doomworld.com/idgames/levels/doom2/Ports/s-u/sotnr</text:a></text:p>
          </table:table-cell>
          <table:table-cell office:value-type="float" office:value="2017" calcext:value-type="float">
            <text:p>2017</text:p>
          </table:table-cell>
          <table:table-cell table:style-name="ce10" table:number-matrix-columns-spanned="1" table:number-matrix-rows-spanned="1" table:formula="of:=COM.MICROSOFT.TEXTJOIN(&quot;, &quot;; 1; IF(ISBLANK([.I245:.AMJ245]); &quot;&quot;; [.I$2:.AMJ$2] &amp; &quot;: &quot; &amp; [.I245:.AMJ245]))" office:value-type="string" office:string-value="4everDoomed: 5" calcext:value-type="string">
            <text:p>4everDoomed: 5</text:p>
          </table:table-cell>
          <table:table-cell table:style-name="ce11" table:formula="of:=SUMPRODUCT(NOT(ISBLANK([.I245:.AMJ245])))" office:value-type="float" office:value="1" calcext:value-type="float">
            <text:p>1</text:p>
          </table:table-cell>
          <table:table-cell table:number-columns-repeated="89"/>
          <table:table-cell office:value-type="float" office:value="5" calcext:value-type="float">
            <text:p>5</text:p>
          </table:table-cell>
          <table:table-cell table:number-columns-repeated="926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12" calcext:value-type="float">
            <text:p>212</text:p>
          </table:table-cell>
          <table:table-cell table:formula="of:=SUM([.I246:.AMJ246])" office:value-type="float" office:value="5" calcext:value-type="float">
            <text:p>5</text:p>
          </table:table-cell>
          <table:table-cell office:value-type="string" calcext:value-type="string">
            <text:p>Simply Phobos</text:p>
          </table:table-cell>
          <table:table-cell office:value-type="string" calcext:value-type="string">
            <text:p><text:a xlink:href="https://www.doomworld.com/idgames/levels/doom/Ports/p-r/pe1_phob" xlink:type="simple">https://www.doomworld.com/idgames/levels/doom/Ports/p-r/pe1_phob</text:a></text:p>
          </table:table-cell>
          <table:table-cell office:value-type="float" office:value="2010" calcext:value-type="float">
            <text:p>2010</text:p>
          </table:table-cell>
          <table:table-cell table:style-name="ce10" table:number-matrix-columns-spanned="1" table:number-matrix-rows-spanned="1" table:formula="of:=COM.MICROSOFT.TEXTJOIN(&quot;, &quot;; 1; IF(ISBLANK([.I246:.AMJ246]); &quot;&quot;; [.I$2:.AMJ$2] &amp; &quot;: &quot; &amp; [.I246:.AMJ246]))" office:value-type="string" office:string-value="Diabolución: 5" calcext:value-type="string">
            <text:p>Diabolución: 5</text:p>
          </table:table-cell>
          <table:table-cell table:style-name="ce11" table:formula="of:=SUMPRODUCT(NOT(ISBLANK([.I246:.AMJ246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12" calcext:value-type="float">
            <text:p>212</text:p>
          </table:table-cell>
          <table:table-cell table:formula="of:=SUM([.I247:.AMJ247])" office:value-type="float" office:value="5" calcext:value-type="float">
            <text:p>5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idgames/deathmatch/skulltag/spacedm9" xlink:type="simple">https://www.doomworld.com/idgames/deathmatch/skulltag/spacedm9</text:a></text:p>
          </table:table-cell>
          <table:table-cell office:value-type="float" office:value="2011" calcext:value-type="float">
            <text:p>2011</text:p>
          </table:table-cell>
          <table:table-cell table:style-name="ce10" table:number-matrix-columns-spanned="1" table:number-matrix-rows-spanned="1" table:formula="of:=COM.MICROSOFT.TEXTJOIN(&quot;, &quot;; 1; IF(ISBLANK([.I247:.AMJ247]); &quot;&quot;; [.I$2:.AMJ$2] &amp; &quot;: &quot; &amp; [.I247:.AMJ247]))" office:value-type="string" office:string-value="Ed: 5" calcext:value-type="string">
            <text:p>Ed: 5</text:p>
          </table:table-cell>
          <table:table-cell table:style-name="ce11" table:formula="of:=SUMPRODUCT(NOT(ISBLANK([.I247:.AMJ247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12" calcext:value-type="float">
            <text:p>212</text:p>
          </table:table-cell>
          <table:table-cell table:formula="of:=SUM([.I248:.AMJ248])" office:value-type="float" office:value="5" calcext:value-type="float">
            <text:p>5</text:p>
          </table:table-cell>
          <table:table-cell office:value-type="string" calcext:value-type="string">
            <text:p>The Slayer</text:p>
          </table:table-cell>
          <table:table-cell office:value-type="string" calcext:value-type="string">
            <text:p><text:a xlink:href="https://www.doomworld.com/idgames/levels/doom2/s-u/slayer" xlink:type="simple">https://www.doomworld.com/idgames/levels/doom2/s-u/slayer</text:a></text:p>
          </table:table-cell>
          <table:table-cell office:value-type="float" office:value="2002" calcext:value-type="float">
            <text:p>2002</text:p>
          </table:table-cell>
          <table:table-cell table:style-name="ce10" table:number-matrix-columns-spanned="1" table:number-matrix-rows-spanned="1" table:formula="of:=COM.MICROSOFT.TEXTJOIN(&quot;, &quot;; 1; IF(ISBLANK([.I248:.AMJ248]); &quot;&quot;; [.I$2:.AMJ$2] &amp; &quot;: &quot; &amp; [.I248:.AMJ248]))" office:value-type="string" office:string-value="Vorpal: 5" calcext:value-type="string">
            <text:p>Vorpal: 5</text:p>
          </table:table-cell>
          <table:table-cell table:style-name="ce11" table:formula="of:=SUMPRODUCT(NOT(ISBLANK([.I248:.AMJ248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12" calcext:value-type="float">
            <text:p>212</text:p>
          </table:table-cell>
          <table:table-cell table:formula="of:=SUM([.I249:.AMJ249])" office:value-type="float" office:value="5" calcext:value-type="float">
            <text:p>5</text:p>
          </table:table-cell>
          <table:table-cell table:style-name="ce72" office:value-type="string" calcext:value-type="string">
            <text:p>The Ultimate Doom II </text:p>
          </table:table-cell>
          <table:table-cell office:value-type="string" calcext:value-type="string">
            <text:p><text:a xlink:href="https://www.doomworld.com/forum/topic/74280-the-ultimate-doom-ii-doom-ii-levels-remade/" xlink:type="simple">https://www.doomworld.com/forum/topic/74280-the-ultimate-doom-ii-doom-ii-levels-remade/</text:a></text:p>
          </table:table-cell>
          <table:table-cell office:value-type="float" office:value="2015" calcext:value-type="float">
            <text:p>2015</text:p>
          </table:table-cell>
          <table:table-cell table:style-name="ce10" table:number-matrix-columns-spanned="1" table:number-matrix-rows-spanned="1" table:formula="of:=COM.MICROSOFT.TEXTJOIN(&quot;, &quot;; 1; IF(ISBLANK([.I249:.AMJ249]); &quot;&quot;; [.I$2:.AMJ$2] &amp; &quot;: &quot; &amp; [.I249:.AMJ249]))" office:value-type="string" office:string-value="Ivory Duke: 5" calcext:value-type="string">
            <text:p>Ivory Duke: 5</text:p>
          </table:table-cell>
          <table:table-cell table:style-name="ce11" table:formula="of:=SUMPRODUCT(NOT(ISBLANK([.I249:.AMJ249])))" office:value-type="float" office:value="1" calcext:value-type="float">
            <text:p>1</text:p>
          </table:table-cell>
          <table:table-cell table:number-columns-repeated="109"/>
          <table:table-cell office:value-type="float" office:value="5" calcext:value-type="float">
            <text:p>5</text:p>
          </table:table-cell>
          <table:table-cell table:number-columns-repeated="906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12" calcext:value-type="float">
            <text:p>212</text:p>
          </table:table-cell>
          <table:table-cell table:formula="of:=SUM([.I250:.AMJ250])" office:value-type="float" office:value="5" calcext:value-type="float">
            <text:p>5</text:p>
          </table:table-cell>
          <table:table-cell office:value-type="string" calcext:value-type="string">
            <text:p>Vulkan Episode 1</text:p>
          </table:table-cell>
          <table:table-cell office:value-type="string" calcext:value-type="string">
            <text:p><text:a xlink:href="https://www.doomworld.com/idgames/levels/doom2/Ports/v-z/vulkan" xlink:type="simple">https://www.doomworld.com/idgames/levels/doom2/Ports/v-z/vulkan</text:a></text:p>
          </table:table-cell>
          <table:table-cell office:value-type="float" office:value="2017" calcext:value-type="float">
            <text:p>2017</text:p>
          </table:table-cell>
          <table:table-cell table:style-name="ce10" table:number-matrix-columns-spanned="1" table:number-matrix-rows-spanned="1" table:formula="of:=COM.MICROSOFT.TEXTJOIN(&quot;, &quot;; 1; IF(ISBLANK([.I250:.AMJ250]); &quot;&quot;; [.I$2:.AMJ$2] &amp; &quot;: &quot; &amp; [.I250:.AMJ250]))" office:value-type="string" office:string-value="HyperLuke: 5" calcext:value-type="string">
            <text:p>HyperLuke: 5</text:p>
          </table:table-cell>
          <table:table-cell table:style-name="ce11" table:formula="of:=SUMPRODUCT(NOT(ISBLANK([.I250:.AMJ250])))" office:value-type="float" office:value="1" calcext:value-type="float">
            <text:p>1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12" calcext:value-type="float">
            <text:p>212</text:p>
          </table:table-cell>
          <table:table-cell table:formula="of:=SUM([.I251:.AMJ251])" office:value-type="float" office:value="5" calcext:value-type="float">
            <text:p>5</text:p>
          </table:table-cell>
          <table:table-cell office:value-type="string" calcext:value-type="string">
            <text:p>Way 2 Many Dead Guys</text:p>
          </table:table-cell>
          <table:table-cell office:value-type="string" calcext:value-type="string">
            <text:p><text:a xlink:href="https://www.doomworld.com/vb/wads-mods/71259-way-too-many-dead-guys-map05-alpha-available/" xlink:type="simple">https://www.doomworld.com/vb/wads-mods/71259-way-too-many-dead-guys-map05-alpha-available/</text:a></text:p>
          </table:table-cell>
          <table:table-cell office:value-type="float" office:value="2014" calcext:value-type="float">
            <text:p>2014</text:p>
          </table:table-cell>
          <table:table-cell table:style-name="ce10" table:number-matrix-columns-spanned="1" table:number-matrix-rows-spanned="1" table:formula="of:=COM.MICROSOFT.TEXTJOIN(&quot;, &quot;; 1; IF(ISBLANK([.I251:.AMJ251]); &quot;&quot;; [.I$2:.AMJ$2] &amp; &quot;: &quot; &amp; [.I251:.AMJ251]))" office:value-type="string" office:string-value="Nancsi: 5" calcext:value-type="string">
            <text:p>Nancsi: 5</text:p>
          </table:table-cell>
          <table:table-cell table:style-name="ce11" table:formula="of:=SUMPRODUCT(NOT(ISBLANK([.I251:.AMJ251])))" office:value-type="float" office:value="1" calcext:value-type="float">
            <text:p>1</text:p>
          </table:table-cell>
          <table:table-cell table:number-columns-repeated="80"/>
          <table:table-cell office:value-type="float" office:value="5" calcext:value-type="float">
            <text:p>5</text:p>
          </table:table-cell>
          <table:table-cell table:number-columns-repeated="935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12" calcext:value-type="float">
            <text:p>212</text:p>
          </table:table-cell>
          <table:table-cell table:formula="of:=SUM([.I252:.AMJ252])" office:value-type="float" office:value="5" calcext:value-type="float">
            <text:p>5</text:p>
          </table:table-cell>
          <table:table-cell office:value-type="string" calcext:value-type="string">
            <text:p>ZBloodpack</text:p>
          </table:table-cell>
          <table:table-cell office:value-type="string" calcext:value-type="string">
            <text:p><text:a xlink:href="https://www.moddb.com/mods/bloodpack" xlink:type="simple">https://www.moddb.com/mods/bloodpack</text:a></text:p>
          </table:table-cell>
          <table:table-cell office:value-type="float" office:value="2005" calcext:value-type="float">
            <text:p>2005</text:p>
          </table:table-cell>
          <table:table-cell table:style-name="ce10" table:number-matrix-columns-spanned="1" table:number-matrix-rows-spanned="1" table:formula="of:=COM.MICROSOFT.TEXTJOIN(&quot;, &quot;; 1; IF(ISBLANK([.I252:.AMJ252]); &quot;&quot;; [.I$2:.AMJ$2] &amp; &quot;: &quot; &amp; [.I252:.AMJ252]))" office:value-type="string" office:string-value="smeghammer: 5" calcext:value-type="string">
            <text:p>smeghammer: 5</text:p>
          </table:table-cell>
          <table:table-cell table:style-name="ce11" table:formula="of:=SUMPRODUCT(NOT(ISBLANK([.I252:.AMJ252])))" office:value-type="float" office:value="1" calcext:value-type="float">
            <text:p>1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7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12" calcext:value-type="float">
            <text:p>212</text:p>
          </table:table-cell>
          <table:table-cell table:formula="of:=SUM([.I253:.AMJ253])" office:value-type="float" office:value="5" calcext:value-type="float">
            <text:p>5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<text:a xlink:href="https://www.doomworld.com/idgames/levels/doom2/Ports/v-z/zendyn_x" xlink:type="simple">https://www.doomworld.com/idgames/levels/doom2/Ports/v-z/zendyn_x</text:a></text:p>
          </table:table-cell>
          <table:table-cell office:value-type="float" office:value="2006" calcext:value-type="float">
            <text:p>2006</text:p>
          </table:table-cell>
          <table:table-cell table:style-name="ce10" table:number-matrix-columns-spanned="1" table:number-matrix-rows-spanned="1" table:formula="of:=COM.MICROSOFT.TEXTJOIN(&quot;, &quot;; 1; IF(ISBLANK([.I253:.AMJ253]); &quot;&quot;; [.I$2:.AMJ$2] &amp; &quot;: &quot; &amp; [.I253:.AMJ253]))" office:value-type="string" office:string-value="Phobus: 4, TechnoDoomed1: 1" calcext:value-type="string">
            <text:p>Phobus: 4, TechnoDoomed1: 1</text:p>
          </table:table-cell>
          <table:table-cell table:style-name="ce11" table:formula="of:=SUMPRODUCT(NOT(ISBLANK([.I253:.AMJ253])))" office:value-type="float" office:value="2" calcext:value-type="float">
            <text:p>2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51" calcext:value-type="float">
            <text:p>251</text:p>
          </table:table-cell>
          <table:table-cell table:formula="of:=SUM([.I254:.AMJ254])" office:value-type="float" office:value="4" calcext:value-type="float">
            <text:p>4</text:p>
          </table:table-cell>
          <table:table-cell office:value-type="string" calcext:value-type="string">
            <text:p>Batman Doom: Reborn</text:p>
          </table:table-cell>
          <table:table-cell office:value-type="string" calcext:value-type="string">
            <text:p><text:a xlink:href="https://forum.zdoom.org/viewtopic.php?t=47680#p810207" xlink:type="simple">https://forum.zdoom.org/viewtopic.php?t=47680#p810207</text:a></text:p>
          </table:table-cell>
          <table:table-cell office:value-type="float" office:value="2015" calcext:value-type="float">
            <text:p>2015</text:p>
          </table:table-cell>
          <table:table-cell table:style-name="ce10" table:number-matrix-columns-spanned="1" table:number-matrix-rows-spanned="1" table:formula="of:=COM.MICROSOFT.TEXTJOIN(&quot;, &quot;; 1; IF(ISBLANK([.I254:.AMJ254]); &quot;&quot;; [.I$2:.AMJ$2] &amp; &quot;: &quot; &amp; [.I254:.AMJ254]))" office:value-type="string" office:string-value="ax34: 4" calcext:value-type="string">
            <text:p>ax34: 4</text:p>
          </table:table-cell>
          <table:table-cell table:style-name="ce11" table:formula="of:=SUMPRODUCT(NOT(ISBLANK([.I254:.AMJ254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51" calcext:value-type="float">
            <text:p>251</text:p>
          </table:table-cell>
          <table:table-cell table:formula="of:=SUM([.I255:.AMJ255])" office:value-type="float" office:value="4" calcext:value-type="float">
            <text:p>4</text:p>
          </table:table-cell>
          <table:table-cell office:value-type="string" calcext:value-type="string">
            <text:p>Chord 2</text:p>
          </table:table-cell>
          <table:table-cell office:value-type="string" calcext:value-type="string">
            <text:p><text:a xlink:href="https://www.doomworld.com/idgames/levels/doom2/a-c/chord2" xlink:type="simple">https://www.doomworld.com/idgames/levels/doom2/a-c/chord2</text:a></text:p>
          </table:table-cell>
          <table:table-cell office:value-type="float" office:value="1997" calcext:value-type="float">
            <text:p>1997</text:p>
          </table:table-cell>
          <table:table-cell table:style-name="ce10" table:number-matrix-columns-spanned="1" table:number-matrix-rows-spanned="1" table:formula="of:=COM.MICROSOFT.TEXTJOIN(&quot;, &quot;; 1; IF(ISBLANK([.I255:.AMJ255]); &quot;&quot;; [.I$2:.AMJ$2] &amp; &quot;: &quot; &amp; [.I255:.AMJ255]))" office:value-type="string" office:string-value="Paul977: 4" calcext:value-type="string">
            <text:p>Paul977: 4</text:p>
          </table:table-cell>
          <table:table-cell table:style-name="ce11" table:formula="of:=SUMPRODUCT(NOT(ISBLANK([.I255:.AMJ255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70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51" calcext:value-type="float">
            <text:p>251</text:p>
          </table:table-cell>
          <table:table-cell table:formula="of:=SUM([.I256:.AMJ256])" office:value-type="float" office:value="4" calcext:value-type="float">
            <text:p>4</text:p>
          </table:table-cell>
          <table:table-cell office:value-type="string" calcext:value-type="string">
            <text:p>City of DooM (Part I)</text:p>
          </table:table-cell>
          <table:table-cell office:value-type="string" calcext:value-type="string">
            <text:p><text:a xlink:href="https://www.doomworld.com/files/file/10874-city-of-doom-part-i-beta-1-11/" xlink:type="simple">https://www.doomworld.com/files/file/10874-city-of-doom-part-i-beta-1-11/</text:a></text:p>
          </table:table-cell>
          <table:table-cell office:value-type="float" office:value="2000" calcext:value-type="float">
            <text:p>2000</text:p>
          </table:table-cell>
          <table:table-cell table:style-name="ce10" table:number-matrix-columns-spanned="1" table:number-matrix-rows-spanned="1" table:formula="of:=COM.MICROSOFT.TEXTJOIN(&quot;, &quot;; 1; IF(ISBLANK([.I256:.AMJ256]); &quot;&quot;; [.I$2:.AMJ$2] &amp; &quot;: &quot; &amp; [.I256:.AMJ256]))" office:value-type="string" office:string-value="ax34: 4" calcext:value-type="string">
            <text:p>ax34: 4</text:p>
          </table:table-cell>
          <table:table-cell table:style-name="ce11" table:formula="of:=SUMPRODUCT(NOT(ISBLANK([.I256:.AMJ256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51" calcext:value-type="float">
            <text:p>251</text:p>
          </table:table-cell>
          <table:table-cell table:formula="of:=SUM([.I257:.AMJ257])" office:value-type="float" office:value="4" calcext:value-type="float">
            <text:p>4</text:p>
          </table:table-cell>
          <table:table-cell office:value-type="string" calcext:value-type="string">
            <text:p>Coffee Break Episode 1</text:p>
          </table:table-cell>
          <table:table-cell office:value-type="string" calcext:value-type="string">
            <text:p><text:a xlink:href="https://www.doomworld.com/idgames/levels/doom2/Ports/a-c/cafebrk1" xlink:type="simple">https://www.doomworld.com/idgames/levels/doom2/Ports/a-c/cafebrk1</text:a></text:p>
          </table:table-cell>
          <table:table-cell office:value-type="float" office:value="2012" calcext:value-type="float">
            <text:p>2012</text:p>
          </table:table-cell>
          <table:table-cell table:style-name="ce10" table:number-matrix-columns-spanned="1" table:number-matrix-rows-spanned="1" table:formula="of:=COM.MICROSOFT.TEXTJOIN(&quot;, &quot;; 1; IF(ISBLANK([.I257:.AMJ257]); &quot;&quot;; [.I$2:.AMJ$2] &amp; &quot;: &quot; &amp; [.I257:.AMJ257]))" office:value-type="string" office:string-value="eharper256: 4" calcext:value-type="string">
            <text:p>eharper256: 4</text:p>
          </table:table-cell>
          <table:table-cell table:style-name="ce11" table:formula="of:=SUMPRODUCT(NOT(ISBLANK([.I257:.AMJ257])))" office:value-type="float" office:value="1" calcext:value-type="float">
            <text:p>1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908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51" calcext:value-type="float">
            <text:p>251</text:p>
          </table:table-cell>
          <table:table-cell table:formula="of:=SUM([.I258:.AMJ258])" office:value-type="float" office:value="4" calcext:value-type="float">
            <text:p>4</text:p>
          </table:table-cell>
          <table:table-cell office:value-type="string" calcext:value-type="string">
            <text:p>Combat Shock 2</text:p>
          </table:table-cell>
          <table:table-cell office:value-type="string" calcext:value-type="string">
            <text:p><text:a xlink:href="https://www.doomworld.com/idgames/levels/doom2/Ports/a-c/c-shock2" xlink:type="simple">https://www.doomworld.com/idgames/levels/doom2/Ports/a-c/c-shock2</text:a></text:p>
          </table:table-cell>
          <table:table-cell office:value-type="float" office:value="2012" calcext:value-type="float">
            <text:p>2012</text:p>
          </table:table-cell>
          <table:table-cell table:style-name="ce10" table:number-matrix-columns-spanned="1" table:number-matrix-rows-spanned="1" table:formula="of:=COM.MICROSOFT.TEXTJOIN(&quot;, &quot;; 1; IF(ISBLANK([.I258:.AMJ258]); &quot;&quot;; [.I$2:.AMJ$2] &amp; &quot;: &quot; &amp; [.I258:.AMJ258]))" office:value-type="string" office:string-value="Cynical: 1, Nate River: 3" calcext:value-type="string">
            <text:p>Cynical: 1, Nate River: 3</text:p>
          </table:table-cell>
          <table:table-cell table:style-name="ce11" table:formula="of:=SUMPRODUCT(NOT(ISBLANK([.I258:.AMJ258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981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51" calcext:value-type="float">
            <text:p>251</text:p>
          </table:table-cell>
          <table:table-cell table:formula="of:=SUM([.I259:.AMJ259])" office:value-type="float" office:value="4" calcext:value-type="float">
            <text:p>4</text:p>
          </table:table-cell>
          <table:table-cell office:value-type="string" calcext:value-type="string">
            <text:p>Crimson Horizon</text:p>
          </table:table-cell>
          <table:table-cell office:value-type="string" calcext:value-type="string">
            <text:p><text:a xlink:href="https://www.doomworld.com/idgames/levels/doom2/Ports/a-c/crimsonh" xlink:type="simple">https://www.doomworld.com/idgames/levels/doom2/Ports/a-c/crimsonh</text:a></text:p>
          </table:table-cell>
          <table:table-cell office:value-type="float" office:value="2009" calcext:value-type="float">
            <text:p>2009</text:p>
          </table:table-cell>
          <table:table-cell table:style-name="ce10" table:number-matrix-columns-spanned="1" table:number-matrix-rows-spanned="1" table:formula="of:=COM.MICROSOFT.TEXTJOIN(&quot;, &quot;; 1; IF(ISBLANK([.I259:.AMJ259]); &quot;&quot;; [.I$2:.AMJ$2] &amp; &quot;: &quot; &amp; [.I259:.AMJ259]))" office:value-type="string" office:string-value="Paul977: 4" calcext:value-type="string">
            <text:p>Paul977: 4</text:p>
          </table:table-cell>
          <table:table-cell table:style-name="ce11" table:formula="of:=SUMPRODUCT(NOT(ISBLANK([.I259:.AMJ259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70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51" calcext:value-type="float">
            <text:p>251</text:p>
          </table:table-cell>
          <table:table-cell table:formula="of:=SUM([.I260:.AMJ260])" office:value-type="float" office:value="4" calcext:value-type="float">
            <text:p>4</text:p>
          </table:table-cell>
          <table:table-cell office:value-type="string" calcext:value-type="string">
            <text:p>Crucified Dreams</text:p>
          </table:table-cell>
          <table:table-cell office:value-type="string" calcext:value-type="string">
            <text:p><text:a xlink:href="https://www.doomworld.com/idgames/levels/doom2/deathmatch/Ports/megawads/crudream" xlink:type="simple">https://www.doomworld.com/idgames/levels/doom2/deathmatch/Ports/megawads/crudream</text:a></text:p>
          </table:table-cell>
          <table:table-cell office:value-type="float" office:value="2006" calcext:value-type="float">
            <text:p>2006</text:p>
          </table:table-cell>
          <table:table-cell table:style-name="ce10" table:number-matrix-columns-spanned="1" table:number-matrix-rows-spanned="1" table:formula="of:=COM.MICROSOFT.TEXTJOIN(&quot;, &quot;; 1; IF(ISBLANK([.I260:.AMJ260]); &quot;&quot;; [.I$2:.AMJ$2] &amp; &quot;: &quot; &amp; [.I260:.AMJ260]))" office:value-type="string" office:string-value="Soundblock: 4" calcext:value-type="string">
            <text:p>Soundblock: 4</text:p>
          </table:table-cell>
          <table:table-cell table:style-name="ce11" table:formula="of:=SUMPRODUCT(NOT(ISBLANK([.I260:.AMJ260])))" office:value-type="float" office:value="1" calcext:value-type="float">
            <text:p>1</text:p>
          </table:table-cell>
          <table:table-cell table:number-columns-repeated="51"/>
          <table:table-cell office:value-type="float" office:value="4" calcext:value-type="float">
            <text:p>4</text:p>
          </table:table-cell>
          <table:table-cell table:number-columns-repeated="964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251" calcext:value-type="float">
            <text:p>251</text:p>
          </table:table-cell>
          <table:table-cell table:formula="of:=SUM([.I261:.AMJ261])" office:value-type="float" office:value="4" calcext:value-type="float">
            <text:p>4</text:p>
          </table:table-cell>
          <table:table-cell office:value-type="string" calcext:value-type="string">
            <text:p>Damned City 2</text:p>
          </table:table-cell>
          <table:table-cell office:value-type="string" calcext:value-type="string">
            <text:p><text:a xlink:href="https://www.doomworld.com/idgames/levels/doom2/Ports/d-f/dcity2_5" xlink:type="simple">https://www.doomworld.com/idgames/levels/doom2/Ports/d-f/dcity2_5</text:a></text:p>
          </table:table-cell>
          <table:table-cell office:value-type="float" office:value="2019" calcext:value-type="float">
            <text:p>2019</text:p>
          </table:table-cell>
          <table:table-cell table:style-name="ce10" table:number-matrix-columns-spanned="1" table:number-matrix-rows-spanned="1" table:formula="of:=COM.MICROSOFT.TEXTJOIN(&quot;, &quot;; 1; IF(ISBLANK([.I261:.AMJ261]); &quot;&quot;; [.I$2:.AMJ$2] &amp; &quot;: &quot; &amp; [.I261:.AMJ261]))" office:value-type="string" office:string-value="ax34: 4" calcext:value-type="string">
            <text:p>ax34: 4</text:p>
          </table:table-cell>
          <table:table-cell table:style-name="ce11" table:formula="of:=SUMPRODUCT(NOT(ISBLANK([.I261:.AMJ261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251" calcext:value-type="float">
            <text:p>251</text:p>
          </table:table-cell>
          <table:table-cell table:formula="of:=SUM([.I262:.AMJ262])" office:value-type="float" office:value="4" calcext:value-type="float">
            <text:p>4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<text:a xlink:href="https://www.doomworld.com/idgames/levels/doom2/Ports/d-f/dark7" xlink:type="simple">https://www.doomworld.com/idgames/levels/doom2/Ports/d-f/dark7</text:a></text:p>
          </table:table-cell>
          <table:table-cell office:value-type="float" office:value="2002" calcext:value-type="float">
            <text:p>2002</text:p>
          </table:table-cell>
          <table:table-cell table:style-name="ce10" table:number-matrix-columns-spanned="1" table:number-matrix-rows-spanned="1" table:formula="of:=COM.MICROSOFT.TEXTJOIN(&quot;, &quot;; 1; IF(ISBLANK([.I262:.AMJ262]); &quot;&quot;; [.I$2:.AMJ$2] &amp; &quot;: &quot; &amp; [.I262:.AMJ262]))" office:value-type="string" office:string-value="smeghammer: 4" calcext:value-type="string">
            <text:p>smeghammer: 4</text:p>
          </table:table-cell>
          <table:table-cell table:style-name="ce11" table:formula="of:=SUMPRODUCT(NOT(ISBLANK([.I262:.AMJ262])))" office:value-type="float" office:value="1" calcext:value-type="float">
            <text:p>1</text:p>
          </table:table-cell>
          <table:table-cell table:number-columns-repeated="118"/>
          <table:table-cell office:value-type="float" office:value="4" calcext:value-type="float">
            <text:p>4</text:p>
          </table:table-cell>
          <table:table-cell table:number-columns-repeated="897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251" calcext:value-type="float">
            <text:p>251</text:p>
          </table:table-cell>
          <table:table-cell table:formula="of:=SUM([.I263:.AMJ263])" office:value-type="float" office:value="4" calcext:value-type="float">
            <text:p>4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<text:a xlink:href="https://www.doomworld.com/idgames/levels/doom2/d-f/earth" xlink:type="simple">https://www.doomworld.com/idgames/levels/doom2/d-f/earth</text:a></text:p>
          </table:table-cell>
          <table:table-cell office:value-type="float" office:value="1998" calcext:value-type="float">
            <text:p>1998</text:p>
          </table:table-cell>
          <table:table-cell table:style-name="ce10" table:number-matrix-columns-spanned="1" table:number-matrix-rows-spanned="1" table:formula="of:=COM.MICROSOFT.TEXTJOIN(&quot;, &quot;; 1; IF(ISBLANK([.I263:.AMJ263]); &quot;&quot;; [.I$2:.AMJ$2] &amp; &quot;: &quot; &amp; [.I263:.AMJ263]))" office:value-type="string" office:string-value="ShoDemo: 3, TheNerdTurtle2: 1" calcext:value-type="string">
            <text:p>ShoDemo: 3, TheNerdTurtle2: 1</text:p>
          </table:table-cell>
          <table:table-cell table:style-name="ce11" table:formula="of:=SUMPRODUCT(NOT(ISBLANK([.I263:.AMJ263])))" office:value-type="float" office:value="2" calcext:value-type="float">
            <text:p>2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39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251" calcext:value-type="float">
            <text:p>251</text:p>
          </table:table-cell>
          <table:table-cell table:formula="of:=SUM([.I264:.AMJ264])" office:value-type="float" office:value="4" calcext:value-type="float">
            <text:p>4</text:p>
          </table:table-cell>
          <table:table-cell office:value-type="string" calcext:value-type="string">
            <text:p>Empyrion</text:p>
          </table:table-cell>
          <table:table-cell office:value-type="string" calcext:value-type="string">
            <text:p><text:a xlink:href="https://www.doomworld.com/forum/topic/94601-empyrion_v39-14-udmf-coop-maps-with-single-player-support/" xlink:type="simple">https://www.doomworld.com/forum/topic/94601-empyrion_v39-14-udmf-coop-maps-with-single-player-support/</text:a></text:p>
          </table:table-cell>
          <table:table-cell office:value-type="float" office:value="2017" calcext:value-type="float">
            <text:p>2017</text:p>
          </table:table-cell>
          <table:table-cell table:style-name="ce10" table:number-matrix-columns-spanned="1" table:number-matrix-rows-spanned="1" table:formula="of:=COM.MICROSOFT.TEXTJOIN(&quot;, &quot;; 1; IF(ISBLANK([.I264:.AMJ264]); &quot;&quot;; [.I$2:.AMJ$2] &amp; &quot;: &quot; &amp; [.I264:.AMJ264]))" office:value-type="string" office:string-value="Gaia74: 4" calcext:value-type="string">
            <text:p>Gaia74: 4</text:p>
          </table:table-cell>
          <table:table-cell table:style-name="ce11" table:formula="of:=SUMPRODUCT(NOT(ISBLANK([.I264:.AMJ264])))" office:value-type="float" office:value="1" calcext:value-type="float">
            <text:p>1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925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251" calcext:value-type="float">
            <text:p>251</text:p>
          </table:table-cell>
          <table:table-cell table:formula="of:=SUM([.I265:.AMJ265])" office:value-type="float" office:value="4" calcext:value-type="float">
            <text:p>4</text:p>
          </table:table-cell>
          <table:table-cell office:value-type="string" calcext:value-type="string">
            <text:p>Imp Encounter</text:p>
          </table:table-cell>
          <table:table-cell office:value-type="string" calcext:value-type="string">
            <text:p><text:a xlink:href="https://www.doomworld.com/idgames/levels/doom2/Ports/g-i/impencse" xlink:type="simple">https://www.doomworld.com/idgames/levels/doom2/Ports/g-i/impencse</text:a></text:p>
          </table:table-cell>
          <table:table-cell office:value-type="float" office:value="2003" calcext:value-type="float">
            <text:p>2003</text:p>
          </table:table-cell>
          <table:table-cell table:style-name="ce10" table:number-matrix-columns-spanned="1" table:number-matrix-rows-spanned="1" table:formula="of:=COM.MICROSOFT.TEXTJOIN(&quot;, &quot;; 1; IF(ISBLANK([.I265:.AMJ265]); &quot;&quot;; [.I$2:.AMJ$2] &amp; &quot;: &quot; &amp; [.I265:.AMJ265]))" office:value-type="string" office:string-value="AnonimVio: 4" calcext:value-type="string">
            <text:p>AnonimVio: 4</text:p>
          </table:table-cell>
          <table:table-cell table:style-name="ce11" table:formula="of:=SUMPRODUCT(NOT(ISBLANK([.I265:.AMJ265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1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251" calcext:value-type="float">
            <text:p>251</text:p>
          </table:table-cell>
          <table:table-cell table:formula="of:=SUM([.I266:.AMJ266])" office:value-type="float" office:value="4" calcext:value-type="float">
            <text:p>4</text:p>
          </table:table-cell>
          <table:table-cell office:value-type="string" calcext:value-type="string">
            <text:p>Jiffy Bag</text:p>
          </table:table-cell>
          <table:table-cell office:value-type="string" calcext:value-type="string">
            <text:p><text:a xlink:href="https://www.doomworld.com/forum/topic/74792-jiffy-bag-a-speedmap-megawad-rc2-released/" xlink:type="simple">https://www.doomworld.com/forum/topic/74792-jiffy-bag-a-speedmap-megawad-rc2-released/</text:a></text:p>
          </table:table-cell>
          <table:table-cell office:value-type="float" office:value="2015" calcext:value-type="float">
            <text:p>2015</text:p>
          </table:table-cell>
          <table:table-cell table:style-name="ce10" table:number-matrix-columns-spanned="1" table:number-matrix-rows-spanned="1" table:formula="of:=COM.MICROSOFT.TEXTJOIN(&quot;, &quot;; 1; IF(ISBLANK([.I266:.AMJ266]); &quot;&quot;; [.I$2:.AMJ$2] &amp; &quot;: &quot; &amp; [.I266:.AMJ266]))" office:value-type="string" office:string-value="TheNerdTurtle2: 4" calcext:value-type="string">
            <text:p>TheNerdTurtle2: 4</text:p>
          </table:table-cell>
          <table:table-cell table:style-name="ce11" table:formula="of:=SUMPRODUCT(NOT(ISBLANK([.I266:.AMJ266])))" office:value-type="float" office:value="1" calcext:value-type="float">
            <text:p>1</text:p>
          </table:table-cell>
          <table:table-cell table:number-columns-repeated="76"/>
          <table:table-cell office:value-type="float" office:value="4" calcext:value-type="float">
            <text:p>4</text:p>
          </table:table-cell>
          <table:table-cell table:number-columns-repeated="939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251" calcext:value-type="float">
            <text:p>251</text:p>
          </table:table-cell>
          <table:table-cell table:formula="of:=SUM([.I267:.AMJ267])" office:value-type="float" office:value="4" calcext:value-type="float">
            <text:p>4</text:p>
          </table:table-cell>
          <table:table-cell office:value-type="string" calcext:value-type="string">
            <text:p>Khorus</text:p>
          </table:table-cell>
          <table:table-cell office:value-type="string" calcext:value-type="string">
            <text:p><text:a xlink:href="https://www.doomworld.com/idgames/levels/doom2/Ports/j-l/khorus" xlink:type="simple">https://www.doomworld.com/idgames/levels/doom2/Ports/j-l/khorus</text:a></text:p>
          </table:table-cell>
          <table:table-cell office:value-type="float" office:value="2012" calcext:value-type="float">
            <text:p>2012</text:p>
          </table:table-cell>
          <table:table-cell table:style-name="ce10" table:number-matrix-columns-spanned="1" table:number-matrix-rows-spanned="1" table:formula="of:=COM.MICROSOFT.TEXTJOIN(&quot;, &quot;; 1; IF(ISBLANK([.I267:.AMJ267]); &quot;&quot;; [.I$2:.AMJ$2] &amp; &quot;: &quot; &amp; [.I267:.AMJ267]))" office:value-type="string" office:string-value="NuMetalManiak: 4" calcext:value-type="string">
            <text:p>NuMetalManiak: 4</text:p>
          </table:table-cell>
          <table:table-cell table:style-name="ce11" table:formula="of:=SUMPRODUCT(NOT(ISBLANK([.I267:.AMJ267])))" office:value-type="float" office:value="1" calcext:value-type="float">
            <text:p>1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251" calcext:value-type="float">
            <text:p>251</text:p>
          </table:table-cell>
          <table:table-cell table:formula="of:=SUM([.I268:.AMJ268])" office:value-type="float" office:value="4" calcext:value-type="float">
            <text:p>4</text:p>
          </table:table-cell>
          <table:table-cell office:value-type="string" calcext:value-type="string">
            <text:p>Mapgame</text:p>
          </table:table-cell>
          <table:table-cell office:value-type="string" calcext:value-type="string">
            <text:p><text:a xlink:href="https://www.doomworld.com/files/file/15671-mapgame/" xlink:type="simple">https://www.doomworld.com/files/file/15671-mapgame/</text:a></text:p>
          </table:table-cell>
          <table:table-cell office:value-type="float" office:value="2009" calcext:value-type="float">
            <text:p>2009</text:p>
          </table:table-cell>
          <table:table-cell table:style-name="ce10" table:number-matrix-columns-spanned="1" table:number-matrix-rows-spanned="1" table:formula="of:=COM.MICROSOFT.TEXTJOIN(&quot;, &quot;; 1; IF(ISBLANK([.I268:.AMJ268]); &quot;&quot;; [.I$2:.AMJ$2] &amp; &quot;: &quot; &amp; [.I268:.AMJ268]))" office:value-type="string" office:string-value="m8f: 4" calcext:value-type="string">
            <text:p>m8f: 4</text:p>
          </table:table-cell>
          <table:table-cell table:style-name="ce11" table:formula="of:=SUMPRODUCT(NOT(ISBLANK([.I268:.AMJ268])))" office:value-type="float" office:value="1" calcext:value-type="float">
            <text:p>1</text:p>
          </table:table-cell>
          <table:table-cell table:number-columns-repeated="74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251" calcext:value-type="float">
            <text:p>251</text:p>
          </table:table-cell>
          <table:table-cell table:formula="of:=SUM([.I269:.AMJ269])" office:value-type="float" office:value="4" calcext:value-type="float">
            <text:p>4</text:p>
          </table:table-cell>
          <table:table-cell office:value-type="string" calcext:value-type="string">
            <text:p>Neighborhood From Hell</text:p>
          </table:table-cell>
          <table:table-cell office:value-type="string" calcext:value-type="string">
            <text:p><text:a xlink:href="https://www.doomworld.com/idgames/levels/doom2/Ports/m-o/nfh2" xlink:type="simple">https://www.doomworld.com/idgames/levels/doom2/Ports/m-o/nfh2</text:a></text:p>
          </table:table-cell>
          <table:table-cell office:value-type="float" office:value="2012" calcext:value-type="float">
            <text:p>2012</text:p>
          </table:table-cell>
          <table:table-cell table:style-name="ce10" table:number-matrix-columns-spanned="1" table:number-matrix-rows-spanned="1" table:formula="of:=COM.MICROSOFT.TEXTJOIN(&quot;, &quot;; 1; IF(ISBLANK([.I269:.AMJ269]); &quot;&quot;; [.I$2:.AMJ$2] &amp; &quot;: &quot; &amp; [.I269:.AMJ269]))" office:value-type="string" office:string-value="ax34: 4" calcext:value-type="string">
            <text:p>ax34: 4</text:p>
          </table:table-cell>
          <table:table-cell table:style-name="ce11" table:formula="of:=SUMPRODUCT(NOT(ISBLANK([.I269:.AMJ269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251" calcext:value-type="float">
            <text:p>251</text:p>
          </table:table-cell>
          <table:table-cell table:formula="of:=SUM([.I270:.AMJ270])" office:value-type="float" office:value="4" calcext:value-type="float">
            <text:p>4</text:p>
          </table:table-cell>
          <table:table-cell office:value-type="string" calcext:value-type="string">
            <text:p>Nova II: New Dawn</text:p>
          </table:table-cell>
          <table:table-cell office:value-type="string" calcext:value-type="string">
            <text:p><text:a xlink:href="https://www.doomworld.com/idgames/levels/doom2/Ports/megawads/nova2" xlink:type="simple">https://www.doomworld.com/idgames/levels/doom2/Ports/megawads/nova2</text:a></text:p>
          </table:table-cell>
          <table:table-cell office:value-type="float" office:value="2015" calcext:value-type="float">
            <text:p>2015</text:p>
          </table:table-cell>
          <table:table-cell table:style-name="ce10" table:number-matrix-columns-spanned="1" table:number-matrix-rows-spanned="1" table:formula="of:=COM.MICROSOFT.TEXTJOIN(&quot;, &quot;; 1; IF(ISBLANK([.I270:.AMJ270]); &quot;&quot;; [.I$2:.AMJ$2] &amp; &quot;: &quot; &amp; [.I270:.AMJ270]))" office:value-type="string" office:string-value="Not Jabba: 3, dylux: 1" calcext:value-type="string">
            <text:p>Not Jabba: 3, dylux: 1</text:p>
          </table:table-cell>
          <table:table-cell table:style-name="ce11" table:formula="of:=SUMPRODUCT(NOT(ISBLANK([.I270:.AMJ270])))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251" calcext:value-type="float">
            <text:p>251</text:p>
          </table:table-cell>
          <table:table-cell table:formula="of:=SUM([.I271:.AMJ271])" office:value-type="float" office:value="4" calcext:value-type="float">
            <text:p>4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<text:a xlink:href="https://www.doomworld.com/idgames/?id=19249" xlink:type="simple">https://www.doomworld.com/idgames/?id=19249</text:a></text:p>
          </table:table-cell>
          <table:table-cell office:value-type="float" office:value="2018" calcext:value-type="float">
            <text:p>2018</text:p>
          </table:table-cell>
          <table:table-cell table:style-name="ce10" table:number-matrix-columns-spanned="1" table:number-matrix-rows-spanned="1" table:formula="of:=COM.MICROSOFT.TEXTJOIN(&quot;, &quot;; 1; IF(ISBLANK([.I271:.AMJ271]); &quot;&quot;; [.I$2:.AMJ$2] &amp; &quot;: &quot; &amp; [.I271:.AMJ271]))" office:value-type="string" office:string-value="DoomDork: 3, Snikle: 1" calcext:value-type="string">
            <text:p>DoomDork: 3, Snikle: 1</text:p>
          </table:table-cell>
          <table:table-cell table:style-name="ce11" table:formula="of:=SUMPRODUCT(NOT(ISBLANK([.I271:.AMJ271])))" office:value-type="float" office:value="2" calcext:value-type="float">
            <text:p>2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83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251" calcext:value-type="float">
            <text:p>251</text:p>
          </table:table-cell>
          <table:table-cell table:formula="of:=SUM([.I272:.AMJ272])" office:value-type="float" office:value="4" calcext:value-type="float">
            <text:p>4</text:p>
          </table:table-cell>
          <table:table-cell office:value-type="string" calcext:value-type="string">
            <text:p>Sine Die</text:p>
          </table:table-cell>
          <table:table-cell office:value-type="string" calcext:value-type="string">
            <text:p><text:a xlink:href="https://www.doomworld.com/idgames/levels/doom2/Ports/s-u/sinedie" xlink:type="simple">https://www.doomworld.com/idgames/levels/doom2/Ports/s-u/sinedie</text:a></text:p>
          </table:table-cell>
          <table:table-cell office:value-type="float" office:value="2007" calcext:value-type="float">
            <text:p>2007</text:p>
          </table:table-cell>
          <table:table-cell table:style-name="ce10" table:number-matrix-columns-spanned="1" table:number-matrix-rows-spanned="1" table:formula="of:=COM.MICROSOFT.TEXTJOIN(&quot;, &quot;; 1; IF(ISBLANK([.I272:.AMJ272]); &quot;&quot;; [.I$2:.AMJ$2] &amp; &quot;: &quot; &amp; [.I272:.AMJ272]))" office:value-type="string" office:string-value="bLOCKbOYgAMES: 4" calcext:value-type="string">
            <text:p>bLOCKbOYgAMES: 4</text:p>
          </table:table-cell>
          <table:table-cell table:style-name="ce11" table:formula="of:=SUMPRODUCT(NOT(ISBLANK([.I272:.AMJ272])))" office:value-type="float" office:value="1" calcext:value-type="float">
            <text:p>1</text:p>
          </table:table-cell>
          <table:table-cell table:number-columns-repeated="48"/>
          <table:table-cell office:value-type="float" office:value="4" calcext:value-type="float">
            <text:p>4</text:p>
          </table:table-cell>
          <table:table-cell table:number-columns-repeated="967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251" calcext:value-type="float">
            <text:p>251</text:p>
          </table:table-cell>
          <table:table-cell table:formula="of:=SUM([.I273:.AMJ273])" office:value-type="float" office:value="4" calcext:value-type="float">
            <text:p>4</text:p>
          </table:table-cell>
          <table:table-cell table:style-name="ce72" office:value-type="string" calcext:value-type="string">
            <text:p>Slaughterfest 3</text:p>
          </table:table-cell>
          <table:table-cell office:value-type="string" calcext:value-type="string">
            <text:p><text:a xlink:href="https://www.doomworld.com/idgames/levels/doom2/Ports/megawads/sf3" xlink:type="simple">https://www.doomworld.com/idgames/levels/doom2/Ports/megawads/sf3</text:a></text:p>
          </table:table-cell>
          <table:table-cell office:value-type="float" office:value="2018" calcext:value-type="float">
            <text:p>2018</text:p>
          </table:table-cell>
          <table:table-cell table:style-name="ce10" table:number-matrix-columns-spanned="1" table:number-matrix-rows-spanned="1" table:formula="of:=COM.MICROSOFT.TEXTJOIN(&quot;, &quot;; 1; IF(ISBLANK([.I273:.AMJ273]); &quot;&quot;; [.I$2:.AMJ$2] &amp; &quot;: &quot; &amp; [.I273:.AMJ273]))" office:value-type="string" office:string-value="Nazgul9: 4" calcext:value-type="string">
            <text:p>Nazgul9: 4</text:p>
          </table:table-cell>
          <table:table-cell table:style-name="ce11" table:formula="of:=SUMPRODUCT(NOT(ISBLANK([.I273:.AMJ273])))" office:value-type="float" office:value="1" calcext:value-type="float">
            <text:p>1</text:p>
          </table:table-cell>
          <table:table-cell table:number-columns-repeated="101"/>
          <table:table-cell office:value-type="float" office:value="4" calcext:value-type="float">
            <text:p>4</text:p>
          </table:table-cell>
          <table:table-cell table:number-columns-repeated="914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251" calcext:value-type="float">
            <text:p>251</text:p>
          </table:table-cell>
          <table:table-cell table:formula="of:=SUM([.I274:.AMJ274])" office:value-type="float" office:value="4" calcext:value-type="float">
            <text:p>4</text:p>
          </table:table-cell>
          <table:table-cell office:value-type="string" calcext:value-type="string">
            <text:p>Spidersilk</text:p>
          </table:table-cell>
          <table:table-cell office:value-type="string" calcext:value-type="string">
            <text:p><text:a xlink:href="https://www.doomworld.com/idgames/levels/doom2/Ports/v-z/zanspid" xlink:type="simple">https://www.doomworld.com/idgames/levels/doom2/Ports/v-z/zanspid</text:a></text:p>
          </table:table-cell>
          <table:table-cell office:value-type="float" office:value="2016" calcext:value-type="float">
            <text:p>2016</text:p>
          </table:table-cell>
          <table:table-cell table:style-name="ce10" table:number-matrix-columns-spanned="1" table:number-matrix-rows-spanned="1" table:formula="of:=COM.MICROSOFT.TEXTJOIN(&quot;, &quot;; 1; IF(ISBLANK([.I274:.AMJ274]); &quot;&quot;; [.I$2:.AMJ$2] &amp; &quot;: &quot; &amp; [.I274:.AMJ274]))" office:value-type="string" office:string-value="rdwpa: 4" calcext:value-type="string">
            <text:p>rdwpa: 4</text:p>
          </table:table-cell>
          <table:table-cell table:style-name="ce11" table:formula="of:=SUMPRODUCT(NOT(ISBLANK([.I274:.AMJ274])))" office:value-type="float" office:value="1" calcext:value-type="float">
            <text:p>1</text:p>
          </table:table-cell>
          <table:table-cell table:number-columns-repeated="110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251" calcext:value-type="float">
            <text:p>251</text:p>
          </table:table-cell>
          <table:table-cell table:formula="of:=SUM([.I275:.AMJ275])" office:value-type="float" office:value="4" calcext:value-type="float">
            <text:p>4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<text:a xlink:href="https://mikestoybox.net/2017/01/04/strange-aeons/" xlink:type="simple">https://mikestoybox.net/2017/01/04/strange-aeons/</text:a></text:p>
          </table:table-cell>
          <table:table-cell office:value-type="float" office:value="2017" calcext:value-type="float">
            <text:p>2017</text:p>
          </table:table-cell>
          <table:table-cell table:style-name="ce10" table:number-matrix-columns-spanned="1" table:number-matrix-rows-spanned="1" table:formula="of:=COM.MICROSOFT.TEXTJOIN(&quot;, &quot;; 1; IF(ISBLANK([.I275:.AMJ275]); &quot;&quot;; [.I$2:.AMJ$2] &amp; &quot;: &quot; &amp; [.I275:.AMJ275]))" office:value-type="string" office:string-value="ax34: 4" calcext:value-type="string">
            <text:p>ax34: 4</text:p>
          </table:table-cell>
          <table:table-cell table:style-name="ce11" table:formula="of:=SUMPRODUCT(NOT(ISBLANK([.I275:.AMJ275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251" calcext:value-type="float">
            <text:p>251</text:p>
          </table:table-cell>
          <table:table-cell table:formula="of:=SUM([.I276:.AMJ276])" office:value-type="float" office:value="4" calcext:value-type="float">
            <text:p>4</text:p>
          </table:table-cell>
          <table:table-cell office:value-type="string" calcext:value-type="string">
            <text:p>The Enigma Episode</text:p>
          </table:table-cell>
          <table:table-cell office:value-type="string" calcext:value-type="string">
            <text:p><text:a xlink:href="https://www.doomworld.com/idgames/levels/doom2/d-f/enigma" xlink:type="simple">https://www.doomworld.com/idgames/levels/doom2/d-f/enigma</text:a></text:p>
          </table:table-cell>
          <table:table-cell office:value-type="float" office:value="2003" calcext:value-type="float">
            <text:p>2003</text:p>
          </table:table-cell>
          <table:table-cell table:style-name="ce10" table:number-matrix-columns-spanned="1" table:number-matrix-rows-spanned="1" table:formula="of:=COM.MICROSOFT.TEXTJOIN(&quot;, &quot;; 1; IF(ISBLANK([.I276:.AMJ276]); &quot;&quot;; [.I$2:.AMJ$2] &amp; &quot;: &quot; &amp; [.I276:.AMJ276]))" office:value-type="string" office:string-value="T-Rex: 3, valkiriforce: 1" calcext:value-type="string">
            <text:p>T-Rex: 3, valkiriforce: 1</text:p>
          </table:table-cell>
          <table:table-cell table:style-name="ce11" table:formula="of:=SUMPRODUCT(NOT(ISBLANK([.I276:.AMJ276])))" office:value-type="float" office:value="2" calcext:value-type="float">
            <text:p>2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251" calcext:value-type="float">
            <text:p>251</text:p>
          </table:table-cell>
          <table:table-cell table:formula="of:=SUM([.I277:.AMJ277])" office:value-type="float" office:value="4" calcext:value-type="float">
            <text:p>4</text:p>
          </table:table-cell>
          <table:table-cell table:style-name="ce72" office:value-type="string" calcext:value-type="string">
            <text:p>The Ultimate NMD </text:p>
          </table:table-cell>
          <table:table-cell office:value-type="string" calcext:value-type="string">
            <text:p><text:a xlink:href="https://www.doomworld.com/idgames/levels/doom/megawads/nmdu" xlink:type="simple">https://www.doomworld.com/idgames/levels/doom/megawads/nmdu</text:a></text:p>
          </table:table-cell>
          <table:table-cell office:value-type="float" office:value="2009" calcext:value-type="float">
            <text:p>2009</text:p>
          </table:table-cell>
          <table:table-cell table:style-name="ce10" table:number-matrix-columns-spanned="1" table:number-matrix-rows-spanned="1" table:formula="of:=COM.MICROSOFT.TEXTJOIN(&quot;, &quot;; 1; IF(ISBLANK([.I277:.AMJ277]); &quot;&quot;; [.I$2:.AMJ$2] &amp; &quot;: &quot; &amp; [.I277:.AMJ277]))" office:value-type="string" office:string-value="eharper256: 4" calcext:value-type="string">
            <text:p>eharper256: 4</text:p>
          </table:table-cell>
          <table:table-cell table:style-name="ce11" table:formula="of:=SUMPRODUCT(NOT(ISBLANK([.I277:.AMJ277])))" office:value-type="float" office:value="1" calcext:value-type="float">
            <text:p>1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908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251" calcext:value-type="float">
            <text:p>251</text:p>
          </table:table-cell>
          <table:table-cell table:formula="of:=SUM([.I278:.AMJ278])" office:value-type="float" office:value="4" calcext:value-type="float">
            <text:p>4</text:p>
          </table:table-cell>
          <table:table-cell office:value-type="string" calcext:value-type="string">
            <text:p>UAC Ultra 2</text:p>
          </table:table-cell>
          <table:table-cell office:value-type="string" calcext:value-type="string">
            <text:p><text:a xlink:href="http://odamex.net/boards/index.php?topic=2246.0" xlink:type="simple">http://odamex.net/boards/index.php?topic=2246.0</text:a></text:p>
          </table:table-cell>
          <table:table-cell office:value-type="float" office:value="2013" calcext:value-type="float">
            <text:p>2013</text:p>
          </table:table-cell>
          <table:table-cell table:style-name="ce10" table:number-matrix-columns-spanned="1" table:number-matrix-rows-spanned="1" table:formula="of:=COM.MICROSOFT.TEXTJOIN(&quot;, &quot;; 1; IF(ISBLANK([.I278:.AMJ278]); &quot;&quot;; [.I$2:.AMJ$2] &amp; &quot;: &quot; &amp; [.I278:.AMJ278]))" office:value-type="string" office:string-value="Sky: 4" calcext:value-type="string">
            <text:p>Sky: 4</text:p>
          </table:table-cell>
          <table:table-cell table:style-name="ce11" table:formula="of:=SUMPRODUCT(NOT(ISBLANK([.I278:.AMJ278])))"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251" calcext:value-type="float">
            <text:p>251</text:p>
          </table:table-cell>
          <table:table-cell table:formula="of:=SUM([.I279:.AMJ279])" office:value-type="float" office:value="4" calcext:value-type="float">
            <text:p>4</text:p>
          </table:table-cell>
          <table:table-cell office:value-type="string" calcext:value-type="string">
            <text:p>Valhalla</text:p>
          </table:table-cell>
          <table:table-cell office:value-type="string" calcext:value-type="string">
            <text:p><text:a xlink:href="https://www.doomworld.com/idgames/levels/doom2/Ports/m-o/ma_val" xlink:type="simple">https://www.doomworld.com/idgames/levels/doom2/Ports/m-o/ma_val</text:a></text:p>
          </table:table-cell>
          <table:table-cell office:value-type="float" office:value="2010" calcext:value-type="float">
            <text:p>2010</text:p>
          </table:table-cell>
          <table:table-cell table:style-name="ce10" table:number-matrix-columns-spanned="1" table:number-matrix-rows-spanned="1" table:formula="of:=COM.MICROSOFT.TEXTJOIN(&quot;, &quot;; 1; IF(ISBLANK([.I279:.AMJ279]); &quot;&quot;; [.I$2:.AMJ$2] &amp; &quot;: &quot; &amp; [.I279:.AMJ279]))" office:value-type="string" office:string-value="4everDoomed: 4" calcext:value-type="string">
            <text:p>4everDoomed: 4</text:p>
          </table:table-cell>
          <table:table-cell table:style-name="ce11" table:formula="of:=SUMPRODUCT(NOT(ISBLANK([.I279:.AMJ279])))" office:value-type="float" office:value="1" calcext:value-type="float">
            <text:p>1</text:p>
          </table:table-cell>
          <table:table-cell table:number-columns-repeated="89"/>
          <table:table-cell office:value-type="float" office:value="4" calcext:value-type="float">
            <text:p>4</text:p>
          </table:table-cell>
          <table:table-cell table:number-columns-repeated="926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251" calcext:value-type="float">
            <text:p>251</text:p>
          </table:table-cell>
          <table:table-cell table:formula="of:=SUM([.I280:.AMJ280])" office:value-type="float" office:value="4" calcext:value-type="float">
            <text:p>4</text:p>
          </table:table-cell>
          <table:table-cell office:value-type="string" calcext:value-type="string">
            <text:p>Vrack</text:p>
          </table:table-cell>
          <table:table-cell office:value-type="string" calcext:value-type="string">
            <text:p><text:a xlink:href="https://www.doomworld.com/idgames/levels/doom2/Ports/v-z/vrack" xlink:type="simple">https://www.doomworld.com/idgames/levels/doom2/Ports/v-z/vrack</text:a></text:p>
          </table:table-cell>
          <table:table-cell office:value-type="float" office:value="2000" calcext:value-type="float">
            <text:p>2000</text:p>
          </table:table-cell>
          <table:table-cell table:style-name="ce10" table:number-matrix-columns-spanned="1" table:number-matrix-rows-spanned="1" table:formula="of:=COM.MICROSOFT.TEXTJOIN(&quot;, &quot;; 1; IF(ISBLANK([.I280:.AMJ280]); &quot;&quot;; [.I$2:.AMJ$2] &amp; &quot;: &quot; &amp; [.I280:.AMJ280]))" office:value-type="string" office:string-value="bzzrak: 4" calcext:value-type="string">
            <text:p>bzzrak: 4</text:p>
          </table:table-cell>
          <table:table-cell table:style-name="ce11" table:formula="of:=SUMPRODUCT(NOT(ISBLANK([.I280:.AMJ280])))"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251" calcext:value-type="float">
            <text:p>251</text:p>
          </table:table-cell>
          <table:table-cell table:formula="of:=SUM([.I281:.AMJ281])" office:value-type="float" office:value="4" calcext:value-type="float">
            <text:p>4</text:p>
          </table:table-cell>
          <table:table-cell office:value-type="string" calcext:value-type="string">
            <text:p>Vrack 3</text:p>
          </table:table-cell>
          <table:table-cell office:value-type="string" calcext:value-type="string">
            <text:p><text:a xlink:href="https://www.doomworld.com/idgames/levels/doom2/Ports/v-z/vrack3" xlink:type="simple">https://www.doomworld.com/idgames/levels/doom2/Ports/v-z/vrack3</text:a></text:p>
          </table:table-cell>
          <table:table-cell office:value-type="float" office:value="2003" calcext:value-type="float">
            <text:p>2003</text:p>
          </table:table-cell>
          <table:table-cell table:style-name="ce10" table:number-matrix-columns-spanned="1" table:number-matrix-rows-spanned="1" table:formula="of:=COM.MICROSOFT.TEXTJOIN(&quot;, &quot;; 1; IF(ISBLANK([.I281:.AMJ281]); &quot;&quot;; [.I$2:.AMJ$2] &amp; &quot;: &quot; &amp; [.I281:.AMJ281]))" office:value-type="string" office:string-value="Spectra: 4" calcext:value-type="string">
            <text:p>Spectra: 4</text:p>
          </table:table-cell>
          <table:table-cell table:style-name="ce11" table:formula="of:=SUMPRODUCT(NOT(ISBLANK([.I281:.AMJ281])))"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279" calcext:value-type="float">
            <text:p>279</text:p>
          </table:table-cell>
          <table:table-cell table:formula="of:=SUM([.I282:.AMJ282])" office:value-type="float" office:value="3" calcext:value-type="float">
            <text:p>3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cloud.mail.ru/public/83f617a62867/1993.WAD" xlink:type="simple">https://cloud.mail.ru/public/83f617a62867/1993.WAD</text:a></text:p>
          </table:table-cell>
          <table:table-cell office:value-type="float" office:value="2014" calcext:value-type="float">
            <text:p>2014</text:p>
          </table:table-cell>
          <table:table-cell table:style-name="ce10" table:number-matrix-columns-spanned="1" table:number-matrix-rows-spanned="1" table:formula="of:=COM.MICROSOFT.TEXTJOIN(&quot;, &quot;; 1; IF(ISBLANK([.I282:.AMJ282]); &quot;&quot;; [.I$2:.AMJ$2] &amp; &quot;: &quot; &amp; [.I282:.AMJ282]))" office:value-type="string" office:string-value="Apaul27: 3" calcext:value-type="string">
            <text:p>Apaul27: 3</text:p>
          </table:table-cell>
          <table:table-cell table:style-name="ce11" table:formula="of:=SUMPRODUCT(NOT(ISBLANK([.I282:.AMJ282])))" office:value-type="float" office:value="1" calcext:value-type="float">
            <text:p>1</text:p>
          </table:table-cell>
          <table:table-cell table:number-columns-repeated="71"/>
          <table:table-cell office:value-type="float" office:value="3" calcext:value-type="float">
            <text:p>3</text:p>
          </table:table-cell>
          <table:table-cell table:number-columns-repeated="944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279" calcext:value-type="float">
            <text:p>279</text:p>
          </table:table-cell>
          <table:table-cell table:formula="of:=SUM([.I283:.AMJ283])" office:value-type="float" office:value="3" calcext:value-type="float">
            <text:p>3</text:p>
          </table:table-cell>
          <table:table-cell office:value-type="string" calcext:value-type="string">
            <text:p>2castles</text:p>
          </table:table-cell>
          <table:table-cell office:value-type="string" calcext:value-type="string">
            <text:p><text:a xlink:href="https://www.doomworld.com/forum/topic/93734-doomworld-community-top-wads-of-all-time/?page=4" xlink:type="simple">https://www.doomworld.com/forum/topic/93734-doomworld-community-top-wads-of-all-time/?page=4</text:a></text:p>
          </table:table-cell>
          <table:table-cell office:value-type="float" office:value="2017" calcext:value-type="float">
            <text:p>2017</text:p>
          </table:table-cell>
          <table:table-cell table:style-name="ce10" table:number-matrix-columns-spanned="1" table:number-matrix-rows-spanned="1" table:formula="of:=COM.MICROSOFT.TEXTJOIN(&quot;, &quot;; 1; IF(ISBLANK([.I283:.AMJ283]); &quot;&quot;; [.I$2:.AMJ$2] &amp; &quot;: &quot; &amp; [.I283:.AMJ283]))" office:value-type="string" office:string-value="Soundblock: 3" calcext:value-type="string">
            <text:p>Soundblock: 3</text:p>
          </table:table-cell>
          <table:table-cell table:style-name="ce11" table:formula="of:=SUMPRODUCT(NOT(ISBLANK([.I283:.AMJ283])))" office:value-type="float" office:value="1" calcext:value-type="float">
            <text:p>1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279" calcext:value-type="float">
            <text:p>279</text:p>
          </table:table-cell>
          <table:table-cell table:formula="of:=SUM([.I284:.AMJ284])" office:value-type="float" office:value="3" calcext:value-type="float">
            <text:p>3</text:p>
          </table:table-cell>
          <table:table-cell office:value-type="string" calcext:value-type="string">
            <text:p>A Boy and His Barrel</text:p>
          </table:table-cell>
          <table:table-cell office:value-type="string" calcext:value-type="string">
            <text:p><text:a xlink:href="https://www.doomworld.com/forum/topic/90605-v04-a-boy-and-his-barrel-a-secret-is-revealed/" xlink:type="simple">https://www.doomworld.com/forum/topic/90605-v04-a-boy-and-his-barrel-a-secret-is-revealed/</text:a></text:p>
          </table:table-cell>
          <table:table-cell office:value-type="float" office:value="2016" calcext:value-type="float">
            <text:p>2016</text:p>
          </table:table-cell>
          <table:table-cell table:style-name="ce10" table:number-matrix-columns-spanned="1" table:number-matrix-rows-spanned="1" table:formula="of:=COM.MICROSOFT.TEXTJOIN(&quot;, &quot;; 1; IF(ISBLANK([.I284:.AMJ284]); &quot;&quot;; [.I$2:.AMJ$2] &amp; &quot;: &quot; &amp; [.I284:.AMJ284]))" office:value-type="string" office:string-value="Dragonfly: 3" calcext:value-type="string">
            <text:p>Dragonfly: 3</text:p>
          </table:table-cell>
          <table:table-cell table:style-name="ce11" table:formula="of:=SUMPRODUCT(NOT(ISBLANK([.I284:.AMJ284])))" office:value-type="float" office:value="1" calcext:value-type="float">
            <text:p>1</text:p>
          </table:table-cell>
          <table:table-cell table:number-columns-repeated="46"/>
          <table:table-cell office:value-type="float" office:value="3" calcext:value-type="float">
            <text:p>3</text:p>
          </table:table-cell>
          <table:table-cell table:number-columns-repeated="969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279" calcext:value-type="float">
            <text:p>279</text:p>
          </table:table-cell>
          <table:table-cell table:formula="of:=SUM([.I285:.AMJ285])" office:value-type="float" office:value="3" calcext:value-type="float">
            <text:p>3</text:p>
          </table:table-cell>
          <table:table-cell office:value-type="string" calcext:value-type="string">
            <text:p>Absolutely Killed</text:p>
          </table:table-cell>
          <table:table-cell office:value-type="string" calcext:value-type="string">
            <text:p><text:a xlink:href="https://www.doomworld.com/files/file/18491-absolutely-killed/" xlink:type="simple">https://www.doomworld.com/files/file/18491-absolutely-killed/</text:a></text:p>
          </table:table-cell>
          <table:table-cell office:value-type="float" office:value="2016" calcext:value-type="float">
            <text:p>2016</text:p>
          </table:table-cell>
          <table:table-cell table:style-name="ce10" table:number-matrix-columns-spanned="1" table:number-matrix-rows-spanned="1" table:formula="of:=COM.MICROSOFT.TEXTJOIN(&quot;, &quot;; 1; IF(ISBLANK([.I285:.AMJ285]); &quot;&quot;; [.I$2:.AMJ$2] &amp; &quot;: &quot; &amp; [.I285:.AMJ285]))" office:value-type="string" office:string-value="NoisyVelvet: 3" calcext:value-type="string">
            <text:p>NoisyVelvet: 3</text:p>
          </table:table-cell>
          <table:table-cell table:style-name="ce11" table:formula="of:=SUMPRODUCT(NOT(ISBLANK([.I285:.AMJ285])))" office:value-type="float" office:value="1" calcext:value-type="float">
            <text:p>1</text:p>
          </table:table-cell>
          <table:table-cell table:number-columns-repeated="70"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279" calcext:value-type="float">
            <text:p>279</text:p>
          </table:table-cell>
          <table:table-cell table:formula="of:=SUM([.I286:.AMJ286])" office:value-type="float" office:value="3" calcext:value-type="float">
            <text:p>3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<text:a xlink:href="https://www.doomworld.com/idgames/levels/doom/Ports/a-c/aaawake" xlink:type="simple">https://www.doomworld.com/idgames/levels/doom/Ports/a-c/aaawake</text:a></text:p>
          </table:table-cell>
          <table:table-cell office:value-type="float" office:value="2010" calcext:value-type="float">
            <text:p>2010</text:p>
          </table:table-cell>
          <table:table-cell table:style-name="ce10" table:number-matrix-columns-spanned="1" table:number-matrix-rows-spanned="1" table:formula="of:=COM.MICROSOFT.TEXTJOIN(&quot;, &quot;; 1; IF(ISBLANK([.I286:.AMJ286]); &quot;&quot;; [.I$2:.AMJ$2] &amp; &quot;: &quot; &amp; [.I286:.AMJ286]))" office:value-type="string" office:string-value="Graf Zahl: 3" calcext:value-type="string">
            <text:p>Graf Zahl: 3</text:p>
          </table:table-cell>
          <table:table-cell table:style-name="ce11" table:formula="of:=SUMPRODUCT(NOT(ISBLANK([.I286:.AMJ286])))" office:value-type="float" office:value="1" calcext:value-type="float">
            <text:p>1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279" calcext:value-type="float">
            <text:p>279</text:p>
          </table:table-cell>
          <table:table-cell table:formula="of:=SUM([.I287:.AMJ287])" office:value-type="float" office:value="3" calcext:value-type="float">
            <text:p>3</text:p>
          </table:table-cell>
          <table:table-cell office:value-type="string" calcext:value-type="string">
            <text:p>Botanic Biosphere</text:p>
          </table:table-cell>
          <table:table-cell office:value-type="string" calcext:value-type="string">
            <text:p><text:a xlink:href="https://www.doomworld.com/idgames/levels/doom2/Ports/a-c/bbv11" xlink:type="simple">https://www.doomworld.com/idgames/levels/doom2/Ports/a-c/bbv11</text:a></text:p>
          </table:table-cell>
          <table:table-cell office:value-type="float" office:value="2014" calcext:value-type="float">
            <text:p>2014</text:p>
          </table:table-cell>
          <table:table-cell table:style-name="ce10" table:number-matrix-columns-spanned="1" table:number-matrix-rows-spanned="1" table:formula="of:=COM.MICROSOFT.TEXTJOIN(&quot;, &quot;; 1; IF(ISBLANK([.I287:.AMJ287]); &quot;&quot;; [.I$2:.AMJ$2] &amp; &quot;: &quot; &amp; [.I287:.AMJ287]))" office:value-type="string" office:string-value="Jaromir Bergmann: 3" calcext:value-type="string">
            <text:p>Jaromir Bergmann: 3</text:p>
          </table:table-cell>
          <table:table-cell table:style-name="ce11" table:formula="of:=SUMPRODUCT(NOT(ISBLANK([.I287:.AMJ287])))" office:value-type="float" office:value="1" calcext:value-type="float">
            <text:p>1</text:p>
          </table:table-cell>
          <table:table-cell table:number-columns-repeated="92"/>
          <table:table-cell office:value-type="float" office:value="3" calcext:value-type="float">
            <text:p>3</text:p>
          </table:table-cell>
          <table:table-cell table:number-columns-repeated="923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279" calcext:value-type="float">
            <text:p>279</text:p>
          </table:table-cell>
          <table:table-cell table:formula="of:=SUM([.I288:.AMJ288])" office:value-type="float" office:value="3" calcext:value-type="float">
            <text:p>3</text:p>
          </table:table-cell>
          <table:table-cell office:value-type="string" calcext:value-type="string">
            <text:p>Chord 1</text:p>
          </table:table-cell>
          <table:table-cell office:value-type="string" calcext:value-type="string">
            <text:p><text:a xlink:href="https://www.doomworld.com/idgames/levels/doom2/a-c/chord1" xlink:type="simple">https://www.doomworld.com/idgames/levels/doom2/a-c/chord1</text:a></text:p>
          </table:table-cell>
          <table:table-cell office:value-type="float" office:value="1997" calcext:value-type="float">
            <text:p>1997</text:p>
          </table:table-cell>
          <table:table-cell table:style-name="ce10" table:number-matrix-columns-spanned="1" table:number-matrix-rows-spanned="1" table:formula="of:=COM.MICROSOFT.TEXTJOIN(&quot;, &quot;; 1; IF(ISBLANK([.I288:.AMJ288]); &quot;&quot;; [.I$2:.AMJ$2] &amp; &quot;: &quot; &amp; [.I288:.AMJ288]))" office:value-type="string" office:string-value="Paul977: 3" calcext:value-type="string">
            <text:p>Paul977: 3</text:p>
          </table:table-cell>
          <table:table-cell table:style-name="ce11" table:formula="of:=SUMPRODUCT(NOT(ISBLANK([.I288:.AMJ288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0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279" calcext:value-type="float">
            <text:p>279</text:p>
          </table:table-cell>
          <table:table-cell table:formula="of:=SUM([.I289:.AMJ289])" office:value-type="float" office:value="3" calcext:value-type="float">
            <text:p>3</text:p>
          </table:table-cell>
          <table:table-cell office:value-type="string" calcext:value-type="string">
            <text:p>Chord 3</text:p>
          </table:table-cell>
          <table:table-cell office:value-type="string" calcext:value-type="string">
            <text:p><text:a xlink:href="https://www.doomworld.com/idgames/levels/doom2/Ports/a-c/chord3" xlink:type="simple">https://www.doomworld.com/idgames/levels/doom2/Ports/a-c/chord3</text:a></text:p>
          </table:table-cell>
          <table:table-cell office:value-type="float" office:value="2000" calcext:value-type="float">
            <text:p>2000</text:p>
          </table:table-cell>
          <table:table-cell table:style-name="ce10" table:number-matrix-columns-spanned="1" table:number-matrix-rows-spanned="1" table:formula="of:=COM.MICROSOFT.TEXTJOIN(&quot;, &quot;; 1; IF(ISBLANK([.I289:.AMJ289]); &quot;&quot;; [.I$2:.AMJ$2] &amp; &quot;: &quot; &amp; [.I289:.AMJ289]))" office:value-type="string" office:string-value="Paul977: 3" calcext:value-type="string">
            <text:p>Paul977: 3</text:p>
          </table:table-cell>
          <table:table-cell table:style-name="ce11" table:formula="of:=SUMPRODUCT(NOT(ISBLANK([.I289:.AMJ289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0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279" calcext:value-type="float">
            <text:p>279</text:p>
          </table:table-cell>
          <table:table-cell table:formula="of:=SUM([.I290:.AMJ290])" office:value-type="float" office:value="3" calcext:value-type="float">
            <text:p>3</text:p>
          </table:table-cell>
          <table:table-cell office:value-type="string" calcext:value-type="string">
            <text:p>Chord G</text:p>
          </table:table-cell>
          <table:table-cell office:value-type="string" calcext:value-type="string">
            <text:p><text:a xlink:href="https://www.doomworld.com/idgames/levels/doom2/a-c/chordg" xlink:type="simple">https://www.doomworld.com/idgames/levels/doom2/a-c/chordg</text:a></text:p>
          </table:table-cell>
          <table:table-cell office:value-type="float" office:value="1999" calcext:value-type="float">
            <text:p>1999</text:p>
          </table:table-cell>
          <table:table-cell table:style-name="ce10" table:number-matrix-columns-spanned="1" table:number-matrix-rows-spanned="1" table:formula="of:=COM.MICROSOFT.TEXTJOIN(&quot;, &quot;; 1; IF(ISBLANK([.I290:.AMJ290]); &quot;&quot;; [.I$2:.AMJ$2] &amp; &quot;: &quot; &amp; [.I290:.AMJ290]))" office:value-type="string" office:string-value="Paul977: 3" calcext:value-type="string">
            <text:p>Paul977: 3</text:p>
          </table:table-cell>
          <table:table-cell table:style-name="ce11" table:formula="of:=SUMPRODUCT(NOT(ISBLANK([.I290:.AMJ290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0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279" calcext:value-type="float">
            <text:p>279</text:p>
          </table:table-cell>
          <table:table-cell table:formula="of:=SUM([.I291:.AMJ291])" office:value-type="float" office:value="3" calcext:value-type="float">
            <text:p>3</text:p>
          </table:table-cell>
          <table:table-cell office:value-type="string" calcext:value-type="string">
            <text:p>City Assault</text:p>
          </table:table-cell>
          <table:table-cell office:value-type="string" calcext:value-type="string">
            <text:p><text:a xlink:href="https://www.doomworld.com/idgames/levels/doom2/Ports/a-c/cityass" xlink:type="simple">https://www.doomworld.com/idgames/levels/doom2/Ports/a-c/cityass</text:a></text:p>
          </table:table-cell>
          <table:table-cell office:value-type="float" office:value="2013" calcext:value-type="float">
            <text:p>2013</text:p>
          </table:table-cell>
          <table:table-cell table:style-name="ce10" table:number-matrix-columns-spanned="1" table:number-matrix-rows-spanned="1" table:formula="of:=COM.MICROSOFT.TEXTJOIN(&quot;, &quot;; 1; IF(ISBLANK([.I291:.AMJ291]); &quot;&quot;; [.I$2:.AMJ$2] &amp; &quot;: &quot; &amp; [.I291:.AMJ291]))" office:value-type="string" office:string-value="ax34: 3" calcext:value-type="string">
            <text:p>ax34: 3</text:p>
          </table:table-cell>
          <table:table-cell table:style-name="ce11" table:formula="of:=SUMPRODUCT(NOT(ISBLANK([.I291:.AMJ291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279" calcext:value-type="float">
            <text:p>279</text:p>
          </table:table-cell>
          <table:table-cell table:formula="of:=SUM([.I292:.AMJ292])" office:value-type="float" office:value="3" calcext:value-type="float">
            <text:p>3</text:p>
          </table:table-cell>
          <table:table-cell office:value-type="string" calcext:value-type="string">
            <text:p>Community Chest 3</text:p>
          </table:table-cell>
          <table:table-cell office:value-type="string" calcext:value-type="string">
            <text:p><text:a xlink:href="https://www.doomworld.com/idgames/levels/doom2/Ports/megawads/cchest3" xlink:type="simple">https://www.doomworld.com/idgames/levels/doom2/Ports/megawads/cchest3</text:a></text:p>
          </table:table-cell>
          <table:table-cell office:value-type="float" office:value="2007" calcext:value-type="float">
            <text:p>2007</text:p>
          </table:table-cell>
          <table:table-cell table:style-name="ce10" table:number-matrix-columns-spanned="1" table:number-matrix-rows-spanned="1" table:formula="of:=COM.MICROSOFT.TEXTJOIN(&quot;, &quot;; 1; IF(ISBLANK([.I292:.AMJ292]); &quot;&quot;; [.I$2:.AMJ$2] &amp; &quot;: &quot; &amp; [.I292:.AMJ292]))" office:value-type="string" office:string-value="Mr. Freeze: 3" calcext:value-type="string">
            <text:p>Mr. Freeze: 3</text:p>
          </table:table-cell>
          <table:table-cell table:style-name="ce11" table:formula="of:=SUMPRODUCT(NOT(ISBLANK([.I292:.AMJ292])))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006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79" calcext:value-type="float">
            <text:p>279</text:p>
          </table:table-cell>
          <table:table-cell table:formula="of:=SUM([.I293:.AMJ293])" office:value-type="float" office:value="3" calcext:value-type="float">
            <text:p>3</text:p>
          </table:table-cell>
          <table:table-cell office:value-type="string" calcext:value-type="string">
            <text:p>Crapi</text:p>
          </table:table-cell>
          <table:table-cell office:value-type="string" calcext:value-type="string">
            <text:p><text:a xlink:href="https://www.doomworld.com/idgames/levels/doom2/Ports/a-c/crapirc5" xlink:type="simple">https://www.doomworld.com/idgames/levels/doom2/Ports/a-c/crapirc5</text:a></text:p>
          </table:table-cell>
          <table:table-cell office:value-type="float" office:value="2006" calcext:value-type="float">
            <text:p>2006</text:p>
          </table:table-cell>
          <table:table-cell table:style-name="ce10" table:number-matrix-columns-spanned="1" table:number-matrix-rows-spanned="1" table:formula="of:=COM.MICROSOFT.TEXTJOIN(&quot;, &quot;; 1; IF(ISBLANK([.I293:.AMJ293]); &quot;&quot;; [.I$2:.AMJ$2] &amp; &quot;: &quot; &amp; [.I293:.AMJ293]))" office:value-type="string" office:string-value="Archie550: 3" calcext:value-type="string">
            <text:p>Archie550: 3</text:p>
          </table:table-cell>
          <table:table-cell table:style-name="ce11" table:formula="of:=SUMPRODUCT(NOT(ISBLANK([.I293:.AMJ293])))" office:value-type="float" office:value="1" calcext:value-type="float">
            <text:p>1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934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79" calcext:value-type="float">
            <text:p>279</text:p>
          </table:table-cell>
          <table:table-cell table:formula="of:=SUM([.I294:.AMJ294])" office:value-type="float" office:value="3" calcext:value-type="float">
            <text:p>3</text:p>
          </table:table-cell>
          <table:table-cell office:value-type="string" calcext:value-type="string">
            <text:p>Dark Covenant</text:p>
          </table:table-cell>
          <table:table-cell office:value-type="string" calcext:value-type="string">
            <text:p><text:a xlink:href="https://www.doomworld.com/idgames/levels/doom2/d-f/darkcvnt" xlink:type="simple">https://www.doomworld.com/idgames/levels/doom2/d-f/darkcvnt</text:a></text:p>
          </table:table-cell>
          <table:table-cell office:value-type="float" office:value="1996" calcext:value-type="float">
            <text:p>1996</text:p>
          </table:table-cell>
          <table:table-cell table:style-name="ce10" table:number-matrix-columns-spanned="1" table:number-matrix-rows-spanned="1" table:formula="of:=COM.MICROSOFT.TEXTJOIN(&quot;, &quot;; 1; IF(ISBLANK([.I294:.AMJ294]); &quot;&quot;; [.I$2:.AMJ$2] &amp; &quot;: &quot; &amp; [.I294:.AMJ294]))" office:value-type="string" office:string-value="NuMetalManiak: 2, bonnie: 1" calcext:value-type="string">
            <text:p>NuMetalManiak: 2, bonnie: 1</text:p>
          </table:table-cell>
          <table:table-cell table:style-name="ce11" table:formula="of:=SUMPRODUCT(NOT(ISBLANK([.I294:.AMJ294])))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72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79" calcext:value-type="float">
            <text:p>279</text:p>
          </table:table-cell>
          <table:table-cell table:formula="of:=SUM([.I295:.AMJ295])" office:value-type="float" office:value="3" calcext:value-type="float">
            <text:p>3</text:p>
          </table:table-cell>
          <table:table-cell office:value-type="string" calcext:value-type="string">
            <text:p>DEMON DRIVER!!!!</text:p>
          </table:table-cell>
          <table:table-cell office:value-type="string" calcext:value-type="string">
            <text:p><text:a xlink:href="https://www.doomworld.com/idgames/levels/doom2/d-f/demondrv" xlink:type="simple">https://www.doomworld.com/idgames/levels/doom2/d-f/demondrv</text:a></text:p>
          </table:table-cell>
          <table:table-cell office:value-type="float" office:value="2006" calcext:value-type="float">
            <text:p>2006</text:p>
          </table:table-cell>
          <table:table-cell table:style-name="ce10" table:number-matrix-columns-spanned="1" table:number-matrix-rows-spanned="1" table:formula="of:=COM.MICROSOFT.TEXTJOIN(&quot;, &quot;; 1; IF(ISBLANK([.I295:.AMJ295]); &quot;&quot;; [.I$2:.AMJ$2] &amp; &quot;: &quot; &amp; [.I295:.AMJ295]))" office:value-type="string" office:string-value="smeghammer: 3" calcext:value-type="string">
            <text:p>smeghammer: 3</text:p>
          </table:table-cell>
          <table:table-cell table:style-name="ce11" table:formula="of:=SUMPRODUCT(NOT(ISBLANK([.I295:.AMJ295])))" office:value-type="float" office:value="1" calcext:value-type="float">
            <text:p>1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79" calcext:value-type="float">
            <text:p>279</text:p>
          </table:table-cell>
          <table:table-cell table:formula="of:=SUM([.I296:.AMJ296])" office:value-type="float" office:value="3" calcext:value-type="float">
            <text:p>3</text:p>
          </table:table-cell>
          <table:table-cell office:value-type="string" calcext:value-type="string">
            <text:p>Disciples of Darkness</text:p>
          </table:table-cell>
          <table:table-cell office:value-type="string" calcext:value-type="string">
            <text:p><text:a xlink:href="https://www.doomworld.com/idgames/levels/doom2/Ports/d-f/darknes2" xlink:type="simple">https://www.doomworld.com/idgames/levels/doom2/Ports/d-f/darknes2</text:a></text:p>
          </table:table-cell>
          <table:table-cell office:value-type="float" office:value="2017" calcext:value-type="float">
            <text:p>2017</text:p>
          </table:table-cell>
          <table:table-cell table:style-name="ce10" table:number-matrix-columns-spanned="1" table:number-matrix-rows-spanned="1" table:formula="of:=COM.MICROSOFT.TEXTJOIN(&quot;, &quot;; 1; IF(ISBLANK([.I296:.AMJ296]); &quot;&quot;; [.I$2:.AMJ$2] &amp; &quot;: &quot; &amp; [.I296:.AMJ296]))" office:value-type="string" office:string-value="Nirvana: 3" calcext:value-type="string">
            <text:p>Nirvana: 3</text:p>
          </table:table-cell>
          <table:table-cell table:style-name="ce11" table:formula="of:=SUMPRODUCT(NOT(ISBLANK([.I296:.AMJ296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7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79" calcext:value-type="float">
            <text:p>279</text:p>
          </table:table-cell>
          <table:table-cell table:formula="of:=SUM([.I297:.AMJ297])" office:value-type="float" office:value="3" calcext:value-type="float">
            <text:p>3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<text:a xlink:href="https://www.doomworld.com/idgames/levels/doom2/d-f/europe" xlink:type="simple">https://www.doomworld.com/idgames/levels/doom2/d-f/europe</text:a></text:p>
          </table:table-cell>
          <table:table-cell office:value-type="float" office:value="2005" calcext:value-type="float">
            <text:p>2005</text:p>
          </table:table-cell>
          <table:table-cell table:style-name="ce10" table:number-matrix-columns-spanned="1" table:number-matrix-rows-spanned="1" table:formula="of:=COM.MICROSOFT.TEXTJOIN(&quot;, &quot;; 1; IF(ISBLANK([.I297:.AMJ297]); &quot;&quot;; [.I$2:.AMJ$2] &amp; &quot;: &quot; &amp; [.I297:.AMJ297]))" office:value-type="string" office:string-value="ax34: 3" calcext:value-type="string">
            <text:p>ax34: 3</text:p>
          </table:table-cell>
          <table:table-cell table:style-name="ce11" table:formula="of:=SUMPRODUCT(NOT(ISBLANK([.I297:.AMJ297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79" calcext:value-type="float">
            <text:p>279</text:p>
          </table:table-cell>
          <table:table-cell table:formula="of:=SUM([.I298:.AMJ298])" office:value-type="float" office:value="3" calcext:value-type="float">
            <text:p>3</text:p>
          </table:table-cell>
          <table:table-cell office:value-type="string" calcext:value-type="string">
            <text:p>Fragport</text:p>
          </table:table-cell>
          <table:table-cell office:value-type="string" calcext:value-type="string">
            <text:p><text:a xlink:href="https://www.doomworld.com/idgames/levels/doom2/megawads/fragport" xlink:type="simple">https://www.doomworld.com/idgames/levels/doom2/megawads/fragport</text:a></text:p>
          </table:table-cell>
          <table:table-cell office:value-type="float" office:value="2011" calcext:value-type="float">
            <text:p>2011</text:p>
          </table:table-cell>
          <table:table-cell table:style-name="ce10" table:number-matrix-columns-spanned="1" table:number-matrix-rows-spanned="1" table:formula="of:=COM.MICROSOFT.TEXTJOIN(&quot;, &quot;; 1; IF(ISBLANK([.I298:.AMJ298]); &quot;&quot;; [.I$2:.AMJ$2] &amp; &quot;: &quot; &amp; [.I298:.AMJ298]))" office:value-type="string" office:string-value="P41R47: 3" calcext:value-type="string">
            <text:p>P41R47: 3</text:p>
          </table:table-cell>
          <table:table-cell table:style-name="ce11" table:formula="of:=SUMPRODUCT(NOT(ISBLANK([.I298:.AMJ298])))" office:value-type="float" office:value="1" calcext:value-type="float">
            <text:p>1</text:p>
          </table:table-cell>
          <table:table-cell table:number-columns-repeated="120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79" calcext:value-type="float">
            <text:p>279</text:p>
          </table:table-cell>
          <table:table-cell table:formula="of:=SUM([.I299:.AMJ299])" office:value-type="float" office:value="3" calcext:value-type="float">
            <text:p>3</text:p>
          </table:table-cell>
          <table:table-cell office:value-type="string" calcext:value-type="string">
            <text:p>Freedoom: Phase 1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office:value-type="float" office:value="2009" calcext:value-type="float">
            <text:p>2009</text:p>
          </table:table-cell>
          <table:table-cell table:style-name="ce10" table:number-matrix-columns-spanned="1" table:number-matrix-rows-spanned="1" table:formula="of:=COM.MICROSOFT.TEXTJOIN(&quot;, &quot;; 1; IF(ISBLANK([.I299:.AMJ299]); &quot;&quot;; [.I$2:.AMJ$2] &amp; &quot;: &quot; &amp; [.I299:.AMJ299]))" office:value-type="string" office:string-value="Chamelenoel: 3" calcext:value-type="string">
            <text:p>Chamelenoel: 3</text:p>
          </table:table-cell>
          <table:table-cell table:style-name="ce11" table:formula="of:=SUMPRODUCT(NOT(ISBLANK([.I299:.AMJ299])))"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79" calcext:value-type="float">
            <text:p>279</text:p>
          </table:table-cell>
          <table:table-cell table:formula="of:=SUM([.I300:.AMJ300])" office:value-type="float" office:value="3" calcext:value-type="float">
            <text:p>3</text:p>
          </table:table-cell>
          <table:table-cell office:value-type="string" calcext:value-type="string">
            <text:p>Hell-Forged</text:p>
          </table:table-cell>
          <table:table-cell office:value-type="string" calcext:value-type="string">
            <text:p><text:a xlink:href="https://forum.zdoom.org/viewtopic.php?f=19&amp;t=13397#p273718" xlink:type="simple">https://forum.zdoom.org/viewtopic.php?f=19&amp;t=13397#p273718</text:a></text:p>
          </table:table-cell>
          <table:table-cell office:value-type="float" office:value="2019" calcext:value-type="float">
            <text:p>2019</text:p>
          </table:table-cell>
          <table:table-cell table:style-name="ce10" table:number-matrix-columns-spanned="1" table:number-matrix-rows-spanned="1" table:formula="of:=COM.MICROSOFT.TEXTJOIN(&quot;, &quot;; 1; IF(ISBLANK([.I300:.AMJ300]); &quot;&quot;; [.I$2:.AMJ$2] &amp; &quot;: &quot; &amp; [.I300:.AMJ300]))" office:value-type="string" office:string-value="Woolie Wool: 3" calcext:value-type="string">
            <text:p>Woolie Wool: 3</text:p>
          </table:table-cell>
          <table:table-cell table:style-name="ce11" table:formula="of:=SUMPRODUCT(NOT(ISBLANK([.I300:.AMJ300])))" office:value-type="float" office:value="1" calcext:value-type="float">
            <text:p>1</text:p>
          </table:table-cell>
          <table:table-cell table:number-columns-repeated="49"/>
          <table:table-cell office:value-type="float" office:value="3" calcext:value-type="float">
            <text:p>3</text:p>
          </table:table-cell>
          <table:table-cell table:number-columns-repeated="966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79" calcext:value-type="float">
            <text:p>279</text:p>
          </table:table-cell>
          <table:table-cell table:formula="of:=SUM([.I301:.AMJ301])" office:value-type="float" office:value="3" calcext:value-type="float">
            <text:p>3</text:p>
          </table:table-cell>
          <table:table-cell table:style-name="ce72" office:value-type="string" calcext:value-type="string">
            <text:p>Invasion UAC</text:p>
          </table:table-cell>
          <table:table-cell office:value-type="string" calcext:value-type="string">
            <text:p><text:a xlink:href="http://xsnake.free.fr/invasion/shots.htm" xlink:type="simple">http://xsnake.free.fr/invasion/shots.htm</text:a></text:p>
          </table:table-cell>
          <table:table-cell office:value-type="float" office:value="2005" calcext:value-type="float">
            <text:p>2005</text:p>
          </table:table-cell>
          <table:table-cell table:style-name="ce10" table:number-matrix-columns-spanned="1" table:number-matrix-rows-spanned="1" table:formula="of:=COM.MICROSOFT.TEXTJOIN(&quot;, &quot;; 1; IF(ISBLANK([.I301:.AMJ301]); &quot;&quot;; [.I$2:.AMJ$2] &amp; &quot;: &quot; &amp; [.I301:.AMJ301]))" office:value-type="string" office:string-value="Red-XIII: 3" calcext:value-type="string">
            <text:p>Red-XIII: 3</text:p>
          </table:table-cell>
          <table:table-cell table:style-name="ce11" table:formula="of:=SUMPRODUCT(NOT(ISBLANK([.I301:.AMJ301])))" office:value-type="float" office:value="1" calcext:value-type="float">
            <text:p>1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916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79" calcext:value-type="float">
            <text:p>279</text:p>
          </table:table-cell>
          <table:table-cell table:formula="of:=SUM([.I302:.AMJ302])" office:value-type="float" office:value="3" calcext:value-type="float">
            <text:p>3</text:p>
          </table:table-cell>
          <table:table-cell office:value-type="string" calcext:value-type="string">
            <text:p>Legacy of Suffering</text:p>
          </table:table-cell>
          <table:table-cell office:value-type="string" calcext:value-type="string">
            <text:p><text:a xlink:href="https://www.doomworld.com/idgames/levels/doom2/Ports/j-l/los" xlink:type="simple">https://www.doomworld.com/idgames/levels/doom2/Ports/j-l/los</text:a></text:p>
          </table:table-cell>
          <table:table-cell office:value-type="float" office:value="2009" calcext:value-type="float">
            <text:p>2009</text:p>
          </table:table-cell>
          <table:table-cell table:style-name="ce10" table:number-matrix-columns-spanned="1" table:number-matrix-rows-spanned="1" table:formula="of:=COM.MICROSOFT.TEXTJOIN(&quot;, &quot;; 1; IF(ISBLANK([.I302:.AMJ302]); &quot;&quot;; [.I$2:.AMJ$2] &amp; &quot;: &quot; &amp; [.I302:.AMJ302]))" office:value-type="string" office:string-value="MFG38: 3" calcext:value-type="string">
            <text:p>MFG38: 3</text:p>
          </table:table-cell>
          <table:table-cell table:style-name="ce11" table:formula="of:=SUMPRODUCT(NOT(ISBLANK([.I302:.AMJ302])))"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79" calcext:value-type="float">
            <text:p>279</text:p>
          </table:table-cell>
          <table:table-cell table:formula="of:=SUM([.I303:.AMJ303])" office:value-type="float" office:value="3" calcext:value-type="float">
            <text:p>3</text:p>
          </table:table-cell>
          <table:table-cell office:value-type="string" calcext:value-type="string">
            <text:p>Maps of Chaos</text:p>
          </table:table-cell>
          <table:table-cell office:value-type="string" calcext:value-type="string">
            <text:p><text:a xlink:href="https://www.moddb.com/mods/brutal-doom/addons/brutalized-doom-and-doom-ii" xlink:type="simple">https://www.moddb.com/mods/brutal-doom/addons/brutalized-doom-and-doom-ii</text:a></text:p>
          </table:table-cell>
          <table:table-cell office:value-type="float" office:value="2013" calcext:value-type="float">
            <text:p>2013</text:p>
          </table:table-cell>
          <table:table-cell table:style-name="ce10" table:number-matrix-columns-spanned="1" table:number-matrix-rows-spanned="1" table:formula="of:=COM.MICROSOFT.TEXTJOIN(&quot;, &quot;; 1; IF(ISBLANK([.I303:.AMJ303]); &quot;&quot;; [.I$2:.AMJ$2] &amp; &quot;: &quot; &amp; [.I303:.AMJ303]))" office:value-type="string" office:string-value="I_Punch_Demons: 3" calcext:value-type="string">
            <text:p>I_Punch_Demons: 3</text:p>
          </table:table-cell>
          <table:table-cell table:style-name="ce11" table:formula="of:=SUMPRODUCT(NOT(ISBLANK([.I303:.AMJ303])))" office:value-type="float" office:value="1" calcext:value-type="float">
            <text:p>1</text:p>
          </table:table-cell>
          <table:table-cell table:number-columns-repeated="111"/>
          <table:table-cell office:value-type="float" office:value="3" calcext:value-type="float">
            <text:p>3</text:p>
          </table:table-cell>
          <table:table-cell table:number-columns-repeated="904"/>
        </table:table-row>
        <table:table-row table:style-name="ro3">
          <table:table-cell office:value-type="float" office:value="301" calcext:value-type="float">
            <text:p>301</text:p>
          </table:table-cell>
          <table:table-cell table:formula="of:=IF([.C304]&lt;[.C303]; [.A304]; [.B303])" office:value-type="float" office:value="279" calcext:value-type="float">
            <text:p>279</text:p>
          </table:table-cell>
          <table:table-cell table:formula="of:=SUM([.I304:.AMJ304])" office:value-type="float" office:value="3" calcext:value-type="float">
            <text:p>3</text:p>
          </table:table-cell>
          <table:table-cell office:value-type="string" calcext:value-type="string">
            <text:p>Phobos</text:p>
          </table:table-cell>
          <table:table-cell office:value-type="string" calcext:value-type="string">
            <text:p><text:a xlink:href="https://www.doomworld.com/idgames/levels/doom2/p-r/phobos2" xlink:type="simple">https://www.doomworld.com/idgames/levels/doom2/p-r/phobos2</text:a></text:p>
          </table:table-cell>
          <table:table-cell office:value-type="float" office:value="1998" calcext:value-type="float">
            <text:p>1998</text:p>
          </table:table-cell>
          <table:table-cell table:style-name="ce10" table:number-matrix-columns-spanned="1" table:number-matrix-rows-spanned="1" table:formula="of:=COM.MICROSOFT.TEXTJOIN(&quot;, &quot;; 1; IF(ISBLANK([.I304:.AMJ304]); &quot;&quot;; [.I$2:.AMJ$2] &amp; &quot;: &quot; &amp; [.I304:.AMJ304]))" office:value-type="string" office:string-value="Jaws In Space: 3" calcext:value-type="string">
            <text:p>Jaws In Space: 3</text:p>
          </table:table-cell>
          <table:table-cell table:style-name="ce11" table:formula="of:=SUMPRODUCT(NOT(ISBLANK([.I304:.AMJ304])))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office:value-type="float" office:value="302" calcext:value-type="float">
            <text:p>302</text:p>
          </table:table-cell>
          <table:table-cell table:formula="of:=IF([.C305]&lt;[.C304]; [.A305]; [.B304])" office:value-type="float" office:value="279" calcext:value-type="float">
            <text:p>279</text:p>
          </table:table-cell>
          <table:table-cell table:formula="of:=SUM([.I305:.AMJ305])" office:value-type="float" office:value="3" calcext:value-type="float">
            <text:p>3</text:p>
          </table:table-cell>
          <table:table-cell office:value-type="string" calcext:value-type="string">
            <text:p>Pizza Steve</text:p>
          </table:table-cell>
          <table:table-cell office:value-type="string" calcext:value-type="string">
            <text:p><text:a xlink:href="https://www.doomworld.com/idgames/levels/doom2/megawads/pizzas" xlink:type="simple">https://www.doomworld.com/idgames/levels/doom2/megawads/pizzas</text:a></text:p>
          </table:table-cell>
          <table:table-cell office:value-type="float" office:value="2017" calcext:value-type="float">
            <text:p>2017</text:p>
          </table:table-cell>
          <table:table-cell table:style-name="ce10" table:number-matrix-columns-spanned="1" table:number-matrix-rows-spanned="1" table:formula="of:=COM.MICROSOFT.TEXTJOIN(&quot;, &quot;; 1; IF(ISBLANK([.I305:.AMJ305]); &quot;&quot;; [.I$2:.AMJ$2] &amp; &quot;: &quot; &amp; [.I305:.AMJ305]))" office:value-type="string" office:string-value="Bryan T: 3" calcext:value-type="string">
            <text:p>Bryan T: 3</text:p>
          </table:table-cell>
          <table:table-cell table:style-name="ce11" table:formula="of:=SUMPRODUCT(NOT(ISBLANK([.I305:.AMJ305])))" office:value-type="float" office:value="1" calcext:value-type="float">
            <text:p>1</text:p>
          </table:table-cell>
          <table:table-cell table:number-columns-repeated="62"/>
          <table:table-cell office:value-type="float" office:value="3" calcext:value-type="float">
            <text:p>3</text:p>
          </table:table-cell>
          <table:table-cell table:number-columns-repeated="953"/>
        </table:table-row>
        <table:table-row table:style-name="ro3">
          <table:table-cell office:value-type="float" office:value="303" calcext:value-type="float">
            <text:p>303</text:p>
          </table:table-cell>
          <table:table-cell table:formula="of:=IF([.C306]&lt;[.C305]; [.A306]; [.B305])" office:value-type="float" office:value="279" calcext:value-type="float">
            <text:p>279</text:p>
          </table:table-cell>
          <table:table-cell table:formula="of:=SUM([.I306:.AMJ306])" office:value-type="float" office:value="3" calcext:value-type="float">
            <text:p>3</text:p>
          </table:table-cell>
          <table:table-cell office:value-type="string" calcext:value-type="string">
            <text:p>Pleiades</text:p>
          </table:table-cell>
          <table:table-cell office:value-type="string" calcext:value-type="string">
            <text:p><text:a xlink:href="https://www.doomworld.com/idgames/levels/doom2/Ports/p-r/pleiades" xlink:type="simple">https://www.doomworld.com/idgames/levels/doom2/Ports/p-r/pleiades</text:a></text:p>
          </table:table-cell>
          <table:table-cell office:value-type="float" office:value="2000" calcext:value-type="float">
            <text:p>2000</text:p>
          </table:table-cell>
          <table:table-cell table:style-name="ce10" table:number-matrix-columns-spanned="1" table:number-matrix-rows-spanned="1" table:formula="of:=COM.MICROSOFT.TEXTJOIN(&quot;, &quot;; 1; IF(ISBLANK([.I306:.AMJ306]); &quot;&quot;; [.I$2:.AMJ$2] &amp; &quot;: &quot; &amp; [.I306:.AMJ306]))" office:value-type="string" office:string-value="ax34: 3" calcext:value-type="string">
            <text:p>ax34: 3</text:p>
          </table:table-cell>
          <table:table-cell table:style-name="ce11" table:formula="of:=SUMPRODUCT(NOT(ISBLANK([.I306:.AMJ306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304" calcext:value-type="float">
            <text:p>304</text:p>
          </table:table-cell>
          <table:table-cell table:formula="of:=IF([.C307]&lt;[.C306]; [.A307]; [.B306])" office:value-type="float" office:value="279" calcext:value-type="float">
            <text:p>279</text:p>
          </table:table-cell>
          <table:table-cell table:formula="of:=SUM([.I307:.AMJ307])" office:value-type="float" office:value="3" calcext:value-type="float">
            <text:p>3</text:p>
          </table:table-cell>
          <table:table-cell office:value-type="string" calcext:value-type="string">
            <text:p>Plutonia MIDI Pack</text:p>
          </table:table-cell>
          <table:table-cell office:value-type="string" calcext:value-type="string">
            <text:p><text:a xlink:href="https://www.doomworld.com/idgames/music/plutmidi" xlink:type="simple">https://www.doomworld.com/idgames/music/plutmidi</text:a></text:p>
          </table:table-cell>
          <table:table-cell office:value-type="float" office:value="2013" calcext:value-type="float">
            <text:p>2013</text:p>
          </table:table-cell>
          <table:table-cell table:style-name="ce10" table:number-matrix-columns-spanned="1" table:number-matrix-rows-spanned="1" table:formula="of:=COM.MICROSOFT.TEXTJOIN(&quot;, &quot;; 1; IF(ISBLANK([.I307:.AMJ307]); &quot;&quot;; [.I$2:.AMJ$2] &amp; &quot;: &quot; &amp; [.I307:.AMJ307]))" office:value-type="string" office:string-value="Diabolución: 1, DJVCardMaster: 2" calcext:value-type="string">
            <text:p>Diabolución: 1, DJVCardMaster: 2</text:p>
          </table:table-cell>
          <table:table-cell table:style-name="ce11" table:formula="of:=SUMPRODUCT(NOT(ISBLANK([.I307:.AMJ307])))" office:value-type="float" office:value="2" calcext:value-type="float">
            <text:p>2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910"/>
        </table:table-row>
        <table:table-row table:style-name="ro3">
          <table:table-cell office:value-type="float" office:value="305" calcext:value-type="float">
            <text:p>305</text:p>
          </table:table-cell>
          <table:table-cell table:formula="of:=IF([.C308]&lt;[.C307]; [.A308]; [.B307])" office:value-type="float" office:value="279" calcext:value-type="float">
            <text:p>279</text:p>
          </table:table-cell>
          <table:table-cell table:formula="of:=SUM([.I308:.AMJ308])" office:value-type="float" office:value="3" calcext:value-type="float">
            <text:p>3</text:p>
          </table:table-cell>
          <table:table-cell office:value-type="string" calcext:value-type="string">
            <text:p>Return of the Triad</text:p>
          </table:table-cell>
          <table:table-cell office:value-type="string" calcext:value-type="string">
            <text:p><text:a xlink:href="https://www.elzee.co.nz/rotttc/index.html" xlink:type="simple">https://www.elzee.co.nz/rotttc/index.html</text:a></text:p>
          </table:table-cell>
          <table:table-cell office:value-type="float" office:value="2011" calcext:value-type="float">
            <text:p>2011</text:p>
          </table:table-cell>
          <table:table-cell table:style-name="ce10" table:number-matrix-columns-spanned="1" table:number-matrix-rows-spanned="1" table:formula="of:=COM.MICROSOFT.TEXTJOIN(&quot;, &quot;; 1; IF(ISBLANK([.I308:.AMJ308]); &quot;&quot;; [.I$2:.AMJ$2] &amp; &quot;: &quot; &amp; [.I308:.AMJ308]))" office:value-type="string" office:string-value="ax34: 3" calcext:value-type="string">
            <text:p>ax34: 3</text:p>
          </table:table-cell>
          <table:table-cell table:style-name="ce11" table:formula="of:=SUMPRODUCT(NOT(ISBLANK([.I308:.AMJ308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306" calcext:value-type="float">
            <text:p>306</text:p>
          </table:table-cell>
          <table:table-cell table:formula="of:=IF([.C309]&lt;[.C308]; [.A309]; [.B308])" office:value-type="float" office:value="279" calcext:value-type="float">
            <text:p>279</text:p>
          </table:table-cell>
          <table:table-cell table:formula="of:=SUM([.I309:.AMJ309])" office:value-type="float" office:value="3" calcext:value-type="float">
            <text:p>3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<text:a xlink:href="https://www.doomworld.com/idgames/levels/doom2/Ports/p-r/rush" xlink:type="simple">https://www.doomworld.com/idgames/levels/doom2/Ports/p-r/rush</text:a></text:p>
          </table:table-cell>
          <table:table-cell office:value-type="float" office:value="2014" calcext:value-type="float">
            <text:p>2014</text:p>
          </table:table-cell>
          <table:table-cell table:style-name="ce10" table:number-matrix-columns-spanned="1" table:number-matrix-rows-spanned="1" table:formula="of:=COM.MICROSOFT.TEXTJOIN(&quot;, &quot;; 1; IF(ISBLANK([.I309:.AMJ309]); &quot;&quot;; [.I$2:.AMJ$2] &amp; &quot;: &quot; &amp; [.I309:.AMJ309]))" office:value-type="string" office:string-value="Nirvana: 2, I_Punch_Demons: 1" calcext:value-type="string">
            <text:p>Nirvana: 2, I_Punch_Demons: 1</text:p>
          </table:table-cell>
          <table:table-cell table:style-name="ce11" table:formula="of:=SUMPRODUCT(NOT(ISBLANK([.I309:.AMJ309])))" office:value-type="float" office:value="2" calcext:value-type="float">
            <text:p>2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4"/>
        </table:table-row>
        <table:table-row table:style-name="ro3">
          <table:table-cell office:value-type="float" office:value="307" calcext:value-type="float">
            <text:p>307</text:p>
          </table:table-cell>
          <table:table-cell table:formula="of:=IF([.C310]&lt;[.C309]; [.A310]; [.B309])" office:value-type="float" office:value="279" calcext:value-type="float">
            <text:p>279</text:p>
          </table:table-cell>
          <table:table-cell table:formula="of:=SUM([.I310:.AMJ310])" office:value-type="float" office:value="3" calcext:value-type="float">
            <text:p>3</text:p>
          </table:table-cell>
          <table:table-cell office:value-type="string" calcext:value-type="string">
            <text:p>Serpent: Resurrection</text:p>
          </table:table-cell>
          <table:table-cell office:value-type="string" calcext:value-type="string">
            <text:p><text:a xlink:href="https://www.doomworld.com/idgames/levels/hexen/s-u/serpent" xlink:type="simple">https://www.doomworld.com/idgames/levels/hexen/s-u/serpent</text:a></text:p>
          </table:table-cell>
          <table:table-cell office:value-type="float" office:value="2010" calcext:value-type="float">
            <text:p>2010</text:p>
          </table:table-cell>
          <table:table-cell table:style-name="ce10" table:number-matrix-columns-spanned="1" table:number-matrix-rows-spanned="1" table:formula="of:=COM.MICROSOFT.TEXTJOIN(&quot;, &quot;; 1; IF(ISBLANK([.I310:.AMJ310]); &quot;&quot;; [.I$2:.AMJ$2] &amp; &quot;: &quot; &amp; [.I310:.AMJ310]))" office:value-type="string" office:string-value="TheMightyHeracross: 3" calcext:value-type="string">
            <text:p>TheMightyHeracross: 3</text:p>
          </table:table-cell>
          <table:table-cell table:style-name="ce11" table:formula="of:=SUMPRODUCT(NOT(ISBLANK([.I310:.AMJ310])))" office:value-type="float" office:value="1" calcext:value-type="float">
            <text:p>1</text:p>
          </table:table-cell>
          <table:table-cell table:number-columns-repeated="77"/>
          <table:table-cell office:value-type="float" office:value="3" calcext:value-type="float">
            <text:p>3</text:p>
          </table:table-cell>
          <table:table-cell table:number-columns-repeated="938"/>
        </table:table-row>
        <table:table-row table:style-name="ro3">
          <table:table-cell office:value-type="float" office:value="308" calcext:value-type="float">
            <text:p>308</text:p>
          </table:table-cell>
          <table:table-cell table:formula="of:=IF([.C311]&lt;[.C310]; [.A311]; [.B310])" office:value-type="float" office:value="279" calcext:value-type="float">
            <text:p>279</text:p>
          </table:table-cell>
          <table:table-cell table:formula="of:=SUM([.I311:.AMJ311])" office:value-type="float" office:value="3" calcext:value-type="float">
            <text:p>3</text:p>
          </table:table-cell>
          <table:table-cell office:value-type="string" calcext:value-type="string">
            <text:p>T3ST</text:p>
          </table:table-cell>
          <table:table-cell office:value-type="string" calcext:value-type="string">
            <text:p><text:a xlink:href="https://www.doomworld.com/idgames/levels/doom2/Ports/s-u/t3st" xlink:type="simple">https://www.doomworld.com/idgames/levels/doom2/Ports/s-u/t3st</text:a></text:p>
          </table:table-cell>
          <table:table-cell office:value-type="float" office:value="2016" calcext:value-type="float">
            <text:p>2016</text:p>
          </table:table-cell>
          <table:table-cell table:style-name="ce10" table:number-matrix-columns-spanned="1" table:number-matrix-rows-spanned="1" table:formula="of:=COM.MICROSOFT.TEXTJOIN(&quot;, &quot;; 1; IF(ISBLANK([.I311:.AMJ311]); &quot;&quot;; [.I$2:.AMJ$2] &amp; &quot;: &quot; &amp; [.I311:.AMJ311]))" office:value-type="string" office:string-value="bzzrak: 3" calcext:value-type="string">
            <text:p>bzzrak: 3</text:p>
          </table:table-cell>
          <table:table-cell table:style-name="ce11" table:formula="of:=SUMPRODUCT(NOT(ISBLANK([.I311:.AMJ311])))"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3">
          <table:table-cell office:value-type="float" office:value="309" calcext:value-type="float">
            <text:p>309</text:p>
          </table:table-cell>
          <table:table-cell table:formula="of:=IF([.C312]&lt;[.C311]; [.A312]; [.B311])" office:value-type="float" office:value="279" calcext:value-type="float">
            <text:p>279</text:p>
          </table:table-cell>
          <table:table-cell table:formula="of:=SUM([.I312:.AMJ312])" office:value-type="float" office:value="3" calcext:value-type="float">
            <text:p>3</text:p>
          </table:table-cell>
          <table:table-cell office:value-type="string" calcext:value-type="string">
            <text:p>The Lost Episodes of Doom</text:p>
          </table:table-cell>
          <table:table-cell office:value-type="string" calcext:value-type="string">
            <text:p><text:a xlink:href="https://doomwiki.org/wiki/The_Lost_Episodes_of_Doom" xlink:type="simple">https://doomwiki.org/wiki/The_Lost_Episodes_of_Doom</text:a></text:p>
          </table:table-cell>
          <table:table-cell office:value-type="float" office:value="1995" calcext:value-type="float">
            <text:p>1995</text:p>
          </table:table-cell>
          <table:table-cell table:style-name="ce10" table:number-matrix-columns-spanned="1" table:number-matrix-rows-spanned="1" table:formula="of:=COM.MICROSOFT.TEXTJOIN(&quot;, &quot;; 1; IF(ISBLANK([.I312:.AMJ312]); &quot;&quot;; [.I$2:.AMJ$2] &amp; &quot;: &quot; &amp; [.I312:.AMJ312]))" office:value-type="string" office:string-value="Diabolución: 3" calcext:value-type="string">
            <text:p>Diabolución: 3</text:p>
          </table:table-cell>
          <table:table-cell table:style-name="ce11" table:formula="of:=SUMPRODUCT(NOT(ISBLANK([.I312:.AMJ312])))" office:value-type="float" office:value="1" calcext:value-type="float">
            <text:p>1</text:p>
          </table:table-cell>
          <table:table-cell table:number-columns-repeated="84"/>
          <table:table-cell office:value-type="float" office:value="3" calcext:value-type="float">
            <text:p>3</text:p>
          </table:table-cell>
          <table:table-cell table:number-columns-repeated="931"/>
        </table:table-row>
        <table:table-row table:style-name="ro3">
          <table:table-cell office:value-type="float" office:value="310" calcext:value-type="float">
            <text:p>310</text:p>
          </table:table-cell>
          <table:table-cell table:formula="of:=IF([.C313]&lt;[.C312]; [.A313]; [.B312])" office:value-type="float" office:value="279" calcext:value-type="float">
            <text:p>279</text:p>
          </table:table-cell>
          <table:table-cell table:formula="of:=SUM([.I313:.AMJ313])" office:value-type="float" office:value="3" calcext:value-type="float">
            <text:p>3</text:p>
          </table:table-cell>
          <table:table-cell office:value-type="string" calcext:value-type="string">
            <text:p>The Sky May Be</text:p>
          </table:table-cell>
          <table:table-cell office:value-type="string" calcext:value-type="string">
            <text:p><text:a xlink:href="https://www.doomworld.com/idgames/levels/doom/s-u/smb_v102" xlink:type="simple">https://www.doomworld.com/idgames/levels/doom/s-u/smb_v102</text:a></text:p>
          </table:table-cell>
          <table:table-cell office:value-type="float" office:value="1997" calcext:value-type="float">
            <text:p>1997</text:p>
          </table:table-cell>
          <table:table-cell table:style-name="ce10" table:number-matrix-columns-spanned="1" table:number-matrix-rows-spanned="1" table:formula="of:=COM.MICROSOFT.TEXTJOIN(&quot;, &quot;; 1; IF(ISBLANK([.I313:.AMJ313]); &quot;&quot;; [.I$2:.AMJ$2] &amp; &quot;: &quot; &amp; [.I313:.AMJ313]))" office:value-type="string" office:string-value="AnonimVio: 3" calcext:value-type="string">
            <text:p>AnonimVio: 3</text:p>
          </table:table-cell>
          <table:table-cell table:style-name="ce11" table:formula="of:=SUMPRODUCT(NOT(ISBLANK([.I313:.AMJ313])))" office:value-type="float" office:value="1" calcext:value-type="float">
            <text:p>1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3">
          <table:table-cell office:value-type="float" office:value="311" calcext:value-type="float">
            <text:p>311</text:p>
          </table:table-cell>
          <table:table-cell table:formula="of:=IF([.C314]&lt;[.C313]; [.A314]; [.B313])" office:value-type="float" office:value="279" calcext:value-type="float">
            <text:p>279</text:p>
          </table:table-cell>
          <table:table-cell table:formula="of:=SUM([.I314:.AMJ314])" office:value-type="float" office:value="3" calcext:value-type="float">
            <text:p>3</text:p>
          </table:table-cell>
          <table:table-cell office:value-type="string" calcext:value-type="string">
            <text:p>Unidoom DM 3</text:p>
          </table:table-cell>
          <table:table-cell office:value-type="string" calcext:value-type="string">
            <text:p><text:a xlink:href="https://www.doomworld.com/idgames/levels/doom2/deathmatch/s-u/udm3" xlink:type="simple">https://www.doomworld.com/idgames/levels/doom2/deathmatch/s-u/udm3</text:a></text:p>
          </table:table-cell>
          <table:table-cell office:value-type="float" office:value="2004" calcext:value-type="float">
            <text:p>2004</text:p>
          </table:table-cell>
          <table:table-cell table:style-name="ce10" table:number-matrix-columns-spanned="1" table:number-matrix-rows-spanned="1" table:formula="of:=COM.MICROSOFT.TEXTJOIN(&quot;, &quot;; 1; IF(ISBLANK([.I314:.AMJ314]); &quot;&quot;; [.I$2:.AMJ$2] &amp; &quot;: &quot; &amp; [.I314:.AMJ314]))" office:value-type="string" office:string-value="Doomkid: 3" calcext:value-type="string">
            <text:p>Doomkid: 3</text:p>
          </table:table-cell>
          <table:table-cell table:style-name="ce11" table:formula="of:=SUMPRODUCT(NOT(ISBLANK([.I314:.AMJ314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3">
          <table:table-cell office:value-type="float" office:value="312" calcext:value-type="float">
            <text:p>312</text:p>
          </table:table-cell>
          <table:table-cell table:formula="of:=IF([.C315]&lt;[.C314]; [.A315]; [.B314])" office:value-type="float" office:value="279" calcext:value-type="float">
            <text:p>279</text:p>
          </table:table-cell>
          <table:table-cell table:formula="of:=SUM([.I315:.AMJ315])" office:value-type="float" office:value="3" calcext:value-type="float">
            <text:p>3</text:p>
          </table:table-cell>
          <table:table-cell office:value-type="string" calcext:value-type="string">
            <text:p>Vrack 2</text:p>
          </table:table-cell>
          <table:table-cell office:value-type="string" calcext:value-type="string">
            <text:p><text:a xlink:href="https://www.doomworld.com/idgames/levels/doom2/Ports/v-z/vrack2b" xlink:type="simple">https://www.doomworld.com/idgames/levels/doom2/Ports/v-z/vrack2b</text:a></text:p>
          </table:table-cell>
          <table:table-cell office:value-type="float" office:value="2001" calcext:value-type="float">
            <text:p>2001</text:p>
          </table:table-cell>
          <table:table-cell table:style-name="ce10" table:number-matrix-columns-spanned="1" table:number-matrix-rows-spanned="1" table:formula="of:=COM.MICROSOFT.TEXTJOIN(&quot;, &quot;; 1; IF(ISBLANK([.I315:.AMJ315]); &quot;&quot;; [.I$2:.AMJ$2] &amp; &quot;: &quot; &amp; [.I315:.AMJ315]))" office:value-type="string" office:string-value="smeghammer: 3" calcext:value-type="string">
            <text:p>smeghammer: 3</text:p>
          </table:table-cell>
          <table:table-cell table:style-name="ce11" table:formula="of:=SUMPRODUCT(NOT(ISBLANK([.I315:.AMJ315])))" office:value-type="float" office:value="1" calcext:value-type="float">
            <text:p>1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313" calcext:value-type="float">
            <text:p>313</text:p>
          </table:table-cell>
          <table:table-cell table:formula="of:=IF([.C316]&lt;[.C315]; [.A316]; [.B315])" office:value-type="float" office:value="313" calcext:value-type="float">
            <text:p>313</text:p>
          </table:table-cell>
          <table:table-cell table:formula="of:=SUM([.I316:.AMJ316])" office:value-type="float" office:value="2" calcext:value-type="float">
            <text:p>2</text:p>
          </table:table-cell>
          <table:table-cell office:value-type="string" calcext:value-type="string">
            <text:p>1 Monster Megawad</text:p>
          </table:table-cell>
          <table:table-cell office:value-type="string" calcext:value-type="string">
            <text:p><text:a xlink:href="https://www.doomworld.com/idgames/levels/doom2/megawads/1monster" xlink:type="simple">https://www.doomworld.com/idgames/levels/doom2/megawads/1monster</text:a></text:p>
          </table:table-cell>
          <table:table-cell office:value-type="float" office:value="2007" calcext:value-type="float">
            <text:p>2007</text:p>
          </table:table-cell>
          <table:table-cell table:style-name="ce10" table:number-matrix-columns-spanned="1" table:number-matrix-rows-spanned="1" table:formula="of:=COM.MICROSOFT.TEXTJOIN(&quot;, &quot;; 1; IF(ISBLANK([.I316:.AMJ316]); &quot;&quot;; [.I$2:.AMJ$2] &amp; &quot;: &quot; &amp; [.I316:.AMJ316]))" office:value-type="string" office:string-value="TheNerdTurtle2: 2" calcext:value-type="string">
            <text:p>TheNerdTurtle2: 2</text:p>
          </table:table-cell>
          <table:table-cell table:style-name="ce11" table:formula="of:=SUMPRODUCT(NOT(ISBLANK([.I316:.AMJ316])))" office:value-type="float" office:value="1" calcext:value-type="float">
            <text:p>1</text:p>
          </table:table-cell>
          <table:table-cell table:number-columns-repeated="76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314" calcext:value-type="float">
            <text:p>314</text:p>
          </table:table-cell>
          <table:table-cell table:formula="of:=IF([.C317]&lt;[.C316]; [.A317]; [.B316])" office:value-type="float" office:value="313" calcext:value-type="float">
            <text:p>313</text:p>
          </table:table-cell>
          <table:table-cell table:formula="of:=SUM([.I317:.AMJ317])" office:value-type="float" office:value="2" calcext:value-type="float">
            <text:p>2</text:p>
          </table:table-cell>
          <table:table-cell office:value-type="string" calcext:value-type="string">
            <text:p>3 Heures d'agonie 3</text:p>
          </table:table-cell>
          <table:table-cell office:value-type="string" calcext:value-type="string">
            <text:p><text:a xlink:href="https://www.doomworld.com/idgames/levels/doom2/megawads/3ha3" xlink:type="simple">https://www.doomworld.com/idgames/levels/doom2/megawads/3ha3</text:a></text:p>
          </table:table-cell>
          <table:table-cell office:value-type="float" office:value="2017" calcext:value-type="float">
            <text:p>2017</text:p>
          </table:table-cell>
          <table:table-cell table:style-name="ce10" table:number-matrix-columns-spanned="1" table:number-matrix-rows-spanned="1" table:formula="of:=COM.MICROSOFT.TEXTJOIN(&quot;, &quot;; 1; IF(ISBLANK([.I317:.AMJ317]); &quot;&quot;; [.I$2:.AMJ$2] &amp; &quot;: &quot; &amp; [.I317:.AMJ317]))" office:value-type="string" office:string-value="Roofi: 2" calcext:value-type="string">
            <text:p>Roofi: 2</text:p>
          </table:table-cell>
          <table:table-cell table:style-name="ce11" table:formula="of:=SUMPRODUCT(NOT(ISBLANK([.I317:.AMJ317])))"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315" calcext:value-type="float">
            <text:p>315</text:p>
          </table:table-cell>
          <table:table-cell table:formula="of:=IF([.C318]&lt;[.C317]; [.A318]; [.B317])" office:value-type="float" office:value="313" calcext:value-type="float">
            <text:p>313</text:p>
          </table:table-cell>
          <table:table-cell table:formula="of:=SUM([.I318:.AMJ318])" office:value-type="float" office:value="2" calcext:value-type="float">
            <text:p>2</text:p>
          </table:table-cell>
          <table:table-cell office:value-type="string" calcext:value-type="string">
            <text:p>30,000 Levels</text:p>
          </table:table-cell>
          <table:table-cell office:value-type="string" calcext:value-type="string">
            <text:p><text:a xlink:href="https://www.doomworld.com/idgames/levels/doom2/Ports/0-9/30kmaps" xlink:type="simple">https://www.doomworld.com/idgames/levels/doom2/Ports/0-9/30kmaps</text:a></text:p>
          </table:table-cell>
          <table:table-cell office:value-type="float" office:value="2012" calcext:value-type="float">
            <text:p>2012</text:p>
          </table:table-cell>
          <table:table-cell table:style-name="ce10" table:number-matrix-columns-spanned="1" table:number-matrix-rows-spanned="1" table:formula="of:=COM.MICROSOFT.TEXTJOIN(&quot;, &quot;; 1; IF(ISBLANK([.I318:.AMJ318]); &quot;&quot;; [.I$2:.AMJ$2] &amp; &quot;: &quot; &amp; [.I318:.AMJ318]))" office:value-type="string" office:string-value="AnonimVio: 2" calcext:value-type="string">
            <text:p>AnonimVio: 2</text:p>
          </table:table-cell>
          <table:table-cell table:style-name="ce11" table:formula="of:=SUMPRODUCT(NOT(ISBLANK([.I318:.AMJ318])))" office:value-type="float" office:value="1" calcext:value-type="float">
            <text:p>1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3">
          <table:table-cell office:value-type="float" office:value="316" calcext:value-type="float">
            <text:p>316</text:p>
          </table:table-cell>
          <table:table-cell table:formula="of:=IF([.C319]&lt;[.C318]; [.A319]; [.B318])" office:value-type="float" office:value="313" calcext:value-type="float">
            <text:p>313</text:p>
          </table:table-cell>
          <table:table-cell table:formula="of:=SUM([.I319:.AMJ319])" office:value-type="float" office:value="2" calcext:value-type="float">
            <text:p>2</text:p>
          </table:table-cell>
          <table:table-cell office:value-type="string" calcext:value-type="string">
            <text:p>Aeternum</text:p>
          </table:table-cell>
          <table:table-cell office:value-type="string" calcext:value-type="string">
            <text:p><text:a xlink:href="https://www.doomworld.com/idgames/levels/doom2/Ports/a-c/aeternum" xlink:type="simple">https://www.doomworld.com/idgames/levels/doom2/Ports/a-c/aeternum</text:a></text:p>
          </table:table-cell>
          <table:table-cell office:value-type="float" office:value="2007" calcext:value-type="float">
            <text:p>2007</text:p>
          </table:table-cell>
          <table:table-cell table:style-name="ce10" table:number-matrix-columns-spanned="1" table:number-matrix-rows-spanned="1" table:formula="of:=COM.MICROSOFT.TEXTJOIN(&quot;, &quot;; 1; IF(ISBLANK([.I319:.AMJ319]); &quot;&quot;; [.I$2:.AMJ$2] &amp; &quot;: &quot; &amp; [.I319:.AMJ319]))" office:value-type="string" office:string-value="42PercentHealth: 1, Budoka: 1" calcext:value-type="string">
            <text:p>42PercentHealth: 1, Budoka: 1</text:p>
          </table:table-cell>
          <table:table-cell table:style-name="ce11" table:formula="of:=SUMPRODUCT(NOT(ISBLANK([.I319:.AMJ319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0"/>
        </table:table-row>
        <table:table-row table:style-name="ro3">
          <table:table-cell office:value-type="float" office:value="317" calcext:value-type="float">
            <text:p>317</text:p>
          </table:table-cell>
          <table:table-cell table:formula="of:=IF([.C320]&lt;[.C319]; [.A320]; [.B319])" office:value-type="float" office:value="313" calcext:value-type="float">
            <text:p>313</text:p>
          </table:table-cell>
          <table:table-cell table:formula="of:=SUM([.I320:.AMJ320])" office:value-type="float" office:value="2" calcext:value-type="float">
            <text:p>2</text:p>
          </table:table-cell>
          <table:table-cell office:value-type="string" calcext:value-type="string">
            <text:p>Akeldama</text:p>
          </table:table-cell>
          <table:table-cell office:value-type="string" calcext:value-type="string">
            <text:p><text:a xlink:href="https://www.doomworld.com/vb/thread/103867" xlink:type="simple">https://www.doomworld.com/vb/thread/103867</text:a></text:p>
          </table:table-cell>
          <table:table-cell office:value-type="float" office:value="2020" calcext:value-type="float">
            <text:p>2020</text:p>
          </table:table-cell>
          <table:table-cell table:style-name="ce10" table:number-matrix-columns-spanned="1" table:number-matrix-rows-spanned="1" table:formula="of:=COM.MICROSOFT.TEXTJOIN(&quot;, &quot;; 1; IF(ISBLANK([.I320:.AMJ320]); &quot;&quot;; [.I$2:.AMJ$2] &amp; &quot;: &quot; &amp; [.I320:.AMJ320]))" office:value-type="string" office:string-value="Snikle: 2" calcext:value-type="string">
            <text:p>Snikle: 2</text:p>
          </table:table-cell>
          <table:table-cell table:style-name="ce11" table:formula="of:=SUMPRODUCT(NOT(ISBLANK([.I320:.AMJ320])))" office:value-type="float" office:value="1" calcext:value-type="float">
            <text:p>1</text:p>
          </table:table-cell>
          <table:table-cell table:number-columns-repeated="132"/>
          <table:table-cell office:value-type="float" office:value="2" calcext:value-type="float">
            <text:p>2</text:p>
          </table:table-cell>
          <table:table-cell table:number-columns-repeated="883"/>
        </table:table-row>
        <table:table-row table:style-name="ro3">
          <table:table-cell office:value-type="float" office:value="318" calcext:value-type="float">
            <text:p>318</text:p>
          </table:table-cell>
          <table:table-cell table:formula="of:=IF([.C321]&lt;[.C320]; [.A321]; [.B320])" office:value-type="float" office:value="313" calcext:value-type="float">
            <text:p>313</text:p>
          </table:table-cell>
          <table:table-cell table:formula="of:=SUM([.I321:.AMJ321])" office:value-type="float" office:value="2" calcext:value-type="float">
            <text:p>2</text:p>
          </table:table-cell>
          <table:table-cell office:value-type="string" calcext:value-type="string">
            <text:p>Area 51</text:p>
          </table:table-cell>
          <table:table-cell office:value-type="string" calcext:value-type="string">
            <text:p><text:a xlink:href="https://www.doomworld.com/idgames/levels/doom2/a-c/area51" xlink:type="simple">https://www.doomworld.com/idgames/levels/doom2/a-c/area51</text:a></text:p>
          </table:table-cell>
          <table:table-cell office:value-type="float" office:value="1997" calcext:value-type="float">
            <text:p>1997</text:p>
          </table:table-cell>
          <table:table-cell table:style-name="ce10" table:number-matrix-columns-spanned="1" table:number-matrix-rows-spanned="1" table:formula="of:=COM.MICROSOFT.TEXTJOIN(&quot;, &quot;; 1; IF(ISBLANK([.I321:.AMJ321]); &quot;&quot;; [.I$2:.AMJ$2] &amp; &quot;: &quot; &amp; [.I321:.AMJ321]))" office:value-type="string" office:string-value="Doomkid: 2" calcext:value-type="string">
            <text:p>Doomkid: 2</text:p>
          </table:table-cell>
          <table:table-cell table:style-name="ce11" table:formula="of:=SUMPRODUCT(NOT(ISBLANK([.I321:.AMJ321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3">
          <table:table-cell office:value-type="float" office:value="319" calcext:value-type="float">
            <text:p>319</text:p>
          </table:table-cell>
          <table:table-cell table:formula="of:=IF([.C322]&lt;[.C321]; [.A322]; [.B321])" office:value-type="float" office:value="313" calcext:value-type="float">
            <text:p>313</text:p>
          </table:table-cell>
          <table:table-cell table:formula="of:=SUM([.I322:.AMJ322])" office:value-type="float" office:value="2" calcext:value-type="float">
            <text:p>2</text:p>
          </table:table-cell>
          <table:table-cell office:value-type="string" calcext:value-type="string">
            <text:p>Bloody Steel</text:p>
          </table:table-cell>
          <table:table-cell office:value-type="string" calcext:value-type="string">
            <text:p><text:a xlink:href="https://www.doomworld.com/idgames/levels/doom2/Ports/a-c/bldstlp" xlink:type="simple">https://www.doomworld.com/idgames/levels/doom2/Ports/a-c/bldstlp</text:a></text:p>
          </table:table-cell>
          <table:table-cell office:value-type="float" office:value="2014" calcext:value-type="float">
            <text:p>2014</text:p>
          </table:table-cell>
          <table:table-cell table:style-name="ce10" table:number-matrix-columns-spanned="1" table:number-matrix-rows-spanned="1" table:formula="of:=COM.MICROSOFT.TEXTJOIN(&quot;, &quot;; 1; IF(ISBLANK([.I322:.AMJ322]); &quot;&quot;; [.I$2:.AMJ$2] &amp; &quot;: &quot; &amp; [.I322:.AMJ322]))" office:value-type="string" office:string-value="ella guro: 2" calcext:value-type="string">
            <text:p>ella guro: 2</text:p>
          </table:table-cell>
          <table:table-cell table:style-name="ce11" table:formula="of:=SUMPRODUCT(NOT(ISBLANK([.I322:.AMJ322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8"/>
        </table:table-row>
        <table:table-row table:style-name="ro3">
          <table:table-cell office:value-type="float" office:value="320" calcext:value-type="float">
            <text:p>320</text:p>
          </table:table-cell>
          <table:table-cell table:formula="of:=IF([.C323]&lt;[.C322]; [.A323]; [.B322])" office:value-type="float" office:value="313" calcext:value-type="float">
            <text:p>313</text:p>
          </table:table-cell>
          <table:table-cell table:formula="of:=SUM([.I323:.AMJ323])" office:value-type="float" office:value="2" calcext:value-type="float">
            <text:p>2</text:p>
          </table:table-cell>
          <table:table-cell office:value-type="string" calcext:value-type="string">
            <text:p>City of the Damned</text:p>
          </table:table-cell>
          <table:table-cell office:value-type="string" calcext:value-type="string">
            <text:p><text:a xlink:href="https://www.doomworld.com/idgames/levels/doom2/Ports/s-u/tcotd" xlink:type="simple">https://www.doomworld.com/idgames/levels/doom2/Ports/s-u/tcotd</text:a></text:p>
          </table:table-cell>
          <table:table-cell office:value-type="float" office:value="2004" calcext:value-type="float">
            <text:p>2004</text:p>
          </table:table-cell>
          <table:table-cell table:style-name="ce10" table:number-matrix-columns-spanned="1" table:number-matrix-rows-spanned="1" table:formula="of:=COM.MICROSOFT.TEXTJOIN(&quot;, &quot;; 1; IF(ISBLANK([.I323:.AMJ323]); &quot;&quot;; [.I$2:.AMJ$2] &amp; &quot;: &quot; &amp; [.I323:.AMJ323]))" office:value-type="string" office:string-value="HUNdebLeonidasX: 2" calcext:value-type="string">
            <text:p>HUNdebLeonidasX: 2</text:p>
          </table:table-cell>
          <table:table-cell table:style-name="ce11" table:formula="of:=SUMPRODUCT(NOT(ISBLANK([.I323:.AMJ323])))" office:value-type="float" office:value="1" calcext:value-type="float">
            <text:p>1</text:p>
          </table:table-cell>
          <table:table-cell table:number-columns-repeated="52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321" calcext:value-type="float">
            <text:p>321</text:p>
          </table:table-cell>
          <table:table-cell table:formula="of:=IF([.C324]&lt;[.C323]; [.A324]; [.B323])" office:value-type="float" office:value="313" calcext:value-type="float">
            <text:p>313</text:p>
          </table:table-cell>
          <table:table-cell table:formula="of:=SUM([.I324:.AMJ324])" office:value-type="float" office:value="2" calcext:value-type="float">
            <text:p>2</text:p>
          </table:table-cell>
          <table:table-cell office:value-type="string" calcext:value-type="string">
            <text:p>Cleimos 2</text:p>
          </table:table-cell>
          <table:table-cell office:value-type="string" calcext:value-type="string">
            <text:p><text:a xlink:href="https://www.doomworld.com/idgames/levels/doom2/megawads/cleim20p" xlink:type="simple">https://www.doomworld.com/idgames/levels/doom2/megawads/cleim20p</text:a></text:p>
          </table:table-cell>
          <table:table-cell office:value-type="float" office:value="2015" calcext:value-type="float">
            <text:p>2015</text:p>
          </table:table-cell>
          <table:table-cell table:style-name="ce10" table:number-matrix-columns-spanned="1" table:number-matrix-rows-spanned="1" table:formula="of:=COM.MICROSOFT.TEXTJOIN(&quot;, &quot;; 1; IF(ISBLANK([.I324:.AMJ324]); &quot;&quot;; [.I$2:.AMJ$2] &amp; &quot;: &quot; &amp; [.I324:.AMJ324]))" office:value-type="string" office:string-value="valkiriforce: 2" calcext:value-type="string">
            <text:p>valkiriforce: 2</text:p>
          </table:table-cell>
          <table:table-cell table:style-name="ce11" table:formula="of:=SUMPRODUCT(NOT(ISBLANK([.I324:.AMJ324])))" office:value-type="float" office:value="1" calcext:value-type="float">
            <text:p>1</text:p>
          </table:table-cell>
          <table:table-cell table:number-columns-repeated="55"/>
          <table:table-cell office:value-type="float" office:value="2" calcext:value-type="float">
            <text:p>2</text:p>
          </table:table-cell>
          <table:table-cell table:number-columns-repeated="960"/>
        </table:table-row>
        <table:table-row table:style-name="ro3">
          <table:table-cell office:value-type="float" office:value="322" calcext:value-type="float">
            <text:p>322</text:p>
          </table:table-cell>
          <table:table-cell table:formula="of:=IF([.C325]&lt;[.C324]; [.A325]; [.B324])" office:value-type="float" office:value="313" calcext:value-type="float">
            <text:p>313</text:p>
          </table:table-cell>
          <table:table-cell table:formula="of:=SUM([.I325:.AMJ325])" office:value-type="float" office:value="2" calcext:value-type="float">
            <text:p>2</text:p>
          </table:table-cell>
          <table:table-cell office:value-type="string" calcext:value-type="string">
            <text:p>DBP26: The City of Damned Children</text:p>
          </table:table-cell>
          <table:table-cell office:value-type="string" calcext:value-type="string">
            <text:p><text:a xlink:href="https://www.doomworld.com/forum/topic/116046-dbp26-the-city-of-damned-children/" xlink:type="simple">https://www.doomworld.com/forum/topic/116046-dbp26-the-city-of-damned-children/</text:a></text:p>
          </table:table-cell>
          <table:table-cell office:value-type="float" office:value="2020" calcext:value-type="float">
            <text:p>2020</text:p>
          </table:table-cell>
          <table:table-cell table:style-name="ce10" table:number-matrix-columns-spanned="1" table:number-matrix-rows-spanned="1" table:formula="of:=COM.MICROSOFT.TEXTJOIN(&quot;, &quot;; 1; IF(ISBLANK([.I325:.AMJ325]); &quot;&quot;; [.I$2:.AMJ$2] &amp; &quot;: &quot; &amp; [.I325:.AMJ325]))" office:value-type="string" office:string-value="Rince-wind: 2" calcext:value-type="string">
            <text:p>Rince-wind: 2</text:p>
          </table:table-cell>
          <table:table-cell table:style-name="ce11" table:formula="of:=SUMPRODUCT(NOT(ISBLANK([.I325:.AMJ325])))" office:value-type="float" office:value="1" calcext:value-type="float">
            <text:p>1</text:p>
          </table:table-cell>
          <table:table-cell table:number-columns-repeated="91"/>
          <table:table-cell office:value-type="float" office:value="2" calcext:value-type="float">
            <text:p>2</text:p>
          </table:table-cell>
          <table:table-cell table:number-columns-repeated="924"/>
        </table:table-row>
        <table:table-row table:style-name="ro3">
          <table:table-cell office:value-type="float" office:value="323" calcext:value-type="float">
            <text:p>323</text:p>
          </table:table-cell>
          <table:table-cell table:formula="of:=IF([.C326]&lt;[.C325]; [.A326]; [.B325])" office:value-type="float" office:value="313" calcext:value-type="float">
            <text:p>313</text:p>
          </table:table-cell>
          <table:table-cell table:formula="of:=SUM([.I326:.AMJ326])" office:value-type="float" office:value="2" calcext:value-type="float">
            <text:p>2</text:p>
          </table:table-cell>
          <table:table-cell office:value-type="string" calcext:value-type="string">
            <text:p>Doom 2 Reloaded</text:p>
          </table:table-cell>
          <table:table-cell office:value-type="string" calcext:value-type="string">
            <text:p><text:a xlink:href="https://www.doomworld.com/idgames/levels/doom2/megawads/d2reload" xlink:type="simple">https://www.doomworld.com/idgames/levels/doom2/megawads/d2reload</text:a></text:p>
          </table:table-cell>
          <table:table-cell office:value-type="float" office:value="2009" calcext:value-type="float">
            <text:p>2009</text:p>
          </table:table-cell>
          <table:table-cell table:style-name="ce10" table:number-matrix-columns-spanned="1" table:number-matrix-rows-spanned="1" table:formula="of:=COM.MICROSOFT.TEXTJOIN(&quot;, &quot;; 1; IF(ISBLANK([.I326:.AMJ326]); &quot;&quot;; [.I$2:.AMJ$2] &amp; &quot;: &quot; &amp; [.I326:.AMJ326]))" office:value-type="string" office:string-value="Odal: 2" calcext:value-type="string">
            <text:p>Odal: 2</text:p>
          </table:table-cell>
          <table:table-cell table:style-name="ce11" table:formula="of:=SUMPRODUCT(NOT(ISBLANK([.I326:.AMJ326])))" office:value-type="float" office:value="1" calcext:value-type="float">
            <text:p>1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324" calcext:value-type="float">
            <text:p>324</text:p>
          </table:table-cell>
          <table:table-cell table:formula="of:=IF([.C327]&lt;[.C326]; [.A327]; [.B326])" office:value-type="float" office:value="313" calcext:value-type="float">
            <text:p>313</text:p>
          </table:table-cell>
          <table:table-cell table:formula="of:=SUM([.I327:.AMJ327])" office:value-type="float" office:value="2" calcext:value-type="float">
            <text:p>2</text:p>
          </table:table-cell>
          <table:table-cell office:value-type="string" calcext:value-type="string">
            <text:p>Endless Torture</text:p>
          </table:table-cell>
          <table:table-cell office:value-type="string" calcext:value-type="string">
            <text:p><text:a xlink:href="https://www.doomworld.com/idgames/levels/doom/megawads/et" xlink:type="simple">https://www.doomworld.com/idgames/levels/doom/megawads/et</text:a></text:p>
          </table:table-cell>
          <table:table-cell office:value-type="float" office:value="2015" calcext:value-type="float">
            <text:p>2015</text:p>
          </table:table-cell>
          <table:table-cell table:style-name="ce10" table:number-matrix-columns-spanned="1" table:number-matrix-rows-spanned="1" table:formula="of:=COM.MICROSOFT.TEXTJOIN(&quot;, &quot;; 1; IF(ISBLANK([.I327:.AMJ327]); &quot;&quot;; [.I$2:.AMJ$2] &amp; &quot;: &quot; &amp; [.I327:.AMJ327]))" office:value-type="string" office:string-value="soner du: 2" calcext:value-type="string">
            <text:p>soner du: 2</text:p>
          </table:table-cell>
          <table:table-cell table:style-name="ce11" table:formula="of:=SUMPRODUCT(NOT(ISBLANK([.I327:.AMJ327])))" office:value-type="float" office:value="1" calcext:value-type="float">
            <text:p>1</text:p>
          </table:table-cell>
          <table:table-cell table:number-columns-repeated="56"/>
          <table:table-cell office:value-type="float" office:value="2" calcext:value-type="float">
            <text:p>2</text:p>
          </table:table-cell>
          <table:table-cell table:number-columns-repeated="959"/>
        </table:table-row>
        <table:table-row table:style-name="ro3">
          <table:table-cell office:value-type="float" office:value="325" calcext:value-type="float">
            <text:p>325</text:p>
          </table:table-cell>
          <table:table-cell table:formula="of:=IF([.C328]&lt;[.C327]; [.A328]; [.B327])" office:value-type="float" office:value="313" calcext:value-type="float">
            <text:p>313</text:p>
          </table:table-cell>
          <table:table-cell table:formula="of:=SUM([.I328:.AMJ328])" office:value-type="float" office:value="2" calcext:value-type="float">
            <text:p>2</text:p>
          </table:table-cell>
          <table:table-cell office:value-type="string" calcext:value-type="string">
            <text:p>Heretic - Curse of D'sparil</text:p>
          </table:table-cell>
          <table:table-cell office:value-type="string" calcext:value-type="string">
            <text:p><text:a xlink:href="https://www.doomworld.com/idgames/levels/heretic/Ports/curse" xlink:type="simple">https://www.doomworld.com/idgames/levels/heretic/Ports/curse</text:a></text:p>
          </table:table-cell>
          <table:table-cell office:value-type="float" office:value="2010" calcext:value-type="float">
            <text:p>2010</text:p>
          </table:table-cell>
          <table:table-cell table:style-name="ce10" table:number-matrix-columns-spanned="1" table:number-matrix-rows-spanned="1" table:formula="of:=COM.MICROSOFT.TEXTJOIN(&quot;, &quot;; 1; IF(ISBLANK([.I328:.AMJ328]); &quot;&quot;; [.I$2:.AMJ$2] &amp; &quot;: &quot; &amp; [.I328:.AMJ328]))" office:value-type="string" office:string-value="JudgeDeadd: 2" calcext:value-type="string">
            <text:p>JudgeDeadd: 2</text:p>
          </table:table-cell>
          <table:table-cell table:style-name="ce11" table:formula="of:=SUMPRODUCT(NOT(ISBLANK([.I328:.AMJ328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8"/>
        </table:table-row>
        <table:table-row table:style-name="ro3">
          <table:table-cell office:value-type="float" office:value="326" calcext:value-type="float">
            <text:p>326</text:p>
          </table:table-cell>
          <table:table-cell table:formula="of:=IF([.C329]&lt;[.C328]; [.A329]; [.B328])" office:value-type="float" office:value="313" calcext:value-type="float">
            <text:p>313</text:p>
          </table:table-cell>
          <table:table-cell table:formula="of:=SUM([.I329:.AMJ329])" office:value-type="float" office:value="2" calcext:value-type="float">
            <text:p>2</text:p>
          </table:table-cell>
          <table:table-cell office:value-type="string" calcext:value-type="string">
            <text:p>Ice Rage</text:p>
          </table:table-cell>
          <table:table-cell office:value-type="string" calcext:value-type="string">
            <text:p><text:a xlink:href="https://www.doomworld.com/files/file/18802-ice-rage/" xlink:type="simple">https://www.doomworld.com/files/file/18802-ice-rage/</text:a></text:p>
          </table:table-cell>
          <table:table-cell office:value-type="float" office:value="2017" calcext:value-type="float">
            <text:p>2017</text:p>
          </table:table-cell>
          <table:table-cell table:style-name="ce10" table:number-matrix-columns-spanned="1" table:number-matrix-rows-spanned="1" table:formula="of:=COM.MICROSOFT.TEXTJOIN(&quot;, &quot;; 1; IF(ISBLANK([.I329:.AMJ329]); &quot;&quot;; [.I$2:.AMJ$2] &amp; &quot;: &quot; &amp; [.I329:.AMJ329]))" office:value-type="string" office:string-value="Chamelenoel: 2" calcext:value-type="string">
            <text:p>Chamelenoel: 2</text:p>
          </table:table-cell>
          <table:table-cell table:style-name="ce11" table:formula="of:=SUMPRODUCT(NOT(ISBLANK([.I329:.AMJ329])))"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3">
          <table:table-cell office:value-type="float" office:value="327" calcext:value-type="float">
            <text:p>327</text:p>
          </table:table-cell>
          <table:table-cell table:formula="of:=IF([.C330]&lt;[.C329]; [.A330]; [.B329])" office:value-type="float" office:value="313" calcext:value-type="float">
            <text:p>313</text:p>
          </table:table-cell>
          <table:table-cell table:formula="of:=SUM([.I330:.AMJ330])" office:value-type="float" office:value="2" calcext:value-type="float">
            <text:p>2</text:p>
          </table:table-cell>
          <table:table-cell office:value-type="string" calcext:value-type="string">
            <text:p>Jagermorder: Chemical Lab</text:p>
          </table:table-cell>
          <table:table-cell office:value-type="string" calcext:value-type="string">
            <text:p><text:a xlink:href="https://www.doomworld.com/idgames/levels/doom2/Ports/d-f/dmdjm01" xlink:type="simple">https://www.doomworld.com/idgames/levels/doom2/Ports/d-f/dmdjm01</text:a></text:p>
          </table:table-cell>
          <table:table-cell office:value-type="float" office:value="1999" calcext:value-type="float">
            <text:p>1999</text:p>
          </table:table-cell>
          <table:table-cell table:style-name="ce10" table:number-matrix-columns-spanned="1" table:number-matrix-rows-spanned="1" table:formula="of:=COM.MICROSOFT.TEXTJOIN(&quot;, &quot;; 1; IF(ISBLANK([.I330:.AMJ330]); &quot;&quot;; [.I$2:.AMJ$2] &amp; &quot;: &quot; &amp; [.I330:.AMJ330]))" office:value-type="string" office:string-value="Soundblock: 2" calcext:value-type="string">
            <text:p>Soundblock: 2</text:p>
          </table:table-cell>
          <table:table-cell table:style-name="ce11" table:formula="of:=SUMPRODUCT(NOT(ISBLANK([.I330:.AMJ330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328" calcext:value-type="float">
            <text:p>328</text:p>
          </table:table-cell>
          <table:table-cell table:formula="of:=IF([.C331]&lt;[.C330]; [.A331]; [.B330])" office:value-type="float" office:value="313" calcext:value-type="float">
            <text:p>313</text:p>
          </table:table-cell>
          <table:table-cell table:formula="of:=SUM([.I331:.AMJ331])" office:value-type="float" office:value="2" calcext:value-type="float">
            <text:p>2</text:p>
          </table:table-cell>
          <table:table-cell office:value-type="string" calcext:value-type="string">
            <text:p>Khorus' Speedy Shit</text:p>
          </table:table-cell>
          <table:table-cell office:value-type="string" calcext:value-type="string">
            <text:p><text:a xlink:href="https://www.doomworld.com/idgames/levels/doom2/megawads/kssht" xlink:type="simple">https://www.doomworld.com/idgames/levels/doom2/megawads/kssht</text:a></text:p>
          </table:table-cell>
          <table:table-cell office:value-type="float" office:value="2011" calcext:value-type="float">
            <text:p>2011</text:p>
          </table:table-cell>
          <table:table-cell table:style-name="ce10" table:number-matrix-columns-spanned="1" table:number-matrix-rows-spanned="1" table:formula="of:=COM.MICROSOFT.TEXTJOIN(&quot;, &quot;; 1; IF(ISBLANK([.I331:.AMJ331]); &quot;&quot;; [.I$2:.AMJ$2] &amp; &quot;: &quot; &amp; [.I331:.AMJ331]))" office:value-type="string" office:string-value="Phobus: 2" calcext:value-type="string">
            <text:p>Phobus: 2</text:p>
          </table:table-cell>
          <table:table-cell table:style-name="ce11" table:formula="of:=SUMPRODUCT(NOT(ISBLANK([.I331:.AMJ331])))"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329" calcext:value-type="float">
            <text:p>329</text:p>
          </table:table-cell>
          <table:table-cell table:formula="of:=IF([.C332]&lt;[.C331]; [.A332]; [.B331])" office:value-type="float" office:value="313" calcext:value-type="float">
            <text:p>313</text:p>
          </table:table-cell>
          <table:table-cell table:formula="of:=SUM([.I332:.AMJ332])" office:value-type="float" office:value="2" calcext:value-type="float">
            <text:p>2</text:p>
          </table:table-cell>
          <table:table-cell office:value-type="string" calcext:value-type="string">
            <text:p>One Bloody Night</text:p>
          </table:table-cell>
          <table:table-cell office:value-type="string" calcext:value-type="string">
            <text:p><text:a xlink:href="https://www.doomworld.com/idgames/levels/doom2/a-c/bldnight" xlink:type="simple">https://www.doomworld.com/idgames/levels/doom2/a-c/bldnight</text:a></text:p>
          </table:table-cell>
          <table:table-cell office:value-type="float" office:value="2002" calcext:value-type="float">
            <text:p>2002</text:p>
          </table:table-cell>
          <table:table-cell table:style-name="ce10" table:number-matrix-columns-spanned="1" table:number-matrix-rows-spanned="1" table:formula="of:=COM.MICROSOFT.TEXTJOIN(&quot;, &quot;; 1; IF(ISBLANK([.I332:.AMJ332]); &quot;&quot;; [.I$2:.AMJ$2] &amp; &quot;: &quot; &amp; [.I332:.AMJ332]))" office:value-type="string" office:string-value="WH-Wilou84: 1, T-Rex: 1" calcext:value-type="string">
            <text:p>WH-Wilou84: 1, T-Rex: 1</text:p>
          </table:table-cell>
          <table:table-cell table:style-name="ce11" table:formula="of:=SUMPRODUCT(NOT(ISBLANK([.I332:.AMJ332])))" office:value-type="float" office:value="2" calcext:value-type="float">
            <text:p>2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30" calcext:value-type="float">
            <text:p>330</text:p>
          </table:table-cell>
          <table:table-cell table:formula="of:=IF([.C333]&lt;[.C332]; [.A333]; [.B332])" office:value-type="float" office:value="313" calcext:value-type="float">
            <text:p>313</text:p>
          </table:table-cell>
          <table:table-cell table:formula="of:=SUM([.I333:.AMJ333])" office:value-type="float" office:value="2" calcext:value-type="float">
            <text:p>2</text:p>
          </table:table-cell>
          <table:table-cell office:value-type="string" calcext:value-type="string">
            <text:p>Rf 1024</text:p>
          </table:table-cell>
          <table:table-cell office:value-type="string" calcext:value-type="string">
            <text:p><text:a xlink:href="https://www.doomworld.com/forum/topic/85755-rf1024-i-dont-know-whats-going-on-with-this-title-anymore/" xlink:type="simple">https://www.doomworld.com/forum/topic/85755-rf1024-i-dont-know-whats-going-on-with-this-title-anymore/</text:a></text:p>
          </table:table-cell>
          <table:table-cell office:value-type="float" office:value="2016" calcext:value-type="float">
            <text:p>2016</text:p>
          </table:table-cell>
          <table:table-cell table:style-name="ce10" table:number-matrix-columns-spanned="1" table:number-matrix-rows-spanned="1" table:formula="of:=COM.MICROSOFT.TEXTJOIN(&quot;, &quot;; 1; IF(ISBLANK([.I333:.AMJ333]); &quot;&quot;; [.I$2:.AMJ$2] &amp; &quot;: &quot; &amp; [.I333:.AMJ333]))" office:value-type="string" office:string-value="JudgeDeadd: 2" calcext:value-type="string">
            <text:p>JudgeDeadd: 2</text:p>
          </table:table-cell>
          <table:table-cell table:style-name="ce11" table:formula="of:=SUMPRODUCT(NOT(ISBLANK([.I333:.AMJ333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8"/>
        </table:table-row>
        <table:table-row table:style-name="ro3">
          <table:table-cell office:value-type="float" office:value="331" calcext:value-type="float">
            <text:p>331</text:p>
          </table:table-cell>
          <table:table-cell table:formula="of:=IF([.C334]&lt;[.C333]; [.A334]; [.B333])" office:value-type="float" office:value="313" calcext:value-type="float">
            <text:p>313</text:p>
          </table:table-cell>
          <table:table-cell table:formula="of:=SUM([.I334:.AMJ334])" office:value-type="float" office:value="2" calcext:value-type="float">
            <text:p>2</text:p>
          </table:table-cell>
          <table:table-cell table:style-name="ce72" office:value-type="string" calcext:value-type="string">
            <text:p>Rocket Space Jumping</text:p>
          </table:table-cell>
          <table:table-cell office:value-type="string" calcext:value-type="string">
            <text:p><text:a xlink:href="https://www.wad-archive.com/wad/be21919b261d404e694dd19e88bfaea2" xlink:type="simple">https://www.wad-archive.com/wad/be21919b261d404e694dd19e88bfaea2</text:a></text:p>
          </table:table-cell>
          <table:table-cell office:value-type="float" office:value="2007" calcext:value-type="float">
            <text:p>2007</text:p>
          </table:table-cell>
          <table:table-cell table:style-name="ce10" table:number-matrix-columns-spanned="1" table:number-matrix-rows-spanned="1" table:formula="of:=COM.MICROSOFT.TEXTJOIN(&quot;, &quot;; 1; IF(ISBLANK([.I334:.AMJ334]); &quot;&quot;; [.I$2:.AMJ$2] &amp; &quot;: &quot; &amp; [.I334:.AMJ334]))" office:value-type="string" office:string-value="Red-XIII: 2" calcext:value-type="string">
            <text:p>Red-XIII: 2</text:p>
          </table:table-cell>
          <table:table-cell table:style-name="ce11" table:formula="of:=SUMPRODUCT(NOT(ISBLANK([.I334:.AMJ334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6"/>
        </table:table-row>
        <table:table-row table:style-name="ro3">
          <table:table-cell office:value-type="float" office:value="332" calcext:value-type="float">
            <text:p>332</text:p>
          </table:table-cell>
          <table:table-cell table:formula="of:=IF([.C335]&lt;[.C334]; [.A335]; [.B334])" office:value-type="float" office:value="313" calcext:value-type="float">
            <text:p>313</text:p>
          </table:table-cell>
          <table:table-cell table:formula="of:=SUM([.I335:.AMJ335])" office:value-type="float" office:value="2" calcext:value-type="float">
            <text:p>2</text:p>
          </table:table-cell>
          <table:table-cell office:value-type="string" calcext:value-type="string">
            <text:p>Sector 666</text:p>
          </table:table-cell>
          <table:table-cell office:value-type="string" calcext:value-type="string">
            <text:p><text:a xlink:href="https://www.doomworld.com/idgames/levels/doom2/0-9/666" xlink:type="simple">https://www.doomworld.com/idgames/levels/doom2/0-9/666</text:a></text:p>
          </table:table-cell>
          <table:table-cell office:value-type="float" office:value="1998" calcext:value-type="float">
            <text:p>1998</text:p>
          </table:table-cell>
          <table:table-cell table:style-name="ce10" table:number-matrix-columns-spanned="1" table:number-matrix-rows-spanned="1" table:formula="of:=COM.MICROSOFT.TEXTJOIN(&quot;, &quot;; 1; IF(ISBLANK([.I335:.AMJ335]); &quot;&quot;; [.I$2:.AMJ$2] &amp; &quot;: &quot; &amp; [.I335:.AMJ335]))" office:value-type="string" office:string-value="bzzrak: 2" calcext:value-type="string">
            <text:p>bzzrak: 2</text:p>
          </table:table-cell>
          <table:table-cell table:style-name="ce11" table:formula="of:=SUMPRODUCT(NOT(ISBLANK([.I335:.AMJ335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3">
          <table:table-cell office:value-type="float" office:value="333" calcext:value-type="float">
            <text:p>333</text:p>
          </table:table-cell>
          <table:table-cell table:formula="of:=IF([.C336]&lt;[.C335]; [.A336]; [.B335])" office:value-type="float" office:value="313" calcext:value-type="float">
            <text:p>313</text:p>
          </table:table-cell>
          <table:table-cell table:formula="of:=SUM([.I336:.AMJ336])" office:value-type="float" office:value="2" calcext:value-type="float">
            <text:p>2</text:p>
          </table:table-cell>
          <table:table-cell office:value-type="string" calcext:value-type="string">
            <text:p>Super MAYhem 17</text:p>
          </table:table-cell>
          <table:table-cell office:value-type="string" calcext:value-type="string">
            <text:p><text:a xlink:href="https://www.doomworld.com/idgames/levels/doom2/Ports/megawads/mayhem17" xlink:type="simple">https://www.doomworld.com/idgames/levels/doom2/Ports/megawads/mayhem17</text:a></text:p>
          </table:table-cell>
          <table:table-cell office:value-type="float" office:value="2018" calcext:value-type="float">
            <text:p>2018</text:p>
          </table:table-cell>
          <table:table-cell table:style-name="ce10" table:number-matrix-columns-spanned="1" table:number-matrix-rows-spanned="1" table:formula="of:=COM.MICROSOFT.TEXTJOIN(&quot;, &quot;; 1; IF(ISBLANK([.I336:.AMJ336]); &quot;&quot;; [.I$2:.AMJ$2] &amp; &quot;: &quot; &amp; [.I336:.AMJ336]))" office:value-type="string" office:string-value="Octillion: 2" calcext:value-type="string">
            <text:p>Octillion: 2</text:p>
          </table:table-cell>
          <table:table-cell table:style-name="ce11" table:formula="of:=SUMPRODUCT(NOT(ISBLANK([.I336:.AMJ336])))"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929"/>
        </table:table-row>
        <table:table-row table:style-name="ro3">
          <table:table-cell office:value-type="float" office:value="334" calcext:value-type="float">
            <text:p>334</text:p>
          </table:table-cell>
          <table:table-cell table:formula="of:=IF([.C337]&lt;[.C336]; [.A337]; [.B336])" office:value-type="float" office:value="313" calcext:value-type="float">
            <text:p>313</text:p>
          </table:table-cell>
          <table:table-cell table:formula="of:=SUM([.I337:.AMJ337])" office:value-type="float" office:value="2" calcext:value-type="float">
            <text:p>2</text:p>
          </table:table-cell>
          <table:table-cell office:value-type="string" calcext:value-type="string">
            <text:p>System Vices</text:p>
          </table:table-cell>
          <table:table-cell office:value-type="string" calcext:value-type="string">
            <text:p><text:a xlink:href="https://www.doomworld.com/idgames/levels/doom2/a-c/aboosysv" xlink:type="simple">https://www.doomworld.com/idgames/levels/doom2/a-c/aboosysv</text:a></text:p>
          </table:table-cell>
          <table:table-cell office:value-type="float" office:value="2003" calcext:value-type="float">
            <text:p>2003</text:p>
          </table:table-cell>
          <table:table-cell table:style-name="ce10" table:number-matrix-columns-spanned="1" table:number-matrix-rows-spanned="1" table:formula="of:=COM.MICROSOFT.TEXTJOIN(&quot;, &quot;; 1; IF(ISBLANK([.I337:.AMJ337]); &quot;&quot;; [.I$2:.AMJ$2] &amp; &quot;: &quot; &amp; [.I337:.AMJ337]))" office:value-type="string" office:string-value="Grazza: 2" calcext:value-type="string">
            <text:p>Grazza: 2</text:p>
          </table:table-cell>
          <table:table-cell table:style-name="ce11" table:formula="of:=SUMPRODUCT(NOT(ISBLANK([.I337:.AMJ337])))"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335" calcext:value-type="float">
            <text:p>335</text:p>
          </table:table-cell>
          <table:table-cell table:formula="of:=IF([.C338]&lt;[.C337]; [.A338]; [.B337])" office:value-type="float" office:value="313" calcext:value-type="float">
            <text:p>313</text:p>
          </table:table-cell>
          <table:table-cell table:formula="of:=SUM([.I338:.AMJ338])" office:value-type="float" office:value="2" calcext:value-type="float">
            <text:p>2</text:p>
          </table:table-cell>
          <table:table-cell office:value-type="string" calcext:value-type="string">
            <text:p>The Unholy Trinity</text:p>
          </table:table-cell>
          <table:table-cell office:value-type="string" calcext:value-type="string">
            <text:p><text:a xlink:href="https://www.doomworld.com/idgames/themes/university/trinity2" xlink:type="simple">https://www.doomworld.com/idgames/themes/university/trinity2</text:a></text:p>
          </table:table-cell>
          <table:table-cell office:value-type="float" office:value="1994" calcext:value-type="float">
            <text:p>1994</text:p>
          </table:table-cell>
          <table:table-cell table:style-name="ce10" table:number-matrix-columns-spanned="1" table:number-matrix-rows-spanned="1" table:formula="of:=COM.MICROSOFT.TEXTJOIN(&quot;, &quot;; 1; IF(ISBLANK([.I338:.AMJ338]); &quot;&quot;; [.I$2:.AMJ$2] &amp; &quot;: &quot; &amp; [.I338:.AMJ338]))" office:value-type="string" office:string-value="Soundblock: 2" calcext:value-type="string">
            <text:p>Soundblock: 2</text:p>
          </table:table-cell>
          <table:table-cell table:style-name="ce11" table:formula="of:=SUMPRODUCT(NOT(ISBLANK([.I338:.AMJ338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336" calcext:value-type="float">
            <text:p>336</text:p>
          </table:table-cell>
          <table:table-cell table:formula="of:=IF([.C339]&lt;[.C338]; [.A339]; [.B338])" office:value-type="float" office:value="313" calcext:value-type="float">
            <text:p>313</text:p>
          </table:table-cell>
          <table:table-cell table:formula="of:=SUM([.I339:.AMJ339])" office:value-type="float" office:value="2" calcext:value-type="float">
            <text:p>2</text:p>
          </table:table-cell>
          <table:table-cell office:value-type="string" calcext:value-type="string">
            <text:p>THT: Threnody</text:p>
          </table:table-cell>
          <table:table-cell office:value-type="string" calcext:value-type="string">
            <text:p><text:a xlink:href="https://www.doomworld.com/idgames/levels/doom2/Ports/megawads/thtthren" xlink:type="simple">https://www.doomworld.com/idgames/levels/doom2/Ports/megawads/thtthren</text:a></text:p>
          </table:table-cell>
          <table:table-cell office:value-type="float" office:value="2016" calcext:value-type="float">
            <text:p>2016</text:p>
          </table:table-cell>
          <table:table-cell table:style-name="ce10" table:number-matrix-columns-spanned="1" table:number-matrix-rows-spanned="1" table:formula="of:=COM.MICROSOFT.TEXTJOIN(&quot;, &quot;; 1; IF(ISBLANK([.I339:.AMJ339]); &quot;&quot;; [.I$2:.AMJ$2] &amp; &quot;: &quot; &amp; [.I339:.AMJ339]))" office:value-type="string" office:string-value="Doomkid: 2" calcext:value-type="string">
            <text:p>Doomkid: 2</text:p>
          </table:table-cell>
          <table:table-cell table:style-name="ce11" table:formula="of:=SUMPRODUCT(NOT(ISBLANK([.I339:.AMJ339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3">
          <table:table-cell office:value-type="float" office:value="337" calcext:value-type="float">
            <text:p>337</text:p>
          </table:table-cell>
          <table:table-cell table:formula="of:=IF([.C340]&lt;[.C339]; [.A340]; [.B339])" office:value-type="float" office:value="337" calcext:value-type="float">
            <text:p>337</text:p>
          </table:table-cell>
          <table:table-cell table:formula="of:=SUM([.I340:.AMJ340])" office:value-type="float" office:value="1" calcext:value-type="float">
            <text:p>1</text:p>
          </table:table-cell>
          <table:table-cell office:value-type="string" calcext:value-type="string">
            <text:p>Bermuda Triangle</text:p>
          </table:table-cell>
          <table:table-cell office:value-type="string" calcext:value-type="string">
            <text:p><text:a xlink:href="https://www.doomworld.com/idgames/levels/doom2/Ports/a-c/bermuda" xlink:type="simple">https://www.doomworld.com/idgames/levels/doom2/Ports/a-c/bermuda</text:a></text:p>
          </table:table-cell>
          <table:table-cell office:value-type="float" office:value="1999" calcext:value-type="float">
            <text:p>1999</text:p>
          </table:table-cell>
          <table:table-cell table:style-name="ce10" table:number-matrix-columns-spanned="1" table:number-matrix-rows-spanned="1" table:formula="of:=COM.MICROSOFT.TEXTJOIN(&quot;, &quot;; 1; IF(ISBLANK([.I340:.AMJ340]); &quot;&quot;; [.I$2:.AMJ$2] &amp; &quot;: &quot; &amp; [.I340:.AMJ340]))" office:value-type="string" office:string-value="Doomkid: 1" calcext:value-type="string">
            <text:p>Doomkid: 1</text:p>
          </table:table-cell>
          <table:table-cell table:style-name="ce11" table:formula="of:=SUMPRODUCT(NOT(ISBLANK([.I340:.AMJ340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float" office:value="338" calcext:value-type="float">
            <text:p>338</text:p>
          </table:table-cell>
          <table:table-cell table:formula="of:=IF([.C341]&lt;[.C340]; [.A341]; [.B340])" office:value-type="float" office:value="337" calcext:value-type="float">
            <text:p>337</text:p>
          </table:table-cell>
          <table:table-cell table:formula="of:=SUM([.I341:.AMJ341])" office:value-type="float" office:value="1" calcext:value-type="float">
            <text:p>1</text:p>
          </table:table-cell>
          <table:table-cell office:value-type="string" calcext:value-type="string">
            <text:p>Big Chungus' Symphony</text:p>
          </table:table-cell>
          <table:table-cell office:value-type="string" calcext:value-type="string">
            <text:p><text:a xlink:href="https://www.doomworld.com/idgames/levels/doom2/Ports/a-c/chungus" xlink:type="simple">https://www.doomworld.com/idgames/levels/doom2/Ports/a-c/chungus</text:a></text:p>
          </table:table-cell>
          <table:table-cell office:value-type="float" office:value="2019" calcext:value-type="float">
            <text:p>2019</text:p>
          </table:table-cell>
          <table:table-cell table:style-name="ce10" table:number-matrix-columns-spanned="1" table:number-matrix-rows-spanned="1" table:formula="of:=COM.MICROSOFT.TEXTJOIN(&quot;, &quot;; 1; IF(ISBLANK([.I341:.AMJ341]); &quot;&quot;; [.I$2:.AMJ$2] &amp; &quot;: &quot; &amp; [.I341:.AMJ341]))" office:value-type="string" office:string-value="Archie550: 1" calcext:value-type="string">
            <text:p>Archie550: 1</text:p>
          </table:table-cell>
          <table:table-cell table:style-name="ce11" table:formula="of:=SUMPRODUCT(NOT(ISBLANK([.I341:.AMJ341])))" office:value-type="float" office:value="1" calcext:value-type="float">
            <text:p>1</text:p>
          </table:table-cell>
          <table:table-cell table:number-columns-repeated="81"/>
          <table:table-cell office:value-type="float" office:value="1" calcext:value-type="float">
            <text:p>1</text:p>
          </table:table-cell>
          <table:table-cell table:number-columns-repeated="934"/>
        </table:table-row>
        <table:table-row table:style-name="ro3">
          <table:table-cell office:value-type="float" office:value="339" calcext:value-type="float">
            <text:p>339</text:p>
          </table:table-cell>
          <table:table-cell table:formula="of:=IF([.C342]&lt;[.C341]; [.A342]; [.B341])" office:value-type="float" office:value="337" calcext:value-type="float">
            <text:p>337</text:p>
          </table:table-cell>
          <table:table-cell table:formula="of:=SUM([.I342:.AMJ342])" office:value-type="float" office:value="1" calcext:value-type="float">
            <text:p>1</text:p>
          </table:table-cell>
          <table:table-cell office:value-type="string" calcext:value-type="string">
            <text:p>Castle of Eternal Carrot in the Sky</text:p>
          </table:table-cell>
          <table:table-cell office:value-type="string" calcext:value-type="string">
            <text:p><text:a xlink:href="https://www.doomworld.com/idgames/levels/doom2/Ports/a-c/coecits" xlink:type="simple">https://www.doomworld.com/idgames/levels/doom2/Ports/a-c/coecits</text:a></text:p>
          </table:table-cell>
          <table:table-cell office:value-type="float" office:value="2001" calcext:value-type="float">
            <text:p>2001</text:p>
          </table:table-cell>
          <table:table-cell table:style-name="ce10" table:number-matrix-columns-spanned="1" table:number-matrix-rows-spanned="1" table:formula="of:=COM.MICROSOFT.TEXTJOIN(&quot;, &quot;; 1; IF(ISBLANK([.I342:.AMJ342]); &quot;&quot;; [.I$2:.AMJ$2] &amp; &quot;: &quot; &amp; [.I342:.AMJ342]))" office:value-type="string" office:string-value="Jaws In Space: 1" calcext:value-type="string">
            <text:p>Jaws In Space: 1</text:p>
          </table:table-cell>
          <table:table-cell table:style-name="ce11" table:formula="of:=SUMPRODUCT(NOT(ISBLANK([.I342:.AMJ34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340" calcext:value-type="float">
            <text:p>340</text:p>
          </table:table-cell>
          <table:table-cell table:formula="of:=IF([.C343]&lt;[.C342]; [.A343]; [.B342])" office:value-type="float" office:value="337" calcext:value-type="float">
            <text:p>337</text:p>
          </table:table-cell>
          <table:table-cell table:formula="of:=SUM([.I343:.AMJ343])" office:value-type="float" office:value="1" calcext:value-type="float">
            <text:p>1</text:p>
          </table:table-cell>
          <table:table-cell office:value-type="string" calcext:value-type="string">
            <text:p>Cleimos</text:p>
          </table:table-cell>
          <table:table-cell office:value-type="string" calcext:value-type="string">
            <text:p><text:a xlink:href="https://www.doomworld.com/idgames/levels/doom/a-c/cleim10" xlink:type="simple">https://www.doomworld.com/idgames/levels/doom/a-c/cleim10</text:a></text:p>
          </table:table-cell>
          <table:table-cell office:value-type="float" office:value="1994" calcext:value-type="float">
            <text:p>1994</text:p>
          </table:table-cell>
          <table:table-cell table:style-name="ce10" table:number-matrix-columns-spanned="1" table:number-matrix-rows-spanned="1" table:formula="of:=COM.MICROSOFT.TEXTJOIN(&quot;, &quot;; 1; IF(ISBLANK([.I343:.AMJ343]); &quot;&quot;; [.I$2:.AMJ$2] &amp; &quot;: &quot; &amp; [.I343:.AMJ343]))" office:value-type="string" office:string-value="Soundblock: 1" calcext:value-type="string">
            <text:p>Soundblock: 1</text:p>
          </table:table-cell>
          <table:table-cell table:style-name="ce11" table:formula="of:=SUMPRODUCT(NOT(ISBLANK([.I343:.AMJ343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3">
          <table:table-cell office:value-type="float" office:value="341" calcext:value-type="float">
            <text:p>341</text:p>
          </table:table-cell>
          <table:table-cell table:formula="of:=IF([.C344]&lt;[.C343]; [.A344]; [.B343])" office:value-type="float" office:value="337" calcext:value-type="float">
            <text:p>337</text:p>
          </table:table-cell>
          <table:table-cell table:formula="of:=SUM([.I344:.AMJ344])" office:value-type="float" office:value="1" calcext:value-type="float">
            <text:p>1</text:p>
          </table:table-cell>
          <table:table-cell office:value-type="string" calcext:value-type="string">
            <text:p>Combat Shock</text:p>
          </table:table-cell>
          <table:table-cell office:value-type="string" calcext:value-type="string">
            <text:p><text:a xlink:href="https://www.doomworld.com/idgames/levels/doom2/Ports/a-c/c-shock" xlink:type="simple">https://www.doomworld.com/idgames/levels/doom2/Ports/a-c/c-shock</text:a></text:p>
          </table:table-cell>
          <table:table-cell office:value-type="float" office:value="2011" calcext:value-type="float">
            <text:p>2011</text:p>
          </table:table-cell>
          <table:table-cell table:style-name="ce10" table:number-matrix-columns-spanned="1" table:number-matrix-rows-spanned="1" table:formula="of:=COM.MICROSOFT.TEXTJOIN(&quot;, &quot;; 1; IF(ISBLANK([.I344:.AMJ344]); &quot;&quot;; [.I$2:.AMJ$2] &amp; &quot;: &quot; &amp; [.I344:.AMJ344]))" office:value-type="string" office:string-value="WH-Wilou84: 1" calcext:value-type="string">
            <text:p>WH-Wilou84: 1</text:p>
          </table:table-cell>
          <table:table-cell table:style-name="ce11" table:formula="of:=SUMPRODUCT(NOT(ISBLANK([.I344:.AMJ344])))"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342" calcext:value-type="float">
            <text:p>342</text:p>
          </table:table-cell>
          <table:table-cell table:formula="of:=IF([.C345]&lt;[.C344]; [.A345]; [.B344])" office:value-type="float" office:value="337" calcext:value-type="float">
            <text:p>337</text:p>
          </table:table-cell>
          <table:table-cell table:formula="of:=SUM([.I345:.AMJ345])" office:value-type="float" office:value="1" calcext:value-type="float">
            <text:p>1</text:p>
          </table:table-cell>
          <table:table-cell office:value-type="string" calcext:value-type="string">
            <text:p>Crossing Acheron</text:p>
          </table:table-cell>
          <table:table-cell office:value-type="string" calcext:value-type="string">
            <text:p><text:a xlink:href="https://www.doomworld.com/idgames/levels/doom/a-c/acheron" xlink:type="simple">https://www.doomworld.com/idgames/levels/doom/a-c/acheron</text:a></text:p>
          </table:table-cell>
          <table:table-cell office:value-type="float" office:value="1994" calcext:value-type="float">
            <text:p>1994</text:p>
          </table:table-cell>
          <table:table-cell table:style-name="ce10" table:number-matrix-columns-spanned="1" table:number-matrix-rows-spanned="1" table:formula="of:=COM.MICROSOFT.TEXTJOIN(&quot;, &quot;; 1; IF(ISBLANK([.I345:.AMJ345]); &quot;&quot;; [.I$2:.AMJ$2] &amp; &quot;: &quot; &amp; [.I345:.AMJ345]))" office:value-type="string" office:string-value="joepallai: 1" calcext:value-type="string">
            <text:p>joepallai: 1</text:p>
          </table:table-cell>
          <table:table-cell table:style-name="ce11" table:formula="of:=SUMPRODUCT(NOT(ISBLANK([.I345:.AMJ345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343" calcext:value-type="float">
            <text:p>343</text:p>
          </table:table-cell>
          <table:table-cell table:formula="of:=IF([.C346]&lt;[.C345]; [.A346]; [.B345])" office:value-type="float" office:value="337" calcext:value-type="float">
            <text:p>337</text:p>
          </table:table-cell>
          <table:table-cell table:formula="of:=SUM([.I346:.AMJ346])" office:value-type="float" office:value="1" calcext:value-type="float">
            <text:p>1</text:p>
          </table:table-cell>
          <table:table-cell office:value-type="string" calcext:value-type="string">
            <text:p>Cygnus IV</text:p>
          </table:table-cell>
          <table:table-cell office:value-type="string" calcext:value-type="string">
            <text:p><text:a xlink:href="https://www.doomworld.com/idgames/levels/doom2/a-c/cygnus20" xlink:type="simple">https://www.doomworld.com/idgames/levels/doom2/a-c/cygnus20</text:a></text:p>
          </table:table-cell>
          <table:table-cell office:value-type="float" office:value="1997" calcext:value-type="float">
            <text:p>1997</text:p>
          </table:table-cell>
          <table:table-cell table:style-name="ce10" table:number-matrix-columns-spanned="1" table:number-matrix-rows-spanned="1" table:formula="of:=COM.MICROSOFT.TEXTJOIN(&quot;, &quot;; 1; IF(ISBLANK([.I346:.AMJ346]); &quot;&quot;; [.I$2:.AMJ$2] &amp; &quot;: &quot; &amp; [.I346:.AMJ346]))" office:value-type="string" office:string-value="Philnemba: 1" calcext:value-type="string">
            <text:p>Philnemba: 1</text:p>
          </table:table-cell>
          <table:table-cell table:style-name="ce11" table:formula="of:=SUMPRODUCT(NOT(ISBLANK([.I346:.AMJ346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8"/>
        </table:table-row>
        <table:table-row table:style-name="ro3">
          <table:table-cell office:value-type="float" office:value="344" calcext:value-type="float">
            <text:p>344</text:p>
          </table:table-cell>
          <table:table-cell table:formula="of:=IF([.C347]&lt;[.C346]; [.A347]; [.B346])" office:value-type="float" office:value="337" calcext:value-type="float">
            <text:p>337</text:p>
          </table:table-cell>
          <table:table-cell table:formula="of:=SUM([.I347:.AMJ347])" office:value-type="float" office:value="1" calcext:value-type="float">
            <text:p>1</text:p>
          </table:table-cell>
          <table:table-cell office:value-type="string" calcext:value-type="string">
            <text:p>dtwidmus.wad﻿</text:p>
          </table:table-cell>
          <table:table-cell office:value-type="string" calcext:value-type="string">
            <text:p><text:a xlink:href="https://s3-eu-west-1.amazonaws.com/dtwid/dtwidmus.zip" xlink:type="simple">https://s3-eu-west-1.amazonaws.com/dtwid/dtwidmus.zip</text:a></text:p>
          </table:table-cell>
          <table:table-cell office:value-type="float" office:value="2011" calcext:value-type="float">
            <text:p>2011</text:p>
          </table:table-cell>
          <table:table-cell table:style-name="ce10" table:number-matrix-columns-spanned="1" table:number-matrix-rows-spanned="1" table:formula="of:=COM.MICROSOFT.TEXTJOIN(&quot;, &quot;; 1; IF(ISBLANK([.I347:.AMJ347]); &quot;&quot;; [.I$2:.AMJ$2] &amp; &quot;: &quot; &amp; [.I347:.AMJ347]))" office:value-type="string" office:string-value="Diabolución: 1" calcext:value-type="string">
            <text:p>Diabolución: 1</text:p>
          </table:table-cell>
          <table:table-cell table:style-name="ce11" table:formula="of:=SUMPRODUCT(NOT(ISBLANK([.I347:.AMJ347])))" office:value-type="float" office:value="1" calcext:value-type="float">
            <text:p>1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345" calcext:value-type="float">
            <text:p>345</text:p>
          </table:table-cell>
          <table:table-cell table:formula="of:=IF([.C348]&lt;[.C347]; [.A348]; [.B347])" office:value-type="float" office:value="337" calcext:value-type="float">
            <text:p>337</text:p>
          </table:table-cell>
          <table:table-cell table:formula="of:=SUM([.I348:.AMJ348])" office:value-type="float" office:value="1" calcext:value-type="float">
            <text:p>1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<text:a xlink:href="https://www.doomworld.com/idgames/levels/doom/d-f/eternity" xlink:type="simple">https://www.doomworld.com/idgames/levels/doom/d-f/eternity</text:a></text:p>
          </table:table-cell>
          <table:table-cell office:value-type="float" office:value="1994" calcext:value-type="float">
            <text:p>1994</text:p>
          </table:table-cell>
          <table:table-cell table:style-name="ce10" table:number-matrix-columns-spanned="1" table:number-matrix-rows-spanned="1" table:formula="of:=COM.MICROSOFT.TEXTJOIN(&quot;, &quot;; 1; IF(ISBLANK([.I348:.AMJ348]); &quot;&quot;; [.I$2:.AMJ$2] &amp; &quot;: &quot; &amp; [.I348:.AMJ348]))" office:value-type="string" office:string-value="bonnie: 1" calcext:value-type="string">
            <text:p>bonnie: 1</text:p>
          </table:table-cell>
          <table:table-cell table:style-name="ce11" table:formula="of:=SUMPRODUCT(NOT(ISBLANK([.I348:.AMJ348])))" office:value-type="float" office:value="1" calcext:value-type="float">
            <text:p>1</text:p>
          </table:table-cell>
          <table:table-cell table:number-columns-repeated="43"/>
          <table:table-cell office:value-type="float" office:value="1" calcext:value-type="float">
            <text:p>1</text:p>
          </table:table-cell>
          <table:table-cell table:number-columns-repeated="972"/>
        </table:table-row>
        <table:table-row table:style-name="ro3">
          <table:table-cell office:value-type="float" office:value="346" calcext:value-type="float">
            <text:p>346</text:p>
          </table:table-cell>
          <table:table-cell table:formula="of:=IF([.C349]&lt;[.C348]; [.A349]; [.B348])" office:value-type="float" office:value="337" calcext:value-type="float">
            <text:p>337</text:p>
          </table:table-cell>
          <table:table-cell table:formula="of:=SUM([.I349:.AMJ349])" office:value-type="float" office:value="1" calcext:value-type="float">
            <text:p>1</text:p>
          </table:table-cell>
          <table:table-cell office:value-type="string" calcext:value-type="string">
            <text:p>Extremal Doom</text:p>
          </table:table-cell>
          <table:table-cell office:value-type="string" calcext:value-type="string">
            <text:p><text:a xlink:href="https://www.doomworld.com/idgames/levels/doom/d-f/extremal" xlink:type="simple">https://www.doomworld.com/idgames/levels/doom/d-f/extremal</text:a></text:p>
          </table:table-cell>
          <table:table-cell office:value-type="float" office:value="2006" calcext:value-type="float">
            <text:p>2006</text:p>
          </table:table-cell>
          <table:table-cell table:style-name="ce10" table:number-matrix-columns-spanned="1" table:number-matrix-rows-spanned="1" table:formula="of:=COM.MICROSOFT.TEXTJOIN(&quot;, &quot;; 1; IF(ISBLANK([.I349:.AMJ349]); &quot;&quot;; [.I$2:.AMJ$2] &amp; &quot;: &quot; &amp; [.I349:.AMJ349]))" office:value-type="string" office:string-value="Grazza: 1" calcext:value-type="string">
            <text:p>Grazza: 1</text:p>
          </table:table-cell>
          <table:table-cell table:style-name="ce11" table:formula="of:=SUMPRODUCT(NOT(ISBLANK([.I349:.AMJ349])))"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float" office:value="347" calcext:value-type="float">
            <text:p>347</text:p>
          </table:table-cell>
          <table:table-cell table:formula="of:=IF([.C350]&lt;[.C349]; [.A350]; [.B349])" office:value-type="float" office:value="337" calcext:value-type="float">
            <text:p>337</text:p>
          </table:table-cell>
          <table:table-cell table:formula="of:=SUM([.I350:.AMJ350])" office:value-type="float" office:value="1" calcext:value-type="float">
            <text:p>1</text:p>
          </table:table-cell>
          <table:table-cell office:value-type="string" calcext:value-type="string">
            <text:p>Gothic DM</text:p>
          </table:table-cell>
          <table:table-cell office:value-type="string" calcext:value-type="string">
            <text:p><text:a xlink:href="https://www.doomworld.com/idgames/levels/doom2/deathmatch/megawads/gothicdm" xlink:type="simple">https://www.doomworld.com/idgames/levels/doom2/deathmatch/megawads/gothicdm</text:a></text:p>
          </table:table-cell>
          <table:table-cell office:value-type="float" office:value="1997" calcext:value-type="float">
            <text:p>1997</text:p>
          </table:table-cell>
          <table:table-cell table:style-name="ce10" table:number-matrix-columns-spanned="1" table:number-matrix-rows-spanned="1" table:formula="of:=COM.MICROSOFT.TEXTJOIN(&quot;, &quot;; 1; IF(ISBLANK([.I350:.AMJ350]); &quot;&quot;; [.I$2:.AMJ$2] &amp; &quot;: &quot; &amp; [.I350:.AMJ350]))" office:value-type="string" office:string-value="Soundblock: 1" calcext:value-type="string">
            <text:p>Soundblock: 1</text:p>
          </table:table-cell>
          <table:table-cell table:style-name="ce11" table:formula="of:=SUMPRODUCT(NOT(ISBLANK([.I350:.AMJ350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3">
          <table:table-cell office:value-type="float" office:value="348" calcext:value-type="float">
            <text:p>348</text:p>
          </table:table-cell>
          <table:table-cell table:formula="of:=IF([.C351]&lt;[.C350]; [.A351]; [.B350])" office:value-type="float" office:value="337" calcext:value-type="float">
            <text:p>337</text:p>
          </table:table-cell>
          <table:table-cell table:formula="of:=SUM([.I351:.AMJ351])" office:value-type="float" office:value="1" calcext:value-type="float">
            <text:p>1</text:p>
          </table:table-cell>
          <table:table-cell office:value-type="string" calcext:value-type="string">
            <text:p>Green War</text:p>
          </table:table-cell>
          <table:table-cell office:value-type="string" calcext:value-type="string">
            <text:p><text:a xlink:href="https://www.doomworld.com/idgames/levels/doom2/deathmatch/Ports/g-i/greenwar" xlink:type="simple">https://www.doomworld.com/idgames/levels/doom2/deathmatch/Ports/g-i/greenwar</text:a></text:p>
          </table:table-cell>
          <table:table-cell office:value-type="float" office:value="2002" calcext:value-type="float">
            <text:p>2002</text:p>
          </table:table-cell>
          <table:table-cell table:style-name="ce10" table:number-matrix-columns-spanned="1" table:number-matrix-rows-spanned="1" table:formula="of:=COM.MICROSOFT.TEXTJOIN(&quot;, &quot;; 1; IF(ISBLANK([.I351:.AMJ351]); &quot;&quot;; [.I$2:.AMJ$2] &amp; &quot;: &quot; &amp; [.I351:.AMJ351]))" office:value-type="string" office:string-value="joepallai: 1" calcext:value-type="string">
            <text:p>joepallai: 1</text:p>
          </table:table-cell>
          <table:table-cell table:style-name="ce11" table:formula="of:=SUMPRODUCT(NOT(ISBLANK([.I351:.AMJ351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349" calcext:value-type="float">
            <text:p>349</text:p>
          </table:table-cell>
          <table:table-cell table:formula="of:=IF([.C352]&lt;[.C351]; [.A352]; [.B351])" office:value-type="float" office:value="337" calcext:value-type="float">
            <text:p>337</text:p>
          </table:table-cell>
          <table:table-cell table:formula="of:=SUM([.I352:.AMJ352])" office:value-type="float" office:value="1" calcext:value-type="float">
            <text:p>1</text:p>
          </table:table-cell>
          <table:table-cell office:value-type="string" calcext:value-type="string">
            <text:p>Grezzo 2</text:p>
          </table:table-cell>
          <table:table-cell office:value-type="string" calcext:value-type="string">
            <text:p><text:a xlink:href="https://doomwiki.org/wiki/Grezzo_2" xlink:type="simple">https://doomwiki.org/wiki/Grezzo_2</text:a></text:p>
          </table:table-cell>
          <table:table-cell office:value-type="float" office:value="2012" calcext:value-type="float">
            <text:p>2012</text:p>
          </table:table-cell>
          <table:table-cell table:style-name="ce10" table:number-matrix-columns-spanned="1" table:number-matrix-rows-spanned="1" table:formula="of:=COM.MICROSOFT.TEXTJOIN(&quot;, &quot;; 1; IF(ISBLANK([.I352:.AMJ352]); &quot;&quot;; [.I$2:.AMJ$2] &amp; &quot;: &quot; &amp; [.I352:.AMJ352]))" office:value-type="string" office:string-value="AnonimVio: 1" calcext:value-type="string">
            <text:p>AnonimVio: 1</text:p>
          </table:table-cell>
          <table:table-cell table:style-name="ce11" table:formula="of:=SUMPRODUCT(NOT(ISBLANK([.I352:.AMJ352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float" office:value="350" calcext:value-type="float">
            <text:p>350</text:p>
          </table:table-cell>
          <table:table-cell table:formula="of:=IF([.C353]&lt;[.C352]; [.A353]; [.B352])" office:value-type="float" office:value="337" calcext:value-type="float">
            <text:p>337</text:p>
          </table:table-cell>
          <table:table-cell table:formula="of:=SUM([.I353:.AMJ353])" office:value-type="float" office:value="1" calcext:value-type="float">
            <text:p>1</text:p>
          </table:table-cell>
          <table:table-cell office:value-type="string" calcext:value-type="string">
            <text:p>LithE2M1</text:p>
          </table:table-cell>
          <table:table-cell office:value-type="string" calcext:value-type="string">
            <text:p><text:a xlink:href="https://www.doomworld.com/idgames/levels/doom/j-l/lithe2m1" xlink:type="simple">https://www.doomworld.com/idgames/levels/doom/j-l/lithe2m1</text:a></text:p>
          </table:table-cell>
          <table:table-cell office:value-type="float" office:value="1994" calcext:value-type="float">
            <text:p>1994</text:p>
          </table:table-cell>
          <table:table-cell table:style-name="ce10" table:number-matrix-columns-spanned="1" table:number-matrix-rows-spanned="1" table:formula="of:=COM.MICROSOFT.TEXTJOIN(&quot;, &quot;; 1; IF(ISBLANK([.I353:.AMJ353]); &quot;&quot;; [.I$2:.AMJ$2] &amp; &quot;: &quot; &amp; [.I353:.AMJ353]))" office:value-type="string" office:string-value="bzzrak: 1" calcext:value-type="string">
            <text:p>bzzrak: 1</text:p>
          </table:table-cell>
          <table:table-cell table:style-name="ce11" table:formula="of:=SUMPRODUCT(NOT(ISBLANK([.I353:.AMJ353]))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351" calcext:value-type="float">
            <text:p>351</text:p>
          </table:table-cell>
          <table:table-cell table:formula="of:=IF([.C354]&lt;[.C353]; [.A354]; [.B353])" office:value-type="float" office:value="337" calcext:value-type="float">
            <text:p>337</text:p>
          </table:table-cell>
          <table:table-cell table:formula="of:=SUM([.I354:.AMJ354])" office:value-type="float" office:value="1" calcext:value-type="float">
            <text:p>1</text:p>
          </table:table-cell>
          <table:table-cell office:value-type="string" calcext:value-type="string">
            <text:p>Mini-Level Megawad</text:p>
          </table:table-cell>
          <table:table-cell office:value-type="string" calcext:value-type="string">
            <text:p><text:a xlink:href="https://www.doomworld.com/idgames/levels/doom2/megawads/mlm12" xlink:type="simple">https://www.doomworld.com/idgames/levels/doom2/megawads/mlm12</text:a></text:p>
          </table:table-cell>
          <table:table-cell office:value-type="float" office:value="2009" calcext:value-type="float">
            <text:p>2009</text:p>
          </table:table-cell>
          <table:table-cell table:style-name="ce10" table:number-matrix-columns-spanned="1" table:number-matrix-rows-spanned="1" table:formula="of:=COM.MICROSOFT.TEXTJOIN(&quot;, &quot;; 1; IF(ISBLANK([.I354:.AMJ354]); &quot;&quot;; [.I$2:.AMJ$2] &amp; &quot;: &quot; &amp; [.I354:.AMJ354]))" office:value-type="string" office:string-value="Phobus: 1" calcext:value-type="string">
            <text:p>Phobus: 1</text:p>
          </table:table-cell>
          <table:table-cell table:style-name="ce11" table:formula="of:=SUMPRODUCT(NOT(ISBLANK([.I354:.AMJ354])))"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352" calcext:value-type="float">
            <text:p>352</text:p>
          </table:table-cell>
          <table:table-cell table:formula="of:=IF([.C355]&lt;[.C354]; [.A355]; [.B354])" office:value-type="float" office:value="337" calcext:value-type="float">
            <text:p>337</text:p>
          </table:table-cell>
          <table:table-cell table:formula="of:=SUM([.I355:.AMJ355])" office:value-type="float" office:value="1" calcext:value-type="float">
            <text:p>1</text:p>
          </table:table-cell>
          <table:table-cell office:value-type="string" calcext:value-type="string">
            <text:p>Nefertiti</text:p>
          </table:table-cell>
          <table:table-cell office:value-type="string" calcext:value-type="string">
            <text:p><text:a xlink:href="https://www.doomworld.com/forum/topic/85907-nefertitiwad-6-maps/#comment-1554820" xlink:type="simple">https://www.doomworld.com/forum/topic/85907-nefertitiwad-6-maps/#comment-1554820</text:a></text:p>
          </table:table-cell>
          <table:table-cell office:value-type="float" office:value="2016" calcext:value-type="float">
            <text:p>2016</text:p>
          </table:table-cell>
          <table:table-cell table:style-name="ce10" table:number-matrix-columns-spanned="1" table:number-matrix-rows-spanned="1" table:formula="of:=COM.MICROSOFT.TEXTJOIN(&quot;, &quot;; 1; IF(ISBLANK([.I355:.AMJ355]); &quot;&quot;; [.I$2:.AMJ$2] &amp; &quot;: &quot; &amp; [.I355:.AMJ355]))" office:value-type="string" office:string-value="NoisyVelvet: 1" calcext:value-type="string">
            <text:p>NoisyVelvet: 1</text:p>
          </table:table-cell>
          <table:table-cell table:style-name="ce11" table:formula="of:=SUMPRODUCT(NOT(ISBLANK([.I355:.AMJ355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353" calcext:value-type="float">
            <text:p>353</text:p>
          </table:table-cell>
          <table:table-cell table:formula="of:=IF([.C356]&lt;[.C355]; [.A356]; [.B355])" office:value-type="float" office:value="337" calcext:value-type="float">
            <text:p>337</text:p>
          </table:table-cell>
          <table:table-cell table:formula="of:=SUM([.I356:.AMJ356])" office:value-type="float" office:value="1" calcext:value-type="float">
            <text:p>1</text:p>
          </table:table-cell>
          <table:table-cell office:value-type="string" calcext:value-type="string">
            <text:p>Nostromo's Run</text:p>
          </table:table-cell>
          <table:table-cell office:value-type="string" calcext:value-type="string">
            <text:p><text:a xlink:href="https://www.doomworld.com/idgames/levels/doom2/m-o/nostromo" xlink:type="simple">https://www.doomworld.com/idgames/levels/doom2/m-o/nostromo</text:a></text:p>
          </table:table-cell>
          <table:table-cell office:value-type="float" office:value="2003" calcext:value-type="float">
            <text:p>2003</text:p>
          </table:table-cell>
          <table:table-cell table:style-name="ce10" table:number-matrix-columns-spanned="1" table:number-matrix-rows-spanned="1" table:formula="of:=COM.MICROSOFT.TEXTJOIN(&quot;, &quot;; 1; IF(ISBLANK([.I356:.AMJ356]); &quot;&quot;; [.I$2:.AMJ$2] &amp; &quot;: &quot; &amp; [.I356:.AMJ356]))" office:value-type="string" office:string-value="soner du: 1" calcext:value-type="string">
            <text:p>soner du: 1</text:p>
          </table:table-cell>
          <table:table-cell table:style-name="ce11" table:formula="of:=SUMPRODUCT(NOT(ISBLANK([.I356:.AMJ356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354" calcext:value-type="float">
            <text:p>354</text:p>
          </table:table-cell>
          <table:table-cell table:formula="of:=IF([.C357]&lt;[.C356]; [.A357]; [.B356])" office:value-type="float" office:value="337" calcext:value-type="float">
            <text:p>337</text:p>
          </table:table-cell>
          <table:table-cell table:formula="of:=SUM([.I357:.AMJ357])" office:value-type="float" office:value="1" calcext:value-type="float">
            <text:p>1</text:p>
          </table:table-cell>
          <table:table-cell office:value-type="string" calcext:value-type="string">
            <text:p>Obituary</text:p>
          </table:table-cell>
          <table:table-cell office:value-type="string" calcext:value-type="string">
            <text:p><text:a xlink:href="https://www.doomworld.com/idgames/levels/doom2/m-o/obtic11" xlink:type="simple">https://www.doomworld.com/idgames/levels/doom2/m-o/obtic11</text:a></text:p>
          </table:table-cell>
          <table:table-cell office:value-type="float" office:value="1995" calcext:value-type="float">
            <text:p>1995</text:p>
          </table:table-cell>
          <table:table-cell table:style-name="ce10" table:number-matrix-columns-spanned="1" table:number-matrix-rows-spanned="1" table:formula="of:=COM.MICROSOFT.TEXTJOIN(&quot;, &quot;; 1; IF(ISBLANK([.I357:.AMJ357]); &quot;&quot;; [.I$2:.AMJ$2] &amp; &quot;: &quot; &amp; [.I357:.AMJ357]))" office:value-type="string" office:string-value="T-Rex: 1" calcext:value-type="string">
            <text:p>T-Rex: 1</text:p>
          </table:table-cell>
          <table:table-cell table:style-name="ce11" table:formula="of:=SUMPRODUCT(NOT(ISBLANK([.I357:.AMJ357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55" calcext:value-type="float">
            <text:p>355</text:p>
          </table:table-cell>
          <table:table-cell table:formula="of:=IF([.C358]&lt;[.C357]; [.A358]; [.B357])" office:value-type="float" office:value="337" calcext:value-type="float">
            <text:p>337</text:p>
          </table:table-cell>
          <table:table-cell table:formula="of:=SUM([.I358:.AMJ358])" office:value-type="float" office:value="1" calcext:value-type="float">
            <text:p>1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<text:a xlink:href="http://thekinsie.com/reelism/" xlink:type="simple">http://thekinsie.com/reelism/</text:a></text:p>
          </table:table-cell>
          <table:table-cell office:value-type="float" office:value="2011" calcext:value-type="float">
            <text:p>2011</text:p>
          </table:table-cell>
          <table:table-cell table:style-name="ce10" table:number-matrix-columns-spanned="1" table:number-matrix-rows-spanned="1" table:formula="of:=COM.MICROSOFT.TEXTJOIN(&quot;, &quot;; 1; IF(ISBLANK([.I358:.AMJ358]); &quot;&quot;; [.I$2:.AMJ$2] &amp; &quot;: &quot; &amp; [.I358:.AMJ358]))" office:value-type="string" office:string-value="HUNdebLeonidasX: 1" calcext:value-type="string">
            <text:p>HUNdebLeonidasX: 1</text:p>
          </table:table-cell>
          <table:table-cell table:style-name="ce11" table:formula="of:=SUMPRODUCT(NOT(ISBLANK([.I358:.AMJ358])))"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356" calcext:value-type="float">
            <text:p>356</text:p>
          </table:table-cell>
          <table:table-cell table:formula="of:=IF([.C359]&lt;[.C358]; [.A359]; [.B358])" office:value-type="float" office:value="337" calcext:value-type="float">
            <text:p>337</text:p>
          </table:table-cell>
          <table:table-cell table:formula="of:=SUM([.I359:.AMJ359])" office:value-type="float" office:value="1" calcext:value-type="float">
            <text:p>1</text:p>
          </table:table-cell>
          <table:table-cell office:value-type="string" calcext:value-type="string">
            <text:p>Spicy Evil Spaghetti</text:p>
          </table:table-cell>
          <table:table-cell office:value-type="string" calcext:value-type="string">
            <text:p><text:a xlink:href="https://www.doomworld.com/idgames/levels/doom2/Ports/s-u/spagheti" xlink:type="simple">https://www.doomworld.com/idgames/levels/doom2/Ports/s-u/spagheti</text:a></text:p>
          </table:table-cell>
          <table:table-cell office:value-type="float" office:value="2016" calcext:value-type="float">
            <text:p>2016</text:p>
          </table:table-cell>
          <table:table-cell table:style-name="ce10" table:number-matrix-columns-spanned="1" table:number-matrix-rows-spanned="1" table:formula="of:=COM.MICROSOFT.TEXTJOIN(&quot;, &quot;; 1; IF(ISBLANK([.I359:.AMJ359]); &quot;&quot;; [.I$2:.AMJ$2] &amp; &quot;: &quot; &amp; [.I359:.AMJ359]))" office:value-type="string" office:string-value="everennui: 1" calcext:value-type="string">
            <text:p>everennui: 1</text:p>
          </table:table-cell>
          <table:table-cell table:style-name="ce11" table:formula="of:=SUMPRODUCT(NOT(ISBLANK([.I359:.AMJ359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3">
          <table:table-cell office:value-type="float" office:value="357" calcext:value-type="float">
            <text:p>357</text:p>
          </table:table-cell>
          <table:table-cell table:formula="of:=IF([.C360]&lt;[.C359]; [.A360]; [.B359])" office:value-type="float" office:value="337" calcext:value-type="float">
            <text:p>337</text:p>
          </table:table-cell>
          <table:table-cell table:formula="of:=SUM([.I360:.AMJ360])" office:value-type="float" office:value="1" calcext:value-type="float">
            <text:p>1</text:p>
          </table:table-cell>
          <table:table-cell office:value-type="string" calcext:value-type="string">
            <text:p>SQUARES</text:p>
          </table:table-cell>
          <table:table-cell office:value-type="string" calcext:value-type="string">
            <text:p><text:a xlink:href="https://doomwiki.org/wiki/SQUARES" xlink:type="simple">https://doomwiki.org/wiki/SQUARES</text:a></text:p>
          </table:table-cell>
          <table:table-cell office:value-type="float" office:value="1995" calcext:value-type="float">
            <text:p>1995</text:p>
          </table:table-cell>
          <table:table-cell table:style-name="ce10" table:number-matrix-columns-spanned="1" table:number-matrix-rows-spanned="1" table:formula="of:=COM.MICROSOFT.TEXTJOIN(&quot;, &quot;; 1; IF(ISBLANK([.I360:.AMJ360]); &quot;&quot;; [.I$2:.AMJ$2] &amp; &quot;: &quot; &amp; [.I360:.AMJ360]))" office:value-type="string" office:string-value="STILES: 1" calcext:value-type="string">
            <text:p>STILES: 1</text:p>
          </table:table-cell>
          <table:table-cell table:style-name="ce11" table:formula="of:=SUMPRODUCT(NOT(ISBLANK([.I360:.AMJ360])))" office:value-type="float" office:value="1" calcext:value-type="float">
            <text:p>1</text:p>
          </table:table-cell>
          <table:table-cell table:number-columns-repeated="94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358" calcext:value-type="float">
            <text:p>358</text:p>
          </table:table-cell>
          <table:table-cell table:formula="of:=IF([.C361]&lt;[.C360]; [.A361]; [.B360])" office:value-type="float" office:value="337" calcext:value-type="float">
            <text:p>337</text:p>
          </table:table-cell>
          <table:table-cell table:formula="of:=SUM([.I361:.AMJ361])" office:value-type="float" office:value="1" calcext:value-type="float">
            <text:p>1</text:p>
          </table:table-cell>
          <table:table-cell office:value-type="string" calcext:value-type="string">
            <text:p>The Darkening Episode 1</text:p>
          </table:table-cell>
          <table:table-cell office:value-type="string" calcext:value-type="string">
            <text:p><text:a xlink:href="https://www.doomworld.com/idgames/levels/doom2/megawads/darken" xlink:type="simple">https://www.doomworld.com/idgames/levels/doom2/megawads/darken</text:a></text:p>
          </table:table-cell>
          <table:table-cell office:value-type="float" office:value="1999" calcext:value-type="float">
            <text:p>1999</text:p>
          </table:table-cell>
          <table:table-cell table:style-name="ce10" table:number-matrix-columns-spanned="1" table:number-matrix-rows-spanned="1" table:formula="of:=COM.MICROSOFT.TEXTJOIN(&quot;, &quot;; 1; IF(ISBLANK([.I361:.AMJ361]); &quot;&quot;; [.I$2:.AMJ$2] &amp; &quot;: &quot; &amp; [.I361:.AMJ361]))" office:value-type="string" office:string-value="ASaltShaker: 1" calcext:value-type="string">
            <text:p>ASaltShaker: 1</text:p>
          </table:table-cell>
          <table:table-cell table:style-name="ce11" table:formula="of:=SUMPRODUCT(NOT(ISBLANK([.I361:.AMJ361])))" office:value-type="float" office:value="1" calcext:value-type="float">
            <text:p>1</text:p>
          </table:table-cell>
          <table:table-cell table:number-columns-repeated="126"/>
          <table:table-cell office:value-type="float" office:value="1" calcext:value-type="float">
            <text:p>1</text:p>
          </table:table-cell>
          <table:table-cell table:number-columns-repeated="889"/>
        </table:table-row>
        <table:table-row table:style-name="ro3">
          <table:table-cell office:value-type="float" office:value="359" calcext:value-type="float">
            <text:p>359</text:p>
          </table:table-cell>
          <table:table-cell table:formula="of:=IF([.C362]&lt;[.C361]; [.A362]; [.B361])" office:value-type="float" office:value="337" calcext:value-type="float">
            <text:p>337</text:p>
          </table:table-cell>
          <table:table-cell table:formula="of:=SUM([.I362:.AMJ362])" office:value-type="float" office:value="1" calcext:value-type="float">
            <text:p>1</text:p>
          </table:table-cell>
          <table:table-cell office:value-type="string" calcext:value-type="string">
            <text:p>The Devilz Work</text:p>
          </table:table-cell>
          <table:table-cell office:value-type="string" calcext:value-type="string">
            <text:p><text:a xlink:href="https://www.doomworld.com/idgames/levels/doom2/s-u/tdevil2" xlink:type="simple">https://www.doomworld.com/idgames/levels/doom2/s-u/tdevil2</text:a></text:p>
          </table:table-cell>
          <table:table-cell office:value-type="float" office:value="2014" calcext:value-type="float">
            <text:p>2014</text:p>
          </table:table-cell>
          <table:table-cell table:style-name="ce10" table:number-matrix-columns-spanned="1" table:number-matrix-rows-spanned="1" table:formula="of:=COM.MICROSOFT.TEXTJOIN(&quot;, &quot;; 1; IF(ISBLANK([.I362:.AMJ362]); &quot;&quot;; [.I$2:.AMJ$2] &amp; &quot;: &quot; &amp; [.I362:.AMJ362]))" office:value-type="string" office:string-value="everennui: 1" calcext:value-type="string">
            <text:p>everennui: 1</text:p>
          </table:table-cell>
          <table:table-cell table:style-name="ce11" table:formula="of:=SUMPRODUCT(NOT(ISBLANK([.I362:.AMJ362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3">
          <table:table-cell office:value-type="float" office:value="360" calcext:value-type="float">
            <text:p>360</text:p>
          </table:table-cell>
          <table:table-cell table:formula="of:=IF([.C363]&lt;[.C362]; [.A363]; [.B362])" office:value-type="float" office:value="337" calcext:value-type="float">
            <text:p>337</text:p>
          </table:table-cell>
          <table:table-cell table:formula="of:=SUM([.I363:.AMJ363])" office:value-type="float" office:value="1" calcext:value-type="float">
            <text:p>1</text:p>
          </table:table-cell>
          <table:table-cell office:value-type="string" calcext:value-type="string">
            <text:p>The Rebirth</text:p>
          </table:table-cell>
          <table:table-cell office:value-type="string" calcext:value-type="string">
            <text:p><text:a xlink:href="https://www.doomworld.com/idgames/levels/doom2/megawads/rebirth" xlink:type="simple">https://www.doomworld.com/idgames/levels/doom2/megawads/rebirth</text:a></text:p>
          </table:table-cell>
          <table:table-cell office:value-type="float" office:value="2003" calcext:value-type="float">
            <text:p>2003</text:p>
          </table:table-cell>
          <table:table-cell table:style-name="ce10" table:number-matrix-columns-spanned="1" table:number-matrix-rows-spanned="1" table:formula="of:=COM.MICROSOFT.TEXTJOIN(&quot;, &quot;; 1; IF(ISBLANK([.I363:.AMJ363]); &quot;&quot;; [.I$2:.AMJ$2] &amp; &quot;: &quot; &amp; [.I363:.AMJ363]))" office:value-type="string" office:string-value="Malrionn: 1" calcext:value-type="string">
            <text:p>Malrionn: 1</text:p>
          </table:table-cell>
          <table:table-cell table:style-name="ce11" table:formula="of:=SUMPRODUCT(NOT(ISBLANK([.I363:.AMJ363]))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361" calcext:value-type="float">
            <text:p>361</text:p>
          </table:table-cell>
          <table:table-cell table:formula="of:=IF([.C364]&lt;[.C363]; [.A364]; [.B363])" office:value-type="float" office:value="337" calcext:value-type="float">
            <text:p>337</text:p>
          </table:table-cell>
          <table:table-cell table:formula="of:=SUM([.I364:.AMJ364])" office:value-type="float" office:value="1" calcext:value-type="float">
            <text:p>1</text:p>
          </table:table-cell>
          <table:table-cell office:value-type="string" calcext:value-type="string">
            <text:p>The Troopers' Playground</text:p>
          </table:table-cell>
          <table:table-cell office:value-type="string" calcext:value-type="string">
            <text:p><text:a xlink:href="https://www.doomworld.com/idgames/levels/doom2/s-u/ttp-rp" xlink:type="simple">https://www.doomworld.com/idgames/levels/doom2/s-u/ttp-rp</text:a></text:p>
          </table:table-cell>
          <table:table-cell office:value-type="float" office:value="1996" calcext:value-type="float">
            <text:p>1996</text:p>
          </table:table-cell>
          <table:table-cell table:style-name="ce10" table:number-matrix-columns-spanned="1" table:number-matrix-rows-spanned="1" table:formula="of:=COM.MICROSOFT.TEXTJOIN(&quot;, &quot;; 1; IF(ISBLANK([.I364:.AMJ364]); &quot;&quot;; [.I$2:.AMJ$2] &amp; &quot;: &quot; &amp; [.I364:.AMJ364]))" office:value-type="string" office:string-value="T-Rex: 1" calcext:value-type="string">
            <text:p>T-Rex: 1</text:p>
          </table:table-cell>
          <table:table-cell table:style-name="ce11" table:formula="of:=SUMPRODUCT(NOT(ISBLANK([.I364:.AMJ364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62" calcext:value-type="float">
            <text:p>362</text:p>
          </table:table-cell>
          <table:table-cell table:formula="of:=IF([.C365]&lt;[.C364]; [.A365]; [.B364])" office:value-type="float" office:value="337" calcext:value-type="float">
            <text:p>337</text:p>
          </table:table-cell>
          <table:table-cell table:formula="of:=SUM([.I365:.AMJ365])" office:value-type="float" office:value="1" calcext:value-type="float">
            <text:p>1</text:p>
          </table:table-cell>
          <table:table-cell office:value-type="string" calcext:value-type="string">
            <text:p>The Twilight Zone</text:p>
          </table:table-cell>
          <table:table-cell office:value-type="string" calcext:value-type="string">
            <text:p><text:a xlink:href="https://www.doomworld.com/idgames/levels/doom2/megawads/twzone" xlink:type="simple">https://www.doomworld.com/idgames/levels/doom2/megawads/twzone</text:a></text:p>
          </table:table-cell>
          <table:table-cell office:value-type="float" office:value="1998" calcext:value-type="float">
            <text:p>1998</text:p>
          </table:table-cell>
          <table:table-cell table:style-name="ce10" table:number-matrix-columns-spanned="1" table:number-matrix-rows-spanned="1" table:formula="of:=COM.MICROSOFT.TEXTJOIN(&quot;, &quot;; 1; IF(ISBLANK([.I365:.AMJ365]); &quot;&quot;; [.I$2:.AMJ$2] &amp; &quot;: &quot; &amp; [.I365:.AMJ365]))" office:value-type="string" office:string-value="T-Rex: 1" calcext:value-type="string">
            <text:p>T-Rex: 1</text:p>
          </table:table-cell>
          <table:table-cell table:style-name="ce11" table:formula="of:=SUMPRODUCT(NOT(ISBLANK([.I365:.AMJ365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63" calcext:value-type="float">
            <text:p>363</text:p>
          </table:table-cell>
          <table:table-cell table:formula="of:=IF([.C366]&lt;[.C365]; [.A366]; [.B365])" office:value-type="float" office:value="337" calcext:value-type="float">
            <text:p>337</text:p>
          </table:table-cell>
          <table:table-cell table:formula="of:=SUM([.I366:.AMJ366])" office:value-type="float" office:value="1" calcext:value-type="float">
            <text:p>1</text:p>
          </table:table-cell>
          <table:table-cell office:value-type="string" calcext:value-type="string">
            <text:p>The Ultimate Icon of Sin</text:p>
          </table:table-cell>
          <table:table-cell office:value-type="string" calcext:value-type="string">
            <text:p><text:a xlink:href="https://www.doomworld.com/forum/topic/65009-zdoom-the-ultimate-icon-of-sin/" xlink:type="simple">https://www.doomworld.com/forum/topic/65009-zdoom-the-ultimate-icon-of-sin/</text:a></text:p>
          </table:table-cell>
          <table:table-cell office:value-type="float" office:value="2013" calcext:value-type="float">
            <text:p>2013</text:p>
          </table:table-cell>
          <table:table-cell table:style-name="ce10" table:number-matrix-columns-spanned="1" table:number-matrix-rows-spanned="1" table:formula="of:=COM.MICROSOFT.TEXTJOIN(&quot;, &quot;; 1; IF(ISBLANK([.I366:.AMJ366]); &quot;&quot;; [.I$2:.AMJ$2] &amp; &quot;: &quot; &amp; [.I366:.AMJ366]))" office:value-type="string" office:string-value="Soundblock: 1" calcext:value-type="string">
            <text:p>Soundblock: 1</text:p>
          </table:table-cell>
          <table:table-cell table:style-name="ce11" table:formula="of:=SUMPRODUCT(NOT(ISBLANK([.I366:.AMJ366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3">
          <table:table-cell office:value-type="float" office:value="364" calcext:value-type="float">
            <text:p>364</text:p>
          </table:table-cell>
          <table:table-cell table:formula="of:=IF([.C367]&lt;[.C366]; [.A367]; [.B366])" office:value-type="float" office:value="337" calcext:value-type="float">
            <text:p>337</text:p>
          </table:table-cell>
          <table:table-cell table:formula="of:=SUM([.I367:.AMJ367])" office:value-type="float" office:value="1" calcext:value-type="float">
            <text:p>1</text:p>
          </table:table-cell>
          <table:table-cell office:value-type="string" calcext:value-type="string">
            <text:p>UnAligned</text:p>
          </table:table-cell>
          <table:table-cell office:value-type="string" calcext:value-type="string">
            <text:p><text:a xlink:href="https://www.doomworld.com/idgames/levels/doom/megawads/unalign" xlink:type="simple">https://www.doomworld.com/idgames/levels/doom/megawads/unalign</text:a></text:p>
          </table:table-cell>
          <table:table-cell office:value-type="float" office:value="2016" calcext:value-type="float">
            <text:p>2016</text:p>
          </table:table-cell>
          <table:table-cell table:style-name="ce10" table:number-matrix-columns-spanned="1" table:number-matrix-rows-spanned="1" table:formula="of:=COM.MICROSOFT.TEXTJOIN(&quot;, &quot;; 1; IF(ISBLANK([.I367:.AMJ367]); &quot;&quot;; [.I$2:.AMJ$2] &amp; &quot;: &quot; &amp; [.I367:.AMJ367]))" office:value-type="string" office:string-value="yakfak: 1" calcext:value-type="string">
            <text:p>yakfak: 1</text:p>
          </table:table-cell>
          <table:table-cell table:style-name="ce11" table:formula="of:=SUMPRODUCT(NOT(ISBLANK([.I367:.AMJ367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365" calcext:value-type="float">
            <text:p>365</text:p>
          </table:table-cell>
          <table:table-cell table:formula="of:=IF([.C368]&lt;[.C367]; [.A368]; [.B367])" office:value-type="float" office:value="337" calcext:value-type="float">
            <text:p>337</text:p>
          </table:table-cell>
          <table:table-cell table:formula="of:=SUM([.I368:.AMJ368])" office:value-type="float" office:value="1" calcext:value-type="float">
            <text:p>1</text:p>
          </table:table-cell>
          <table:table-cell office:value-type="string" calcext:value-type="string">
            <text:p>Vispire</text:p>
          </table:table-cell>
          <table:table-cell office:value-type="string" calcext:value-type="string">
            <text:p><text:a xlink:href="https://www.doomworld.com/files/file/18387-vispire/" xlink:type="simple">https://www.doomworld.com/files/file/18387-vispire/</text:a></text:p>
          </table:table-cell>
          <table:table-cell office:value-type="float" office:value="2016" calcext:value-type="float">
            <text:p>2016</text:p>
          </table:table-cell>
          <table:table-cell table:style-name="ce10" table:number-matrix-columns-spanned="1" table:number-matrix-rows-spanned="1" table:formula="of:=COM.MICROSOFT.TEXTJOIN(&quot;, &quot;; 1; IF(ISBLANK([.I368:.AMJ368]); &quot;&quot;; [.I$2:.AMJ$2] &amp; &quot;: &quot; &amp; [.I368:.AMJ368]))" office:value-type="string" office:string-value="NoisyVelvet: 1" calcext:value-type="string">
            <text:p>NoisyVelvet: 1</text:p>
          </table:table-cell>
          <table:table-cell table:style-name="ce11" table:formula="of:=SUMPRODUCT(NOT(ISBLANK([.I368:.AMJ368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366" calcext:value-type="float">
            <text:p>366</text:p>
          </table:table-cell>
          <table:table-cell table:formula="of:=IF([.C369]&lt;[.C368]; [.A369]; [.B368])" office:value-type="float" office:value="337" calcext:value-type="float">
            <text:p>337</text:p>
          </table:table-cell>
          <table:table-cell table:formula="of:=SUM([.I369:.AMJ369])" office:value-type="float" office:value="1" calcext:value-type="float">
            <text:p>1</text:p>
          </table:table-cell>
          <table:table-cell office:value-type="string" calcext:value-type="string">
            <text:p>Whitemare</text:p>
          </table:table-cell>
          <table:table-cell office:value-type="string" calcext:value-type="string">
            <text:p><text:a xlink:href="https://www.doomworld.com/idgames/levels/doom2/Ports/v-z/whitemar" xlink:type="simple">https://www.doomworld.com/idgames/levels/doom2/Ports/v-z/whitemar</text:a></text:p>
          </table:table-cell>
          <table:table-cell office:value-type="float" office:value="2011" calcext:value-type="float">
            <text:p>2011</text:p>
          </table:table-cell>
          <table:table-cell table:style-name="ce10" table:number-matrix-columns-spanned="1" table:number-matrix-rows-spanned="1" table:formula="of:=COM.MICROSOFT.TEXTJOIN(&quot;, &quot;; 1; IF(ISBLANK([.I369:.AMJ369]); &quot;&quot;; [.I$2:.AMJ$2] &amp; &quot;: &quot; &amp; [.I369:.AMJ369]))" office:value-type="string" office:string-value="Pierrot: 1" calcext:value-type="string">
            <text:p>Pierrot: 1</text:p>
          </table:table-cell>
          <table:table-cell table:style-name="ce11" table:formula="of:=SUMPRODUCT(NOT(ISBLANK([.I369:.AMJ369])))" office:value-type="float" office:value="1" calcext:value-type="float">
            <text:p>1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table:number-columns-repeated="899"/>
        </table:table-row>
        <table:table-row table:style-name="ro3">
          <table:table-cell office:value-type="float" office:value="367" calcext:value-type="float">
            <text:p>367</text:p>
          </table:table-cell>
          <table:table-cell table:formula="of:=IF([.C370]&lt;[.C369]; [.A370]; [.B369])" office:value-type="float" office:value="367" calcext:value-type="float">
            <text:p>367</text:p>
          </table:table-cell>
          <table:table-cell table:formula="of:=SUM([.I370:.AMJ370])" office:value-type="float" office:value="0" calcext:value-type="float">
            <text:p>0</text:p>
          </table:table-cell>
          <table:table-cell table:number-columns-repeated="3"/>
          <table:table-cell table:style-name="ce10" table:number-matrix-columns-spanned="1" table:number-matrix-rows-spanned="1" table:formula="of:=COM.MICROSOFT.TEXTJOIN(&quot;, &quot;; 1; IF(ISBLANK([.I370:.AMJ370]); &quot;&quot;; [.I$2:.AMJ$2] &amp; &quot;: &quot; &amp; [.I370:.AMJ370]))">
            <text:p/>
          </table:table-cell>
          <table:table-cell table:style-name="ce11" table:formula="of:=SUMPRODUCT(NOT(ISBLANK([.I370:.AMJ370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68" calcext:value-type="float">
            <text:p>368</text:p>
          </table:table-cell>
          <table:table-cell table:formula="of:=IF([.C371]&lt;[.C370]; [.A371]; [.B370])" office:value-type="float" office:value="367" calcext:value-type="float">
            <text:p>367</text:p>
          </table:table-cell>
          <table:table-cell table:formula="of:=SUM([.I371:.AMJ371])" office:value-type="float" office:value="0" calcext:value-type="float">
            <text:p>0</text:p>
          </table:table-cell>
          <table:table-cell table:number-columns-repeated="3"/>
          <table:table-cell table:style-name="ce10" table:number-matrix-columns-spanned="1" table:number-matrix-rows-spanned="1" table:formula="of:=COM.MICROSOFT.TEXTJOIN(&quot;, &quot;; 1; IF(ISBLANK([.I371:.AMJ371]); &quot;&quot;; [.I$2:.AMJ$2] &amp; &quot;: &quot; &amp; [.I371:.AMJ371]))">
            <text:p/>
          </table:table-cell>
          <table:table-cell table:style-name="ce11" table:formula="of:=SUMPRODUCT(NOT(ISBLANK([.I371:.AMJ371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69" calcext:value-type="float">
            <text:p>369</text:p>
          </table:table-cell>
          <table:table-cell table:formula="of:=IF([.C372]&lt;[.C371]; [.A372]; [.B371])" office:value-type="float" office:value="367" calcext:value-type="float">
            <text:p>367</text:p>
          </table:table-cell>
          <table:table-cell table:formula="of:=SUM([.I372:.AMJ372])" office:value-type="float" office:value="0" calcext:value-type="float">
            <text:p>0</text:p>
          </table:table-cell>
          <table:table-cell table:number-columns-repeated="3"/>
          <table:table-cell table:style-name="ce10" table:number-matrix-columns-spanned="1" table:number-matrix-rows-spanned="1" table:formula="of:=COM.MICROSOFT.TEXTJOIN(&quot;, &quot;; 1; IF(ISBLANK([.I372:.AMJ372]); &quot;&quot;; [.I$2:.AMJ$2] &amp; &quot;: &quot; &amp; [.I372:.AMJ372]))">
            <text:p/>
          </table:table-cell>
          <table:table-cell table:style-name="ce11" table:formula="of:=SUMPRODUCT(NOT(ISBLANK([.I372:.AMJ372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70" calcext:value-type="float">
            <text:p>370</text:p>
          </table:table-cell>
          <table:table-cell table:formula="of:=IF([.C373]&lt;[.C372]; [.A373]; [.B372])" office:value-type="float" office:value="367" calcext:value-type="float">
            <text:p>367</text:p>
          </table:table-cell>
          <table:table-cell table:formula="of:=SUM([.I373:.AMJ373])" office:value-type="float" office:value="0" calcext:value-type="float">
            <text:p>0</text:p>
          </table:table-cell>
          <table:table-cell table:number-columns-repeated="3"/>
          <table:table-cell table:style-name="ce10" table:number-matrix-columns-spanned="1" table:number-matrix-rows-spanned="1" table:formula="of:=COM.MICROSOFT.TEXTJOIN(&quot;, &quot;; 1; IF(ISBLANK([.I373:.AMJ373]); &quot;&quot;; [.I$2:.AMJ$2] &amp; &quot;: &quot; &amp; [.I373:.AMJ373]))">
            <text:p/>
          </table:table-cell>
          <table:table-cell table:style-name="ce11" table:formula="of:=SUMPRODUCT(NOT(ISBLANK([.I373:.AMJ373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71" calcext:value-type="float">
            <text:p>371</text:p>
          </table:table-cell>
          <table:table-cell table:formula="of:=IF([.C374]&lt;[.C373]; [.A374]; [.B373])" office:value-type="float" office:value="367" calcext:value-type="float">
            <text:p>367</text:p>
          </table:table-cell>
          <table:table-cell table:formula="of:=SUM([.I374:.AMJ374])" office:value-type="float" office:value="0" calcext:value-type="float">
            <text:p>0</text:p>
          </table:table-cell>
          <table:table-cell table:number-columns-repeated="3"/>
          <table:table-cell table:style-name="ce10" table:number-matrix-columns-spanned="1" table:number-matrix-rows-spanned="1" table:formula="of:=COM.MICROSOFT.TEXTJOIN(&quot;, &quot;; 1; IF(ISBLANK([.I374:.AMJ374]); &quot;&quot;; [.I$2:.AMJ$2] &amp; &quot;: &quot; &amp; [.I374:.AMJ374]))">
            <text:p/>
          </table:table-cell>
          <table:table-cell table:style-name="ce11" table:formula="of:=SUMPRODUCT(NOT(ISBLANK([.I374:.AMJ374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72" calcext:value-type="float">
            <text:p>372</text:p>
          </table:table-cell>
          <table:table-cell table:formula="of:=IF([.C375]&lt;[.C374]; [.A375]; [.B374])" office:value-type="float" office:value="367" calcext:value-type="float">
            <text:p>367</text:p>
          </table:table-cell>
          <table:table-cell table:formula="of:=SUM([.I375:.AMJ375])" office:value-type="float" office:value="0" calcext:value-type="float">
            <text:p>0</text:p>
          </table:table-cell>
          <table:table-cell table:number-columns-repeated="3"/>
          <table:table-cell table:style-name="ce10" table:number-matrix-columns-spanned="1" table:number-matrix-rows-spanned="1" table:formula="of:=COM.MICROSOFT.TEXTJOIN(&quot;, &quot;; 1; IF(ISBLANK([.I375:.AMJ375]); &quot;&quot;; [.I$2:.AMJ$2] &amp; &quot;: &quot; &amp; [.I375:.AMJ375]))">
            <text:p/>
          </table:table-cell>
          <table:table-cell table:style-name="ce11" table:formula="of:=SUMPRODUCT(NOT(ISBLANK([.I375:.AMJ375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73" calcext:value-type="float">
            <text:p>373</text:p>
          </table:table-cell>
          <table:table-cell table:formula="of:=IF([.C376]&lt;[.C375]; [.A376]; [.B375])" office:value-type="float" office:value="367" calcext:value-type="float">
            <text:p>367</text:p>
          </table:table-cell>
          <table:table-cell table:formula="of:=SUM([.I376:.AMJ376])" office:value-type="float" office:value="0" calcext:value-type="float">
            <text:p>0</text:p>
          </table:table-cell>
          <table:table-cell table:number-columns-repeated="3"/>
          <table:table-cell table:style-name="ce10" table:number-matrix-columns-spanned="1" table:number-matrix-rows-spanned="1" table:formula="of:=COM.MICROSOFT.TEXTJOIN(&quot;, &quot;; 1; IF(ISBLANK([.I376:.AMJ376]); &quot;&quot;; [.I$2:.AMJ$2] &amp; &quot;: &quot; &amp; [.I376:.AMJ376]))">
            <text:p/>
          </table:table-cell>
          <table:table-cell table:style-name="ce11" table:formula="of:=SUMPRODUCT(NOT(ISBLANK([.I376:.AMJ376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74" calcext:value-type="float">
            <text:p>374</text:p>
          </table:table-cell>
          <table:table-cell table:formula="of:=IF([.C377]&lt;[.C376]; [.A377]; [.B376])" office:value-type="float" office:value="367" calcext:value-type="float">
            <text:p>367</text:p>
          </table:table-cell>
          <table:table-cell table:formula="of:=SUM([.I377:.AMJ377])" office:value-type="float" office:value="0" calcext:value-type="float">
            <text:p>0</text:p>
          </table:table-cell>
          <table:table-cell table:number-columns-repeated="3"/>
          <table:table-cell table:style-name="ce10" table:number-matrix-columns-spanned="1" table:number-matrix-rows-spanned="1" table:formula="of:=COM.MICROSOFT.TEXTJOIN(&quot;, &quot;; 1; IF(ISBLANK([.I377:.AMJ377]); &quot;&quot;; [.I$2:.AMJ$2] &amp; &quot;: &quot; &amp; [.I377:.AMJ377]))">
            <text:p/>
          </table:table-cell>
          <table:table-cell table:style-name="ce11" table:formula="of:=SUMPRODUCT(NOT(ISBLANK([.I377:.AMJ377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75" calcext:value-type="float">
            <text:p>375</text:p>
          </table:table-cell>
          <table:table-cell table:formula="of:=IF([.C378]&lt;[.C377]; [.A378]; [.B377])" office:value-type="float" office:value="367" calcext:value-type="float">
            <text:p>367</text:p>
          </table:table-cell>
          <table:table-cell table:formula="of:=SUM([.I378:.AMJ378])" office:value-type="float" office:value="0" calcext:value-type="float">
            <text:p>0</text:p>
          </table:table-cell>
          <table:table-cell table:number-columns-repeated="3"/>
          <table:table-cell table:style-name="ce10" table:number-matrix-columns-spanned="1" table:number-matrix-rows-spanned="1" table:formula="of:=COM.MICROSOFT.TEXTJOIN(&quot;, &quot;; 1; IF(ISBLANK([.I378:.AMJ378]); &quot;&quot;; [.I$2:.AMJ$2] &amp; &quot;: &quot; &amp; [.I378:.AMJ378]))">
            <text:p/>
          </table:table-cell>
          <table:table-cell table:style-name="ce11" table:formula="of:=SUMPRODUCT(NOT(ISBLANK([.I378:.AMJ378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76" calcext:value-type="float">
            <text:p>376</text:p>
          </table:table-cell>
          <table:table-cell table:formula="of:=IF([.C379]&lt;[.C378]; [.A379]; [.B378])" office:value-type="float" office:value="367" calcext:value-type="float">
            <text:p>367</text:p>
          </table:table-cell>
          <table:table-cell table:formula="of:=SUM([.I379:.AMJ379])" office:value-type="float" office:value="0" calcext:value-type="float">
            <text:p>0</text:p>
          </table:table-cell>
          <table:table-cell table:number-columns-repeated="3"/>
          <table:table-cell table:style-name="ce10" table:number-matrix-columns-spanned="1" table:number-matrix-rows-spanned="1" table:formula="of:=COM.MICROSOFT.TEXTJOIN(&quot;, &quot;; 1; IF(ISBLANK([.I379:.AMJ379]); &quot;&quot;; [.I$2:.AMJ$2] &amp; &quot;: &quot; &amp; [.I379:.AMJ379]))">
            <text:p/>
          </table:table-cell>
          <table:table-cell table:style-name="ce11" table:formula="of:=SUMPRODUCT(NOT(ISBLANK([.I379:.AMJ379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77" calcext:value-type="float">
            <text:p>377</text:p>
          </table:table-cell>
          <table:table-cell table:formula="of:=IF([.C380]&lt;[.C379]; [.A380]; [.B379])" office:value-type="float" office:value="367" calcext:value-type="float">
            <text:p>367</text:p>
          </table:table-cell>
          <table:table-cell table:formula="of:=SUM([.I380:.AMJ380])" office:value-type="float" office:value="0" calcext:value-type="float">
            <text:p>0</text:p>
          </table:table-cell>
          <table:table-cell table:number-columns-repeated="3"/>
          <table:table-cell table:style-name="ce10" table:number-matrix-columns-spanned="1" table:number-matrix-rows-spanned="1" table:formula="of:=COM.MICROSOFT.TEXTJOIN(&quot;, &quot;; 1; IF(ISBLANK([.I380:.AMJ380]); &quot;&quot;; [.I$2:.AMJ$2] &amp; &quot;: &quot; &amp; [.I380:.AMJ380]))">
            <text:p/>
          </table:table-cell>
          <table:table-cell table:style-name="ce11" table:formula="of:=SUMPRODUCT(NOT(ISBLANK([.I380:.AMJ380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78" calcext:value-type="float">
            <text:p>378</text:p>
          </table:table-cell>
          <table:table-cell table:formula="of:=IF([.C381]&lt;[.C380]; [.A381]; [.B380])" office:value-type="float" office:value="367" calcext:value-type="float">
            <text:p>367</text:p>
          </table:table-cell>
          <table:table-cell table:formula="of:=SUM([.I381:.AMJ381])" office:value-type="float" office:value="0" calcext:value-type="float">
            <text:p>0</text:p>
          </table:table-cell>
          <table:table-cell table:number-columns-repeated="3"/>
          <table:table-cell table:style-name="ce10" table:number-matrix-columns-spanned="1" table:number-matrix-rows-spanned="1" table:formula="of:=COM.MICROSOFT.TEXTJOIN(&quot;, &quot;; 1; IF(ISBLANK([.I381:.AMJ381]); &quot;&quot;; [.I$2:.AMJ$2] &amp; &quot;: &quot; &amp; [.I381:.AMJ381]))">
            <text:p/>
          </table:table-cell>
          <table:table-cell table:style-name="ce11" table:formula="of:=SUMPRODUCT(NOT(ISBLANK([.I381:.AMJ381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79" calcext:value-type="float">
            <text:p>379</text:p>
          </table:table-cell>
          <table:table-cell table:formula="of:=IF([.C382]&lt;[.C381]; [.A382]; [.B381])" office:value-type="float" office:value="367" calcext:value-type="float">
            <text:p>367</text:p>
          </table:table-cell>
          <table:table-cell table:formula="of:=SUM([.I382:.AMJ382])" office:value-type="float" office:value="0" calcext:value-type="float">
            <text:p>0</text:p>
          </table:table-cell>
          <table:table-cell table:number-columns-repeated="3"/>
          <table:table-cell table:style-name="ce10" table:number-matrix-columns-spanned="1" table:number-matrix-rows-spanned="1" table:formula="of:=COM.MICROSOFT.TEXTJOIN(&quot;, &quot;; 1; IF(ISBLANK([.I382:.AMJ382]); &quot;&quot;; [.I$2:.AMJ$2] &amp; &quot;: &quot; &amp; [.I382:.AMJ382]))">
            <text:p/>
          </table:table-cell>
          <table:table-cell table:style-name="ce11" table:formula="of:=SUMPRODUCT(NOT(ISBLANK([.I382:.AMJ382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0" calcext:value-type="float">
            <text:p>380</text:p>
          </table:table-cell>
          <table:table-cell table:formula="of:=IF([.C383]&lt;[.C382]; [.A383]; [.B382])" office:value-type="float" office:value="367" calcext:value-type="float">
            <text:p>367</text:p>
          </table:table-cell>
          <table:table-cell table:formula="of:=SUM([.I383:.AMJ383])" office:value-type="float" office:value="0" calcext:value-type="float">
            <text:p>0</text:p>
          </table:table-cell>
          <table:table-cell table:number-columns-repeated="3"/>
          <table:table-cell table:style-name="ce10" table:number-matrix-columns-spanned="1" table:number-matrix-rows-spanned="1" table:formula="of:=COM.MICROSOFT.TEXTJOIN(&quot;, &quot;; 1; IF(ISBLANK([.I383:.AMJ383]); &quot;&quot;; [.I$2:.AMJ$2] &amp; &quot;: &quot; &amp; [.I383:.AMJ383]))">
            <text:p/>
          </table:table-cell>
          <table:table-cell table:style-name="ce11" table:formula="of:=SUMPRODUCT(NOT(ISBLANK([.I383:.AMJ383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1" calcext:value-type="float">
            <text:p>381</text:p>
          </table:table-cell>
          <table:table-cell table:formula="of:=IF([.C384]&lt;[.C383]; [.A384]; [.B383])" office:value-type="float" office:value="367" calcext:value-type="float">
            <text:p>367</text:p>
          </table:table-cell>
          <table:table-cell table:formula="of:=SUM([.I384:.AMJ384])" office:value-type="float" office:value="0" calcext:value-type="float">
            <text:p>0</text:p>
          </table:table-cell>
          <table:table-cell table:number-columns-repeated="3"/>
          <table:table-cell table:style-name="ce10" table:number-matrix-columns-spanned="1" table:number-matrix-rows-spanned="1" table:formula="of:=COM.MICROSOFT.TEXTJOIN(&quot;, &quot;; 1; IF(ISBLANK([.I384:.AMJ384]); &quot;&quot;; [.I$2:.AMJ$2] &amp; &quot;: &quot; &amp; [.I384:.AMJ384]))">
            <text:p/>
          </table:table-cell>
          <table:table-cell table:style-name="ce11" table:formula="of:=SUMPRODUCT(NOT(ISBLANK([.I384:.AMJ384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2" calcext:value-type="float">
            <text:p>382</text:p>
          </table:table-cell>
          <table:table-cell table:formula="of:=IF([.C385]&lt;[.C384]; [.A385]; [.B384])" office:value-type="float" office:value="367" calcext:value-type="float">
            <text:p>367</text:p>
          </table:table-cell>
          <table:table-cell table:formula="of:=SUM([.I385:.AMJ385])" office:value-type="float" office:value="0" calcext:value-type="float">
            <text:p>0</text:p>
          </table:table-cell>
          <table:table-cell table:number-columns-repeated="3"/>
          <table:table-cell table:style-name="ce10" table:number-matrix-columns-spanned="1" table:number-matrix-rows-spanned="1" table:formula="of:=COM.MICROSOFT.TEXTJOIN(&quot;, &quot;; 1; IF(ISBLANK([.I385:.AMJ385]); &quot;&quot;; [.I$2:.AMJ$2] &amp; &quot;: &quot; &amp; [.I385:.AMJ385]))">
            <text:p/>
          </table:table-cell>
          <table:table-cell table:style-name="ce11" table:formula="of:=SUMPRODUCT(NOT(ISBLANK([.I385:.AMJ385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3" calcext:value-type="float">
            <text:p>383</text:p>
          </table:table-cell>
          <table:table-cell table:formula="of:=IF([.C386]&lt;[.C385]; [.A386]; [.B385])" office:value-type="float" office:value="367" calcext:value-type="float">
            <text:p>367</text:p>
          </table:table-cell>
          <table:table-cell table:formula="of:=SUM([.I386:.AMJ386])" office:value-type="float" office:value="0" calcext:value-type="float">
            <text:p>0</text:p>
          </table:table-cell>
          <table:table-cell table:number-columns-repeated="3"/>
          <table:table-cell table:style-name="ce10" table:number-matrix-columns-spanned="1" table:number-matrix-rows-spanned="1" table:formula="of:=COM.MICROSOFT.TEXTJOIN(&quot;, &quot;; 1; IF(ISBLANK([.I386:.AMJ386]); &quot;&quot;; [.I$2:.AMJ$2] &amp; &quot;: &quot; &amp; [.I386:.AMJ386]))">
            <text:p/>
          </table:table-cell>
          <table:table-cell table:style-name="ce11" table:formula="of:=SUMPRODUCT(NOT(ISBLANK([.I386:.AMJ386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4" calcext:value-type="float">
            <text:p>384</text:p>
          </table:table-cell>
          <table:table-cell table:formula="of:=IF([.C387]&lt;[.C386]; [.A387]; [.B386])" office:value-type="float" office:value="367" calcext:value-type="float">
            <text:p>367</text:p>
          </table:table-cell>
          <table:table-cell table:formula="of:=SUM([.I387:.AMJ387])" office:value-type="float" office:value="0" calcext:value-type="float">
            <text:p>0</text:p>
          </table:table-cell>
          <table:table-cell table:number-columns-repeated="3"/>
          <table:table-cell table:style-name="ce10" table:number-matrix-columns-spanned="1" table:number-matrix-rows-spanned="1" table:formula="of:=COM.MICROSOFT.TEXTJOIN(&quot;, &quot;; 1; IF(ISBLANK([.I387:.AMJ387]); &quot;&quot;; [.I$2:.AMJ$2] &amp; &quot;: &quot; &amp; [.I387:.AMJ387]))">
            <text:p/>
          </table:table-cell>
          <table:table-cell table:style-name="ce11" table:formula="of:=SUMPRODUCT(NOT(ISBLANK([.I387:.AMJ387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5" calcext:value-type="float">
            <text:p>385</text:p>
          </table:table-cell>
          <table:table-cell table:formula="of:=IF([.C388]&lt;[.C387]; [.A388]; [.B387])" office:value-type="float" office:value="367" calcext:value-type="float">
            <text:p>367</text:p>
          </table:table-cell>
          <table:table-cell table:formula="of:=SUM([.I388:.AMJ388])" office:value-type="float" office:value="0" calcext:value-type="float">
            <text:p>0</text:p>
          </table:table-cell>
          <table:table-cell table:number-columns-repeated="3"/>
          <table:table-cell table:style-name="ce10" table:number-matrix-columns-spanned="1" table:number-matrix-rows-spanned="1" table:formula="of:=COM.MICROSOFT.TEXTJOIN(&quot;, &quot;; 1; IF(ISBLANK([.I388:.AMJ388]); &quot;&quot;; [.I$2:.AMJ$2] &amp; &quot;: &quot; &amp; [.I388:.AMJ388]))">
            <text:p/>
          </table:table-cell>
          <table:table-cell table:style-name="ce11" table:formula="of:=SUMPRODUCT(NOT(ISBLANK([.I388:.AMJ388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6" calcext:value-type="float">
            <text:p>386</text:p>
          </table:table-cell>
          <table:table-cell table:formula="of:=IF([.C389]&lt;[.C388]; [.A389]; [.B388])" office:value-type="float" office:value="367" calcext:value-type="float">
            <text:p>367</text:p>
          </table:table-cell>
          <table:table-cell table:formula="of:=SUM([.I389:.AMJ389])" office:value-type="float" office:value="0" calcext:value-type="float">
            <text:p>0</text:p>
          </table:table-cell>
          <table:table-cell table:number-columns-repeated="3"/>
          <table:table-cell table:style-name="ce10" table:number-matrix-columns-spanned="1" table:number-matrix-rows-spanned="1" table:formula="of:=COM.MICROSOFT.TEXTJOIN(&quot;, &quot;; 1; IF(ISBLANK([.I389:.AMJ389]); &quot;&quot;; [.I$2:.AMJ$2] &amp; &quot;: &quot; &amp; [.I389:.AMJ389]))">
            <text:p/>
          </table:table-cell>
          <table:table-cell table:style-name="ce11" table:formula="of:=SUMPRODUCT(NOT(ISBLANK([.I389:.AMJ389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7" calcext:value-type="float">
            <text:p>387</text:p>
          </table:table-cell>
          <table:table-cell table:formula="of:=IF([.C390]&lt;[.C389]; [.A390]; [.B389])" office:value-type="float" office:value="367" calcext:value-type="float">
            <text:p>367</text:p>
          </table:table-cell>
          <table:table-cell table:formula="of:=SUM([.I390:.AMJ390])" office:value-type="float" office:value="0" calcext:value-type="float">
            <text:p>0</text:p>
          </table:table-cell>
          <table:table-cell table:number-columns-repeated="3"/>
          <table:table-cell table:style-name="ce10" table:number-matrix-columns-spanned="1" table:number-matrix-rows-spanned="1" table:formula="of:=COM.MICROSOFT.TEXTJOIN(&quot;, &quot;; 1; IF(ISBLANK([.I390:.AMJ390]); &quot;&quot;; [.I$2:.AMJ$2] &amp; &quot;: &quot; &amp; [.I390:.AMJ390]))">
            <text:p/>
          </table:table-cell>
          <table:table-cell table:style-name="ce11" table:formula="of:=SUMPRODUCT(NOT(ISBLANK([.I390:.AMJ390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8" calcext:value-type="float">
            <text:p>388</text:p>
          </table:table-cell>
          <table:table-cell table:formula="of:=IF([.C391]&lt;[.C390]; [.A391]; [.B390])" office:value-type="float" office:value="367" calcext:value-type="float">
            <text:p>367</text:p>
          </table:table-cell>
          <table:table-cell table:formula="of:=SUM([.I391:.AMJ391])" office:value-type="float" office:value="0" calcext:value-type="float">
            <text:p>0</text:p>
          </table:table-cell>
          <table:table-cell table:number-columns-repeated="3"/>
          <table:table-cell table:style-name="ce10" table:number-matrix-columns-spanned="1" table:number-matrix-rows-spanned="1" table:formula="of:=COM.MICROSOFT.TEXTJOIN(&quot;, &quot;; 1; IF(ISBLANK([.I391:.AMJ391]); &quot;&quot;; [.I$2:.AMJ$2] &amp; &quot;: &quot; &amp; [.I391:.AMJ391]))">
            <text:p/>
          </table:table-cell>
          <table:table-cell table:style-name="ce11" table:formula="of:=SUMPRODUCT(NOT(ISBLANK([.I391:.AMJ391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9" calcext:value-type="float">
            <text:p>389</text:p>
          </table:table-cell>
          <table:table-cell table:formula="of:=IF([.C392]&lt;[.C391]; [.A392]; [.B391])" office:value-type="float" office:value="367" calcext:value-type="float">
            <text:p>367</text:p>
          </table:table-cell>
          <table:table-cell table:formula="of:=SUM([.I392:.AMJ392])" office:value-type="float" office:value="0" calcext:value-type="float">
            <text:p>0</text:p>
          </table:table-cell>
          <table:table-cell table:number-columns-repeated="3"/>
          <table:table-cell table:style-name="ce10" table:number-matrix-columns-spanned="1" table:number-matrix-rows-spanned="1" table:formula="of:=COM.MICROSOFT.TEXTJOIN(&quot;, &quot;; 1; IF(ISBLANK([.I392:.AMJ392]); &quot;&quot;; [.I$2:.AMJ$2] &amp; &quot;: &quot; &amp; [.I392:.AMJ392]))">
            <text:p/>
          </table:table-cell>
          <table:table-cell table:style-name="ce11" table:formula="of:=SUMPRODUCT(NOT(ISBLANK([.I392:.AMJ392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0" calcext:value-type="float">
            <text:p>390</text:p>
          </table:table-cell>
          <table:table-cell table:formula="of:=IF([.C393]&lt;[.C392]; [.A393]; [.B392])" office:value-type="float" office:value="367" calcext:value-type="float">
            <text:p>367</text:p>
          </table:table-cell>
          <table:table-cell table:formula="of:=SUM([.I393:.AMJ393])" office:value-type="float" office:value="0" calcext:value-type="float">
            <text:p>0</text:p>
          </table:table-cell>
          <table:table-cell table:number-columns-repeated="3"/>
          <table:table-cell table:style-name="ce10" table:number-matrix-columns-spanned="1" table:number-matrix-rows-spanned="1" table:formula="of:=COM.MICROSOFT.TEXTJOIN(&quot;, &quot;; 1; IF(ISBLANK([.I393:.AMJ393]); &quot;&quot;; [.I$2:.AMJ$2] &amp; &quot;: &quot; &amp; [.I393:.AMJ393]))">
            <text:p/>
          </table:table-cell>
          <table:table-cell table:style-name="ce11" table:formula="of:=SUMPRODUCT(NOT(ISBLANK([.I393:.AMJ393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1" calcext:value-type="float">
            <text:p>391</text:p>
          </table:table-cell>
          <table:table-cell table:formula="of:=IF([.C394]&lt;[.C393]; [.A394]; [.B393])" office:value-type="float" office:value="367" calcext:value-type="float">
            <text:p>367</text:p>
          </table:table-cell>
          <table:table-cell table:formula="of:=SUM([.I394:.AMJ394])" office:value-type="float" office:value="0" calcext:value-type="float">
            <text:p>0</text:p>
          </table:table-cell>
          <table:table-cell table:number-columns-repeated="3"/>
          <table:table-cell table:style-name="ce10" table:number-matrix-columns-spanned="1" table:number-matrix-rows-spanned="1" table:formula="of:=COM.MICROSOFT.TEXTJOIN(&quot;, &quot;; 1; IF(ISBLANK([.I394:.AMJ394]); &quot;&quot;; [.I$2:.AMJ$2] &amp; &quot;: &quot; &amp; [.I394:.AMJ394]))">
            <text:p/>
          </table:table-cell>
          <table:table-cell table:style-name="ce11" table:formula="of:=SUMPRODUCT(NOT(ISBLANK([.I394:.AMJ394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2" calcext:value-type="float">
            <text:p>392</text:p>
          </table:table-cell>
          <table:table-cell table:formula="of:=IF([.C395]&lt;[.C394]; [.A395]; [.B394])" office:value-type="float" office:value="367" calcext:value-type="float">
            <text:p>367</text:p>
          </table:table-cell>
          <table:table-cell table:formula="of:=SUM([.I395:.AMJ395])" office:value-type="float" office:value="0" calcext:value-type="float">
            <text:p>0</text:p>
          </table:table-cell>
          <table:table-cell table:number-columns-repeated="3"/>
          <table:table-cell table:style-name="ce10" table:number-matrix-columns-spanned="1" table:number-matrix-rows-spanned="1" table:formula="of:=COM.MICROSOFT.TEXTJOIN(&quot;, &quot;; 1; IF(ISBLANK([.I395:.AMJ395]); &quot;&quot;; [.I$2:.AMJ$2] &amp; &quot;: &quot; &amp; [.I395:.AMJ395]))">
            <text:p/>
          </table:table-cell>
          <table:table-cell table:style-name="ce11" table:formula="of:=SUMPRODUCT(NOT(ISBLANK([.I395:.AMJ395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3" calcext:value-type="float">
            <text:p>393</text:p>
          </table:table-cell>
          <table:table-cell table:formula="of:=IF([.C396]&lt;[.C395]; [.A396]; [.B395])" office:value-type="float" office:value="367" calcext:value-type="float">
            <text:p>367</text:p>
          </table:table-cell>
          <table:table-cell table:formula="of:=SUM([.I396:.AMJ396])" office:value-type="float" office:value="0" calcext:value-type="float">
            <text:p>0</text:p>
          </table:table-cell>
          <table:table-cell table:number-columns-repeated="3"/>
          <table:table-cell table:style-name="ce10" table:number-matrix-columns-spanned="1" table:number-matrix-rows-spanned="1" table:formula="of:=COM.MICROSOFT.TEXTJOIN(&quot;, &quot;; 1; IF(ISBLANK([.I396:.AMJ396]); &quot;&quot;; [.I$2:.AMJ$2] &amp; &quot;: &quot; &amp; [.I396:.AMJ396]))">
            <text:p/>
          </table:table-cell>
          <table:table-cell table:style-name="ce11" table:formula="of:=SUMPRODUCT(NOT(ISBLANK([.I396:.AMJ396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4" calcext:value-type="float">
            <text:p>394</text:p>
          </table:table-cell>
          <table:table-cell table:formula="of:=IF([.C397]&lt;[.C396]; [.A397]; [.B396])" office:value-type="float" office:value="367" calcext:value-type="float">
            <text:p>367</text:p>
          </table:table-cell>
          <table:table-cell table:formula="of:=SUM([.I397:.AMJ397])" office:value-type="float" office:value="0" calcext:value-type="float">
            <text:p>0</text:p>
          </table:table-cell>
          <table:table-cell table:number-columns-repeated="3"/>
          <table:table-cell table:style-name="ce10" table:number-matrix-columns-spanned="1" table:number-matrix-rows-spanned="1" table:formula="of:=COM.MICROSOFT.TEXTJOIN(&quot;, &quot;; 1; IF(ISBLANK([.I397:.AMJ397]); &quot;&quot;; [.I$2:.AMJ$2] &amp; &quot;: &quot; &amp; [.I397:.AMJ397]))">
            <text:p/>
          </table:table-cell>
          <table:table-cell table:style-name="ce11" table:formula="of:=SUMPRODUCT(NOT(ISBLANK([.I397:.AMJ397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5" calcext:value-type="float">
            <text:p>395</text:p>
          </table:table-cell>
          <table:table-cell table:formula="of:=IF([.C398]&lt;[.C397]; [.A398]; [.B397])" office:value-type="float" office:value="367" calcext:value-type="float">
            <text:p>367</text:p>
          </table:table-cell>
          <table:table-cell table:formula="of:=SUM([.I398:.AMJ398])" office:value-type="float" office:value="0" calcext:value-type="float">
            <text:p>0</text:p>
          </table:table-cell>
          <table:table-cell table:number-columns-repeated="3"/>
          <table:table-cell table:style-name="ce10" table:number-matrix-columns-spanned="1" table:number-matrix-rows-spanned="1" table:formula="of:=COM.MICROSOFT.TEXTJOIN(&quot;, &quot;; 1; IF(ISBLANK([.I398:.AMJ398]); &quot;&quot;; [.I$2:.AMJ$2] &amp; &quot;: &quot; &amp; [.I398:.AMJ398]))">
            <text:p/>
          </table:table-cell>
          <table:table-cell table:style-name="ce11" table:formula="of:=SUMPRODUCT(NOT(ISBLANK([.I398:.AMJ398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6" calcext:value-type="float">
            <text:p>396</text:p>
          </table:table-cell>
          <table:table-cell table:formula="of:=IF([.C399]&lt;[.C398]; [.A399]; [.B398])" office:value-type="float" office:value="367" calcext:value-type="float">
            <text:p>367</text:p>
          </table:table-cell>
          <table:table-cell table:formula="of:=SUM([.I399:.AMJ399])" office:value-type="float" office:value="0" calcext:value-type="float">
            <text:p>0</text:p>
          </table:table-cell>
          <table:table-cell table:number-columns-repeated="3"/>
          <table:table-cell table:style-name="ce10" table:number-matrix-columns-spanned="1" table:number-matrix-rows-spanned="1" table:formula="of:=COM.MICROSOFT.TEXTJOIN(&quot;, &quot;; 1; IF(ISBLANK([.I399:.AMJ399]); &quot;&quot;; [.I$2:.AMJ$2] &amp; &quot;: &quot; &amp; [.I399:.AMJ399]))">
            <text:p/>
          </table:table-cell>
          <table:table-cell table:style-name="ce11" table:formula="of:=SUMPRODUCT(NOT(ISBLANK([.I399:.AMJ399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7" calcext:value-type="float">
            <text:p>397</text:p>
          </table:table-cell>
          <table:table-cell table:formula="of:=IF([.C400]&lt;[.C399]; [.A400]; [.B399])" office:value-type="float" office:value="367" calcext:value-type="float">
            <text:p>367</text:p>
          </table:table-cell>
          <table:table-cell table:formula="of:=SUM([.I400:.AMJ400])" office:value-type="float" office:value="0" calcext:value-type="float">
            <text:p>0</text:p>
          </table:table-cell>
          <table:table-cell table:number-columns-repeated="3"/>
          <table:table-cell table:style-name="ce10" table:number-matrix-columns-spanned="1" table:number-matrix-rows-spanned="1" table:formula="of:=COM.MICROSOFT.TEXTJOIN(&quot;, &quot;; 1; IF(ISBLANK([.I400:.AMJ400]); &quot;&quot;; [.I$2:.AMJ$2] &amp; &quot;: &quot; &amp; [.I400:.AMJ400]))">
            <text:p/>
          </table:table-cell>
          <table:table-cell table:style-name="ce11" table:formula="of:=SUMPRODUCT(NOT(ISBLANK([.I400:.AMJ400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8" calcext:value-type="float">
            <text:p>398</text:p>
          </table:table-cell>
          <table:table-cell table:formula="of:=IF([.C401]&lt;[.C400]; [.A401]; [.B400])" office:value-type="float" office:value="367" calcext:value-type="float">
            <text:p>367</text:p>
          </table:table-cell>
          <table:table-cell table:formula="of:=SUM([.I401:.AMJ401])" office:value-type="float" office:value="0" calcext:value-type="float">
            <text:p>0</text:p>
          </table:table-cell>
          <table:table-cell table:number-columns-repeated="3"/>
          <table:table-cell table:style-name="ce10" table:number-matrix-columns-spanned="1" table:number-matrix-rows-spanned="1" table:formula="of:=COM.MICROSOFT.TEXTJOIN(&quot;, &quot;; 1; IF(ISBLANK([.I401:.AMJ401]); &quot;&quot;; [.I$2:.AMJ$2] &amp; &quot;: &quot; &amp; [.I401:.AMJ401]))">
            <text:p/>
          </table:table-cell>
          <table:table-cell table:style-name="ce11" table:formula="of:=SUMPRODUCT(NOT(ISBLANK([.I401:.AMJ401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9" calcext:value-type="float">
            <text:p>399</text:p>
          </table:table-cell>
          <table:table-cell table:formula="of:=IF([.C402]&lt;[.C401]; [.A402]; [.B401])" office:value-type="float" office:value="367" calcext:value-type="float">
            <text:p>367</text:p>
          </table:table-cell>
          <table:table-cell table:formula="of:=SUM([.I402:.AMJ402])" office:value-type="float" office:value="0" calcext:value-type="float">
            <text:p>0</text:p>
          </table:table-cell>
          <table:table-cell table:number-columns-repeated="3"/>
          <table:table-cell table:style-name="ce10" table:number-matrix-columns-spanned="1" table:number-matrix-rows-spanned="1" table:formula="of:=COM.MICROSOFT.TEXTJOIN(&quot;, &quot;; 1; IF(ISBLANK([.I402:.AMJ402]); &quot;&quot;; [.I$2:.AMJ$2] &amp; &quot;: &quot; &amp; [.I402:.AMJ402]))">
            <text:p/>
          </table:table-cell>
          <table:table-cell table:style-name="ce11" table:formula="of:=SUMPRODUCT(NOT(ISBLANK([.I402:.AMJ402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IF([.C403]&lt;[.C402]; [.A403]; [.B402])" office:value-type="float" office:value="367" calcext:value-type="float">
            <text:p>367</text:p>
          </table:table-cell>
          <table:table-cell table:formula="of:=SUM([.I403:.AMJ403])" office:value-type="float" office:value="0" calcext:value-type="float">
            <text:p>0</text:p>
          </table:table-cell>
          <table:table-cell table:number-columns-repeated="3"/>
          <table:table-cell table:style-name="ce10" table:number-matrix-columns-spanned="1" table:number-matrix-rows-spanned="1" table:formula="of:=COM.MICROSOFT.TEXTJOIN(&quot;, &quot;; 1; IF(ISBLANK([.I403:.AMJ403]); &quot;&quot;; [.I$2:.AMJ$2] &amp; &quot;: &quot; &amp; [.I403:.AMJ403]))">
            <text:p/>
          </table:table-cell>
          <table:table-cell table:style-name="ce11" table:formula="of:=SUMPRODUCT(NOT(ISBLANK([.I403:.AMJ403])))" office:value-type="float" office:value="0" calcext:value-type="float">
            <text:p>0</text:p>
          </table:table-cell>
          <table:table-cell table:number-columns-repeated="1016"/>
        </table:table-row>
        <table:table-row table:style-name="ro3" table:number-rows-repeated="10481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B2:Numbers.H2 Numbers.DA2:Numbers.AMJ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I2:Numbers.I2">
            <calcext:condition calcext:apply-style-name="Result" calcext:value="duplicate" calcext:base-cell-address="Numbers.I2"/>
            <calcext:condition calcext:apply-style-name="Default" calcext:value="unique" calcext:base-cell-address="Numbers.I2"/>
          </calcext:conditional-format>
          <calcext:conditional-format calcext:target-range-address="Numbers.J2:Numbers.J2">
            <calcext:condition calcext:apply-style-name="Result" calcext:value="duplicate" calcext:base-cell-address="Numbers.J2"/>
            <calcext:condition calcext:apply-style-name="Default" calcext:value="unique" calcext:base-cell-address="Numbers.J2"/>
          </calcext:conditional-format>
          <calcext:conditional-format calcext:target-range-address="Numbers.K2:Numbers.K2">
            <calcext:condition calcext:apply-style-name="Result" calcext:value="duplicate" calcext:base-cell-address="Numbers.K2"/>
            <calcext:condition calcext:apply-style-name="Default" calcext:value="unique" calcext:base-cell-address="Numbers.K2"/>
          </calcext:conditional-format>
          <calcext:conditional-format calcext:target-range-address="Numbers.M2:Numbers.M2">
            <calcext:condition calcext:apply-style-name="Result" calcext:value="duplicate" calcext:base-cell-address="Numbers.M2"/>
            <calcext:condition calcext:apply-style-name="Default" calcext:value="unique" calcext:base-cell-address="Numbers.M2"/>
          </calcext:conditional-format>
          <calcext:conditional-format calcext:target-range-address="Numbers.N2:Numbers.N2">
            <calcext:condition calcext:apply-style-name="Result" calcext:value="duplicate" calcext:base-cell-address="Numbers.N2"/>
            <calcext:condition calcext:apply-style-name="Default" calcext:value="unique" calcext:base-cell-address="Numbers.N2"/>
          </calcext:conditional-format>
          <calcext:conditional-format calcext:target-range-address="Numbers.O2:Numbers.O2">
            <calcext:condition calcext:apply-style-name="Result" calcext:value="duplicate" calcext:base-cell-address="Numbers.O2"/>
            <calcext:condition calcext:apply-style-name="Default" calcext:value="unique" calcext:base-cell-address="Numbers.O2"/>
          </calcext:conditional-format>
          <calcext:conditional-format calcext:target-range-address="Numbers.R2:Numbers.R2">
            <calcext:condition calcext:apply-style-name="Result" calcext:value="duplicate" calcext:base-cell-address="Numbers.R2"/>
            <calcext:condition calcext:apply-style-name="Default" calcext:value="unique" calcext:base-cell-address="Numbers.R2"/>
          </calcext:conditional-format>
          <calcext:conditional-format calcext:target-range-address="Numbers.S2:Numbers.S2">
            <calcext:condition calcext:apply-style-name="Result" calcext:value="duplicate" calcext:base-cell-address="Numbers.S2"/>
            <calcext:condition calcext:apply-style-name="Default" calcext:value="unique" calcext:base-cell-address="Numbers.S2"/>
          </calcext:conditional-format>
          <calcext:conditional-format calcext:target-range-address="Numbers.T2:Numbers.T2">
            <calcext:condition calcext:apply-style-name="Result" calcext:value="duplicate" calcext:base-cell-address="Numbers.T2"/>
            <calcext:condition calcext:apply-style-name="Default" calcext:value="unique" calcext:base-cell-address="Numbers.T2"/>
          </calcext:conditional-format>
          <calcext:conditional-format calcext:target-range-address="Numbers.U2:Numbers.U2">
            <calcext:condition calcext:apply-style-name="Result" calcext:value="duplicate" calcext:base-cell-address="Numbers.U2"/>
            <calcext:condition calcext:apply-style-name="Default" calcext:value="unique" calcext:base-cell-address="Numbers.U2"/>
          </calcext:conditional-format>
          <calcext:conditional-format calcext:target-range-address="Numbers.V2:Numbers.V2">
            <calcext:condition calcext:apply-style-name="Result" calcext:value="duplicate" calcext:base-cell-address="Numbers.V2"/>
            <calcext:condition calcext:apply-style-name="Default" calcext:value="unique" calcext:base-cell-address="Numbers.V2"/>
          </calcext:conditional-format>
          <calcext:conditional-format calcext:target-range-address="Numbers.W2:Numbers.W2">
            <calcext:condition calcext:apply-style-name="Result" calcext:value="duplicate" calcext:base-cell-address="Numbers.W2"/>
            <calcext:condition calcext:apply-style-name="Default" calcext:value="unique" calcext:base-cell-address="Numbers.W2"/>
          </calcext:conditional-format>
          <calcext:conditional-format calcext:target-range-address="Numbers.X2:Numbers.X2">
            <calcext:condition calcext:apply-style-name="Result" calcext:value="duplicate" calcext:base-cell-address="Numbers.X2"/>
            <calcext:condition calcext:apply-style-name="Default" calcext:value="unique" calcext:base-cell-address="Numbers.X2"/>
          </calcext:conditional-format>
          <calcext:conditional-format calcext:target-range-address="Numbers.Y2:Numbers.Y2">
            <calcext:condition calcext:apply-style-name="Result" calcext:value="duplicate" calcext:base-cell-address="Numbers.Y2"/>
            <calcext:condition calcext:apply-style-name="Default" calcext:value="unique" calcext:base-cell-address="Numbers.Y2"/>
          </calcext:conditional-format>
          <calcext:conditional-format calcext:target-range-address="Numbers.Z2:Numbers.Z2">
            <calcext:condition calcext:apply-style-name="Result" calcext:value="duplicate" calcext:base-cell-address="Numbers.Z2"/>
            <calcext:condition calcext:apply-style-name="Default" calcext:value="unique" calcext:base-cell-address="Numbers.Z2"/>
          </calcext:conditional-format>
          <calcext:conditional-format calcext:target-range-address="Numbers.AA2:Numbers.AA2">
            <calcext:condition calcext:apply-style-name="Result" calcext:value="duplicate" calcext:base-cell-address="Numbers.AA2"/>
            <calcext:condition calcext:apply-style-name="Default" calcext:value="unique" calcext:base-cell-address="Numbers.AA2"/>
          </calcext:conditional-format>
          <calcext:conditional-format calcext:target-range-address="Numbers.AB2:Numbers.AB2">
            <calcext:condition calcext:apply-style-name="Result" calcext:value="duplicate" calcext:base-cell-address="Numbers.AB2"/>
            <calcext:condition calcext:apply-style-name="Default" calcext:value="unique" calcext:base-cell-address="Numbers.AB2"/>
          </calcext:conditional-format>
          <calcext:conditional-format calcext:target-range-address="Numbers.AE2:Numbers.AE2">
            <calcext:condition calcext:apply-style-name="Result" calcext:value="duplicate" calcext:base-cell-address="Numbers.AE2"/>
            <calcext:condition calcext:apply-style-name="Default" calcext:value="unique" calcext:base-cell-address="Numbers.AE2"/>
          </calcext:conditional-format>
          <calcext:conditional-format calcext:target-range-address="Numbers.AF2:Numbers.AF2">
            <calcext:condition calcext:apply-style-name="Result" calcext:value="duplicate" calcext:base-cell-address="Numbers.AF2"/>
            <calcext:condition calcext:apply-style-name="Default" calcext:value="unique" calcext:base-cell-address="Numbers.AF2"/>
          </calcext:conditional-format>
          <calcext:conditional-format calcext:target-range-address="Numbers.AH2:Numbers.AH2">
            <calcext:condition calcext:apply-style-name="Result" calcext:value="duplicate" calcext:base-cell-address="Numbers.AH2"/>
            <calcext:condition calcext:apply-style-name="Default" calcext:value="unique" calcext:base-cell-address="Numbers.AH2"/>
          </calcext:conditional-format>
          <calcext:conditional-format calcext:target-range-address="Numbers.AQ2:Numbers.AQ2">
            <calcext:condition calcext:apply-style-name="Result" calcext:value="duplicate" calcext:base-cell-address="Numbers.AQ2"/>
            <calcext:condition calcext:apply-style-name="Default" calcext:value="unique" calcext:base-cell-address="Numbers.AQ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S2:Numbers.AS2">
            <calcext:condition calcext:apply-style-name="Result" calcext:value="duplicate" calcext:base-cell-address="Numbers.AS2"/>
            <calcext:condition calcext:apply-style-name="Default" calcext:value="unique" calcext:base-cell-address="Numbers.AS2"/>
          </calcext:conditional-format>
          <calcext:conditional-format calcext:target-range-address="Numbers.AS2:Numbers.AS2">
            <calcext:condition calcext:apply-style-name="Result" calcext:value="duplicate" calcext:base-cell-address="Numbers.AS2"/>
            <calcext:condition calcext:apply-style-name="Default" calcext:value="unique" calcext:base-cell-address="Numbers.AS2"/>
          </calcext:conditional-format>
          <calcext:conditional-format calcext:target-range-address="Numbers.AU2:Numbers.AU2">
            <calcext:condition calcext:apply-style-name="Result" calcext:value="duplicate" calcext:base-cell-address="Numbers.AU2"/>
            <calcext:condition calcext:apply-style-name="Default" calcext:value="unique" calcext:base-cell-address="Numbers.AU2"/>
          </calcext:conditional-format>
          <calcext:conditional-format calcext:target-range-address="Numbers.AU2:Numbers.AU2">
            <calcext:condition calcext:apply-style-name="Result" calcext:value="duplicate" calcext:base-cell-address="Numbers.AU2"/>
            <calcext:condition calcext:apply-style-name="Default" calcext:value="unique" calcext:base-cell-address="Numbers.AU2"/>
          </calcext:conditional-format>
          <calcext:conditional-format calcext:target-range-address="Numbers.AU2:Numbers.AU2">
            <calcext:condition calcext:apply-style-name="Result" calcext:value="duplicate" calcext:base-cell-address="Numbers.AU2"/>
            <calcext:condition calcext:apply-style-name="Default" calcext:value="unique" calcext:base-cell-address="Numbers.AU2"/>
          </calcext:conditional-format>
          <calcext:conditional-format calcext:target-range-address="Numbers.AW2:Numbers.AW2">
            <calcext:condition calcext:apply-style-name="Result" calcext:value="duplicate" calcext:base-cell-address="Numbers.AW2"/>
            <calcext:condition calcext:apply-style-name="Default" calcext:value="unique" calcext:base-cell-address="Numbers.AW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L2:Numbers.BL2">
            <calcext:condition calcext:apply-style-name="Result" calcext:value="duplicate" calcext:base-cell-address="Numbers.BL2"/>
            <calcext:condition calcext:apply-style-name="Default" calcext:value="unique" calcext:base-cell-address="Numbers.BL2"/>
          </calcext:conditional-format>
          <calcext:conditional-format calcext:target-range-address="Numbers.BL2:Numbers.BL2">
            <calcext:condition calcext:apply-style-name="Result" calcext:value="duplicate" calcext:base-cell-address="Numbers.BL2"/>
            <calcext:condition calcext:apply-style-name="Default" calcext:value="unique" calcext:base-cell-address="Numbers.BL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X2:Numbers.BX2">
            <calcext:condition calcext:apply-style-name="Result" calcext:value="duplicate" calcext:base-cell-address="Numbers.BX2"/>
            <calcext:condition calcext:apply-style-name="Default" calcext:value="unique" calcext:base-cell-address="Numbers.BX2"/>
          </calcext:conditional-format>
          <calcext:conditional-format calcext:target-range-address="Numbers.BZ2:Numbers.BZ2">
            <calcext:condition calcext:apply-style-name="Result" calcext:value="duplicate" calcext:base-cell-address="Numbers.BZ2"/>
            <calcext:condition calcext:apply-style-name="Default" calcext:value="unique" calcext:base-cell-address="Numbers.BZ2"/>
          </calcext:conditional-format>
          <calcext:conditional-format calcext:target-range-address="Numbers.BZ2:Numbers.BZ2">
            <calcext:condition calcext:apply-style-name="Result" calcext:value="duplicate" calcext:base-cell-address="Numbers.BZ2"/>
            <calcext:condition calcext:apply-style-name="Default" calcext:value="unique" calcext:base-cell-address="Numbers.BZ2"/>
          </calcext:conditional-format>
          <calcext:conditional-format calcext:target-range-address="Numbers.CH2:Numbers.CI2 Numbers.CA2:Numbers.CB2 Numbers.CE2:Numbers.CF2">
            <calcext:condition calcext:apply-style-name="Result" calcext:value="duplicate" calcext:base-cell-address="Numbers.CA2"/>
            <calcext:condition calcext:apply-style-name="Default" calcext:value="unique" calcext:base-cell-address="Numbers.CA2"/>
          </calcext:conditional-format>
          <calcext:conditional-format calcext:target-range-address="Numbers.CE2:Numbers.CE2">
            <calcext:condition calcext:apply-style-name="Result" calcext:value="duplicate" calcext:base-cell-address="Numbers.CE2"/>
            <calcext:condition calcext:apply-style-name="Default" calcext:value="unique" calcext:base-cell-address="Numbers.CE2"/>
          </calcext:conditional-format>
          <calcext:conditional-format calcext:target-range-address="Numbers.CF2:Numbers.CF2">
            <calcext:condition calcext:apply-style-name="Result" calcext:value="duplicate" calcext:base-cell-address="Numbers.CF2"/>
            <calcext:condition calcext:apply-style-name="Default" calcext:value="unique" calcext:base-cell-address="Numbers.CF2"/>
          </calcext:conditional-format>
          <calcext:conditional-format calcext:target-range-address="Numbers.CH2:Numbers.CI2">
            <calcext:condition calcext:apply-style-name="Result" calcext:value="duplicate" calcext:base-cell-address="Numbers.CH2"/>
            <calcext:condition calcext:apply-style-name="Default" calcext:value="unique" calcext:base-cell-address="Numbers.CH2"/>
          </calcext:conditional-format>
          <calcext:conditional-format calcext:target-range-address="Numbers.CB2:Numbers.CB2">
            <calcext:condition calcext:apply-style-name="Result" calcext:value="duplicate" calcext:base-cell-address="Numbers.CB2"/>
            <calcext:condition calcext:apply-style-name="Default" calcext:value="unique" calcext:base-cell-address="Numbers.CB2"/>
          </calcext:conditional-format>
          <calcext:conditional-format calcext:target-range-address="Numbers.CG2:Numbers.CG2">
            <calcext:condition calcext:apply-style-name="Result" calcext:value="duplicate" calcext:base-cell-address="Numbers.CG2"/>
            <calcext:condition calcext:apply-style-name="Default" calcext:value="unique" calcext:base-cell-address="Numbers.CG2"/>
          </calcext:conditional-format>
          <calcext:conditional-format calcext:target-range-address="Numbers.CD2:Numbers.CD2">
            <calcext:condition calcext:apply-style-name="Result" calcext:value="duplicate" calcext:base-cell-address="Numbers.CD2"/>
            <calcext:condition calcext:apply-style-name="Default" calcext:value="unique" calcext:base-cell-address="Numbers.CD2"/>
          </calcext:conditional-format>
          <calcext:conditional-format calcext:target-range-address="Numbers.CC2:Numbers.CC2">
            <calcext:condition calcext:apply-style-name="Result" calcext:value="duplicate" calcext:base-cell-address="Numbers.CC2"/>
            <calcext:condition calcext:apply-style-name="Default" calcext:value="unique" calcext:base-cell-address="Numbers.CC2"/>
          </calcext:conditional-format>
          <calcext:conditional-format calcext:target-range-address="Numbers.AJ2:Numbers.AJ2">
            <calcext:condition calcext:apply-style-name="Result" calcext:value="duplicate" calcext:base-cell-address="Numbers.AJ2"/>
            <calcext:condition calcext:apply-style-name="Default" calcext:value="unique" calcext:base-cell-address="Numbers.AJ2"/>
          </calcext:conditional-format>
          <calcext:conditional-format calcext:target-range-address="Numbers.AJ2:Numbers.AJ2">
            <calcext:condition calcext:apply-style-name="Result" calcext:value="duplicate" calcext:base-cell-address="Numbers.AJ2"/>
            <calcext:condition calcext:apply-style-name="Default" calcext:value="unique" calcext:base-cell-address="Numbers.AJ2"/>
          </calcext:conditional-format>
          <calcext:conditional-format calcext:target-range-address="Numbers.AL2:Numbers.AL2">
            <calcext:condition calcext:apply-style-name="Result" calcext:value="duplicate" calcext:base-cell-address="Numbers.AL2"/>
            <calcext:condition calcext:apply-style-name="Default" calcext:value="unique" calcext:base-cell-address="Numbers.AL2"/>
          </calcext:conditional-format>
          <calcext:conditional-format calcext:target-range-address="Numbers.AL2:Numbers.AL2">
            <calcext:condition calcext:apply-style-name="Result" calcext:value="duplicate" calcext:base-cell-address="Numbers.AL2"/>
            <calcext:condition calcext:apply-style-name="Default" calcext:value="unique" calcext:base-cell-address="Numbers.AL2"/>
          </calcext:conditional-format>
          <calcext:conditional-format calcext:target-range-address="Numbers.AN2:Numbers.AN2">
            <calcext:condition calcext:apply-style-name="Result" calcext:value="duplicate" calcext:base-cell-address="Numbers.AN2"/>
            <calcext:condition calcext:apply-style-name="Default" calcext:value="unique" calcext:base-cell-address="Numbers.AN2"/>
          </calcext:conditional-format>
          <calcext:conditional-format calcext:target-range-address="Numbers.AY2:Numbers.AY2">
            <calcext:condition calcext:apply-style-name="Result" calcext:value="duplicate" calcext:base-cell-address="Numbers.AY2"/>
            <calcext:condition calcext:apply-style-name="Default" calcext:value="unique" calcext:base-cell-address="Numbers.AY2"/>
          </calcext:conditional-format>
          <calcext:conditional-format calcext:target-range-address="Numbers.AY2:Numbers.AY2">
            <calcext:condition calcext:apply-style-name="Result" calcext:value="duplicate" calcext:base-cell-address="Numbers.AY2"/>
            <calcext:condition calcext:apply-style-name="Default" calcext:value="unique" calcext:base-cell-address="Numbers.AY2"/>
          </calcext:conditional-format>
          <calcext:conditional-format calcext:target-range-address="Numbers.AZ2:Numbers.AZ2">
            <calcext:condition calcext:apply-style-name="Result" calcext:value="duplicate" calcext:base-cell-address="Numbers.AZ2"/>
            <calcext:condition calcext:apply-style-name="Default" calcext:value="unique" calcext:base-cell-address="Numbers.AZ2"/>
          </calcext:conditional-format>
          <calcext:conditional-format calcext:target-range-address="Numbers.D1:Numbers.D1048576">
            <calcext:condition calcext:apply-style-name="Result2" calcext:value="duplicate" calcext:base-cell-address="Numbers.D1"/>
          </calcext:conditional-format>
        </calcext:conditional-formats>
      </table:table>
      <table:table table:name="List" table:style-name="ta1"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4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[sup]&quot; &amp; [Numbers.G4] &amp; &quot;[/sup]]&quot;; &quot;&quot;)" office:value-type="string" office:string-value="[b]1. [url=https://www.doomworld.com/idgames/levels/doom2/Ports/megawads/scythe2]Scythe 2[/url][/b] [[b]331[/b]: [sup]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, Pierrot: 8, DoomDork: 10, Deflektor: 6, Marn: 5, JuanchoES: 8, E.M.: 5, Horus: 7, Demion: 1[/sup]]" calcext:value-type="string">
            <text:p>[b]1. [url=https://www.doomworld.com/idgames/levels/doom2/Ports/megawads/scythe2]Scythe 2[/url][/b] [[b]331[/b]: [sup]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, Pierrot: 8, DoomDork: 10, Deflektor: 6, Marn: 5, JuanchoES: 8, E.M.: 5, Horus: 7, Demion: 1[/sup]]</text:p>
          </table:table-cell>
          <table:table-cell table:number-columns-repeated="3"/>
          <table:table-cell table:style-name="ce63"/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[sup]&quot; &amp; [Numbers.G5] &amp; &quot;[/sup]]&quot;; &quot;&quot;)" office:value-type="string" office:string-value="[b]2. [url=https://www.doomworld.com/idgames/levels/doom2/Ports/megawads/aaliens]Ancient Aliens[/url][/b] [[b]325[/b]: [sup]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, Deadwing: 2, Hansen79: 5, smeghammer: 3, DoomDork: 9, &lt;&lt;Rewind: 10, Deflektor: 5, DooM Bear: 8, JuanchoES: 5, Horus: 10, Snikle: 2, Demion: 10[/sup]]" calcext:value-type="string">
            <text:p>[b]2. [url=https://www.doomworld.com/idgames/levels/doom2/Ports/megawads/aaliens]Ancient Aliens[/url][/b] [[b]325[/b]: [sup]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, Deadwing: 2, Hansen79: 5, smeghammer: 3, DoomDork: 9, &lt;&lt;Rewind: 10, Deflektor: 5, DooM Bear: 8, JuanchoES: 5, Horus: 10, Snikle: 2, Demion: 10[/sup]]</text:p>
          </table:table-cell>
          <table:table-cell table:number-columns-repeated="4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[sup]&quot; &amp; [Numbers.G6] &amp; &quot;[/sup]]&quot;; &quot;&quot;)" office:value-type="string" office:string-value="[b]3. [url=https://www.doomworld.com/idgames/levels/doom2/megawads/av]Alien Vendetta[/url][/b] [[b]312[/b]: [sup]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[/sup]]" calcext:value-type="string">
            <text:p>[b]3. [url=https://www.doomworld.com/idgames/levels/doom2/megawads/av]Alien Vendetta[/url][/b] [[b]312[/b]: [sup]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[/sup]]</text:p>
          </table:table-cell>
          <table:table-cell table:number-columns-repeated="4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[sup]&quot; &amp; [Numbers.G7] &amp; &quot;[/sup]]&quot;; &quot;&quot;)" office:value-type="string" office:string-value="[b]4. [url=https://www.doomworld.com/idgames/levels/doom2/Ports/megawads/valiant]Valiant[/url][/b] [[b]309[/b]: [sup]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, Hansen79: 5, DoomDork: 6, Deflektor: 6, Marn: 5, DooM Bear: 6, ASaltShaker: 3, Warrex: 7, waciej: 3, JuanchoES: 4, Horus: 10, Snikle: 7, Demion: 4[/sup]]" calcext:value-type="string">
            <text:p>[b]4. [url=https://www.doomworld.com/idgames/levels/doom2/Ports/megawads/valiant]Valiant[/url][/b] [[b]309[/b]: [sup]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, Hansen79: 5, DoomDork: 6, Deflektor: 6, Marn: 5, DooM Bear: 6, ASaltShaker: 3, Warrex: 7, waciej: 3, JuanchoES: 4, Horus: 10, Snikle: 7, Demion: 4[/sup]]</text:p>
          </table:table-cell>
          <table:table-cell table:number-columns-repeated="4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[sup]&quot; &amp; [Numbers.G8] &amp; &quot;[/sup]]&quot;; &quot;&quot;)" office:value-type="string" office:string-value="[b]5. [url=https://www.doomworld.com/idgames/levels/doom2/megawads/scythe]Scythe[/url][/b] [[b]307[/b]: [sup]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[/sup]]" calcext:value-type="string">
            <text:p>[b]5. [url=https://www.doomworld.com/idgames/levels/doom2/megawads/scythe]Scythe[/url][/b] [[b]307[/b]: [sup]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[/sup]]</text:p>
          </table:table-cell>
          <table:table-cell table:number-columns-repeated="4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[sup]&quot; &amp; [Numbers.G9] &amp; &quot;[/sup]]&quot;; &quot;&quot;)" office:value-type="string" office:string-value="[b]6. [url=https://www.doomworld.com/idgames/levels/doom2/megawads/btsx_e1]Back to Saturn X E1: Get Out of My Stations[/url][/b] [[b]246[/b]: [sup]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[/sup]]" calcext:value-type="string">
            <text:p>[b]6. [url=https://www.doomworld.com/idgames/levels/doom2/megawads/btsx_e1]Back to Saturn X E1: Get Out of My Stations[/url][/b] [[b]246[/b]: [sup]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[/sup]]</text:p>
          </table:table-cell>
          <table:table-cell table:number-columns-repeated="4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[sup]&quot; &amp; [Numbers.G10] &amp; &quot;[/sup]]&quot;; &quot;&quot;)" office:value-type="string" office:string-value="[b]7. [url=https://www.doomworld.com/idgames/levels/doom2/Ports/megawads/sunlust]Sunlust[/url][/b] [[b]241[/b]: [sup]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, Hansen79: 5, &lt;&lt;Rewind: 6, Warrex: 5, waciej: 1, JuanchoES: 7, Snikle: 10, Demion: 7[/sup]]" calcext:value-type="string">
            <text:p>[b]7. [url=https://www.doomworld.com/idgames/levels/doom2/Ports/megawads/sunlust]Sunlust[/url][/b] [[b]241[/b]: [sup]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, Hansen79: 5, &lt;&lt;Rewind: 6, Warrex: 5, waciej: 1, JuanchoES: 7, Snikle: 10, Demion: 7[/sup]]</text:p>
          </table:table-cell>
          <table:table-cell table:number-columns-repeated="4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[sup]&quot; &amp; [Numbers.G11] &amp; &quot;[/sup]]&quot;; &quot;&quot;)" office:value-type="string" office:string-value="[b]8. [url=https://www.doomworld.com/idgames/levels/doom2/megawads/pl2]Plutonia 2[/url][/b] [[b]169[/b]: [sup]Archvile Hunter: 5, Mr. Freeze: 6, Spectre01: 5, Spectra: 2, Malrionn: 2, Ed: 5, antares031: 6, Forli: 5, justsomemusicguy: 5, darkreaver: 7, Talvi: 3, Paul977: 10, bLOCKbOYgAMES: 5, Greyenko: 5, valkiriforce: 2, soner du: 5, SGS Man: 2, Grain of Salt: 6, tmorrow: 2, Odal: 9, Archie550: 8, Ziad EL Zein: 5, CinnamonKilljoy: 1, termrork: 5, Red-XIII: 10, joepallai: 1, DJVCardMaster: 9, Scorpius: 10, SilverMiner: 8, Deadwing: 1, Pierrot: 7, Deflektor: 2, Warrex: 2, JuanchoES: 3[/sup]]" calcext:value-type="string">
            <text:p>[b]8. [url=https://www.doomworld.com/idgames/levels/doom2/megawads/pl2]Plutonia 2[/url][/b] [[b]169[/b]: [sup]Archvile Hunter: 5, Mr. Freeze: 6, Spectre01: 5, Spectra: 2, Malrionn: 2, Ed: 5, antares031: 6, Forli: 5, justsomemusicguy: 5, darkreaver: 7, Talvi: 3, Paul977: 10, bLOCKbOYgAMES: 5, Greyenko: 5, valkiriforce: 2, soner du: 5, SGS Man: 2, Grain of Salt: 6, tmorrow: 2, Odal: 9, Archie550: 8, Ziad EL Zein: 5, CinnamonKilljoy: 1, termrork: 5, Red-XIII: 10, joepallai: 1, DJVCardMaster: 9, Scorpius: 10, SilverMiner: 8, Deadwing: 1, Pierrot: 7, Deflektor: 2, Warrex: 2, JuanchoES: 3[/sup]]</text:p>
          </table:table-cell>
          <table:table-cell table:number-columns-repeated="4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[sup]&quot; &amp; [Numbers.G12] &amp; &quot;[/sup]]&quot;; &quot;&quot;)" office:value-type="string" office:string-value="[b]9. [url=https://www.doomworld.com/forum/topic/103425-final-release-eviternity/]Eviternity[/url][/b] [[b]160[/b]: [sup]JudgeDeadd: 4, Woolie Wool: 9, ReaperAA: 10, pcorf: 6, Gaia74: 7, Polri: 5, Tartlman: 8, Worm318: 8, Makedounia: 7, I_Punch_Demons: 8, Deadwing: 8, Hansen79: 5, Endless: 8, &lt;&lt;Rewind: 6, Deflektor: 5, DooM Bear: 10, ASaltShaker: 5, JuanchoES: 9, E.M.: 5, Horus: 10, Snikle: 9, Demion: 8[/sup]]" calcext:value-type="string">
            <text:p>[b]9. [url=https://www.doomworld.com/forum/topic/103425-final-release-eviternity/]Eviternity[/url][/b] [[b]160[/b]: [sup]JudgeDeadd: 4, Woolie Wool: 9, ReaperAA: 10, pcorf: 6, Gaia74: 7, Polri: 5, Tartlman: 8, Worm318: 8, Makedounia: 7, I_Punch_Demons: 8, Deadwing: 8, Hansen79: 5, Endless: 8, &lt;&lt;Rewind: 6, Deflektor: 5, DooM Bear: 10, ASaltShaker: 5, JuanchoES: 9, E.M.: 5, Horus: 10, Snikle: 9, Demion: 8[/sup]]</text:p>
          </table:table-cell>
          <table:table-cell table:number-columns-repeated="4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[sup]&quot; &amp; [Numbers.G13] &amp; &quot;[/sup]]&quot;; &quot;&quot;)" office:value-type="string" office:string-value="[b]10. [url=https://www.doomworld.com/idgames/levels/doom2/Ports/megawads/gd]Going Down[/url][/b] [[b]138[/b]: [sup]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Hansen79: 5, DoomDork: 5, Snikle: 8, Demion: 6[/sup]]" calcext:value-type="string">
            <text:p>[b]10. [url=https://www.doomworld.com/idgames/levels/doom2/Ports/megawads/gd]Going Down[/url][/b] [[b]138[/b]: [sup]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Hansen79: 5, DoomDork: 5, Snikle: 8, Demion: 6[/sup]]</text:p>
          </table:table-cell>
          <table:table-cell table:number-columns-repeated="4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[sup]&quot; &amp; [Numbers.G14] &amp; &quot;[/sup]]&quot;; &quot;&quot;)" office:value-type="string" office:string-value="[b]11. [url=https://www.doomworld.com/idgames/themes/hr/hr]Hell Revealed[/url][/b] [[b]128[/b]: [sup]Cynical: 9, Mr. Freeze: 10, antares031: 1, Grazza: 10, roadworx: 7, WH-Wilou84: 4, fveitsi: 5, T-Rex: 9, bonnie: 1, Altima: 10, NaZa: 8, Squadallah: 3, tmorrow: 4, Budoka: 2, TheMightyHeracross: 3, maxmanium: 4, Red-XIII: 5, Nazgul9: 2, Scorpius: 3, DooM Bear: 4, ASaltShaker: 10, waciej: 7, E.M.: 5, Horus: 2[/sup]]" calcext:value-type="string">
            <text:p>[b]11. [url=https://www.doomworld.com/idgames/themes/hr/hr]Hell Revealed[/url][/b] [[b]128[/b]: [sup]Cynical: 9, Mr. Freeze: 10, antares031: 1, Grazza: 10, roadworx: 7, WH-Wilou84: 4, fveitsi: 5, T-Rex: 9, bonnie: 1, Altima: 10, NaZa: 8, Squadallah: 3, tmorrow: 4, Budoka: 2, TheMightyHeracross: 3, maxmanium: 4, Red-XIII: 5, Nazgul9: 2, Scorpius: 3, DooM Bear: 4, ASaltShaker: 10, waciej: 7, E.M.: 5, Horus: 2[/sup]]</text:p>
          </table:table-cell>
          <table:table-cell table:number-columns-repeated="4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[sup]&quot; &amp; [Numbers.G15] &amp; &quot;[/sup]]&quot;; &quot;&quot;)" office:value-type="string" office:string-value="[b]12. [url=https://www.doomworld.com/forum/topic/46002-sunder-updated-with-new-maps-huzzah/]Sunder[/url][/b] [[b]114[/b]: [sup]Nine Inch Heels: 9, HyperLuke: 3, Ed: 5, Forli: 2, WH-Wilou84: 3, Nate River: 6, Talvi: 4, Outrageous Videos: 10, GarrettChan: 8, Soundblock: 10, Lazorinc: 4, SGS Man: 1, bemused: 10, Nirvana: 8, Archie550: 10, Gaia74: 6, Nazgul9: 9, &lt;&lt;Rewind: 6[/sup]]" calcext:value-type="string">
            <text:p>[b]12. [url=https://www.doomworld.com/forum/topic/46002-sunder-updated-with-new-maps-huzzah/]Sunder[/url][/b] [[b]114[/b]: [sup]Nine Inch Heels: 9, HyperLuke: 3, Ed: 5, Forli: 2, WH-Wilou84: 3, Nate River: 6, Talvi: 4, Outrageous Videos: 10, GarrettChan: 8, Soundblock: 10, Lazorinc: 4, SGS Man: 1, bemused: 10, Nirvana: 8, Archie550: 10, Gaia74: 6, Nazgul9: 9, &lt;&lt;Rewind: 6[/sup]]</text:p>
          </table:table-cell>
          <table:table-cell table:number-columns-repeated="4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[sup]&quot; &amp; [Numbers.G16] &amp; &quot;[/sup]]&quot;; &quot;&quot;)" office:value-type="string" office:string-value="[b]13. [url=https://www.doomworld.com/idgames/themes/mm/mm_allup]Memento Mori[/url][/b] [[b]111[/b]: [sup]42PercentHealth: 4, Doomkid: 10, Chamelenoel: 9, Vorpal: 5, roadworx: 10, justsomemusicguy: 1, T-Rex: 2, StoneMason: 5, Soundblock: 4, valkiriforce: 10, Altima: 1, NaZa: 10, Poncho: 4, tmorrow: 2, Odal: 8, Red-XIII: 5, joepallai: 2, DJVCardMaster: 8, Scorpius: 5, Endless: 1, E.M.: 5[/sup]]" calcext:value-type="string">
            <text:p>[b]13. [url=https://www.doomworld.com/idgames/themes/mm/mm_allup]Memento Mori[/url][/b] [[b]111[/b]: [sup]42PercentHealth: 4, Doomkid: 10, Chamelenoel: 9, Vorpal: 5, roadworx: 10, justsomemusicguy: 1, T-Rex: 2, StoneMason: 5, Soundblock: 4, valkiriforce: 10, Altima: 1, NaZa: 10, Poncho: 4, tmorrow: 2, Odal: 8, Red-XIII: 5, joepallai: 2, DJVCardMaster: 8, Scorpius: 5, Endless: 1, E.M.: 5[/sup]]</text:p>
          </table:table-cell>
          <table:table-cell table:number-columns-repeated="4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[sup]&quot; &amp; [Numbers.G17] &amp; &quot;[/sup]]&quot;; &quot;&quot;)" office:value-type="string" office:string-value="[b]14. [url=https://www.doomworld.com/idgames/themes/hr/hr2final]Hell Revealed II[/url][/b] [[b]106[/b]: [sup]42PercentHealth: 7, Mr. Freeze: 1, NuMetalManiak: 1, WH-Wilou84: 5, fveitsi: 5, justsomemusicguy: 2, darkreaver: 6, Roofi: 3, Outrageous Videos: 7, bLOCKbOYgAMES: 7, Greyenko: 6, Philnemba: 4, Altima: 3, Lazorinc: 2, Squadallah: 2, tchkb: 7, maxmanium: 6, Nazgul9: 8, DOEL: 8, DooM Bear: 5, waciej: 9, JuanchoES: 2[/sup]]" calcext:value-type="string">
            <text:p>[b]14. [url=https://www.doomworld.com/idgames/themes/hr/hr2final]Hell Revealed II[/url][/b] [[b]106[/b]: [sup]42PercentHealth: 7, Mr. Freeze: 1, NuMetalManiak: 1, WH-Wilou84: 5, fveitsi: 5, justsomemusicguy: 2, darkreaver: 6, Roofi: 3, Outrageous Videos: 7, bLOCKbOYgAMES: 7, Greyenko: 6, Philnemba: 4, Altima: 3, Lazorinc: 2, Squadallah: 2, tchkb: 7, maxmanium: 6, Nazgul9: 8, DOEL: 8, DooM Bear: 5, waciej: 9, JuanchoES: 2[/sup]]</text:p>
          </table:table-cell>
          <table:table-cell table:number-columns-repeated="4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[sup]&quot; &amp; [Numbers.G18] &amp; &quot;[/sup]]&quot;; &quot;&quot;)" office:value-type="string" office:string-value="[b]15. [url=https://www.doomworld.com/idgames/levels/doom2/Ports/megawads/resurge]Resurgence[/url][/b] [[b]88[/b]: [sup]42PercentHealth: 9, Not Jabba: 6, Cynical: 4, Archvile Hunter: 5, Spectre01: 1, fveitsi: 5, JudgeDeadd: 2, darkreaver: 2, Talvi: 2, StoneMason: 5, GarrettChan: 3, Bryan T: 4, NoisyVelvet: 10, tmorrow: 2, Budoka: 8, Nazgul9: 8, SilverMiner: 5, DoomDork: 7[/sup]]" calcext:value-type="string">
            <text:p>[b]15. [url=https://www.doomworld.com/idgames/levels/doom2/Ports/megawads/resurge]Resurgence[/url][/b] [[b]88[/b]: [sup]42PercentHealth: 9, Not Jabba: 6, Cynical: 4, Archvile Hunter: 5, Spectre01: 1, fveitsi: 5, JudgeDeadd: 2, darkreaver: 2, Talvi: 2, StoneMason: 5, GarrettChan: 3, Bryan T: 4, NoisyVelvet: 10, tmorrow: 2, Budoka: 8, Nazgul9: 8, SilverMiner: 5, DoomDork: 7[/sup]]</text:p>
          </table:table-cell>
          <table:table-cell table:number-columns-repeated="4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[sup]&quot; &amp; [Numbers.G19] &amp; &quot;[/sup]]&quot;; &quot;&quot;)" office:value-type="string" office:string-value="[b]16. [url=https://www.doomworld.com/idgames/levels/doom2/Ports/megawads/sodfinal]Speed of Doom[/url][/b] [[b]87[/b]: [sup]Not Jabba: 2, Archvile Hunter: 5, WH-Wilou84: 5, darkreaver: 8, Outrageous Videos: 6, StoneMason: 5, Grain of Salt: 4, bemused: 5, Squadallah: 6, tmorrow: 3, Budoka: 6, Ziad EL Zein: 5, Polri: 4, Nazgul9: 8, Makedounia: 1, DOEL: 5, Pierrot: 9[/sup]]" calcext:value-type="string">
            <text:p>[b]16. [url=https://www.doomworld.com/idgames/levels/doom2/Ports/megawads/sodfinal]Speed of Doom[/url][/b] [[b]87[/b]: [sup]Not Jabba: 2, Archvile Hunter: 5, WH-Wilou84: 5, darkreaver: 8, Outrageous Videos: 6, StoneMason: 5, Grain of Salt: 4, bemused: 5, Squadallah: 6, tmorrow: 3, Budoka: 6, Ziad EL Zein: 5, Polri: 4, Nazgul9: 8, Makedounia: 1, DOEL: 5, Pierrot: 9[/sup]]</text:p>
          </table:table-cell>
          <table:table-cell table:number-columns-repeated="4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[sup]&quot; &amp; [Numbers.G20] &amp; &quot;[/sup]]&quot;; &quot;&quot;)" office:value-type="string" office:string-value="[b]17. [url=https://www.doomworld.com/idgames/levels/doom2/megawads/ksutra]Kama Sutra[/url][/b] [[b]83[/b]: [sup]Grazza: 7, fveitsi: 5, T-Rex: 5, Roofi: 4, StoneMason: 5, Philnemba: 7, Grain of Salt: 6, tmorrow: 3, purist: 5, Scorpius: 7, eharper256: 4, SilverMiner: 2, Pierrot: 10, smeghammer: 5, P41R47: 8[/sup]]" calcext:value-type="string">
            <text:p>[b]17. [url=https://www.doomworld.com/idgames/levels/doom2/megawads/ksutra]Kama Sutra[/url][/b] [[b]83[/b]: [sup]Grazza: 7, fveitsi: 5, T-Rex: 5, Roofi: 4, StoneMason: 5, Philnemba: 7, Grain of Salt: 6, tmorrow: 3, purist: 5, Scorpius: 7, eharper256: 4, SilverMiner: 2, Pierrot: 10, smeghammer: 5, P41R47: 8[/sup]]</text:p>
          </table:table-cell>
          <table:table-cell table:number-columns-repeated="4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[sup]&quot; &amp; [Numbers.G21] &amp; &quot;[/sup]]&quot;; &quot;&quot;)" office:value-type="string" office:string-value="[b]18. [url=https://www.doomworld.com/forum/topic/69960-back-to-saturn-x-episode-2-public-beta-2-critical-map15-fixes-included/]Back to Saturn X E2: Tower in the Fountain of Sparks[/url][/b] [[b]78[/b]: [sup]Malrionn: 6, JudgeDeadd: 3, Talvi: 4, StoneMason: 10, Woolie Wool: 10, dylux: 10, m8f: 10, Polri: 5, Ivory Duke: 2, rdwpa: 4, Hansen79: 5, &lt;&lt;Rewind: 4, Marn: 5[/sup]]" calcext:value-type="string">
            <text:p>[b]18. [url=https://www.doomworld.com/forum/topic/69960-back-to-saturn-x-episode-2-public-beta-2-critical-map15-fixes-included/]Back to Saturn X E2: Tower in the Fountain of Sparks[/url][/b] [[b]78[/b]: [sup]Malrionn: 6, JudgeDeadd: 3, Talvi: 4, StoneMason: 10, Woolie Wool: 10, dylux: 10, m8f: 10, Polri: 5, Ivory Duke: 2, rdwpa: 4, Hansen79: 5, &lt;&lt;Rewind: 4, Marn: 5[/sup]]</text:p>
          </table:table-cell>
          <table:table-cell table:number-columns-repeated="4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[sup]&quot; &amp; [Numbers.G22] &amp; &quot;[/sup]]&quot;; &quot;&quot;)" office:value-type="string" office:string-value="[b]18. [url=https://www.doomworld.com/idgames/themes/mm/mm2]Memento Mori 2[/url][/b] [[b]78[/b]: [sup]ella guro: 3, Dime: 2, justsomemusicguy: 4, T-Rex: 2, bLOCKbOYgAMES: 6, valkiriforce: 10, Altima: 1, Squadallah: 5, Budoka: 3, pcorf: 5, Octillion: 1, STILES: 10, Polri: 1, joepallai: 2, DJVCardMaster: 4, Scorpius: 9, SilverMiner: 10[/sup]]" calcext:value-type="string">
            <text:p>[b]18. [url=https://www.doomworld.com/idgames/themes/mm/mm2]Memento Mori 2[/url][/b] [[b]78[/b]: [sup]ella guro: 3, Dime: 2, justsomemusicguy: 4, T-Rex: 2, bLOCKbOYgAMES: 6, valkiriforce: 10, Altima: 1, Squadallah: 5, Budoka: 3, pcorf: 5, Octillion: 1, STILES: 10, Polri: 1, joepallai: 2, DJVCardMaster: 4, Scorpius: 9, SilverMiner: 10[/sup]]</text:p>
          </table:table-cell>
          <table:table-cell table:number-columns-repeated="4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[sup]&quot; &amp; [Numbers.G23] &amp; &quot;[/sup]]&quot;; &quot;&quot;)" office:value-type="string" office:string-value="[b]20. [url=https://www.doomworld.com/idgames/levels/doom2/Ports/d-f/dvii-1i]Deus Vult II[/url][/b] [[b]74[/b]: [sup]Cynical: 10, NuMetalManiak: 10, justsomemusicguy: 7, JudgeDeadd: 2, Talvi: 4, Greyenko: 8, Philnemba: 9, bemused: 1, NoisyVelvet: 3, Archie550: 7, Polri: 3, &lt;&lt;Rewind: 5, Marn: 5[/sup]]" calcext:value-type="string">
            <text:p>[b]20. [url=https://www.doomworld.com/idgames/levels/doom2/Ports/d-f/dvii-1i]Deus Vult II[/url][/b] [[b]74[/b]: [sup]Cynical: 10, NuMetalManiak: 10, justsomemusicguy: 7, JudgeDeadd: 2, Talvi: 4, Greyenko: 8, Philnemba: 9, bemused: 1, NoisyVelvet: 3, Archie550: 7, Polri: 3, &lt;&lt;Rewind: 5, Marn: 5[/sup]]</text:p>
          </table:table-cell>
          <table:table-cell table:number-columns-repeated="4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[sup]&quot; &amp; [Numbers.G24] &amp; &quot;[/sup]]&quot;; &quot;&quot;)" office:value-type="string" office:string-value="[b]20. [url=https://www.doomworld.com/idgames/levels/doom2/Ports/megawads/hellbnd]Hellbound[/url][/b] [[b]74[/b]: [sup]Not Jabba: 2, Spectre01: 8, Malrionn: 7, bLOCKbOYgAMES: 9, HUNdebLeonidasX: 7, Bryan T: 9, Odal: 6, Archie550: 2, Octillion: 10, Polri: 1, OniriA: 8, E.M.: 5[/sup]]" calcext:value-type="string">
            <text:p>[b]20. [url=https://www.doomworld.com/idgames/levels/doom2/Ports/megawads/hellbnd]Hellbound[/url][/b] [[b]74[/b]: [sup]Not Jabba: 2, Spectre01: 8, Malrionn: 7, bLOCKbOYgAMES: 9, HUNdebLeonidasX: 7, Bryan T: 9, Odal: 6, Archie550: 2, Octillion: 10, Polri: 1, OniriA: 8, E.M.: 5[/sup]]</text:p>
          </table:table-cell>
          <table:table-cell table:number-columns-repeated="4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[sup]&quot; &amp; [Numbers.G25] &amp; &quot;[/sup]]&quot;; &quot;&quot;)" office:value-type="string" office:string-value="[b]22. [url=https://www.doomworld.com/idgames/levels/doom2/megawads/requiem]Requiem[/url][/b] [[b]66[/b]: [sup]ella guro: 1, roadworx: 2, WH-Wilou84: 4, justsomemusicguy: 8, T-Rex: 9, valkiriforce: 6, NaZa: 6, tmorrow: 2, pcorf: 5, DJVCardMaster: 3, Scorpius: 6, I_Punch_Demons: 7, ASaltShaker: 7[/sup]]" calcext:value-type="string">
            <text:p>[b]22. [url=https://www.doomworld.com/idgames/levels/doom2/megawads/requiem]Requiem[/url][/b] [[b]66[/b]: [sup]ella guro: 1, roadworx: 2, WH-Wilou84: 4, justsomemusicguy: 8, T-Rex: 9, valkiriforce: 6, NaZa: 6, tmorrow: 2, pcorf: 5, DJVCardMaster: 3, Scorpius: 6, I_Punch_Demons: 7, ASaltShaker: 7[/sup]]</text:p>
          </table:table-cell>
          <table:table-cell table:number-columns-repeated="4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[sup]&quot; &amp; [Numbers.G26] &amp; &quot;[/sup]]&quot;; &quot;&quot;)" office:value-type="string" office:string-value="[b]23. [url=https://www.doomworld.com/idgames/levels/doom2/megawads/d2twid]Doom II the Way id Did[/url][/b] [[b]61[/b]: [sup]Dime: 8, NoisyVelvet: 5, ReaperAA: 2, pcorf: 5, purist: 10, Polri: 3, CinnamonKilljoy: 8, Makedounia: 5, Endless: 3, Marn: 5, Warrex: 2, E.M.: 5[/sup]]" calcext:value-type="string">
            <text:p>[b]23. [url=https://www.doomworld.com/idgames/levels/doom2/megawads/d2twid]Doom II the Way id Did[/url][/b] [[b]61[/b]: [sup]Dime: 8, NoisyVelvet: 5, ReaperAA: 2, pcorf: 5, purist: 10, Polri: 3, CinnamonKilljoy: 8, Makedounia: 5, Endless: 3, Marn: 5, Warrex: 2, E.M.: 5[/sup]]</text:p>
          </table:table-cell>
          <table:table-cell table:number-columns-repeated="4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[sup]&quot; &amp; [Numbers.G27] &amp; &quot;[/sup]]&quot;; &quot;&quot;)" office:value-type="string" office:string-value="[b]24. [url=https://www.doomworld.com/idgames/levels/doom/megawads/dtwid]Doom the Way id Did[/url][/b] [[b]59[/b]: [sup]Mr. Freeze: 4, Malrionn: 2, MFG38: 4, WH-Wilou84: 1, Greyenko: 9, Altima: 6, ReaperAA: 1, Ziad EL Zein: 5, purist: 5, Polri: 4, CinnamonKilljoy: 7, eharper256: 4, Endless: 2, Warrex: 5[/sup]]" calcext:value-type="string">
            <text:p>[b]24. [url=https://www.doomworld.com/idgames/levels/doom/megawads/dtwid]Doom the Way id Did[/url][/b] [[b]59[/b]: [sup]Mr. Freeze: 4, Malrionn: 2, MFG38: 4, WH-Wilou84: 1, Greyenko: 9, Altima: 6, ReaperAA: 1, Ziad EL Zein: 5, purist: 5, Polri: 4, CinnamonKilljoy: 7, eharper256: 4, Endless: 2, Warrex: 5[/sup]]</text:p>
          </table:table-cell>
          <table:table-cell table:number-columns-repeated="4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[sup]&quot; &amp; [Numbers.G28] &amp; &quot;[/sup]]&quot;; &quot;&quot;)" office:value-type="string" office:string-value="[b]24. [url=https://www.doomworld.com/idgames/levels/doom2/Ports/p-r/pirates]Pirate Doom[/url][/b] [[b]59[/b]: [sup]Jaws In Space: 10, Dime: 5, Phobus: 6, Dragonfly: 7, Soundblock: 2, Archie550: 6, Rince-wind: 5, CinnamonKilljoy: 7, Payload4367: 6, SilverMiner: 5[/sup]]" calcext:value-type="string">
            <text:p>[b]24. [url=https://www.doomworld.com/idgames/levels/doom2/Ports/p-r/pirates]Pirate Doom[/url][/b] [[b]59[/b]: [sup]Jaws In Space: 10, Dime: 5, Phobus: 6, Dragonfly: 7, Soundblock: 2, Archie550: 6, Rince-wind: 5, CinnamonKilljoy: 7, Payload4367: 6, SilverMiner: 5[/sup]]</text:p>
          </table:table-cell>
          <table:table-cell table:number-columns-repeated="4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[sup]&quot; &amp; [Numbers.G29] &amp; &quot;[/sup]]&quot;; &quot;&quot;)" office:value-type="string" office:string-value="[b]26. [url=https://doomwiki.org/wiki/No_Rest_for_the_Living]No Rest for the Living[/url][/b] [[b]55[/b]: [sup]Vorpal: 5, Nancsi: 9, ReaperAA: 6, Diabolución: 10, 4everDoomed: 7, STILES: 7, CinnamonKilljoy: 3, Endless: 6, waciej: 2[/sup]]" calcext:value-type="string">
            <text:p>[b]26. [url=https://doomwiki.org/wiki/No_Rest_for_the_Living]No Rest for the Living[/url][/b] [[b]55[/b]: [sup]Vorpal: 5, Nancsi: 9, ReaperAA: 6, Diabolución: 10, 4everDoomed: 7, STILES: 7, CinnamonKilljoy: 3, Endless: 6, waciej: 2[/sup]]</text:p>
          </table:table-cell>
          <table:table-cell table:number-columns-repeated="4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[sup]&quot; &amp; [Numbers.G30] &amp; &quot;[/sup]]&quot;; &quot;&quot;)" office:value-type="string" office:string-value="[b]27. [url=https://www.doomworld.com/idgames/levels/doom/Ports/megawads/neis]No End in Sight[/url][/b] [[b]52[/b]: [sup]Not Jabba: 5, Vorpal: 5, ella guro: 6, yakfak: 9, NoisyVelvet: 1, STILES: 6, Polri: 5, Tartlman: 6, Worm318: 9[/sup]]" calcext:value-type="string">
            <text:p>[b]27. [url=https://www.doomworld.com/idgames/levels/doom/Ports/megawads/neis]No End in Sight[/url][/b] [[b]52[/b]: [sup]Not Jabba: 5, Vorpal: 5, ella guro: 6, yakfak: 9, NoisyVelvet: 1, STILES: 6, Polri: 5, Tartlman: 6, Worm318: 9[/sup]]</text:p>
          </table:table-cell>
          <table:table-cell table:number-columns-repeated="4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[sup]&quot; &amp; [Numbers.G31] &amp; &quot;[/sup]]&quot;; &quot;&quot;)" office:value-type="string" office:string-value="[b]28. [url=https://www.doomworld.com/idgames/levels/doom2/Ports/megawads/cchest4]Community Chest 4[/url][/b] [[b]51[/b]: [sup]Malrionn: 10, Phobus: 3, HUNdebLeonidasX: 4, Ziad EL Zein: 5, Simomarchi: 5, STILES: 9, Polri: 2, eharper256: 5, Pierrot: 3, Endless: 3, Horus: 2[/sup]]" calcext:value-type="string">
            <text:p>[b]28. [url=https://www.doomworld.com/idgames/levels/doom2/Ports/megawads/cchest4]Community Chest 4[/url][/b] [[b]51[/b]: [sup]Malrionn: 10, Phobus: 3, HUNdebLeonidasX: 4, Ziad EL Zein: 5, Simomarchi: 5, STILES: 9, Polri: 2, eharper256: 5, Pierrot: 3, Endless: 3, Horus: 2[/sup]]</text:p>
          </table:table-cell>
          <table:table-cell table:number-columns-repeated="4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[sup]&quot; &amp; [Numbers.G32] &amp; &quot;[/sup]]&quot;; &quot;&quot;)" office:value-type="string" office:string-value="[b]28. [url=https://www.doomworld.com/idgames/levels/doom2/megawads/epic2]Epic 2[/url][/b] [[b]51[/b]: [sup]ShoDemo: 6, NuMetalManiak: 9, Spectre01: 7, yakfak: 2, Talvi: 2, HUNdebLeonidasX: 9, TheMightyHeracross: 5, Archie550: 5, OniriA: 2, DOEL: 4[/sup]]" calcext:value-type="string">
            <text:p>[b]28. [url=https://www.doomworld.com/idgames/levels/doom2/megawads/epic2]Epic 2[/url][/b] [[b]51[/b]: [sup]ShoDemo: 6, NuMetalManiak: 9, Spectre01: 7, yakfak: 2, Talvi: 2, HUNdebLeonidasX: 9, TheMightyHeracross: 5, Archie550: 5, OniriA: 2, DOEL: 4[/sup]]</text:p>
          </table:table-cell>
          <table:table-cell table:number-columns-repeated="4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[sup]&quot; &amp; [Numbers.G33] &amp; &quot;[/sup]]&quot;; &quot;&quot;)" office:value-type="string" office:string-value="[b]30. [url=https://www.doomworld.com/idgames/levels/doom2/Ports/v-z/vanguard]Vanguard[/url][/b] [[b]50[/b]: [sup]Cynical: 5, Spectre01: 3, 7hm: 4, GarrettChan: 5, Poncho: 9, Nirvana: 4, Budoka: 2, Lorenz0: 1, guitardz: 5, Makedounia: 10, Ivory Duke: 1, DOEL: 1[/sup]]" calcext:value-type="string">
            <text:p>[b]30. [url=https://www.doomworld.com/idgames/levels/doom2/Ports/v-z/vanguard]Vanguard[/url][/b] [[b]50[/b]: [sup]Cynical: 5, Spectre01: 3, 7hm: 4, GarrettChan: 5, Poncho: 9, Nirvana: 4, Budoka: 2, Lorenz0: 1, guitardz: 5, Makedounia: 10, Ivory Duke: 1, DOEL: 1[/sup]]</text:p>
          </table:table-cell>
          <table:table-cell table:number-columns-repeated="4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[sup]&quot; &amp; [Numbers.G34] &amp; &quot;[/sup]]&quot;; &quot;&quot;)" office:value-type="string" office:string-value="[b]31. [url=https://www.doomworld.com/idgames/levels/doom2/Ports/megawads/jpcp]Japanese Community Project[/url][/b] [[b]49[/b]: [sup]Not Jabba: 6, Archvile Hunter: 5, antares031: 5, ella guro: 7, JudgeDeadd: 2, Soundblock: 1, Payload4367: 1, Tartlman: 6, I_Punch_Demons: 4, DOEL: 7, Endless: 5[/sup]]" calcext:value-type="string">
            <text:p>[b]31. [url=https://www.doomworld.com/idgames/levels/doom2/Ports/megawads/jpcp]Japanese Community Project[/url][/b] [[b]49[/b]: [sup]Not Jabba: 6, Archvile Hunter: 5, antares031: 5, ella guro: 7, JudgeDeadd: 2, Soundblock: 1, Payload4367: 1, Tartlman: 6, I_Punch_Demons: 4, DOEL: 7, Endless: 5[/sup]]</text:p>
          </table:table-cell>
          <table:table-cell table:number-columns-repeated="4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[sup]&quot; &amp; [Numbers.G35] &amp; &quot;[/sup]]&quot;; &quot;&quot;)" office:value-type="string" office:string-value="[b]31. [url=http://adventuresofsquare.com/downloads.php]The Adventures of Square[/url][/b] [[b]49[/b]: [sup]Sky: 9, ShoDemo: 5, Ed: 5, JudgeDeadd: 5, Woolie Wool: 8, Squadallah: 7, termrork: 5, Marn: 5[/sup]]" calcext:value-type="string">
            <text:p>[b]31. [url=http://adventuresofsquare.com/downloads.php]The Adventures of Square[/url][/b] [[b]49[/b]: [sup]Sky: 9, ShoDemo: 5, Ed: 5, JudgeDeadd: 5, Woolie Wool: 8, Squadallah: 7, termrork: 5, Marn: 5[/sup]]</text:p>
          </table:table-cell>
          <table:table-cell table:number-columns-repeated="4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[sup]&quot; &amp; [Numbers.G36] &amp; &quot;[/sup]]&quot;; &quot;&quot;)" office:value-type="string" office:string-value="[b]33. [url=https://www.romerogames.ie/si6il/]SIGIL[/url][/b] [[b]48[/b]: [sup]Diabolución: 10, 4everDoomed: 4, Jaromir Bergmann: 10, STILES: 2, termrork: 5, Worm318: 2, Deadwing: 6, &lt;&lt;Rewind: 2, DooM Bear: 7[/sup]]" calcext:value-type="string">
            <text:p>[b]33. [url=https://www.romerogames.ie/si6il/]SIGIL[/url][/b] [[b]48[/b]: [sup]Diabolución: 10, 4everDoomed: 4, Jaromir Bergmann: 10, STILES: 2, termrork: 5, Worm318: 2, Deadwing: 6, &lt;&lt;Rewind: 2, DooM Bear: 7[/sup]]</text:p>
          </table:table-cell>
          <table:table-cell table:number-columns-repeated="4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[sup]&quot; &amp; [Numbers.G37] &amp; &quot;[/sup]]&quot;; &quot;&quot;)" office:value-type="string" office:string-value="[b]34. [url=https://www.doomworld.com/idgames/levels/doom2/s-u/sid]Suspended in Dusk[/url][/b] [[b]47[/b]: [sup]Sky: 2, WH-Wilou84: 3, bLOCKbOYgAMES: 8, soner du: 9, m8f: 5, termrork: 5, joepallai: 3, Deflektor: 10, Demion: 2[/sup]]" calcext:value-type="string">
            <text:p>[b]34. [url=https://www.doomworld.com/idgames/levels/doom2/s-u/sid]Suspended in Dusk[/url][/b] [[b]47[/b]: [sup]Sky: 2, WH-Wilou84: 3, bLOCKbOYgAMES: 8, soner du: 9, m8f: 5, termrork: 5, joepallai: 3, Deflektor: 10, Demion: 2[/sup]]</text:p>
          </table:table-cell>
          <table:table-cell table:number-columns-repeated="4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[sup]&quot; &amp; [Numbers.G38] &amp; &quot;[/sup]]&quot;; &quot;&quot;)" office:value-type="string" office:string-value="[b]35. [url=https://www.doomworld.com/idgames/levels/doom2/Ports/megawads/alt]A.L.T.[/url][/b] [[b]46[/b]: [sup]Not Jabba: 7, Spectre01: 2, ella guro: 10, yakfak: 10, Rince-wind: 5, Hansen79: 5, P41R47: 7[/sup]]" calcext:value-type="string">
            <text:p>[b]35. [url=https://www.doomworld.com/idgames/levels/doom2/Ports/megawads/alt]A.L.T.[/url][/b] [[b]46[/b]: [sup]Not Jabba: 7, Spectre01: 2, ella guro: 10, yakfak: 10, Rince-wind: 5, Hansen79: 5, P41R47: 7[/sup]]</text:p>
          </table:table-cell>
          <table:table-cell table:number-columns-repeated="4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[sup]&quot; &amp; [Numbers.G39] &amp; &quot;[/sup]]&quot;; &quot;&quot;)" office:value-type="string" office:string-value="[b]36. [url=https://www.doomworld.com/idgames/levels/doom2/Ports/megawads/1024]Congestion 1024[/url][/b] [[b]45[/b]: [sup]Mr. Freeze: 5, HyperLuke: 7, Voltcom9: 5, bonnie: 4, Dragonfly: 6, Philnemba: 5, Hansen79: 3, waciej: 10[/sup]]" calcext:value-type="string">
            <text:p>[b]36. [url=https://www.doomworld.com/idgames/levels/doom2/Ports/megawads/1024]Congestion 1024[/url][/b] [[b]45[/b]: [sup]Mr. Freeze: 5, HyperLuke: 7, Voltcom9: 5, bonnie: 4, Dragonfly: 6, Philnemba: 5, Hansen79: 3, waciej: 10[/sup]]</text:p>
          </table:table-cell>
          <table:table-cell table:number-columns-repeated="4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[sup]&quot; &amp; [Numbers.G40] &amp; &quot;[/sup]]&quot;; &quot;&quot;)" office:value-type="string" office:string-value="[b]37. [url=https://www.doomworld.com/idgames/themes/TeamTNT/eternal/eternal]Eternal Doom[/url][/b] [[b]44[/b]: [sup]Vorpal: 5, 7hm: 5, T-Rex: 5, Woolie Wool: 7, Greyenko: 1, valkiriforce: 6, Octillion: 6, Polri: 3, CinnamonKilljoy: 3, joepallai: 3[/sup]]" calcext:value-type="string">
            <text:p>[b]37. [url=https://www.doomworld.com/idgames/themes/TeamTNT/eternal/eternal]Eternal Doom[/url][/b] [[b]44[/b]: [sup]Vorpal: 5, 7hm: 5, T-Rex: 5, Woolie Wool: 7, Greyenko: 1, valkiriforce: 6, Octillion: 6, Polri: 3, CinnamonKilljoy: 3, joepallai: 3[/sup]]</text:p>
          </table:table-cell>
          <table:table-cell table:number-columns-repeated="4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[sup]&quot; &amp; [Numbers.G41] &amp; &quot;[/sup]]&quot;; &quot;&quot;)" office:value-type="string" office:string-value="[b]38. [url=https://www.doomworld.com/idgames/levels/doom2/Ports/megawads/jenesis]Jenesis[/url][/b] [[b]41[/b]: [sup]Not Jabba: 2, Altima: 7, NaZa: 2, Poncho: 1, dylux: 5, Ziad EL Zein: 5, Scorpius: 2, Makedounia: 8, Deadwing: 6, DoomDork: 1, ASaltShaker: 2[/sup]]" calcext:value-type="string">
            <text:p>[b]38. [url=https://www.doomworld.com/idgames/levels/doom2/Ports/megawads/jenesis]Jenesis[/url][/b] [[b]41[/b]: [sup]Not Jabba: 2, Altima: 7, NaZa: 2, Poncho: 1, dylux: 5, Ziad EL Zein: 5, Scorpius: 2, Makedounia: 8, Deadwing: 6, DoomDork: 1, ASaltShaker: 2[/sup]]</text:p>
          </table:table-cell>
          <table:table-cell table:number-columns-repeated="4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[sup]&quot; &amp; [Numbers.G42] &amp; &quot;[/sup]]&quot;; &quot;&quot;)" office:value-type="string" office:string-value="[b]38. [url=https://www.doomworld.com/idgames/levels/doom2/Ports/j-l/lunatic]Lunatic[/url][/b] [[b]41[/b]: [sup]Cynical: 6, Dime: 9, Nate River: 4, Poncho: 5, Budoka: 1, Gaia74: 3, Deflektor: 8, Marn: 5[/sup]]" calcext:value-type="string">
            <text:p>[b]38. [url=https://www.doomworld.com/idgames/levels/doom2/Ports/j-l/lunatic]Lunatic[/url][/b] [[b]41[/b]: [sup]Cynical: 6, Dime: 9, Nate River: 4, Poncho: 5, Budoka: 1, Gaia74: 3, Deflektor: 8, Marn: 5[/sup]]</text:p>
          </table:table-cell>
          <table:table-cell table:number-columns-repeated="4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[sup]&quot; &amp; [Numbers.G43] &amp; &quot;[/sup]]&quot;; &quot;&quot;)" office:value-type="string" office:string-value="[b]40. [url=https://www.doomworld.com/idgames/levels/doom2/Ports/g-i/hg]Hell Ground[/url][/b] [[b]39[/b]: [sup]Cynical: 8, Chamelenoel: 7, antares031: 5, WH-Wilou84: 2, darkreaver: 1, Budoka: 5, Polri: 2, Pierrot: 4, Demion: 5[/sup]]" calcext:value-type="string">
            <text:p>[b]40. [url=https://www.doomworld.com/idgames/levels/doom2/Ports/g-i/hg]Hell Ground[/url][/b] [[b]39[/b]: [sup]Cynical: 8, Chamelenoel: 7, antares031: 5, WH-Wilou84: 2, darkreaver: 1, Budoka: 5, Polri: 2, Pierrot: 4, Demion: 5[/sup]]</text:p>
          </table:table-cell>
          <table:table-cell table:number-columns-repeated="4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[sup]&quot; &amp; [Numbers.G44] &amp; &quot;[/sup]]&quot;; &quot;&quot;)" office:value-type="string" office:string-value="[b]41. [url=https://www.doomworld.com/idgames/levels/doom2/Ports/s-u/stardate]Stardate 20X6[/url][/b] [[b]37[/b]: [sup]MFG38: 6, WH-Wilou84: 3, Talvi: 1, GarrettChan: 7, bemused: 3, Nirvana: 6, Nazgul9: 1, DOEL: 2, Hansen79: 5, Snikle: 3[/sup]]" calcext:value-type="string">
            <text:p>[b]41. [url=https://www.doomworld.com/idgames/levels/doom2/Ports/s-u/stardate]Stardate 20X6[/url][/b] [[b]37[/b]: [sup]MFG38: 6, WH-Wilou84: 3, Talvi: 1, GarrettChan: 7, bemused: 3, Nirvana: 6, Nazgul9: 1, DOEL: 2, Hansen79: 5, Snikle: 3[/sup]]</text:p>
          </table:table-cell>
          <table:table-cell table:number-columns-repeated="4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[sup]&quot; &amp; [Numbers.G45] &amp; &quot;[/sup]]&quot;; &quot;&quot;)" office:value-type="string" office:string-value="[b]41. [url=https://www.doomworld.com/forum/topic/62496-winters-fury/]Winter's Fury[/url][/b] [[b]37[/b]: [sup]Dragonfly: 5, TechnoDoomed1: 10, Octillion: 7, OniriA: 3, Ivory Duke: 3, ASaltShaker: 9[/sup]]" calcext:value-type="string">
            <text:p>[b]41. [url=https://www.doomworld.com/forum/topic/62496-winters-fury/]Winter's Fury[/url][/b] [[b]37[/b]: [sup]Dragonfly: 5, TechnoDoomed1: 10, Octillion: 7, OniriA: 3, Ivory Duke: 3, ASaltShaker: 9[/sup]]</text:p>
          </table:table-cell>
          <table:table-cell table:number-columns-repeated="4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[sup]&quot; &amp; [Numbers.G46] &amp; &quot;[/sup]]&quot;; &quot;&quot;)" office:value-type="string" office:string-value="[b]43. [url=https://www.doomworld.com/forum/topic/85791-tnt-revilution-final-beta-ready-for-testing/]TNT: Revilution[/url][/b] [[b]36[/b]: [sup]Spectra: 9, bLOCKbOYgAMES: 2, GarrettChan: 1, dylux: 6, tmorrow: 2, Polri: 3, SilverMiner: 3, P41R47: 10[/sup]]" calcext:value-type="string">
            <text:p>[b]43. [url=https://www.doomworld.com/forum/topic/85791-tnt-revilution-final-beta-ready-for-testing/]TNT: Revilution[/url][/b] [[b]36[/b]: [sup]Spectra: 9, bLOCKbOYgAMES: 2, GarrettChan: 1, dylux: 6, tmorrow: 2, Polri: 3, SilverMiner: 3, P41R47: 10[/sup]]</text:p>
          </table:table-cell>
          <table:table-cell table:number-columns-repeated="4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[sup]&quot; &amp; [Numbers.G47] &amp; &quot;[/sup]]&quot;; &quot;&quot;)" office:value-type="string" office:string-value="[b]44. [url=https://www.doomworld.com/idgames/levels/doom2/Ports/megawads/prcp]Plutonia: Revisited Community Project[/url][/b] [[b]35[/b]: [sup]Nine Inch Heels: 3, Paul977: 10, bLOCKbOYgAMES: 3, Altima: 5, NoisyVelvet: 3, Odal: 7, Polri: 3, Scorpius: 1[/sup]]" calcext:value-type="string">
            <text:p>[b]44. [url=https://www.doomworld.com/idgames/levels/doom2/Ports/megawads/prcp]Plutonia: Revisited Community Project[/url][/b] [[b]35[/b]: [sup]Nine Inch Heels: 3, Paul977: 10, bLOCKbOYgAMES: 3, Altima: 5, NoisyVelvet: 3, Odal: 7, Polri: 3, Scorpius: 1[/sup]]</text:p>
          </table:table-cell>
          <table:table-cell table:number-columns-repeated="4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[sup]&quot; &amp; [Numbers.G48] &amp; &quot;[/sup]]&quot;; &quot;&quot;)" office:value-type="string" office:string-value="[b]45. [url=https://doomwiki.org/wiki/The_Plutonia_Experiment]The Plutonia Experiment[/url][/b] [[b]34[/b]: [sup]guitardz: 5, purist: 5, termrork: 5, Tartlman: 1, Worm318: 2, DOEL: 6, Deadwing: 10[/sup]]" calcext:value-type="string">
            <text:p>[b]45. [url=https://doomwiki.org/wiki/The_Plutonia_Experiment]The Plutonia Experiment[/url][/b] [[b]34[/b]: [sup]guitardz: 5, purist: 5, termrork: 5, Tartlman: 1, Worm318: 2, DOEL: 6, Deadwing: 10[/sup]]</text:p>
          </table:table-cell>
          <table:table-cell table:number-columns-repeated="4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[sup]&quot; &amp; [Numbers.G49] &amp; &quot;[/sup]]&quot;; &quot;&quot;)" office:value-type="string" office:string-value="[b]45. [url=https://www.doomworld.com/idgames/levels/doom2/Ports/s-u/tutnt]The Ultimate Torment &amp; Torture[/url][/b] [[b]34[/b]: [sup]HyperLuke: 8, Talvi: 4, Greyenko: 4, TechnoDoomed1: 2, TheMightyHeracross: 3, ReaperAA: 4, Ziad EL Zein: 5, Ivory Duke: 4[/sup]]" calcext:value-type="string">
            <text:p>[b]45. [url=https://www.doomworld.com/idgames/levels/doom2/Ports/s-u/tutnt]The Ultimate Torment &amp; Torture[/url][/b] [[b]34[/b]: [sup]HyperLuke: 8, Talvi: 4, Greyenko: 4, TechnoDoomed1: 2, TheMightyHeracross: 3, ReaperAA: 4, Ziad EL Zein: 5, Ivory Duke: 4[/sup]]</text:p>
          </table:table-cell>
          <table:table-cell table:number-columns-repeated="4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[sup]&quot; &amp; [Numbers.G50] &amp; &quot;[/sup]]&quot;; &quot;&quot;)" office:value-type="string" office:string-value="[b]47. [url=https://www.doomworld.com/idgames/levels/doom2/megawads/cydreams]Cyberdreams[/url][/b] [[b]33[/b]: [sup]42PercentHealth: 3, ShoDemo: 1, 7hm: 7, justsomemusicguy: 3, bonnie: 7, NoisyVelvet: 4, TheNerdTurtle2: 3, termrork: 5[/sup]]" calcext:value-type="string">
            <text:p>[b]47. [url=https://www.doomworld.com/idgames/levels/doom2/megawads/cydreams]Cyberdreams[/url][/b] [[b]33[/b]: [sup]42PercentHealth: 3, ShoDemo: 1, 7hm: 7, justsomemusicguy: 3, bonnie: 7, NoisyVelvet: 4, TheNerdTurtle2: 3, termrork: 5[/sup]]</text:p>
          </table:table-cell>
          <table:table-cell table:number-columns-repeated="4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[sup]&quot; &amp; [Numbers.G51] &amp; &quot;[/sup]]&quot;; &quot;&quot;)" office:value-type="string" office:string-value="[b]47. [url=https://www.doomworld.com/idgames/themes/TeamTNT/icarus/icarus]Icarus: Alien Vanguard[/url][/b] [[b]33[/b]: [sup]Ralphis: 6, Grazza: 8, roadworx: 3, T-Rex: 3, StoneMason: 5, valkiriforce: 8[/sup]]" calcext:value-type="string">
            <text:p>[b]47. [url=https://www.doomworld.com/idgames/themes/TeamTNT/icarus/icarus]Icarus: Alien Vanguard[/url][/b] [[b]33[/b]: [sup]Ralphis: 6, Grazza: 8, roadworx: 3, T-Rex: 3, StoneMason: 5, valkiriforce: 8[/sup]]</text:p>
          </table:table-cell>
          <table:table-cell table:number-columns-repeated="4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[sup]&quot; &amp; [Numbers.G52] &amp; &quot;[/sup]]&quot;; &quot;&quot;)" office:value-type="string" office:string-value="[b]47. [url=https://www.doomworld.com/idgames/levels/doom2/Ports/s-u/swtw]Swim With the Whales[/url][/b] [[b]33[/b]: [sup]WH-Wilou84: 2, Nate River: 9, Soundblock: 3, Lazorinc: 6, Nirvana: 10, NoisyVelvet: 3[/sup]]" calcext:value-type="string">
            <text:p>[b]47. [url=https://www.doomworld.com/idgames/levels/doom2/Ports/s-u/swtw]Swim With the Whales[/url][/b] [[b]33[/b]: [sup]WH-Wilou84: 2, Nate River: 9, Soundblock: 3, Lazorinc: 6, Nirvana: 10, NoisyVelvet: 3[/sup]]</text:p>
          </table:table-cell>
          <table:table-cell table:number-columns-repeated="4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[sup]&quot; &amp; [Numbers.G53] &amp; &quot;[/sup]]&quot;; &quot;&quot;)" office:value-type="string" office:string-value="[b]50. [url=https://www.doomworld.com/idgames/levels/doom2/megawads/strain10]STRAIN[/url][/b] [[b]32[/b]: [sup]Grazza: 6, ella guro: 4, roadworx: 6, JudgeDeadd: 1, T-Rex: 1, Squadallah: 9, smeghammer: 5[/sup]]" calcext:value-type="string">
            <text:p>[b]50. [url=https://www.doomworld.com/idgames/levels/doom2/megawads/strain10]STRAIN[/url][/b] [[b]32[/b]: [sup]Grazza: 6, ella guro: 4, roadworx: 6, JudgeDeadd: 1, T-Rex: 1, Squadallah: 9, smeghammer: 5[/sup]]</text:p>
          </table:table-cell>
          <table:table-cell table:number-columns-repeated="4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[sup]&quot; &amp; [Numbers.G54] &amp; &quot;[/sup]]&quot;; &quot;&quot;)" office:value-type="string" office:string-value="[b]51. [url=http://www.theultimatedoom.com/download/chillax-v9.7.3_fixes_by_HiM_v1.1.zip]Chillax[/url][/b] [[b]31[/b]: [sup]Nine Inch Heels: 4, AnonimVio: 5, fveitsi: 5, Outrageous Videos: 3, Simomarchi: 2, Gaia74: 5, maxmanium: 1, waciej: 6[/sup]]" calcext:value-type="string">
            <text:p>[b]51. [url=http://www.theultimatedoom.com/download/chillax-v9.7.3_fixes_by_HiM_v1.1.zip]Chillax[/url][/b] [[b]31[/b]: [sup]Nine Inch Heels: 4, AnonimVio: 5, fveitsi: 5, Outrageous Videos: 3, Simomarchi: 2, Gaia74: 5, maxmanium: 1, waciej: 6[/sup]]</text:p>
          </table:table-cell>
          <table:table-cell table:number-columns-repeated="4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[sup]&quot; &amp; [Numbers.G55] &amp; &quot;[/sup]]&quot;; &quot;&quot;)" office:value-type="string" office:string-value="[b]51. [url=https://www.doomworld.com/forum/topic/100842-rc-lost-civilization-episode-1-feedback-appreciated/]Lost civilization[/url][/b] [[b]31[/b]: [sup]OniriA: 9, rdwpa: 8, Endless: 8, Snikle: 6[/sup]]" calcext:value-type="string">
            <text:p>[b]51. [url=https://www.doomworld.com/forum/topic/100842-rc-lost-civilization-episode-1-feedback-appreciated/]Lost civilization[/url][/b] [[b]31[/b]: [sup]OniriA: 9, rdwpa: 8, Endless: 8, Snikle: 6[/sup]]</text:p>
          </table:table-cell>
          <table:table-cell table:number-columns-repeated="4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[sup]&quot; &amp; [Numbers.G56] &amp; &quot;[/sup]]&quot;; &quot;&quot;)" office:value-type="string" office:string-value="[b]53. [url=http://www.moddb.com/mods/brutal-doom/downloads/brutal-doom-hell-on-earth-starter-pack]Brutal Doom: Hell on Earth Starter Pack (Extermination Day)[/url][/b] [[b]30[/b]: [sup]TechnoDoomed1: 9, Squadallah: 8, ReaperAA: 7, DoomDork: 2, Deflektor: 4[/sup]]" calcext:value-type="string">
            <text:p>[b]53. [url=http://www.moddb.com/mods/brutal-doom/downloads/brutal-doom-hell-on-earth-starter-pack]Brutal Doom: Hell on Earth Starter Pack (Extermination Day)[/url][/b] [[b]30[/b]: [sup]TechnoDoomed1: 9, Squadallah: 8, ReaperAA: 7, DoomDork: 2, Deflektor: 4[/sup]]</text:p>
          </table:table-cell>
          <table:table-cell table:number-columns-repeated="4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[sup]&quot; &amp; [Numbers.G57] &amp; &quot;[/sup]]&quot;; &quot;&quot;)" office:value-type="string" office:string-value="[b]53. [url=https://www.doomworld.com/idgames/levels/doom/Ports/megawads/kdizd_12]Knee-Deep in ZDoom[/url][/b] [[b]30[/b]: [sup]Graf Zahl: 6, Voltcom9: 7, tchkb: 2, Apaul27: 7, 4everDoomed: 5, Rince-wind: 1, Jaromir Bergmann: 2[/sup]]" calcext:value-type="string">
            <text:p>[b]53. [url=https://www.doomworld.com/idgames/levels/doom/Ports/megawads/kdizd_12]Knee-Deep in ZDoom[/url][/b] [[b]30[/b]: [sup]Graf Zahl: 6, Voltcom9: 7, tchkb: 2, Apaul27: 7, 4everDoomed: 5, Rince-wind: 1, Jaromir Bergmann: 2[/sup]]</text:p>
          </table:table-cell>
          <table:table-cell table:number-columns-repeated="4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[sup]&quot; &amp; [Numbers.G58] &amp; &quot;[/sup]]&quot;; &quot;&quot;)" office:value-type="string" office:string-value="[b]53. [url=https://www.doomworld.com/idgames/levels/doom/Ports/d-f/e1m8b]Tech Gone Bad[/url][/b] [[b]30[/b]: [sup]Jaws In Space: 5, guitardz: 5, Nancsi: 8, Diabolución: 5, Jaromir Bergmann: 1, Marn: 5, DooM Bear: 1[/sup]]" calcext:value-type="string">
            <text:p>[b]53. [url=https://www.doomworld.com/idgames/levels/doom/Ports/d-f/e1m8b]Tech Gone Bad[/url][/b] [[b]30[/b]: [sup]Jaws In Space: 5, guitardz: 5, Nancsi: 8, Diabolución: 5, Jaromir Bergmann: 1, Marn: 5, DooM Bear: 1[/sup]]</text:p>
          </table:table-cell>
          <table:table-cell table:number-columns-repeated="4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[sup]&quot; &amp; [Numbers.G59] &amp; &quot;[/sup]]&quot;; &quot;&quot;)" office:value-type="string" office:string-value="[b]56. [url=https://www.doomworld.com/idgames/levels/doom2/Ports/d-f/distrbia]Disturbia[/url][/b] [[b]29[/b]: [sup]Sky: 7, darkreaver: 10, Roofi: 6, Paul977: 6[/sup]]" calcext:value-type="string">
            <text:p>[b]56. [url=https://www.doomworld.com/idgames/levels/doom2/Ports/d-f/distrbia]Disturbia[/url][/b] [[b]29[/b]: [sup]Sky: 7, darkreaver: 10, Roofi: 6, Paul977: 6[/sup]]</text:p>
          </table:table-cell>
          <table:table-cell table:number-columns-repeated="4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[sup]&quot; &amp; [Numbers.G60] &amp; &quot;[/sup]]&quot;; &quot;&quot;)" office:value-type="string" office:string-value="[b]57. [url=https://www.doomworld.com/idgames/levels/doom/Ports/megawads/2002ado]2002: A Doom Odyssey[/url][/b] [[b]28[/b]: [sup]soner du: 4, Philnemba: 8, tmorrow: 2, Red-XIII: 3, joepallai: 1, SilverMiner: 6, smeghammer: 3, Endless: 1[/sup]]" calcext:value-type="string">
            <text:p>[b]57. [url=https://www.doomworld.com/idgames/levels/doom/Ports/megawads/2002ado]2002: A Doom Odyssey[/url][/b] [[b]28[/b]: [sup]soner du: 4, Philnemba: 8, tmorrow: 2, Red-XIII: 3, joepallai: 1, SilverMiner: 6, smeghammer: 3, Endless: 1[/sup]]</text:p>
          </table:table-cell>
          <table:table-cell table:number-columns-repeated="4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[sup]&quot; &amp; [Numbers.G61] &amp; &quot;[/sup]]&quot;; &quot;&quot;)" office:value-type="string" office:string-value="[b]57. [url=https://www.doomworld.com/idgames/levels/doom2/megawads/zone300]Zone 300[/url][/b] [[b]28[/b]: [sup]Voltcom9: 8, Soundblock: 3, Bryan T: 2, purist: 3, maxmanium: 8, ASaltShaker: 4[/sup]]" calcext:value-type="string">
            <text:p>[b]57. [url=https://www.doomworld.com/idgames/levels/doom2/megawads/zone300]Zone 300[/url][/b] [[b]28[/b]: [sup]Voltcom9: 8, Soundblock: 3, Bryan T: 2, purist: 3, maxmanium: 8, ASaltShaker: 4[/sup]]</text:p>
          </table:table-cell>
          <table:table-cell table:number-columns-repeated="4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[sup]&quot; &amp; [Numbers.G62] &amp; &quot;[/sup]]&quot;; &quot;&quot;)" office:value-type="string" office:string-value="[b]59. [url=https://www.doomworld.com/idgames/levels/doom2/Ports/a-c/breach]Breach[/url][/b] [[b]27[/b]: [sup]Jaws In Space: 7, Dime: 10, guitardz: 2, Nancsi: 1, Jaromir Bergmann: 4, smeghammer: 3[/sup]]" calcext:value-type="string">
            <text:p>[b]59. [url=https://www.doomworld.com/idgames/levels/doom2/Ports/a-c/breach]Breach[/url][/b] [[b]27[/b]: [sup]Jaws In Space: 7, Dime: 10, guitardz: 2, Nancsi: 1, Jaromir Bergmann: 4, smeghammer: 3[/sup]]</text:p>
          </table:table-cell>
          <table:table-cell table:number-columns-repeated="4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[sup]&quot; &amp; [Numbers.G63] &amp; &quot;[/sup]]&quot;; &quot;&quot;)" office:value-type="string" office:string-value="[b]60. [url=https://www.doomworld.com/forum/topic/103075-deathless-an-ultimate-doom-megawad-rc4/]Deathless[/url][/b] [[b]26[/b]: [sup]TheMightyHeracross: 2, ReaperAA: 5, Worm318: 3, Makedounia: 9, Deadwing: 2, Warrex: 5[/sup]]" calcext:value-type="string">
            <text:p>[b]60. [url=https://www.doomworld.com/forum/topic/103075-deathless-an-ultimate-doom-megawad-rc4/]Deathless[/url][/b] [[b]26[/b]: [sup]TheMightyHeracross: 2, ReaperAA: 5, Worm318: 3, Makedounia: 9, Deadwing: 2, Warrex: 5[/sup]]</text:p>
          </table:table-cell>
          <table:table-cell table:number-columns-repeated="4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[sup]&quot; &amp; [Numbers.G64] &amp; &quot;[/sup]]&quot;; &quot;&quot;)" office:value-type="string" office:string-value="[b]61. [url=http://www.doom2.net/doom2/wads/DWANGO5.ZIP]DWANGO 5[/url][/b] [[b]25[/b]: [sup]Doomkid: 10, Ralphis: 7, antares031: 8[/sup]]" calcext:value-type="string">
            <text:p>[b]61. [url=http://www.doom2.net/doom2/wads/DWANGO5.ZIP]DWANGO 5[/url][/b] [[b]25[/b]: [sup]Doomkid: 10, Ralphis: 7, antares031: 8[/sup]]</text:p>
          </table:table-cell>
          <table:table-cell table:number-columns-repeated="4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[sup]&quot; &amp; [Numbers.G65] &amp; &quot;[/sup]]&quot;; &quot;&quot;)" office:value-type="string" office:string-value="[b]61. [url=https://www.doomworld.com/idgames/levels/doom2/Ports/v-z/violence]Violence[/url][/b] [[b]25[/b]: [sup]Chamelenoel: 10, everennui: 4, Nate River: 2, Lorenz0: 9[/sup]]" calcext:value-type="string">
            <text:p>[b]61. [url=https://www.doomworld.com/idgames/levels/doom2/Ports/v-z/violence]Violence[/url][/b] [[b]25[/b]: [sup]Chamelenoel: 10, everennui: 4, Nate River: 2, Lorenz0: 9[/sup]]</text:p>
          </table:table-cell>
          <table:table-cell table:number-columns-repeated="4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[sup]&quot; &amp; [Numbers.G66] &amp; &quot;[/sup]]&quot;; &quot;&quot;)" office:value-type="string" office:string-value="[b]61. [url=https://www.doomworld.com/idgames/levels/doom2/Ports/megawads/zdcmp2]ZDoom Community Map Project II[/url][/b] [[b]25[/b]: [sup]Graf Zahl: 10, Phobus: 9, TechnoDoomed1: 6[/sup]]" calcext:value-type="string">
            <text:p>[b]61. [url=https://www.doomworld.com/idgames/levels/doom2/Ports/megawads/zdcmp2]ZDoom Community Map Project II[/url][/b] [[b]25[/b]: [sup]Graf Zahl: 10, Phobus: 9, TechnoDoomed1: 6[/sup]]</text:p>
          </table:table-cell>
          <table:table-cell table:number-columns-repeated="4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[sup]&quot; &amp; [Numbers.G67] &amp; &quot;[/sup]]&quot;; &quot;&quot;)" office:value-type="string" office:string-value="[b]64. [url=https://www.doomworld.com/idgames/levels/doom2/Ports/megawads/ngmvmt2]Newgothic Movement 2[/url][/b] [[b]24[/b]: [sup]Nine Inch Heels: 8, ShoDemo: 2, Outrageous Videos: 9, Nazgul9: 5[/sup]]" calcext:value-type="string">
            <text:p>[b]64. [url=https://www.doomworld.com/idgames/levels/doom2/Ports/megawads/ngmvmt2]Newgothic Movement 2[/url][/b] [[b]24[/b]: [sup]Nine Inch Heels: 8, ShoDemo: 2, Outrageous Videos: 9, Nazgul9: 5[/sup]]</text:p>
          </table:table-cell>
          <table:table-cell table:number-columns-repeated="4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[sup]&quot; &amp; [Numbers.G68] &amp; &quot;[/sup]]&quot;; &quot;&quot;)" office:value-type="string" office:string-value="[b]64. [url=https://www.doomworld.com/idgames/levels/doom2/Ports/m-o/nuts]Nuts[/url][/b] [[b]24[/b]: [sup]Chamelenoel: 6, AnonimVio: 9, roadworx: 4, E.M.: 5[/sup]]" calcext:value-type="string">
            <text:p>[b]64. [url=https://www.doomworld.com/idgames/levels/doom2/Ports/m-o/nuts]Nuts[/url][/b] [[b]24[/b]: [sup]Chamelenoel: 6, AnonimVio: 9, roadworx: 4, E.M.: 5[/sup]]</text:p>
          </table:table-cell>
          <table:table-cell table:number-columns-repeated="4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[sup]&quot; &amp; [Numbers.G69] &amp; &quot;[/sup]]&quot;; &quot;&quot;)" office:value-type="string" office:string-value="[b]64. [url=http://www.mustaine.com/about/video-game-work/perditions-gate/]Perdition's Gate[/url][/b] [[b]24[/b]: [sup]Vorpal: 5, Nate River: 1, bonnie: 10, P41R47: 3, E.M.: 5[/sup]]" calcext:value-type="string">
            <text:p>[b]64. [url=http://www.mustaine.com/about/video-game-work/perditions-gate/]Perdition's Gate[/url][/b] [[b]24[/b]: [sup]Vorpal: 5, Nate River: 1, bonnie: 10, P41R47: 3, E.M.: 5[/sup]]</text:p>
          </table:table-cell>
          <table:table-cell table:number-columns-repeated="4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[sup]&quot; &amp; [Numbers.G70] &amp; &quot;[/sup]]&quot;; &quot;&quot;)" office:value-type="string" office:string-value="[b]64. [url=https://www.doomworld.com/idgames/levels/doom2/Ports/s-u/unloved]Unloved[/url][/b] [[b]24[/b]: [sup]MFG38: 1, everennui: 8, bonnie: 10, TechnoDoomed1: 3, Payload4367: 2[/sup]]" calcext:value-type="string">
            <text:p>[b]64. [url=https://www.doomworld.com/idgames/levels/doom2/Ports/s-u/unloved]Unloved[/url][/b] [[b]24[/b]: [sup]MFG38: 1, everennui: 8, bonnie: 10, TechnoDoomed1: 3, Payload4367: 2[/sup]]</text:p>
          </table:table-cell>
          <table:table-cell table:number-columns-repeated="4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[sup]&quot; &amp; [Numbers.G71] &amp; &quot;[/sup]]&quot;; &quot;&quot;)" office:value-type="string" office:string-value="[b]68. [url=https://www.doomworld.com/idgames/levels/doom2/megawads/dmonfear]Demonfear[/url][/b] [[b]23[/b]: [sup]roadworx: 8, soner du: 3, Philnemba: 3, NaZa: 1, P41R47: 3, Marn: 5[/sup]]" calcext:value-type="string">
            <text:p>[b]68. [url=https://www.doomworld.com/idgames/levels/doom2/megawads/dmonfear]Demonfear[/url][/b] [[b]23[/b]: [sup]roadworx: 8, soner du: 3, Philnemba: 3, NaZa: 1, P41R47: 3, Marn: 5[/sup]]</text:p>
          </table:table-cell>
          <table:table-cell table:number-columns-repeated="4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[sup]&quot; &amp; [Numbers.G72] &amp; &quot;[/sup]]&quot;; &quot;&quot;)" office:value-type="string" office:string-value="[b]68. [url=http://www.moddb.com/games/doom-ii/addons/eternal-slumber-party-v2]Eternal Slumber Party[/url][/b] [[b]23[/b]: [sup]Roofi: 10, Outrageous Videos: 8, Grain of Salt: 4, Simomarchi: 1[/sup]]" calcext:value-type="string">
            <text:p>[b]68. [url=http://www.moddb.com/games/doom-ii/addons/eternal-slumber-party-v2]Eternal Slumber Party[/url][/b] [[b]23[/b]: [sup]Roofi: 10, Outrageous Videos: 8, Grain of Salt: 4, Simomarchi: 1[/sup]]</text:p>
          </table:table-cell>
          <table:table-cell table:number-columns-repeated="4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[sup]&quot; &amp; [Numbers.G73] &amp; &quot;[/sup]]&quot;; &quot;&quot;)" office:value-type="string" office:string-value="[b]70. [url=https://www.doomworld.com/idgames/themes/batman/batman]Batman Doom[/url][/b] [[b]22[/b]: [sup]yakfak: 8, JudgeDeadd: 4, soner du: 10[/sup]]" calcext:value-type="string">
            <text:p>[b]70. [url=https://www.doomworld.com/idgames/themes/batman/batman]Batman Doom[/url][/b] [[b]22[/b]: [sup]yakfak: 8, JudgeDeadd: 4, soner du: 10[/sup]]</text:p>
          </table:table-cell>
          <table:table-cell table:number-columns-repeated="4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[sup]&quot; &amp; [Numbers.G74] &amp; &quot;[/sup]]&quot;; &quot;&quot;)" office:value-type="string" office:string-value="[b]70. [url=https://www.doomworld.com/forum/topic/109216-doom-zero-launch-and-celebrating-25-years-of-doom-ii/]Doom Zero[/url][/b] [[b]22[/b]: [sup]maxmanium: 2, CinnamonKilljoy: 8, Warrex: 10, Horus: 2[/sup]]" calcext:value-type="string">
            <text:p>[b]70. [url=https://www.doomworld.com/forum/topic/109216-doom-zero-launch-and-celebrating-25-years-of-doom-ii/]Doom Zero[/url][/b] [[b]22[/b]: [sup]maxmanium: 2, CinnamonKilljoy: 8, Warrex: 10, Horus: 2[/sup]]</text:p>
          </table:table-cell>
          <table:table-cell table:number-columns-repeated="4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[sup]&quot; &amp; [Numbers.G75] &amp; &quot;[/sup]]&quot;; &quot;&quot;)" office:value-type="string" office:string-value="[b]70. [url=https://www.doomworld.com/idgames/levels/doom/Ports/p-r/par-lutz]Phobos: Anomaly Reborn[/url][/b] [[b]22[/b]: [sup]Ed: 5, Graf Zahl: 1, SilverMiner: 10, smeghammer: 6[/sup]]" calcext:value-type="string">
            <text:p>[b]70. [url=https://www.doomworld.com/idgames/levels/doom/Ports/p-r/par-lutz]Phobos: Anomaly Reborn[/url][/b] [[b]22[/b]: [sup]Ed: 5, Graf Zahl: 1, SilverMiner: 10, smeghammer: 6[/sup]]</text:p>
          </table:table-cell>
          <table:table-cell table:number-columns-repeated="4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[sup]&quot; &amp; [Numbers.G76] &amp; &quot;[/sup]]&quot;; &quot;&quot;)" office:value-type="string" office:string-value="[b]70. [url=https://www.doomworld.com/idgames/levels/doom2/Ports/megawads/sf2012]Slaughterfest 2012[/url][/b] [[b]22[/b]: [sup]HyperLuke: 1, Outrageous Videos: 1, bemused: 2, Apaul27: 8, tmorrow: 3, Simomarchi: 6, maxmanium: 1[/sup]]" calcext:value-type="string">
            <text:p>[b]70. [url=https://www.doomworld.com/idgames/levels/doom2/Ports/megawads/sf2012]Slaughterfest 2012[/url][/b] [[b]22[/b]: [sup]HyperLuke: 1, Outrageous Videos: 1, bemused: 2, Apaul27: 8, tmorrow: 3, Simomarchi: 6, maxmanium: 1[/sup]]</text:p>
          </table:table-cell>
          <table:table-cell table:number-columns-repeated="4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[sup]&quot; &amp; [Numbers.G77] &amp; &quot;[/sup]]&quot;; &quot;&quot;)" office:value-type="string" office:string-value="[b]70. [url=https://www.doomworld.com/idgames/levels/doom2/Ports/s-u/sd20x7]Stardate 20X7[/url][/b] [[b]22[/b]: [sup]yakfak: 6, Grain of Salt: 8, bemused: 4, rdwpa: 4[/sup]]" calcext:value-type="string">
            <text:p>[b]70. [url=https://www.doomworld.com/idgames/levels/doom2/Ports/s-u/sd20x7]Stardate 20X7[/url][/b] [[b]22[/b]: [sup]yakfak: 6, Grain of Salt: 8, bemused: 4, rdwpa: 4[/sup]]</text:p>
          </table:table-cell>
          <table:table-cell table:number-columns-repeated="4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[sup]&quot; &amp; [Numbers.G78] &amp; &quot;[/sup]]&quot;; &quot;&quot;)" office:value-type="string" office:string-value="[b]70. [url=https://www.doomworld.com/idgames/levels/doom2/Ports/megawads/strg]Struggle - Antaresian Legacy[/url][/b] [[b]22[/b]: [sup]Jaromir Bergmann: 6, Payload4367: 3, Deadwing: 6, Snikle: 7[/sup]]" calcext:value-type="string">
            <text:p>[b]70. [url=https://www.doomworld.com/idgames/levels/doom2/Ports/megawads/strg]Struggle - Antaresian Legacy[/url][/b] [[b]22[/b]: [sup]Jaromir Bergmann: 6, Payload4367: 3, Deadwing: 6, Snikle: 7[/sup]]</text:p>
          </table:table-cell>
          <table:table-cell table:number-columns-repeated="4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[sup]&quot; &amp; [Numbers.G79] &amp; &quot;[/sup]]&quot;; &quot;&quot;)" office:value-type="string" office:string-value="[b]70. [url=https://www.doomworld.com/idgames/levels/doom2/Ports/megawads/zpack]ZPack[/url][/b] [[b]22[/b]: [sup]MFG38: 5, Voltcom9: 3, TechnoDoomed1: 4, Ziad EL Zein: 5, Octillion: 5[/sup]]" calcext:value-type="string">
            <text:p>[b]70. [url=https://www.doomworld.com/idgames/levels/doom2/Ports/megawads/zpack]ZPack[/url][/b] [[b]22[/b]: [sup]MFG38: 5, Voltcom9: 3, TechnoDoomed1: 4, Ziad EL Zein: 5, Octillion: 5[/sup]]</text:p>
          </table:table-cell>
          <table:table-cell table:number-columns-repeated="4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[sup]&quot; &amp; [Numbers.G80] &amp; &quot;[/sup]]&quot;; &quot;&quot;)" office:value-type="string" office:string-value="[b]77. [url=https://www.doomworld.com/forum/topic/105598-hurt-singleplayer-map-in-hell/]Hurt[/url][/b] [[b]21[/b]: [sup]Jaromir Bergmann: 9, OniriA: 7, I_Punch_Demons: 5[/sup]]" calcext:value-type="string">
            <text:p>[b]77. [url=https://www.doomworld.com/forum/topic/105598-hurt-singleplayer-map-in-hell/]Hurt[/url][/b] [[b]21[/b]: [sup]Jaromir Bergmann: 9, OniriA: 7, I_Punch_Demons: 5[/sup]]</text:p>
          </table:table-cell>
          <table:table-cell table:number-columns-repeated="4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[sup]&quot; &amp; [Numbers.G81] &amp; &quot;[/sup]]&quot;; &quot;&quot;)" office:value-type="string" office:string-value="[b]77. [url=https://www.doomworld.com/idgames/levels/doom2/megawads/tvr]Revolution![/url][/b] [[b]21[/b]: [sup]Not Jabba: 1, Grazza: 3, Altima: 4, termrork: 5, SilverMiner: 5, P41R47: 3[/sup]]" calcext:value-type="string">
            <text:p>[b]77. [url=https://www.doomworld.com/idgames/levels/doom2/megawads/tvr]Revolution![/url][/b] [[b]21[/b]: [sup]Not Jabba: 1, Grazza: 3, Altima: 4, termrork: 5, SilverMiner: 5, P41R47: 3[/sup]]</text:p>
          </table:table-cell>
          <table:table-cell table:number-columns-repeated="4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[sup]&quot; &amp; [Numbers.G82] &amp; &quot;[/sup]]&quot;; &quot;&quot;)" office:value-type="string" office:string-value="[b]79. [url=https://www.doomworld.com/forum/topic/91854-v15-doom-64-retribution/]Doom 64: Retribution[/url][/b] [[b]20[/b]: [sup]guitardz: 5, 4everDoomed: 8, Warrex: 7[/sup]]" calcext:value-type="string">
            <text:p>[b]79. [url=https://www.doomworld.com/forum/topic/91854-v15-doom-64-retribution/]Doom 64: Retribution[/url][/b] [[b]20[/b]: [sup]guitardz: 5, 4everDoomed: 8, Warrex: 7[/sup]]</text:p>
          </table:table-cell>
          <table:table-cell table:number-columns-repeated="4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[sup]&quot; &amp; [Numbers.G83] &amp; &quot;[/sup]]&quot;; &quot;&quot;)" office:value-type="string" office:string-value="[b]79. [url=https://www.doomworld.com/idgames/levels/doom2/Ports/s-u/scl_top]Threshold of Pain[/url][/b] [[b]20[/b]: [sup]Malrionn: 7, MFG38: 7, 4everDoomed: 6[/sup]]" calcext:value-type="string">
            <text:p>[b]79. [url=https://www.doomworld.com/idgames/levels/doom2/Ports/s-u/scl_top]Threshold of Pain[/url][/b] [[b]20[/b]: [sup]Malrionn: 7, MFG38: 7, 4everDoomed: 6[/sup]]</text:p>
          </table:table-cell>
          <table:table-cell table:number-columns-repeated="4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[sup]&quot; &amp; [Numbers.G84] &amp; &quot;[/sup]]&quot;; &quot;&quot;)" office:value-type="string" office:string-value="[b]81. [url=https://www.doomworld.com/idgames/levels/doom2/Ports/a-c/arcadia]Arcadia Demade[/url][/b] [[b]19[/b]: [sup]Jaws In Space: 9, Vorpal: 5, guitardz: 1, Nancsi: 4[/sup]]" calcext:value-type="string">
            <text:p>[b]81. [url=https://www.doomworld.com/idgames/levels/doom2/Ports/a-c/arcadia]Arcadia Demade[/url][/b] [[b]19[/b]: [sup]Jaws In Space: 9, Vorpal: 5, guitardz: 1, Nancsi: 4[/sup]]</text:p>
          </table:table-cell>
          <table:table-cell table:number-columns-repeated="4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[sup]&quot; &amp; [Numbers.G85] &amp; &quot;[/sup]]&quot;; &quot;&quot;)" office:value-type="string" office:string-value="[b]81. [url=https://www.doomworld.com/idgames/levels/doom2/Ports/d-f/equinox]Equinox[/url][/b] [[b]19[/b]: [sup]Sky: 5, Grazza: 9, ella guro: 5[/sup]]" calcext:value-type="string">
            <text:p>[b]81. [url=https://www.doomworld.com/idgames/levels/doom2/Ports/d-f/equinox]Equinox[/url][/b] [[b]19[/b]: [sup]Sky: 5, Grazza: 9, ella guro: 5[/sup]]</text:p>
          </table:table-cell>
          <table:table-cell table:number-columns-repeated="4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[sup]&quot; &amp; [Numbers.G86] &amp; &quot;[/sup]]&quot;; &quot;&quot;)" office:value-type="string" office:string-value="[b]83. [url=https://www.doomworld.com/idgames/levels/doom2/Ports/a-c/bauhaus]Bauhaus[/url][/b] [[b]18[/b]: [sup]ella guro: 9, 7hm: 5, Grain of Salt: 3, NoisyVelvet: 1[/sup]]" calcext:value-type="string">
            <text:p>[b]83. [url=https://www.doomworld.com/idgames/levels/doom2/Ports/a-c/bauhaus]Bauhaus[/url][/b] [[b]18[/b]: [sup]ella guro: 9, 7hm: 5, Grain of Salt: 3, NoisyVelvet: 1[/sup]]</text:p>
          </table:table-cell>
          <table:table-cell table:number-columns-repeated="4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[sup]&quot; &amp; [Numbers.G87] &amp; &quot;[/sup]]&quot;; &quot;&quot;)" office:value-type="string" office:string-value="[b]83. [url=https://www.doomworld.com/idgames/levels/doom2/Ports/d-f/dv]Deus Vult[/url][/b] [[b]18[/b]: [sup]Mr. Freeze: 7, WH-Wilou84: 5, joepallai: 1, DJVCardMaster: 1, waciej: 4[/sup]]" calcext:value-type="string">
            <text:p>[b]83. [url=https://www.doomworld.com/idgames/levels/doom2/Ports/d-f/dv]Deus Vult[/url][/b] [[b]18[/b]: [sup]Mr. Freeze: 7, WH-Wilou84: 5, joepallai: 1, DJVCardMaster: 1, waciej: 4[/sup]]</text:p>
          </table:table-cell>
          <table:table-cell table:number-columns-repeated="4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[sup]&quot; &amp; [Numbers.G88] &amp; &quot;[/sup]]&quot;; &quot;&quot;)" office:value-type="string" office:string-value="[b]83. [url=https://www.doomworld.com/idgames/levels/doom/Ports/d-f/e1m4b]Phobos Mission Control[/url][/b] [[b]18[/b]: [sup]Nancsi: 6, Diabolución: 5, Marn: 5, DooM Bear: 2[/sup]]" calcext:value-type="string">
            <text:p>[b]83. [url=https://www.doomworld.com/idgames/levels/doom/Ports/d-f/e1m4b]Phobos Mission Control[/url][/b] [[b]18[/b]: [sup]Nancsi: 6, Diabolución: 5, Marn: 5, DooM Bear: 2[/sup]]</text:p>
          </table:table-cell>
          <table:table-cell table:number-columns-repeated="4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[sup]&quot; &amp; [Numbers.G89] &amp; &quot;[/sup]]&quot;; &quot;&quot;)" office:value-type="string" office:string-value="[b]83. [url=https://www.doomworld.com/idgames/levels/doom2/Ports/megawads/sf2011]Slaughterfest 2011[/url][/b] [[b]18[/b]: [sup]Outrageous Videos: 5, tmorrow: 3, Simomarchi: 10[/sup]]" calcext:value-type="string">
            <text:p>[b]83. [url=https://www.doomworld.com/idgames/levels/doom2/Ports/megawads/sf2011]Slaughterfest 2011[/url][/b] [[b]18[/b]: [sup]Outrageous Videos: 5, tmorrow: 3, Simomarchi: 10[/sup]]</text:p>
          </table:table-cell>
          <table:table-cell table:number-columns-repeated="4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[sup]&quot; &amp; [Numbers.G90] &amp; &quot;[/sup]]&quot;; &quot;&quot;)" office:value-type="string" office:string-value="[b]87. [url=https://www.doomworld.com/idgames/levels/doom2/Ports/megawads/drkenctr]Dark Encounters[/url][/b] [[b]17[/b]: [sup]Bryan T: 6, dylux: 8, Octillion: 3[/sup]]" calcext:value-type="string">
            <text:p>[b]87. [url=https://www.doomworld.com/idgames/levels/doom2/Ports/megawads/drkenctr]Dark Encounters[/url][/b] [[b]17[/b]: [sup]Bryan T: 6, dylux: 8, Octillion: 3[/sup]]</text:p>
          </table:table-cell>
          <table:table-cell table:number-columns-repeated="4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[sup]&quot; &amp; [Numbers.G91] &amp; &quot;[/sup]]&quot;; &quot;&quot;)" office:value-type="string" office:string-value="[b]87. [url=https://www.doomworld.com/idgames/levels/doom2/Ports/megawads/sihr2fix]Survive in Hell[/url][/b] [[b]17[/b]: [sup]Spectra: 8, Makedounia: 3, Pierrot: 6[/sup]]" calcext:value-type="string">
            <text:p>[b]87. [url=https://www.doomworld.com/idgames/levels/doom2/Ports/megawads/sihr2fix]Survive in Hell[/url][/b] [[b]17[/b]: [sup]Spectra: 8, Makedounia: 3, Pierrot: 6[/sup]]</text:p>
          </table:table-cell>
          <table:table-cell table:number-columns-repeated="4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[sup]&quot; &amp; [Numbers.G92] &amp; &quot;[/sup]]&quot;; &quot;&quot;)" office:value-type="string" office:string-value="[b]87. [url=https://www.doomworld.com/idgames/levels/doom2/Ports/megawads/sp_usimp]Ultimate Simplicity[/url][/b] [[b]17[/b]: [sup]Dragonfly: 8, Simomarchi: 9[/sup]]" calcext:value-type="string">
            <text:p>[b]87. [url=https://www.doomworld.com/idgames/levels/doom2/Ports/megawads/sp_usimp]Ultimate Simplicity[/url][/b] [[b]17[/b]: [sup]Dragonfly: 8, Simomarchi: 9[/sup]]</text:p>
          </table:table-cell>
          <table:table-cell table:number-columns-repeated="4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[sup]&quot; &amp; [Numbers.G93] &amp; &quot;[/sup]]&quot;; &quot;&quot;)" office:value-type="string" office:string-value="[b]90. [url=https://www.doomworld.com/idgames/levels/doom/a-c/castevil]Castle of Evil[/url][/b] [[b]16[/b]: [sup]bzzrak: 10, joepallai: 6[/sup]]" calcext:value-type="string">
            <text:p>[b]90. [url=https://www.doomworld.com/idgames/levels/doom/a-c/castevil]Castle of Evil[/url][/b] [[b]16[/b]: [sup]bzzrak: 10, joepallai: 6[/sup]]</text:p>
          </table:table-cell>
          <table:table-cell table:number-columns-repeated="4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[sup]&quot; &amp; [Numbers.G94] &amp; &quot;[/sup]]&quot;; &quot;&quot;)" office:value-type="string" office:string-value="[b]90. [url=https://www.doomworld.com/idgames/levels/doom2/Ports/j-l/legher]Legacy of Heroes[/url][/b] [[b]16[/b]: [sup]Woolie Wool: 5, dylux: 7, eharper256: 4[/sup]]" calcext:value-type="string">
            <text:p>[b]90. [url=https://www.doomworld.com/idgames/levels/doom2/Ports/j-l/legher]Legacy of Heroes[/url][/b] [[b]16[/b]: [sup]Woolie Wool: 5, dylux: 7, eharper256: 4[/sup]]</text:p>
          </table:table-cell>
          <table:table-cell table:number-columns-repeated="4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[sup]&quot; &amp; [Numbers.G95] &amp; &quot;[/sup]]&quot;; &quot;&quot;)" office:value-type="string" office:string-value="[b]90. [url=https://www.doomworld.com/idgames/levels/doom2/Ports/megawads/mutiny]Mutiny[/url][/b] [[b]16[/b]: [sup]Jaws In Space: 6, Doomkid: 3, everennui: 2, NoisyVelvet: 1, m8f: 4[/sup]]" calcext:value-type="string">
            <text:p>[b]90. [url=https://www.doomworld.com/idgames/levels/doom2/Ports/megawads/mutiny]Mutiny[/url][/b] [[b]16[/b]: [sup]Jaws In Space: 6, Doomkid: 3, everennui: 2, NoisyVelvet: 1, m8f: 4[/sup]]</text:p>
          </table:table-cell>
          <table:table-cell table:number-columns-repeated="4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[sup]&quot; &amp; [Numbers.G96] &amp; &quot;[/sup]]&quot;; &quot;&quot;)" office:value-type="string" office:string-value="[b]90. [url=https://forum.zdoom.org/viewtopic.php?t=56668#p1000996]Rise of the Wool Ball[/url][/b] [[b]16[/b]: [sup]JudgeDeadd: 3, Squadallah: 1, Apaul27: 9, TheMightyHeracross: 3[/sup]]" calcext:value-type="string">
            <text:p>[b]90. [url=https://forum.zdoom.org/viewtopic.php?t=56668#p1000996]Rise of the Wool Ball[/url][/b] [[b]16[/b]: [sup]JudgeDeadd: 3, Squadallah: 1, Apaul27: 9, TheMightyHeracross: 3[/sup]]</text:p>
          </table:table-cell>
          <table:table-cell table:number-columns-repeated="4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[sup]&quot; &amp; [Numbers.G97] &amp; &quot;[/sup]]&quot;; &quot;&quot;)" office:value-type="string" office:string-value="[b]90. [url=https://www.doomworld.com/idgames/levels/doom2/Ports/megawads/tj]The Journey[/url][/b] [[b]16[/b]: [sup]Spectra: 6, Makedounia: 4, P41R47: 6[/sup]]" calcext:value-type="string">
            <text:p>[b]90. [url=https://www.doomworld.com/idgames/levels/doom2/Ports/megawads/tj]The Journey[/url][/b] [[b]16[/b]: [sup]Spectra: 6, Makedounia: 4, P41R47: 6[/sup]]</text:p>
          </table:table-cell>
          <table:table-cell table:number-columns-repeated="4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[sup]&quot; &amp; [Numbers.G98] &amp; &quot;[/sup]]&quot;; &quot;&quot;)" office:value-type="string" office:string-value="[b]90. [url=https://www.doomworld.com/idgames/levels/doom2/megawads/ur]Unholy Realms[/url][/b] [[b]16[/b]: [sup]Dime: 6, Bryan T: 1, dylux: 2, tmorrow: 2, Makedounia: 2, DOEL: 3[/sup]]" calcext:value-type="string">
            <text:p>[b]90. [url=https://www.doomworld.com/idgames/levels/doom2/megawads/ur]Unholy Realms[/url][/b] [[b]16[/b]: [sup]Dime: 6, Bryan T: 1, dylux: 2, tmorrow: 2, Makedounia: 2, DOEL: 3[/sup]]</text:p>
          </table:table-cell>
          <table:table-cell table:number-columns-repeated="4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[sup]&quot; &amp; [Numbers.G99] &amp; &quot;[/sup]]&quot;; &quot;&quot;)" office:value-type="string" office:string-value="[b]96. [url=https://www.doomworld.com/idgames/levels/doom2/megawads/avj]Arch-Vile Jump[/url][/b] [[b]15[/b]: [sup]termrork: 5, Red-XIII: 10[/sup]]" calcext:value-type="string">
            <text:p>[b]96. [url=https://www.doomworld.com/idgames/levels/doom2/megawads/avj]Arch-Vile Jump[/url][/b] [[b]15[/b]: [sup]termrork: 5, Red-XIII: 10[/sup]]</text:p>
          </table:table-cell>
          <table:table-cell table:number-columns-repeated="4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[sup]&quot; &amp; [Numbers.G100] &amp; &quot;[/sup]]&quot;; &quot;&quot;)" office:value-type="string" office:string-value="[b]96. [url=https://www.doomworld.com/idgames/levels/doom2/Ports/d-f/foursite]Foursite[/url][/b] [[b]15[/b]: [sup]Budoka: 2, Nancsi: 7, 4everDoomed: 5, Gaia74: 1[/sup]]" calcext:value-type="string">
            <text:p>[b]96. [url=https://www.doomworld.com/idgames/levels/doom2/Ports/d-f/foursite]Foursite[/url][/b] [[b]15[/b]: [sup]Budoka: 2, Nancsi: 7, 4everDoomed: 5, Gaia74: 1[/sup]]</text:p>
          </table:table-cell>
          <table:table-cell table:number-columns-repeated="4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[sup]&quot; &amp; [Numbers.G101] &amp; &quot;[/sup]]&quot;; &quot;&quot;)" office:value-type="string" office:string-value="[b]96. [url=http://heroestospare.com/rabotik/harmony.php]Harmony[/url][/b] [[b]15[/b]: [sup]Not Jabba: 5, Sky: 6, ax34: 4[/sup]]" calcext:value-type="string">
            <text:p>[b]96. [url=http://heroestospare.com/rabotik/harmony.php]Harmony[/url][/b] [[b]15[/b]: [sup]Not Jabba: 5, Sky: 6, ax34: 4[/sup]]</text:p>
          </table:table-cell>
          <table:table-cell table:number-columns-repeated="4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[sup]&quot; &amp; [Numbers.G102] &amp; &quot;[/sup]]&quot;; &quot;&quot;)" office:value-type="string" office:string-value="[b]96. [url=https://www.doomworld.com/idgames/levels/doom2/Ports/a-c/action2]Urban Brawl: Action Doom 2[/url][/b] [[b]15[/b]: [sup]Chamelenoel: 1, JudgeDeadd: 4, Phobus: 10[/sup]]" calcext:value-type="string">
            <text:p>[b]96. [url=https://www.doomworld.com/idgames/levels/doom2/Ports/a-c/action2]Urban Brawl: Action Doom 2[/url][/b] [[b]15[/b]: [sup]Chamelenoel: 1, JudgeDeadd: 4, Phobus: 10[/sup]]</text:p>
          </table:table-cell>
          <table:table-cell table:number-columns-repeated="4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[sup]&quot; &amp; [Numbers.G103] &amp; &quot;[/sup]]&quot;; &quot;&quot;)" office:value-type="string" office:string-value="[b]100. [url=https://www.doomworld.com/idgames/levels/doom2/Ports/megawads/bstain]Bloodstain[/url][/b] [[b]14[/b]: [sup]NuMetalManiak: 5, everennui: 5, Forli: 4[/sup]]" calcext:value-type="string">
            <text:p>[b]100. [url=https://www.doomworld.com/idgames/levels/doom2/Ports/megawads/bstain]Bloodstain[/url][/b] [[b]14[/b]: [sup]NuMetalManiak: 5, everennui: 5, Forli: 4[/sup]]</text:p>
          </table:table-cell>
          <table:table-cell table:number-columns-repeated="4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[sup]&quot; &amp; [Numbers.G104] &amp; &quot;[/sup]]&quot;; &quot;&quot;)" office:value-type="string" office:string-value="[b]100. [url=https://www.doomworld.com/forum/topic/64353-doom-64-for-doom-ii/]Doom 64 for Doom II[/url][/b] [[b]14[/b]: [sup]Roofi: 1, Woolie Wool: 1, I_Punch_Demons: 2, Warrex: 10[/sup]]" calcext:value-type="string">
            <text:p>[b]100. [url=https://www.doomworld.com/forum/topic/64353-doom-64-for-doom-ii/]Doom 64 for Doom II[/url][/b] [[b]14[/b]: [sup]Roofi: 1, Woolie Wool: 1, I_Punch_Demons: 2, Warrex: 10[/sup]]</text:p>
          </table:table-cell>
          <table:table-cell table:number-columns-repeated="4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[sup]&quot; &amp; [Numbers.G105] &amp; &quot;[/sup]]&quot;; &quot;&quot;)" office:value-type="string" office:string-value="[b]100. [url=https://www.doomworld.com/idgames/levels/doom2/Ports/s-u/uacultra]UAC Ultra[/url][/b] [[b]14[/b]: [sup]Malrionn: 10, Budoka: 4[/sup]]" calcext:value-type="string">
            <text:p>[b]100. [url=https://www.doomworld.com/idgames/levels/doom2/Ports/s-u/uacultra]UAC Ultra[/url][/b] [[b]14[/b]: [sup]Malrionn: 10, Budoka: 4[/sup]]</text:p>
          </table:table-cell>
          <table:table-cell table:number-columns-repeated="4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[sup]&quot; &amp; [Numbers.G106] &amp; &quot;[/sup]]&quot;; &quot;&quot;)" office:value-type="string" office:string-value="[b]103. [url=https://www.doomworld.com/idgames/levels/doom2/Ports/megawads/50shades]50 Shades of Graytall[/url][/b] [[b]13[/b]: [sup]Nine Inch Heels: 2, Voltcom9: 2, JudgeDeadd: 1, NoisyVelvet: 3, Pierrot: 5[/sup]]" calcext:value-type="string">
            <text:p>[b]103. [url=https://www.doomworld.com/idgames/levels/doom2/Ports/megawads/50shades]50 Shades of Graytall[/url][/b] [[b]13[/b]: [sup]Nine Inch Heels: 2, Voltcom9: 2, JudgeDeadd: 1, NoisyVelvet: 3, Pierrot: 5[/sup]]</text:p>
          </table:table-cell>
          <table:table-cell table:number-columns-repeated="4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[sup]&quot; &amp; [Numbers.G107] &amp; &quot;[/sup]]&quot;; &quot;&quot;)" office:value-type="string" office:string-value="[b]103. [url=https://www.doomworld.com/idgames/levels/doom2/Ports/d-f/elysion]Elysion[/url][/b] [[b]13[/b]: [sup]Sky: 8, darkreaver: 5[/sup]]" calcext:value-type="string">
            <text:p>[b]103. [url=https://www.doomworld.com/idgames/levels/doom2/Ports/d-f/elysion]Elysion[/url][/b] [[b]13[/b]: [sup]Sky: 8, darkreaver: 5[/sup]]</text:p>
          </table:table-cell>
          <table:table-cell table:number-columns-repeated="4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[sup]&quot; &amp; [Numbers.G108] &amp; &quot;[/sup]]&quot;; &quot;&quot;)" office:value-type="string" office:string-value="[b]103. [url=https://doomwiki.org/wiki/Hell_To_Pay]Hell to Pay[/url][/b] [[b]13[/b]: [sup]bonnie: 10, P41R47: 3[/sup]]" calcext:value-type="string">
            <text:p>[b]103. [url=https://doomwiki.org/wiki/Hell_To_Pay]Hell to Pay[/url][/b] [[b]13[/b]: [sup]bonnie: 10, P41R47: 3[/sup]]</text:p>
          </table:table-cell>
          <table:table-cell table:number-columns-repeated="4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[sup]&quot; &amp; [Numbers.G109] &amp; &quot;[/sup]]&quot;; &quot;&quot;)" office:value-type="string" office:string-value="[b]103. [url=https://www.doomworld.com/idgames/levels/doom2/Ports/m-o/miasma]Miasma[/url][/b] [[b]13[/b]: [sup]WH-Wilou84: 1, Soundblock: 2, Nirvana: 9, NoisyVelvet: 1[/sup]]" calcext:value-type="string">
            <text:p>[b]103. [url=https://www.doomworld.com/idgames/levels/doom2/Ports/m-o/miasma]Miasma[/url][/b] [[b]13[/b]: [sup]WH-Wilou84: 1, Soundblock: 2, Nirvana: 9, NoisyVelvet: 1[/sup]]</text:p>
          </table:table-cell>
          <table:table-cell table:number-columns-repeated="4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[sup]&quot; &amp; [Numbers.G110] &amp; &quot;[/sup]]&quot;; &quot;&quot;)" office:value-type="string" office:string-value="[b]103. [url=http://manbitesshark.com/]REKKR[/url][/b] [[b]13[/b]: [sup]soner du: 8, Rince-wind: 5[/sup]]" calcext:value-type="string">
            <text:p>[b]103. [url=http://manbitesshark.com/]REKKR[/url][/b] [[b]13[/b]: [sup]soner du: 8, Rince-wind: 5[/sup]]</text:p>
          </table:table-cell>
          <table:table-cell table:number-columns-repeated="4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[sup]&quot; &amp; [Numbers.G111] &amp; &quot;[/sup]]&quot;; &quot;&quot;)" office:value-type="string" office:string-value="[b]103. [url=https://www.doomworld.com/idgames/levels/doom2/Ports/s-u/sacrment]Sacrament[/url][/b] [[b]13[/b]: [sup]ella guro: 8, yakfak: 5[/sup]]" calcext:value-type="string">
            <text:p>[b]103. [url=https://www.doomworld.com/idgames/levels/doom2/Ports/s-u/sacrment]Sacrament[/url][/b] [[b]13[/b]: [sup]ella guro: 8, yakfak: 5[/sup]]</text:p>
          </table:table-cell>
          <table:table-cell table:number-columns-repeated="4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[sup]&quot; &amp; [Numbers.G112] &amp; &quot;[/sup]]&quot;; &quot;&quot;)" office:value-type="string" office:string-value="[b]103. [url=https://www.doomworld.com/idgames/levels/doom2/Ports/megawads/vile]Vile Flesh[/url][/b] [[b]13[/b]: [sup]Grazza: 4, P41R47: 9[/sup]]" calcext:value-type="string">
            <text:p>[b]103. [url=https://www.doomworld.com/idgames/levels/doom2/Ports/megawads/vile]Vile Flesh[/url][/b] [[b]13[/b]: [sup]Grazza: 4, P41R47: 9[/sup]]</text:p>
          </table:table-cell>
          <table:table-cell table:number-columns-repeated="4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[sup]&quot; &amp; [Numbers.G113] &amp; &quot;[/sup]]&quot;; &quot;&quot;)" office:value-type="string" office:string-value="[b]103. [url=https://www.doomworld.com/idgames/levels/doom2/Ports/v-z/zdmcmp1]ZDoom Community Map Project: Take 1[/url][/b] [[b]13[/b]: [sup]Phobus: 8, Ziad EL Zein: 5[/sup]]" calcext:value-type="string">
            <text:p>[b]103. [url=https://www.doomworld.com/idgames/levels/doom2/Ports/v-z/zdmcmp1]ZDoom Community Map Project: Take 1[/url][/b] [[b]13[/b]: [sup]Phobus: 8, Ziad EL Zein: 5[/sup]]</text:p>
          </table:table-cell>
          <table:table-cell table:number-columns-repeated="4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[sup]&quot; &amp; [Numbers.G114] &amp; &quot;[/sup]]&quot;; &quot;&quot;)" office:value-type="string" office:string-value="[b]111. [url=https://www.doomworld.com/idgames/levels/doom2/Ports/m-o/mek-catk]Counterattack[/url][/b] [[b]12[/b]: [sup]rdwpa: 9, Hansen79: 3[/sup]]" calcext:value-type="string">
            <text:p>[b]111. [url=https://www.doomworld.com/idgames/levels/doom2/Ports/m-o/mek-catk]Counterattack[/url][/b] [[b]12[/b]: [sup]rdwpa: 9, Hansen79: 3[/sup]]</text:p>
          </table:table-cell>
          <table:table-cell table:number-columns-repeated="4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[sup]&quot; &amp; [Numbers.G115] &amp; &quot;[/sup]]&quot;; &quot;&quot;)" office:value-type="string" office:string-value="[b]111. [url=https://www.doomworld.com/idgames/levels/doom2/Ports/d-f/exterror]Extreme Terror[/url][/b] [[b]12[/b]: [sup]Nine Inch Heels: 5, everennui: 5, Nancsi: 2[/sup]]" calcext:value-type="string">
            <text:p>[b]111. [url=https://www.doomworld.com/idgames/levels/doom2/Ports/d-f/exterror]Extreme Terror[/url][/b] [[b]12[/b]: [sup]Nine Inch Heels: 5, everennui: 5, Nancsi: 2[/sup]]</text:p>
          </table:table-cell>
          <table:table-cell table:number-columns-repeated="4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[sup]&quot; &amp; [Numbers.G116] &amp; &quot;[/sup]]&quot;; &quot;&quot;)" office:value-type="string" office:string-value="[b]111. [url=https://www.doomworld.com/idgames/levels/doom2/Ports/m-o/ngmvmt1]Newgothic Movement 1[/url][/b] [[b]12[/b]: [sup]everennui: 2, Outrageous Videos: 4, Nazgul9: 6[/sup]]" calcext:value-type="string">
            <text:p>[b]111. [url=https://www.doomworld.com/idgames/levels/doom2/Ports/m-o/ngmvmt1]Newgothic Movement 1[/url][/b] [[b]12[/b]: [sup]everennui: 2, Outrageous Videos: 4, Nazgul9: 6[/sup]]</text:p>
          </table:table-cell>
          <table:table-cell table:number-columns-repeated="4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[sup]&quot; &amp; [Numbers.G117] &amp; &quot;[/sup]]&quot;; &quot;&quot;)" office:value-type="string" office:string-value="[b]111. [url=https://www.doomworld.com/idgames/levels/doom2/Ports/megawads/swideath]Swift Death[/url][/b] [[b]12[/b]: [sup]Nine Inch Heels: 1, fveitsi: 5, StoneMason: 5, NoisyVelvet: 1[/sup]]" calcext:value-type="string">
            <text:p>[b]111. [url=https://www.doomworld.com/idgames/levels/doom2/Ports/megawads/swideath]Swift Death[/url][/b] [[b]12[/b]: [sup]Nine Inch Heels: 1, fveitsi: 5, StoneMason: 5, NoisyVelvet: 1[/sup]]</text:p>
          </table:table-cell>
          <table:table-cell table:number-columns-repeated="4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[sup]&quot; &amp; [Numbers.G118] &amp; &quot;[/sup]]&quot;; &quot;&quot;)" office:value-type="string" office:string-value="[b]115. [url=https://www.doomworld.com/idgames/levels/doom/a-c/b2b]Back to Basics[/url][/b] [[b]11[/b]: [sup]WH-Wilou84: 2, joepallai: 5, rdwpa: 4[/sup]]" calcext:value-type="string">
            <text:p>[b]115. [url=https://www.doomworld.com/idgames/levels/doom/a-c/b2b]Back to Basics[/url][/b] [[b]11[/b]: [sup]WH-Wilou84: 2, joepallai: 5, rdwpa: 4[/sup]]</text:p>
          </table:table-cell>
          <table:table-cell table:number-columns-repeated="4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[sup]&quot; &amp; [Numbers.G119] &amp; &quot;[/sup]]&quot;; &quot;&quot;)" office:value-type="string" office:string-value="[b]115. [url=https://www.doomworld.com/idgames/levels/doom2/Ports/megawads/1024clau]Claustrophobia 1024[/url][/b] [[b]11[/b]: [sup]m8f: 5, DJVCardMaster: 6[/sup]]" calcext:value-type="string">
            <text:p>[b]115. [url=https://www.doomworld.com/idgames/levels/doom2/Ports/megawads/1024clau]Claustrophobia 1024[/url][/b] [[b]11[/b]: [sup]m8f: 5, DJVCardMaster: 6[/sup]]</text:p>
          </table:table-cell>
          <table:table-cell table:number-columns-repeated="4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[sup]&quot; &amp; [Numbers.G120] &amp; &quot;[/sup]]&quot;; &quot;&quot;)" office:value-type="string" office:string-value="[b]115. [url=https://www.doomworld.com/idgames/levels/doom2/Ports/a-c/comatose]Comatose[/url][/b] [[b]11[/b]: [sup]yakfak: 7, m8f: 4[/sup]]" calcext:value-type="string">
            <text:p>[b]115. [url=https://www.doomworld.com/idgames/levels/doom2/Ports/a-c/comatose]Comatose[/url][/b] [[b]11[/b]: [sup]yakfak: 7, m8f: 4[/sup]]</text:p>
          </table:table-cell>
          <table:table-cell table:number-columns-repeated="4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[sup]&quot; &amp; [Numbers.G121] &amp; &quot;[/sup]]&quot;; &quot;&quot;)" office:value-type="string" office:string-value="[b]115. [url=https://www.doomworld.com/idgames/levels/doom2/Ports/megawads/cchest2]Community Chest 2[/url][/b] [[b]11[/b]: [sup]Sky: 10, tchkb: 1[/sup]]" calcext:value-type="string">
            <text:p>[b]115. [url=https://www.doomworld.com/idgames/levels/doom2/Ports/megawads/cchest2]Community Chest 2[/url][/b] [[b]11[/b]: [sup]Sky: 10, tchkb: 1[/sup]]</text:p>
          </table:table-cell>
          <table:table-cell table:number-columns-repeated="4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[sup]&quot; &amp; [Numbers.G122] &amp; &quot;[/sup]]&quot;; &quot;&quot;)" office:value-type="string" office:string-value="[b]115. [url=https://www.doomworld.com/idgames/levels/doom2/Ports/a-c/crumpets]Crumpets[/url][/b] [[b]11[/b]: [sup]everennui: 2, Nate River: 8, Nirvana: 1[/sup]]" calcext:value-type="string">
            <text:p>[b]115. [url=https://www.doomworld.com/idgames/levels/doom2/Ports/a-c/crumpets]Crumpets[/url][/b] [[b]11[/b]: [sup]everennui: 2, Nate River: 8, Nirvana: 1[/sup]]</text:p>
          </table:table-cell>
          <table:table-cell table:number-columns-repeated="4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[sup]&quot; &amp; [Numbers.G123] &amp; &quot;[/sup]]&quot;; &quot;&quot;)" office:value-type="string" office:string-value="[b]115. [url=https://www.doomworld.com/forum/topic/92574-dimension-of-the-boomed/]Dimension of the Boomed[/url][/b] [[b]11[/b]: [sup]Ivory Duke: 7, Hansen79: 4[/sup]]" calcext:value-type="string">
            <text:p>[b]115. [url=https://www.doomworld.com/forum/topic/92574-dimension-of-the-boomed/]Dimension of the Boomed[/url][/b] [[b]11[/b]: [sup]Ivory Duke: 7, Hansen79: 4[/sup]]</text:p>
          </table:table-cell>
          <table:table-cell table:number-columns-repeated="4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[sup]&quot; &amp; [Numbers.G124] &amp; &quot;[/sup]]&quot;; &quot;&quot;)" office:value-type="string" office:string-value="[b]115. [url=https://www.doomworld.com/idgames/levels/doom2/Ports/a-c/ad2dow]Urban Brawl: Dead of Winter[/url][/b] [[b]11[/b]: [sup]Ralphis: 6, Phobus: 5[/sup]]" calcext:value-type="string">
            <text:p>[b]115. [url=https://www.doomworld.com/idgames/levels/doom2/Ports/a-c/ad2dow]Urban Brawl: Dead of Winter[/url][/b] [[b]11[/b]: [sup]Ralphis: 6, Phobus: 5[/sup]]</text:p>
          </table:table-cell>
          <table:table-cell table:number-columns-repeated="4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[sup]&quot; &amp; [Numbers.G125] &amp; &quot;[/sup]]&quot;; &quot;&quot;)" office:value-type="string" office:string-value="[b]115. [url=https://www.doomworld.com/forum/topic/50158-wip-vela-pax-beta-21-out-now-with-1-more-stuff/]Vela Pax[/url][/b] [[b]11[/b]: [sup]WH-Wilou84: 2, TheNerdTurtle2: 9[/sup]]" calcext:value-type="string">
            <text:p>[b]115. [url=https://www.doomworld.com/forum/topic/50158-wip-vela-pax-beta-21-out-now-with-1-more-stuff/]Vela Pax[/url][/b] [[b]11[/b]: [sup]WH-Wilou84: 2, TheNerdTurtle2: 9[/sup]]</text:p>
          </table:table-cell>
          <table:table-cell table:number-columns-repeated="4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[sup]&quot; &amp; [Numbers.G126] &amp; &quot;[/sup]]&quot;; &quot;&quot;)" office:value-type="string" office:string-value="[b]115. [url=https://www.doomworld.com/idgames/levels/doom/v-z/wow]Wow[/url][/b] [[b]11[/b]: [sup]AnonimVio: 10, Apaul27: 1[/sup]]" calcext:value-type="string">
            <text:p>[b]115. [url=https://www.doomworld.com/idgames/levels/doom/v-z/wow]Wow[/url][/b] [[b]11[/b]: [sup]AnonimVio: 10, Apaul27: 1[/sup]]</text:p>
          </table:table-cell>
          <table:table-cell table:number-columns-repeated="4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[sup]&quot; &amp; [Numbers.G127] &amp; &quot;[/sup]]&quot;; &quot;&quot;)" office:value-type="string" office:string-value="[b]124. [url=https://www.doomworld.com/forum/topic/101647-avactor-last-update-is-out/]Avactor[/url][/b] [[b]10[/b]: [sup]JudgeDeadd: 2, OniriA: 8[/sup]]" calcext:value-type="string">
            <text:p>[b]124. [url=https://www.doomworld.com/forum/topic/101647-avactor-last-update-is-out/]Avactor[/url][/b] [[b]10[/b]: [sup]JudgeDeadd: 2, OniriA: 8[/sup]]</text:p>
          </table:table-cell>
          <table:table-cell table:number-columns-repeated="4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[sup]&quot; &amp; [Numbers.G128] &amp; &quot;[/sup]]&quot;; &quot;&quot;)" office:value-type="string" office:string-value="[b]124. [url=https://www.doomworld.com/idgames/levels/doom2/Ports/a-c/chnworm]Chainworm Kommando[/url][/b] [[b]10[/b]: [sup]Rince-wind: 5, eharper256: 5[/sup]]" calcext:value-type="string">
            <text:p>[b]124. [url=https://www.doomworld.com/idgames/levels/doom2/Ports/a-c/chnworm]Chainworm Kommando[/url][/b] [[b]10[/b]: [sup]Rince-wind: 5, eharper256: 5[/sup]]</text:p>
          </table:table-cell>
          <table:table-cell table:number-columns-repeated="4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[sup]&quot; &amp; [Numbers.G129] &amp; &quot;[/sup]]&quot;; &quot;&quot;)" office:value-type="string" office:string-value="[b]124. [url=https://www.doomworld.com/idgames/levels/doom2/Ports/s-u/tcotd21me]City of the Damned: Apocalypse[/url][/b] [[b]10[/b]: [sup]TechnoDoomed1: 5, Rince-wind: 5[/sup]]" calcext:value-type="string">
            <text:p>[b]124. [url=https://www.doomworld.com/idgames/levels/doom2/Ports/s-u/tcotd21me]City of the Damned: Apocalypse[/url][/b] [[b]10[/b]: [sup]TechnoDoomed1: 5, Rince-wind: 5[/sup]]</text:p>
          </table:table-cell>
          <table:table-cell table:number-columns-repeated="4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[sup]&quot; &amp; [Numbers.G130] &amp; &quot;[/sup]]&quot;; &quot;&quot;)" office:value-type="string" office:string-value="[b]124. [url=https://www.doomworld.com/idgames/levels/doom/s-u/uac_dead]Dooms Day of UAC[/url][/b] [[b]10[/b]: [sup]Jaws In Space: 2, Ed: 5, joepallai: 3[/sup]]" calcext:value-type="string">
            <text:p>[b]124. [url=https://www.doomworld.com/idgames/levels/doom/s-u/uac_dead]Dooms Day of UAC[/url][/b] [[b]10[/b]: [sup]Jaws In Space: 2, Ed: 5, joepallai: 3[/sup]]</text:p>
          </table:table-cell>
          <table:table-cell table:number-columns-repeated="4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[sup]&quot; &amp; [Numbers.G131] &amp; &quot;[/sup]]&quot;; &quot;&quot;)" office:value-type="string" office:string-value="[b]124. [url=https://www.doomworld.com/idgames/levels/doom2/g-i/grime]Grime[/url][/b] [[b]10[/b]: [sup]WH-Wilou84: 2, darkreaver: 4, Paul977: 4[/sup]]" calcext:value-type="string">
            <text:p>[b]124. [url=https://www.doomworld.com/idgames/levels/doom2/g-i/grime]Grime[/url][/b] [[b]10[/b]: [sup]WH-Wilou84: 2, darkreaver: 4, Paul977: 4[/sup]]</text:p>
          </table:table-cell>
          <table:table-cell table:number-columns-repeated="4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[sup]&quot; &amp; [Numbers.G132] &amp; &quot;[/sup]]&quot;; &quot;&quot;)" office:value-type="string" office:string-value="[b]124. [url=https://forum.zdoom.org/viewtopic.php?f=42&amp;t=55443#p981947]Redemption Of The Slain[/url][/b] [[b]10[/b]: [sup]Nancsi: 10[/sup]]" calcext:value-type="string">
            <text:p>[b]124. [url=https://forum.zdoom.org/viewtopic.php?f=42&amp;t=55443#p981947]Redemption Of The Slain[/url][/b] [[b]10[/b]: [sup]Nancsi: 10[/sup]]</text:p>
          </table:table-cell>
          <table:table-cell table:number-columns-repeated="4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[sup]&quot; &amp; [Numbers.G133] &amp; &quot;[/sup]]&quot;; &quot;&quot;)" office:value-type="string" office:string-value="[b]124. [url=https://www.doomworld.com/idgames/levels/doom2/megawads/reverie]Reverie[/url][/b] [[b]10[/b]: [sup]Octillion: 9, joepallai: 1[/sup]]" calcext:value-type="string">
            <text:p>[b]124. [url=https://www.doomworld.com/idgames/levels/doom2/megawads/reverie]Reverie[/url][/b] [[b]10[/b]: [sup]Octillion: 9, joepallai: 1[/sup]]</text:p>
          </table:table-cell>
          <table:table-cell table:number-columns-repeated="4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[sup]&quot; &amp; [Numbers.G134] &amp; &quot;[/sup]]&quot;; &quot;&quot;)" office:value-type="string" office:string-value="[b]124. [url=https://www.doomworld.com/idgames/levels/doom2/Ports/s-u/tn]Tangerine Nightmare[/url][/b] [[b]10[/b]: [sup]guitardz: 10[/sup]]" calcext:value-type="string">
            <text:p>[b]124. [url=https://www.doomworld.com/idgames/levels/doom2/Ports/s-u/tn]Tangerine Nightmare[/url][/b] [[b]10[/b]: [sup]guitardz: 10[/sup]]</text:p>
          </table:table-cell>
          <table:table-cell table:number-columns-repeated="4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[sup]&quot; &amp; [Numbers.G135] &amp; &quot;[/sup]]&quot;; &quot;&quot;)" office:value-type="string" office:string-value="[b]132. [url=http://www.doomwadstation.net/main/aliens.html]Aliens TC[/url][/b] [[b]9[/b]: [sup]yakfak: 4, Payload4367: 5[/sup]]" calcext:value-type="string">
            <text:p>[b]132. [url=http://www.doomwadstation.net/main/aliens.html]Aliens TC[/url][/b] [[b]9[/b]: [sup]yakfak: 4, Payload4367: 5[/sup]]</text:p>
          </table:table-cell>
          <table:table-cell table:number-columns-repeated="4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[sup]&quot; &amp; [Numbers.G136] &amp; &quot;[/sup]]&quot;; &quot;&quot;)" office:value-type="string" office:string-value="[b]132. [url=https://www.doomworld.com/idgames/levels/doom/megawads/bgcomp]Base Ganymede[/url][/b] [[b]9[/b]: [sup]maxmanium: 9[/sup]]" calcext:value-type="string">
            <text:p>[b]132. [url=https://www.doomworld.com/idgames/levels/doom/megawads/bgcomp]Base Ganymede[/url][/b] [[b]9[/b]: [sup]maxmanium: 9[/sup]]</text:p>
          </table:table-cell>
          <table:table-cell table:number-columns-repeated="4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[sup]&quot; &amp; [Numbers.G137] &amp; &quot;[/sup]]&quot;; &quot;&quot;)" office:value-type="string" office:string-value="[b]132. [url=https://www.doomworld.com/idgames/levels/doom2/Ports/a-c/brfinal]Beyond Reality[/url][/b] [[b]9[/b]: [sup]Talvi: 3, HUNdebLeonidasX: 6[/sup]]" calcext:value-type="string">
            <text:p>[b]132. [url=https://www.doomworld.com/idgames/levels/doom2/Ports/a-c/brfinal]Beyond Reality[/url][/b] [[b]9[/b]: [sup]Talvi: 3, HUNdebLeonidasX: 6[/sup]]</text:p>
          </table:table-cell>
          <table:table-cell table:number-columns-repeated="4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[sup]&quot; &amp; [Numbers.G138] &amp; &quot;[/sup]]&quot;; &quot;&quot;)" office:value-type="string" office:string-value="[b]132. [url=https://www.doomworld.com/idgames/levels/doom2/Ports/a-c/bor_lost]Brotherhood of Ruin: The Lost Temple[/url][/b] [[b]9[/b]: [sup]Vorpal: 5, joepallai: 4[/sup]]" calcext:value-type="string">
            <text:p>[b]132. [url=https://www.doomworld.com/idgames/levels/doom2/Ports/a-c/bor_lost]Brotherhood of Ruin: The Lost Temple[/url][/b] [[b]9[/b]: [sup]Vorpal: 5, joepallai: 4[/sup]]</text:p>
          </table:table-cell>
          <table:table-cell table:number-columns-repeated="4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[sup]&quot; &amp; [Numbers.G139] &amp; &quot;[/sup]]&quot;; &quot;&quot;)" office:value-type="string" office:string-value="[b]132. [url=https://www.doomworld.com/forum/topic/92135-deadair-v2/]Dead Air[/url][/b] [[b]9[/b]: [sup]HyperLuke: 2, Lorenz0: 7[/sup]]" calcext:value-type="string">
            <text:p>[b]132. [url=https://www.doomworld.com/forum/topic/92135-deadair-v2/]Dead Air[/url][/b] [[b]9[/b]: [sup]HyperLuke: 2, Lorenz0: 7[/sup]]</text:p>
          </table:table-cell>
          <table:table-cell table:number-columns-repeated="4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[sup]&quot; &amp; [Numbers.G140] &amp; &quot;[/sup]]&quot;; &quot;&quot;)" office:value-type="string" office:string-value="[b]132. [url=https://www.doomworld.com/idgames/levels/doom2/megawads/d2ino]Doom 2 In Name Only[/url][/b] [[b]9[/b]: [sup]Odal: 4, CinnamonKilljoy: 5[/sup]]" calcext:value-type="string">
            <text:p>[b]132. [url=https://www.doomworld.com/idgames/levels/doom2/megawads/d2ino]Doom 2 In Name Only[/url][/b] [[b]9[/b]: [sup]Odal: 4, CinnamonKilljoy: 5[/sup]]</text:p>
          </table:table-cell>
          <table:table-cell table:number-columns-repeated="4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[sup]&quot; &amp; [Numbers.G141] &amp; &quot;[/sup]]&quot;; &quot;&quot;)" office:value-type="string" office:string-value="[b]132. [url=https://www.doomworld.com/idgames/levels/doom/Ports/megawads/ddamn0.9]Doom: Damnation[/url][/b] [[b]9[/b]: [sup]bzzrak: 9[/sup]]" calcext:value-type="string">
            <text:p>[b]132. [url=https://www.doomworld.com/idgames/levels/doom/Ports/megawads/ddamn0.9]Doom: Damnation[/url][/b] [[b]9[/b]: [sup]bzzrak: 9[/sup]]</text:p>
          </table:table-cell>
          <table:table-cell table:number-columns-repeated="4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[sup]&quot; &amp; [Numbers.G142] &amp; &quot;[/sup]]&quot;; &quot;&quot;)" office:value-type="string" office:string-value="[b]132. [url=https://www.doomworld.com/idgames/levels/doom2/Ports/megawads/dump-1]Dump Episode 1: Fuck Time Limits[/url][/b] [[b]9[/b]: [sup]Voltcom9: 9[/sup]]" calcext:value-type="string">
            <text:p>[b]132. [url=https://www.doomworld.com/idgames/levels/doom2/Ports/megawads/dump-1]Dump Episode 1: Fuck Time Limits[/url][/b] [[b]9[/b]: [sup]Voltcom9: 9[/sup]]</text:p>
          </table:table-cell>
          <table:table-cell table:number-columns-repeated="4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[sup]&quot; &amp; [Numbers.G143] &amp; &quot;[/sup]]&quot;; &quot;&quot;)" office:value-type="string" office:string-value="[b]132. [url=https://www.doomworld.com/forum/topic/88507-dump-episode-3-bfg-edition-maps-released/]Dump Episode 3: BFG Edition[/url][/b] [[b]9[/b]: [sup]HyperLuke: 9[/sup]]" calcext:value-type="string">
            <text:p>[b]132. [url=https://www.doomworld.com/forum/topic/88507-dump-episode-3-bfg-edition-maps-released/]Dump Episode 3: BFG Edition[/url][/b] [[b]9[/b]: [sup]HyperLuke: 9[/sup]]</text:p>
          </table:table-cell>
          <table:table-cell table:number-columns-repeated="4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[sup]&quot; &amp; [Numbers.G144] &amp; &quot;[/sup]]&quot;; &quot;&quot;)" office:value-type="string" office:string-value="[b]132. [url=https://www.doomworld.com/forum/topic/100391-esp2/]Eternal Slumber Party﻿ 2[/url][/b] [[b]9[/b]: [sup]Roofi: 9[/sup]]" calcext:value-type="string">
            <text:p>[b]132. [url=https://www.doomworld.com/forum/topic/100391-esp2/]Eternal Slumber Party﻿ 2[/url][/b] [[b]9[/b]: [sup]Roofi: 9[/sup]]</text:p>
          </table:table-cell>
          <table:table-cell table:number-columns-repeated="4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[sup]&quot; &amp; [Numbers.G145] &amp; &quot;[/sup]]&quot;; &quot;&quot;)" office:value-type="string" office:string-value="[b]132. [url=https://www.doomworld.com/idgames/levels/doom2/g-i/hellrun2]Hellrun[/url][/b] [[b]9[/b]: [sup]Doomkid: 3, joepallai: 6[/sup]]" calcext:value-type="string">
            <text:p>[b]132. [url=https://www.doomworld.com/idgames/levels/doom2/g-i/hellrun2]Hellrun[/url][/b] [[b]9[/b]: [sup]Doomkid: 3, joepallai: 6[/sup]]</text:p>
          </table:table-cell>
          <table:table-cell table:number-columns-repeated="4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[sup]&quot; &amp; [Numbers.G146] &amp; &quot;[/sup]]&quot;; &quot;&quot;)" office:value-type="string" office:string-value="[b]132. [url=https://www.doomworld.com/idgames/levels/doom2/Ports/g-i/hth2]Hi-Tech Hell 2: Alien Tech[/url][/b] [[b]9[/b]: [sup]Graf Zahl: 9[/sup]]" calcext:value-type="string">
            <text:p>[b]132. [url=https://www.doomworld.com/idgames/levels/doom2/Ports/g-i/hth2]Hi-Tech Hell 2: Alien Tech[/url][/b] [[b]9[/b]: [sup]Graf Zahl: 9[/sup]]</text:p>
          </table:table-cell>
          <table:table-cell table:number-columns-repeated="4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[sup]&quot; &amp; [Numbers.G147] &amp; &quot;[/sup]]&quot;; &quot;&quot;)" office:value-type="string" office:string-value="[b]132. [url=https://www.doomworld.com/forum/topic/85591-nihility-infinite-teeth-shareware-episode-v121/]Nihility: Infinite ﻿Teeth﻿[/url][/b] [[b]9[/b]: [sup]Rince-wind: 5, rdwpa: 4[/sup]]" calcext:value-type="string">
            <text:p>[b]132. [url=https://www.doomworld.com/forum/topic/85591-nihility-infinite-teeth-shareware-episode-v121/]Nihility: Infinite ﻿Teeth﻿[/url][/b] [[b]9[/b]: [sup]Rince-wind: 5, rdwpa: 4[/sup]]</text:p>
          </table:table-cell>
          <table:table-cell table:number-columns-repeated="4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[sup]&quot; &amp; [Numbers.G148] &amp; &quot;[/sup]]&quot;; &quot;&quot;)" office:value-type="string" office:string-value="[b]132. [url=https://forum.zdoom.org/viewtopic.php?t=52301#p913612]Shadow Of The Wool Ball[/url][/b] [[b]9[/b]: [sup]Apaul27: 9[/sup]]" calcext:value-type="string">
            <text:p>[b]132. [url=https://forum.zdoom.org/viewtopic.php?t=52301#p913612]Shadow Of The Wool Ball[/url][/b] [[b]9[/b]: [sup]Apaul27: 9[/sup]]</text:p>
          </table:table-cell>
          <table:table-cell table:number-columns-repeated="4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[sup]&quot; &amp; [Numbers.G149] &amp; &quot;[/sup]]&quot;; &quot;&quot;)" office:value-type="string" office:string-value="[b]132. [url=http://stronghold.drdteam.org/download.html]Stronghold: On the Edge of Chaos[/url][/b] [[b]9[/b]: [sup]MFG38: 2, Dragonfly: 2, termrork: 5[/sup]]" calcext:value-type="string">
            <text:p>[b]132. [url=http://stronghold.drdteam.org/download.html]Stronghold: On the Edge of Chaos[/url][/b] [[b]9[/b]: [sup]MFG38: 2, Dragonfly: 2, termrork: 5[/sup]]</text:p>
          </table:table-cell>
          <table:table-cell table:number-columns-repeated="4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[sup]&quot; &amp; [Numbers.G150] &amp; &quot;[/sup]]&quot;; &quot;&quot;)" office:value-type="string" office:string-value="[b]132. [url=https://www.doomworld.com/idgames/levels/doom2/Ports/s-u/tnte1]Torment and Torture[/url][/b] [[b]9[/b]: [sup]MFG38: 9[/sup]]" calcext:value-type="string">
            <text:p>[b]132. [url=https://www.doomworld.com/idgames/levels/doom2/Ports/s-u/tnte1]Torment and Torture[/url][/b] [[b]9[/b]: [sup]MFG38: 9[/sup]]</text:p>
          </table:table-cell>
          <table:table-cell table:number-columns-repeated="4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[sup]&quot; &amp; [Numbers.G151] &amp; &quot;[/sup]]&quot;; &quot;&quot;)" office:value-type="string" office:string-value="[b]132. [url=https://www.doomworld.com/idgames/levels/doom2/Ports/s-u/tribute]Tribute[/url][/b] [[b]9[/b]: [sup]Lorenz0: 4, ax34: 5[/sup]]" calcext:value-type="string">
            <text:p>[b]132. [url=https://www.doomworld.com/idgames/levels/doom2/Ports/s-u/tribute]Tribute[/url][/b] [[b]9[/b]: [sup]Lorenz0: 4, ax34: 5[/sup]]</text:p>
          </table:table-cell>
          <table:table-cell table:number-columns-repeated="4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[sup]&quot; &amp; [Numbers.G152] &amp; &quot;[/sup]]&quot;; &quot;&quot;)" office:value-type="string" office:string-value="[b]132. [url=https://www.doomworld.com/idgames/levels/doom2/Ports/megawads/wos]Whispers of Satan[/url][/b] [[b]9[/b]: [sup]tmorrow: 2, eharper256: 5, Warrex: 2[/sup]]" calcext:value-type="string">
            <text:p>[b]132. [url=https://www.doomworld.com/idgames/levels/doom2/Ports/megawads/wos]Whispers of Satan[/url][/b] [[b]9[/b]: [sup]tmorrow: 2, eharper256: 5, Warrex: 2[/sup]]</text:p>
          </table:table-cell>
          <table:table-cell table:number-columns-repeated="4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[sup]&quot; &amp; [Numbers.G153] &amp; &quot;[/sup]]&quot;; &quot;&quot;)" office:value-type="string" office:string-value="[b]150. [url=https://www.doomworld.com/idgames/levels/doom2/megawads/50monstr]50 Monsters[/url][/b] [[b]8[/b]: [sup]tmorrow: 2, Worm318: 6[/sup]]" calcext:value-type="string">
            <text:p>[b]150. [url=https://www.doomworld.com/idgames/levels/doom2/megawads/50monstr]50 Monsters[/url][/b] [[b]8[/b]: [sup]tmorrow: 2, Worm318: 6[/sup]]</text:p>
          </table:table-cell>
          <table:table-cell table:number-columns-repeated="4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[sup]&quot; &amp; [Numbers.G154] &amp; &quot;[/sup]]&quot;; &quot;&quot;)" office:value-type="string" office:string-value="[b]150. [url=https://www.doomworld.com/idgames/levels/doom2/Ports/a-c/action]Action Doom[/url][/b] [[b]8[/b]: [sup]Dragonfly: 1, Gaia74: 2, Worm318: 1, ax34: 4[/sup]]" calcext:value-type="string">
            <text:p>[b]150. [url=https://www.doomworld.com/idgames/levels/doom2/Ports/a-c/action]Action Doom[/url][/b] [[b]8[/b]: [sup]Dragonfly: 1, Gaia74: 2, Worm318: 1, ax34: 4[/sup]]</text:p>
          </table:table-cell>
          <table:table-cell table:number-columns-repeated="4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[sup]&quot; &amp; [Numbers.G155] &amp; &quot;[/sup]]&quot;; &quot;&quot;)" office:value-type="string" office:string-value="[b]150. [url=https://www.doomworld.com/idgames/levels/doom2/Ports/megawads/amdosia]Armadosia The Mad Corridor[/url][/b] [[b]8[/b]: [sup]Pierrot: 2, smeghammer: 6[/sup]]" calcext:value-type="string">
            <text:p>[b]150. [url=https://www.doomworld.com/idgames/levels/doom2/Ports/megawads/amdosia]Armadosia The Mad Corridor[/url][/b] [[b]8[/b]: [sup]Pierrot: 2, smeghammer: 6[/sup]]</text:p>
          </table:table-cell>
          <table:table-cell table:number-columns-repeated="4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[sup]&quot; &amp; [Numbers.G156] &amp; &quot;[/sup]]&quot;; &quot;&quot;)" office:value-type="string" office:string-value="[b]150. [url=https://www.doomworld.com/forum/topic/107249-come-eat-the-mapwich-a-collaborative-community-project-rc1-available/]Come eat The Mapwich[/url][/b] [[b]8[/b]: [sup]Jaromir Bergmann: 8[/sup]]" calcext:value-type="string">
            <text:p>[b]150. [url=https://www.doomworld.com/forum/topic/107249-come-eat-the-mapwich-a-collaborative-community-project-rc1-available/]Come eat The Mapwich[/url][/b] [[b]8[/b]: [sup]Jaromir Bergmann: 8[/sup]]</text:p>
          </table:table-cell>
          <table:table-cell table:number-columns-repeated="4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[sup]&quot; &amp; [Numbers.G157] &amp; &quot;[/sup]]&quot;; &quot;&quot;)" office:value-type="string" office:string-value="[b]150. [url=https://www.doomworld.com/idgames/levels/doom2/Ports/d-f/disjunct]Disjunction[/url][/b] [[b]8[/b]: [sup]Lorenz0: 8[/sup]]" calcext:value-type="string">
            <text:p>[b]150. [url=https://www.doomworld.com/idgames/levels/doom2/Ports/d-f/disjunct]Disjunction[/url][/b] [[b]8[/b]: [sup]Lorenz0: 8[/sup]]</text:p>
          </table:table-cell>
          <table:table-cell table:number-columns-repeated="4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[sup]&quot; &amp; [Numbers.G158] &amp; &quot;[/sup]]&quot;; &quot;&quot;)" office:value-type="string" office:string-value="[b]150. [url=https://www.doomworld.com/forum/topic/69813-doom-the-golden-souls-mario-64-doom-definitive-edition-released/]Doom: The Golden Souls[/url][/b] [[b]8[/b]: [sup]everennui: 1, TheNerdTurtle2: 7[/sup]]" calcext:value-type="string">
            <text:p>[b]150. [url=https://www.doomworld.com/forum/topic/69813-doom-the-golden-souls-mario-64-doom-definitive-edition-released/]Doom: The Golden Souls[/url][/b] [[b]8[/b]: [sup]everennui: 1, TheNerdTurtle2: 7[/sup]]</text:p>
          </table:table-cell>
          <table:table-cell table:number-columns-repeated="4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[sup]&quot; &amp; [Numbers.G159] &amp; &quot;[/sup]]&quot;; &quot;&quot;)" office:value-type="string" office:string-value="[b]150. [url=https://www.doomworld.com/idgames/levels/doom2/Ports/a-c/cybie]Doomguy's Pimp Ventures[/url][/b] [[b]8[/b]: [sup]AnonimVio: 8[/sup]]" calcext:value-type="string">
            <text:p>[b]150. [url=https://www.doomworld.com/idgames/levels/doom2/Ports/a-c/cybie]Doomguy's Pimp Ventures[/url][/b] [[b]8[/b]: [sup]AnonimVio: 8[/sup]]</text:p>
          </table:table-cell>
          <table:table-cell table:number-columns-repeated="4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[sup]&quot; &amp; [Numbers.G160] &amp; &quot;[/sup]]&quot;; &quot;&quot;)" office:value-type="string" office:string-value="[b]150. [url=https://www.doomworld.com/idgames/levels/doom2/d-f/dyst3]Dystopia 3: Re-Birth of Anarchy[/url][/b] [[b]8[/b]: [sup]Soundblock: 3, valkiriforce: 1, joepallai: 4[/sup]]" calcext:value-type="string">
            <text:p>[b]150. [url=https://www.doomworld.com/idgames/levels/doom2/d-f/dyst3]Dystopia 3: Re-Birth of Anarchy[/url][/b] [[b]8[/b]: [sup]Soundblock: 3, valkiriforce: 1, joepallai: 4[/sup]]</text:p>
          </table:table-cell>
          <table:table-cell table:number-columns-repeated="4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[sup]&quot; &amp; [Numbers.G161] &amp; &quot;[/sup]]&quot;; &quot;&quot;)" office:value-type="string" office:string-value="[b]150. [url=https://www.doomworld.com/idgames/levels/doom2/Ports/g-i/holyhell]Holy Hell[/url][/b] [[b]8[/b]: [sup]Outrageous Videos: 2, bemused: 6[/sup]]" calcext:value-type="string">
            <text:p>[b]150. [url=https://www.doomworld.com/idgames/levels/doom2/Ports/g-i/holyhell]Holy Hell[/url][/b] [[b]8[/b]: [sup]Outrageous Videos: 2, bemused: 6[/sup]]</text:p>
          </table:table-cell>
          <table:table-cell table:number-columns-repeated="4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[sup]&quot; &amp; [Numbers.G162] &amp; &quot;[/sup]]&quot;; &quot;&quot;)" office:value-type="string" office:string-value="[b]150. [url=https://www.doomworld.com/idgames/levels/doom2/Ports/megawads/italo]Italo-Doom[/url][/b] [[b]8[/b]: [sup]bemused: 8[/sup]]" calcext:value-type="string">
            <text:p>[b]150. [url=https://www.doomworld.com/idgames/levels/doom2/Ports/megawads/italo]Italo-Doom[/url][/b] [[b]8[/b]: [sup]bemused: 8[/sup]]</text:p>
          </table:table-cell>
          <table:table-cell table:number-columns-repeated="4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[sup]&quot; &amp; [Numbers.G163] &amp; &quot;[/sup]]&quot;; &quot;&quot;)" office:value-type="string" office:string-value="[b]150. [url=https://www.doomworld.com/idgames/levels/doom2/m-o/mangle]Mangle[/url][/b] [[b]8[/b]: [sup]bzzrak: 8[/sup]]" calcext:value-type="string">
            <text:p>[b]150. [url=https://www.doomworld.com/idgames/levels/doom2/m-o/mangle]Mangle[/url][/b] [[b]8[/b]: [sup]bzzrak: 8[/sup]]</text:p>
          </table:table-cell>
          <table:table-cell table:number-columns-repeated="4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[sup]&quot; &amp; [Numbers.G164] &amp; &quot;[/sup]]&quot;; &quot;&quot;)" office:value-type="string" office:string-value="[b]150. [url=https://www.doomworld.com/idgames/levels/doom2/megawads/manolaik]Mano Laikas: A road to Gamzatti[/url][/b] [[b]8[/b]: [sup]Deadwing: 8[/sup]]" calcext:value-type="string">
            <text:p>[b]150. [url=https://www.doomworld.com/idgames/levels/doom2/megawads/manolaik]Mano Laikas: A road to Gamzatti[/url][/b] [[b]8[/b]: [sup]Deadwing: 8[/sup]]</text:p>
          </table:table-cell>
          <table:table-cell table:number-columns-repeated="4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[sup]&quot; &amp; [Numbers.G165] &amp; &quot;[/sup]]&quot;; &quot;&quot;)" office:value-type="string" office:string-value="[b]150. [url=https://www.doomworld.com/idgames/levels/doom2/Ports/m-o/mohu1]Monster Hunter Ltd Part I[/url][/b] [[b]8[/b]: [sup]Jaws In Space: 4, m8f: 4[/sup]]" calcext:value-type="string">
            <text:p>[b]150. [url=https://www.doomworld.com/idgames/levels/doom2/Ports/m-o/mohu1]Monster Hunter Ltd Part I[/url][/b] [[b]8[/b]: [sup]Jaws In Space: 4, m8f: 4[/sup]]</text:p>
          </table:table-cell>
          <table:table-cell table:number-columns-repeated="4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[sup]&quot; &amp; [Numbers.G166] &amp; &quot;[/sup]]&quot;; &quot;&quot;)" office:value-type="string" office:string-value="[b]150. [url=https://www.doomworld.com/idgames/levels/doom2/Ports/m-o/mohu2]Monster Hunter Ltd Part II[/url][/b] [[b]8[/b]: [sup]Jaws In Space: 4, m8f: 4[/sup]]" calcext:value-type="string">
            <text:p>[b]150. [url=https://www.doomworld.com/idgames/levels/doom2/Ports/m-o/mohu2]Monster Hunter Ltd Part II[/url][/b] [[b]8[/b]: [sup]Jaws In Space: 4, m8f: 4[/sup]]</text:p>
          </table:table-cell>
          <table:table-cell table:number-columns-repeated="4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[sup]&quot; &amp; [Numbers.G167] &amp; &quot;[/sup]]&quot;; &quot;&quot;)" office:value-type="string" office:string-value="[b]150. [url=https://www.doomworld.com/idgames/levels/doom2/Ports/m-o/nimrod]Nimrod: Ixnay on the Hombre[/url][/b] [[b]8[/b]: [sup]Graf Zahl: 8[/sup]]" calcext:value-type="string">
            <text:p>[b]150. [url=https://www.doomworld.com/idgames/levels/doom2/Ports/m-o/nimrod]Nimrod: Ixnay on the Hombre[/url][/b] [[b]8[/b]: [sup]Graf Zahl: 8[/sup]]</text:p>
          </table:table-cell>
          <table:table-cell table:number-columns-repeated="4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[sup]&quot; &amp; [Numbers.G168] &amp; &quot;[/sup]]&quot;; &quot;&quot;)" office:value-type="string" office:string-value="[b]150. [url=https://www.doomworld.com/idgames/levels/doom2/Ports/s-u/scythex]Scythe X[/url][/b] [[b]8[/b]: [sup]42PercentHealth: 2, Graf Zahl: 2, Talvi: 3, bLOCKbOYgAMES: 1[/sup]]" calcext:value-type="string">
            <text:p>[b]150. [url=https://www.doomworld.com/idgames/levels/doom2/Ports/s-u/scythex]Scythe X[/url][/b] [[b]8[/b]: [sup]42PercentHealth: 2, Graf Zahl: 2, Talvi: 3, bLOCKbOYgAMES: 1[/sup]]</text:p>
          </table:table-cell>
          <table:table-cell table:number-columns-repeated="4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[sup]&quot; &amp; [Numbers.G169] &amp; &quot;[/sup]]&quot;; &quot;&quot;)" office:value-type="string" office:string-value="[b]150. [url=https://www.doomworld.com/idgames/levels/doom2/Ports/megawads/skuldash]Skulldash[/url][/b] [[b]8[/b]: [sup]everennui: 2, Lorenz0: 6[/sup]]" calcext:value-type="string">
            <text:p>[b]150. [url=https://www.doomworld.com/idgames/levels/doom2/Ports/megawads/skuldash]Skulldash[/url][/b] [[b]8[/b]: [sup]everennui: 2, Lorenz0: 6[/sup]]</text:p>
          </table:table-cell>
          <table:table-cell table:number-columns-repeated="4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[sup]&quot; &amp; [Numbers.G170] &amp; &quot;[/sup]]&quot;; &quot;&quot;)" office:value-type="string" office:string-value="[b]150. [url=https://www.doomworld.com/forum/topic/43453-new-map-ready-to-go-the-bee-map/]The Beesong[/url][/b] [[b]8[/b]: [sup]Roofi: 8[/sup]]" calcext:value-type="string">
            <text:p>[b]150. [url=https://www.doomworld.com/forum/topic/43453-new-map-ready-to-go-the-bee-map/]The Beesong[/url][/b] [[b]8[/b]: [sup]Roofi: 8[/sup]]</text:p>
          </table:table-cell>
          <table:table-cell table:number-columns-repeated="4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[sup]&quot; &amp; [Numbers.G171] &amp; &quot;[/sup]]&quot;; &quot;&quot;)" office:value-type="string" office:string-value="[b]168. [url=https://www.doomworld.com/forum/topic/108865-rc2-release-alienated-10-levels-for-gzdoom/]Alienated[/url][/b] [[b]7[/b]: [sup]Jaromir Bergmann: 7[/sup]]" calcext:value-type="string">
            <text:p>[b]168. [url=https://www.doomworld.com/forum/topic/108865-rc2-release-alienated-10-levels-for-gzdoom/]Alienated[/url][/b] [[b]7[/b]: [sup]Jaromir Bergmann: 7[/sup]]</text:p>
          </table:table-cell>
          <table:table-cell table:number-columns-repeated="4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[sup]&quot; &amp; [Numbers.G172] &amp; &quot;[/sup]]&quot;; &quot;&quot;)" office:value-type="string" office:string-value="[b]168. [url=https://www.doomworld.com/forum/topic/92776-brigandine-rc2-updated-2017-05-13/]Brigandine[/url][/b] [[b]7[/b]: [sup]guitardz: 2, Jaromir Bergmann: 5[/sup]]" calcext:value-type="string">
            <text:p>[b]168. [url=https://www.doomworld.com/forum/topic/92776-brigandine-rc2-updated-2017-05-13/]Brigandine[/url][/b] [[b]7[/b]: [sup]guitardz: 2, Jaromir Bergmann: 5[/sup]]</text:p>
          </table:table-cell>
          <table:table-cell table:number-columns-repeated="4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[sup]&quot; &amp; [Numbers.G173] &amp; &quot;[/sup]]&quot;; &quot;&quot;)" office:value-type="string" office:string-value="[b]168. [url=http://www.moddb.com/games/doom/addons/castle-heng]Castle Heng[/url][/b] [[b]7[/b]: [sup]7hm: 7[/sup]]" calcext:value-type="string">
            <text:p>[b]168. [url=http://www.moddb.com/games/doom/addons/castle-heng]Castle Heng[/url][/b] [[b]7[/b]: [sup]7hm: 7[/sup]]</text:p>
          </table:table-cell>
          <table:table-cell table:number-columns-repeated="4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[sup]&quot; &amp; [Numbers.G174] &amp; &quot;[/sup]]&quot;; &quot;&quot;)" office:value-type="string" office:string-value="[b]168. [url=https://doomwiki.org/wiki/Chex_Quest#Chex_Quest_2]Chex Quest 2[/url][/b] [[b]7[/b]: [sup]bzzrak: 7[/sup]]" calcext:value-type="string">
            <text:p>[b]168. [url=https://doomwiki.org/wiki/Chex_Quest#Chex_Quest_2]Chex Quest 2[/url][/b] [[b]7[/b]: [sup]bzzrak: 7[/sup]]</text:p>
          </table:table-cell>
          <table:table-cell table:number-columns-repeated="4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[sup]&quot; &amp; [Numbers.G175] &amp; &quot;[/sup]]&quot;; &quot;&quot;)" office:value-type="string" office:string-value="[b]168. [url=https://www.doomworld.com/idgames/levels/doom2/Ports/a-c/cah_se]Cold as Hell[/url][/b] [[b]7[/b]: [sup]Graf Zahl: 7[/sup]]" calcext:value-type="string">
            <text:p>[b]168. [url=https://www.doomworld.com/idgames/levels/doom2/Ports/a-c/cah_se]Cold as Hell[/url][/b] [[b]7[/b]: [sup]Graf Zahl: 7[/sup]]</text:p>
          </table:table-cell>
          <table:table-cell table:number-columns-repeated="4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[sup]&quot; &amp; [Numbers.G176] &amp; &quot;[/sup]]&quot;; &quot;&quot;)" office:value-type="string" office:string-value="[b]168. [url=https://www.doomworld.com/idgames/levels/doom2/Ports/megawads/cif3]Community is Falling 3[/url][/b] [[b]7[/b]: [sup]NuMetalManiak: 3, Voltcom9: 4[/sup]]" calcext:value-type="string">
            <text:p>[b]168. [url=https://www.doomworld.com/idgames/levels/doom2/Ports/megawads/cif3]Community is Falling 3[/url][/b] [[b]7[/b]: [sup]NuMetalManiak: 3, Voltcom9: 4[/sup]]</text:p>
          </table:table-cell>
          <table:table-cell table:number-columns-repeated="4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[sup]&quot; &amp; [Numbers.G177] &amp; &quot;[/sup]]&quot;; &quot;&quot;)" office:value-type="string" office:string-value="[b]168. [url=https://www.doomworld.com/idgames/levels/doom2/d-f/doomcity]Doom City[/url][/b] [[b]7[/b]: [sup]Jaws In Space: 4, Doomkid: 3[/sup]]" calcext:value-type="string">
            <text:p>[b]168. [url=https://www.doomworld.com/idgames/levels/doom2/d-f/doomcity]Doom City[/url][/b] [[b]7[/b]: [sup]Jaws In Space: 4, Doomkid: 3[/sup]]</text:p>
          </table:table-cell>
          <table:table-cell table:number-columns-repeated="4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[sup]&quot; &amp; [Numbers.G178] &amp; &quot;[/sup]]&quot;; &quot;&quot;)" office:value-type="string" office:string-value="[b]168. [url=http://www.moddb.com/mods/doomone/downloads/doomone-v04]Doom: One[/url][/b] [[b]7[/b]: [sup]HyperLuke: 4, Greyenko: 3[/sup]]" calcext:value-type="string">
            <text:p>[b]168. [url=http://www.moddb.com/mods/doomone/downloads/doomone-v04]Doom: One[/url][/b] [[b]7[/b]: [sup]HyperLuke: 4, Greyenko: 3[/sup]]</text:p>
          </table:table-cell>
          <table:table-cell table:number-columns-repeated="4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[sup]&quot; &amp; [Numbers.G179] &amp; &quot;[/sup]]&quot;; &quot;&quot;)" office:value-type="string" office:string-value="[b]168. [url=https://www.doomworld.com/forum/topic/90173-eden/]Eden[/url][/b] [[b]7[/b]: [sup]Nirvana: 7[/sup]]" calcext:value-type="string">
            <text:p>[b]168. [url=https://www.doomworld.com/forum/topic/90173-eden/]Eden[/url][/b] [[b]7[/b]: [sup]Nirvana: 7[/sup]]</text:p>
          </table:table-cell>
          <table:table-cell table:number-columns-repeated="4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[sup]&quot; &amp; [Numbers.G180] &amp; &quot;[/sup]]&quot;; &quot;&quot;)" office:value-type="string" office:string-value="[b]168. [url=https://www.doomworld.com/idgames/levels/doom2/Ports/d-f/fth666]Flashback to Hell[/url][/b] [[b]7[/b]: [sup]GarrettChan: 2, eharper256: 5[/sup]]" calcext:value-type="string">
            <text:p>[b]168. [url=https://www.doomworld.com/idgames/levels/doom2/Ports/d-f/fth666]Flashback to Hell[/url][/b] [[b]7[/b]: [sup]GarrettChan: 2, eharper256: 5[/sup]]</text:p>
          </table:table-cell>
          <table:table-cell table:number-columns-repeated="4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[sup]&quot; &amp; [Numbers.G181] &amp; &quot;[/sup]]&quot;; &quot;&quot;)" office:value-type="string" office:string-value="[b]168. [url=https://www.doomworld.com/idgames/levels/doom2/Ports/g-i/iedge]Insanity's Edge[/url][/b] [[b]7[/b]: [sup]TechnoDoomed1: 7[/sup]]" calcext:value-type="string">
            <text:p>[b]168. [url=https://www.doomworld.com/idgames/levels/doom2/Ports/g-i/iedge]Insanity's Edge[/url][/b] [[b]7[/b]: [sup]TechnoDoomed1: 7[/sup]]</text:p>
          </table:table-cell>
          <table:table-cell table:number-columns-repeated="4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[sup]&quot; &amp; [Numbers.G182] &amp; &quot;[/sup]]&quot;; &quot;&quot;)" office:value-type="string" office:string-value="[b]168. [url=https://www.doomworld.com/idgames/levels/doom2/megawads/marsw301]Mars War[/url][/b] [[b]7[/b]: [sup]Roofi: 5, Rince-wind: 2[/sup]]" calcext:value-type="string">
            <text:p>[b]168. [url=https://www.doomworld.com/idgames/levels/doom2/megawads/marsw301]Mars War[/url][/b] [[b]7[/b]: [sup]Roofi: 5, Rince-wind: 2[/sup]]</text:p>
          </table:table-cell>
          <table:table-cell table:number-columns-repeated="4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[sup]&quot; &amp; [Numbers.G183] &amp; &quot;[/sup]]&quot;; &quot;&quot;)" office:value-type="string" office:string-value="[b]168. [url=https://www.doomworld.com/idgames/levels/doom2/Ports/megawads/mock2]Mock 2: The Speed of Stupid[/url][/b] [[b]7[/b]: [sup]AnonimVio: 7[/sup]]" calcext:value-type="string">
            <text:p>[b]168. [url=https://www.doomworld.com/idgames/levels/doom2/Ports/megawads/mock2]Mock 2: The Speed of Stupid[/url][/b] [[b]7[/b]: [sup]AnonimVio: 7[/sup]]</text:p>
          </table:table-cell>
          <table:table-cell table:number-columns-repeated="4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[sup]&quot; &amp; [Numbers.G184] &amp; &quot;[/sup]]&quot;; &quot;&quot;)" office:value-type="string" office:string-value="[b]168. [url=https://www.doomworld.com/idgames/levels/doom2/m-o/nochance]No Chance[/url][/b] [[b]7[/b]: [sup]Roofi: 7[/sup]]" calcext:value-type="string">
            <text:p>[b]168. [url=https://www.doomworld.com/idgames/levels/doom2/m-o/nochance]No Chance[/url][/b] [[b]7[/b]: [sup]Roofi: 7[/sup]]</text:p>
          </table:table-cell>
          <table:table-cell table:number-columns-repeated="4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[sup]&quot; &amp; [Numbers.G185] &amp; &quot;[/sup]]&quot;; &quot;&quot;)" office:value-type="string" office:string-value="[b]168. [url=https://www.doomworld.com/idgames/levels/doom2/m-o/odessa_1]Odessa 1[/url][/b] [[b]7[/b]: [sup]7hm: 7[/sup]]" calcext:value-type="string">
            <text:p>[b]168. [url=https://www.doomworld.com/idgames/levels/doom2/m-o/odessa_1]Odessa 1[/url][/b] [[b]7[/b]: [sup]7hm: 7[/sup]]</text:p>
          </table:table-cell>
          <table:table-cell table:number-columns-repeated="4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[sup]&quot; &amp; [Numbers.G186] &amp; &quot;[/sup]]&quot;; &quot;&quot;)" office:value-type="string" office:string-value="[b]168. [url=https://www.doomworld.com/forum/topic/106058-paradise-v2-multiplayer-beta-on-page-3-4122020/]Paradise[/url][/b] [[b]7[/b]: [sup]&lt;&lt;Rewind: 6, JuanchoES: 1[/sup]]" calcext:value-type="string">
            <text:p>[b]168. [url=https://www.doomworld.com/forum/topic/106058-paradise-v2-multiplayer-beta-on-page-3-4122020/]Paradise[/url][/b] [[b]7[/b]: [sup]&lt;&lt;Rewind: 6, JuanchoES: 1[/sup]]</text:p>
          </table:table-cell>
          <table:table-cell table:number-columns-repeated="4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[sup]&quot; &amp; [Numbers.G187] &amp; &quot;[/sup]]&quot;; &quot;&quot;)" office:value-type="string" office:string-value="[b]168. [url=https://www.doomworld.com/idgames/levels/doom2/Ports/p-r/pwfinal]Plutonium Winds[/url][/b] [[b]7[/b]: [sup]Spectra: 7[/sup]]" calcext:value-type="string">
            <text:p>[b]168. [url=https://www.doomworld.com/idgames/levels/doom2/Ports/p-r/pwfinal]Plutonium Winds[/url][/b] [[b]7[/b]: [sup]Spectra: 7[/sup]]</text:p>
          </table:table-cell>
          <table:table-cell table:number-columns-repeated="4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[sup]&quot; &amp; [Numbers.G188] &amp; &quot;[/sup]]&quot;; &quot;&quot;)" office:value-type="string" office:string-value="[b]168. [url=https://www.doomworld.com/idgames/levels/hexen/j-l/kaiser_28]Shadows of Chronos[/url][/b] [[b]7[/b]: [sup]Grain of Salt: 7[/sup]]" calcext:value-type="string">
            <text:p>[b]168. [url=https://www.doomworld.com/idgames/levels/hexen/j-l/kaiser_28]Shadows of Chronos[/url][/b] [[b]7[/b]: [sup]Grain of Salt: 7[/sup]]</text:p>
          </table:table-cell>
          <table:table-cell table:number-columns-repeated="4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[sup]&quot; &amp; [Numbers.G189] &amp; &quot;[/sup]]&quot;; &quot;&quot;)" office:value-type="string" office:string-value="[b]168. [url=https://www.doomworld.com/idgames/levels/doom2/Ports/megawads/intime]Somewhere in Time[/url][/b] [[b]7[/b]: [sup]STILES: 3, smeghammer: 4[/sup]]" calcext:value-type="string">
            <text:p>[b]168. [url=https://www.doomworld.com/idgames/levels/doom2/Ports/megawads/intime]Somewhere in Time[/url][/b] [[b]7[/b]: [sup]STILES: 3, smeghammer: 4[/sup]]</text:p>
          </table:table-cell>
          <table:table-cell table:number-columns-repeated="4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[sup]&quot; &amp; [Numbers.G190] &amp; &quot;[/sup]]&quot;; &quot;&quot;)" office:value-type="string" office:string-value="[b]168. [url=https://www.doomworld.com/idgames/levels/doom/a-c/class_ep]The Classic Episode[/url][/b] [[b]7[/b]: [sup]pcorf: 5, purist: 2[/sup]]" calcext:value-type="string">
            <text:p>[b]168. [url=https://www.doomworld.com/idgames/levels/doom/a-c/class_ep]The Classic Episode[/url][/b] [[b]7[/b]: [sup]pcorf: 5, purist: 2[/sup]]</text:p>
          </table:table-cell>
          <table:table-cell table:number-columns-repeated="4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[sup]&quot; &amp; [Numbers.G191] &amp; &quot;[/sup]]&quot;; &quot;&quot;)" office:value-type="string" office:string-value="[b]168. [url=https://forum.zdoom.org/viewtopic.php?f=42&amp;t=55741]Waterlab GZD[/url][/b] [[b]7[/b]: [sup]Phobus: 7[/sup]]" calcext:value-type="string">
            <text:p>[b]168. [url=https://forum.zdoom.org/viewtopic.php?f=42&amp;t=55741]Waterlab GZD[/url][/b] [[b]7[/b]: [sup]Phobus: 7[/sup]]</text:p>
          </table:table-cell>
          <table:table-cell table:number-columns-repeated="4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[sup]&quot; &amp; [Numbers.G192] &amp; &quot;[/sup]]&quot;; &quot;&quot;)" office:value-type="string" office:string-value="[b]189. [url=https://www.doomworld.com/idgames/levels/doom2/Ports/d-f/frozent] Frozen Time[/url][/b] [[b]6[/b]: [sup]Budoka: 6[/sup]]" calcext:value-type="string">
            <text:p>[b]189. [url=https://www.doomworld.com/idgames/levels/doom2/Ports/d-f/frozent] Frozen Time[/url][/b] [[b]6[/b]: [sup]Budoka: 6[/sup]]</text:p>
          </table:table-cell>
          <table:table-cell table:number-columns-repeated="4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[sup]&quot; &amp; [Numbers.G193] &amp; &quot;[/sup]]&quot;; &quot;&quot;)" office:value-type="string" office:string-value="[b]189. [url=https://www.doomworld.com/forum/topic/92542-20-monsters-community-project-released/]20 Monsters Community Project[/url][/b] [[b]6[/b]: [sup]Voltcom9: 6[/sup]]" calcext:value-type="string">
            <text:p>[b]189. [url=https://www.doomworld.com/forum/topic/92542-20-monsters-community-project-released/]20 Monsters Community Project[/url][/b] [[b]6[/b]: [sup]Voltcom9: 6[/sup]]</text:p>
          </table:table-cell>
          <table:table-cell table:number-columns-repeated="4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[sup]&quot; &amp; [Numbers.G194] &amp; &quot;[/sup]]&quot;; &quot;&quot;)" office:value-type="string" office:string-value="[b]189. [url=https://www.doomworld.com/idgames/levels/doom2/Ports/s-u/teitenga]Assault on Tei Tenga[/url][/b] [[b]6[/b]: [sup]Ralphis: 6[/sup]]" calcext:value-type="string">
            <text:p>[b]189. [url=https://www.doomworld.com/idgames/levels/doom2/Ports/s-u/teitenga]Assault on Tei Tenga[/url][/b] [[b]6[/b]: [sup]Ralphis: 6[/sup]]</text:p>
          </table:table-cell>
          <table:table-cell table:number-columns-repeated="4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[sup]&quot; &amp; [Numbers.G195] &amp; &quot;[/sup]]&quot;; &quot;&quot;)" office:value-type="string" office:string-value="[b]189. [url=https://www.doomworld.com/idgames/levels/doom2/a-c/castleof]Castle of the Damned[/url][/b] [[b]6[/b]: [sup]bzzrak: 6[/sup]]" calcext:value-type="string">
            <text:p>[b]189. [url=https://www.doomworld.com/idgames/levels/doom2/a-c/castleof]Castle of the Damned[/url][/b] [[b]6[/b]: [sup]bzzrak: 6[/sup]]</text:p>
          </table:table-cell>
          <table:table-cell table:number-columns-repeated="4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[sup]&quot; &amp; [Numbers.G196] &amp; &quot;[/sup]]&quot;; &quot;&quot;)" office:value-type="string" office:string-value="[b]189. [url=https://www.doomworld.com/forum/topic/98296-dark-universe-wad-released/]Dark Universe[/url][/b] [[b]6[/b]: [sup]&lt;&lt;Rewind: 6[/sup]]" calcext:value-type="string">
            <text:p>[b]189. [url=https://www.doomworld.com/forum/topic/98296-dark-universe-wad-released/]Dark Universe[/url][/b] [[b]6[/b]: [sup]&lt;&lt;Rewind: 6[/sup]]</text:p>
          </table:table-cell>
          <table:table-cell table:number-columns-repeated="4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[sup]&quot; &amp; [Numbers.G197] &amp; &quot;[/sup]]&quot;; &quot;&quot;)" office:value-type="string" office:string-value="[b]189. [url=https://www.doomworld.com/idgames/levels/doom2/Ports/d-f/de-pkg]Demon Eclipse[/url][/b] [[b]6[/b]: [sup]Soundblock: 1, Lazorinc: 1, tchkb: 4[/sup]]" calcext:value-type="string">
            <text:p>[b]189. [url=https://www.doomworld.com/idgames/levels/doom2/Ports/d-f/de-pkg]Demon Eclipse[/url][/b] [[b]6[/b]: [sup]Soundblock: 1, Lazorinc: 1, tchkb: 4[/sup]]</text:p>
          </table:table-cell>
          <table:table-cell table:number-columns-repeated="4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[sup]&quot; &amp; [Numbers.G198] &amp; &quot;[/sup]]&quot;; &quot;&quot;)" office:value-type="string" office:string-value="[b]189. [url=https://www.doomworld.com/idgames/levels/doom/Ports/d-f/dbimpact]Double Impact[/url][/b] [[b]6[/b]: [sup]Ralphis: 6[/sup]]" calcext:value-type="string">
            <text:p>[b]189. [url=https://www.doomworld.com/idgames/levels/doom/Ports/d-f/dbimpact]Double Impact[/url][/b] [[b]6[/b]: [sup]Ralphis: 6[/sup]]</text:p>
          </table:table-cell>
          <table:table-cell table:number-columns-repeated="4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[sup]&quot; &amp; [Numbers.G199] &amp; &quot;[/sup]]&quot;; &quot;&quot;)" office:value-type="string" office:string-value="[b]189. [url=https://www.doomworld.com/idgames/levels/doom2/Ports/megawads/echelon]Echelon[/url][/b] [[b]6[/b]: [sup]Sky: 1, bzzrak: 5[/sup]]" calcext:value-type="string">
            <text:p>[b]189. [url=https://www.doomworld.com/idgames/levels/doom2/Ports/megawads/echelon]Echelon[/url][/b] [[b]6[/b]: [sup]Sky: 1, bzzrak: 5[/sup]]</text:p>
          </table:table-cell>
          <table:table-cell table:number-columns-repeated="4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[sup]&quot; &amp; [Numbers.G200] &amp; &quot;[/sup]]&quot;; &quot;&quot;)" office:value-type="string" office:string-value="[b]189. [url=https://www.doomworld.com/idgames/levels/heretic/Ports/elfgp]Elf Gets Pissed[/url][/b] [[b]6[/b]: [sup]Ralphis: 6[/sup]]" calcext:value-type="string">
            <text:p>[b]189. [url=https://www.doomworld.com/idgames/levels/heretic/Ports/elfgp]Elf Gets Pissed[/url][/b] [[b]6[/b]: [sup]Ralphis: 6[/sup]]</text:p>
          </table:table-cell>
          <table:table-cell table:number-columns-repeated="4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[sup]&quot; &amp; [Numbers.G201] &amp; &quot;[/sup]]&quot;; &quot;&quot;)" office:value-type="string" office:string-value="[b]189. [url=https://www.doomworld.com/idgames/levels/doom2/d-f/endgame]End Game[/url][/b] [[b]6[/b]: [sup]pcorf: 6[/sup]]" calcext:value-type="string">
            <text:p>[b]189. [url=https://www.doomworld.com/idgames/levels/doom2/d-f/endgame]End Game[/url][/b] [[b]6[/b]: [sup]pcorf: 6[/sup]]</text:p>
          </table:table-cell>
          <table:table-cell table:number-columns-repeated="4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[sup]&quot; &amp; [Numbers.G202] &amp; &quot;[/sup]]&quot;; &quot;&quot;)" office:value-type="string" office:string-value="[b]189. [url=https://www.doomworld.com/idgames/levels/doom/0-9/01fava]Fava Beans[/url][/b] [[b]6[/b]: [sup]Philnemba: 2, NaZa: 4[/sup]]" calcext:value-type="string">
            <text:p>[b]189. [url=https://www.doomworld.com/idgames/levels/doom/0-9/01fava]Fava Beans[/url][/b] [[b]6[/b]: [sup]Philnemba: 2, NaZa: 4[/sup]]</text:p>
          </table:table-cell>
          <table:table-cell table:number-columns-repeated="4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[sup]&quot; &amp; [Numbers.G203] &amp; &quot;[/sup]]&quot;; &quot;&quot;)" office:value-type="string" office:string-value="[b]189. [url=https://www.doomworld.com/idgames/levels/doom2/Ports/megawads/5room]Five Rooms of Doom[/url][/b] [[b]6[/b]: [sup]HyperLuke: 6[/sup]]" calcext:value-type="string">
            <text:p>[b]189. [url=https://www.doomworld.com/idgames/levels/doom2/Ports/megawads/5room]Five Rooms of Doom[/url][/b] [[b]6[/b]: [sup]HyperLuke: 6[/sup]]</text:p>
          </table:table-cell>
          <table:table-cell table:number-columns-repeated="4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[sup]&quot; &amp; [Numbers.G204] &amp; &quot;[/sup]]&quot;; &quot;&quot;)" office:value-type="string" office:string-value="[b]189. [url=https://www.doomworld.com/idgames/levels/doom2/deathmatch/j-l/judas23]Judas[/url][/b] [[b]6[/b]: [sup]antares031: 6[/sup]]" calcext:value-type="string">
            <text:p>[b]189. [url=https://www.doomworld.com/idgames/levels/doom2/deathmatch/j-l/judas23]Judas[/url][/b] [[b]6[/b]: [sup]antares031: 6[/sup]]</text:p>
          </table:table-cell>
          <table:table-cell table:number-columns-repeated="4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[sup]&quot; &amp; [Numbers.G205] &amp; &quot;[/sup]]&quot;; &quot;&quot;)" office:value-type="string" office:string-value="[b]189. [url=https://www.doomworld.com/idgames/levels/doom2/Ports/m-o/neodoom]NeoDoom[/url][/b] [[b]6[/b]: [sup]OniriA: 6[/sup]]" calcext:value-type="string">
            <text:p>[b]189. [url=https://www.doomworld.com/idgames/levels/doom2/Ports/m-o/neodoom]NeoDoom[/url][/b] [[b]6[/b]: [sup]OniriA: 6[/sup]]</text:p>
          </table:table-cell>
          <table:table-cell table:number-columns-repeated="4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[sup]&quot; &amp; [Numbers.G206] &amp; &quot;[/sup]]&quot;; &quot;&quot;)" office:value-type="string" office:string-value="[b]189. [url=https://www.doomworld.com/idgames/levels/doom/m-o/nukemine]Nuke Mine (Come Get Some)[/url][/b] [[b]6[/b]: [sup]Soundblock: 6[/sup]]" calcext:value-type="string">
            <text:p>[b]189. [url=https://www.doomworld.com/idgames/levels/doom/m-o/nukemine]Nuke Mine (Come Get Some)[/url][/b] [[b]6[/b]: [sup]Soundblock: 6[/sup]]</text:p>
          </table:table-cell>
          <table:table-cell table:number-columns-repeated="4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[sup]&quot; &amp; [Numbers.G207] &amp; &quot;[/sup]]&quot;; &quot;&quot;)" office:value-type="string" office:string-value="[b]189. [url=https://www.doomworld.com/forum/topic/49008-phmlspd-boom-maps-for-people-who-like-shooting-monsters/]Phmlspd[/url][/b] [[b]6[/b]: [sup]maxmanium: 6[/sup]]" calcext:value-type="string">
            <text:p>[b]189. [url=https://www.doomworld.com/forum/topic/49008-phmlspd-boom-maps-for-people-who-like-shooting-monsters/]Phmlspd[/url][/b] [[b]6[/b]: [sup]maxmanium: 6[/sup]]</text:p>
          </table:table-cell>
          <table:table-cell table:number-columns-repeated="4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[sup]&quot; &amp; [Numbers.G208] &amp; &quot;[/sup]]&quot;; &quot;&quot;)" office:value-type="string" office:string-value="[b]189. [url=http://www.wad-archive.com/wad/e5d863c72e1f5de577a3ae57745c107e]SSL2[/url][/b] [[b]6[/b]: [sup]antares031: 6[/sup]]" calcext:value-type="string">
            <text:p>[b]189. [url=http://www.wad-archive.com/wad/e5d863c72e1f5de577a3ae57745c107e]SSL2[/url][/b] [[b]6[/b]: [sup]antares031: 6[/sup]]</text:p>
          </table:table-cell>
          <table:table-cell table:number-columns-repeated="4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[sup]&quot; &amp; [Numbers.G209] &amp; &quot;[/sup]]&quot;; &quot;&quot;)" office:value-type="string" office:string-value="[b]189. [url=https://www.doomworld.com/idgames/levels/doom2/Ports/m-o/massm]The Adventures of MassMouth[/url][/b] [[b]6[/b]: [sup]Ralphis: 6[/sup]]" calcext:value-type="string">
            <text:p>[b]189. [url=https://www.doomworld.com/idgames/levels/doom2/Ports/m-o/massm]The Adventures of MassMouth[/url][/b] [[b]6[/b]: [sup]Ralphis: 6[/sup]]</text:p>
          </table:table-cell>
          <table:table-cell table:number-columns-repeated="4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[sup]&quot; &amp; [Numbers.G210] &amp; &quot;[/sup]]&quot;; &quot;&quot;)" office:value-type="string" office:string-value="[b]189. [url=https://www.doomworld.com/idgames/levels/doom2/megawads/darken2]The Darkening Episode 2[/url][/b] [[b]6[/b]: [sup]Graf Zahl: 4, joepallai: 2[/sup]]" calcext:value-type="string">
            <text:p>[b]189. [url=https://www.doomworld.com/idgames/levels/doom2/megawads/darken2]The Darkening Episode 2[/url][/b] [[b]6[/b]: [sup]Graf Zahl: 4, joepallai: 2[/sup]]</text:p>
          </table:table-cell>
          <table:table-cell table:number-columns-repeated="4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[sup]&quot; &amp; [Numbers.G211] &amp; &quot;[/sup]]&quot;; &quot;&quot;)" office:value-type="string" office:string-value="[b]189. [url=https://www.doomworld.com/idgames/levels/doom/Ports/d-f/draftex]Thy Flesh - Turned into a draft-excluder[/url][/b] [[b]6[/b]: [sup]4everDoomed: 6[/sup]]" calcext:value-type="string">
            <text:p>[b]189. [url=https://www.doomworld.com/idgames/levels/doom/Ports/d-f/draftex]Thy Flesh - Turned into a draft-excluder[/url][/b] [[b]6[/b]: [sup]4everDoomed: 6[/sup]]</text:p>
          </table:table-cell>
          <table:table-cell table:number-columns-repeated="4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[sup]&quot; &amp; [Numbers.G212] &amp; &quot;[/sup]]&quot;; &quot;&quot;)" office:value-type="string" office:string-value="[b]189. [url=https://www.doomworld.com/idgames/themes/terrywads/uacmnnew]UAC Military Nightmare[/url][/b] [[b]6[/b]: [sup]AnonimVio: 6[/sup]]" calcext:value-type="string">
            <text:p>[b]189. [url=https://www.doomworld.com/idgames/themes/terrywads/uacmnnew]UAC Military Nightmare[/url][/b] [[b]6[/b]: [sup]AnonimVio: 6[/sup]]</text:p>
          </table:table-cell>
          <table:table-cell table:number-columns-repeated="4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[sup]&quot; &amp; [Numbers.G213] &amp; &quot;[/sup]]&quot;; &quot;&quot;)" office:value-type="string" office:string-value="[b]189. [url=https://www.doomworld.com/idgames/levels/doom2/deathmatch/Ports/megawads/udmx]Unidoom Deathmatch X[/url][/b] [[b]6[/b]: [sup]Ralphis: 6[/sup]]" calcext:value-type="string">
            <text:p>[b]189. [url=https://www.doomworld.com/idgames/levels/doom2/deathmatch/Ports/megawads/udmx]Unidoom Deathmatch X[/url][/b] [[b]6[/b]: [sup]Ralphis: 6[/sup]]</text:p>
          </table:table-cell>
          <table:table-cell table:number-columns-repeated="4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[sup]&quot; &amp; [Numbers.G214] &amp; &quot;[/sup]]&quot;; &quot;&quot;)" office:value-type="string" office:string-value="[b]189. [url=https://www.doomworld.com/idgames/levels/doom2/megawads/urania]Urania[/url][/b] [[b]6[/b]: [sup]Spectre01: 6[/sup]]" calcext:value-type="string">
            <text:p>[b]189. [url=https://www.doomworld.com/idgames/levels/doom2/megawads/urania]Urania[/url][/b] [[b]6[/b]: [sup]Spectre01: 6[/sup]]</text:p>
          </table:table-cell>
          <table:table-cell table:number-columns-repeated="4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[sup]&quot; &amp; [Numbers.G215] &amp; &quot;[/sup]]&quot;; &quot;&quot;)" office:value-type="string" office:string-value="[b]212. [url=https://www.doomworld.com/forum/topic/115653-1000-line-2-cp-completed/]1000 Line 2 Community Project[/url][/b] [[b]5[/b]: [sup]Horus: 5[/sup]]" calcext:value-type="string">
            <text:p>[b]212. [url=https://www.doomworld.com/forum/topic/115653-1000-line-2-cp-completed/]1000 Line 2 Community Project[/url][/b] [[b]5[/b]: [sup]Horus: 5[/sup]]</text:p>
          </table:table-cell>
          <table:table-cell table:number-columns-repeated="4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[sup]&quot; &amp; [Numbers.G216] &amp; &quot;[/sup]]&quot;; &quot;&quot;)" office:value-type="string" office:string-value="[b]212. [url=https://www.doomworld.com/vb/thread/71473]2048 Unleashed[/url][/b] [[b]5[/b]: [sup]eharper256: 5[/sup]]" calcext:value-type="string">
            <text:p>[b]212. [url=https://www.doomworld.com/vb/thread/71473]2048 Unleashed[/url][/b] [[b]5[/b]: [sup]eharper256: 5[/sup]]</text:p>
          </table:table-cell>
          <table:table-cell table:number-columns-repeated="4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[sup]&quot; &amp; [Numbers.G217] &amp; &quot;[/sup]]&quot;; &quot;&quot;)" office:value-type="string" office:string-value="[b]212. [url=https://www.doomworld.com/idgames/levels/doom/Ports/a-c/aa_e1]Alpha Accident: Terra Nova[/url][/b] [[b]5[/b]: [sup]Rince-wind: 5[/sup]]" calcext:value-type="string">
            <text:p>[b]212. [url=https://www.doomworld.com/idgames/levels/doom/Ports/a-c/aa_e1]Alpha Accident: Terra Nova[/url][/b] [[b]5[/b]: [sup]Rince-wind: 5[/sup]]</text:p>
          </table:table-cell>
          <table:table-cell table:number-columns-repeated="4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[sup]&quot; &amp; [Numbers.G218] &amp; &quot;[/sup]]&quot;; &quot;&quot;)" office:value-type="string" office:string-value="[b]212. [url=https://www.doomworld.com/forum/topic/105451-birthday-bash-megawad-offical-release/]Birthday Bash [/url][/b] [[b]5[/b]: [sup]eharper256: 5[/sup]]" calcext:value-type="string">
            <text:p>[b]212. [url=https://www.doomworld.com/forum/topic/105451-birthday-bash-megawad-offical-release/]Birthday Bash [/url][/b] [[b]5[/b]: [sup]eharper256: 5[/sup]]</text:p>
          </table:table-cell>
          <table:table-cell table:number-columns-repeated="4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[sup]&quot; &amp; [Numbers.G219] &amp; &quot;[/sup]]&quot;; &quot;&quot;)" office:value-type="string" office:string-value="[b]212. [url=https://www.doomworld.com/idgames/levels/doom/p-r/retroeps]CH Retro Episode[/url][/b] [[b]5[/b]: [sup]Diabolución: 5[/sup]]" calcext:value-type="string">
            <text:p>[b]212. [url=https://www.doomworld.com/idgames/levels/doom/p-r/retroeps]CH Retro Episode[/url][/b] [[b]5[/b]: [sup]Diabolución: 5[/sup]]</text:p>
          </table:table-cell>
          <table:table-cell table:number-columns-repeated="4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[sup]&quot; &amp; [Numbers.G220] &amp; &quot;[/sup]]&quot;; &quot;&quot;)" office:value-type="string" office:string-value="[b]212. [url=https://www.doomworld.com/idgames/levels/doom/a-c/crusades]Crusades[/url][/b] [[b]5[/b]: [sup]joepallai: 5[/sup]]" calcext:value-type="string">
            <text:p>[b]212. [url=https://www.doomworld.com/idgames/levels/doom/a-c/crusades]Crusades[/url][/b] [[b]5[/b]: [sup]joepallai: 5[/sup]]</text:p>
          </table:table-cell>
          <table:table-cell table:number-columns-repeated="4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[sup]&quot; &amp; [Numbers.G221] &amp; &quot;[/sup]]&quot;; &quot;&quot;)" office:value-type="string" office:string-value="[b]212. [url=https://www.doomworld.com/idgames/levels/doom/d-f/dante666]Dante's Gate[/url][/b] [[b]5[/b]: [sup]Soundblock: 5[/sup]]" calcext:value-type="string">
            <text:p>[b]212. [url=https://www.doomworld.com/idgames/levels/doom/d-f/dante666]Dante's Gate[/url][/b] [[b]5[/b]: [sup]Soundblock: 5[/sup]]</text:p>
          </table:table-cell>
          <table:table-cell table:number-columns-repeated="4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[sup]&quot; &amp; [Numbers.G222] &amp; &quot;[/sup]]&quot;; &quot;&quot;)" office:value-type="string" office:string-value="[b]212. [url=https://www.doomworld.com/idgames/levels/doom2/Ports/d-f/dor]Dawn of Reality[/url][/b] [[b]5[/b]: [sup]ax34: 5[/sup]]" calcext:value-type="string">
            <text:p>[b]212. [url=https://www.doomworld.com/idgames/levels/doom2/Ports/d-f/dor]Dawn of Reality[/url][/b] [[b]5[/b]: [sup]ax34: 5[/sup]]</text:p>
          </table:table-cell>
          <table:table-cell table:number-columns-repeated="4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[sup]&quot; &amp; [Numbers.G223] &amp; &quot;[/sup]]&quot;; &quot;&quot;)" office:value-type="string" office:string-value="[b]212. [url=http://www.wad-archive.com/wad/DOOM-Barracks-Zone-1]Doom Barracks Zone[/url][/b] [[b]5[/b]: [sup]HUNdebLeonidasX: 3, TheMightyHeracross: 2[/sup]]" calcext:value-type="string">
            <text:p>[b]212. [url=http://www.wad-archive.com/wad/DOOM-Barracks-Zone-1]Doom Barracks Zone[/url][/b] [[b]5[/b]: [sup]HUNdebLeonidasX: 3, TheMightyHeracross: 2[/sup]]</text:p>
          </table:table-cell>
          <table:table-cell table:number-columns-repeated="4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[sup]&quot; &amp; [Numbers.G224] &amp; &quot;[/sup]]&quot;; &quot;&quot;)" office:value-type="string" office:string-value="[b]212. [url=https://www.doomworld.com/forum/topic/54022-doom-center-do-you-know-that/]Doom Center[/url][/b] [[b]5[/b]: [sup]HUNdebLeonidasX: 5[/sup]]" calcext:value-type="string">
            <text:p>[b]212. [url=https://www.doomworld.com/forum/topic/54022-doom-center-do-you-know-that/]Doom Center[/url][/b] [[b]5[/b]: [sup]HUNdebLeonidasX: 5[/sup]]</text:p>
          </table:table-cell>
          <table:table-cell table:number-columns-repeated="4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[sup]&quot; &amp; [Numbers.G225] &amp; &quot;[/sup]]&quot;; &quot;&quot;)" office:value-type="string" office:string-value="[b]212. [url=https://www.doomworld.com/forum/topic/104925-doomish-den-of-design-a-map-that-teaches-you-map-design/]Doomish Den of Design[/url][/b] [[b]5[/b]: [sup]Rince-wind: 5[/sup]]" calcext:value-type="string">
            <text:p>[b]212. [url=https://www.doomworld.com/forum/topic/104925-doomish-den-of-design-a-map-that-teaches-you-map-design/]Doomish Den of Design[/url][/b] [[b]5[/b]: [sup]Rince-wind: 5[/sup]]</text:p>
          </table:table-cell>
          <table:table-cell table:number-columns-repeated="4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[sup]&quot; &amp; [Numbers.G226] &amp; &quot;[/sup]]&quot;; &quot;&quot;)" office:value-type="string" office:string-value="[b]212. [url=https://www.doomworld.com/idgames/levels/doom2/Ports/d-f/dripfeed]Drip Feed[/url][/b] [[b]5[/b]: [sup]Vorpal: 5[/sup]]" calcext:value-type="string">
            <text:p>[b]212. [url=https://www.doomworld.com/idgames/levels/doom2/Ports/d-f/dripfeed]Drip Feed[/url][/b] [[b]5[/b]: [sup]Vorpal: 5[/sup]]</text:p>
          </table:table-cell>
          <table:table-cell table:number-columns-repeated="4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[sup]&quot; &amp; [Numbers.G227] &amp; &quot;[/sup]]&quot;; &quot;&quot;)" office:value-type="string" office:string-value="[b]212. [url=http://www.doom2.net/mykdoom/misc/113434_e1contest.zip]e1contest﻿.wad﻿[/url][/b] [[b]5[/b]: [sup]Diabolución: 5[/sup]]" calcext:value-type="string">
            <text:p>[b]212. [url=http://www.doom2.net/mykdoom/misc/113434_e1contest.zip]e1contest﻿.wad﻿[/url][/b] [[b]5[/b]: [sup]Diabolución: 5[/sup]]</text:p>
          </table:table-cell>
          <table:table-cell table:number-columns-repeated="4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[sup]&quot; &amp; [Numbers.G228] &amp; &quot;[/sup]]&quot;; &quot;&quot;)" office:value-type="string" office:string-value="[b]212. [url=https://www.doomworld.com/idgames/themes/TeamTNT/ed4_rfo/ed4_rfo1]Eternal DOOM IV: Return from Oblivion[/url][/b] [[b]5[/b]: [sup]m8f: 5[/sup]]" calcext:value-type="string">
            <text:p>[b]212. [url=https://www.doomworld.com/idgames/themes/TeamTNT/ed4_rfo/ed4_rfo1]Eternal DOOM IV: Return from Oblivion[/url][/b] [[b]5[/b]: [sup]m8f: 5[/sup]]</text:p>
          </table:table-cell>
          <table:table-cell table:number-columns-repeated="4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[sup]&quot; &amp; [Numbers.G229] &amp; &quot;[/sup]]&quot;; &quot;&quot;)" office:value-type="string" office:string-value="[b]212. [url=https://www.doomworld.com/idgames/levels/doom2/deathmatch/megawads/exec]Execution[/url][/b] [[b]5[/b]: [sup]Doomkid: 5[/sup]]" calcext:value-type="string">
            <text:p>[b]212. [url=https://www.doomworld.com/idgames/levels/doom2/deathmatch/megawads/exec]Execution[/url][/b] [[b]5[/b]: [sup]Doomkid: 5[/sup]]</text:p>
          </table:table-cell>
          <table:table-cell table:number-columns-repeated="4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[sup]&quot; &amp; [Numbers.G230] &amp; &quot;[/sup]]&quot;; &quot;&quot;)" office:value-type="string" office:string-value="[b]212. [url=https://www.doomworld.com/forum/topic/105670-faithless-a-heretic-hub-final/]Faithless[/url][/b] [[b]5[/b]: [sup]Rince-wind: 5[/sup]]" calcext:value-type="string">
            <text:p>[b]212. [url=https://www.doomworld.com/forum/topic/105670-faithless-a-heretic-hub-final/]Faithless[/url][/b] [[b]5[/b]: [sup]Rince-wind: 5[/sup]]</text:p>
          </table:table-cell>
          <table:table-cell table:number-columns-repeated="4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[sup]&quot; &amp; [Numbers.G231] &amp; &quot;[/sup]]&quot;; &quot;&quot;)" office:value-type="string" office:string-value="[b]212. [url=https://www.doomworld.com/idgames/levels/doom2/Ports/d-f/ftmtn_v2]Firetop Mountain[/url][/b] [[b]5[/b]: [sup]smeghammer: 5[/sup]]" calcext:value-type="string">
            <text:p>[b]212. [url=https://www.doomworld.com/idgames/levels/doom2/Ports/d-f/ftmtn_v2]Firetop Mountain[/url][/b] [[b]5[/b]: [sup]smeghammer: 5[/sup]]</text:p>
          </table:table-cell>
          <table:table-cell table:number-columns-repeated="4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[sup]&quot; &amp; [Numbers.G232] &amp; &quot;[/sup]]&quot;; &quot;&quot;)" office:value-type="string" office:string-value="[b]212. [url=http://freedoom.github.io/download.html]Freedoom: Phase 2[/url][/b] [[b]5[/b]: [sup]Spectra: 1, Voltcom9: 1, TheMightyHeracross: 3[/sup]]" calcext:value-type="string">
            <text:p>[b]212. [url=http://freedoom.github.io/download.html]Freedoom: Phase 2[/url][/b] [[b]5[/b]: [sup]Spectra: 1, Voltcom9: 1, TheMightyHeracross: 3[/sup]]</text:p>
          </table:table-cell>
          <table:table-cell table:number-columns-repeated="4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[sup]&quot; &amp; [Numbers.G233] &amp; &quot;[/sup]]&quot;; &quot;&quot;)" office:value-type="string" office:string-value="[b]212. [url=https://forum.zdoom.org/viewtopic.php?f=19&amp;t=46718]Gene-Tech: Before the Storm[/url][/b] [[b]5[/b]: [sup]Graf Zahl: 5[/sup]]" calcext:value-type="string">
            <text:p>[b]212. [url=https://forum.zdoom.org/viewtopic.php?f=19&amp;t=46718]Gene-Tech: Before the Storm[/url][/b] [[b]5[/b]: [sup]Graf Zahl: 5[/sup]]</text:p>
          </table:table-cell>
          <table:table-cell table:number-columns-repeated="4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[sup]&quot; &amp; [Numbers.G234] &amp; &quot;[/sup]]&quot;; &quot;&quot;)" office:value-type="string" office:string-value="[b]212. [url=https://www.doomworld.com/idgames/levels/doom2/Ports/megawads/gmp]Good Morning Phobos[/url][/b] [[b]5[/b]: [sup]Bryan T: 5[/sup]]" calcext:value-type="string">
            <text:p>[b]212. [url=https://www.doomworld.com/idgames/levels/doom2/Ports/megawads/gmp]Good Morning Phobos[/url][/b] [[b]5[/b]: [sup]Bryan T: 5[/sup]]</text:p>
          </table:table-cell>
          <table:table-cell table:number-columns-repeated="4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[sup]&quot; &amp; [Numbers.G235] &amp; &quot;[/sup]]&quot;; &quot;&quot;)" office:value-type="string" office:string-value="[b]212. [url=https://www.doomworld.com/idgames/levels/doom2/deathmatch/Ports/megawads/gw2]Greenwar II[/url][/b] [[b]5[/b]: [sup]Ed: 5[/sup]]" calcext:value-type="string">
            <text:p>[b]212. [url=https://www.doomworld.com/idgames/levels/doom2/deathmatch/Ports/megawads/gw2]Greenwar II[/url][/b] [[b]5[/b]: [sup]Ed: 5[/sup]]</text:p>
          </table:table-cell>
          <table:table-cell table:number-columns-repeated="4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[sup]&quot; &amp; [Numbers.G236] &amp; &quot;[/sup]]&quot;; &quot;&quot;)" office:value-type="string" office:string-value="[b]212. [url=https://www.doomworld.com/idgames/themes/hacx/hx11pack]Hacx[/url][/b] [[b]5[/b]: [sup]Grazza: 5[/sup]]" calcext:value-type="string">
            <text:p>[b]212. [url=https://www.doomworld.com/idgames/themes/hacx/hx11pack]Hacx[/url][/b] [[b]5[/b]: [sup]Grazza: 5[/sup]]</text:p>
          </table:table-cell>
          <table:table-cell table:number-columns-repeated="4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[sup]&quot; &amp; [Numbers.G237] &amp; &quot;[/sup]]&quot;; &quot;&quot;)" office:value-type="string" office:string-value="[b]212. [url=https://www.doomworld.com/idgames/levels/doom2/Ports/g-i/inncnx2]Innocence X2[/url][/b] [[b]5[/b]: [sup]Spectra: 5[/sup]]" calcext:value-type="string">
            <text:p>[b]212. [url=https://www.doomworld.com/idgames/levels/doom2/Ports/g-i/inncnx2]Innocence X2[/url][/b] [[b]5[/b]: [sup]Spectra: 5[/sup]]</text:p>
          </table:table-cell>
          <table:table-cell table:number-columns-repeated="4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[sup]&quot; &amp; [Numbers.G238] &amp; &quot;[/sup]]&quot;; &quot;&quot;)" office:value-type="string" office:string-value="[b]212. [url=https://www.doomworld.com/idgames/levels/doom2/m-o/mordeth]Mordeth[/url][/b] [[b]5[/b]: [sup]Vorpal: 5[/sup]]" calcext:value-type="string">
            <text:p>[b]212. [url=https://www.doomworld.com/idgames/levels/doom2/m-o/mordeth]Mordeth[/url][/b] [[b]5[/b]: [sup]Vorpal: 5[/sup]]</text:p>
          </table:table-cell>
          <table:table-cell table:number-columns-repeated="4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[sup]&quot; &amp; [Numbers.G239] &amp; &quot;[/sup]]&quot;; &quot;&quot;)" office:value-type="string" office:string-value="[b]212. [url=http://www.mediafire.com/file/fuurx4c98tl198i/One_Doom_s_Day.wad]One Doom's Day[/url][/b] [[b]5[/b]: [sup]Apaul27: 5[/sup]]" calcext:value-type="string">
            <text:p>[b]212. [url=http://www.mediafire.com/file/fuurx4c98tl198i/One_Doom_s_Day.wad]One Doom's Day[/url][/b] [[b]5[/b]: [sup]Apaul27: 5[/sup]]</text:p>
          </table:table-cell>
          <table:table-cell table:number-columns-repeated="4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[sup]&quot; &amp; [Numbers.G240] &amp; &quot;[/sup]]&quot;; &quot;&quot;)" office:value-type="string" office:string-value="[b]212. [url=https://www.doomworld.com/idgames/levels/doom2/m-o/osiris]Osiris[/url][/b] [[b]5[/b]: [sup]Vorpal: 5[/sup]]" calcext:value-type="string">
            <text:p>[b]212. [url=https://www.doomworld.com/idgames/levels/doom2/m-o/osiris]Osiris[/url][/b] [[b]5[/b]: [sup]Vorpal: 5[/sup]]</text:p>
          </table:table-cell>
          <table:table-cell table:number-columns-repeated="4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[sup]&quot; &amp; [Numbers.G241] &amp; &quot;[/sup]]&quot;; &quot;&quot;)" office:value-type="string" office:string-value="[b]212. [url=https://www.doomworld.com/idgames/levels/doom2/Ports/p-r/paranoid]Paranoid[/url][/b] [[b]5[/b]: [sup]termrork: 5[/sup]]" calcext:value-type="string">
            <text:p>[b]212. [url=https://www.doomworld.com/idgames/levels/doom2/Ports/p-r/paranoid]Paranoid[/url][/b] [[b]5[/b]: [sup]termrork: 5[/sup]]</text:p>
          </table:table-cell>
          <table:table-cell table:number-columns-repeated="4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[sup]&quot; &amp; [Numbers.G242] &amp; &quot;[/sup]]&quot;; &quot;&quot;)" office:value-type="string" office:string-value="[b]212. [url=https://www.doomworld.com/idgames/levels/doom2/Ports/p-r/planisf2]Planisphere 2[/url][/b] [[b]5[/b]: [sup]ax34: 5[/sup]]" calcext:value-type="string">
            <text:p>[b]212. [url=https://www.doomworld.com/idgames/levels/doom2/Ports/p-r/planisf2]Planisphere 2[/url][/b] [[b]5[/b]: [sup]ax34: 5[/sup]]</text:p>
          </table:table-cell>
          <table:table-cell table:number-columns-repeated="4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[sup]&quot; &amp; [Numbers.G243] &amp; &quot;[/sup]]&quot;; &quot;&quot;)" office:value-type="string" office:string-value="[b]212. [url=https://www.doomworld.com/vb/wads-mods/67271-project-uber-idgamesd/]Project Uber[/url][/b] [[b]5[/b]: [sup]Rince-wind: 5[/sup]]" calcext:value-type="string">
            <text:p>[b]212. [url=https://www.doomworld.com/vb/wads-mods/67271-project-uber-idgamesd/]Project Uber[/url][/b] [[b]5[/b]: [sup]Rince-wind: 5[/sup]]</text:p>
          </table:table-cell>
          <table:table-cell table:number-columns-repeated="4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[sup]&quot; &amp; [Numbers.G244] &amp; &quot;[/sup]]&quot;; &quot;&quot;)" office:value-type="string" office:string-value="[b]212. [url=https://www.doomworld.com/idgames/levels/doom2/s-u/selfish5]SELFISH5[/url][/b] [[b]5[/b]: [sup]Diabolución: 5[/sup]]" calcext:value-type="string">
            <text:p>[b]212. [url=https://www.doomworld.com/idgames/levels/doom2/s-u/selfish5]SELFISH5[/url][/b] [[b]5[/b]: [sup]Diabolución: 5[/sup]]</text:p>
          </table:table-cell>
          <table:table-cell table:number-columns-repeated="4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[sup]&quot; &amp; [Numbers.G245] &amp; &quot;[/sup]]&quot;; &quot;&quot;)" office:value-type="string" office:string-value="[b]212. [url=https://www.doomworld.com/idgames/levels/doom2/Ports/s-u/sotnr]Shadows of The Nightmare Realm[/url][/b] [[b]5[/b]: [sup]4everDoomed: 5[/sup]]" calcext:value-type="string">
            <text:p>[b]212. [url=https://www.doomworld.com/idgames/levels/doom2/Ports/s-u/sotnr]Shadows of The Nightmare Realm[/url][/b] [[b]5[/b]: [sup]4everDoomed: 5[/sup]]</text:p>
          </table:table-cell>
          <table:table-cell table:number-columns-repeated="4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[sup]&quot; &amp; [Numbers.G246] &amp; &quot;[/sup]]&quot;; &quot;&quot;)" office:value-type="string" office:string-value="[b]212. [url=https://www.doomworld.com/idgames/levels/doom/Ports/p-r/pe1_phob]Simply Phobos[/url][/b] [[b]5[/b]: [sup]Diabolución: 5[/sup]]" calcext:value-type="string">
            <text:p>[b]212. [url=https://www.doomworld.com/idgames/levels/doom/Ports/p-r/pe1_phob]Simply Phobos[/url][/b] [[b]5[/b]: [sup]Diabolución: 5[/sup]]</text:p>
          </table:table-cell>
          <table:table-cell table:number-columns-repeated="4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[sup]&quot; &amp; [Numbers.G247] &amp; &quot;[/sup]]&quot;; &quot;&quot;)" office:value-type="string" office:string-value="[b]212. [url=https://www.doomworld.com/idgames/deathmatch/skulltag/spacedm9]SpaceDM9[/url][/b] [[b]5[/b]: [sup]Ed: 5[/sup]]" calcext:value-type="string">
            <text:p>[b]212. [url=https://www.doomworld.com/idgames/deathmatch/skulltag/spacedm9]SpaceDM9[/url][/b] [[b]5[/b]: [sup]Ed: 5[/sup]]</text:p>
          </table:table-cell>
          <table:table-cell table:number-columns-repeated="4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[sup]&quot; &amp; [Numbers.G248] &amp; &quot;[/sup]]&quot;; &quot;&quot;)" office:value-type="string" office:string-value="[b]212. [url=https://www.doomworld.com/idgames/levels/doom2/s-u/slayer]The Slayer[/url][/b] [[b]5[/b]: [sup]Vorpal: 5[/sup]]" calcext:value-type="string">
            <text:p>[b]212. [url=https://www.doomworld.com/idgames/levels/doom2/s-u/slayer]The Slayer[/url][/b] [[b]5[/b]: [sup]Vorpal: 5[/sup]]</text:p>
          </table:table-cell>
          <table:table-cell table:number-columns-repeated="4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[sup]&quot; &amp; [Numbers.G249] &amp; &quot;[/sup]]&quot;; &quot;&quot;)" office:value-type="string" office:string-value="[b]212. [url=https://www.doomworld.com/forum/topic/74280-the-ultimate-doom-ii-doom-ii-levels-remade/]The Ultimate Doom II [/url][/b] [[b]5[/b]: [sup]Ivory Duke: 5[/sup]]" calcext:value-type="string">
            <text:p>[b]212. [url=https://www.doomworld.com/forum/topic/74280-the-ultimate-doom-ii-doom-ii-levels-remade/]The Ultimate Doom II [/url][/b] [[b]5[/b]: [sup]Ivory Duke: 5[/sup]]</text:p>
          </table:table-cell>
          <table:table-cell table:number-columns-repeated="4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[sup]&quot; &amp; [Numbers.G250] &amp; &quot;[/sup]]&quot;; &quot;&quot;)" office:value-type="string" office:string-value="[b]212. [url=https://www.doomworld.com/idgames/levels/doom2/Ports/v-z/vulkan]Vulkan Episode 1[/url][/b] [[b]5[/b]: [sup]HyperLuke: 5[/sup]]" calcext:value-type="string">
            <text:p>[b]212. [url=https://www.doomworld.com/idgames/levels/doom2/Ports/v-z/vulkan]Vulkan Episode 1[/url][/b] [[b]5[/b]: [sup]HyperLuke: 5[/sup]]</text:p>
          </table:table-cell>
          <table:table-cell table:number-columns-repeated="4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[sup]&quot; &amp; [Numbers.G251] &amp; &quot;[/sup]]&quot;; &quot;&quot;)" office:value-type="string" office:string-value="[b]212. [url=https://www.doomworld.com/vb/wads-mods/71259-way-too-many-dead-guys-map05-alpha-available/]Way 2 Many Dead Guys[/url][/b] [[b]5[/b]: [sup]Nancsi: 5[/sup]]" calcext:value-type="string">
            <text:p>[b]212. [url=https://www.doomworld.com/vb/wads-mods/71259-way-too-many-dead-guys-map05-alpha-available/]Way 2 Many Dead Guys[/url][/b] [[b]5[/b]: [sup]Nancsi: 5[/sup]]</text:p>
          </table:table-cell>
          <table:table-cell table:number-columns-repeated="4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[sup]&quot; &amp; [Numbers.G252] &amp; &quot;[/sup]]&quot;; &quot;&quot;)" office:value-type="string" office:string-value="[b]212. [url=https://www.moddb.com/mods/bloodpack]ZBloodpack[/url][/b] [[b]5[/b]: [sup]smeghammer: 5[/sup]]" calcext:value-type="string">
            <text:p>[b]212. [url=https://www.moddb.com/mods/bloodpack]ZBloodpack[/url][/b] [[b]5[/b]: [sup]smeghammer: 5[/sup]]</text:p>
          </table:table-cell>
          <table:table-cell table:number-columns-repeated="4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[sup]&quot; &amp; [Numbers.G253] &amp; &quot;[/sup]]&quot;; &quot;&quot;)" office:value-type="string" office:string-value="[b]212. [url=https://www.doomworld.com/idgames/levels/doom2/Ports/v-z/zendyn_x]Zen Dynamics[/url][/b] [[b]5[/b]: [sup]Phobus: 4, TechnoDoomed1: 1[/sup]]" calcext:value-type="string">
            <text:p>[b]212. [url=https://www.doomworld.com/idgames/levels/doom2/Ports/v-z/zendyn_x]Zen Dynamics[/url][/b] [[b]5[/b]: [sup]Phobus: 4, TechnoDoomed1: 1[/sup]]</text:p>
          </table:table-cell>
          <table:table-cell table:number-columns-repeated="4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[sup]&quot; &amp; [Numbers.G254] &amp; &quot;[/sup]]&quot;; &quot;&quot;)" office:value-type="string" office:string-value="[b]251. [url=https://forum.zdoom.org/viewtopic.php?t=47680#p810207]Batman Doom: Reborn[/url][/b] [[b]4[/b]: [sup]ax34: 4[/sup]]" calcext:value-type="string">
            <text:p>[b]251. [url=https://forum.zdoom.org/viewtopic.php?t=47680#p810207]Batman Doom: Reborn[/url][/b] [[b]4[/b]: [sup]ax34: 4[/sup]]</text:p>
          </table:table-cell>
          <table:table-cell table:number-columns-repeated="4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[sup]&quot; &amp; [Numbers.G255] &amp; &quot;[/sup]]&quot;; &quot;&quot;)" office:value-type="string" office:string-value="[b]251. [url=https://www.doomworld.com/idgames/levels/doom2/a-c/chord2]Chord 2[/url][/b] [[b]4[/b]: [sup]Paul977: 4[/sup]]" calcext:value-type="string">
            <text:p>[b]251. [url=https://www.doomworld.com/idgames/levels/doom2/a-c/chord2]Chord 2[/url][/b] [[b]4[/b]: [sup]Paul977: 4[/sup]]</text:p>
          </table:table-cell>
          <table:table-cell table:number-columns-repeated="4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[sup]&quot; &amp; [Numbers.G256] &amp; &quot;[/sup]]&quot;; &quot;&quot;)" office:value-type="string" office:string-value="[b]251. [url=https://www.doomworld.com/files/file/10874-city-of-doom-part-i-beta-1-11/]City of DooM (Part I)[/url][/b] [[b]4[/b]: [sup]ax34: 4[/sup]]" calcext:value-type="string">
            <text:p>[b]251. [url=https://www.doomworld.com/files/file/10874-city-of-doom-part-i-beta-1-11/]City of DooM (Part I)[/url][/b] [[b]4[/b]: [sup]ax34: 4[/sup]]</text:p>
          </table:table-cell>
          <table:table-cell table:number-columns-repeated="4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[sup]&quot; &amp; [Numbers.G257] &amp; &quot;[/sup]]&quot;; &quot;&quot;)" office:value-type="string" office:string-value="[b]251. [url=https://www.doomworld.com/idgames/levels/doom2/Ports/a-c/cafebrk1]Coffee Break Episode 1[/url][/b] [[b]4[/b]: [sup]eharper256: 4[/sup]]" calcext:value-type="string">
            <text:p>[b]251. [url=https://www.doomworld.com/idgames/levels/doom2/Ports/a-c/cafebrk1]Coffee Break Episode 1[/url][/b] [[b]4[/b]: [sup]eharper256: 4[/sup]]</text:p>
          </table:table-cell>
          <table:table-cell table:number-columns-repeated="4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[sup]&quot; &amp; [Numbers.G258] &amp; &quot;[/sup]]&quot;; &quot;&quot;)" office:value-type="string" office:string-value="[b]251. [url=https://www.doomworld.com/idgames/levels/doom2/Ports/a-c/c-shock2]Combat Shock 2[/url][/b] [[b]4[/b]: [sup]Cynical: 1, Nate River: 3[/sup]]" calcext:value-type="string">
            <text:p>[b]251. [url=https://www.doomworld.com/idgames/levels/doom2/Ports/a-c/c-shock2]Combat Shock 2[/url][/b] [[b]4[/b]: [sup]Cynical: 1, Nate River: 3[/sup]]</text:p>
          </table:table-cell>
          <table:table-cell table:number-columns-repeated="4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[sup]&quot; &amp; [Numbers.G259] &amp; &quot;[/sup]]&quot;; &quot;&quot;)" office:value-type="string" office:string-value="[b]251. [url=https://www.doomworld.com/idgames/levels/doom2/Ports/a-c/crimsonh]Crimson Horizon[/url][/b] [[b]4[/b]: [sup]Paul977: 4[/sup]]" calcext:value-type="string">
            <text:p>[b]251. [url=https://www.doomworld.com/idgames/levels/doom2/Ports/a-c/crimsonh]Crimson Horizon[/url][/b] [[b]4[/b]: [sup]Paul977: 4[/sup]]</text:p>
          </table:table-cell>
          <table:table-cell table:number-columns-repeated="4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[sup]&quot; &amp; [Numbers.G260] &amp; &quot;[/sup]]&quot;; &quot;&quot;)" office:value-type="string" office:string-value="[b]251. [url=https://www.doomworld.com/idgames/levels/doom2/deathmatch/Ports/megawads/crudream]Crucified Dreams[/url][/b] [[b]4[/b]: [sup]Soundblock: 4[/sup]]" calcext:value-type="string">
            <text:p>[b]251. [url=https://www.doomworld.com/idgames/levels/doom2/deathmatch/Ports/megawads/crudream]Crucified Dreams[/url][/b] [[b]4[/b]: [sup]Soundblock: 4[/sup]]</text:p>
          </table:table-cell>
          <table:table-cell table:number-columns-repeated="4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[sup]&quot; &amp; [Numbers.G260] &amp; &quot;[/sup]]&quot;; &quot;&quot;)" office:value-type="string" office:string-value="[b]251. [url=https://www.doomworld.com/idgames/levels/doom2/Ports/d-f/dcity2_5]Damned City 2[/url][/b] [[b]4[/b]: [sup]Soundblock: 4[/sup]]" calcext:value-type="string">
            <text:p>[b]251. [url=https://www.doomworld.com/idgames/levels/doom2/Ports/d-f/dcity2_5]Damned City 2[/url][/b] [[b]4[/b]: [sup]Soundblock: 4[/sup]]</text:p>
          </table:table-cell>
          <table:table-cell table:number-columns-repeated="4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[sup]&quot; &amp; [Numbers.G262] &amp; &quot;[/sup]]&quot;; &quot;&quot;)" office:value-type="string" office:string-value="[b]251. [url=https://www.doomworld.com/idgames/levels/doom2/Ports/d-f/dark7]Dark 7 (with Mission Pack)[/url][/b] [[b]4[/b]: [sup]smeghammer: 4[/sup]]" calcext:value-type="string">
            <text:p>[b]251. [url=https://www.doomworld.com/idgames/levels/doom2/Ports/d-f/dark7]Dark 7 (with Mission Pack)[/url][/b] [[b]4[/b]: [sup]smeghammer: 4[/sup]]</text:p>
          </table:table-cell>
          <table:table-cell table:number-columns-repeated="4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[sup]&quot; &amp; [Numbers.G263] &amp; &quot;[/sup]]&quot;; &quot;&quot;)" office:value-type="string" office:string-value="[b]251. [url=https://www.doomworld.com/idgames/levels/doom2/d-f/earth]Earth[/url][/b] [[b]4[/b]: [sup]ShoDemo: 3, TheNerdTurtle2: 1[/sup]]" calcext:value-type="string">
            <text:p>[b]251. [url=https://www.doomworld.com/idgames/levels/doom2/d-f/earth]Earth[/url][/b] [[b]4[/b]: [sup]ShoDemo: 3, TheNerdTurtle2: 1[/sup]]</text:p>
          </table:table-cell>
          <table:table-cell table:number-columns-repeated="4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[sup]&quot; &amp; [Numbers.G264] &amp; &quot;[/sup]]&quot;; &quot;&quot;)" office:value-type="string" office:string-value="[b]251. [url=https://www.doomworld.com/forum/topic/94601-empyrion_v39-14-udmf-coop-maps-with-single-player-support/]Empyrion[/url][/b] [[b]4[/b]: [sup]Gaia74: 4[/sup]]" calcext:value-type="string">
            <text:p>[b]251. [url=https://www.doomworld.com/forum/topic/94601-empyrion_v39-14-udmf-coop-maps-with-single-player-support/]Empyrion[/url][/b] [[b]4[/b]: [sup]Gaia74: 4[/sup]]</text:p>
          </table:table-cell>
          <table:table-cell table:number-columns-repeated="4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[sup]&quot; &amp; [Numbers.G265] &amp; &quot;[/sup]]&quot;; &quot;&quot;)" office:value-type="string" office:string-value="[b]251. [url=https://www.doomworld.com/idgames/levels/doom2/Ports/g-i/impencse]Imp Encounter[/url][/b] [[b]4[/b]: [sup]AnonimVio: 4[/sup]]" calcext:value-type="string">
            <text:p>[b]251. [url=https://www.doomworld.com/idgames/levels/doom2/Ports/g-i/impencse]Imp Encounter[/url][/b] [[b]4[/b]: [sup]AnonimVio: 4[/sup]]</text:p>
          </table:table-cell>
          <table:table-cell table:number-columns-repeated="4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[sup]&quot; &amp; [Numbers.G266] &amp; &quot;[/sup]]&quot;; &quot;&quot;)" office:value-type="string" office:string-value="[b]251. [url=https://www.doomworld.com/forum/topic/74792-jiffy-bag-a-speedmap-megawad-rc2-released/]Jiffy Bag[/url][/b] [[b]4[/b]: [sup]TheNerdTurtle2: 4[/sup]]" calcext:value-type="string">
            <text:p>[b]251. [url=https://www.doomworld.com/forum/topic/74792-jiffy-bag-a-speedmap-megawad-rc2-released/]Jiffy Bag[/url][/b] [[b]4[/b]: [sup]TheNerdTurtle2: 4[/sup]]</text:p>
          </table:table-cell>
          <table:table-cell table:number-columns-repeated="4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[sup]&quot; &amp; [Numbers.G267] &amp; &quot;[/sup]]&quot;; &quot;&quot;)" office:value-type="string" office:string-value="[b]251. [url=https://www.doomworld.com/idgames/levels/doom2/Ports/j-l/khorus]Khorus[/url][/b] [[b]4[/b]: [sup]NuMetalManiak: 4[/sup]]" calcext:value-type="string">
            <text:p>[b]251. [url=https://www.doomworld.com/idgames/levels/doom2/Ports/j-l/khorus]Khorus[/url][/b] [[b]4[/b]: [sup]NuMetalManiak: 4[/sup]]</text:p>
          </table:table-cell>
          <table:table-cell table:number-columns-repeated="4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[sup]&quot; &amp; [Numbers.G268] &amp; &quot;[/sup]]&quot;; &quot;&quot;)" office:value-type="string" office:string-value="[b]251. [url=https://www.doomworld.com/files/file/15671-mapgame/]Mapgame[/url][/b] [[b]4[/b]: [sup]m8f: 4[/sup]]" calcext:value-type="string">
            <text:p>[b]251. [url=https://www.doomworld.com/files/file/15671-mapgame/]Mapgame[/url][/b] [[b]4[/b]: [sup]m8f: 4[/sup]]</text:p>
          </table:table-cell>
          <table:table-cell table:number-columns-repeated="4"/>
        </table:table-row>
        <table:table-row table:style-name="ro3">
          <table:table-cell table:formula="of:=IF([Numbers.C269] &gt; 0; &quot;[b]&quot; &amp; [Numbers.B269] &amp; &quot;. &quot; &amp; &quot;[url=&quot; &amp; [Numbers.E269] &amp; &quot;]&quot; &amp; [Numbers.D269] &amp; &quot;[/url][/b]&quot; &amp;  &quot; [[b]&quot; &amp; [Numbers.C269] &amp; &quot;[/b]: [sup]&quot; &amp; [Numbers.G269] &amp; &quot;[/sup]]&quot;; &quot;&quot;)" office:value-type="string" office:string-value="[b]251. [url=https://www.doomworld.com/idgames/levels/doom2/Ports/m-o/nfh2]Neighborhood From Hell[/url][/b] [[b]4[/b]: [sup]ax34: 4[/sup]]" calcext:value-type="string">
            <text:p>[b]251. [url=https://www.doomworld.com/idgames/levels/doom2/Ports/m-o/nfh2]Neighborhood From Hell[/url][/b] [[b]4[/b]: [sup]ax34: 4[/sup]]</text:p>
          </table:table-cell>
          <table:table-cell table:number-columns-repeated="4"/>
        </table:table-row>
        <table:table-row table:style-name="ro3">
          <table:table-cell table:formula="of:=IF([Numbers.C270] &gt; 0; &quot;[b]&quot; &amp; [Numbers.B270] &amp; &quot;. &quot; &amp; &quot;[url=&quot; &amp; [Numbers.E270] &amp; &quot;]&quot; &amp; [Numbers.D270] &amp; &quot;[/url][/b]&quot; &amp;  &quot; [[b]&quot; &amp; [Numbers.C270] &amp; &quot;[/b]: [sup]&quot; &amp; [Numbers.G270] &amp; &quot;[/sup]]&quot;; &quot;&quot;)" office:value-type="string" office:string-value="[b]251. [url=https://www.doomworld.com/idgames/levels/doom2/Ports/megawads/nova2]Nova II: New Dawn[/url][/b] [[b]4[/b]: [sup]Not Jabba: 3, dylux: 1[/sup]]" calcext:value-type="string">
            <text:p>[b]251. [url=https://www.doomworld.com/idgames/levels/doom2/Ports/megawads/nova2]Nova II: New Dawn[/url][/b] [[b]4[/b]: [sup]Not Jabba: 3, dylux: 1[/sup]]</text:p>
          </table:table-cell>
          <table:table-cell table:number-columns-repeated="4"/>
        </table:table-row>
        <table:table-row table:style-name="ro3">
          <table:table-cell table:formula="of:=IF([Numbers.C271] &gt; 0; &quot;[b]&quot; &amp; [Numbers.B271] &amp; &quot;. &quot; &amp; &quot;[url=&quot; &amp; [Numbers.E271] &amp; &quot;]&quot; &amp; [Numbers.D271] &amp; &quot;[/url][/b]&quot; &amp;  &quot; [[b]&quot; &amp; [Numbers.C271] &amp; &quot;[/b]: [sup]&quot; &amp; [Numbers.G271] &amp; &quot;[/sup]]&quot;; &quot;&quot;)" office:value-type="string" office:string-value="[b]251. [url=https://www.doomworld.com/idgames/?id=19249]Preacher[/url][/b] [[b]4[/b]: [sup]DoomDork: 3, Snikle: 1[/sup]]" calcext:value-type="string">
            <text:p>[b]251. [url=https://www.doomworld.com/idgames/?id=19249]Preacher[/url][/b] [[b]4[/b]: [sup]DoomDork: 3, Snikle: 1[/sup]]</text:p>
          </table:table-cell>
          <table:table-cell table:number-columns-repeated="4"/>
        </table:table-row>
        <table:table-row table:style-name="ro3">
          <table:table-cell table:formula="of:=IF([Numbers.C272] &gt; 0; &quot;[b]&quot; &amp; [Numbers.B272] &amp; &quot;. &quot; &amp; &quot;[url=&quot; &amp; [Numbers.E272] &amp; &quot;]&quot; &amp; [Numbers.D272] &amp; &quot;[/url][/b]&quot; &amp;  &quot; [[b]&quot; &amp; [Numbers.C272] &amp; &quot;[/b]: [sup]&quot; &amp; [Numbers.G272] &amp; &quot;[/sup]]&quot;; &quot;&quot;)" office:value-type="string" office:string-value="[b]251. [url=https://www.doomworld.com/idgames/levels/doom2/Ports/s-u/sinedie]Sine Die[/url][/b] [[b]4[/b]: [sup]bLOCKbOYgAMES: 4[/sup]]" calcext:value-type="string">
            <text:p>[b]251. [url=https://www.doomworld.com/idgames/levels/doom2/Ports/s-u/sinedie]Sine Die[/url][/b] [[b]4[/b]: [sup]bLOCKbOYgAMES: 4[/sup]]</text:p>
          </table:table-cell>
          <table:table-cell table:number-columns-repeated="4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[sup]&quot; &amp; [Numbers.G273] &amp; &quot;[/sup]]&quot;; &quot;&quot;)" office:value-type="string" office:string-value="[b]251. [url=https://www.doomworld.com/idgames/levels/doom2/Ports/megawads/sf3]Slaughterfest 3[/url][/b] [[b]4[/b]: [sup]Nazgul9: 4[/sup]]" calcext:value-type="string">
            <text:p>[b]251. [url=https://www.doomworld.com/idgames/levels/doom2/Ports/megawads/sf3]Slaughterfest 3[/url][/b] [[b]4[/b]: [sup]Nazgul9: 4[/sup]]</text:p>
          </table:table-cell>
          <table:table-cell table:number-columns-repeated="4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[sup]&quot; &amp; [Numbers.G274] &amp; &quot;[/sup]]&quot;; &quot;&quot;)" office:value-type="string" office:string-value="[b]251. [url=https://www.doomworld.com/idgames/levels/doom2/Ports/v-z/zanspid]Spidersilk[/url][/b] [[b]4[/b]: [sup]rdwpa: 4[/sup]]" calcext:value-type="string">
            <text:p>[b]251. [url=https://www.doomworld.com/idgames/levels/doom2/Ports/v-z/zanspid]Spidersilk[/url][/b] [[b]4[/b]: [sup]rdwpa: 4[/sup]]</text:p>
          </table:table-cell>
          <table:table-cell table:number-columns-repeated="4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[sup]&quot; &amp; [Numbers.G275] &amp; &quot;[/sup]]&quot;; &quot;&quot;)" office:value-type="string" office:string-value="[b]251. [url=https://mikestoybox.net/2017/01/04/strange-aeons/]Strange Aeons[/url][/b] [[b]4[/b]: [sup]ax34: 4[/sup]]" calcext:value-type="string">
            <text:p>[b]251. [url=https://mikestoybox.net/2017/01/04/strange-aeons/]Strange Aeons[/url][/b] [[b]4[/b]: [sup]ax34: 4[/sup]]</text:p>
          </table:table-cell>
          <table:table-cell table:number-columns-repeated="4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[sup]&quot; &amp; [Numbers.G276] &amp; &quot;[/sup]]&quot;; &quot;&quot;)" office:value-type="string" office:string-value="[b]251. [url=https://www.doomworld.com/idgames/levels/doom2/d-f/enigma]The Enigma Episode[/url][/b] [[b]4[/b]: [sup]T-Rex: 3, valkiriforce: 1[/sup]]" calcext:value-type="string">
            <text:p>[b]251. [url=https://www.doomworld.com/idgames/levels/doom2/d-f/enigma]The Enigma Episode[/url][/b] [[b]4[/b]: [sup]T-Rex: 3, valkiriforce: 1[/sup]]</text:p>
          </table:table-cell>
          <table:table-cell table:number-columns-repeated="4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[sup]&quot; &amp; [Numbers.G277] &amp; &quot;[/sup]]&quot;; &quot;&quot;)" office:value-type="string" office:string-value="[b]251. [url=https://www.doomworld.com/idgames/levels/doom/megawads/nmdu]The Ultimate NMD [/url][/b] [[b]4[/b]: [sup]eharper256: 4[/sup]]" calcext:value-type="string">
            <text:p>[b]251. [url=https://www.doomworld.com/idgames/levels/doom/megawads/nmdu]The Ultimate NMD [/url][/b] [[b]4[/b]: [sup]eharper256: 4[/sup]]</text:p>
          </table:table-cell>
          <table:table-cell table:number-columns-repeated="4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[sup]&quot; &amp; [Numbers.G278] &amp; &quot;[/sup]]&quot;; &quot;&quot;)" office:value-type="string" office:string-value="[b]251. [url=http://odamex.net/boards/index.php?topic=2246.0]UAC Ultra 2[/url][/b] [[b]4[/b]: [sup]Sky: 4[/sup]]" calcext:value-type="string">
            <text:p>[b]251. [url=http://odamex.net/boards/index.php?topic=2246.0]UAC Ultra 2[/url][/b] [[b]4[/b]: [sup]Sky: 4[/sup]]</text:p>
          </table:table-cell>
          <table:table-cell table:number-columns-repeated="4"/>
        </table:table-row>
        <table:table-row table:style-name="ro3">
          <table:table-cell table:formula="of:=IF([Numbers.C279] &gt; 0; &quot;[b]&quot; &amp; [Numbers.B279] &amp; &quot;. &quot; &amp; &quot;[url=&quot; &amp; [Numbers.E279] &amp; &quot;]&quot; &amp; [Numbers.D279] &amp; &quot;[/url][/b]&quot; &amp;  &quot; [[b]&quot; &amp; [Numbers.C279] &amp; &quot;[/b]: [sup]&quot; &amp; [Numbers.G279] &amp; &quot;[/sup]]&quot;; &quot;&quot;)" office:value-type="string" office:string-value="[b]251. [url=https://www.doomworld.com/idgames/levels/doom2/Ports/m-o/ma_val]Valhalla[/url][/b] [[b]4[/b]: [sup]4everDoomed: 4[/sup]]" calcext:value-type="string">
            <text:p>[b]251. [url=https://www.doomworld.com/idgames/levels/doom2/Ports/m-o/ma_val]Valhalla[/url][/b] [[b]4[/b]: [sup]4everDoomed: 4[/sup]]</text:p>
          </table:table-cell>
          <table:table-cell table:number-columns-repeated="4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[sup]&quot; &amp; [Numbers.G280] &amp; &quot;[/sup]]&quot;; &quot;&quot;)" office:value-type="string" office:string-value="[b]251. [url=https://www.doomworld.com/idgames/levels/doom2/Ports/v-z/vrack]Vrack[/url][/b] [[b]4[/b]: [sup]bzzrak: 4[/sup]]" calcext:value-type="string">
            <text:p>[b]251. [url=https://www.doomworld.com/idgames/levels/doom2/Ports/v-z/vrack]Vrack[/url][/b] [[b]4[/b]: [sup]bzzrak: 4[/sup]]</text:p>
          </table:table-cell>
          <table:table-cell table:number-columns-repeated="4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[sup]&quot; &amp; [Numbers.G281] &amp; &quot;[/sup]]&quot;; &quot;&quot;)" office:value-type="string" office:string-value="[b]251. [url=https://www.doomworld.com/idgames/levels/doom2/Ports/v-z/vrack3]Vrack 3[/url][/b] [[b]4[/b]: [sup]Spectra: 4[/sup]]" calcext:value-type="string">
            <text:p>[b]251. [url=https://www.doomworld.com/idgames/levels/doom2/Ports/v-z/vrack3]Vrack 3[/url][/b] [[b]4[/b]: [sup]Spectra: 4[/sup]]</text:p>
          </table:table-cell>
          <table:table-cell table:number-columns-repeated="4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[sup]&quot; &amp; [Numbers.G282] &amp; &quot;[/sup]]&quot;; &quot;&quot;)" office:value-type="string" office:string-value="[b]279. [url=https://cloud.mail.ru/public/83f617a62867/1993.WAD]1993[/url][/b] [[b]3[/b]: [sup]Apaul27: 3[/sup]]" calcext:value-type="string">
            <text:p>[b]279. [url=https://cloud.mail.ru/public/83f617a62867/1993.WAD]1993[/url][/b] [[b]3[/b]: [sup]Apaul27: 3[/sup]]</text:p>
          </table:table-cell>
          <table:table-cell table:number-columns-repeated="4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[sup]&quot; &amp; [Numbers.G283] &amp; &quot;[/sup]]&quot;; &quot;&quot;)" office:value-type="string" office:string-value="[b]279. [url=https://www.doomworld.com/forum/topic/93734-doomworld-community-top-wads-of-all-time/?page=4]2castles[/url][/b] [[b]3[/b]: [sup]Soundblock: 3[/sup]]" calcext:value-type="string">
            <text:p>[b]279. [url=https://www.doomworld.com/forum/topic/93734-doomworld-community-top-wads-of-all-time/?page=4]2castles[/url][/b] [[b]3[/b]: [sup]Soundblock: 3[/sup]]</text:p>
          </table:table-cell>
          <table:table-cell table:number-columns-repeated="4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[sup]&quot; &amp; [Numbers.G284] &amp; &quot;[/sup]]&quot;; &quot;&quot;)" office:value-type="string" office:string-value="[b]279. [url=https://www.doomworld.com/forum/topic/90605-v04-a-boy-and-his-barrel-a-secret-is-revealed/]A Boy and His Barrel[/url][/b] [[b]3[/b]: [sup]Dragonfly: 3[/sup]]" calcext:value-type="string">
            <text:p>[b]279. [url=https://www.doomworld.com/forum/topic/90605-v04-a-boy-and-his-barrel-a-secret-is-revealed/]A Boy and His Barrel[/url][/b] [[b]3[/b]: [sup]Dragonfly: 3[/sup]]</text:p>
          </table:table-cell>
          <table:table-cell table:number-columns-repeated="4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[sup]&quot; &amp; [Numbers.G285] &amp; &quot;[/sup]]&quot;; &quot;&quot;)" office:value-type="string" office:string-value="[b]279. [url=https://www.doomworld.com/files/file/18491-absolutely-killed/]Absolutely Killed[/url][/b] [[b]3[/b]: [sup]NoisyVelvet: 3[/sup]]" calcext:value-type="string">
            <text:p>[b]279. [url=https://www.doomworld.com/files/file/18491-absolutely-killed/]Absolutely Killed[/url][/b] [[b]3[/b]: [sup]NoisyVelvet: 3[/sup]]</text:p>
          </table:table-cell>
          <table:table-cell table:number-columns-repeated="4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[sup]&quot; &amp; [Numbers.G286] &amp; &quot;[/sup]]&quot;; &quot;&quot;)" office:value-type="string" office:string-value="[b]279. [url=https://www.doomworld.com/idgames/levels/doom/Ports/a-c/aaawake]Awakening[/url][/b] [[b]3[/b]: [sup]Graf Zahl: 3[/sup]]" calcext:value-type="string">
            <text:p>[b]279. [url=https://www.doomworld.com/idgames/levels/doom/Ports/a-c/aaawake]Awakening[/url][/b] [[b]3[/b]: [sup]Graf Zahl: 3[/sup]]</text:p>
          </table:table-cell>
          <table:table-cell table:number-columns-repeated="4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[sup]&quot; &amp; [Numbers.G287] &amp; &quot;[/sup]]&quot;; &quot;&quot;)" office:value-type="string" office:string-value="[b]279. [url=https://www.doomworld.com/idgames/levels/doom2/Ports/a-c/bbv11]Botanic Biosphere[/url][/b] [[b]3[/b]: [sup]Jaromir Bergmann: 3[/sup]]" calcext:value-type="string">
            <text:p>[b]279. [url=https://www.doomworld.com/idgames/levels/doom2/Ports/a-c/bbv11]Botanic Biosphere[/url][/b] [[b]3[/b]: [sup]Jaromir Bergmann: 3[/sup]]</text:p>
          </table:table-cell>
          <table:table-cell table:number-columns-repeated="4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[sup]&quot; &amp; [Numbers.G288] &amp; &quot;[/sup]]&quot;; &quot;&quot;)" office:value-type="string" office:string-value="[b]279. [url=https://www.doomworld.com/idgames/levels/doom2/a-c/chord1]Chord 1[/url][/b] [[b]3[/b]: [sup]Paul977: 3[/sup]]" calcext:value-type="string">
            <text:p>[b]279. [url=https://www.doomworld.com/idgames/levels/doom2/a-c/chord1]Chord 1[/url][/b] [[b]3[/b]: [sup]Paul977: 3[/sup]]</text:p>
          </table:table-cell>
          <table:table-cell table:number-columns-repeated="4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[sup]&quot; &amp; [Numbers.G289] &amp; &quot;[/sup]]&quot;; &quot;&quot;)" office:value-type="string" office:string-value="[b]279. [url=https://www.doomworld.com/idgames/levels/doom2/Ports/a-c/chord3]Chord 3[/url][/b] [[b]3[/b]: [sup]Paul977: 3[/sup]]" calcext:value-type="string">
            <text:p>[b]279. [url=https://www.doomworld.com/idgames/levels/doom2/Ports/a-c/chord3]Chord 3[/url][/b] [[b]3[/b]: [sup]Paul977: 3[/sup]]</text:p>
          </table:table-cell>
          <table:table-cell table:number-columns-repeated="4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[sup]&quot; &amp; [Numbers.G290] &amp; &quot;[/sup]]&quot;; &quot;&quot;)" office:value-type="string" office:string-value="[b]279. [url=https://www.doomworld.com/idgames/levels/doom2/a-c/chordg]Chord G[/url][/b] [[b]3[/b]: [sup]Paul977: 3[/sup]]" calcext:value-type="string">
            <text:p>[b]279. [url=https://www.doomworld.com/idgames/levels/doom2/a-c/chordg]Chord G[/url][/b] [[b]3[/b]: [sup]Paul977: 3[/sup]]</text:p>
          </table:table-cell>
          <table:table-cell table:number-columns-repeated="4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[sup]&quot; &amp; [Numbers.G291] &amp; &quot;[/sup]]&quot;; &quot;&quot;)" office:value-type="string" office:string-value="[b]279. [url=https://www.doomworld.com/idgames/levels/doom2/Ports/a-c/cityass]City Assault[/url][/b] [[b]3[/b]: [sup]ax34: 3[/sup]]" calcext:value-type="string">
            <text:p>[b]279. [url=https://www.doomworld.com/idgames/levels/doom2/Ports/a-c/cityass]City Assault[/url][/b] [[b]3[/b]: [sup]ax34: 3[/sup]]</text:p>
          </table:table-cell>
          <table:table-cell table:number-columns-repeated="4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[sup]&quot; &amp; [Numbers.G292] &amp; &quot;[/sup]]&quot;; &quot;&quot;)" office:value-type="string" office:string-value="[b]279. [url=https://www.doomworld.com/idgames/levels/doom2/Ports/megawads/cchest3]Community Chest 3[/url][/b] [[b]3[/b]: [sup]Mr. Freeze: 3[/sup]]" calcext:value-type="string">
            <text:p>[b]279. [url=https://www.doomworld.com/idgames/levels/doom2/Ports/megawads/cchest3]Community Chest 3[/url][/b] [[b]3[/b]: [sup]Mr. Freeze: 3[/sup]]</text:p>
          </table:table-cell>
          <table:table-cell table:number-columns-repeated="4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[sup]&quot; &amp; [Numbers.G293] &amp; &quot;[/sup]]&quot;; &quot;&quot;)" office:value-type="string" office:string-value="[b]279. [url=https://www.doomworld.com/idgames/levels/doom2/Ports/a-c/crapirc5]Crapi[/url][/b] [[b]3[/b]: [sup]Archie550: 3[/sup]]" calcext:value-type="string">
            <text:p>[b]279. [url=https://www.doomworld.com/idgames/levels/doom2/Ports/a-c/crapirc5]Crapi[/url][/b] [[b]3[/b]: [sup]Archie550: 3[/sup]]</text:p>
          </table:table-cell>
          <table:table-cell table:number-columns-repeated="4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[sup]&quot; &amp; [Numbers.G294] &amp; &quot;[/sup]]&quot;; &quot;&quot;)" office:value-type="string" office:string-value="[b]279. [url=https://www.doomworld.com/idgames/levels/doom2/d-f/darkcvnt]Dark Covenant[/url][/b] [[b]3[/b]: [sup]NuMetalManiak: 2, bonnie: 1[/sup]]" calcext:value-type="string">
            <text:p>[b]279. [url=https://www.doomworld.com/idgames/levels/doom2/d-f/darkcvnt]Dark Covenant[/url][/b] [[b]3[/b]: [sup]NuMetalManiak: 2, bonnie: 1[/sup]]</text:p>
          </table:table-cell>
          <table:table-cell table:number-columns-repeated="4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[sup]&quot; &amp; [Numbers.G295] &amp; &quot;[/sup]]&quot;; &quot;&quot;)" office:value-type="string" office:string-value="[b]279. [url=https://www.doomworld.com/idgames/levels/doom2/d-f/demondrv]DEMON DRIVER!!!![/url][/b] [[b]3[/b]: [sup]smeghammer: 3[/sup]]" calcext:value-type="string">
            <text:p>[b]279. [url=https://www.doomworld.com/idgames/levels/doom2/d-f/demondrv]DEMON DRIVER!!!![/url][/b] [[b]3[/b]: [sup]smeghammer: 3[/sup]]</text:p>
          </table:table-cell>
          <table:table-cell table:number-columns-repeated="4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[sup]&quot; &amp; [Numbers.G296] &amp; &quot;[/sup]]&quot;; &quot;&quot;)" office:value-type="string" office:string-value="[b]279. [url=https://www.doomworld.com/idgames/levels/doom2/Ports/d-f/darknes2]Disciples of Darkness[/url][/b] [[b]3[/b]: [sup]Nirvana: 3[/sup]]" calcext:value-type="string">
            <text:p>[b]279. [url=https://www.doomworld.com/idgames/levels/doom2/Ports/d-f/darknes2]Disciples of Darkness[/url][/b] [[b]3[/b]: [sup]Nirvana: 3[/sup]]</text:p>
          </table:table-cell>
          <table:table-cell table:number-columns-repeated="4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[sup]&quot; &amp; [Numbers.G297] &amp; &quot;[/sup]]&quot;; &quot;&quot;)" office:value-type="string" office:string-value="[b]279. [url=https://www.doomworld.com/idgames/levels/doom2/d-f/europe]Europe[/url][/b] [[b]3[/b]: [sup]ax34: 3[/sup]]" calcext:value-type="string">
            <text:p>[b]279. [url=https://www.doomworld.com/idgames/levels/doom2/d-f/europe]Europe[/url][/b] [[b]3[/b]: [sup]ax34: 3[/sup]]</text:p>
          </table:table-cell>
          <table:table-cell table:number-columns-repeated="4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[sup]&quot; &amp; [Numbers.G298] &amp; &quot;[/sup]]&quot;; &quot;&quot;)" office:value-type="string" office:string-value="[b]279. [url=https://www.doomworld.com/idgames/levels/doom2/megawads/fragport]Fragport[/url][/b] [[b]3[/b]: [sup]P41R47: 3[/sup]]" calcext:value-type="string">
            <text:p>[b]279. [url=https://www.doomworld.com/idgames/levels/doom2/megawads/fragport]Fragport[/url][/b] [[b]3[/b]: [sup]P41R47: 3[/sup]]</text:p>
          </table:table-cell>
          <table:table-cell table:number-columns-repeated="4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[sup]&quot; &amp; [Numbers.G299] &amp; &quot;[/sup]]&quot;; &quot;&quot;)" office:value-type="string" office:string-value="[b]279. [url=http://freedoom.github.io/download.html]Freedoom: Phase 1[/url][/b] [[b]3[/b]: [sup]Chamelenoel: 3[/sup]]" calcext:value-type="string">
            <text:p>[b]279. [url=http://freedoom.github.io/download.html]Freedoom: Phase 1[/url][/b] [[b]3[/b]: [sup]Chamelenoel: 3[/sup]]</text:p>
          </table:table-cell>
          <table:table-cell table:number-columns-repeated="4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[sup]&quot; &amp; [Numbers.G300] &amp; &quot;[/sup]]&quot;; &quot;&quot;)" office:value-type="string" office:string-value="[b]279. [url=https://forum.zdoom.org/viewtopic.php?f=19&amp;t=13397#p273718]Hell-Forged[/url][/b] [[b]3[/b]: [sup]Woolie Wool: 3[/sup]]" calcext:value-type="string">
            <text:p>[b]279. [url=https://forum.zdoom.org/viewtopic.php?f=19&amp;t=13397#p273718]Hell-Forged[/url][/b] [[b]3[/b]: [sup]Woolie Wool: 3[/sup]]</text:p>
          </table:table-cell>
          <table:table-cell table:number-columns-repeated="4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[sup]&quot; &amp; [Numbers.G301] &amp; &quot;[/sup]]&quot;; &quot;&quot;)" office:value-type="string" office:string-value="[b]279. [url=http://xsnake.free.fr/invasion/shots.htm]Invasion UAC[/url][/b] [[b]3[/b]: [sup]Red-XIII: 3[/sup]]" calcext:value-type="string">
            <text:p>[b]279. [url=http://xsnake.free.fr/invasion/shots.htm]Invasion UAC[/url][/b] [[b]3[/b]: [sup]Red-XIII: 3[/sup]]</text:p>
          </table:table-cell>
          <table:table-cell table:number-columns-repeated="4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[sup]&quot; &amp; [Numbers.G302] &amp; &quot;[/sup]]&quot;; &quot;&quot;)" office:value-type="string" office:string-value="[b]279. [url=https://www.doomworld.com/idgames/levels/doom2/Ports/j-l/los]Legacy of Suffering[/url][/b] [[b]3[/b]: [sup]MFG38: 3[/sup]]" calcext:value-type="string">
            <text:p>[b]279. [url=https://www.doomworld.com/idgames/levels/doom2/Ports/j-l/los]Legacy of Suffering[/url][/b] [[b]3[/b]: [sup]MFG38: 3[/sup]]</text:p>
          </table:table-cell>
          <table:table-cell table:number-columns-repeated="4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[sup]&quot; &amp; [Numbers.G303] &amp; &quot;[/sup]]&quot;; &quot;&quot;)" office:value-type="string" office:string-value="[b]279. [url=https://www.moddb.com/mods/brutal-doom/addons/brutalized-doom-and-doom-ii]Maps of Chaos[/url][/b] [[b]3[/b]: [sup]I_Punch_Demons: 3[/sup]]" calcext:value-type="string">
            <text:p>[b]279. [url=https://www.moddb.com/mods/brutal-doom/addons/brutalized-doom-and-doom-ii]Maps of Chaos[/url][/b] [[b]3[/b]: [sup]I_Punch_Demons: 3[/sup]]</text:p>
          </table:table-cell>
          <table:table-cell table:number-columns-repeated="4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[sup]&quot; &amp; [Numbers.G304] &amp; &quot;[/sup]]&quot;; &quot;&quot;)" office:value-type="string" office:string-value="[b]279. [url=https://www.doomworld.com/idgames/levels/doom2/p-r/phobos2]Phobos[/url][/b] [[b]3[/b]: [sup]Jaws In Space: 3[/sup]]" calcext:value-type="string">
            <text:p>[b]279. [url=https://www.doomworld.com/idgames/levels/doom2/p-r/phobos2]Phobos[/url][/b] [[b]3[/b]: [sup]Jaws In Space: 3[/sup]]</text:p>
          </table:table-cell>
          <table:table-cell table:number-columns-repeated="4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[sup]&quot; &amp; [Numbers.G305] &amp; &quot;[/sup]]&quot;; &quot;&quot;)" office:value-type="string" office:string-value="[b]279. [url=https://www.doomworld.com/idgames/levels/doom2/megawads/pizzas]Pizza Steve[/url][/b] [[b]3[/b]: [sup]Bryan T: 3[/sup]]" calcext:value-type="string">
            <text:p>[b]279. [url=https://www.doomworld.com/idgames/levels/doom2/megawads/pizzas]Pizza Steve[/url][/b] [[b]3[/b]: [sup]Bryan T: 3[/sup]]</text:p>
          </table:table-cell>
          <table:table-cell table:number-columns-repeated="4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[sup]&quot; &amp; [Numbers.G306] &amp; &quot;[/sup]]&quot;; &quot;&quot;)" office:value-type="string" office:string-value="[b]279. [url=https://www.doomworld.com/idgames/levels/doom2/Ports/p-r/pleiades]Pleiades[/url][/b] [[b]3[/b]: [sup]ax34: 3[/sup]]" calcext:value-type="string">
            <text:p>[b]279. [url=https://www.doomworld.com/idgames/levels/doom2/Ports/p-r/pleiades]Pleiades[/url][/b] [[b]3[/b]: [sup]ax34: 3[/sup]]</text:p>
          </table:table-cell>
          <table:table-cell table:number-columns-repeated="4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[sup]&quot; &amp; [Numbers.G307] &amp; &quot;[/sup]]&quot;; &quot;&quot;)" office:value-type="string" office:string-value="[b]279. [url=https://www.doomworld.com/idgames/music/plutmidi]Plutonia MIDI Pack[/url][/b] [[b]3[/b]: [sup]Diabolución: 1, DJVCardMaster: 2[/sup]]" calcext:value-type="string">
            <text:p>[b]279. [url=https://www.doomworld.com/idgames/music/plutmidi]Plutonia MIDI Pack[/url][/b] [[b]3[/b]: [sup]Diabolución: 1, DJVCardMaster: 2[/sup]]</text:p>
          </table:table-cell>
          <table:table-cell table:number-columns-repeated="4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[sup]&quot; &amp; [Numbers.G308] &amp; &quot;[/sup]]&quot;; &quot;&quot;)" office:value-type="string" office:string-value="[b]279. [url=https://www.elzee.co.nz/rotttc/index.html]Return of the Triad[/url][/b] [[b]3[/b]: [sup]ax34: 3[/sup]]" calcext:value-type="string">
            <text:p>[b]279. [url=https://www.elzee.co.nz/rotttc/index.html]Return of the Triad[/url][/b] [[b]3[/b]: [sup]ax34: 3[/sup]]</text:p>
          </table:table-cell>
          <table:table-cell table:number-columns-repeated="4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[sup]&quot; &amp; [Numbers.G309] &amp; &quot;[/sup]]&quot;; &quot;&quot;)" office:value-type="string" office:string-value="[b]279. [url=https://www.doomworld.com/idgames/levels/doom2/Ports/p-r/rush]Rush[/url][/b] [[b]3[/b]: [sup]Nirvana: 2, I_Punch_Demons: 1[/sup]]" calcext:value-type="string">
            <text:p>[b]279. [url=https://www.doomworld.com/idgames/levels/doom2/Ports/p-r/rush]Rush[/url][/b] [[b]3[/b]: [sup]Nirvana: 2, I_Punch_Demons: 1[/sup]]</text:p>
          </table:table-cell>
          <table:table-cell table:number-columns-repeated="4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[sup]&quot; &amp; [Numbers.G310] &amp; &quot;[/sup]]&quot;; &quot;&quot;)" office:value-type="string" office:string-value="[b]279. [url=https://www.doomworld.com/idgames/levels/hexen/s-u/serpent]Serpent: Resurrection[/url][/b] [[b]3[/b]: [sup]TheMightyHeracross: 3[/sup]]" calcext:value-type="string">
            <text:p>[b]279. [url=https://www.doomworld.com/idgames/levels/hexen/s-u/serpent]Serpent: Resurrection[/url][/b] [[b]3[/b]: [sup]TheMightyHeracross: 3[/sup]]</text:p>
          </table:table-cell>
          <table:table-cell table:number-columns-repeated="4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[sup]&quot; &amp; [Numbers.G311] &amp; &quot;[/sup]]&quot;; &quot;&quot;)" office:value-type="string" office:string-value="[b]279. [url=https://www.doomworld.com/idgames/levels/doom2/Ports/s-u/t3st]T3ST[/url][/b] [[b]3[/b]: [sup]bzzrak: 3[/sup]]" calcext:value-type="string">
            <text:p>[b]279. [url=https://www.doomworld.com/idgames/levels/doom2/Ports/s-u/t3st]T3ST[/url][/b] [[b]3[/b]: [sup]bzzrak: 3[/sup]]</text:p>
          </table:table-cell>
          <table:table-cell table:number-columns-repeated="4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[sup]&quot; &amp; [Numbers.G312] &amp; &quot;[/sup]]&quot;; &quot;&quot;)" office:value-type="string" office:string-value="[b]279. [url=https://doomwiki.org/wiki/The_Lost_Episodes_of_Doom]The Lost Episodes of Doom[/url][/b] [[b]3[/b]: [sup]Diabolución: 3[/sup]]" calcext:value-type="string">
            <text:p>[b]279. [url=https://doomwiki.org/wiki/The_Lost_Episodes_of_Doom]The Lost Episodes of Doom[/url][/b] [[b]3[/b]: [sup]Diabolución: 3[/sup]]</text:p>
          </table:table-cell>
          <table:table-cell table:number-columns-repeated="4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[sup]&quot; &amp; [Numbers.G313] &amp; &quot;[/sup]]&quot;; &quot;&quot;)" office:value-type="string" office:string-value="[b]279. [url=https://www.doomworld.com/idgames/levels/doom/s-u/smb_v102]The Sky May Be[/url][/b] [[b]3[/b]: [sup]AnonimVio: 3[/sup]]" calcext:value-type="string">
            <text:p>[b]279. [url=https://www.doomworld.com/idgames/levels/doom/s-u/smb_v102]The Sky May Be[/url][/b] [[b]3[/b]: [sup]AnonimVio: 3[/sup]]</text:p>
          </table:table-cell>
          <table:table-cell table:number-columns-repeated="4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[sup]&quot; &amp; [Numbers.G314] &amp; &quot;[/sup]]&quot;; &quot;&quot;)" office:value-type="string" office:string-value="[b]279. [url=https://www.doomworld.com/idgames/levels/doom2/deathmatch/s-u/udm3]Unidoom DM 3[/url][/b] [[b]3[/b]: [sup]Doomkid: 3[/sup]]" calcext:value-type="string">
            <text:p>[b]279. [url=https://www.doomworld.com/idgames/levels/doom2/deathmatch/s-u/udm3]Unidoom DM 3[/url][/b] [[b]3[/b]: [sup]Doomkid: 3[/sup]]</text:p>
          </table:table-cell>
          <table:table-cell table:number-columns-repeated="4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[sup]&quot; &amp; [Numbers.G315] &amp; &quot;[/sup]]&quot;; &quot;&quot;)" office:value-type="string" office:string-value="[b]279. [url=https://www.doomworld.com/idgames/levels/doom2/Ports/v-z/vrack2b]Vrack 2[/url][/b] [[b]3[/b]: [sup]smeghammer: 3[/sup]]" calcext:value-type="string">
            <text:p>[b]279. [url=https://www.doomworld.com/idgames/levels/doom2/Ports/v-z/vrack2b]Vrack 2[/url][/b] [[b]3[/b]: [sup]smeghammer: 3[/sup]]</text:p>
          </table:table-cell>
          <table:table-cell table:number-columns-repeated="4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[sup]&quot; &amp; [Numbers.G316] &amp; &quot;[/sup]]&quot;; &quot;&quot;)" office:value-type="string" office:string-value="[b]313. [url=https://www.doomworld.com/idgames/levels/doom2/megawads/1monster]1 Monster Megawad[/url][/b] [[b]2[/b]: [sup]TheNerdTurtle2: 2[/sup]]" calcext:value-type="string">
            <text:p>[b]313. [url=https://www.doomworld.com/idgames/levels/doom2/megawads/1monster]1 Monster Megawad[/url][/b] [[b]2[/b]: [sup]TheNerdTurtle2: 2[/sup]]</text:p>
          </table:table-cell>
          <table:table-cell table:number-columns-repeated="4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[sup]&quot; &amp; [Numbers.G317] &amp; &quot;[/sup]]&quot;; &quot;&quot;)" office:value-type="string" office:string-value="[b]313. [url=https://www.doomworld.com/idgames/levels/doom2/megawads/3ha3]3 Heures d'agonie 3[/url][/b] [[b]2[/b]: [sup]Roofi: 2[/sup]]" calcext:value-type="string">
            <text:p>[b]313. [url=https://www.doomworld.com/idgames/levels/doom2/megawads/3ha3]3 Heures d'agonie 3[/url][/b] [[b]2[/b]: [sup]Roofi: 2[/sup]]</text:p>
          </table:table-cell>
          <table:table-cell table:number-columns-repeated="4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[sup]&quot; &amp; [Numbers.G318] &amp; &quot;[/sup]]&quot;; &quot;&quot;)" office:value-type="string" office:string-value="[b]313. [url=https://www.doomworld.com/idgames/levels/doom2/Ports/0-9/30kmaps]30,000 Levels[/url][/b] [[b]2[/b]: [sup]AnonimVio: 2[/sup]]" calcext:value-type="string">
            <text:p>[b]313. [url=https://www.doomworld.com/idgames/levels/doom2/Ports/0-9/30kmaps]30,000 Levels[/url][/b] [[b]2[/b]: [sup]AnonimVio: 2[/sup]]</text:p>
          </table:table-cell>
          <table:table-cell table:number-columns-repeated="4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[sup]&quot; &amp; [Numbers.G319] &amp; &quot;[/sup]]&quot;; &quot;&quot;)" office:value-type="string" office:string-value="[b]313. [url=https://www.doomworld.com/idgames/levels/doom2/Ports/a-c/aeternum]Aeternum[/url][/b] [[b]2[/b]: [sup]42PercentHealth: 1, Budoka: 1[/sup]]" calcext:value-type="string">
            <text:p>[b]313. [url=https://www.doomworld.com/idgames/levels/doom2/Ports/a-c/aeternum]Aeternum[/url][/b] [[b]2[/b]: [sup]42PercentHealth: 1, Budoka: 1[/sup]]</text:p>
          </table:table-cell>
          <table:table-cell table:number-columns-repeated="4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[sup]&quot; &amp; [Numbers.G320] &amp; &quot;[/sup]]&quot;; &quot;&quot;)" office:value-type="string" office:string-value="[b]313. [url=https://www.doomworld.com/vb/thread/103867]Akeldama[/url][/b] [[b]2[/b]: [sup]Snikle: 2[/sup]]" calcext:value-type="string">
            <text:p>[b]313. [url=https://www.doomworld.com/vb/thread/103867]Akeldama[/url][/b] [[b]2[/b]: [sup]Snikle: 2[/sup]]</text:p>
          </table:table-cell>
          <table:table-cell table:number-columns-repeated="4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[sup]&quot; &amp; [Numbers.G321] &amp; &quot;[/sup]]&quot;; &quot;&quot;)" office:value-type="string" office:string-value="[b]313. [url=https://www.doomworld.com/idgames/levels/doom2/a-c/area51]Area 51[/url][/b] [[b]2[/b]: [sup]Doomkid: 2[/sup]]" calcext:value-type="string">
            <text:p>[b]313. [url=https://www.doomworld.com/idgames/levels/doom2/a-c/area51]Area 51[/url][/b] [[b]2[/b]: [sup]Doomkid: 2[/sup]]</text:p>
          </table:table-cell>
          <table:table-cell table:number-columns-repeated="4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[sup]&quot; &amp; [Numbers.G322] &amp; &quot;[/sup]]&quot;; &quot;&quot;)" office:value-type="string" office:string-value="[b]313. [url=https://www.doomworld.com/idgames/levels/doom2/Ports/a-c/bldstlp]Bloody Steel[/url][/b] [[b]2[/b]: [sup]ella guro: 2[/sup]]" calcext:value-type="string">
            <text:p>[b]313. [url=https://www.doomworld.com/idgames/levels/doom2/Ports/a-c/bldstlp]Bloody Steel[/url][/b] [[b]2[/b]: [sup]ella guro: 2[/sup]]</text:p>
          </table:table-cell>
          <table:table-cell table:number-columns-repeated="4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[sup]&quot; &amp; [Numbers.G323] &amp; &quot;[/sup]]&quot;; &quot;&quot;)" office:value-type="string" office:string-value="[b]313. [url=https://www.doomworld.com/idgames/levels/doom2/Ports/s-u/tcotd]City of the Damned[/url][/b] [[b]2[/b]: [sup]HUNdebLeonidasX: 2[/sup]]" calcext:value-type="string">
            <text:p>[b]313. [url=https://www.doomworld.com/idgames/levels/doom2/Ports/s-u/tcotd]City of the Damned[/url][/b] [[b]2[/b]: [sup]HUNdebLeonidasX: 2[/sup]]</text:p>
          </table:table-cell>
          <table:table-cell table:number-columns-repeated="4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[sup]&quot; &amp; [Numbers.G324] &amp; &quot;[/sup]]&quot;; &quot;&quot;)" office:value-type="string" office:string-value="[b]313. [url=https://www.doomworld.com/idgames/levels/doom2/megawads/cleim20p]Cleimos 2[/url][/b] [[b]2[/b]: [sup]valkiriforce: 2[/sup]]" calcext:value-type="string">
            <text:p>[b]313. [url=https://www.doomworld.com/idgames/levels/doom2/megawads/cleim20p]Cleimos 2[/url][/b] [[b]2[/b]: [sup]valkiriforce: 2[/sup]]</text:p>
          </table:table-cell>
          <table:table-cell table:number-columns-repeated="4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[sup]&quot; &amp; [Numbers.G325] &amp; &quot;[/sup]]&quot;; &quot;&quot;)" office:value-type="string" office:string-value="[b]313. [url=https://www.doomworld.com/forum/topic/116046-dbp26-the-city-of-damned-children/]DBP26: The City of Damned Children[/url][/b] [[b]2[/b]: [sup]Rince-wind: 2[/sup]]" calcext:value-type="string">
            <text:p>[b]313. [url=https://www.doomworld.com/forum/topic/116046-dbp26-the-city-of-damned-children/]DBP26: The City of Damned Children[/url][/b] [[b]2[/b]: [sup]Rince-wind: 2[/sup]]</text:p>
          </table:table-cell>
          <table:table-cell table:number-columns-repeated="4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[sup]&quot; &amp; [Numbers.G326] &amp; &quot;[/sup]]&quot;; &quot;&quot;)" office:value-type="string" office:string-value="[b]313. [url=https://www.doomworld.com/idgames/levels/doom2/megawads/d2reload]Doom 2 Reloaded[/url][/b] [[b]2[/b]: [sup]Odal: 2[/sup]]" calcext:value-type="string">
            <text:p>[b]313. [url=https://www.doomworld.com/idgames/levels/doom2/megawads/d2reload]Doom 2 Reloaded[/url][/b] [[b]2[/b]: [sup]Odal: 2[/sup]]</text:p>
          </table:table-cell>
          <table:table-cell table:number-columns-repeated="4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[sup]&quot; &amp; [Numbers.G327] &amp; &quot;[/sup]]&quot;; &quot;&quot;)" office:value-type="string" office:string-value="[b]313. [url=https://www.doomworld.com/idgames/levels/doom/megawads/et]Endless Torture[/url][/b] [[b]2[/b]: [sup]soner du: 2[/sup]]" calcext:value-type="string">
            <text:p>[b]313. [url=https://www.doomworld.com/idgames/levels/doom/megawads/et]Endless Torture[/url][/b] [[b]2[/b]: [sup]soner du: 2[/sup]]</text:p>
          </table:table-cell>
          <table:table-cell table:number-columns-repeated="4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[sup]&quot; &amp; [Numbers.G328] &amp; &quot;[/sup]]&quot;; &quot;&quot;)" office:value-type="string" office:string-value="[b]313. [url=https://www.doomworld.com/idgames/levels/heretic/Ports/curse]Heretic - Curse of D'sparil[/url][/b] [[b]2[/b]: [sup]JudgeDeadd: 2[/sup]]" calcext:value-type="string">
            <text:p>[b]313. [url=https://www.doomworld.com/idgames/levels/heretic/Ports/curse]Heretic - Curse of D'sparil[/url][/b] [[b]2[/b]: [sup]JudgeDeadd: 2[/sup]]</text:p>
          </table:table-cell>
          <table:table-cell table:number-columns-repeated="4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[sup]&quot; &amp; [Numbers.G329] &amp; &quot;[/sup]]&quot;; &quot;&quot;)" office:value-type="string" office:string-value="[b]313. [url=https://www.doomworld.com/files/file/18802-ice-rage/]Ice Rage[/url][/b] [[b]2[/b]: [sup]Chamelenoel: 2[/sup]]" calcext:value-type="string">
            <text:p>[b]313. [url=https://www.doomworld.com/files/file/18802-ice-rage/]Ice Rage[/url][/b] [[b]2[/b]: [sup]Chamelenoel: 2[/sup]]</text:p>
          </table:table-cell>
          <table:table-cell table:number-columns-repeated="4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[sup]&quot; &amp; [Numbers.G330] &amp; &quot;[/sup]]&quot;; &quot;&quot;)" office:value-type="string" office:string-value="[b]313. [url=https://www.doomworld.com/idgames/levels/doom2/Ports/d-f/dmdjm01]Jagermorder: Chemical Lab[/url][/b] [[b]2[/b]: [sup]Soundblock: 2[/sup]]" calcext:value-type="string">
            <text:p>[b]313. [url=https://www.doomworld.com/idgames/levels/doom2/Ports/d-f/dmdjm01]Jagermorder: Chemical Lab[/url][/b] [[b]2[/b]: [sup]Soundblock: 2[/sup]]</text:p>
          </table:table-cell>
          <table:table-cell table:number-columns-repeated="4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[sup]&quot; &amp; [Numbers.G331] &amp; &quot;[/sup]]&quot;; &quot;&quot;)" office:value-type="string" office:string-value="[b]313. [url=https://www.doomworld.com/idgames/levels/doom2/megawads/kssht]Khorus' Speedy Shit[/url][/b] [[b]2[/b]: [sup]Phobus: 2[/sup]]" calcext:value-type="string">
            <text:p>[b]313. [url=https://www.doomworld.com/idgames/levels/doom2/megawads/kssht]Khorus' Speedy Shit[/url][/b] [[b]2[/b]: [sup]Phobus: 2[/sup]]</text:p>
          </table:table-cell>
          <table:table-cell table:number-columns-repeated="4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[sup]&quot; &amp; [Numbers.G332] &amp; &quot;[/sup]]&quot;; &quot;&quot;)" office:value-type="string" office:string-value="[b]313. [url=https://www.doomworld.com/idgames/levels/doom2/a-c/bldnight]One Bloody Night[/url][/b] [[b]2[/b]: [sup]WH-Wilou84: 1, T-Rex: 1[/sup]]" calcext:value-type="string">
            <text:p>[b]313. [url=https://www.doomworld.com/idgames/levels/doom2/a-c/bldnight]One Bloody Night[/url][/b] [[b]2[/b]: [sup]WH-Wilou84: 1, T-Rex: 1[/sup]]</text:p>
          </table:table-cell>
          <table:table-cell table:number-columns-repeated="4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[sup]&quot; &amp; [Numbers.G333] &amp; &quot;[/sup]]&quot;; &quot;&quot;)" office:value-type="string" office:string-value="[b]313. [url=https://www.doomworld.com/forum/topic/85755-rf1024-i-dont-know-whats-going-on-with-this-title-anymore/]Rf 1024[/url][/b] [[b]2[/b]: [sup]JudgeDeadd: 2[/sup]]" calcext:value-type="string">
            <text:p>[b]313. [url=https://www.doomworld.com/forum/topic/85755-rf1024-i-dont-know-whats-going-on-with-this-title-anymore/]Rf 1024[/url][/b] [[b]2[/b]: [sup]JudgeDeadd: 2[/sup]]</text:p>
          </table:table-cell>
          <table:table-cell table:number-columns-repeated="4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[sup]&quot; &amp; [Numbers.G334] &amp; &quot;[/sup]]&quot;; &quot;&quot;)" office:value-type="string" office:string-value="[b]313. [url=https://www.wad-archive.com/wad/be21919b261d404e694dd19e88bfaea2]Rocket Space Jumping[/url][/b] [[b]2[/b]: [sup]Red-XIII: 2[/sup]]" calcext:value-type="string">
            <text:p>[b]313. [url=https://www.wad-archive.com/wad/be21919b261d404e694dd19e88bfaea2]Rocket Space Jumping[/url][/b] [[b]2[/b]: [sup]Red-XIII: 2[/sup]]</text:p>
          </table:table-cell>
          <table:table-cell table:number-columns-repeated="4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[sup]&quot; &amp; [Numbers.G335] &amp; &quot;[/sup]]&quot;; &quot;&quot;)" office:value-type="string" office:string-value="[b]313. [url=https://www.doomworld.com/idgames/levels/doom2/0-9/666]Sector 666[/url][/b] [[b]2[/b]: [sup]bzzrak: 2[/sup]]" calcext:value-type="string">
            <text:p>[b]313. [url=https://www.doomworld.com/idgames/levels/doom2/0-9/666]Sector 666[/url][/b] [[b]2[/b]: [sup]bzzrak: 2[/sup]]</text:p>
          </table:table-cell>
          <table:table-cell table:number-columns-repeated="4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[sup]&quot; &amp; [Numbers.G336] &amp; &quot;[/sup]]&quot;; &quot;&quot;)" office:value-type="string" office:string-value="[b]313. [url=https://www.doomworld.com/idgames/levels/doom2/Ports/megawads/mayhem17]Super MAYhem 17[/url][/b] [[b]2[/b]: [sup]Octillion: 2[/sup]]" calcext:value-type="string">
            <text:p>[b]313. [url=https://www.doomworld.com/idgames/levels/doom2/Ports/megawads/mayhem17]Super MAYhem 17[/url][/b] [[b]2[/b]: [sup]Octillion: 2[/sup]]</text:p>
          </table:table-cell>
          <table:table-cell table:number-columns-repeated="4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[sup]&quot; &amp; [Numbers.G337] &amp; &quot;[/sup]]&quot;; &quot;&quot;)" office:value-type="string" office:string-value="[b]313. [url=https://www.doomworld.com/idgames/levels/doom2/a-c/aboosysv]System Vices[/url][/b] [[b]2[/b]: [sup]Grazza: 2[/sup]]" calcext:value-type="string">
            <text:p>[b]313. [url=https://www.doomworld.com/idgames/levels/doom2/a-c/aboosysv]System Vices[/url][/b] [[b]2[/b]: [sup]Grazza: 2[/sup]]</text:p>
          </table:table-cell>
          <table:table-cell table:number-columns-repeated="4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[sup]&quot; &amp; [Numbers.G338] &amp; &quot;[/sup]]&quot;; &quot;&quot;)" office:value-type="string" office:string-value="[b]313. [url=https://www.doomworld.com/idgames/themes/university/trinity2]The Unholy Trinity[/url][/b] [[b]2[/b]: [sup]Soundblock: 2[/sup]]" calcext:value-type="string">
            <text:p>[b]313. [url=https://www.doomworld.com/idgames/themes/university/trinity2]The Unholy Trinity[/url][/b] [[b]2[/b]: [sup]Soundblock: 2[/sup]]</text:p>
          </table:table-cell>
          <table:table-cell table:number-columns-repeated="4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[sup]&quot; &amp; [Numbers.G339] &amp; &quot;[/sup]]&quot;; &quot;&quot;)" office:value-type="string" office:string-value="[b]313. [url=https://www.doomworld.com/idgames/levels/doom2/Ports/megawads/thtthren]THT: Threnody[/url][/b] [[b]2[/b]: [sup]Doomkid: 2[/sup]]" calcext:value-type="string">
            <text:p>[b]313. [url=https://www.doomworld.com/idgames/levels/doom2/Ports/megawads/thtthren]THT: Threnody[/url][/b] [[b]2[/b]: [sup]Doomkid: 2[/sup]]</text:p>
          </table:table-cell>
          <table:table-cell table:number-columns-repeated="4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[sup]&quot; &amp; [Numbers.G340] &amp; &quot;[/sup]]&quot;; &quot;&quot;)" office:value-type="string" office:string-value="[b]337. [url=https://www.doomworld.com/idgames/levels/doom2/Ports/a-c/bermuda]Bermuda Triangle[/url][/b] [[b]1[/b]: [sup]Doomkid: 1[/sup]]" calcext:value-type="string">
            <text:p>[b]337. [url=https://www.doomworld.com/idgames/levels/doom2/Ports/a-c/bermuda]Bermuda Triangle[/url][/b] [[b]1[/b]: [sup]Doomkid: 1[/sup]]</text:p>
          </table:table-cell>
          <table:table-cell table:number-columns-repeated="4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[sup]&quot; &amp; [Numbers.G341] &amp; &quot;[/sup]]&quot;; &quot;&quot;)" office:value-type="string" office:string-value="[b]337. [url=https://www.doomworld.com/idgames/levels/doom2/Ports/a-c/chungus]Big Chungus' Symphony[/url][/b] [[b]1[/b]: [sup]Archie550: 1[/sup]]" calcext:value-type="string">
            <text:p>[b]337. [url=https://www.doomworld.com/idgames/levels/doom2/Ports/a-c/chungus]Big Chungus' Symphony[/url][/b] [[b]1[/b]: [sup]Archie550: 1[/sup]]</text:p>
          </table:table-cell>
          <table:table-cell table:number-columns-repeated="4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[sup]&quot; &amp; [Numbers.G342] &amp; &quot;[/sup]]&quot;; &quot;&quot;)" office:value-type="string" office:string-value="[b]337. [url=https://www.doomworld.com/idgames/levels/doom2/Ports/a-c/coecits]Castle of Eternal Carrot in the Sky[/url][/b] [[b]1[/b]: [sup]Jaws In Space: 1[/sup]]" calcext:value-type="string">
            <text:p>[b]337. [url=https://www.doomworld.com/idgames/levels/doom2/Ports/a-c/coecits]Castle of Eternal Carrot in the Sky[/url][/b] [[b]1[/b]: [sup]Jaws In Space: 1[/sup]]</text:p>
          </table:table-cell>
          <table:table-cell table:number-columns-repeated="4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[sup]&quot; &amp; [Numbers.G343] &amp; &quot;[/sup]]&quot;; &quot;&quot;)" office:value-type="string" office:string-value="[b]337. [url=https://www.doomworld.com/idgames/levels/doom/a-c/cleim10]Cleimos[/url][/b] [[b]1[/b]: [sup]Soundblock: 1[/sup]]" calcext:value-type="string">
            <text:p>[b]337. [url=https://www.doomworld.com/idgames/levels/doom/a-c/cleim10]Cleimos[/url][/b] [[b]1[/b]: [sup]Soundblock: 1[/sup]]</text:p>
          </table:table-cell>
          <table:table-cell table:number-columns-repeated="4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[sup]&quot; &amp; [Numbers.G344] &amp; &quot;[/sup]]&quot;; &quot;&quot;)" office:value-type="string" office:string-value="[b]337. [url=https://www.doomworld.com/idgames/levels/doom2/Ports/a-c/c-shock]Combat Shock[/url][/b] [[b]1[/b]: [sup]WH-Wilou84: 1[/sup]]" calcext:value-type="string">
            <text:p>[b]337. [url=https://www.doomworld.com/idgames/levels/doom2/Ports/a-c/c-shock]Combat Shock[/url][/b] [[b]1[/b]: [sup]WH-Wilou84: 1[/sup]]</text:p>
          </table:table-cell>
          <table:table-cell table:number-columns-repeated="4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[sup]&quot; &amp; [Numbers.G345] &amp; &quot;[/sup]]&quot;; &quot;&quot;)" office:value-type="string" office:string-value="[b]337. [url=https://www.doomworld.com/idgames/levels/doom/a-c/acheron]Crossing Acheron[/url][/b] [[b]1[/b]: [sup]joepallai: 1[/sup]]" calcext:value-type="string">
            <text:p>[b]337. [url=https://www.doomworld.com/idgames/levels/doom/a-c/acheron]Crossing Acheron[/url][/b] [[b]1[/b]: [sup]joepallai: 1[/sup]]</text:p>
          </table:table-cell>
          <table:table-cell table:number-columns-repeated="4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[sup]&quot; &amp; [Numbers.G346] &amp; &quot;[/sup]]&quot;; &quot;&quot;)" office:value-type="string" office:string-value="[b]337. [url=https://www.doomworld.com/idgames/levels/doom2/a-c/cygnus20]Cygnus IV[/url][/b] [[b]1[/b]: [sup]Philnemba: 1[/sup]]" calcext:value-type="string">
            <text:p>[b]337. [url=https://www.doomworld.com/idgames/levels/doom2/a-c/cygnus20]Cygnus IV[/url][/b] [[b]1[/b]: [sup]Philnemba: 1[/sup]]</text:p>
          </table:table-cell>
          <table:table-cell table:number-columns-repeated="4"/>
        </table:table-row>
        <table:table-row table:style-name="ro3">
          <table:table-cell table:formula="of:=IF([Numbers.C347] &gt; 0; &quot;[b]&quot; &amp; [Numbers.B347] &amp; &quot;. &quot; &amp; &quot;[url=&quot; &amp; [Numbers.E347] &amp; &quot;]&quot; &amp; [Numbers.D347] &amp; &quot;[/url][/b]&quot; &amp;  &quot; [[b]&quot; &amp; [Numbers.C347] &amp; &quot;[/b]: [sup]&quot; &amp; [Numbers.G347] &amp; &quot;[/sup]]&quot;; &quot;&quot;)" office:value-type="string" office:string-value="[b]337. [url=https://s3-eu-west-1.amazonaws.com/dtwid/dtwidmus.zip]dtwidmus.wad﻿[/url][/b] [[b]1[/b]: [sup]Diabolución: 1[/sup]]" calcext:value-type="string">
            <text:p>[b]337. [url=https://s3-eu-west-1.amazonaws.com/dtwid/dtwidmus.zip]dtwidmus.wad﻿[/url][/b] [[b]1[/b]: [sup]Diabolución: 1[/sup]]</text:p>
          </table:table-cell>
          <table:table-cell table:number-columns-repeated="4"/>
        </table:table-row>
        <table:table-row table:style-name="ro3">
          <table:table-cell table:formula="of:=IF([Numbers.C348] &gt; 0; &quot;[b]&quot; &amp; [Numbers.B348] &amp; &quot;. &quot; &amp; &quot;[url=&quot; &amp; [Numbers.E348] &amp; &quot;]&quot; &amp; [Numbers.D348] &amp; &quot;[/url][/b]&quot; &amp;  &quot; [[b]&quot; &amp; [Numbers.C348] &amp; &quot;[/b]: [sup]&quot; &amp; [Numbers.G348] &amp; &quot;[/sup]]&quot;; &quot;&quot;)" office:value-type="string" office:string-value="[b]337. [url=https://www.doomworld.com/idgames/levels/doom/d-f/eternity]Eternity[/url][/b] [[b]1[/b]: [sup]bonnie: 1[/sup]]" calcext:value-type="string">
            <text:p>[b]337. [url=https://www.doomworld.com/idgames/levels/doom/d-f/eternity]Eternity[/url][/b] [[b]1[/b]: [sup]bonnie: 1[/sup]]</text:p>
          </table:table-cell>
          <table:table-cell table:number-columns-repeated="4"/>
        </table:table-row>
        <table:table-row table:style-name="ro3">
          <table:table-cell table:formula="of:=IF([Numbers.C349] &gt; 0; &quot;[b]&quot; &amp; [Numbers.B349] &amp; &quot;. &quot; &amp; &quot;[url=&quot; &amp; [Numbers.E349] &amp; &quot;]&quot; &amp; [Numbers.D349] &amp; &quot;[/url][/b]&quot; &amp;  &quot; [[b]&quot; &amp; [Numbers.C349] &amp; &quot;[/b]: [sup]&quot; &amp; [Numbers.G349] &amp; &quot;[/sup]]&quot;; &quot;&quot;)" office:value-type="string" office:string-value="[b]337. [url=https://www.doomworld.com/idgames/levels/doom/d-f/extremal]Extremal Doom[/url][/b] [[b]1[/b]: [sup]Grazza: 1[/sup]]" calcext:value-type="string">
            <text:p>[b]337. [url=https://www.doomworld.com/idgames/levels/doom/d-f/extremal]Extremal Doom[/url][/b] [[b]1[/b]: [sup]Grazza: 1[/sup]]</text:p>
          </table:table-cell>
          <table:table-cell table:number-columns-repeated="4"/>
        </table:table-row>
        <table:table-row table:style-name="ro3">
          <table:table-cell table:formula="of:=IF([Numbers.C350] &gt; 0; &quot;[b]&quot; &amp; [Numbers.B350] &amp; &quot;. &quot; &amp; &quot;[url=&quot; &amp; [Numbers.E350] &amp; &quot;]&quot; &amp; [Numbers.D350] &amp; &quot;[/url][/b]&quot; &amp;  &quot; [[b]&quot; &amp; [Numbers.C350] &amp; &quot;[/b]: [sup]&quot; &amp; [Numbers.G350] &amp; &quot;[/sup]]&quot;; &quot;&quot;)" office:value-type="string" office:string-value="[b]337. [url=https://www.doomworld.com/idgames/levels/doom2/deathmatch/megawads/gothicdm]Gothic DM[/url][/b] [[b]1[/b]: [sup]Soundblock: 1[/sup]]" calcext:value-type="string">
            <text:p>[b]337. [url=https://www.doomworld.com/idgames/levels/doom2/deathmatch/megawads/gothicdm]Gothic DM[/url][/b] [[b]1[/b]: [sup]Soundblock: 1[/sup]]</text:p>
          </table:table-cell>
          <table:table-cell table:number-columns-repeated="4"/>
        </table:table-row>
        <table:table-row table:style-name="ro3">
          <table:table-cell table:formula="of:=IF([Numbers.C351] &gt; 0; &quot;[b]&quot; &amp; [Numbers.B351] &amp; &quot;. &quot; &amp; &quot;[url=&quot; &amp; [Numbers.E351] &amp; &quot;]&quot; &amp; [Numbers.D351] &amp; &quot;[/url][/b]&quot; &amp;  &quot; [[b]&quot; &amp; [Numbers.C351] &amp; &quot;[/b]: [sup]&quot; &amp; [Numbers.G351] &amp; &quot;[/sup]]&quot;; &quot;&quot;)" office:value-type="string" office:string-value="[b]337. [url=https://www.doomworld.com/idgames/levels/doom2/deathmatch/Ports/g-i/greenwar]Green War[/url][/b] [[b]1[/b]: [sup]joepallai: 1[/sup]]" calcext:value-type="string">
            <text:p>[b]337. [url=https://www.doomworld.com/idgames/levels/doom2/deathmatch/Ports/g-i/greenwar]Green War[/url][/b] [[b]1[/b]: [sup]joepallai: 1[/sup]]</text:p>
          </table:table-cell>
          <table:table-cell table:number-columns-repeated="4"/>
        </table:table-row>
        <table:table-row table:style-name="ro3">
          <table:table-cell table:formula="of:=IF([Numbers.C352] &gt; 0; &quot;[b]&quot; &amp; [Numbers.B352] &amp; &quot;. &quot; &amp; &quot;[url=&quot; &amp; [Numbers.E352] &amp; &quot;]&quot; &amp; [Numbers.D352] &amp; &quot;[/url][/b]&quot; &amp;  &quot; [[b]&quot; &amp; [Numbers.C352] &amp; &quot;[/b]: [sup]&quot; &amp; [Numbers.G352] &amp; &quot;[/sup]]&quot;; &quot;&quot;)" office:value-type="string" office:string-value="[b]337. [url=https://doomwiki.org/wiki/Grezzo_2]Grezzo 2[/url][/b] [[b]1[/b]: [sup]AnonimVio: 1[/sup]]" calcext:value-type="string">
            <text:p>[b]337. [url=https://doomwiki.org/wiki/Grezzo_2]Grezzo 2[/url][/b] [[b]1[/b]: [sup]AnonimVio: 1[/sup]]</text:p>
          </table:table-cell>
          <table:table-cell table:number-columns-repeated="4"/>
        </table:table-row>
        <table:table-row table:style-name="ro3">
          <table:table-cell table:formula="of:=IF([Numbers.C353] &gt; 0; &quot;[b]&quot; &amp; [Numbers.B353] &amp; &quot;. &quot; &amp; &quot;[url=&quot; &amp; [Numbers.E353] &amp; &quot;]&quot; &amp; [Numbers.D353] &amp; &quot;[/url][/b]&quot; &amp;  &quot; [[b]&quot; &amp; [Numbers.C353] &amp; &quot;[/b]: [sup]&quot; &amp; [Numbers.G353] &amp; &quot;[/sup]]&quot;; &quot;&quot;)" office:value-type="string" office:string-value="[b]337. [url=https://www.doomworld.com/idgames/levels/doom/j-l/lithe2m1]LithE2M1[/url][/b] [[b]1[/b]: [sup]bzzrak: 1[/sup]]" calcext:value-type="string">
            <text:p>[b]337. [url=https://www.doomworld.com/idgames/levels/doom/j-l/lithe2m1]LithE2M1[/url][/b] [[b]1[/b]: [sup]bzzrak: 1[/sup]]</text:p>
          </table:table-cell>
          <table:table-cell table:number-columns-repeated="4"/>
        </table:table-row>
        <table:table-row table:style-name="ro3">
          <table:table-cell table:formula="of:=IF([Numbers.C354] &gt; 0; &quot;[b]&quot; &amp; [Numbers.B354] &amp; &quot;. &quot; &amp; &quot;[url=&quot; &amp; [Numbers.E354] &amp; &quot;]&quot; &amp; [Numbers.D354] &amp; &quot;[/url][/b]&quot; &amp;  &quot; [[b]&quot; &amp; [Numbers.C354] &amp; &quot;[/b]: [sup]&quot; &amp; [Numbers.G354] &amp; &quot;[/sup]]&quot;; &quot;&quot;)" office:value-type="string" office:string-value="[b]337. [url=https://www.doomworld.com/idgames/levels/doom2/megawads/mlm12]Mini-Level Megawad[/url][/b] [[b]1[/b]: [sup]Phobus: 1[/sup]]" calcext:value-type="string">
            <text:p>[b]337. [url=https://www.doomworld.com/idgames/levels/doom2/megawads/mlm12]Mini-Level Megawad[/url][/b] [[b]1[/b]: [sup]Phobus: 1[/sup]]</text:p>
          </table:table-cell>
          <table:table-cell table:number-columns-repeated="4"/>
        </table:table-row>
        <table:table-row table:style-name="ro3">
          <table:table-cell table:formula="of:=IF([Numbers.C355] &gt; 0; &quot;[b]&quot; &amp; [Numbers.B355] &amp; &quot;. &quot; &amp; &quot;[url=&quot; &amp; [Numbers.E355] &amp; &quot;]&quot; &amp; [Numbers.D355] &amp; &quot;[/url][/b]&quot; &amp;  &quot; [[b]&quot; &amp; [Numbers.C355] &amp; &quot;[/b]: [sup]&quot; &amp; [Numbers.G355] &amp; &quot;[/sup]]&quot;; &quot;&quot;)" office:value-type="string" office:string-value="[b]337. [url=https://www.doomworld.com/forum/topic/85907-nefertitiwad-6-maps/#comment-1554820]Nefertiti[/url][/b] [[b]1[/b]: [sup]NoisyVelvet: 1[/sup]]" calcext:value-type="string">
            <text:p>[b]337. [url=https://www.doomworld.com/forum/topic/85907-nefertitiwad-6-maps/#comment-1554820]Nefertiti[/url][/b] [[b]1[/b]: [sup]NoisyVelvet: 1[/sup]]</text:p>
          </table:table-cell>
          <table:table-cell table:number-columns-repeated="4"/>
        </table:table-row>
        <table:table-row table:style-name="ro3">
          <table:table-cell table:formula="of:=IF([Numbers.C356] &gt; 0; &quot;[b]&quot; &amp; [Numbers.B356] &amp; &quot;. &quot; &amp; &quot;[url=&quot; &amp; [Numbers.E356] &amp; &quot;]&quot; &amp; [Numbers.D356] &amp; &quot;[/url][/b]&quot; &amp;  &quot; [[b]&quot; &amp; [Numbers.C356] &amp; &quot;[/b]: [sup]&quot; &amp; [Numbers.G356] &amp; &quot;[/sup]]&quot;; &quot;&quot;)" office:value-type="string" office:string-value="[b]337. [url=https://www.doomworld.com/idgames/levels/doom2/m-o/nostromo]Nostromo's Run[/url][/b] [[b]1[/b]: [sup]soner du: 1[/sup]]" calcext:value-type="string">
            <text:p>[b]337. [url=https://www.doomworld.com/idgames/levels/doom2/m-o/nostromo]Nostromo's Run[/url][/b] [[b]1[/b]: [sup]soner du: 1[/sup]]</text:p>
          </table:table-cell>
          <table:table-cell table:number-columns-repeated="4"/>
        </table:table-row>
        <table:table-row table:style-name="ro3">
          <table:table-cell table:formula="of:=IF([Numbers.C357] &gt; 0; &quot;[b]&quot; &amp; [Numbers.B357] &amp; &quot;. &quot; &amp; &quot;[url=&quot; &amp; [Numbers.E357] &amp; &quot;]&quot; &amp; [Numbers.D357] &amp; &quot;[/url][/b]&quot; &amp;  &quot; [[b]&quot; &amp; [Numbers.C357] &amp; &quot;[/b]: [sup]&quot; &amp; [Numbers.G357] &amp; &quot;[/sup]]&quot;; &quot;&quot;)" office:value-type="string" office:string-value="[b]337. [url=https://www.doomworld.com/idgames/levels/doom2/m-o/obtic11]Obituary[/url][/b] [[b]1[/b]: [sup]T-Rex: 1[/sup]]" calcext:value-type="string">
            <text:p>[b]337. [url=https://www.doomworld.com/idgames/levels/doom2/m-o/obtic11]Obituary[/url][/b] [[b]1[/b]: [sup]T-Rex: 1[/sup]]</text:p>
          </table:table-cell>
          <table:table-cell table:number-columns-repeated="4"/>
        </table:table-row>
        <table:table-row table:style-name="ro3">
          <table:table-cell table:formula="of:=IF([Numbers.C358] &gt; 0; &quot;[b]&quot; &amp; [Numbers.B358] &amp; &quot;. &quot; &amp; &quot;[url=&quot; &amp; [Numbers.E358] &amp; &quot;]&quot; &amp; [Numbers.D358] &amp; &quot;[/url][/b]&quot; &amp;  &quot; [[b]&quot; &amp; [Numbers.C358] &amp; &quot;[/b]: [sup]&quot; &amp; [Numbers.G358] &amp; &quot;[/sup]]&quot;; &quot;&quot;)" office:value-type="string" office:string-value="[b]337. [url=http://thekinsie.com/reelism/]Reelism[/url][/b] [[b]1[/b]: [sup]HUNdebLeonidasX: 1[/sup]]" calcext:value-type="string">
            <text:p>[b]337. [url=http://thekinsie.com/reelism/]Reelism[/url][/b] [[b]1[/b]: [sup]HUNdebLeonidasX: 1[/sup]]</text:p>
          </table:table-cell>
          <table:table-cell table:number-columns-repeated="4"/>
        </table:table-row>
        <table:table-row table:style-name="ro3">
          <table:table-cell table:formula="of:=IF([Numbers.C359] &gt; 0; &quot;[b]&quot; &amp; [Numbers.B359] &amp; &quot;. &quot; &amp; &quot;[url=&quot; &amp; [Numbers.E359] &amp; &quot;]&quot; &amp; [Numbers.D359] &amp; &quot;[/url][/b]&quot; &amp;  &quot; [[b]&quot; &amp; [Numbers.C359] &amp; &quot;[/b]: [sup]&quot; &amp; [Numbers.G359] &amp; &quot;[/sup]]&quot;; &quot;&quot;)" office:value-type="string" office:string-value="[b]337. [url=https://www.doomworld.com/idgames/levels/doom2/Ports/s-u/spagheti]Spicy Evil Spaghetti[/url][/b] [[b]1[/b]: [sup]everennui: 1[/sup]]" calcext:value-type="string">
            <text:p>[b]337. [url=https://www.doomworld.com/idgames/levels/doom2/Ports/s-u/spagheti]Spicy Evil Spaghetti[/url][/b] [[b]1[/b]: [sup]everennui: 1[/sup]]</text:p>
          </table:table-cell>
          <table:table-cell table:number-columns-repeated="4"/>
        </table:table-row>
        <table:table-row table:style-name="ro3">
          <table:table-cell table:formula="of:=IF([Numbers.C360] &gt; 0; &quot;[b]&quot; &amp; [Numbers.B360] &amp; &quot;. &quot; &amp; &quot;[url=&quot; &amp; [Numbers.E360] &amp; &quot;]&quot; &amp; [Numbers.D360] &amp; &quot;[/url][/b]&quot; &amp;  &quot; [[b]&quot; &amp; [Numbers.C360] &amp; &quot;[/b]: [sup]&quot; &amp; [Numbers.G360] &amp; &quot;[/sup]]&quot;; &quot;&quot;)" office:value-type="string" office:string-value="[b]337. [url=https://doomwiki.org/wiki/SQUARES]SQUARES[/url][/b] [[b]1[/b]: [sup]STILES: 1[/sup]]" calcext:value-type="string">
            <text:p>[b]337. [url=https://doomwiki.org/wiki/SQUARES]SQUARES[/url][/b] [[b]1[/b]: [sup]STILES: 1[/sup]]</text:p>
          </table:table-cell>
          <table:table-cell table:number-columns-repeated="4"/>
        </table:table-row>
        <table:table-row table:style-name="ro3">
          <table:table-cell table:formula="of:=IF([Numbers.C361] &gt; 0; &quot;[b]&quot; &amp; [Numbers.B361] &amp; &quot;. &quot; &amp; &quot;[url=&quot; &amp; [Numbers.E361] &amp; &quot;]&quot; &amp; [Numbers.D361] &amp; &quot;[/url][/b]&quot; &amp;  &quot; [[b]&quot; &amp; [Numbers.C361] &amp; &quot;[/b]: [sup]&quot; &amp; [Numbers.G361] &amp; &quot;[/sup]]&quot;; &quot;&quot;)" office:value-type="string" office:string-value="[b]337. [url=https://www.doomworld.com/idgames/levels/doom2/megawads/darken]The Darkening Episode 1[/url][/b] [[b]1[/b]: [sup]ASaltShaker: 1[/sup]]" calcext:value-type="string">
            <text:p>[b]337. [url=https://www.doomworld.com/idgames/levels/doom2/megawads/darken]The Darkening Episode 1[/url][/b] [[b]1[/b]: [sup]ASaltShaker: 1[/sup]]</text:p>
          </table:table-cell>
          <table:table-cell table:number-columns-repeated="4"/>
        </table:table-row>
        <table:table-row table:style-name="ro3">
          <table:table-cell table:formula="of:=IF([Numbers.C362] &gt; 0; &quot;[b]&quot; &amp; [Numbers.B362] &amp; &quot;. &quot; &amp; &quot;[url=&quot; &amp; [Numbers.E362] &amp; &quot;]&quot; &amp; [Numbers.D362] &amp; &quot;[/url][/b]&quot; &amp;  &quot; [[b]&quot; &amp; [Numbers.C362] &amp; &quot;[/b]: [sup]&quot; &amp; [Numbers.G362] &amp; &quot;[/sup]]&quot;; &quot;&quot;)" office:value-type="string" office:string-value="[b]337. [url=https://www.doomworld.com/idgames/levels/doom2/s-u/tdevil2]The Devilz Work[/url][/b] [[b]1[/b]: [sup]everennui: 1[/sup]]" calcext:value-type="string">
            <text:p>[b]337. [url=https://www.doomworld.com/idgames/levels/doom2/s-u/tdevil2]The Devilz Work[/url][/b] [[b]1[/b]: [sup]everennui: 1[/sup]]</text:p>
          </table:table-cell>
          <table:table-cell table:number-columns-repeated="4"/>
        </table:table-row>
        <table:table-row table:style-name="ro3">
          <table:table-cell table:formula="of:=IF([Numbers.C363] &gt; 0; &quot;[b]&quot; &amp; [Numbers.B363] &amp; &quot;. &quot; &amp; &quot;[url=&quot; &amp; [Numbers.E363] &amp; &quot;]&quot; &amp; [Numbers.D363] &amp; &quot;[/url][/b]&quot; &amp;  &quot; [[b]&quot; &amp; [Numbers.C363] &amp; &quot;[/b]: [sup]&quot; &amp; [Numbers.G363] &amp; &quot;[/sup]]&quot;; &quot;&quot;)" office:value-type="string" office:string-value="[b]337. [url=https://www.doomworld.com/idgames/levels/doom2/megawads/rebirth]The Rebirth[/url][/b] [[b]1[/b]: [sup]Malrionn: 1[/sup]]" calcext:value-type="string">
            <text:p>[b]337. [url=https://www.doomworld.com/idgames/levels/doom2/megawads/rebirth]The Rebirth[/url][/b] [[b]1[/b]: [sup]Malrionn: 1[/sup]]</text:p>
          </table:table-cell>
          <table:table-cell table:number-columns-repeated="4"/>
        </table:table-row>
        <table:table-row table:style-name="ro3">
          <table:table-cell table:formula="of:=IF([Numbers.C364] &gt; 0; &quot;[b]&quot; &amp; [Numbers.B364] &amp; &quot;. &quot; &amp; &quot;[url=&quot; &amp; [Numbers.E364] &amp; &quot;]&quot; &amp; [Numbers.D364] &amp; &quot;[/url][/b]&quot; &amp;  &quot; [[b]&quot; &amp; [Numbers.C364] &amp; &quot;[/b]: [sup]&quot; &amp; [Numbers.G364] &amp; &quot;[/sup]]&quot;; &quot;&quot;)" office:value-type="string" office:string-value="[b]337. [url=https://www.doomworld.com/idgames/levels/doom2/s-u/ttp-rp]The Troopers' Playground[/url][/b] [[b]1[/b]: [sup]T-Rex: 1[/sup]]" calcext:value-type="string">
            <text:p>[b]337. [url=https://www.doomworld.com/idgames/levels/doom2/s-u/ttp-rp]The Troopers' Playground[/url][/b] [[b]1[/b]: [sup]T-Rex: 1[/sup]]</text:p>
          </table:table-cell>
          <table:table-cell table:number-columns-repeated="4"/>
        </table:table-row>
        <table:table-row table:style-name="ro3">
          <table:table-cell table:formula="of:=IF([Numbers.C365] &gt; 0; &quot;[b]&quot; &amp; [Numbers.B365] &amp; &quot;. &quot; &amp; &quot;[url=&quot; &amp; [Numbers.E365] &amp; &quot;]&quot; &amp; [Numbers.D365] &amp; &quot;[/url][/b]&quot; &amp;  &quot; [[b]&quot; &amp; [Numbers.C365] &amp; &quot;[/b]: [sup]&quot; &amp; [Numbers.G365] &amp; &quot;[/sup]]&quot;; &quot;&quot;)" office:value-type="string" office:string-value="[b]337. [url=https://www.doomworld.com/idgames/levels/doom2/megawads/twzone]The Twilight Zone[/url][/b] [[b]1[/b]: [sup]T-Rex: 1[/sup]]" calcext:value-type="string">
            <text:p>[b]337. [url=https://www.doomworld.com/idgames/levels/doom2/megawads/twzone]The Twilight Zone[/url][/b] [[b]1[/b]: [sup]T-Rex: 1[/sup]]</text:p>
          </table:table-cell>
          <table:table-cell table:number-columns-repeated="4"/>
        </table:table-row>
        <table:table-row table:style-name="ro3">
          <table:table-cell table:formula="of:=IF([Numbers.C366] &gt; 0; &quot;[b]&quot; &amp; [Numbers.B366] &amp; &quot;. &quot; &amp; &quot;[url=&quot; &amp; [Numbers.E366] &amp; &quot;]&quot; &amp; [Numbers.D366] &amp; &quot;[/url][/b]&quot; &amp;  &quot; [[b]&quot; &amp; [Numbers.C366] &amp; &quot;[/b]: [sup]&quot; &amp; [Numbers.G366] &amp; &quot;[/sup]]&quot;; &quot;&quot;)" office:value-type="string" office:string-value="[b]337. [url=https://www.doomworld.com/forum/topic/65009-zdoom-the-ultimate-icon-of-sin/]The Ultimate Icon of Sin[/url][/b] [[b]1[/b]: [sup]Soundblock: 1[/sup]]" calcext:value-type="string">
            <text:p>[b]337. [url=https://www.doomworld.com/forum/topic/65009-zdoom-the-ultimate-icon-of-sin/]The Ultimate Icon of Sin[/url][/b] [[b]1[/b]: [sup]Soundblock: 1[/sup]]</text:p>
          </table:table-cell>
          <table:table-cell table:number-columns-repeated="4"/>
        </table:table-row>
        <table:table-row table:style-name="ro3">
          <table:table-cell table:formula="of:=IF([Numbers.C367] &gt; 0; &quot;[b]&quot; &amp; [Numbers.B367] &amp; &quot;. &quot; &amp; &quot;[url=&quot; &amp; [Numbers.E367] &amp; &quot;]&quot; &amp; [Numbers.D367] &amp; &quot;[/url][/b]&quot; &amp;  &quot; [[b]&quot; &amp; [Numbers.C367] &amp; &quot;[/b]: [sup]&quot; &amp; [Numbers.G367] &amp; &quot;[/sup]]&quot;; &quot;&quot;)" office:value-type="string" office:string-value="[b]337. [url=https://www.doomworld.com/idgames/levels/doom/megawads/unalign]UnAligned[/url][/b] [[b]1[/b]: [sup]yakfak: 1[/sup]]" calcext:value-type="string">
            <text:p>[b]337. [url=https://www.doomworld.com/idgames/levels/doom/megawads/unalign]UnAligned[/url][/b] [[b]1[/b]: [sup]yakfak: 1[/sup]]</text:p>
          </table:table-cell>
          <table:table-cell table:number-columns-repeated="4"/>
        </table:table-row>
        <table:table-row table:style-name="ro3">
          <table:table-cell table:formula="of:=IF([Numbers.C368] &gt; 0; &quot;[b]&quot; &amp; [Numbers.B368] &amp; &quot;. &quot; &amp; &quot;[url=&quot; &amp; [Numbers.E368] &amp; &quot;]&quot; &amp; [Numbers.D368] &amp; &quot;[/url][/b]&quot; &amp;  &quot; [[b]&quot; &amp; [Numbers.C368] &amp; &quot;[/b]: [sup]&quot; &amp; [Numbers.G368] &amp; &quot;[/sup]]&quot;; &quot;&quot;)" office:value-type="string" office:string-value="[b]337. [url=https://www.doomworld.com/files/file/18387-vispire/]Vispire[/url][/b] [[b]1[/b]: [sup]NoisyVelvet: 1[/sup]]" calcext:value-type="string">
            <text:p>[b]337. [url=https://www.doomworld.com/files/file/18387-vispire/]Vispire[/url][/b] [[b]1[/b]: [sup]NoisyVelvet: 1[/sup]]</text:p>
          </table:table-cell>
          <table:table-cell table:number-columns-repeated="4"/>
        </table:table-row>
        <table:table-row table:style-name="ro3">
          <table:table-cell table:formula="of:=IF([Numbers.C369] &gt; 0; &quot;[b]&quot; &amp; [Numbers.B369] &amp; &quot;. &quot; &amp; &quot;[url=&quot; &amp; [Numbers.E369] &amp; &quot;]&quot; &amp; [Numbers.D369] &amp; &quot;[/url][/b]&quot; &amp;  &quot; [[b]&quot; &amp; [Numbers.C369] &amp; &quot;[/b]: [sup]&quot; &amp; [Numbers.G369] &amp; &quot;[/sup]]&quot;; &quot;&quot;)" office:value-type="string" office:string-value="[b]337. [url=https://www.doomworld.com/idgames/levels/doom2/Ports/v-z/whitemar]Whitemare[/url][/b] [[b]1[/b]: [sup]Pierrot: 1[/sup]]" calcext:value-type="string">
            <text:p>[b]337. [url=https://www.doomworld.com/idgames/levels/doom2/Ports/v-z/whitemar]Whitemare[/url][/b] [[b]1[/b]: [sup]Pierrot: 1[/sup]]</text:p>
          </table:table-cell>
          <table:table-cell table:number-columns-repeated="4"/>
        </table:table-row>
        <table:table-row table:style-name="ro3">
          <table:table-cell table:formula="of:=IF([Numbers.C370] &gt; 0; &quot;[b]&quot; &amp; [Numbers.B370] &amp; &quot;. &quot; &amp; &quot;[url=&quot; &amp; [Numbers.E370] &amp; &quot;]&quot; &amp; [Numbers.D370] &amp; &quot;[/url][/b]&quot; &amp;  &quot; [[b]&quot; &amp; [Numbers.C370] &amp; &quot;[/b]: [sup]&quot; &amp; [Numbers.G37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71] &gt; 0; &quot;[b]&quot; &amp; [Numbers.B371] &amp; &quot;. &quot; &amp; &quot;[url=&quot; &amp; [Numbers.E371] &amp; &quot;]&quot; &amp; [Numbers.D371] &amp; &quot;[/url][/b]&quot; &amp;  &quot; [[b]&quot; &amp; [Numbers.C371] &amp; &quot;[/b]: [sup]&quot; &amp; [Numbers.G37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72] &gt; 0; &quot;[b]&quot; &amp; [Numbers.B372] &amp; &quot;. &quot; &amp; &quot;[url=&quot; &amp; [Numbers.E372] &amp; &quot;]&quot; &amp; [Numbers.D372] &amp; &quot;[/url][/b]&quot; &amp;  &quot; [[b]&quot; &amp; [Numbers.C372] &amp; &quot;[/b]: [sup]&quot; &amp; [Numbers.G37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73] &gt; 0; &quot;[b]&quot; &amp; [Numbers.B373] &amp; &quot;. &quot; &amp; &quot;[url=&quot; &amp; [Numbers.E373] &amp; &quot;]&quot; &amp; [Numbers.D373] &amp; &quot;[/url][/b]&quot; &amp;  &quot; [[b]&quot; &amp; [Numbers.C373] &amp; &quot;[/b]: [sup]&quot; &amp; [Numbers.G37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74] &gt; 0; &quot;[b]&quot; &amp; [Numbers.B374] &amp; &quot;. &quot; &amp; &quot;[url=&quot; &amp; [Numbers.E374] &amp; &quot;]&quot; &amp; [Numbers.D374] &amp; &quot;[/url][/b]&quot; &amp;  &quot; [[b]&quot; &amp; [Numbers.C374] &amp; &quot;[/b]: [sup]&quot; &amp; [Numbers.G37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75] &gt; 0; &quot;[b]&quot; &amp; [Numbers.B375] &amp; &quot;. &quot; &amp; &quot;[url=&quot; &amp; [Numbers.E375] &amp; &quot;]&quot; &amp; [Numbers.D375] &amp; &quot;[/url][/b]&quot; &amp;  &quot; [[b]&quot; &amp; [Numbers.C375] &amp; &quot;[/b]: [sup]&quot; &amp; [Numbers.G37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76] &gt; 0; &quot;[b]&quot; &amp; [Numbers.B376] &amp; &quot;. &quot; &amp; &quot;[url=&quot; &amp; [Numbers.E376] &amp; &quot;]&quot; &amp; [Numbers.D376] &amp; &quot;[/url][/b]&quot; &amp;  &quot; [[b]&quot; &amp; [Numbers.C376] &amp; &quot;[/b]: [sup]&quot; &amp; [Numbers.G37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77] &gt; 0; &quot;[b]&quot; &amp; [Numbers.B377] &amp; &quot;. &quot; &amp; &quot;[url=&quot; &amp; [Numbers.E377] &amp; &quot;]&quot; &amp; [Numbers.D377] &amp; &quot;[/url][/b]&quot; &amp;  &quot; [[b]&quot; &amp; [Numbers.C377] &amp; &quot;[/b]: [sup]&quot; &amp; [Numbers.G37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78] &gt; 0; &quot;[b]&quot; &amp; [Numbers.B378] &amp; &quot;. &quot; &amp; &quot;[url=&quot; &amp; [Numbers.E378] &amp; &quot;]&quot; &amp; [Numbers.D378] &amp; &quot;[/url][/b]&quot; &amp;  &quot; [[b]&quot; &amp; [Numbers.C378] &amp; &quot;[/b]: [sup]&quot; &amp; [Numbers.G37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&quot;[b]&quot; &amp; [Numbers.B379] &amp; &quot;. &quot; &amp; &quot;[url=&quot; &amp; [Numbers.E379] &amp; &quot;]&quot; &amp; [Numbers.D379] &amp; &quot;[/url][/b]&quot; &amp;  &quot; [[b]&quot; &amp; [Numbers.C379] &amp; &quot;[/b]: [sup]&quot; &amp; [Numbers.G37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&quot;[b]&quot; &amp; [Numbers.B380] &amp; &quot;. &quot; &amp; &quot;[url=&quot; &amp; [Numbers.E380] &amp; &quot;]&quot; &amp; [Numbers.D380] &amp; &quot;[/url][/b]&quot; &amp;  &quot; [[b]&quot; &amp; [Numbers.C380] &amp; &quot;[/b]: [sup]&quot; &amp; [Numbers.G38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&quot;[b]&quot; &amp; [Numbers.B381] &amp; &quot;. &quot; &amp; &quot;[url=&quot; &amp; [Numbers.E381] &amp; &quot;]&quot; &amp; [Numbers.D381] &amp; &quot;[/url][/b]&quot; &amp;  &quot; [[b]&quot; &amp; [Numbers.C381] &amp; &quot;[/b]: [sup]&quot; &amp; [Numbers.G38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&quot;[b]&quot; &amp; [Numbers.B382] &amp; &quot;. &quot; &amp; &quot;[url=&quot; &amp; [Numbers.E382] &amp; &quot;]&quot; &amp; [Numbers.D382] &amp; &quot;[/url][/b]&quot; &amp;  &quot; [[b]&quot; &amp; [Numbers.C382] &amp; &quot;[/b]: [sup]&quot; &amp; [Numbers.G38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&quot;[b]&quot; &amp; [Numbers.B383] &amp; &quot;. &quot; &amp; &quot;[url=&quot; &amp; [Numbers.E383] &amp; &quot;]&quot; &amp; [Numbers.D383] &amp; &quot;[/url][/b]&quot; &amp;  &quot; [[b]&quot; &amp; [Numbers.C383] &amp; &quot;[/b]: [sup]&quot; &amp; [Numbers.G38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&quot;[b]&quot; &amp; [Numbers.B384] &amp; &quot;. &quot; &amp; &quot;[url=&quot; &amp; [Numbers.E384] &amp; &quot;]&quot; &amp; [Numbers.D384] &amp; &quot;[/url][/b]&quot; &amp;  &quot; [[b]&quot; &amp; [Numbers.C384] &amp; &quot;[/b]: [sup]&quot; &amp; [Numbers.G38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&quot;[b]&quot; &amp; [Numbers.B385] &amp; &quot;. &quot; &amp; &quot;[url=&quot; &amp; [Numbers.E385] &amp; &quot;]&quot; &amp; [Numbers.D385] &amp; &quot;[/url][/b]&quot; &amp;  &quot; [[b]&quot; &amp; [Numbers.C385] &amp; &quot;[/b]: [sup]&quot; &amp; [Numbers.G38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&quot;[b]&quot; &amp; [Numbers.B386] &amp; &quot;. &quot; &amp; &quot;[url=&quot; &amp; [Numbers.E386] &amp; &quot;]&quot; &amp; [Numbers.D386] &amp; &quot;[/url][/b]&quot; &amp;  &quot; [[b]&quot; &amp; [Numbers.C386] &amp; &quot;[/b]: [sup]&quot; &amp; [Numbers.G38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&quot;[b]&quot; &amp; [Numbers.B387] &amp; &quot;. &quot; &amp; &quot;[url=&quot; &amp; [Numbers.E387] &amp; &quot;]&quot; &amp; [Numbers.D387] &amp; &quot;[/url][/b]&quot; &amp;  &quot; [[b]&quot; &amp; [Numbers.C387] &amp; &quot;[/b]: [sup]&quot; &amp; [Numbers.G38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&quot;[b]&quot; &amp; [Numbers.B388] &amp; &quot;. &quot; &amp; &quot;[url=&quot; &amp; [Numbers.E388] &amp; &quot;]&quot; &amp; [Numbers.D388] &amp; &quot;[/url][/b]&quot; &amp;  &quot; [[b]&quot; &amp; [Numbers.C388] &amp; &quot;[/b]: [sup]&quot; &amp; [Numbers.G38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&quot;[b]&quot; &amp; [Numbers.B389] &amp; &quot;. &quot; &amp; &quot;[url=&quot; &amp; [Numbers.E389] &amp; &quot;]&quot; &amp; [Numbers.D389] &amp; &quot;[/url][/b]&quot; &amp;  &quot; [[b]&quot; &amp; [Numbers.C389] &amp; &quot;[/b]: [sup]&quot; &amp; [Numbers.G38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&quot;[b]&quot; &amp; [Numbers.B390] &amp; &quot;. &quot; &amp; &quot;[url=&quot; &amp; [Numbers.E390] &amp; &quot;]&quot; &amp; [Numbers.D390] &amp; &quot;[/url][/b]&quot; &amp;  &quot; [[b]&quot; &amp; [Numbers.C390] &amp; &quot;[/b]: [sup]&quot; &amp; [Numbers.G39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&quot;[b]&quot; &amp; [Numbers.B391] &amp; &quot;. &quot; &amp; &quot;[url=&quot; &amp; [Numbers.E391] &amp; &quot;]&quot; &amp; [Numbers.D391] &amp; &quot;[/url][/b]&quot; &amp;  &quot; [[b]&quot; &amp; [Numbers.C391] &amp; &quot;[/b]: [sup]&quot; &amp; [Numbers.G39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&quot;[b]&quot; &amp; [Numbers.B392] &amp; &quot;. &quot; &amp; &quot;[url=&quot; &amp; [Numbers.E392] &amp; &quot;]&quot; &amp; [Numbers.D392] &amp; &quot;[/url][/b]&quot; &amp;  &quot; [[b]&quot; &amp; [Numbers.C392] &amp; &quot;[/b]: [sup]&quot; &amp; [Numbers.G39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&quot;[b]&quot; &amp; [Numbers.B393] &amp; &quot;. &quot; &amp; &quot;[url=&quot; &amp; [Numbers.E393] &amp; &quot;]&quot; &amp; [Numbers.D393] &amp; &quot;[/url][/b]&quot; &amp;  &quot; [[b]&quot; &amp; [Numbers.C393] &amp; &quot;[/b]: [sup]&quot; &amp; [Numbers.G39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&quot;[b]&quot; &amp; [Numbers.B394] &amp; &quot;. &quot; &amp; &quot;[url=&quot; &amp; [Numbers.E394] &amp; &quot;]&quot; &amp; [Numbers.D394] &amp; &quot;[/url][/b]&quot; &amp;  &quot; [[b]&quot; &amp; [Numbers.C394] &amp; &quot;[/b]: [sup]&quot; &amp; [Numbers.G39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&quot;[b]&quot; &amp; [Numbers.B395] &amp; &quot;. &quot; &amp; &quot;[url=&quot; &amp; [Numbers.E395] &amp; &quot;]&quot; &amp; [Numbers.D395] &amp; &quot;[/url][/b]&quot; &amp;  &quot; [[b]&quot; &amp; [Numbers.C395] &amp; &quot;[/b]: [sup]&quot; &amp; [Numbers.G39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&quot;[b]&quot; &amp; [Numbers.B396] &amp; &quot;. &quot; &amp; &quot;[url=&quot; &amp; [Numbers.E396] &amp; &quot;]&quot; &amp; [Numbers.D396] &amp; &quot;[/url][/b]&quot; &amp;  &quot; [[b]&quot; &amp; [Numbers.C396] &amp; &quot;[/b]: [sup]&quot; &amp; [Numbers.G39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&quot;[b]&quot; &amp; [Numbers.B397] &amp; &quot;. &quot; &amp; &quot;[url=&quot; &amp; [Numbers.E397] &amp; &quot;]&quot; &amp; [Numbers.D397] &amp; &quot;[/url][/b]&quot; &amp;  &quot; [[b]&quot; &amp; [Numbers.C397] &amp; &quot;[/b]: [sup]&quot; &amp; [Numbers.G39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&quot;[b]&quot; &amp; [Numbers.B398] &amp; &quot;. &quot; &amp; &quot;[url=&quot; &amp; [Numbers.E398] &amp; &quot;]&quot; &amp; [Numbers.D398] &amp; &quot;[/url][/b]&quot; &amp;  &quot; [[b]&quot; &amp; [Numbers.C398] &amp; &quot;[/b]: [sup]&quot; &amp; [Numbers.G39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&quot;[b]&quot; &amp; [Numbers.B399] &amp; &quot;. &quot; &amp; &quot;[url=&quot; &amp; [Numbers.E399] &amp; &quot;]&quot; &amp; [Numbers.D399] &amp; &quot;[/url][/b]&quot; &amp;  &quot; [[b]&quot; &amp; [Numbers.C399] &amp; &quot;[/b]: [sup]&quot; &amp; [Numbers.G39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&quot;[b]&quot; &amp; [Numbers.B400] &amp; &quot;. &quot; &amp; &quot;[url=&quot; &amp; [Numbers.E400] &amp; &quot;]&quot; &amp; [Numbers.D400] &amp; &quot;[/url][/b]&quot; &amp;  &quot; [[b]&quot; &amp; [Numbers.C400] &amp; &quot;[/b]: [sup]&quot; &amp; [Numbers.G40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&quot;[b]&quot; &amp; [Numbers.B401] &amp; &quot;. &quot; &amp; &quot;[url=&quot; &amp; [Numbers.E401] &amp; &quot;]&quot; &amp; [Numbers.D401] &amp; &quot;[/url][/b]&quot; &amp;  &quot; [[b]&quot; &amp; [Numbers.C401] &amp; &quot;[/b]: [sup]&quot; &amp; [Numbers.G40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&quot;[b]&quot; &amp; [Numbers.B402] &amp; &quot;. &quot; &amp; &quot;[url=&quot; &amp; [Numbers.E402] &amp; &quot;]&quot; &amp; [Numbers.D402] &amp; &quot;[/url][/b]&quot; &amp;  &quot; [[b]&quot; &amp; [Numbers.C402] &amp; &quot;[/b]: [sup]&quot; &amp; [Numbers.G40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&quot;[b]&quot; &amp; [Numbers.B403] &amp; &quot;. &quot; &amp; &quot;[url=&quot; &amp; [Numbers.E403] &amp; &quot;]&quot; &amp; [Numbers.D403] &amp; &quot;[/url][/b]&quot; &amp;  &quot; [[b]&quot; &amp; [Numbers.C403] &amp; &quot;[/b]: [sup]&quot; &amp; [Numbers.G40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&quot;[b]&quot; &amp; [Numbers.B404] &amp; &quot;. &quot; &amp; &quot;[url=&quot; &amp; [Numbers.E404] &amp; &quot;]&quot; &amp; [Numbers.D404] &amp; &quot;[/url][/b]&quot; &amp;  &quot; [[b]&quot; &amp; [Numbers.C404] &amp; &quot;[/b]: [sup]&quot; &amp; [Numbers.G40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&quot;[b]&quot; &amp; [Numbers.B405] &amp; &quot;. &quot; &amp; &quot;[url=&quot; &amp; [Numbers.E405] &amp; &quot;]&quot; &amp; [Numbers.D405] &amp; &quot;[/url][/b]&quot; &amp;  &quot; [[b]&quot; &amp; [Numbers.C405] &amp; &quot;[/b]: [sup]&quot; &amp; [Numbers.G40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&quot;[b]&quot; &amp; [Numbers.B406] &amp; &quot;. &quot; &amp; &quot;[url=&quot; &amp; [Numbers.E406] &amp; &quot;]&quot; &amp; [Numbers.D406] &amp; &quot;[/url][/b]&quot; &amp;  &quot; [[b]&quot; &amp; [Numbers.C406] &amp; &quot;[/b]: [sup]&quot; &amp; [Numbers.G40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&quot;[b]&quot; &amp; [Numbers.B407] &amp; &quot;. &quot; &amp; &quot;[url=&quot; &amp; [Numbers.E407] &amp; &quot;]&quot; &amp; [Numbers.D407] &amp; &quot;[/url][/b]&quot; &amp;  &quot; [[b]&quot; &amp; [Numbers.C407] &amp; &quot;[/b]: [sup]&quot; &amp; [Numbers.G40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&quot;[b]&quot; &amp; [Numbers.B408] &amp; &quot;. &quot; &amp; &quot;[url=&quot; &amp; [Numbers.E408] &amp; &quot;]&quot; &amp; [Numbers.D408] &amp; &quot;[/url][/b]&quot; &amp;  &quot; [[b]&quot; &amp; [Numbers.C408] &amp; &quot;[/b]: [sup]&quot; &amp; [Numbers.G40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&quot;[b]&quot; &amp; [Numbers.B409] &amp; &quot;. &quot; &amp; &quot;[url=&quot; &amp; [Numbers.E409] &amp; &quot;]&quot; &amp; [Numbers.D409] &amp; &quot;[/url][/b]&quot; &amp;  &quot; [[b]&quot; &amp; [Numbers.C409] &amp; &quot;[/b]: [sup]&quot; &amp; [Numbers.G40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&quot;[b]&quot; &amp; [Numbers.B410] &amp; &quot;. &quot; &amp; &quot;[url=&quot; &amp; [Numbers.E410] &amp; &quot;]&quot; &amp; [Numbers.D410] &amp; &quot;[/url][/b]&quot; &amp;  &quot; [[b]&quot; &amp; [Numbers.C410] &amp; &quot;[/b]: [sup]&quot; &amp; [Numbers.G41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&quot;[b]&quot; &amp; [Numbers.B411] &amp; &quot;. &quot; &amp; &quot;[url=&quot; &amp; [Numbers.E411] &amp; &quot;]&quot; &amp; [Numbers.D411] &amp; &quot;[/url][/b]&quot; &amp;  &quot; [[b]&quot; &amp; [Numbers.C411] &amp; &quot;[/b]: [sup]&quot; &amp; [Numbers.G41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&quot;[b]&quot; &amp; [Numbers.B412] &amp; &quot;. &quot; &amp; &quot;[url=&quot; &amp; [Numbers.E412] &amp; &quot;]&quot; &amp; [Numbers.D412] &amp; &quot;[/url][/b]&quot; &amp;  &quot; [[b]&quot; &amp; [Numbers.C412] &amp; &quot;[/b]: [sup]&quot; &amp; [Numbers.G41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&quot;[b]&quot; &amp; [Numbers.B413] &amp; &quot;. &quot; &amp; &quot;[url=&quot; &amp; [Numbers.E413] &amp; &quot;]&quot; &amp; [Numbers.D413] &amp; &quot;[/url][/b]&quot; &amp;  &quot; [[b]&quot; &amp; [Numbers.C413] &amp; &quot;[/b]: [sup]&quot; &amp; [Numbers.G41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&quot;[b]&quot; &amp; [Numbers.B414] &amp; &quot;. &quot; &amp; &quot;[url=&quot; &amp; [Numbers.E414] &amp; &quot;]&quot; &amp; [Numbers.D414] &amp; &quot;[/url][/b]&quot; &amp;  &quot; [[b]&quot; &amp; [Numbers.C414] &amp; &quot;[/b]: [sup]&quot; &amp; [Numbers.G41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&quot;[b]&quot; &amp; [Numbers.B415] &amp; &quot;. &quot; &amp; &quot;[url=&quot; &amp; [Numbers.E415] &amp; &quot;]&quot; &amp; [Numbers.D415] &amp; &quot;[/url][/b]&quot; &amp;  &quot; [[b]&quot; &amp; [Numbers.C415] &amp; &quot;[/b]: [sup]&quot; &amp; [Numbers.G41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&quot;[b]&quot; &amp; [Numbers.B416] &amp; &quot;. &quot; &amp; &quot;[url=&quot; &amp; [Numbers.E416] &amp; &quot;]&quot; &amp; [Numbers.D416] &amp; &quot;[/url][/b]&quot; &amp;  &quot; [[b]&quot; &amp; [Numbers.C416] &amp; &quot;[/b]: [sup]&quot; &amp; [Numbers.G41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&quot;[b]&quot; &amp; [Numbers.B417] &amp; &quot;. &quot; &amp; &quot;[url=&quot; &amp; [Numbers.E417] &amp; &quot;]&quot; &amp; [Numbers.D417] &amp; &quot;[/url][/b]&quot; &amp;  &quot; [[b]&quot; &amp; [Numbers.C417] &amp; &quot;[/b]: [sup]&quot; &amp; [Numbers.G41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&quot;[b]&quot; &amp; [Numbers.B418] &amp; &quot;. &quot; &amp; &quot;[url=&quot; &amp; [Numbers.E418] &amp; &quot;]&quot; &amp; [Numbers.D418] &amp; &quot;[/url][/b]&quot; &amp;  &quot; [[b]&quot; &amp; [Numbers.C418] &amp; &quot;[/b]: [sup]&quot; &amp; [Numbers.G41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&quot;[b]&quot; &amp; [Numbers.B419] &amp; &quot;. &quot; &amp; &quot;[url=&quot; &amp; [Numbers.E419] &amp; &quot;]&quot; &amp; [Numbers.D419] &amp; &quot;[/url][/b]&quot; &amp;  &quot; [[b]&quot; &amp; [Numbers.C419] &amp; &quot;[/b]: [sup]&quot; &amp; [Numbers.G41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&quot;[b]&quot; &amp; [Numbers.B420] &amp; &quot;. &quot; &amp; &quot;[url=&quot; &amp; [Numbers.E420] &amp; &quot;]&quot; &amp; [Numbers.D420] &amp; &quot;[/url][/b]&quot; &amp;  &quot; [[b]&quot; &amp; [Numbers.C420] &amp; &quot;[/b]: [sup]&quot; &amp; [Numbers.G42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&quot;[b]&quot; &amp; [Numbers.B421] &amp; &quot;. &quot; &amp; &quot;[url=&quot; &amp; [Numbers.E421] &amp; &quot;]&quot; &amp; [Numbers.D421] &amp; &quot;[/url][/b]&quot; &amp;  &quot; [[b]&quot; &amp; [Numbers.C421] &amp; &quot;[/b]: [sup]&quot; &amp; [Numbers.G42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&quot;[b]&quot; &amp; [Numbers.B422] &amp; &quot;. &quot; &amp; &quot;[url=&quot; &amp; [Numbers.E422] &amp; &quot;]&quot; &amp; [Numbers.D422] &amp; &quot;[/url][/b]&quot; &amp;  &quot; [[b]&quot; &amp; [Numbers.C422] &amp; &quot;[/b]: [sup]&quot; &amp; [Numbers.G42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&quot;[b]&quot; &amp; [Numbers.B423] &amp; &quot;. &quot; &amp; &quot;[url=&quot; &amp; [Numbers.E423] &amp; &quot;]&quot; &amp; [Numbers.D423] &amp; &quot;[/url][/b]&quot; &amp;  &quot; [[b]&quot; &amp; [Numbers.C423] &amp; &quot;[/b]: [sup]&quot; &amp; [Numbers.G42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&quot;[b]&quot; &amp; [Numbers.B424] &amp; &quot;. &quot; &amp; &quot;[url=&quot; &amp; [Numbers.E424] &amp; &quot;]&quot; &amp; [Numbers.D424] &amp; &quot;[/url][/b]&quot; &amp;  &quot; [[b]&quot; &amp; [Numbers.C424] &amp; &quot;[/b]: [sup]&quot; &amp; [Numbers.G42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&quot;[b]&quot; &amp; [Numbers.B425] &amp; &quot;. &quot; &amp; &quot;[url=&quot; &amp; [Numbers.E425] &amp; &quot;]&quot; &amp; [Numbers.D425] &amp; &quot;[/url][/b]&quot; &amp;  &quot; [[b]&quot; &amp; [Numbers.C425] &amp; &quot;[/b]: [sup]&quot; &amp; [Numbers.G42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&quot;[b]&quot; &amp; [Numbers.B426] &amp; &quot;. &quot; &amp; &quot;[url=&quot; &amp; [Numbers.E426] &amp; &quot;]&quot; &amp; [Numbers.D426] &amp; &quot;[/url][/b]&quot; &amp;  &quot; [[b]&quot; &amp; [Numbers.C426] &amp; &quot;[/b]: [sup]&quot; &amp; [Numbers.G42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&quot;[b]&quot; &amp; [Numbers.B427] &amp; &quot;. &quot; &amp; &quot;[url=&quot; &amp; [Numbers.E427] &amp; &quot;]&quot; &amp; [Numbers.D427] &amp; &quot;[/url][/b]&quot; &amp;  &quot; [[b]&quot; &amp; [Numbers.C427] &amp; &quot;[/b]: [sup]&quot; &amp; [Numbers.G42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&quot;[b]&quot; &amp; [Numbers.B428] &amp; &quot;. &quot; &amp; &quot;[url=&quot; &amp; [Numbers.E428] &amp; &quot;]&quot; &amp; [Numbers.D428] &amp; &quot;[/url][/b]&quot; &amp;  &quot; [[b]&quot; &amp; [Numbers.C428] &amp; &quot;[/b]: [sup]&quot; &amp; [Numbers.G42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&quot;[b]&quot; &amp; [Numbers.B429] &amp; &quot;. &quot; &amp; &quot;[url=&quot; &amp; [Numbers.E429] &amp; &quot;]&quot; &amp; [Numbers.D429] &amp; &quot;[/url][/b]&quot; &amp;  &quot; [[b]&quot; &amp; [Numbers.C429] &amp; &quot;[/b]: [sup]&quot; &amp; [Numbers.G42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&quot;[b]&quot; &amp; [Numbers.B430] &amp; &quot;. &quot; &amp; &quot;[url=&quot; &amp; [Numbers.E430] &amp; &quot;]&quot; &amp; [Numbers.D430] &amp; &quot;[/url][/b]&quot; &amp;  &quot; [[b]&quot; &amp; [Numbers.C430] &amp; &quot;[/b]: [sup]&quot; &amp; [Numbers.G43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&quot;[b]&quot; &amp; [Numbers.B431] &amp; &quot;. &quot; &amp; &quot;[url=&quot; &amp; [Numbers.E431] &amp; &quot;]&quot; &amp; [Numbers.D431] &amp; &quot;[/url][/b]&quot; &amp;  &quot; [[b]&quot; &amp; [Numbers.C431] &amp; &quot;[/b]: [sup]&quot; &amp; [Numbers.G43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&quot;[b]&quot; &amp; [Numbers.B432] &amp; &quot;. &quot; &amp; &quot;[url=&quot; &amp; [Numbers.E432] &amp; &quot;]&quot; &amp; [Numbers.D432] &amp; &quot;[/url][/b]&quot; &amp;  &quot; [[b]&quot; &amp; [Numbers.C432] &amp; &quot;[/b]: [sup]&quot; &amp; [Numbers.G43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&quot;[b]&quot; &amp; [Numbers.B433] &amp; &quot;. &quot; &amp; &quot;[url=&quot; &amp; [Numbers.E433] &amp; &quot;]&quot; &amp; [Numbers.D433] &amp; &quot;[/url][/b]&quot; &amp;  &quot; [[b]&quot; &amp; [Numbers.C433] &amp; &quot;[/b]: [sup]&quot; &amp; [Numbers.G43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&quot;[b]&quot; &amp; [Numbers.B434] &amp; &quot;. &quot; &amp; &quot;[url=&quot; &amp; [Numbers.E434] &amp; &quot;]&quot; &amp; [Numbers.D434] &amp; &quot;[/url][/b]&quot; &amp;  &quot; [[b]&quot; &amp; [Numbers.C434] &amp; &quot;[/b]: [sup]&quot; &amp; [Numbers.G43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&quot;[b]&quot; &amp; [Numbers.B435] &amp; &quot;. &quot; &amp; &quot;[url=&quot; &amp; [Numbers.E435] &amp; &quot;]&quot; &amp; [Numbers.D435] &amp; &quot;[/url][/b]&quot; &amp;  &quot; [[b]&quot; &amp; [Numbers.C435] &amp; &quot;[/b]: [sup]&quot; &amp; [Numbers.G43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&quot;[b]&quot; &amp; [Numbers.B436] &amp; &quot;. &quot; &amp; &quot;[url=&quot; &amp; [Numbers.E436] &amp; &quot;]&quot; &amp; [Numbers.D436] &amp; &quot;[/url][/b]&quot; &amp;  &quot; [[b]&quot; &amp; [Numbers.C436] &amp; &quot;[/b]: [sup]&quot; &amp; [Numbers.G43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&quot;[b]&quot; &amp; [Numbers.B437] &amp; &quot;. &quot; &amp; &quot;[url=&quot; &amp; [Numbers.E437] &amp; &quot;]&quot; &amp; [Numbers.D437] &amp; &quot;[/url][/b]&quot; &amp;  &quot; [[b]&quot; &amp; [Numbers.C437] &amp; &quot;[/b]: [sup]&quot; &amp; [Numbers.G43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&quot;[b]&quot; &amp; [Numbers.B438] &amp; &quot;. &quot; &amp; &quot;[url=&quot; &amp; [Numbers.E438] &amp; &quot;]&quot; &amp; [Numbers.D438] &amp; &quot;[/url][/b]&quot; &amp;  &quot; [[b]&quot; &amp; [Numbers.C438] &amp; &quot;[/b]: [sup]&quot; &amp; [Numbers.G43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&quot;[b]&quot; &amp; [Numbers.B439] &amp; &quot;. &quot; &amp; &quot;[url=&quot; &amp; [Numbers.E439] &amp; &quot;]&quot; &amp; [Numbers.D439] &amp; &quot;[/url][/b]&quot; &amp;  &quot; [[b]&quot; &amp; [Numbers.C439] &amp; &quot;[/b]: [sup]&quot; &amp; [Numbers.G43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&quot;[b]&quot; &amp; [Numbers.B440] &amp; &quot;. &quot; &amp; &quot;[url=&quot; &amp; [Numbers.E440] &amp; &quot;]&quot; &amp; [Numbers.D440] &amp; &quot;[/url][/b]&quot; &amp;  &quot; [[b]&quot; &amp; [Numbers.C440] &amp; &quot;[/b]: [sup]&quot; &amp; [Numbers.G44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&quot;[b]&quot; &amp; [Numbers.B441] &amp; &quot;. &quot; &amp; &quot;[url=&quot; &amp; [Numbers.E441] &amp; &quot;]&quot; &amp; [Numbers.D441] &amp; &quot;[/url][/b]&quot; &amp;  &quot; [[b]&quot; &amp; [Numbers.C441] &amp; &quot;[/b]: [sup]&quot; &amp; [Numbers.G44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&quot;[b]&quot; &amp; [Numbers.B442] &amp; &quot;. &quot; &amp; &quot;[url=&quot; &amp; [Numbers.E442] &amp; &quot;]&quot; &amp; [Numbers.D442] &amp; &quot;[/url][/b]&quot; &amp;  &quot; [[b]&quot; &amp; [Numbers.C442] &amp; &quot;[/b]: [sup]&quot; &amp; [Numbers.G44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&quot;[b]&quot; &amp; [Numbers.B443] &amp; &quot;. &quot; &amp; &quot;[url=&quot; &amp; [Numbers.E443] &amp; &quot;]&quot; &amp; [Numbers.D443] &amp; &quot;[/url][/b]&quot; &amp;  &quot; [[b]&quot; &amp; [Numbers.C443] &amp; &quot;[/b]: [sup]&quot; &amp; [Numbers.G44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&quot;[b]&quot; &amp; [Numbers.B444] &amp; &quot;. &quot; &amp; &quot;[url=&quot; &amp; [Numbers.E444] &amp; &quot;]&quot; &amp; [Numbers.D444] &amp; &quot;[/url][/b]&quot; &amp;  &quot; [[b]&quot; &amp; [Numbers.C444] &amp; &quot;[/b]: [sup]&quot; &amp; [Numbers.G44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&quot;[b]&quot; &amp; [Numbers.B445] &amp; &quot;. &quot; &amp; &quot;[url=&quot; &amp; [Numbers.E445] &amp; &quot;]&quot; &amp; [Numbers.D445] &amp; &quot;[/url][/b]&quot; &amp;  &quot; [[b]&quot; &amp; [Numbers.C445] &amp; &quot;[/b]: [sup]&quot; &amp; [Numbers.G44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&quot;[b]&quot; &amp; [Numbers.B446] &amp; &quot;. &quot; &amp; &quot;[url=&quot; &amp; [Numbers.E446] &amp; &quot;]&quot; &amp; [Numbers.D446] &amp; &quot;[/url][/b]&quot; &amp;  &quot; [[b]&quot; &amp; [Numbers.C446] &amp; &quot;[/b]: [sup]&quot; &amp; [Numbers.G44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&quot;[b]&quot; &amp; [Numbers.B447] &amp; &quot;. &quot; &amp; &quot;[url=&quot; &amp; [Numbers.E447] &amp; &quot;]&quot; &amp; [Numbers.D447] &amp; &quot;[/url][/b]&quot; &amp;  &quot; [[b]&quot; &amp; [Numbers.C447] &amp; &quot;[/b]: [sup]&quot; &amp; [Numbers.G44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&quot;[b]&quot; &amp; [Numbers.B448] &amp; &quot;. &quot; &amp; &quot;[url=&quot; &amp; [Numbers.E448] &amp; &quot;]&quot; &amp; [Numbers.D448] &amp; &quot;[/url][/b]&quot; &amp;  &quot; [[b]&quot; &amp; [Numbers.C448] &amp; &quot;[/b]: [sup]&quot; &amp; [Numbers.G44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&quot;[b]&quot; &amp; [Numbers.B449] &amp; &quot;. &quot; &amp; &quot;[url=&quot; &amp; [Numbers.E449] &amp; &quot;]&quot; &amp; [Numbers.D449] &amp; &quot;[/url][/b]&quot; &amp;  &quot; [[b]&quot; &amp; [Numbers.C449] &amp; &quot;[/b]: [sup]&quot; &amp; [Numbers.G44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&quot;[b]&quot; &amp; [Numbers.B450] &amp; &quot;. &quot; &amp; &quot;[url=&quot; &amp; [Numbers.E450] &amp; &quot;]&quot; &amp; [Numbers.D450] &amp; &quot;[/url][/b]&quot; &amp;  &quot; [[b]&quot; &amp; [Numbers.C450] &amp; &quot;[/b]: [sup]&quot; &amp; [Numbers.G45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&quot;[b]&quot; &amp; [Numbers.B451] &amp; &quot;. &quot; &amp; &quot;[url=&quot; &amp; [Numbers.E451] &amp; &quot;]&quot; &amp; [Numbers.D451] &amp; &quot;[/url][/b]&quot; &amp;  &quot; [[b]&quot; &amp; [Numbers.C451] &amp; &quot;[/b]: [sup]&quot; &amp; [Numbers.G45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&quot;[b]&quot; &amp; [Numbers.B452] &amp; &quot;. &quot; &amp; &quot;[url=&quot; &amp; [Numbers.E452] &amp; &quot;]&quot; &amp; [Numbers.D452] &amp; &quot;[/url][/b]&quot; &amp;  &quot; [[b]&quot; &amp; [Numbers.C452] &amp; &quot;[/b]: [sup]&quot; &amp; [Numbers.G45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&quot;[b]&quot; &amp; [Numbers.B453] &amp; &quot;. &quot; &amp; &quot;[url=&quot; &amp; [Numbers.E453] &amp; &quot;]&quot; &amp; [Numbers.D453] &amp; &quot;[/url][/b]&quot; &amp;  &quot; [[b]&quot; &amp; [Numbers.C453] &amp; &quot;[/b]: [sup]&quot; &amp; [Numbers.G45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&quot;[b]&quot; &amp; [Numbers.B454] &amp; &quot;. &quot; &amp; &quot;[url=&quot; &amp; [Numbers.E454] &amp; &quot;]&quot; &amp; [Numbers.D454] &amp; &quot;[/url][/b]&quot; &amp;  &quot; [[b]&quot; &amp; [Numbers.C454] &amp; &quot;[/b]: [sup]&quot; &amp; [Numbers.G45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&quot;[b]&quot; &amp; [Numbers.B455] &amp; &quot;. &quot; &amp; &quot;[url=&quot; &amp; [Numbers.E455] &amp; &quot;]&quot; &amp; [Numbers.D455] &amp; &quot;[/url][/b]&quot; &amp;  &quot; [[b]&quot; &amp; [Numbers.C455] &amp; &quot;[/b]: [sup]&quot; &amp; [Numbers.G45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&quot;[b]&quot; &amp; [Numbers.B456] &amp; &quot;. &quot; &amp; &quot;[url=&quot; &amp; [Numbers.E456] &amp; &quot;]&quot; &amp; [Numbers.D456] &amp; &quot;[/url][/b]&quot; &amp;  &quot; [[b]&quot; &amp; [Numbers.C456] &amp; &quot;[/b]: [sup]&quot; &amp; [Numbers.G45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&quot;[b]&quot; &amp; [Numbers.B457] &amp; &quot;. &quot; &amp; &quot;[url=&quot; &amp; [Numbers.E457] &amp; &quot;]&quot; &amp; [Numbers.D457] &amp; &quot;[/url][/b]&quot; &amp;  &quot; [[b]&quot; &amp; [Numbers.C457] &amp; &quot;[/b]: [sup]&quot; &amp; [Numbers.G45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&quot;[b]&quot; &amp; [Numbers.B458] &amp; &quot;. &quot; &amp; &quot;[url=&quot; &amp; [Numbers.E458] &amp; &quot;]&quot; &amp; [Numbers.D458] &amp; &quot;[/url][/b]&quot; &amp;  &quot; [[b]&quot; &amp; [Numbers.C458] &amp; &quot;[/b]: [sup]&quot; &amp; [Numbers.G45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&quot;[b]&quot; &amp; [Numbers.B459] &amp; &quot;. &quot; &amp; &quot;[url=&quot; &amp; [Numbers.E459] &amp; &quot;]&quot; &amp; [Numbers.D459] &amp; &quot;[/url][/b]&quot; &amp;  &quot; [[b]&quot; &amp; [Numbers.C459] &amp; &quot;[/b]: [sup]&quot; &amp; [Numbers.G45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&quot;[b]&quot; &amp; [Numbers.B460] &amp; &quot;. &quot; &amp; &quot;[url=&quot; &amp; [Numbers.E460] &amp; &quot;]&quot; &amp; [Numbers.D460] &amp; &quot;[/url][/b]&quot; &amp;  &quot; [[b]&quot; &amp; [Numbers.C460] &amp; &quot;[/b]: [sup]&quot; &amp; [Numbers.G46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&quot;[b]&quot; &amp; [Numbers.B461] &amp; &quot;. &quot; &amp; &quot;[url=&quot; &amp; [Numbers.E461] &amp; &quot;]&quot; &amp; [Numbers.D461] &amp; &quot;[/url][/b]&quot; &amp;  &quot; [[b]&quot; &amp; [Numbers.C461] &amp; &quot;[/b]: [sup]&quot; &amp; [Numbers.G46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&quot;[b]&quot; &amp; [Numbers.B462] &amp; &quot;. &quot; &amp; &quot;[url=&quot; &amp; [Numbers.E462] &amp; &quot;]&quot; &amp; [Numbers.D462] &amp; &quot;[/url][/b]&quot; &amp;  &quot; [[b]&quot; &amp; [Numbers.C462] &amp; &quot;[/b]: [sup]&quot; &amp; [Numbers.G46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&quot;[b]&quot; &amp; [Numbers.B463] &amp; &quot;. &quot; &amp; &quot;[url=&quot; &amp; [Numbers.E463] &amp; &quot;]&quot; &amp; [Numbers.D463] &amp; &quot;[/url][/b]&quot; &amp;  &quot; [[b]&quot; &amp; [Numbers.C463] &amp; &quot;[/b]: [sup]&quot; &amp; [Numbers.G46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&quot;[b]&quot; &amp; [Numbers.B464] &amp; &quot;. &quot; &amp; &quot;[url=&quot; &amp; [Numbers.E464] &amp; &quot;]&quot; &amp; [Numbers.D464] &amp; &quot;[/url][/b]&quot; &amp;  &quot; [[b]&quot; &amp; [Numbers.C464] &amp; &quot;[/b]: [sup]&quot; &amp; [Numbers.G46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&quot;[b]&quot; &amp; [Numbers.B465] &amp; &quot;. &quot; &amp; &quot;[url=&quot; &amp; [Numbers.E465] &amp; &quot;]&quot; &amp; [Numbers.D465] &amp; &quot;[/url][/b]&quot; &amp;  &quot; [[b]&quot; &amp; [Numbers.C465] &amp; &quot;[/b]: [sup]&quot; &amp; [Numbers.G46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&quot;[b]&quot; &amp; [Numbers.B466] &amp; &quot;. &quot; &amp; &quot;[url=&quot; &amp; [Numbers.E466] &amp; &quot;]&quot; &amp; [Numbers.D466] &amp; &quot;[/url][/b]&quot; &amp;  &quot; [[b]&quot; &amp; [Numbers.C466] &amp; &quot;[/b]: [sup]&quot; &amp; [Numbers.G46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&quot;[b]&quot; &amp; [Numbers.B467] &amp; &quot;. &quot; &amp; &quot;[url=&quot; &amp; [Numbers.E467] &amp; &quot;]&quot; &amp; [Numbers.D467] &amp; &quot;[/url][/b]&quot; &amp;  &quot; [[b]&quot; &amp; [Numbers.C467] &amp; &quot;[/b]: [sup]&quot; &amp; [Numbers.G46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&quot;[b]&quot; &amp; [Numbers.B468] &amp; &quot;. &quot; &amp; &quot;[url=&quot; &amp; [Numbers.E468] &amp; &quot;]&quot; &amp; [Numbers.D468] &amp; &quot;[/url][/b]&quot; &amp;  &quot; [[b]&quot; &amp; [Numbers.C468] &amp; &quot;[/b]: [sup]&quot; &amp; [Numbers.G46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&quot;[b]&quot; &amp; [Numbers.B469] &amp; &quot;. &quot; &amp; &quot;[url=&quot; &amp; [Numbers.E469] &amp; &quot;]&quot; &amp; [Numbers.D469] &amp; &quot;[/url][/b]&quot; &amp;  &quot; [[b]&quot; &amp; [Numbers.C469] &amp; &quot;[/b]: [sup]&quot; &amp; [Numbers.G46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&quot;[b]&quot; &amp; [Numbers.B470] &amp; &quot;. &quot; &amp; &quot;[url=&quot; &amp; [Numbers.E470] &amp; &quot;]&quot; &amp; [Numbers.D470] &amp; &quot;[/url][/b]&quot; &amp;  &quot; [[b]&quot; &amp; [Numbers.C470] &amp; &quot;[/b]: [sup]&quot; &amp; [Numbers.G47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&quot;[b]&quot; &amp; [Numbers.B471] &amp; &quot;. &quot; &amp; &quot;[url=&quot; &amp; [Numbers.E471] &amp; &quot;]&quot; &amp; [Numbers.D471] &amp; &quot;[/url][/b]&quot; &amp;  &quot; [[b]&quot; &amp; [Numbers.C471] &amp; &quot;[/b]: [sup]&quot; &amp; [Numbers.G47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&quot;[b]&quot; &amp; [Numbers.B472] &amp; &quot;. &quot; &amp; &quot;[url=&quot; &amp; [Numbers.E472] &amp; &quot;]&quot; &amp; [Numbers.D472] &amp; &quot;[/url][/b]&quot; &amp;  &quot; [[b]&quot; &amp; [Numbers.C472] &amp; &quot;[/b]: [sup]&quot; &amp; [Numbers.G47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&quot;[b]&quot; &amp; [Numbers.B473] &amp; &quot;. &quot; &amp; &quot;[url=&quot; &amp; [Numbers.E473] &amp; &quot;]&quot; &amp; [Numbers.D473] &amp; &quot;[/url][/b]&quot; &amp;  &quot; [[b]&quot; &amp; [Numbers.C473] &amp; &quot;[/b]: [sup]&quot; &amp; [Numbers.G47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&quot;[b]&quot; &amp; [Numbers.B474] &amp; &quot;. &quot; &amp; &quot;[url=&quot; &amp; [Numbers.E474] &amp; &quot;]&quot; &amp; [Numbers.D474] &amp; &quot;[/url][/b]&quot; &amp;  &quot; [[b]&quot; &amp; [Numbers.C474] &amp; &quot;[/b]: [sup]&quot; &amp; [Numbers.G47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&quot;[b]&quot; &amp; [Numbers.B475] &amp; &quot;. &quot; &amp; &quot;[url=&quot; &amp; [Numbers.E475] &amp; &quot;]&quot; &amp; [Numbers.D475] &amp; &quot;[/url][/b]&quot; &amp;  &quot; [[b]&quot; &amp; [Numbers.C475] &amp; &quot;[/b]: [sup]&quot; &amp; [Numbers.G47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&quot;[b]&quot; &amp; [Numbers.B476] &amp; &quot;. &quot; &amp; &quot;[url=&quot; &amp; [Numbers.E476] &amp; &quot;]&quot; &amp; [Numbers.D476] &amp; &quot;[/url][/b]&quot; &amp;  &quot; [[b]&quot; &amp; [Numbers.C476] &amp; &quot;[/b]: [sup]&quot; &amp; [Numbers.G47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&quot;[b]&quot; &amp; [Numbers.B477] &amp; &quot;. &quot; &amp; &quot;[url=&quot; &amp; [Numbers.E477] &amp; &quot;]&quot; &amp; [Numbers.D477] &amp; &quot;[/url][/b]&quot; &amp;  &quot; [[b]&quot; &amp; [Numbers.C477] &amp; &quot;[/b]: [sup]&quot; &amp; [Numbers.G47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&quot;[b]&quot; &amp; [Numbers.B478] &amp; &quot;. &quot; &amp; &quot;[url=&quot; &amp; [Numbers.E478] &amp; &quot;]&quot; &amp; [Numbers.D478] &amp; &quot;[/url][/b]&quot; &amp;  &quot; [[b]&quot; &amp; [Numbers.C478] &amp; &quot;[/b]: [sup]&quot; &amp; [Numbers.G47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&quot;[b]&quot; &amp; [Numbers.B479] &amp; &quot;. &quot; &amp; &quot;[url=&quot; &amp; [Numbers.E479] &amp; &quot;]&quot; &amp; [Numbers.D479] &amp; &quot;[/url][/b]&quot; &amp;  &quot; [[b]&quot; &amp; [Numbers.C479] &amp; &quot;[/b]: [sup]&quot; &amp; [Numbers.G47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&quot;[b]&quot; &amp; [Numbers.B480] &amp; &quot;. &quot; &amp; &quot;[url=&quot; &amp; [Numbers.E480] &amp; &quot;]&quot; &amp; [Numbers.D480] &amp; &quot;[/url][/b]&quot; &amp;  &quot; [[b]&quot; &amp; [Numbers.C480] &amp; &quot;[/b]: [sup]&quot; &amp; [Numbers.G48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&quot;[b]&quot; &amp; [Numbers.B481] &amp; &quot;. &quot; &amp; &quot;[url=&quot; &amp; [Numbers.E481] &amp; &quot;]&quot; &amp; [Numbers.D481] &amp; &quot;[/url][/b]&quot; &amp;  &quot; [[b]&quot; &amp; [Numbers.C481] &amp; &quot;[/b]: [sup]&quot; &amp; [Numbers.G48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&quot;[b]&quot; &amp; [Numbers.B482] &amp; &quot;. &quot; &amp; &quot;[url=&quot; &amp; [Numbers.E482] &amp; &quot;]&quot; &amp; [Numbers.D482] &amp; &quot;[/url][/b]&quot; &amp;  &quot; [[b]&quot; &amp; [Numbers.C482] &amp; &quot;[/b]: [sup]&quot; &amp; [Numbers.G48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&quot;[b]&quot; &amp; [Numbers.B483] &amp; &quot;. &quot; &amp; &quot;[url=&quot; &amp; [Numbers.E483] &amp; &quot;]&quot; &amp; [Numbers.D483] &amp; &quot;[/url][/b]&quot; &amp;  &quot; [[b]&quot; &amp; [Numbers.C483] &amp; &quot;[/b]: [sup]&quot; &amp; [Numbers.G48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&quot;[b]&quot; &amp; [Numbers.B484] &amp; &quot;. &quot; &amp; &quot;[url=&quot; &amp; [Numbers.E484] &amp; &quot;]&quot; &amp; [Numbers.D484] &amp; &quot;[/url][/b]&quot; &amp;  &quot; [[b]&quot; &amp; [Numbers.C484] &amp; &quot;[/b]: [sup]&quot; &amp; [Numbers.G48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&quot;[b]&quot; &amp; [Numbers.B485] &amp; &quot;. &quot; &amp; &quot;[url=&quot; &amp; [Numbers.E485] &amp; &quot;]&quot; &amp; [Numbers.D485] &amp; &quot;[/url][/b]&quot; &amp;  &quot; [[b]&quot; &amp; [Numbers.C485] &amp; &quot;[/b]: [sup]&quot; &amp; [Numbers.G48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&quot;[b]&quot; &amp; [Numbers.B486] &amp; &quot;. &quot; &amp; &quot;[url=&quot; &amp; [Numbers.E486] &amp; &quot;]&quot; &amp; [Numbers.D486] &amp; &quot;[/url][/b]&quot; &amp;  &quot; [[b]&quot; &amp; [Numbers.C486] &amp; &quot;[/b]: [sup]&quot; &amp; [Numbers.G48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&quot;[b]&quot; &amp; [Numbers.B487] &amp; &quot;. &quot; &amp; &quot;[url=&quot; &amp; [Numbers.E487] &amp; &quot;]&quot; &amp; [Numbers.D487] &amp; &quot;[/url][/b]&quot; &amp;  &quot; [[b]&quot; &amp; [Numbers.C487] &amp; &quot;[/b]: [sup]&quot; &amp; [Numbers.G48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&quot;[b]&quot; &amp; [Numbers.B488] &amp; &quot;. &quot; &amp; &quot;[url=&quot; &amp; [Numbers.E488] &amp; &quot;]&quot; &amp; [Numbers.D488] &amp; &quot;[/url][/b]&quot; &amp;  &quot; [[b]&quot; &amp; [Numbers.C488] &amp; &quot;[/b]: [sup]&quot; &amp; [Numbers.G48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&quot;[b]&quot; &amp; [Numbers.B489] &amp; &quot;. &quot; &amp; &quot;[url=&quot; &amp; [Numbers.E489] &amp; &quot;]&quot; &amp; [Numbers.D489] &amp; &quot;[/url][/b]&quot; &amp;  &quot; [[b]&quot; &amp; [Numbers.C489] &amp; &quot;[/b]: [sup]&quot; &amp; [Numbers.G48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&quot;[b]&quot; &amp; [Numbers.B490] &amp; &quot;. &quot; &amp; &quot;[url=&quot; &amp; [Numbers.E490] &amp; &quot;]&quot; &amp; [Numbers.D490] &amp; &quot;[/url][/b]&quot; &amp;  &quot; [[b]&quot; &amp; [Numbers.C490] &amp; &quot;[/b]: [sup]&quot; &amp; [Numbers.G49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&quot;[b]&quot; &amp; [Numbers.B491] &amp; &quot;. &quot; &amp; &quot;[url=&quot; &amp; [Numbers.E491] &amp; &quot;]&quot; &amp; [Numbers.D491] &amp; &quot;[/url][/b]&quot; &amp;  &quot; [[b]&quot; &amp; [Numbers.C491] &amp; &quot;[/b]: [sup]&quot; &amp; [Numbers.G49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&quot;[b]&quot; &amp; [Numbers.B492] &amp; &quot;. &quot; &amp; &quot;[url=&quot; &amp; [Numbers.E492] &amp; &quot;]&quot; &amp; [Numbers.D492] &amp; &quot;[/url][/b]&quot; &amp;  &quot; [[b]&quot; &amp; [Numbers.C492] &amp; &quot;[/b]: [sup]&quot; &amp; [Numbers.G49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&quot;[b]&quot; &amp; [Numbers.B493] &amp; &quot;. &quot; &amp; &quot;[url=&quot; &amp; [Numbers.E493] &amp; &quot;]&quot; &amp; [Numbers.D493] &amp; &quot;[/url][/b]&quot; &amp;  &quot; [[b]&quot; &amp; [Numbers.C493] &amp; &quot;[/b]: [sup]&quot; &amp; [Numbers.G49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&quot;[b]&quot; &amp; [Numbers.B494] &amp; &quot;. &quot; &amp; &quot;[url=&quot; &amp; [Numbers.E494] &amp; &quot;]&quot; &amp; [Numbers.D494] &amp; &quot;[/url][/b]&quot; &amp;  &quot; [[b]&quot; &amp; [Numbers.C494] &amp; &quot;[/b]: [sup]&quot; &amp; [Numbers.G49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&quot;[b]&quot; &amp; [Numbers.B495] &amp; &quot;. &quot; &amp; &quot;[url=&quot; &amp; [Numbers.E495] &amp; &quot;]&quot; &amp; [Numbers.D495] &amp; &quot;[/url][/b]&quot; &amp;  &quot; [[b]&quot; &amp; [Numbers.C495] &amp; &quot;[/b]: [sup]&quot; &amp; [Numbers.G49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&quot;[b]&quot; &amp; [Numbers.B496] &amp; &quot;. &quot; &amp; &quot;[url=&quot; &amp; [Numbers.E496] &amp; &quot;]&quot; &amp; [Numbers.D496] &amp; &quot;[/url][/b]&quot; &amp;  &quot; [[b]&quot; &amp; [Numbers.C496] &amp; &quot;[/b]: [sup]&quot; &amp; [Numbers.G49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&quot;[b]&quot; &amp; [Numbers.B497] &amp; &quot;. &quot; &amp; &quot;[url=&quot; &amp; [Numbers.E497] &amp; &quot;]&quot; &amp; [Numbers.D497] &amp; &quot;[/url][/b]&quot; &amp;  &quot; [[b]&quot; &amp; [Numbers.C497] &amp; &quot;[/b]: [sup]&quot; &amp; [Numbers.G49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&quot;[b]&quot; &amp; [Numbers.B498] &amp; &quot;. &quot; &amp; &quot;[url=&quot; &amp; [Numbers.E498] &amp; &quot;]&quot; &amp; [Numbers.D498] &amp; &quot;[/url][/b]&quot; &amp;  &quot; [[b]&quot; &amp; [Numbers.C498] &amp; &quot;[/b]: [sup]&quot; &amp; [Numbers.G49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&quot;[b]&quot; &amp; [Numbers.B499] &amp; &quot;. &quot; &amp; &quot;[url=&quot; &amp; [Numbers.E499] &amp; &quot;]&quot; &amp; [Numbers.D499] &amp; &quot;[/url][/b]&quot; &amp;  &quot; [[b]&quot; &amp; [Numbers.C499] &amp; &quot;[/b]: [sup]&quot; &amp; [Numbers.G49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&quot;[b]&quot; &amp; [Numbers.B500] &amp; &quot;. &quot; &amp; &quot;[url=&quot; &amp; [Numbers.E500] &amp; &quot;]&quot; &amp; [Numbers.D500] &amp; &quot;[/url][/b]&quot; &amp;  &quot; [[b]&quot; &amp; [Numbers.C500] &amp; &quot;[/b]: [sup]&quot; &amp; [Numbers.G50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&quot;[b]&quot; &amp; [Numbers.B501] &amp; &quot;. &quot; &amp; &quot;[url=&quot; &amp; [Numbers.E501] &amp; &quot;]&quot; &amp; [Numbers.D501] &amp; &quot;[/url][/b]&quot; &amp;  &quot; [[b]&quot; &amp; [Numbers.C501] &amp; &quot;[/b]: [sup]&quot; &amp; [Numbers.G50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&quot;[b]&quot; &amp; [Numbers.B502] &amp; &quot;. &quot; &amp; &quot;[url=&quot; &amp; [Numbers.E502] &amp; &quot;]&quot; &amp; [Numbers.D502] &amp; &quot;[/url][/b]&quot; &amp;  &quot; [[b]&quot; &amp; [Numbers.C502] &amp; &quot;[/b]: [sup]&quot; &amp; [Numbers.G50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&quot;[b]&quot; &amp; [Numbers.B503] &amp; &quot;. &quot; &amp; &quot;[url=&quot; &amp; [Numbers.E503] &amp; &quot;]&quot; &amp; [Numbers.D503] &amp; &quot;[/url][/b]&quot; &amp;  &quot; [[b]&quot; &amp; [Numbers.C503] &amp; &quot;[/b]: [sup]&quot; &amp; [Numbers.G50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&quot;[b]&quot; &amp; [Numbers.B504] &amp; &quot;. &quot; &amp; &quot;[url=&quot; &amp; [Numbers.E504] &amp; &quot;]&quot; &amp; [Numbers.D504] &amp; &quot;[/url][/b]&quot; &amp;  &quot; [[b]&quot; &amp; [Numbers.C504] &amp; &quot;[/b]: [sup]&quot; &amp; [Numbers.G50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&quot;[b]&quot; &amp; [Numbers.B505] &amp; &quot;. &quot; &amp; &quot;[url=&quot; &amp; [Numbers.E505] &amp; &quot;]&quot; &amp; [Numbers.D505] &amp; &quot;[/url][/b]&quot; &amp;  &quot; [[b]&quot; &amp; [Numbers.C505] &amp; &quot;[/b]: [sup]&quot; &amp; [Numbers.G50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&quot;[b]&quot; &amp; [Numbers.B506] &amp; &quot;. &quot; &amp; &quot;[url=&quot; &amp; [Numbers.E506] &amp; &quot;]&quot; &amp; [Numbers.D506] &amp; &quot;[/url][/b]&quot; &amp;  &quot; [[b]&quot; &amp; [Numbers.C506] &amp; &quot;[/b]: [sup]&quot; &amp; [Numbers.G50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&quot;[b]&quot; &amp; [Numbers.B507] &amp; &quot;. &quot; &amp; &quot;[url=&quot; &amp; [Numbers.E507] &amp; &quot;]&quot; &amp; [Numbers.D507] &amp; &quot;[/url][/b]&quot; &amp;  &quot; [[b]&quot; &amp; [Numbers.C507] &amp; &quot;[/b]: [sup]&quot; &amp; [Numbers.G50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&quot;[b]&quot; &amp; [Numbers.B508] &amp; &quot;. &quot; &amp; &quot;[url=&quot; &amp; [Numbers.E508] &amp; &quot;]&quot; &amp; [Numbers.D508] &amp; &quot;[/url][/b]&quot; &amp;  &quot; [[b]&quot; &amp; [Numbers.C508] &amp; &quot;[/b]: [sup]&quot; &amp; [Numbers.G50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&quot;[b]&quot; &amp; [Numbers.B509] &amp; &quot;. &quot; &amp; &quot;[url=&quot; &amp; [Numbers.E509] &amp; &quot;]&quot; &amp; [Numbers.D509] &amp; &quot;[/url][/b]&quot; &amp;  &quot; [[b]&quot; &amp; [Numbers.C509] &amp; &quot;[/b]: [sup]&quot; &amp; [Numbers.G50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&quot;[b]&quot; &amp; [Numbers.B510] &amp; &quot;. &quot; &amp; &quot;[url=&quot; &amp; [Numbers.E510] &amp; &quot;]&quot; &amp; [Numbers.D510] &amp; &quot;[/url][/b]&quot; &amp;  &quot; [[b]&quot; &amp; [Numbers.C510] &amp; &quot;[/b]: [sup]&quot; &amp; [Numbers.G51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&quot;[b]&quot; &amp; [Numbers.B511] &amp; &quot;. &quot; &amp; &quot;[url=&quot; &amp; [Numbers.E511] &amp; &quot;]&quot; &amp; [Numbers.D511] &amp; &quot;[/url][/b]&quot; &amp;  &quot; [[b]&quot; &amp; [Numbers.C511] &amp; &quot;[/b]: [sup]&quot; &amp; [Numbers.G51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&quot;[b]&quot; &amp; [Numbers.B512] &amp; &quot;. &quot; &amp; &quot;[url=&quot; &amp; [Numbers.E512] &amp; &quot;]&quot; &amp; [Numbers.D512] &amp; &quot;[/url][/b]&quot; &amp;  &quot; [[b]&quot; &amp; [Numbers.C512] &amp; &quot;[/b]: [sup]&quot; &amp; [Numbers.G51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&quot;[b]&quot; &amp; [Numbers.B513] &amp; &quot;. &quot; &amp; &quot;[url=&quot; &amp; [Numbers.E513] &amp; &quot;]&quot; &amp; [Numbers.D513] &amp; &quot;[/url][/b]&quot; &amp;  &quot; [[b]&quot; &amp; [Numbers.C513] &amp; &quot;[/b]: [sup]&quot; &amp; [Numbers.G51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&quot;[b]&quot; &amp; [Numbers.B514] &amp; &quot;. &quot; &amp; &quot;[url=&quot; &amp; [Numbers.E514] &amp; &quot;]&quot; &amp; [Numbers.D514] &amp; &quot;[/url][/b]&quot; &amp;  &quot; [[b]&quot; &amp; [Numbers.C514] &amp; &quot;[/b]: [sup]&quot; &amp; [Numbers.G51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&quot;[b]&quot; &amp; [Numbers.B515] &amp; &quot;. &quot; &amp; &quot;[url=&quot; &amp; [Numbers.E515] &amp; &quot;]&quot; &amp; [Numbers.D515] &amp; &quot;[/url][/b]&quot; &amp;  &quot; [[b]&quot; &amp; [Numbers.C515] &amp; &quot;[/b]: [sup]&quot; &amp; [Numbers.G51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&quot;[b]&quot; &amp; [Numbers.B516] &amp; &quot;. &quot; &amp; &quot;[url=&quot; &amp; [Numbers.E516] &amp; &quot;]&quot; &amp; [Numbers.D516] &amp; &quot;[/url][/b]&quot; &amp;  &quot; [[b]&quot; &amp; [Numbers.C516] &amp; &quot;[/b]: [sup]&quot; &amp; [Numbers.G51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&quot;[b]&quot; &amp; [Numbers.B517] &amp; &quot;. &quot; &amp; &quot;[url=&quot; &amp; [Numbers.E517] &amp; &quot;]&quot; &amp; [Numbers.D517] &amp; &quot;[/url][/b]&quot; &amp;  &quot; [[b]&quot; &amp; [Numbers.C517] &amp; &quot;[/b]: [sup]&quot; &amp; [Numbers.G51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&quot;[b]&quot; &amp; [Numbers.B518] &amp; &quot;. &quot; &amp; &quot;[url=&quot; &amp; [Numbers.E518] &amp; &quot;]&quot; &amp; [Numbers.D518] &amp; &quot;[/url][/b]&quot; &amp;  &quot; [[b]&quot; &amp; [Numbers.C518] &amp; &quot;[/b]: [sup]&quot; &amp; [Numbers.G51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&quot;[b]&quot; &amp; [Numbers.B519] &amp; &quot;. &quot; &amp; &quot;[url=&quot; &amp; [Numbers.E519] &amp; &quot;]&quot; &amp; [Numbers.D519] &amp; &quot;[/url][/b]&quot; &amp;  &quot; [[b]&quot; &amp; [Numbers.C519] &amp; &quot;[/b]: [sup]&quot; &amp; [Numbers.G51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&quot;[b]&quot; &amp; [Numbers.B520] &amp; &quot;. &quot; &amp; &quot;[url=&quot; &amp; [Numbers.E520] &amp; &quot;]&quot; &amp; [Numbers.D520] &amp; &quot;[/url][/b]&quot; &amp;  &quot; [[b]&quot; &amp; [Numbers.C520] &amp; &quot;[/b]: [sup]&quot; &amp; [Numbers.G52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&quot;[b]&quot; &amp; [Numbers.B521] &amp; &quot;. &quot; &amp; &quot;[url=&quot; &amp; [Numbers.E521] &amp; &quot;]&quot; &amp; [Numbers.D521] &amp; &quot;[/url][/b]&quot; &amp;  &quot; [[b]&quot; &amp; [Numbers.C521] &amp; &quot;[/b]: [sup]&quot; &amp; [Numbers.G52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&quot;[b]&quot; &amp; [Numbers.B522] &amp; &quot;. &quot; &amp; &quot;[url=&quot; &amp; [Numbers.E522] &amp; &quot;]&quot; &amp; [Numbers.D522] &amp; &quot;[/url][/b]&quot; &amp;  &quot; [[b]&quot; &amp; [Numbers.C522] &amp; &quot;[/b]: [sup]&quot; &amp; [Numbers.G52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&quot;[b]&quot; &amp; [Numbers.B523] &amp; &quot;. &quot; &amp; &quot;[url=&quot; &amp; [Numbers.E523] &amp; &quot;]&quot; &amp; [Numbers.D523] &amp; &quot;[/url][/b]&quot; &amp;  &quot; [[b]&quot; &amp; [Numbers.C523] &amp; &quot;[/b]: [sup]&quot; &amp; [Numbers.G52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&quot;[b]&quot; &amp; [Numbers.B524] &amp; &quot;. &quot; &amp; &quot;[url=&quot; &amp; [Numbers.E524] &amp; &quot;]&quot; &amp; [Numbers.D524] &amp; &quot;[/url][/b]&quot; &amp;  &quot; [[b]&quot; &amp; [Numbers.C524] &amp; &quot;[/b]: [sup]&quot; &amp; [Numbers.G52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&quot;[b]&quot; &amp; [Numbers.B525] &amp; &quot;. &quot; &amp; &quot;[url=&quot; &amp; [Numbers.E525] &amp; &quot;]&quot; &amp; [Numbers.D525] &amp; &quot;[/url][/b]&quot; &amp;  &quot; [[b]&quot; &amp; [Numbers.C525] &amp; &quot;[/b]: [sup]&quot; &amp; [Numbers.G52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&quot;[b]&quot; &amp; [Numbers.B526] &amp; &quot;. &quot; &amp; &quot;[url=&quot; &amp; [Numbers.E526] &amp; &quot;]&quot; &amp; [Numbers.D526] &amp; &quot;[/url][/b]&quot; &amp;  &quot; [[b]&quot; &amp; [Numbers.C526] &amp; &quot;[/b]: [sup]&quot; &amp; [Numbers.G52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&quot;[b]&quot; &amp; [Numbers.B527] &amp; &quot;. &quot; &amp; &quot;[url=&quot; &amp; [Numbers.E527] &amp; &quot;]&quot; &amp; [Numbers.D527] &amp; &quot;[/url][/b]&quot; &amp;  &quot; [[b]&quot; &amp; [Numbers.C527] &amp; &quot;[/b]: [sup]&quot; &amp; [Numbers.G52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&quot;[b]&quot; &amp; [Numbers.B528] &amp; &quot;. &quot; &amp; &quot;[url=&quot; &amp; [Numbers.E528] &amp; &quot;]&quot; &amp; [Numbers.D528] &amp; &quot;[/url][/b]&quot; &amp;  &quot; [[b]&quot; &amp; [Numbers.C528] &amp; &quot;[/b]: [sup]&quot; &amp; [Numbers.G52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&quot;[b]&quot; &amp; [Numbers.B529] &amp; &quot;. &quot; &amp; &quot;[url=&quot; &amp; [Numbers.E529] &amp; &quot;]&quot; &amp; [Numbers.D529] &amp; &quot;[/url][/b]&quot; &amp;  &quot; [[b]&quot; &amp; [Numbers.C529] &amp; &quot;[/b]: [sup]&quot; &amp; [Numbers.G52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&quot;[b]&quot; &amp; [Numbers.B530] &amp; &quot;. &quot; &amp; &quot;[url=&quot; &amp; [Numbers.E530] &amp; &quot;]&quot; &amp; [Numbers.D530] &amp; &quot;[/url][/b]&quot; &amp;  &quot; [[b]&quot; &amp; [Numbers.C530] &amp; &quot;[/b]: [sup]&quot; &amp; [Numbers.G53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&quot;[b]&quot; &amp; [Numbers.B531] &amp; &quot;. &quot; &amp; &quot;[url=&quot; &amp; [Numbers.E531] &amp; &quot;]&quot; &amp; [Numbers.D531] &amp; &quot;[/url][/b]&quot; &amp;  &quot; [[b]&quot; &amp; [Numbers.C531] &amp; &quot;[/b]: [sup]&quot; &amp; [Numbers.G53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&quot;[b]&quot; &amp; [Numbers.B532] &amp; &quot;. &quot; &amp; &quot;[url=&quot; &amp; [Numbers.E532] &amp; &quot;]&quot; &amp; [Numbers.D532] &amp; &quot;[/url][/b]&quot; &amp;  &quot; [[b]&quot; &amp; [Numbers.C532] &amp; &quot;[/b]: [sup]&quot; &amp; [Numbers.G53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&quot;[b]&quot; &amp; [Numbers.B533] &amp; &quot;. &quot; &amp; &quot;[url=&quot; &amp; [Numbers.E533] &amp; &quot;]&quot; &amp; [Numbers.D533] &amp; &quot;[/url][/b]&quot; &amp;  &quot; [[b]&quot; &amp; [Numbers.C533] &amp; &quot;[/b]: [sup]&quot; &amp; [Numbers.G53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&quot;[b]&quot; &amp; [Numbers.B534] &amp; &quot;. &quot; &amp; &quot;[url=&quot; &amp; [Numbers.E534] &amp; &quot;]&quot; &amp; [Numbers.D534] &amp; &quot;[/url][/b]&quot; &amp;  &quot; [[b]&quot; &amp; [Numbers.C534] &amp; &quot;[/b]: [sup]&quot; &amp; [Numbers.G53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&quot;[b]&quot; &amp; [Numbers.B535] &amp; &quot;. &quot; &amp; &quot;[url=&quot; &amp; [Numbers.E535] &amp; &quot;]&quot; &amp; [Numbers.D535] &amp; &quot;[/url][/b]&quot; &amp;  &quot; [[b]&quot; &amp; [Numbers.C535] &amp; &quot;[/b]: [sup]&quot; &amp; [Numbers.G53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&quot;[b]&quot; &amp; [Numbers.B536] &amp; &quot;. &quot; &amp; &quot;[url=&quot; &amp; [Numbers.E536] &amp; &quot;]&quot; &amp; [Numbers.D536] &amp; &quot;[/url][/b]&quot; &amp;  &quot; [[b]&quot; &amp; [Numbers.C536] &amp; &quot;[/b]: [sup]&quot; &amp; [Numbers.G53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&quot;[b]&quot; &amp; [Numbers.B537] &amp; &quot;. &quot; &amp; &quot;[url=&quot; &amp; [Numbers.E537] &amp; &quot;]&quot; &amp; [Numbers.D537] &amp; &quot;[/url][/b]&quot; &amp;  &quot; [[b]&quot; &amp; [Numbers.C537] &amp; &quot;[/b]: [sup]&quot; &amp; [Numbers.G53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&quot;[b]&quot; &amp; [Numbers.B538] &amp; &quot;. &quot; &amp; &quot;[url=&quot; &amp; [Numbers.E538] &amp; &quot;]&quot; &amp; [Numbers.D538] &amp; &quot;[/url][/b]&quot; &amp;  &quot; [[b]&quot; &amp; [Numbers.C538] &amp; &quot;[/b]: [sup]&quot; &amp; [Numbers.G53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&quot;[b]&quot; &amp; [Numbers.B539] &amp; &quot;. &quot; &amp; &quot;[url=&quot; &amp; [Numbers.E539] &amp; &quot;]&quot; &amp; [Numbers.D539] &amp; &quot;[/url][/b]&quot; &amp;  &quot; [[b]&quot; &amp; [Numbers.C539] &amp; &quot;[/b]: [sup]&quot; &amp; [Numbers.G53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&quot;[b]&quot; &amp; [Numbers.B540] &amp; &quot;. &quot; &amp; &quot;[url=&quot; &amp; [Numbers.E540] &amp; &quot;]&quot; &amp; [Numbers.D540] &amp; &quot;[/url][/b]&quot; &amp;  &quot; [[b]&quot; &amp; [Numbers.C540] &amp; &quot;[/b]: [sup]&quot; &amp; [Numbers.G54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&quot;[b]&quot; &amp; [Numbers.B541] &amp; &quot;. &quot; &amp; &quot;[url=&quot; &amp; [Numbers.E541] &amp; &quot;]&quot; &amp; [Numbers.D541] &amp; &quot;[/url][/b]&quot; &amp;  &quot; [[b]&quot; &amp; [Numbers.C541] &amp; &quot;[/b]: [sup]&quot; &amp; [Numbers.G54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&quot;[b]&quot; &amp; [Numbers.B542] &amp; &quot;. &quot; &amp; &quot;[url=&quot; &amp; [Numbers.E542] &amp; &quot;]&quot; &amp; [Numbers.D542] &amp; &quot;[/url][/b]&quot; &amp;  &quot; [[b]&quot; &amp; [Numbers.C542] &amp; &quot;[/b]: [sup]&quot; &amp; [Numbers.G54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&quot;[b]&quot; &amp; [Numbers.B543] &amp; &quot;. &quot; &amp; &quot;[url=&quot; &amp; [Numbers.E543] &amp; &quot;]&quot; &amp; [Numbers.D543] &amp; &quot;[/url][/b]&quot; &amp;  &quot; [[b]&quot; &amp; [Numbers.C543] &amp; &quot;[/b]: [sup]&quot; &amp; [Numbers.G54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&quot;[b]&quot; &amp; [Numbers.B544] &amp; &quot;. &quot; &amp; &quot;[url=&quot; &amp; [Numbers.E544] &amp; &quot;]&quot; &amp; [Numbers.D544] &amp; &quot;[/url][/b]&quot; &amp;  &quot; [[b]&quot; &amp; [Numbers.C544] &amp; &quot;[/b]: [sup]&quot; &amp; [Numbers.G54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&quot;[b]&quot; &amp; [Numbers.B545] &amp; &quot;. &quot; &amp; &quot;[url=&quot; &amp; [Numbers.E545] &amp; &quot;]&quot; &amp; [Numbers.D545] &amp; &quot;[/url][/b]&quot; &amp;  &quot; [[b]&quot; &amp; [Numbers.C545] &amp; &quot;[/b]: [sup]&quot; &amp; [Numbers.G54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&quot;[b]&quot; &amp; [Numbers.B546] &amp; &quot;. &quot; &amp; &quot;[url=&quot; &amp; [Numbers.E546] &amp; &quot;]&quot; &amp; [Numbers.D546] &amp; &quot;[/url][/b]&quot; &amp;  &quot; [[b]&quot; &amp; [Numbers.C546] &amp; &quot;[/b]: [sup]&quot; &amp; [Numbers.G54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&quot;[b]&quot; &amp; [Numbers.B547] &amp; &quot;. &quot; &amp; &quot;[url=&quot; &amp; [Numbers.E547] &amp; &quot;]&quot; &amp; [Numbers.D547] &amp; &quot;[/url][/b]&quot; &amp;  &quot; [[b]&quot; &amp; [Numbers.C547] &amp; &quot;[/b]: [sup]&quot; &amp; [Numbers.G54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&quot;[b]&quot; &amp; [Numbers.B548] &amp; &quot;. &quot; &amp; &quot;[url=&quot; &amp; [Numbers.E548] &amp; &quot;]&quot; &amp; [Numbers.D548] &amp; &quot;[/url][/b]&quot; &amp;  &quot; [[b]&quot; &amp; [Numbers.C548] &amp; &quot;[/b]: [sup]&quot; &amp; [Numbers.G54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&quot;[b]&quot; &amp; [Numbers.B549] &amp; &quot;. &quot; &amp; &quot;[url=&quot; &amp; [Numbers.E549] &amp; &quot;]&quot; &amp; [Numbers.D549] &amp; &quot;[/url][/b]&quot; &amp;  &quot; [[b]&quot; &amp; [Numbers.C549] &amp; &quot;[/b]: [sup]&quot; &amp; [Numbers.G54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&quot;[b]&quot; &amp; [Numbers.B550] &amp; &quot;. &quot; &amp; &quot;[url=&quot; &amp; [Numbers.E550] &amp; &quot;]&quot; &amp; [Numbers.D550] &amp; &quot;[/url][/b]&quot; &amp;  &quot; [[b]&quot; &amp; [Numbers.C550] &amp; &quot;[/b]: [sup]&quot; &amp; [Numbers.G55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&quot;[b]&quot; &amp; [Numbers.B551] &amp; &quot;. &quot; &amp; &quot;[url=&quot; &amp; [Numbers.E551] &amp; &quot;]&quot; &amp; [Numbers.D551] &amp; &quot;[/url][/b]&quot; &amp;  &quot; [[b]&quot; &amp; [Numbers.C551] &amp; &quot;[/b]: [sup]&quot; &amp; [Numbers.G55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&quot;[b]&quot; &amp; [Numbers.B552] &amp; &quot;. &quot; &amp; &quot;[url=&quot; &amp; [Numbers.E552] &amp; &quot;]&quot; &amp; [Numbers.D552] &amp; &quot;[/url][/b]&quot; &amp;  &quot; [[b]&quot; &amp; [Numbers.C552] &amp; &quot;[/b]: [sup]&quot; &amp; [Numbers.G55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&quot;[b]&quot; &amp; [Numbers.B553] &amp; &quot;. &quot; &amp; &quot;[url=&quot; &amp; [Numbers.E553] &amp; &quot;]&quot; &amp; [Numbers.D553] &amp; &quot;[/url][/b]&quot; &amp;  &quot; [[b]&quot; &amp; [Numbers.C553] &amp; &quot;[/b]: [sup]&quot; &amp; [Numbers.G55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&quot;[b]&quot; &amp; [Numbers.B554] &amp; &quot;. &quot; &amp; &quot;[url=&quot; &amp; [Numbers.E554] &amp; &quot;]&quot; &amp; [Numbers.D554] &amp; &quot;[/url][/b]&quot; &amp;  &quot; [[b]&quot; &amp; [Numbers.C554] &amp; &quot;[/b]: [sup]&quot; &amp; [Numbers.G55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&quot;[b]&quot; &amp; [Numbers.B555] &amp; &quot;. &quot; &amp; &quot;[url=&quot; &amp; [Numbers.E555] &amp; &quot;]&quot; &amp; [Numbers.D555] &amp; &quot;[/url][/b]&quot; &amp;  &quot; [[b]&quot; &amp; [Numbers.C555] &amp; &quot;[/b]: [sup]&quot; &amp; [Numbers.G55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&quot;[b]&quot; &amp; [Numbers.B556] &amp; &quot;. &quot; &amp; &quot;[url=&quot; &amp; [Numbers.E556] &amp; &quot;]&quot; &amp; [Numbers.D556] &amp; &quot;[/url][/b]&quot; &amp;  &quot; [[b]&quot; &amp; [Numbers.C556] &amp; &quot;[/b]: [sup]&quot; &amp; [Numbers.G55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&quot;[b]&quot; &amp; [Numbers.B557] &amp; &quot;. &quot; &amp; &quot;[url=&quot; &amp; [Numbers.E557] &amp; &quot;]&quot; &amp; [Numbers.D557] &amp; &quot;[/url][/b]&quot; &amp;  &quot; [[b]&quot; &amp; [Numbers.C557] &amp; &quot;[/b]: [sup]&quot; &amp; [Numbers.G55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&quot;[b]&quot; &amp; [Numbers.B558] &amp; &quot;. &quot; &amp; &quot;[url=&quot; &amp; [Numbers.E558] &amp; &quot;]&quot; &amp; [Numbers.D558] &amp; &quot;[/url][/b]&quot; &amp;  &quot; [[b]&quot; &amp; [Numbers.C558] &amp; &quot;[/b]: [sup]&quot; &amp; [Numbers.G55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&quot;[b]&quot; &amp; [Numbers.B559] &amp; &quot;. &quot; &amp; &quot;[url=&quot; &amp; [Numbers.E559] &amp; &quot;]&quot; &amp; [Numbers.D559] &amp; &quot;[/url][/b]&quot; &amp;  &quot; [[b]&quot; &amp; [Numbers.C559] &amp; &quot;[/b]: [sup]&quot; &amp; [Numbers.G55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&quot;[b]&quot; &amp; [Numbers.B560] &amp; &quot;. &quot; &amp; &quot;[url=&quot; &amp; [Numbers.E560] &amp; &quot;]&quot; &amp; [Numbers.D560] &amp; &quot;[/url][/b]&quot; &amp;  &quot; [[b]&quot; &amp; [Numbers.C560] &amp; &quot;[/b]: [sup]&quot; &amp; [Numbers.G56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&quot;[b]&quot; &amp; [Numbers.B561] &amp; &quot;. &quot; &amp; &quot;[url=&quot; &amp; [Numbers.E561] &amp; &quot;]&quot; &amp; [Numbers.D561] &amp; &quot;[/url][/b]&quot; &amp;  &quot; [[b]&quot; &amp; [Numbers.C561] &amp; &quot;[/b]: [sup]&quot; &amp; [Numbers.G56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&quot;[b]&quot; &amp; [Numbers.B562] &amp; &quot;. &quot; &amp; &quot;[url=&quot; &amp; [Numbers.E562] &amp; &quot;]&quot; &amp; [Numbers.D562] &amp; &quot;[/url][/b]&quot; &amp;  &quot; [[b]&quot; &amp; [Numbers.C562] &amp; &quot;[/b]: [sup]&quot; &amp; [Numbers.G56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&quot;[b]&quot; &amp; [Numbers.B563] &amp; &quot;. &quot; &amp; &quot;[url=&quot; &amp; [Numbers.E563] &amp; &quot;]&quot; &amp; [Numbers.D563] &amp; &quot;[/url][/b]&quot; &amp;  &quot; [[b]&quot; &amp; [Numbers.C563] &amp; &quot;[/b]: [sup]&quot; &amp; [Numbers.G56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&quot;[b]&quot; &amp; [Numbers.B564] &amp; &quot;. &quot; &amp; &quot;[url=&quot; &amp; [Numbers.E564] &amp; &quot;]&quot; &amp; [Numbers.D564] &amp; &quot;[/url][/b]&quot; &amp;  &quot; [[b]&quot; &amp; [Numbers.C564] &amp; &quot;[/b]: [sup]&quot; &amp; [Numbers.G56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&quot;[b]&quot; &amp; [Numbers.B565] &amp; &quot;. &quot; &amp; &quot;[url=&quot; &amp; [Numbers.E565] &amp; &quot;]&quot; &amp; [Numbers.D565] &amp; &quot;[/url][/b]&quot; &amp;  &quot; [[b]&quot; &amp; [Numbers.C565] &amp; &quot;[/b]: [sup]&quot; &amp; [Numbers.G56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&quot;[b]&quot; &amp; [Numbers.B566] &amp; &quot;. &quot; &amp; &quot;[url=&quot; &amp; [Numbers.E566] &amp; &quot;]&quot; &amp; [Numbers.D566] &amp; &quot;[/url][/b]&quot; &amp;  &quot; [[b]&quot; &amp; [Numbers.C566] &amp; &quot;[/b]: [sup]&quot; &amp; [Numbers.G56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&quot;[b]&quot; &amp; [Numbers.B567] &amp; &quot;. &quot; &amp; &quot;[url=&quot; &amp; [Numbers.E567] &amp; &quot;]&quot; &amp; [Numbers.D567] &amp; &quot;[/url][/b]&quot; &amp;  &quot; [[b]&quot; &amp; [Numbers.C567] &amp; &quot;[/b]: [sup]&quot; &amp; [Numbers.G56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&quot;[b]&quot; &amp; [Numbers.B568] &amp; &quot;. &quot; &amp; &quot;[url=&quot; &amp; [Numbers.E568] &amp; &quot;]&quot; &amp; [Numbers.D568] &amp; &quot;[/url][/b]&quot; &amp;  &quot; [[b]&quot; &amp; [Numbers.C568] &amp; &quot;[/b]: [sup]&quot; &amp; [Numbers.G56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&quot;[b]&quot; &amp; [Numbers.B569] &amp; &quot;. &quot; &amp; &quot;[url=&quot; &amp; [Numbers.E569] &amp; &quot;]&quot; &amp; [Numbers.D569] &amp; &quot;[/url][/b]&quot; &amp;  &quot; [[b]&quot; &amp; [Numbers.C569] &amp; &quot;[/b]: [sup]&quot; &amp; [Numbers.G56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&quot;[b]&quot; &amp; [Numbers.B570] &amp; &quot;. &quot; &amp; &quot;[url=&quot; &amp; [Numbers.E570] &amp; &quot;]&quot; &amp; [Numbers.D570] &amp; &quot;[/url][/b]&quot; &amp;  &quot; [[b]&quot; &amp; [Numbers.C570] &amp; &quot;[/b]: [sup]&quot; &amp; [Numbers.G57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&quot;[b]&quot; &amp; [Numbers.B571] &amp; &quot;. &quot; &amp; &quot;[url=&quot; &amp; [Numbers.E571] &amp; &quot;]&quot; &amp; [Numbers.D571] &amp; &quot;[/url][/b]&quot; &amp;  &quot; [[b]&quot; &amp; [Numbers.C571] &amp; &quot;[/b]: [sup]&quot; &amp; [Numbers.G57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&quot;[b]&quot; &amp; [Numbers.B572] &amp; &quot;. &quot; &amp; &quot;[url=&quot; &amp; [Numbers.E572] &amp; &quot;]&quot; &amp; [Numbers.D572] &amp; &quot;[/url][/b]&quot; &amp;  &quot; [[b]&quot; &amp; [Numbers.C572] &amp; &quot;[/b]: [sup]&quot; &amp; [Numbers.G57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&quot;[b]&quot; &amp; [Numbers.B573] &amp; &quot;. &quot; &amp; &quot;[url=&quot; &amp; [Numbers.E573] &amp; &quot;]&quot; &amp; [Numbers.D573] &amp; &quot;[/url][/b]&quot; &amp;  &quot; [[b]&quot; &amp; [Numbers.C573] &amp; &quot;[/b]: [sup]&quot; &amp; [Numbers.G57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&quot;[b]&quot; &amp; [Numbers.B574] &amp; &quot;. &quot; &amp; &quot;[url=&quot; &amp; [Numbers.E574] &amp; &quot;]&quot; &amp; [Numbers.D574] &amp; &quot;[/url][/b]&quot; &amp;  &quot; [[b]&quot; &amp; [Numbers.C574] &amp; &quot;[/b]: [sup]&quot; &amp; [Numbers.G57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&quot;[b]&quot; &amp; [Numbers.B575] &amp; &quot;. &quot; &amp; &quot;[url=&quot; &amp; [Numbers.E575] &amp; &quot;]&quot; &amp; [Numbers.D575] &amp; &quot;[/url][/b]&quot; &amp;  &quot; [[b]&quot; &amp; [Numbers.C575] &amp; &quot;[/b]: [sup]&quot; &amp; [Numbers.G57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&quot;[b]&quot; &amp; [Numbers.B576] &amp; &quot;. &quot; &amp; &quot;[url=&quot; &amp; [Numbers.E576] &amp; &quot;]&quot; &amp; [Numbers.D576] &amp; &quot;[/url][/b]&quot; &amp;  &quot; [[b]&quot; &amp; [Numbers.C576] &amp; &quot;[/b]: [sup]&quot; &amp; [Numbers.G57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&quot;[b]&quot; &amp; [Numbers.B577] &amp; &quot;. &quot; &amp; &quot;[url=&quot; &amp; [Numbers.E577] &amp; &quot;]&quot; &amp; [Numbers.D577] &amp; &quot;[/url][/b]&quot; &amp;  &quot; [[b]&quot; &amp; [Numbers.C577] &amp; &quot;[/b]: [sup]&quot; &amp; [Numbers.G57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&quot;[b]&quot; &amp; [Numbers.B578] &amp; &quot;. &quot; &amp; &quot;[url=&quot; &amp; [Numbers.E578] &amp; &quot;]&quot; &amp; [Numbers.D578] &amp; &quot;[/url][/b]&quot; &amp;  &quot; [[b]&quot; &amp; [Numbers.C578] &amp; &quot;[/b]: [sup]&quot; &amp; [Numbers.G57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&quot;[b]&quot; &amp; [Numbers.B579] &amp; &quot;. &quot; &amp; &quot;[url=&quot; &amp; [Numbers.E579] &amp; &quot;]&quot; &amp; [Numbers.D579] &amp; &quot;[/url][/b]&quot; &amp;  &quot; [[b]&quot; &amp; [Numbers.C579] &amp; &quot;[/b]: [sup]&quot; &amp; [Numbers.G57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&quot;[b]&quot; &amp; [Numbers.B580] &amp; &quot;. &quot; &amp; &quot;[url=&quot; &amp; [Numbers.E580] &amp; &quot;]&quot; &amp; [Numbers.D580] &amp; &quot;[/url][/b]&quot; &amp;  &quot; [[b]&quot; &amp; [Numbers.C580] &amp; &quot;[/b]: [sup]&quot; &amp; [Numbers.G58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&quot;[b]&quot; &amp; [Numbers.B581] &amp; &quot;. &quot; &amp; &quot;[url=&quot; &amp; [Numbers.E581] &amp; &quot;]&quot; &amp; [Numbers.D581] &amp; &quot;[/url][/b]&quot; &amp;  &quot; [[b]&quot; &amp; [Numbers.C581] &amp; &quot;[/b]: [sup]&quot; &amp; [Numbers.G58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&quot;[b]&quot; &amp; [Numbers.B582] &amp; &quot;. &quot; &amp; &quot;[url=&quot; &amp; [Numbers.E582] &amp; &quot;]&quot; &amp; [Numbers.D582] &amp; &quot;[/url][/b]&quot; &amp;  &quot; [[b]&quot; &amp; [Numbers.C582] &amp; &quot;[/b]: [sup]&quot; &amp; [Numbers.G58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&quot;[b]&quot; &amp; [Numbers.B583] &amp; &quot;. &quot; &amp; &quot;[url=&quot; &amp; [Numbers.E583] &amp; &quot;]&quot; &amp; [Numbers.D583] &amp; &quot;[/url][/b]&quot; &amp;  &quot; [[b]&quot; &amp; [Numbers.C583] &amp; &quot;[/b]: [sup]&quot; &amp; [Numbers.G58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&quot;[b]&quot; &amp; [Numbers.B584] &amp; &quot;. &quot; &amp; &quot;[url=&quot; &amp; [Numbers.E584] &amp; &quot;]&quot; &amp; [Numbers.D584] &amp; &quot;[/url][/b]&quot; &amp;  &quot; [[b]&quot; &amp; [Numbers.C584] &amp; &quot;[/b]: [sup]&quot; &amp; [Numbers.G58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&quot;[b]&quot; &amp; [Numbers.B585] &amp; &quot;. &quot; &amp; &quot;[url=&quot; &amp; [Numbers.E585] &amp; &quot;]&quot; &amp; [Numbers.D585] &amp; &quot;[/url][/b]&quot; &amp;  &quot; [[b]&quot; &amp; [Numbers.C585] &amp; &quot;[/b]: [sup]&quot; &amp; [Numbers.G58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&quot;[b]&quot; &amp; [Numbers.B586] &amp; &quot;. &quot; &amp; &quot;[url=&quot; &amp; [Numbers.E586] &amp; &quot;]&quot; &amp; [Numbers.D586] &amp; &quot;[/url][/b]&quot; &amp;  &quot; [[b]&quot; &amp; [Numbers.C586] &amp; &quot;[/b]: [sup]&quot; &amp; [Numbers.G58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&quot;[b]&quot; &amp; [Numbers.B587] &amp; &quot;. &quot; &amp; &quot;[url=&quot; &amp; [Numbers.E587] &amp; &quot;]&quot; &amp; [Numbers.D587] &amp; &quot;[/url][/b]&quot; &amp;  &quot; [[b]&quot; &amp; [Numbers.C587] &amp; &quot;[/b]: [sup]&quot; &amp; [Numbers.G58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&quot;[b]&quot; &amp; [Numbers.B588] &amp; &quot;. &quot; &amp; &quot;[url=&quot; &amp; [Numbers.E588] &amp; &quot;]&quot; &amp; [Numbers.D588] &amp; &quot;[/url][/b]&quot; &amp;  &quot; [[b]&quot; &amp; [Numbers.C588] &amp; &quot;[/b]: [sup]&quot; &amp; [Numbers.G58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&quot;[b]&quot; &amp; [Numbers.B589] &amp; &quot;. &quot; &amp; &quot;[url=&quot; &amp; [Numbers.E589] &amp; &quot;]&quot; &amp; [Numbers.D589] &amp; &quot;[/url][/b]&quot; &amp;  &quot; [[b]&quot; &amp; [Numbers.C589] &amp; &quot;[/b]: [sup]&quot; &amp; [Numbers.G58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&quot;[b]&quot; &amp; [Numbers.B590] &amp; &quot;. &quot; &amp; &quot;[url=&quot; &amp; [Numbers.E590] &amp; &quot;]&quot; &amp; [Numbers.D590] &amp; &quot;[/url][/b]&quot; &amp;  &quot; [[b]&quot; &amp; [Numbers.C590] &amp; &quot;[/b]: [sup]&quot; &amp; [Numbers.G59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&quot;[b]&quot; &amp; [Numbers.B591] &amp; &quot;. &quot; &amp; &quot;[url=&quot; &amp; [Numbers.E591] &amp; &quot;]&quot; &amp; [Numbers.D591] &amp; &quot;[/url][/b]&quot; &amp;  &quot; [[b]&quot; &amp; [Numbers.C591] &amp; &quot;[/b]: [sup]&quot; &amp; [Numbers.G59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&quot;[b]&quot; &amp; [Numbers.B592] &amp; &quot;. &quot; &amp; &quot;[url=&quot; &amp; [Numbers.E592] &amp; &quot;]&quot; &amp; [Numbers.D592] &amp; &quot;[/url][/b]&quot; &amp;  &quot; [[b]&quot; &amp; [Numbers.C592] &amp; &quot;[/b]: [sup]&quot; &amp; [Numbers.G59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&quot;[b]&quot; &amp; [Numbers.B593] &amp; &quot;. &quot; &amp; &quot;[url=&quot; &amp; [Numbers.E593] &amp; &quot;]&quot; &amp; [Numbers.D593] &amp; &quot;[/url][/b]&quot; &amp;  &quot; [[b]&quot; &amp; [Numbers.C593] &amp; &quot;[/b]: [sup]&quot; &amp; [Numbers.G59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&quot;[b]&quot; &amp; [Numbers.B594] &amp; &quot;. &quot; &amp; &quot;[url=&quot; &amp; [Numbers.E594] &amp; &quot;]&quot; &amp; [Numbers.D594] &amp; &quot;[/url][/b]&quot; &amp;  &quot; [[b]&quot; &amp; [Numbers.C594] &amp; &quot;[/b]: [sup]&quot; &amp; [Numbers.G59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&quot;[b]&quot; &amp; [Numbers.B595] &amp; &quot;. &quot; &amp; &quot;[url=&quot; &amp; [Numbers.E595] &amp; &quot;]&quot; &amp; [Numbers.D595] &amp; &quot;[/url][/b]&quot; &amp;  &quot; [[b]&quot; &amp; [Numbers.C595] &amp; &quot;[/b]: [sup]&quot; &amp; [Numbers.G59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&quot;[b]&quot; &amp; [Numbers.B596] &amp; &quot;. &quot; &amp; &quot;[url=&quot; &amp; [Numbers.E596] &amp; &quot;]&quot; &amp; [Numbers.D596] &amp; &quot;[/url][/b]&quot; &amp;  &quot; [[b]&quot; &amp; [Numbers.C596] &amp; &quot;[/b]: [sup]&quot; &amp; [Numbers.G59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&quot;[b]&quot; &amp; [Numbers.B597] &amp; &quot;. &quot; &amp; &quot;[url=&quot; &amp; [Numbers.E597] &amp; &quot;]&quot; &amp; [Numbers.D597] &amp; &quot;[/url][/b]&quot; &amp;  &quot; [[b]&quot; &amp; [Numbers.C597] &amp; &quot;[/b]: [sup]&quot; &amp; [Numbers.G59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&quot;[b]&quot; &amp; [Numbers.B598] &amp; &quot;. &quot; &amp; &quot;[url=&quot; &amp; [Numbers.E598] &amp; &quot;]&quot; &amp; [Numbers.D598] &amp; &quot;[/url][/b]&quot; &amp;  &quot; [[b]&quot; &amp; [Numbers.C598] &amp; &quot;[/b]: [sup]&quot; &amp; [Numbers.G59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&quot;[b]&quot; &amp; [Numbers.B599] &amp; &quot;. &quot; &amp; &quot;[url=&quot; &amp; [Numbers.E599] &amp; &quot;]&quot; &amp; [Numbers.D599] &amp; &quot;[/url][/b]&quot; &amp;  &quot; [[b]&quot; &amp; [Numbers.C599] &amp; &quot;[/b]: [sup]&quot; &amp; [Numbers.G59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&quot;[b]&quot; &amp; [Numbers.B600] &amp; &quot;. &quot; &amp; &quot;[url=&quot; &amp; [Numbers.E600] &amp; &quot;]&quot; &amp; [Numbers.D600] &amp; &quot;[/url][/b]&quot; &amp;  &quot; [[b]&quot; &amp; [Numbers.C600] &amp; &quot;[/b]: [sup]&quot; &amp; [Numbers.G60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&quot;[b]&quot; &amp; [Numbers.B601] &amp; &quot;. &quot; &amp; &quot;[url=&quot; &amp; [Numbers.E601] &amp; &quot;]&quot; &amp; [Numbers.D601] &amp; &quot;[/url][/b]&quot; &amp;  &quot; [[b]&quot; &amp; [Numbers.C601] &amp; &quot;[/b]: [sup]&quot; &amp; [Numbers.G60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&quot;[b]&quot; &amp; [Numbers.B602] &amp; &quot;. &quot; &amp; &quot;[url=&quot; &amp; [Numbers.E602] &amp; &quot;]&quot; &amp; [Numbers.D602] &amp; &quot;[/url][/b]&quot; &amp;  &quot; [[b]&quot; &amp; [Numbers.C602] &amp; &quot;[/b]: [sup]&quot; &amp; [Numbers.G60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&quot;[b]&quot; &amp; [Numbers.B603] &amp; &quot;. &quot; &amp; &quot;[url=&quot; &amp; [Numbers.E603] &amp; &quot;]&quot; &amp; [Numbers.D603] &amp; &quot;[/url][/b]&quot; &amp;  &quot; [[b]&quot; &amp; [Numbers.C603] &amp; &quot;[/b]: [sup]&quot; &amp; [Numbers.G60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&quot;[b]&quot; &amp; [Numbers.B604] &amp; &quot;. &quot; &amp; &quot;[url=&quot; &amp; [Numbers.E604] &amp; &quot;]&quot; &amp; [Numbers.D604] &amp; &quot;[/url][/b]&quot; &amp;  &quot; [[b]&quot; &amp; [Numbers.C604] &amp; &quot;[/b]: [sup]&quot; &amp; [Numbers.G60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&quot;[b]&quot; &amp; [Numbers.B605] &amp; &quot;. &quot; &amp; &quot;[url=&quot; &amp; [Numbers.E605] &amp; &quot;]&quot; &amp; [Numbers.D605] &amp; &quot;[/url][/b]&quot; &amp;  &quot; [[b]&quot; &amp; [Numbers.C605] &amp; &quot;[/b]: [sup]&quot; &amp; [Numbers.G60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&quot;[b]&quot; &amp; [Numbers.B606] &amp; &quot;. &quot; &amp; &quot;[url=&quot; &amp; [Numbers.E606] &amp; &quot;]&quot; &amp; [Numbers.D606] &amp; &quot;[/url][/b]&quot; &amp;  &quot; [[b]&quot; &amp; [Numbers.C606] &amp; &quot;[/b]: [sup]&quot; &amp; [Numbers.G60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&quot;[b]&quot; &amp; [Numbers.B607] &amp; &quot;. &quot; &amp; &quot;[url=&quot; &amp; [Numbers.E607] &amp; &quot;]&quot; &amp; [Numbers.D607] &amp; &quot;[/url][/b]&quot; &amp;  &quot; [[b]&quot; &amp; [Numbers.C607] &amp; &quot;[/b]: [sup]&quot; &amp; [Numbers.G60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&quot;[b]&quot; &amp; [Numbers.B608] &amp; &quot;. &quot; &amp; &quot;[url=&quot; &amp; [Numbers.E608] &amp; &quot;]&quot; &amp; [Numbers.D608] &amp; &quot;[/url][/b]&quot; &amp;  &quot; [[b]&quot; &amp; [Numbers.C608] &amp; &quot;[/b]: [sup]&quot; &amp; [Numbers.G60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&quot;[b]&quot; &amp; [Numbers.B609] &amp; &quot;. &quot; &amp; &quot;[url=&quot; &amp; [Numbers.E609] &amp; &quot;]&quot; &amp; [Numbers.D609] &amp; &quot;[/url][/b]&quot; &amp;  &quot; [[b]&quot; &amp; [Numbers.C609] &amp; &quot;[/b]: [sup]&quot; &amp; [Numbers.G60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&quot;[b]&quot; &amp; [Numbers.B610] &amp; &quot;. &quot; &amp; &quot;[url=&quot; &amp; [Numbers.E610] &amp; &quot;]&quot; &amp; [Numbers.D610] &amp; &quot;[/url][/b]&quot; &amp;  &quot; [[b]&quot; &amp; [Numbers.C610] &amp; &quot;[/b]: [sup]&quot; &amp; [Numbers.G61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&quot;[b]&quot; &amp; [Numbers.B611] &amp; &quot;. &quot; &amp; &quot;[url=&quot; &amp; [Numbers.E611] &amp; &quot;]&quot; &amp; [Numbers.D611] &amp; &quot;[/url][/b]&quot; &amp;  &quot; [[b]&quot; &amp; [Numbers.C611] &amp; &quot;[/b]: [sup]&quot; &amp; [Numbers.G61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&quot;[b]&quot; &amp; [Numbers.B612] &amp; &quot;. &quot; &amp; &quot;[url=&quot; &amp; [Numbers.E612] &amp; &quot;]&quot; &amp; [Numbers.D612] &amp; &quot;[/url][/b]&quot; &amp;  &quot; [[b]&quot; &amp; [Numbers.C612] &amp; &quot;[/b]: [sup]&quot; &amp; [Numbers.G61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&quot;[b]&quot; &amp; [Numbers.B613] &amp; &quot;. &quot; &amp; &quot;[url=&quot; &amp; [Numbers.E613] &amp; &quot;]&quot; &amp; [Numbers.D613] &amp; &quot;[/url][/b]&quot; &amp;  &quot; [[b]&quot; &amp; [Numbers.C613] &amp; &quot;[/b]: [sup]&quot; &amp; [Numbers.G61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&quot;[b]&quot; &amp; [Numbers.B614] &amp; &quot;. &quot; &amp; &quot;[url=&quot; &amp; [Numbers.E614] &amp; &quot;]&quot; &amp; [Numbers.D614] &amp; &quot;[/url][/b]&quot; &amp;  &quot; [[b]&quot; &amp; [Numbers.C614] &amp; &quot;[/b]: [sup]&quot; &amp; [Numbers.G61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&quot;[b]&quot; &amp; [Numbers.B615] &amp; &quot;. &quot; &amp; &quot;[url=&quot; &amp; [Numbers.E615] &amp; &quot;]&quot; &amp; [Numbers.D615] &amp; &quot;[/url][/b]&quot; &amp;  &quot; [[b]&quot; &amp; [Numbers.C615] &amp; &quot;[/b]: [sup]&quot; &amp; [Numbers.G61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&quot;[b]&quot; &amp; [Numbers.B616] &amp; &quot;. &quot; &amp; &quot;[url=&quot; &amp; [Numbers.E616] &amp; &quot;]&quot; &amp; [Numbers.D616] &amp; &quot;[/url][/b]&quot; &amp;  &quot; [[b]&quot; &amp; [Numbers.C616] &amp; &quot;[/b]: [sup]&quot; &amp; [Numbers.G61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&quot;[b]&quot; &amp; [Numbers.B617] &amp; &quot;. &quot; &amp; &quot;[url=&quot; &amp; [Numbers.E617] &amp; &quot;]&quot; &amp; [Numbers.D617] &amp; &quot;[/url][/b]&quot; &amp;  &quot; [[b]&quot; &amp; [Numbers.C617] &amp; &quot;[/b]: [sup]&quot; &amp; [Numbers.G61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&quot;[b]&quot; &amp; [Numbers.B618] &amp; &quot;. &quot; &amp; &quot;[url=&quot; &amp; [Numbers.E618] &amp; &quot;]&quot; &amp; [Numbers.D618] &amp; &quot;[/url][/b]&quot; &amp;  &quot; [[b]&quot; &amp; [Numbers.C618] &amp; &quot;[/b]: [sup]&quot; &amp; [Numbers.G61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&quot;[b]&quot; &amp; [Numbers.B619] &amp; &quot;. &quot; &amp; &quot;[url=&quot; &amp; [Numbers.E619] &amp; &quot;]&quot; &amp; [Numbers.D619] &amp; &quot;[/url][/b]&quot; &amp;  &quot; [[b]&quot; &amp; [Numbers.C619] &amp; &quot;[/b]: [sup]&quot; &amp; [Numbers.G61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&quot;[b]&quot; &amp; [Numbers.B620] &amp; &quot;. &quot; &amp; &quot;[url=&quot; &amp; [Numbers.E620] &amp; &quot;]&quot; &amp; [Numbers.D620] &amp; &quot;[/url][/b]&quot; &amp;  &quot; [[b]&quot; &amp; [Numbers.C620] &amp; &quot;[/b]: [sup]&quot; &amp; [Numbers.G62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&quot;[b]&quot; &amp; [Numbers.B621] &amp; &quot;. &quot; &amp; &quot;[url=&quot; &amp; [Numbers.E621] &amp; &quot;]&quot; &amp; [Numbers.D621] &amp; &quot;[/url][/b]&quot; &amp;  &quot; [[b]&quot; &amp; [Numbers.C621] &amp; &quot;[/b]: [sup]&quot; &amp; [Numbers.G62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&quot;[b]&quot; &amp; [Numbers.B622] &amp; &quot;. &quot; &amp; &quot;[url=&quot; &amp; [Numbers.E622] &amp; &quot;]&quot; &amp; [Numbers.D622] &amp; &quot;[/url][/b]&quot; &amp;  &quot; [[b]&quot; &amp; [Numbers.C622] &amp; &quot;[/b]: [sup]&quot; &amp; [Numbers.G62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&quot;[b]&quot; &amp; [Numbers.B623] &amp; &quot;. &quot; &amp; &quot;[url=&quot; &amp; [Numbers.E623] &amp; &quot;]&quot; &amp; [Numbers.D623] &amp; &quot;[/url][/b]&quot; &amp;  &quot; [[b]&quot; &amp; [Numbers.C623] &amp; &quot;[/b]: [sup]&quot; &amp; [Numbers.G62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&quot;[b]&quot; &amp; [Numbers.B624] &amp; &quot;. &quot; &amp; &quot;[url=&quot; &amp; [Numbers.E624] &amp; &quot;]&quot; &amp; [Numbers.D624] &amp; &quot;[/url][/b]&quot; &amp;  &quot; [[b]&quot; &amp; [Numbers.C624] &amp; &quot;[/b]: [sup]&quot; &amp; [Numbers.G62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&quot;[b]&quot; &amp; [Numbers.B625] &amp; &quot;. &quot; &amp; &quot;[url=&quot; &amp; [Numbers.E625] &amp; &quot;]&quot; &amp; [Numbers.D625] &amp; &quot;[/url][/b]&quot; &amp;  &quot; [[b]&quot; &amp; [Numbers.C625] &amp; &quot;[/b]: [sup]&quot; &amp; [Numbers.G62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&quot;[b]&quot; &amp; [Numbers.B626] &amp; &quot;. &quot; &amp; &quot;[url=&quot; &amp; [Numbers.E626] &amp; &quot;]&quot; &amp; [Numbers.D626] &amp; &quot;[/url][/b]&quot; &amp;  &quot; [[b]&quot; &amp; [Numbers.C626] &amp; &quot;[/b]: [sup]&quot; &amp; [Numbers.G62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&quot;[b]&quot; &amp; [Numbers.B627] &amp; &quot;. &quot; &amp; &quot;[url=&quot; &amp; [Numbers.E627] &amp; &quot;]&quot; &amp; [Numbers.D627] &amp; &quot;[/url][/b]&quot; &amp;  &quot; [[b]&quot; &amp; [Numbers.C627] &amp; &quot;[/b]: [sup]&quot; &amp; [Numbers.G62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&quot;[b]&quot; &amp; [Numbers.B628] &amp; &quot;. &quot; &amp; &quot;[url=&quot; &amp; [Numbers.E628] &amp; &quot;]&quot; &amp; [Numbers.D628] &amp; &quot;[/url][/b]&quot; &amp;  &quot; [[b]&quot; &amp; [Numbers.C628] &amp; &quot;[/b]: [sup]&quot; &amp; [Numbers.G62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&quot;[b]&quot; &amp; [Numbers.B629] &amp; &quot;. &quot; &amp; &quot;[url=&quot; &amp; [Numbers.E629] &amp; &quot;]&quot; &amp; [Numbers.D629] &amp; &quot;[/url][/b]&quot; &amp;  &quot; [[b]&quot; &amp; [Numbers.C629] &amp; &quot;[/b]: [sup]&quot; &amp; [Numbers.G62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&quot;[b]&quot; &amp; [Numbers.B630] &amp; &quot;. &quot; &amp; &quot;[url=&quot; &amp; [Numbers.E630] &amp; &quot;]&quot; &amp; [Numbers.D630] &amp; &quot;[/url][/b]&quot; &amp;  &quot; [[b]&quot; &amp; [Numbers.C630] &amp; &quot;[/b]: [sup]&quot; &amp; [Numbers.G63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&quot;[b]&quot; &amp; [Numbers.B631] &amp; &quot;. &quot; &amp; &quot;[url=&quot; &amp; [Numbers.E631] &amp; &quot;]&quot; &amp; [Numbers.D631] &amp; &quot;[/url][/b]&quot; &amp;  &quot; [[b]&quot; &amp; [Numbers.C631] &amp; &quot;[/b]: [sup]&quot; &amp; [Numbers.G63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&quot;[b]&quot; &amp; [Numbers.B632] &amp; &quot;. &quot; &amp; &quot;[url=&quot; &amp; [Numbers.E632] &amp; &quot;]&quot; &amp; [Numbers.D632] &amp; &quot;[/url][/b]&quot; &amp;  &quot; [[b]&quot; &amp; [Numbers.C632] &amp; &quot;[/b]: [sup]&quot; &amp; [Numbers.G63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&quot;[b]&quot; &amp; [Numbers.B633] &amp; &quot;. &quot; &amp; &quot;[url=&quot; &amp; [Numbers.E633] &amp; &quot;]&quot; &amp; [Numbers.D633] &amp; &quot;[/url][/b]&quot; &amp;  &quot; [[b]&quot; &amp; [Numbers.C633] &amp; &quot;[/b]: [sup]&quot; &amp; [Numbers.G63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&quot;[b]&quot; &amp; [Numbers.B634] &amp; &quot;. &quot; &amp; &quot;[url=&quot; &amp; [Numbers.E634] &amp; &quot;]&quot; &amp; [Numbers.D634] &amp; &quot;[/url][/b]&quot; &amp;  &quot; [[b]&quot; &amp; [Numbers.C634] &amp; &quot;[/b]: [sup]&quot; &amp; [Numbers.G63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&quot;[b]&quot; &amp; [Numbers.B635] &amp; &quot;. &quot; &amp; &quot;[url=&quot; &amp; [Numbers.E635] &amp; &quot;]&quot; &amp; [Numbers.D635] &amp; &quot;[/url][/b]&quot; &amp;  &quot; [[b]&quot; &amp; [Numbers.C635] &amp; &quot;[/b]: [sup]&quot; &amp; [Numbers.G63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&quot;[b]&quot; &amp; [Numbers.B636] &amp; &quot;. &quot; &amp; &quot;[url=&quot; &amp; [Numbers.E636] &amp; &quot;]&quot; &amp; [Numbers.D636] &amp; &quot;[/url][/b]&quot; &amp;  &quot; [[b]&quot; &amp; [Numbers.C636] &amp; &quot;[/b]: [sup]&quot; &amp; [Numbers.G63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&quot;[b]&quot; &amp; [Numbers.B637] &amp; &quot;. &quot; &amp; &quot;[url=&quot; &amp; [Numbers.E637] &amp; &quot;]&quot; &amp; [Numbers.D637] &amp; &quot;[/url][/b]&quot; &amp;  &quot; [[b]&quot; &amp; [Numbers.C637] &amp; &quot;[/b]: [sup]&quot; &amp; [Numbers.G63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&quot;[b]&quot; &amp; [Numbers.B638] &amp; &quot;. &quot; &amp; &quot;[url=&quot; &amp; [Numbers.E638] &amp; &quot;]&quot; &amp; [Numbers.D638] &amp; &quot;[/url][/b]&quot; &amp;  &quot; [[b]&quot; &amp; [Numbers.C638] &amp; &quot;[/b]: [sup]&quot; &amp; [Numbers.G63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&quot;[b]&quot; &amp; [Numbers.B639] &amp; &quot;. &quot; &amp; &quot;[url=&quot; &amp; [Numbers.E639] &amp; &quot;]&quot; &amp; [Numbers.D639] &amp; &quot;[/url][/b]&quot; &amp;  &quot; [[b]&quot; &amp; [Numbers.C639] &amp; &quot;[/b]: [sup]&quot; &amp; [Numbers.G63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&quot;[b]&quot; &amp; [Numbers.B640] &amp; &quot;. &quot; &amp; &quot;[url=&quot; &amp; [Numbers.E640] &amp; &quot;]&quot; &amp; [Numbers.D640] &amp; &quot;[/url][/b]&quot; &amp;  &quot; [[b]&quot; &amp; [Numbers.C640] &amp; &quot;[/b]: [sup]&quot; &amp; [Numbers.G64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&quot;[b]&quot; &amp; [Numbers.B641] &amp; &quot;. &quot; &amp; &quot;[url=&quot; &amp; [Numbers.E641] &amp; &quot;]&quot; &amp; [Numbers.D641] &amp; &quot;[/url][/b]&quot; &amp;  &quot; [[b]&quot; &amp; [Numbers.C641] &amp; &quot;[/b]: [sup]&quot; &amp; [Numbers.G64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&quot;[b]&quot; &amp; [Numbers.B642] &amp; &quot;. &quot; &amp; &quot;[url=&quot; &amp; [Numbers.E642] &amp; &quot;]&quot; &amp; [Numbers.D642] &amp; &quot;[/url][/b]&quot; &amp;  &quot; [[b]&quot; &amp; [Numbers.C642] &amp; &quot;[/b]: [sup]&quot; &amp; [Numbers.G64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&quot;[b]&quot; &amp; [Numbers.B643] &amp; &quot;. &quot; &amp; &quot;[url=&quot; &amp; [Numbers.E643] &amp; &quot;]&quot; &amp; [Numbers.D643] &amp; &quot;[/url][/b]&quot; &amp;  &quot; [[b]&quot; &amp; [Numbers.C643] &amp; &quot;[/b]: [sup]&quot; &amp; [Numbers.G64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&quot;[b]&quot; &amp; [Numbers.B644] &amp; &quot;. &quot; &amp; &quot;[url=&quot; &amp; [Numbers.E644] &amp; &quot;]&quot; &amp; [Numbers.D644] &amp; &quot;[/url][/b]&quot; &amp;  &quot; [[b]&quot; &amp; [Numbers.C644] &amp; &quot;[/b]: [sup]&quot; &amp; [Numbers.G64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&quot;[b]&quot; &amp; [Numbers.B645] &amp; &quot;. &quot; &amp; &quot;[url=&quot; &amp; [Numbers.E645] &amp; &quot;]&quot; &amp; [Numbers.D645] &amp; &quot;[/url][/b]&quot; &amp;  &quot; [[b]&quot; &amp; [Numbers.C645] &amp; &quot;[/b]: [sup]&quot; &amp; [Numbers.G64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&quot;[b]&quot; &amp; [Numbers.B646] &amp; &quot;. &quot; &amp; &quot;[url=&quot; &amp; [Numbers.E646] &amp; &quot;]&quot; &amp; [Numbers.D646] &amp; &quot;[/url][/b]&quot; &amp;  &quot; [[b]&quot; &amp; [Numbers.C646] &amp; &quot;[/b]: [sup]&quot; &amp; [Numbers.G64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&quot;[b]&quot; &amp; [Numbers.B647] &amp; &quot;. &quot; &amp; &quot;[url=&quot; &amp; [Numbers.E647] &amp; &quot;]&quot; &amp; [Numbers.D647] &amp; &quot;[/url][/b]&quot; &amp;  &quot; [[b]&quot; &amp; [Numbers.C647] &amp; &quot;[/b]: [sup]&quot; &amp; [Numbers.G64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&quot;[b]&quot; &amp; [Numbers.B648] &amp; &quot;. &quot; &amp; &quot;[url=&quot; &amp; [Numbers.E648] &amp; &quot;]&quot; &amp; [Numbers.D648] &amp; &quot;[/url][/b]&quot; &amp;  &quot; [[b]&quot; &amp; [Numbers.C648] &amp; &quot;[/b]: [sup]&quot; &amp; [Numbers.G64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&quot;[b]&quot; &amp; [Numbers.B649] &amp; &quot;. &quot; &amp; &quot;[url=&quot; &amp; [Numbers.E649] &amp; &quot;]&quot; &amp; [Numbers.D649] &amp; &quot;[/url][/b]&quot; &amp;  &quot; [[b]&quot; &amp; [Numbers.C649] &amp; &quot;[/b]: [sup]&quot; &amp; [Numbers.G64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&quot;[b]&quot; &amp; [Numbers.B650] &amp; &quot;. &quot; &amp; &quot;[url=&quot; &amp; [Numbers.E650] &amp; &quot;]&quot; &amp; [Numbers.D650] &amp; &quot;[/url][/b]&quot; &amp;  &quot; [[b]&quot; &amp; [Numbers.C650] &amp; &quot;[/b]: [sup]&quot; &amp; [Numbers.G65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&quot;[b]&quot; &amp; [Numbers.B651] &amp; &quot;. &quot; &amp; &quot;[url=&quot; &amp; [Numbers.E651] &amp; &quot;]&quot; &amp; [Numbers.D651] &amp; &quot;[/url][/b]&quot; &amp;  &quot; [[b]&quot; &amp; [Numbers.C651] &amp; &quot;[/b]: [sup]&quot; &amp; [Numbers.G65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&quot;[b]&quot; &amp; [Numbers.B652] &amp; &quot;. &quot; &amp; &quot;[url=&quot; &amp; [Numbers.E652] &amp; &quot;]&quot; &amp; [Numbers.D652] &amp; &quot;[/url][/b]&quot; &amp;  &quot; [[b]&quot; &amp; [Numbers.C652] &amp; &quot;[/b]: [sup]&quot; &amp; [Numbers.G65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&quot;[b]&quot; &amp; [Numbers.B653] &amp; &quot;. &quot; &amp; &quot;[url=&quot; &amp; [Numbers.E653] &amp; &quot;]&quot; &amp; [Numbers.D653] &amp; &quot;[/url][/b]&quot; &amp;  &quot; [[b]&quot; &amp; [Numbers.C653] &amp; &quot;[/b]: [sup]&quot; &amp; [Numbers.G65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&quot;[b]&quot; &amp; [Numbers.B654] &amp; &quot;. &quot; &amp; &quot;[url=&quot; &amp; [Numbers.E654] &amp; &quot;]&quot; &amp; [Numbers.D654] &amp; &quot;[/url][/b]&quot; &amp;  &quot; [[b]&quot; &amp; [Numbers.C654] &amp; &quot;[/b]: [sup]&quot; &amp; [Numbers.G65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&quot;[b]&quot; &amp; [Numbers.B655] &amp; &quot;. &quot; &amp; &quot;[url=&quot; &amp; [Numbers.E655] &amp; &quot;]&quot; &amp; [Numbers.D655] &amp; &quot;[/url][/b]&quot; &amp;  &quot; [[b]&quot; &amp; [Numbers.C655] &amp; &quot;[/b]: [sup]&quot; &amp; [Numbers.G65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&quot;[b]&quot; &amp; [Numbers.B656] &amp; &quot;. &quot; &amp; &quot;[url=&quot; &amp; [Numbers.E656] &amp; &quot;]&quot; &amp; [Numbers.D656] &amp; &quot;[/url][/b]&quot; &amp;  &quot; [[b]&quot; &amp; [Numbers.C656] &amp; &quot;[/b]: [sup]&quot; &amp; [Numbers.G65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&quot;[b]&quot; &amp; [Numbers.B657] &amp; &quot;. &quot; &amp; &quot;[url=&quot; &amp; [Numbers.E657] &amp; &quot;]&quot; &amp; [Numbers.D657] &amp; &quot;[/url][/b]&quot; &amp;  &quot; [[b]&quot; &amp; [Numbers.C657] &amp; &quot;[/b]: [sup]&quot; &amp; [Numbers.G65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&quot;[b]&quot; &amp; [Numbers.B658] &amp; &quot;. &quot; &amp; &quot;[url=&quot; &amp; [Numbers.E658] &amp; &quot;]&quot; &amp; [Numbers.D658] &amp; &quot;[/url][/b]&quot; &amp;  &quot; [[b]&quot; &amp; [Numbers.C658] &amp; &quot;[/b]: [sup]&quot; &amp; [Numbers.G65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&quot;[b]&quot; &amp; [Numbers.B659] &amp; &quot;. &quot; &amp; &quot;[url=&quot; &amp; [Numbers.E659] &amp; &quot;]&quot; &amp; [Numbers.D659] &amp; &quot;[/url][/b]&quot; &amp;  &quot; [[b]&quot; &amp; [Numbers.C659] &amp; &quot;[/b]: [sup]&quot; &amp; [Numbers.G65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&quot;[b]&quot; &amp; [Numbers.B660] &amp; &quot;. &quot; &amp; &quot;[url=&quot; &amp; [Numbers.E660] &amp; &quot;]&quot; &amp; [Numbers.D660] &amp; &quot;[/url][/b]&quot; &amp;  &quot; [[b]&quot; &amp; [Numbers.C660] &amp; &quot;[/b]: [sup]&quot; &amp; [Numbers.G66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&quot;[b]&quot; &amp; [Numbers.B661] &amp; &quot;. &quot; &amp; &quot;[url=&quot; &amp; [Numbers.E661] &amp; &quot;]&quot; &amp; [Numbers.D661] &amp; &quot;[/url][/b]&quot; &amp;  &quot; [[b]&quot; &amp; [Numbers.C661] &amp; &quot;[/b]: [sup]&quot; &amp; [Numbers.G66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&quot;[b]&quot; &amp; [Numbers.B662] &amp; &quot;. &quot; &amp; &quot;[url=&quot; &amp; [Numbers.E662] &amp; &quot;]&quot; &amp; [Numbers.D662] &amp; &quot;[/url][/b]&quot; &amp;  &quot; [[b]&quot; &amp; [Numbers.C662] &amp; &quot;[/b]: [sup]&quot; &amp; [Numbers.G66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&quot;[b]&quot; &amp; [Numbers.B663] &amp; &quot;. &quot; &amp; &quot;[url=&quot; &amp; [Numbers.E663] &amp; &quot;]&quot; &amp; [Numbers.D663] &amp; &quot;[/url][/b]&quot; &amp;  &quot; [[b]&quot; &amp; [Numbers.C663] &amp; &quot;[/b]: [sup]&quot; &amp; [Numbers.G66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&quot;[b]&quot; &amp; [Numbers.B664] &amp; &quot;. &quot; &amp; &quot;[url=&quot; &amp; [Numbers.E664] &amp; &quot;]&quot; &amp; [Numbers.D664] &amp; &quot;[/url][/b]&quot; &amp;  &quot; [[b]&quot; &amp; [Numbers.C664] &amp; &quot;[/b]: [sup]&quot; &amp; [Numbers.G66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&quot;[b]&quot; &amp; [Numbers.B665] &amp; &quot;. &quot; &amp; &quot;[url=&quot; &amp; [Numbers.E665] &amp; &quot;]&quot; &amp; [Numbers.D665] &amp; &quot;[/url][/b]&quot; &amp;  &quot; [[b]&quot; &amp; [Numbers.C665] &amp; &quot;[/b]: [sup]&quot; &amp; [Numbers.G66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&quot;[b]&quot; &amp; [Numbers.B666] &amp; &quot;. &quot; &amp; &quot;[url=&quot; &amp; [Numbers.E666] &amp; &quot;]&quot; &amp; [Numbers.D666] &amp; &quot;[/url][/b]&quot; &amp;  &quot; [[b]&quot; &amp; [Numbers.C666] &amp; &quot;[/b]: [sup]&quot; &amp; [Numbers.G66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&quot;[b]&quot; &amp; [Numbers.B667] &amp; &quot;. &quot; &amp; &quot;[url=&quot; &amp; [Numbers.E667] &amp; &quot;]&quot; &amp; [Numbers.D667] &amp; &quot;[/url][/b]&quot; &amp;  &quot; [[b]&quot; &amp; [Numbers.C667] &amp; &quot;[/b]: [sup]&quot; &amp; [Numbers.G66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&quot;[b]&quot; &amp; [Numbers.B668] &amp; &quot;. &quot; &amp; &quot;[url=&quot; &amp; [Numbers.E668] &amp; &quot;]&quot; &amp; [Numbers.D668] &amp; &quot;[/url][/b]&quot; &amp;  &quot; [[b]&quot; &amp; [Numbers.C668] &amp; &quot;[/b]: [sup]&quot; &amp; [Numbers.G66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&quot;[b]&quot; &amp; [Numbers.B669] &amp; &quot;. &quot; &amp; &quot;[url=&quot; &amp; [Numbers.E669] &amp; &quot;]&quot; &amp; [Numbers.D669] &amp; &quot;[/url][/b]&quot; &amp;  &quot; [[b]&quot; &amp; [Numbers.C669] &amp; &quot;[/b]: [sup]&quot; &amp; [Numbers.G66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&quot;[b]&quot; &amp; [Numbers.B670] &amp; &quot;. &quot; &amp; &quot;[url=&quot; &amp; [Numbers.E670] &amp; &quot;]&quot; &amp; [Numbers.D670] &amp; &quot;[/url][/b]&quot; &amp;  &quot; [[b]&quot; &amp; [Numbers.C670] &amp; &quot;[/b]: [sup]&quot; &amp; [Numbers.G67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&quot;[b]&quot; &amp; [Numbers.B671] &amp; &quot;. &quot; &amp; &quot;[url=&quot; &amp; [Numbers.E671] &amp; &quot;]&quot; &amp; [Numbers.D671] &amp; &quot;[/url][/b]&quot; &amp;  &quot; [[b]&quot; &amp; [Numbers.C671] &amp; &quot;[/b]: [sup]&quot; &amp; [Numbers.G67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&quot;[b]&quot; &amp; [Numbers.B672] &amp; &quot;. &quot; &amp; &quot;[url=&quot; &amp; [Numbers.E672] &amp; &quot;]&quot; &amp; [Numbers.D672] &amp; &quot;[/url][/b]&quot; &amp;  &quot; [[b]&quot; &amp; [Numbers.C672] &amp; &quot;[/b]: [sup]&quot; &amp; [Numbers.G67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&quot;[b]&quot; &amp; [Numbers.B673] &amp; &quot;. &quot; &amp; &quot;[url=&quot; &amp; [Numbers.E673] &amp; &quot;]&quot; &amp; [Numbers.D673] &amp; &quot;[/url][/b]&quot; &amp;  &quot; [[b]&quot; &amp; [Numbers.C673] &amp; &quot;[/b]: [sup]&quot; &amp; [Numbers.G67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&quot;[b]&quot; &amp; [Numbers.B674] &amp; &quot;. &quot; &amp; &quot;[url=&quot; &amp; [Numbers.E674] &amp; &quot;]&quot; &amp; [Numbers.D674] &amp; &quot;[/url][/b]&quot; &amp;  &quot; [[b]&quot; &amp; [Numbers.C674] &amp; &quot;[/b]: [sup]&quot; &amp; [Numbers.G67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&quot;[b]&quot; &amp; [Numbers.B675] &amp; &quot;. &quot; &amp; &quot;[url=&quot; &amp; [Numbers.E675] &amp; &quot;]&quot; &amp; [Numbers.D675] &amp; &quot;[/url][/b]&quot; &amp;  &quot; [[b]&quot; &amp; [Numbers.C675] &amp; &quot;[/b]: [sup]&quot; &amp; [Numbers.G67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&quot;[b]&quot; &amp; [Numbers.B676] &amp; &quot;. &quot; &amp; &quot;[url=&quot; &amp; [Numbers.E676] &amp; &quot;]&quot; &amp; [Numbers.D676] &amp; &quot;[/url][/b]&quot; &amp;  &quot; [[b]&quot; &amp; [Numbers.C676] &amp; &quot;[/b]: [sup]&quot; &amp; [Numbers.G67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&quot;[b]&quot; &amp; [Numbers.B677] &amp; &quot;. &quot; &amp; &quot;[url=&quot; &amp; [Numbers.E677] &amp; &quot;]&quot; &amp; [Numbers.D677] &amp; &quot;[/url][/b]&quot; &amp;  &quot; [[b]&quot; &amp; [Numbers.C677] &amp; &quot;[/b]: [sup]&quot; &amp; [Numbers.G67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&quot;[b]&quot; &amp; [Numbers.B678] &amp; &quot;. &quot; &amp; &quot;[url=&quot; &amp; [Numbers.E678] &amp; &quot;]&quot; &amp; [Numbers.D678] &amp; &quot;[/url][/b]&quot; &amp;  &quot; [[b]&quot; &amp; [Numbers.C678] &amp; &quot;[/b]: [sup]&quot; &amp; [Numbers.G67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&quot;[b]&quot; &amp; [Numbers.B679] &amp; &quot;. &quot; &amp; &quot;[url=&quot; &amp; [Numbers.E679] &amp; &quot;]&quot; &amp; [Numbers.D679] &amp; &quot;[/url][/b]&quot; &amp;  &quot; [[b]&quot; &amp; [Numbers.C679] &amp; &quot;[/b]: [sup]&quot; &amp; [Numbers.G67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&quot;[b]&quot; &amp; [Numbers.B680] &amp; &quot;. &quot; &amp; &quot;[url=&quot; &amp; [Numbers.E680] &amp; &quot;]&quot; &amp; [Numbers.D680] &amp; &quot;[/url][/b]&quot; &amp;  &quot; [[b]&quot; &amp; [Numbers.C680] &amp; &quot;[/b]: [sup]&quot; &amp; [Numbers.G68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&quot;[b]&quot; &amp; [Numbers.B681] &amp; &quot;. &quot; &amp; &quot;[url=&quot; &amp; [Numbers.E681] &amp; &quot;]&quot; &amp; [Numbers.D681] &amp; &quot;[/url][/b]&quot; &amp;  &quot; [[b]&quot; &amp; [Numbers.C681] &amp; &quot;[/b]: [sup]&quot; &amp; [Numbers.G68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&quot;[b]&quot; &amp; [Numbers.B682] &amp; &quot;. &quot; &amp; &quot;[url=&quot; &amp; [Numbers.E682] &amp; &quot;]&quot; &amp; [Numbers.D682] &amp; &quot;[/url][/b]&quot; &amp;  &quot; [[b]&quot; &amp; [Numbers.C682] &amp; &quot;[/b]: [sup]&quot; &amp; [Numbers.G68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&quot;[b]&quot; &amp; [Numbers.B683] &amp; &quot;. &quot; &amp; &quot;[url=&quot; &amp; [Numbers.E683] &amp; &quot;]&quot; &amp; [Numbers.D683] &amp; &quot;[/url][/b]&quot; &amp;  &quot; [[b]&quot; &amp; [Numbers.C683] &amp; &quot;[/b]: [sup]&quot; &amp; [Numbers.G68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&quot;[b]&quot; &amp; [Numbers.B684] &amp; &quot;. &quot; &amp; &quot;[url=&quot; &amp; [Numbers.E684] &amp; &quot;]&quot; &amp; [Numbers.D684] &amp; &quot;[/url][/b]&quot; &amp;  &quot; [[b]&quot; &amp; [Numbers.C684] &amp; &quot;[/b]: [sup]&quot; &amp; [Numbers.G68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&quot;[b]&quot; &amp; [Numbers.B685] &amp; &quot;. &quot; &amp; &quot;[url=&quot; &amp; [Numbers.E685] &amp; &quot;]&quot; &amp; [Numbers.D685] &amp; &quot;[/url][/b]&quot; &amp;  &quot; [[b]&quot; &amp; [Numbers.C685] &amp; &quot;[/b]: [sup]&quot; &amp; [Numbers.G68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&quot;[b]&quot; &amp; [Numbers.B686] &amp; &quot;. &quot; &amp; &quot;[url=&quot; &amp; [Numbers.E686] &amp; &quot;]&quot; &amp; [Numbers.D686] &amp; &quot;[/url][/b]&quot; &amp;  &quot; [[b]&quot; &amp; [Numbers.C686] &amp; &quot;[/b]: [sup]&quot; &amp; [Numbers.G68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&quot;[b]&quot; &amp; [Numbers.B687] &amp; &quot;. &quot; &amp; &quot;[url=&quot; &amp; [Numbers.E687] &amp; &quot;]&quot; &amp; [Numbers.D687] &amp; &quot;[/url][/b]&quot; &amp;  &quot; [[b]&quot; &amp; [Numbers.C687] &amp; &quot;[/b]: [sup]&quot; &amp; [Numbers.G68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&quot;[b]&quot; &amp; [Numbers.B688] &amp; &quot;. &quot; &amp; &quot;[url=&quot; &amp; [Numbers.E688] &amp; &quot;]&quot; &amp; [Numbers.D688] &amp; &quot;[/url][/b]&quot; &amp;  &quot; [[b]&quot; &amp; [Numbers.C688] &amp; &quot;[/b]: [sup]&quot; &amp; [Numbers.G68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&quot;[b]&quot; &amp; [Numbers.B689] &amp; &quot;. &quot; &amp; &quot;[url=&quot; &amp; [Numbers.E689] &amp; &quot;]&quot; &amp; [Numbers.D689] &amp; &quot;[/url][/b]&quot; &amp;  &quot; [[b]&quot; &amp; [Numbers.C689] &amp; &quot;[/b]: [sup]&quot; &amp; [Numbers.G68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&quot;[b]&quot; &amp; [Numbers.B690] &amp; &quot;. &quot; &amp; &quot;[url=&quot; &amp; [Numbers.E690] &amp; &quot;]&quot; &amp; [Numbers.D690] &amp; &quot;[/url][/b]&quot; &amp;  &quot; [[b]&quot; &amp; [Numbers.C690] &amp; &quot;[/b]: [sup]&quot; &amp; [Numbers.G69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&quot;[b]&quot; &amp; [Numbers.B691] &amp; &quot;. &quot; &amp; &quot;[url=&quot; &amp; [Numbers.E691] &amp; &quot;]&quot; &amp; [Numbers.D691] &amp; &quot;[/url][/b]&quot; &amp;  &quot; [[b]&quot; &amp; [Numbers.C691] &amp; &quot;[/b]: [sup]&quot; &amp; [Numbers.G69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&quot;[b]&quot; &amp; [Numbers.B692] &amp; &quot;. &quot; &amp; &quot;[url=&quot; &amp; [Numbers.E692] &amp; &quot;]&quot; &amp; [Numbers.D692] &amp; &quot;[/url][/b]&quot; &amp;  &quot; [[b]&quot; &amp; [Numbers.C692] &amp; &quot;[/b]: [sup]&quot; &amp; [Numbers.G69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&quot;[b]&quot; &amp; [Numbers.B693] &amp; &quot;. &quot; &amp; &quot;[url=&quot; &amp; [Numbers.E693] &amp; &quot;]&quot; &amp; [Numbers.D693] &amp; &quot;[/url][/b]&quot; &amp;  &quot; [[b]&quot; &amp; [Numbers.C693] &amp; &quot;[/b]: [sup]&quot; &amp; [Numbers.G69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&quot;[b]&quot; &amp; [Numbers.B694] &amp; &quot;. &quot; &amp; &quot;[url=&quot; &amp; [Numbers.E694] &amp; &quot;]&quot; &amp; [Numbers.D694] &amp; &quot;[/url][/b]&quot; &amp;  &quot; [[b]&quot; &amp; [Numbers.C694] &amp; &quot;[/b]: [sup]&quot; &amp; [Numbers.G69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&quot;[b]&quot; &amp; [Numbers.B695] &amp; &quot;. &quot; &amp; &quot;[url=&quot; &amp; [Numbers.E695] &amp; &quot;]&quot; &amp; [Numbers.D695] &amp; &quot;[/url][/b]&quot; &amp;  &quot; [[b]&quot; &amp; [Numbers.C695] &amp; &quot;[/b]: [sup]&quot; &amp; [Numbers.G69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&quot;[b]&quot; &amp; [Numbers.B696] &amp; &quot;. &quot; &amp; &quot;[url=&quot; &amp; [Numbers.E696] &amp; &quot;]&quot; &amp; [Numbers.D696] &amp; &quot;[/url][/b]&quot; &amp;  &quot; [[b]&quot; &amp; [Numbers.C696] &amp; &quot;[/b]: [sup]&quot; &amp; [Numbers.G69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&quot;[b]&quot; &amp; [Numbers.B697] &amp; &quot;. &quot; &amp; &quot;[url=&quot; &amp; [Numbers.E697] &amp; &quot;]&quot; &amp; [Numbers.D697] &amp; &quot;[/url][/b]&quot; &amp;  &quot; [[b]&quot; &amp; [Numbers.C697] &amp; &quot;[/b]: [sup]&quot; &amp; [Numbers.G69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&quot;[b]&quot; &amp; [Numbers.B698] &amp; &quot;. &quot; &amp; &quot;[url=&quot; &amp; [Numbers.E698] &amp; &quot;]&quot; &amp; [Numbers.D698] &amp; &quot;[/url][/b]&quot; &amp;  &quot; [[b]&quot; &amp; [Numbers.C698] &amp; &quot;[/b]: [sup]&quot; &amp; [Numbers.G69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&quot;[b]&quot; &amp; [Numbers.B699] &amp; &quot;. &quot; &amp; &quot;[url=&quot; &amp; [Numbers.E699] &amp; &quot;]&quot; &amp; [Numbers.D699] &amp; &quot;[/url][/b]&quot; &amp;  &quot; [[b]&quot; &amp; [Numbers.C699] &amp; &quot;[/b]: [sup]&quot; &amp; [Numbers.G69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&quot;[b]&quot; &amp; [Numbers.B700] &amp; &quot;. &quot; &amp; &quot;[url=&quot; &amp; [Numbers.E700] &amp; &quot;]&quot; &amp; [Numbers.D700] &amp; &quot;[/url][/b]&quot; &amp;  &quot; [[b]&quot; &amp; [Numbers.C700] &amp; &quot;[/b]: [sup]&quot; &amp; [Numbers.G70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&quot;[b]&quot; &amp; [Numbers.B701] &amp; &quot;. &quot; &amp; &quot;[url=&quot; &amp; [Numbers.E701] &amp; &quot;]&quot; &amp; [Numbers.D701] &amp; &quot;[/url][/b]&quot; &amp;  &quot; [[b]&quot; &amp; [Numbers.C701] &amp; &quot;[/b]: [sup]&quot; &amp; [Numbers.G70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&quot;[b]&quot; &amp; [Numbers.B702] &amp; &quot;. &quot; &amp; &quot;[url=&quot; &amp; [Numbers.E702] &amp; &quot;]&quot; &amp; [Numbers.D702] &amp; &quot;[/url][/b]&quot; &amp;  &quot; [[b]&quot; &amp; [Numbers.C702] &amp; &quot;[/b]: [sup]&quot; &amp; [Numbers.G70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3] &gt; 0; &quot;[b]&quot; &amp; [Numbers.B703] &amp; &quot;. &quot; &amp; &quot;[url=&quot; &amp; [Numbers.E703] &amp; &quot;]&quot; &amp; [Numbers.D703] &amp; &quot;[/url][/b]&quot; &amp;  &quot; [[b]&quot; &amp; [Numbers.C703] &amp; &quot;[/b]: [sup]&quot; &amp; [Numbers.G70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4] &gt; 0; &quot;[b]&quot; &amp; [Numbers.B704] &amp; &quot;. &quot; &amp; &quot;[url=&quot; &amp; [Numbers.E704] &amp; &quot;]&quot; &amp; [Numbers.D704] &amp; &quot;[/url][/b]&quot; &amp;  &quot; [[b]&quot; &amp; [Numbers.C704] &amp; &quot;[/b]: [sup]&quot; &amp; [Numbers.G70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5] &gt; 0; &quot;[b]&quot; &amp; [Numbers.B705] &amp; &quot;. &quot; &amp; &quot;[url=&quot; &amp; [Numbers.E705] &amp; &quot;]&quot; &amp; [Numbers.D705] &amp; &quot;[/url][/b]&quot; &amp;  &quot; [[b]&quot; &amp; [Numbers.C705] &amp; &quot;[/b]: [sup]&quot; &amp; [Numbers.G70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6] &gt; 0; &quot;[b]&quot; &amp; [Numbers.B706] &amp; &quot;. &quot; &amp; &quot;[url=&quot; &amp; [Numbers.E706] &amp; &quot;]&quot; &amp; [Numbers.D706] &amp; &quot;[/url][/b]&quot; &amp;  &quot; [[b]&quot; &amp; [Numbers.C706] &amp; &quot;[/b]: [sup]&quot; &amp; [Numbers.G70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7] &gt; 0; &quot;[b]&quot; &amp; [Numbers.B707] &amp; &quot;. &quot; &amp; &quot;[url=&quot; &amp; [Numbers.E707] &amp; &quot;]&quot; &amp; [Numbers.D707] &amp; &quot;[/url][/b]&quot; &amp;  &quot; [[b]&quot; &amp; [Numbers.C707] &amp; &quot;[/b]: [sup]&quot; &amp; [Numbers.G70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8] &gt; 0; &quot;[b]&quot; &amp; [Numbers.B708] &amp; &quot;. &quot; &amp; &quot;[url=&quot; &amp; [Numbers.E708] &amp; &quot;]&quot; &amp; [Numbers.D708] &amp; &quot;[/url][/b]&quot; &amp;  &quot; [[b]&quot; &amp; [Numbers.C708] &amp; &quot;[/b]: [sup]&quot; &amp; [Numbers.G70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9] &gt; 0; &quot;[b]&quot; &amp; [Numbers.B709] &amp; &quot;. &quot; &amp; &quot;[url=&quot; &amp; [Numbers.E709] &amp; &quot;]&quot; &amp; [Numbers.D709] &amp; &quot;[/url][/b]&quot; &amp;  &quot; [[b]&quot; &amp; [Numbers.C709] &amp; &quot;[/b]: [sup]&quot; &amp; [Numbers.G70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10] &gt; 0; &quot;[b]&quot; &amp; [Numbers.B710] &amp; &quot;. &quot; &amp; &quot;[url=&quot; &amp; [Numbers.E710] &amp; &quot;]&quot; &amp; [Numbers.D710] &amp; &quot;[/url][/b]&quot; &amp;  &quot; [[b]&quot; &amp; [Numbers.C710] &amp; &quot;[/b]: [sup]&quot; &amp; [Numbers.G71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11] &gt; 0; &quot;[b]&quot; &amp; [Numbers.B711] &amp; &quot;. &quot; &amp; &quot;[url=&quot; &amp; [Numbers.E711] &amp; &quot;]&quot; &amp; [Numbers.D711] &amp; &quot;[/url][/b]&quot; &amp;  &quot; [[b]&quot; &amp; [Numbers.C711] &amp; &quot;[/b]: [sup]&quot; &amp; [Numbers.G71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12] &gt; 0; &quot;[b]&quot; &amp; [Numbers.B712] &amp; &quot;. &quot; &amp; &quot;[url=&quot; &amp; [Numbers.E712] &amp; &quot;]&quot; &amp; [Numbers.D712] &amp; &quot;[/url][/b]&quot; &amp;  &quot; [[b]&quot; &amp; [Numbers.C712] &amp; &quot;[/b]: [sup]&quot; &amp; [Numbers.G71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13] &gt; 0; &quot;[b]&quot; &amp; [Numbers.B713] &amp; &quot;. &quot; &amp; &quot;[url=&quot; &amp; [Numbers.E713] &amp; &quot;]&quot; &amp; [Numbers.D713] &amp; &quot;[/url][/b]&quot; &amp;  &quot; [[b]&quot; &amp; [Numbers.C713] &amp; &quot;[/b]: [sup]&quot; &amp; [Numbers.G71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14] &gt; 0; &quot;[b]&quot; &amp; [Numbers.B714] &amp; &quot;. &quot; &amp; &quot;[url=&quot; &amp; [Numbers.E714] &amp; &quot;]&quot; &amp; [Numbers.D714] &amp; &quot;[/url][/b]&quot; &amp;  &quot; [[b]&quot; &amp; [Numbers.C714] &amp; &quot;[/b]: [sup]&quot; &amp; [Numbers.G71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15] &gt; 0; &quot;[b]&quot; &amp; [Numbers.B715] &amp; &quot;. &quot; &amp; &quot;[url=&quot; &amp; [Numbers.E715] &amp; &quot;]&quot; &amp; [Numbers.D715] &amp; &quot;[/url][/b]&quot; &amp;  &quot; [[b]&quot; &amp; [Numbers.C715] &amp; &quot;[/b]: [sup]&quot; &amp; [Numbers.G71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16] &gt; 0; &quot;[b]&quot; &amp; [Numbers.B716] &amp; &quot;. &quot; &amp; &quot;[url=&quot; &amp; [Numbers.E716] &amp; &quot;]&quot; &amp; [Numbers.D716] &amp; &quot;[/url][/b]&quot; &amp;  &quot; [[b]&quot; &amp; [Numbers.C716] &amp; &quot;[/b]: [sup]&quot; &amp; [Numbers.G71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17] &gt; 0; &quot;[b]&quot; &amp; [Numbers.B717] &amp; &quot;. &quot; &amp; &quot;[url=&quot; &amp; [Numbers.E717] &amp; &quot;]&quot; &amp; [Numbers.D717] &amp; &quot;[/url][/b]&quot; &amp;  &quot; [[b]&quot; &amp; [Numbers.C717] &amp; &quot;[/b]: [sup]&quot; &amp; [Numbers.G71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18] &gt; 0; &quot;[b]&quot; &amp; [Numbers.B718] &amp; &quot;. &quot; &amp; &quot;[url=&quot; &amp; [Numbers.E718] &amp; &quot;]&quot; &amp; [Numbers.D718] &amp; &quot;[/url][/b]&quot; &amp;  &quot; [[b]&quot; &amp; [Numbers.C718] &amp; &quot;[/b]: [sup]&quot; &amp; [Numbers.G71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19] &gt; 0; &quot;[b]&quot; &amp; [Numbers.B719] &amp; &quot;. &quot; &amp; &quot;[url=&quot; &amp; [Numbers.E719] &amp; &quot;]&quot; &amp; [Numbers.D719] &amp; &quot;[/url][/b]&quot; &amp;  &quot; [[b]&quot; &amp; [Numbers.C719] &amp; &quot;[/b]: [sup]&quot; &amp; [Numbers.G71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20] &gt; 0; &quot;[b]&quot; &amp; [Numbers.B720] &amp; &quot;. &quot; &amp; &quot;[url=&quot; &amp; [Numbers.E720] &amp; &quot;]&quot; &amp; [Numbers.D720] &amp; &quot;[/url][/b]&quot; &amp;  &quot; [[b]&quot; &amp; [Numbers.C720] &amp; &quot;[/b]: [sup]&quot; &amp; [Numbers.G72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21] &gt; 0; &quot;[b]&quot; &amp; [Numbers.B721] &amp; &quot;. &quot; &amp; &quot;[url=&quot; &amp; [Numbers.E721] &amp; &quot;]&quot; &amp; [Numbers.D721] &amp; &quot;[/url][/b]&quot; &amp;  &quot; [[b]&quot; &amp; [Numbers.C721] &amp; &quot;[/b]: [sup]&quot; &amp; [Numbers.G72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22] &gt; 0; &quot;[b]&quot; &amp; [Numbers.B722] &amp; &quot;. &quot; &amp; &quot;[url=&quot; &amp; [Numbers.E722] &amp; &quot;]&quot; &amp; [Numbers.D722] &amp; &quot;[/url][/b]&quot; &amp;  &quot; [[b]&quot; &amp; [Numbers.C722] &amp; &quot;[/b]: [sup]&quot; &amp; [Numbers.G72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23] &gt; 0; &quot;[b]&quot; &amp; [Numbers.B723] &amp; &quot;. &quot; &amp; &quot;[url=&quot; &amp; [Numbers.E723] &amp; &quot;]&quot; &amp; [Numbers.D723] &amp; &quot;[/url][/b]&quot; &amp;  &quot; [[b]&quot; &amp; [Numbers.C723] &amp; &quot;[/b]: [sup]&quot; &amp; [Numbers.G72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24] &gt; 0; &quot;[b]&quot; &amp; [Numbers.B724] &amp; &quot;. &quot; &amp; &quot;[url=&quot; &amp; [Numbers.E724] &amp; &quot;]&quot; &amp; [Numbers.D724] &amp; &quot;[/url][/b]&quot; &amp;  &quot; [[b]&quot; &amp; [Numbers.C724] &amp; &quot;[/b]: [sup]&quot; &amp; [Numbers.G72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25] &gt; 0; &quot;[b]&quot; &amp; [Numbers.B725] &amp; &quot;. &quot; &amp; &quot;[url=&quot; &amp; [Numbers.E725] &amp; &quot;]&quot; &amp; [Numbers.D725] &amp; &quot;[/url][/b]&quot; &amp;  &quot; [[b]&quot; &amp; [Numbers.C725] &amp; &quot;[/b]: [sup]&quot; &amp; [Numbers.G72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26] &gt; 0; &quot;[b]&quot; &amp; [Numbers.B726] &amp; &quot;. &quot; &amp; &quot;[url=&quot; &amp; [Numbers.E726] &amp; &quot;]&quot; &amp; [Numbers.D726] &amp; &quot;[/url][/b]&quot; &amp;  &quot; [[b]&quot; &amp; [Numbers.C726] &amp; &quot;[/b]: [sup]&quot; &amp; [Numbers.G72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27] &gt; 0; &quot;[b]&quot; &amp; [Numbers.B727] &amp; &quot;. &quot; &amp; &quot;[url=&quot; &amp; [Numbers.E727] &amp; &quot;]&quot; &amp; [Numbers.D727] &amp; &quot;[/url][/b]&quot; &amp;  &quot; [[b]&quot; &amp; [Numbers.C727] &amp; &quot;[/b]: [sup]&quot; &amp; [Numbers.G72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28] &gt; 0; &quot;[b]&quot; &amp; [Numbers.B728] &amp; &quot;. &quot; &amp; &quot;[url=&quot; &amp; [Numbers.E728] &amp; &quot;]&quot; &amp; [Numbers.D728] &amp; &quot;[/url][/b]&quot; &amp;  &quot; [[b]&quot; &amp; [Numbers.C728] &amp; &quot;[/b]: [sup]&quot; &amp; [Numbers.G72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29] &gt; 0; &quot;[b]&quot; &amp; [Numbers.B729] &amp; &quot;. &quot; &amp; &quot;[url=&quot; &amp; [Numbers.E729] &amp; &quot;]&quot; &amp; [Numbers.D729] &amp; &quot;[/url][/b]&quot; &amp;  &quot; [[b]&quot; &amp; [Numbers.C729] &amp; &quot;[/b]: [sup]&quot; &amp; [Numbers.G72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30] &gt; 0; &quot;[b]&quot; &amp; [Numbers.B730] &amp; &quot;. &quot; &amp; &quot;[url=&quot; &amp; [Numbers.E730] &amp; &quot;]&quot; &amp; [Numbers.D730] &amp; &quot;[/url][/b]&quot; &amp;  &quot; [[b]&quot; &amp; [Numbers.C730] &amp; &quot;[/b]: [sup]&quot; &amp; [Numbers.G73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31] &gt; 0; &quot;[b]&quot; &amp; [Numbers.B731] &amp; &quot;. &quot; &amp; &quot;[url=&quot; &amp; [Numbers.E731] &amp; &quot;]&quot; &amp; [Numbers.D731] &amp; &quot;[/url][/b]&quot; &amp;  &quot; [[b]&quot; &amp; [Numbers.C731] &amp; &quot;[/b]: [sup]&quot; &amp; [Numbers.G73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32] &gt; 0; &quot;[b]&quot; &amp; [Numbers.B732] &amp; &quot;. &quot; &amp; &quot;[url=&quot; &amp; [Numbers.E732] &amp; &quot;]&quot; &amp; [Numbers.D732] &amp; &quot;[/url][/b]&quot; &amp;  &quot; [[b]&quot; &amp; [Numbers.C732] &amp; &quot;[/b]: [sup]&quot; &amp; [Numbers.G73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33] &gt; 0; &quot;[b]&quot; &amp; [Numbers.B733] &amp; &quot;. &quot; &amp; &quot;[url=&quot; &amp; [Numbers.E733] &amp; &quot;]&quot; &amp; [Numbers.D733] &amp; &quot;[/url][/b]&quot; &amp;  &quot; [[b]&quot; &amp; [Numbers.C733] &amp; &quot;[/b]: [sup]&quot; &amp; [Numbers.G73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34] &gt; 0; &quot;[b]&quot; &amp; [Numbers.B734] &amp; &quot;. &quot; &amp; &quot;[url=&quot; &amp; [Numbers.E734] &amp; &quot;]&quot; &amp; [Numbers.D734] &amp; &quot;[/url][/b]&quot; &amp;  &quot; [[b]&quot; &amp; [Numbers.C734] &amp; &quot;[/b]: [sup]&quot; &amp; [Numbers.G73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35] &gt; 0; &quot;[b]&quot; &amp; [Numbers.B735] &amp; &quot;. &quot; &amp; &quot;[url=&quot; &amp; [Numbers.E735] &amp; &quot;]&quot; &amp; [Numbers.D735] &amp; &quot;[/url][/b]&quot; &amp;  &quot; [[b]&quot; &amp; [Numbers.C735] &amp; &quot;[/b]: [sup]&quot; &amp; [Numbers.G73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36] &gt; 0; &quot;[b]&quot; &amp; [Numbers.B736] &amp; &quot;. &quot; &amp; &quot;[url=&quot; &amp; [Numbers.E736] &amp; &quot;]&quot; &amp; [Numbers.D736] &amp; &quot;[/url][/b]&quot; &amp;  &quot; [[b]&quot; &amp; [Numbers.C736] &amp; &quot;[/b]: [sup]&quot; &amp; [Numbers.G73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37] &gt; 0; &quot;[b]&quot; &amp; [Numbers.B737] &amp; &quot;. &quot; &amp; &quot;[url=&quot; &amp; [Numbers.E737] &amp; &quot;]&quot; &amp; [Numbers.D737] &amp; &quot;[/url][/b]&quot; &amp;  &quot; [[b]&quot; &amp; [Numbers.C737] &amp; &quot;[/b]: [sup]&quot; &amp; [Numbers.G73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38] &gt; 0; &quot;[b]&quot; &amp; [Numbers.B738] &amp; &quot;. &quot; &amp; &quot;[url=&quot; &amp; [Numbers.E738] &amp; &quot;]&quot; &amp; [Numbers.D738] &amp; &quot;[/url][/b]&quot; &amp;  &quot; [[b]&quot; &amp; [Numbers.C738] &amp; &quot;[/b]: [sup]&quot; &amp; [Numbers.G73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39] &gt; 0; &quot;[b]&quot; &amp; [Numbers.B739] &amp; &quot;. &quot; &amp; &quot;[url=&quot; &amp; [Numbers.E739] &amp; &quot;]&quot; &amp; [Numbers.D739] &amp; &quot;[/url][/b]&quot; &amp;  &quot; [[b]&quot; &amp; [Numbers.C739] &amp; &quot;[/b]: [sup]&quot; &amp; [Numbers.G73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40] &gt; 0; &quot;[b]&quot; &amp; [Numbers.B740] &amp; &quot;. &quot; &amp; &quot;[url=&quot; &amp; [Numbers.E740] &amp; &quot;]&quot; &amp; [Numbers.D740] &amp; &quot;[/url][/b]&quot; &amp;  &quot; [[b]&quot; &amp; [Numbers.C740] &amp; &quot;[/b]: [sup]&quot; &amp; [Numbers.G74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41] &gt; 0; &quot;[b]&quot; &amp; [Numbers.B741] &amp; &quot;. &quot; &amp; &quot;[url=&quot; &amp; [Numbers.E741] &amp; &quot;]&quot; &amp; [Numbers.D741] &amp; &quot;[/url][/b]&quot; &amp;  &quot; [[b]&quot; &amp; [Numbers.C741] &amp; &quot;[/b]: [sup]&quot; &amp; [Numbers.G74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42] &gt; 0; &quot;[b]&quot; &amp; [Numbers.B742] &amp; &quot;. &quot; &amp; &quot;[url=&quot; &amp; [Numbers.E742] &amp; &quot;]&quot; &amp; [Numbers.D742] &amp; &quot;[/url][/b]&quot; &amp;  &quot; [[b]&quot; &amp; [Numbers.C742] &amp; &quot;[/b]: [sup]&quot; &amp; [Numbers.G74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43] &gt; 0; &quot;[b]&quot; &amp; [Numbers.B743] &amp; &quot;. &quot; &amp; &quot;[url=&quot; &amp; [Numbers.E743] &amp; &quot;]&quot; &amp; [Numbers.D743] &amp; &quot;[/url][/b]&quot; &amp;  &quot; [[b]&quot; &amp; [Numbers.C743] &amp; &quot;[/b]: [sup]&quot; &amp; [Numbers.G74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44] &gt; 0; &quot;[b]&quot; &amp; [Numbers.B744] &amp; &quot;. &quot; &amp; &quot;[url=&quot; &amp; [Numbers.E744] &amp; &quot;]&quot; &amp; [Numbers.D744] &amp; &quot;[/url][/b]&quot; &amp;  &quot; [[b]&quot; &amp; [Numbers.C744] &amp; &quot;[/b]: [sup]&quot; &amp; [Numbers.G74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45] &gt; 0; &quot;[b]&quot; &amp; [Numbers.B745] &amp; &quot;. &quot; &amp; &quot;[url=&quot; &amp; [Numbers.E745] &amp; &quot;]&quot; &amp; [Numbers.D745] &amp; &quot;[/url][/b]&quot; &amp;  &quot; [[b]&quot; &amp; [Numbers.C745] &amp; &quot;[/b]: [sup]&quot; &amp; [Numbers.G74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46] &gt; 0; &quot;[b]&quot; &amp; [Numbers.B746] &amp; &quot;. &quot; &amp; &quot;[url=&quot; &amp; [Numbers.E746] &amp; &quot;]&quot; &amp; [Numbers.D746] &amp; &quot;[/url][/b]&quot; &amp;  &quot; [[b]&quot; &amp; [Numbers.C746] &amp; &quot;[/b]: [sup]&quot; &amp; [Numbers.G74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47] &gt; 0; &quot;[b]&quot; &amp; [Numbers.B747] &amp; &quot;. &quot; &amp; &quot;[url=&quot; &amp; [Numbers.E747] &amp; &quot;]&quot; &amp; [Numbers.D747] &amp; &quot;[/url][/b]&quot; &amp;  &quot; [[b]&quot; &amp; [Numbers.C747] &amp; &quot;[/b]: [sup]&quot; &amp; [Numbers.G74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48] &gt; 0; &quot;[b]&quot; &amp; [Numbers.B748] &amp; &quot;. &quot; &amp; &quot;[url=&quot; &amp; [Numbers.E748] &amp; &quot;]&quot; &amp; [Numbers.D748] &amp; &quot;[/url][/b]&quot; &amp;  &quot; [[b]&quot; &amp; [Numbers.C748] &amp; &quot;[/b]: [sup]&quot; &amp; [Numbers.G74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49] &gt; 0; &quot;[b]&quot; &amp; [Numbers.B749] &amp; &quot;. &quot; &amp; &quot;[url=&quot; &amp; [Numbers.E749] &amp; &quot;]&quot; &amp; [Numbers.D749] &amp; &quot;[/url][/b]&quot; &amp;  &quot; [[b]&quot; &amp; [Numbers.C749] &amp; &quot;[/b]: [sup]&quot; &amp; [Numbers.G74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50] &gt; 0; &quot;[b]&quot; &amp; [Numbers.B750] &amp; &quot;. &quot; &amp; &quot;[url=&quot; &amp; [Numbers.E750] &amp; &quot;]&quot; &amp; [Numbers.D750] &amp; &quot;[/url][/b]&quot; &amp;  &quot; [[b]&quot; &amp; [Numbers.C750] &amp; &quot;[/b]: [sup]&quot; &amp; [Numbers.G75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51] &gt; 0; &quot;[b]&quot; &amp; [Numbers.B751] &amp; &quot;. &quot; &amp; &quot;[url=&quot; &amp; [Numbers.E751] &amp; &quot;]&quot; &amp; [Numbers.D751] &amp; &quot;[/url][/b]&quot; &amp;  &quot; [[b]&quot; &amp; [Numbers.C751] &amp; &quot;[/b]: [sup]&quot; &amp; [Numbers.G75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52] &gt; 0; &quot;[b]&quot; &amp; [Numbers.B752] &amp; &quot;. &quot; &amp; &quot;[url=&quot; &amp; [Numbers.E752] &amp; &quot;]&quot; &amp; [Numbers.D752] &amp; &quot;[/url][/b]&quot; &amp;  &quot; [[b]&quot; &amp; [Numbers.C752] &amp; &quot;[/b]: [sup]&quot; &amp; [Numbers.G75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53] &gt; 0; &quot;[b]&quot; &amp; [Numbers.B753] &amp; &quot;. &quot; &amp; &quot;[url=&quot; &amp; [Numbers.E753] &amp; &quot;]&quot; &amp; [Numbers.D753] &amp; &quot;[/url][/b]&quot; &amp;  &quot; [[b]&quot; &amp; [Numbers.C753] &amp; &quot;[/b]: [sup]&quot; &amp; [Numbers.G75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54] &gt; 0; &quot;[b]&quot; &amp; [Numbers.B754] &amp; &quot;. &quot; &amp; &quot;[url=&quot; &amp; [Numbers.E754] &amp; &quot;]&quot; &amp; [Numbers.D754] &amp; &quot;[/url][/b]&quot; &amp;  &quot; [[b]&quot; &amp; [Numbers.C754] &amp; &quot;[/b]: [sup]&quot; &amp; [Numbers.G75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55] &gt; 0; &quot;[b]&quot; &amp; [Numbers.B755] &amp; &quot;. &quot; &amp; &quot;[url=&quot; &amp; [Numbers.E755] &amp; &quot;]&quot; &amp; [Numbers.D755] &amp; &quot;[/url][/b]&quot; &amp;  &quot; [[b]&quot; &amp; [Numbers.C755] &amp; &quot;[/b]: [sup]&quot; &amp; [Numbers.G75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56] &gt; 0; &quot;[b]&quot; &amp; [Numbers.B756] &amp; &quot;. &quot; &amp; &quot;[url=&quot; &amp; [Numbers.E756] &amp; &quot;]&quot; &amp; [Numbers.D756] &amp; &quot;[/url][/b]&quot; &amp;  &quot; [[b]&quot; &amp; [Numbers.C756] &amp; &quot;[/b]: [sup]&quot; &amp; [Numbers.G75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57] &gt; 0; &quot;[b]&quot; &amp; [Numbers.B757] &amp; &quot;. &quot; &amp; &quot;[url=&quot; &amp; [Numbers.E757] &amp; &quot;]&quot; &amp; [Numbers.D757] &amp; &quot;[/url][/b]&quot; &amp;  &quot; [[b]&quot; &amp; [Numbers.C757] &amp; &quot;[/b]: [sup]&quot; &amp; [Numbers.G75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58] &gt; 0; &quot;[b]&quot; &amp; [Numbers.B758] &amp; &quot;. &quot; &amp; &quot;[url=&quot; &amp; [Numbers.E758] &amp; &quot;]&quot; &amp; [Numbers.D758] &amp; &quot;[/url][/b]&quot; &amp;  &quot; [[b]&quot; &amp; [Numbers.C758] &amp; &quot;[/b]: [sup]&quot; &amp; [Numbers.G75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59] &gt; 0; &quot;[b]&quot; &amp; [Numbers.B759] &amp; &quot;. &quot; &amp; &quot;[url=&quot; &amp; [Numbers.E759] &amp; &quot;]&quot; &amp; [Numbers.D759] &amp; &quot;[/url][/b]&quot; &amp;  &quot; [[b]&quot; &amp; [Numbers.C759] &amp; &quot;[/b]: [sup]&quot; &amp; [Numbers.G75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60] &gt; 0; &quot;[b]&quot; &amp; [Numbers.B760] &amp; &quot;. &quot; &amp; &quot;[url=&quot; &amp; [Numbers.E760] &amp; &quot;]&quot; &amp; [Numbers.D760] &amp; &quot;[/url][/b]&quot; &amp;  &quot; [[b]&quot; &amp; [Numbers.C760] &amp; &quot;[/b]: [sup]&quot; &amp; [Numbers.G76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61] &gt; 0; &quot;[b]&quot; &amp; [Numbers.B761] &amp; &quot;. &quot; &amp; &quot;[url=&quot; &amp; [Numbers.E761] &amp; &quot;]&quot; &amp; [Numbers.D761] &amp; &quot;[/url][/b]&quot; &amp;  &quot; [[b]&quot; &amp; [Numbers.C761] &amp; &quot;[/b]: [sup]&quot; &amp; [Numbers.G76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62] &gt; 0; &quot;[b]&quot; &amp; [Numbers.B762] &amp; &quot;. &quot; &amp; &quot;[url=&quot; &amp; [Numbers.E762] &amp; &quot;]&quot; &amp; [Numbers.D762] &amp; &quot;[/url][/b]&quot; &amp;  &quot; [[b]&quot; &amp; [Numbers.C762] &amp; &quot;[/b]: [sup]&quot; &amp; [Numbers.G76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63] &gt; 0; &quot;[b]&quot; &amp; [Numbers.B763] &amp; &quot;. &quot; &amp; &quot;[url=&quot; &amp; [Numbers.E763] &amp; &quot;]&quot; &amp; [Numbers.D763] &amp; &quot;[/url][/b]&quot; &amp;  &quot; [[b]&quot; &amp; [Numbers.C763] &amp; &quot;[/b]: [sup]&quot; &amp; [Numbers.G76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64] &gt; 0; &quot;[b]&quot; &amp; [Numbers.B764] &amp; &quot;. &quot; &amp; &quot;[url=&quot; &amp; [Numbers.E764] &amp; &quot;]&quot; &amp; [Numbers.D764] &amp; &quot;[/url][/b]&quot; &amp;  &quot; [[b]&quot; &amp; [Numbers.C764] &amp; &quot;[/b]: [sup]&quot; &amp; [Numbers.G76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65] &gt; 0; &quot;[b]&quot; &amp; [Numbers.B765] &amp; &quot;. &quot; &amp; &quot;[url=&quot; &amp; [Numbers.E765] &amp; &quot;]&quot; &amp; [Numbers.D765] &amp; &quot;[/url][/b]&quot; &amp;  &quot; [[b]&quot; &amp; [Numbers.C765] &amp; &quot;[/b]: [sup]&quot; &amp; [Numbers.G76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66] &gt; 0; &quot;[b]&quot; &amp; [Numbers.B766] &amp; &quot;. &quot; &amp; &quot;[url=&quot; &amp; [Numbers.E766] &amp; &quot;]&quot; &amp; [Numbers.D766] &amp; &quot;[/url][/b]&quot; &amp;  &quot; [[b]&quot; &amp; [Numbers.C766] &amp; &quot;[/b]: [sup]&quot; &amp; [Numbers.G76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67] &gt; 0; &quot;[b]&quot; &amp; [Numbers.B767] &amp; &quot;. &quot; &amp; &quot;[url=&quot; &amp; [Numbers.E767] &amp; &quot;]&quot; &amp; [Numbers.D767] &amp; &quot;[/url][/b]&quot; &amp;  &quot; [[b]&quot; &amp; [Numbers.C767] &amp; &quot;[/b]: [sup]&quot; &amp; [Numbers.G76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68] &gt; 0; &quot;[b]&quot; &amp; [Numbers.B768] &amp; &quot;. &quot; &amp; &quot;[url=&quot; &amp; [Numbers.E768] &amp; &quot;]&quot; &amp; [Numbers.D768] &amp; &quot;[/url][/b]&quot; &amp;  &quot; [[b]&quot; &amp; [Numbers.C768] &amp; &quot;[/b]: [sup]&quot; &amp; [Numbers.G76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69] &gt; 0; &quot;[b]&quot; &amp; [Numbers.B769] &amp; &quot;. &quot; &amp; &quot;[url=&quot; &amp; [Numbers.E769] &amp; &quot;]&quot; &amp; [Numbers.D769] &amp; &quot;[/url][/b]&quot; &amp;  &quot; [[b]&quot; &amp; [Numbers.C769] &amp; &quot;[/b]: [sup]&quot; &amp; [Numbers.G76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70] &gt; 0; &quot;[b]&quot; &amp; [Numbers.B770] &amp; &quot;. &quot; &amp; &quot;[url=&quot; &amp; [Numbers.E770] &amp; &quot;]&quot; &amp; [Numbers.D770] &amp; &quot;[/url][/b]&quot; &amp;  &quot; [[b]&quot; &amp; [Numbers.C770] &amp; &quot;[/b]: [sup]&quot; &amp; [Numbers.G77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71] &gt; 0; &quot;[b]&quot; &amp; [Numbers.B771] &amp; &quot;. &quot; &amp; &quot;[url=&quot; &amp; [Numbers.E771] &amp; &quot;]&quot; &amp; [Numbers.D771] &amp; &quot;[/url][/b]&quot; &amp;  &quot; [[b]&quot; &amp; [Numbers.C771] &amp; &quot;[/b]: [sup]&quot; &amp; [Numbers.G77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72] &gt; 0; &quot;[b]&quot; &amp; [Numbers.B772] &amp; &quot;. &quot; &amp; &quot;[url=&quot; &amp; [Numbers.E772] &amp; &quot;]&quot; &amp; [Numbers.D772] &amp; &quot;[/url][/b]&quot; &amp;  &quot; [[b]&quot; &amp; [Numbers.C772] &amp; &quot;[/b]: [sup]&quot; &amp; [Numbers.G77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73] &gt; 0; &quot;[b]&quot; &amp; [Numbers.B773] &amp; &quot;. &quot; &amp; &quot;[url=&quot; &amp; [Numbers.E773] &amp; &quot;]&quot; &amp; [Numbers.D773] &amp; &quot;[/url][/b]&quot; &amp;  &quot; [[b]&quot; &amp; [Numbers.C773] &amp; &quot;[/b]: [sup]&quot; &amp; [Numbers.G77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74] &gt; 0; &quot;[b]&quot; &amp; [Numbers.B774] &amp; &quot;. &quot; &amp; &quot;[url=&quot; &amp; [Numbers.E774] &amp; &quot;]&quot; &amp; [Numbers.D774] &amp; &quot;[/url][/b]&quot; &amp;  &quot; [[b]&quot; &amp; [Numbers.C774] &amp; &quot;[/b]: [sup]&quot; &amp; [Numbers.G77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75] &gt; 0; &quot;[b]&quot; &amp; [Numbers.B775] &amp; &quot;. &quot; &amp; &quot;[url=&quot; &amp; [Numbers.E775] &amp; &quot;]&quot; &amp; [Numbers.D775] &amp; &quot;[/url][/b]&quot; &amp;  &quot; [[b]&quot; &amp; [Numbers.C775] &amp; &quot;[/b]: [sup]&quot; &amp; [Numbers.G77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76] &gt; 0; &quot;[b]&quot; &amp; [Numbers.B776] &amp; &quot;. &quot; &amp; &quot;[url=&quot; &amp; [Numbers.E776] &amp; &quot;]&quot; &amp; [Numbers.D776] &amp; &quot;[/url][/b]&quot; &amp;  &quot; [[b]&quot; &amp; [Numbers.C776] &amp; &quot;[/b]: [sup]&quot; &amp; [Numbers.G77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77] &gt; 0; &quot;[b]&quot; &amp; [Numbers.B777] &amp; &quot;. &quot; &amp; &quot;[url=&quot; &amp; [Numbers.E777] &amp; &quot;]&quot; &amp; [Numbers.D777] &amp; &quot;[/url][/b]&quot; &amp;  &quot; [[b]&quot; &amp; [Numbers.C777] &amp; &quot;[/b]: [sup]&quot; &amp; [Numbers.G77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78] &gt; 0; &quot;[b]&quot; &amp; [Numbers.B778] &amp; &quot;. &quot; &amp; &quot;[url=&quot; &amp; [Numbers.E778] &amp; &quot;]&quot; &amp; [Numbers.D778] &amp; &quot;[/url][/b]&quot; &amp;  &quot; [[b]&quot; &amp; [Numbers.C778] &amp; &quot;[/b]: [sup]&quot; &amp; [Numbers.G77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79] &gt; 0; &quot;[b]&quot; &amp; [Numbers.B779] &amp; &quot;. &quot; &amp; &quot;[url=&quot; &amp; [Numbers.E779] &amp; &quot;]&quot; &amp; [Numbers.D779] &amp; &quot;[/url][/b]&quot; &amp;  &quot; [[b]&quot; &amp; [Numbers.C779] &amp; &quot;[/b]: [sup]&quot; &amp; [Numbers.G77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80] &gt; 0; &quot;[b]&quot; &amp; [Numbers.B780] &amp; &quot;. &quot; &amp; &quot;[url=&quot; &amp; [Numbers.E780] &amp; &quot;]&quot; &amp; [Numbers.D780] &amp; &quot;[/url][/b]&quot; &amp;  &quot; [[b]&quot; &amp; [Numbers.C780] &amp; &quot;[/b]: [sup]&quot; &amp; [Numbers.G78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81] &gt; 0; &quot;[b]&quot; &amp; [Numbers.B781] &amp; &quot;. &quot; &amp; &quot;[url=&quot; &amp; [Numbers.E781] &amp; &quot;]&quot; &amp; [Numbers.D781] &amp; &quot;[/url][/b]&quot; &amp;  &quot; [[b]&quot; &amp; [Numbers.C781] &amp; &quot;[/b]: [sup]&quot; &amp; [Numbers.G78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82] &gt; 0; &quot;[b]&quot; &amp; [Numbers.B782] &amp; &quot;. &quot; &amp; &quot;[url=&quot; &amp; [Numbers.E782] &amp; &quot;]&quot; &amp; [Numbers.D782] &amp; &quot;[/url][/b]&quot; &amp;  &quot; [[b]&quot; &amp; [Numbers.C782] &amp; &quot;[/b]: [sup]&quot; &amp; [Numbers.G78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83] &gt; 0; &quot;[b]&quot; &amp; [Numbers.B783] &amp; &quot;. &quot; &amp; &quot;[url=&quot; &amp; [Numbers.E783] &amp; &quot;]&quot; &amp; [Numbers.D783] &amp; &quot;[/url][/b]&quot; &amp;  &quot; [[b]&quot; &amp; [Numbers.C783] &amp; &quot;[/b]: [sup]&quot; &amp; [Numbers.G78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84] &gt; 0; &quot;[b]&quot; &amp; [Numbers.B784] &amp; &quot;. &quot; &amp; &quot;[url=&quot; &amp; [Numbers.E784] &amp; &quot;]&quot; &amp; [Numbers.D784] &amp; &quot;[/url][/b]&quot; &amp;  &quot; [[b]&quot; &amp; [Numbers.C784] &amp; &quot;[/b]: [sup]&quot; &amp; [Numbers.G78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85] &gt; 0; &quot;[b]&quot; &amp; [Numbers.B785] &amp; &quot;. &quot; &amp; &quot;[url=&quot; &amp; [Numbers.E785] &amp; &quot;]&quot; &amp; [Numbers.D785] &amp; &quot;[/url][/b]&quot; &amp;  &quot; [[b]&quot; &amp; [Numbers.C785] &amp; &quot;[/b]: [sup]&quot; &amp; [Numbers.G78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86] &gt; 0; &quot;[b]&quot; &amp; [Numbers.B786] &amp; &quot;. &quot; &amp; &quot;[url=&quot; &amp; [Numbers.E786] &amp; &quot;]&quot; &amp; [Numbers.D786] &amp; &quot;[/url][/b]&quot; &amp;  &quot; [[b]&quot; &amp; [Numbers.C786] &amp; &quot;[/b]: [sup]&quot; &amp; [Numbers.G78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87] &gt; 0; &quot;[b]&quot; &amp; [Numbers.B787] &amp; &quot;. &quot; &amp; &quot;[url=&quot; &amp; [Numbers.E787] &amp; &quot;]&quot; &amp; [Numbers.D787] &amp; &quot;[/url][/b]&quot; &amp;  &quot; [[b]&quot; &amp; [Numbers.C787] &amp; &quot;[/b]: [sup]&quot; &amp; [Numbers.G78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88] &gt; 0; &quot;[b]&quot; &amp; [Numbers.B788] &amp; &quot;. &quot; &amp; &quot;[url=&quot; &amp; [Numbers.E788] &amp; &quot;]&quot; &amp; [Numbers.D788] &amp; &quot;[/url][/b]&quot; &amp;  &quot; [[b]&quot; &amp; [Numbers.C788] &amp; &quot;[/b]: [sup]&quot; &amp; [Numbers.G78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89] &gt; 0; &quot;[b]&quot; &amp; [Numbers.B789] &amp; &quot;. &quot; &amp; &quot;[url=&quot; &amp; [Numbers.E789] &amp; &quot;]&quot; &amp; [Numbers.D789] &amp; &quot;[/url][/b]&quot; &amp;  &quot; [[b]&quot; &amp; [Numbers.C789] &amp; &quot;[/b]: [sup]&quot; &amp; [Numbers.G78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90] &gt; 0; &quot;[b]&quot; &amp; [Numbers.B790] &amp; &quot;. &quot; &amp; &quot;[url=&quot; &amp; [Numbers.E790] &amp; &quot;]&quot; &amp; [Numbers.D790] &amp; &quot;[/url][/b]&quot; &amp;  &quot; [[b]&quot; &amp; [Numbers.C790] &amp; &quot;[/b]: [sup]&quot; &amp; [Numbers.G79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91] &gt; 0; &quot;[b]&quot; &amp; [Numbers.B791] &amp; &quot;. &quot; &amp; &quot;[url=&quot; &amp; [Numbers.E791] &amp; &quot;]&quot; &amp; [Numbers.D791] &amp; &quot;[/url][/b]&quot; &amp;  &quot; [[b]&quot; &amp; [Numbers.C791] &amp; &quot;[/b]: [sup]&quot; &amp; [Numbers.G79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92] &gt; 0; &quot;[b]&quot; &amp; [Numbers.B792] &amp; &quot;. &quot; &amp; &quot;[url=&quot; &amp; [Numbers.E792] &amp; &quot;]&quot; &amp; [Numbers.D792] &amp; &quot;[/url][/b]&quot; &amp;  &quot; [[b]&quot; &amp; [Numbers.C792] &amp; &quot;[/b]: [sup]&quot; &amp; [Numbers.G79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93] &gt; 0; &quot;[b]&quot; &amp; [Numbers.B793] &amp; &quot;. &quot; &amp; &quot;[url=&quot; &amp; [Numbers.E793] &amp; &quot;]&quot; &amp; [Numbers.D793] &amp; &quot;[/url][/b]&quot; &amp;  &quot; [[b]&quot; &amp; [Numbers.C793] &amp; &quot;[/b]: [sup]&quot; &amp; [Numbers.G79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94] &gt; 0; &quot;[b]&quot; &amp; [Numbers.B794] &amp; &quot;. &quot; &amp; &quot;[url=&quot; &amp; [Numbers.E794] &amp; &quot;]&quot; &amp; [Numbers.D794] &amp; &quot;[/url][/b]&quot; &amp;  &quot; [[b]&quot; &amp; [Numbers.C794] &amp; &quot;[/b]: [sup]&quot; &amp; [Numbers.G79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95] &gt; 0; &quot;[b]&quot; &amp; [Numbers.B795] &amp; &quot;. &quot; &amp; &quot;[url=&quot; &amp; [Numbers.E795] &amp; &quot;]&quot; &amp; [Numbers.D795] &amp; &quot;[/url][/b]&quot; &amp;  &quot; [[b]&quot; &amp; [Numbers.C795] &amp; &quot;[/b]: [sup]&quot; &amp; [Numbers.G79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96] &gt; 0; &quot;[b]&quot; &amp; [Numbers.B796] &amp; &quot;. &quot; &amp; &quot;[url=&quot; &amp; [Numbers.E796] &amp; &quot;]&quot; &amp; [Numbers.D796] &amp; &quot;[/url][/b]&quot; &amp;  &quot; [[b]&quot; &amp; [Numbers.C796] &amp; &quot;[/b]: [sup]&quot; &amp; [Numbers.G79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97] &gt; 0; &quot;[b]&quot; &amp; [Numbers.B797] &amp; &quot;. &quot; &amp; &quot;[url=&quot; &amp; [Numbers.E797] &amp; &quot;]&quot; &amp; [Numbers.D797] &amp; &quot;[/url][/b]&quot; &amp;  &quot; [[b]&quot; &amp; [Numbers.C797] &amp; &quot;[/b]: [sup]&quot; &amp; [Numbers.G79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98] &gt; 0; &quot;[b]&quot; &amp; [Numbers.B798] &amp; &quot;. &quot; &amp; &quot;[url=&quot; &amp; [Numbers.E798] &amp; &quot;]&quot; &amp; [Numbers.D798] &amp; &quot;[/url][/b]&quot; &amp;  &quot; [[b]&quot; &amp; [Numbers.C798] &amp; &quot;[/b]: [sup]&quot; &amp; [Numbers.G79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99] &gt; 0; &quot;[b]&quot; &amp; [Numbers.B799] &amp; &quot;. &quot; &amp; &quot;[url=&quot; &amp; [Numbers.E799] &amp; &quot;]&quot; &amp; [Numbers.D799] &amp; &quot;[/url][/b]&quot; &amp;  &quot; [[b]&quot; &amp; [Numbers.C799] &amp; &quot;[/b]: [sup]&quot; &amp; [Numbers.G79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00] &gt; 0; &quot;[b]&quot; &amp; [Numbers.B800] &amp; &quot;. &quot; &amp; &quot;[url=&quot; &amp; [Numbers.E800] &amp; &quot;]&quot; &amp; [Numbers.D800] &amp; &quot;[/url][/b]&quot; &amp;  &quot; [[b]&quot; &amp; [Numbers.C800] &amp; &quot;[/b]: [sup]&quot; &amp; [Numbers.G80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01] &gt; 0; &quot;[b]&quot; &amp; [Numbers.B801] &amp; &quot;. &quot; &amp; &quot;[url=&quot; &amp; [Numbers.E801] &amp; &quot;]&quot; &amp; [Numbers.D801] &amp; &quot;[/url][/b]&quot; &amp;  &quot; [[b]&quot; &amp; [Numbers.C801] &amp; &quot;[/b]: [sup]&quot; &amp; [Numbers.G80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02] &gt; 0; &quot;[b]&quot; &amp; [Numbers.B802] &amp; &quot;. &quot; &amp; &quot;[url=&quot; &amp; [Numbers.E802] &amp; &quot;]&quot; &amp; [Numbers.D802] &amp; &quot;[/url][/b]&quot; &amp;  &quot; [[b]&quot; &amp; [Numbers.C802] &amp; &quot;[/b]: [sup]&quot; &amp; [Numbers.G80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03] &gt; 0; &quot;[b]&quot; &amp; [Numbers.B803] &amp; &quot;. &quot; &amp; &quot;[url=&quot; &amp; [Numbers.E803] &amp; &quot;]&quot; &amp; [Numbers.D803] &amp; &quot;[/url][/b]&quot; &amp;  &quot; [[b]&quot; &amp; [Numbers.C803] &amp; &quot;[/b]: [sup]&quot; &amp; [Numbers.G80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04] &gt; 0; &quot;[b]&quot; &amp; [Numbers.B804] &amp; &quot;. &quot; &amp; &quot;[url=&quot; &amp; [Numbers.E804] &amp; &quot;]&quot; &amp; [Numbers.D804] &amp; &quot;[/url][/b]&quot; &amp;  &quot; [[b]&quot; &amp; [Numbers.C804] &amp; &quot;[/b]: [sup]&quot; &amp; [Numbers.G80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05] &gt; 0; &quot;[b]&quot; &amp; [Numbers.B805] &amp; &quot;. &quot; &amp; &quot;[url=&quot; &amp; [Numbers.E805] &amp; &quot;]&quot; &amp; [Numbers.D805] &amp; &quot;[/url][/b]&quot; &amp;  &quot; [[b]&quot; &amp; [Numbers.C805] &amp; &quot;[/b]: [sup]&quot; &amp; [Numbers.G80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06] &gt; 0; &quot;[b]&quot; &amp; [Numbers.B806] &amp; &quot;. &quot; &amp; &quot;[url=&quot; &amp; [Numbers.E806] &amp; &quot;]&quot; &amp; [Numbers.D806] &amp; &quot;[/url][/b]&quot; &amp;  &quot; [[b]&quot; &amp; [Numbers.C806] &amp; &quot;[/b]: [sup]&quot; &amp; [Numbers.G80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07] &gt; 0; &quot;[b]&quot; &amp; [Numbers.B807] &amp; &quot;. &quot; &amp; &quot;[url=&quot; &amp; [Numbers.E807] &amp; &quot;]&quot; &amp; [Numbers.D807] &amp; &quot;[/url][/b]&quot; &amp;  &quot; [[b]&quot; &amp; [Numbers.C807] &amp; &quot;[/b]: [sup]&quot; &amp; [Numbers.G80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08] &gt; 0; &quot;[b]&quot; &amp; [Numbers.B808] &amp; &quot;. &quot; &amp; &quot;[url=&quot; &amp; [Numbers.E808] &amp; &quot;]&quot; &amp; [Numbers.D808] &amp; &quot;[/url][/b]&quot; &amp;  &quot; [[b]&quot; &amp; [Numbers.C808] &amp; &quot;[/b]: [sup]&quot; &amp; [Numbers.G80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09] &gt; 0; &quot;[b]&quot; &amp; [Numbers.B809] &amp; &quot;. &quot; &amp; &quot;[url=&quot; &amp; [Numbers.E809] &amp; &quot;]&quot; &amp; [Numbers.D809] &amp; &quot;[/url][/b]&quot; &amp;  &quot; [[b]&quot; &amp; [Numbers.C809] &amp; &quot;[/b]: [sup]&quot; &amp; [Numbers.G80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10] &gt; 0; &quot;[b]&quot; &amp; [Numbers.B810] &amp; &quot;. &quot; &amp; &quot;[url=&quot; &amp; [Numbers.E810] &amp; &quot;]&quot; &amp; [Numbers.D810] &amp; &quot;[/url][/b]&quot; &amp;  &quot; [[b]&quot; &amp; [Numbers.C810] &amp; &quot;[/b]: [sup]&quot; &amp; [Numbers.G81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11] &gt; 0; &quot;[b]&quot; &amp; [Numbers.B811] &amp; &quot;. &quot; &amp; &quot;[url=&quot; &amp; [Numbers.E811] &amp; &quot;]&quot; &amp; [Numbers.D811] &amp; &quot;[/url][/b]&quot; &amp;  &quot; [[b]&quot; &amp; [Numbers.C811] &amp; &quot;[/b]: [sup]&quot; &amp; [Numbers.G81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12] &gt; 0; &quot;[b]&quot; &amp; [Numbers.B812] &amp; &quot;. &quot; &amp; &quot;[url=&quot; &amp; [Numbers.E812] &amp; &quot;]&quot; &amp; [Numbers.D812] &amp; &quot;[/url][/b]&quot; &amp;  &quot; [[b]&quot; &amp; [Numbers.C812] &amp; &quot;[/b]: [sup]&quot; &amp; [Numbers.G81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13] &gt; 0; &quot;[b]&quot; &amp; [Numbers.B813] &amp; &quot;. &quot; &amp; &quot;[url=&quot; &amp; [Numbers.E813] &amp; &quot;]&quot; &amp; [Numbers.D813] &amp; &quot;[/url][/b]&quot; &amp;  &quot; [[b]&quot; &amp; [Numbers.C813] &amp; &quot;[/b]: [sup]&quot; &amp; [Numbers.G81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14] &gt; 0; &quot;[b]&quot; &amp; [Numbers.B814] &amp; &quot;. &quot; &amp; &quot;[url=&quot; &amp; [Numbers.E814] &amp; &quot;]&quot; &amp; [Numbers.D814] &amp; &quot;[/url][/b]&quot; &amp;  &quot; [[b]&quot; &amp; [Numbers.C814] &amp; &quot;[/b]: [sup]&quot; &amp; [Numbers.G81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15] &gt; 0; &quot;[b]&quot; &amp; [Numbers.B815] &amp; &quot;. &quot; &amp; &quot;[url=&quot; &amp; [Numbers.E815] &amp; &quot;]&quot; &amp; [Numbers.D815] &amp; &quot;[/url][/b]&quot; &amp;  &quot; [[b]&quot; &amp; [Numbers.C815] &amp; &quot;[/b]: [sup]&quot; &amp; [Numbers.G81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16] &gt; 0; &quot;[b]&quot; &amp; [Numbers.B816] &amp; &quot;. &quot; &amp; &quot;[url=&quot; &amp; [Numbers.E816] &amp; &quot;]&quot; &amp; [Numbers.D816] &amp; &quot;[/url][/b]&quot; &amp;  &quot; [[b]&quot; &amp; [Numbers.C816] &amp; &quot;[/b]: [sup]&quot; &amp; [Numbers.G81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17] &gt; 0; &quot;[b]&quot; &amp; [Numbers.B817] &amp; &quot;. &quot; &amp; &quot;[url=&quot; &amp; [Numbers.E817] &amp; &quot;]&quot; &amp; [Numbers.D817] &amp; &quot;[/url][/b]&quot; &amp;  &quot; [[b]&quot; &amp; [Numbers.C817] &amp; &quot;[/b]: [sup]&quot; &amp; [Numbers.G81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18] &gt; 0; &quot;[b]&quot; &amp; [Numbers.B818] &amp; &quot;. &quot; &amp; &quot;[url=&quot; &amp; [Numbers.E818] &amp; &quot;]&quot; &amp; [Numbers.D818] &amp; &quot;[/url][/b]&quot; &amp;  &quot; [[b]&quot; &amp; [Numbers.C818] &amp; &quot;[/b]: [sup]&quot; &amp; [Numbers.G81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19] &gt; 0; &quot;[b]&quot; &amp; [Numbers.B819] &amp; &quot;. &quot; &amp; &quot;[url=&quot; &amp; [Numbers.E819] &amp; &quot;]&quot; &amp; [Numbers.D819] &amp; &quot;[/url][/b]&quot; &amp;  &quot; [[b]&quot; &amp; [Numbers.C819] &amp; &quot;[/b]: [sup]&quot; &amp; [Numbers.G81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20] &gt; 0; &quot;[b]&quot; &amp; [Numbers.B820] &amp; &quot;. &quot; &amp; &quot;[url=&quot; &amp; [Numbers.E820] &amp; &quot;]&quot; &amp; [Numbers.D820] &amp; &quot;[/url][/b]&quot; &amp;  &quot; [[b]&quot; &amp; [Numbers.C820] &amp; &quot;[/b]: [sup]&quot; &amp; [Numbers.G82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21] &gt; 0; &quot;[b]&quot; &amp; [Numbers.B821] &amp; &quot;. &quot; &amp; &quot;[url=&quot; &amp; [Numbers.E821] &amp; &quot;]&quot; &amp; [Numbers.D821] &amp; &quot;[/url][/b]&quot; &amp;  &quot; [[b]&quot; &amp; [Numbers.C821] &amp; &quot;[/b]: [sup]&quot; &amp; [Numbers.G82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22] &gt; 0; &quot;[b]&quot; &amp; [Numbers.B822] &amp; &quot;. &quot; &amp; &quot;[url=&quot; &amp; [Numbers.E822] &amp; &quot;]&quot; &amp; [Numbers.D822] &amp; &quot;[/url][/b]&quot; &amp;  &quot; [[b]&quot; &amp; [Numbers.C822] &amp; &quot;[/b]: [sup]&quot; &amp; [Numbers.G82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23] &gt; 0; &quot;[b]&quot; &amp; [Numbers.B823] &amp; &quot;. &quot; &amp; &quot;[url=&quot; &amp; [Numbers.E823] &amp; &quot;]&quot; &amp; [Numbers.D823] &amp; &quot;[/url][/b]&quot; &amp;  &quot; [[b]&quot; &amp; [Numbers.C823] &amp; &quot;[/b]: [sup]&quot; &amp; [Numbers.G82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24] &gt; 0; &quot;[b]&quot; &amp; [Numbers.B824] &amp; &quot;. &quot; &amp; &quot;[url=&quot; &amp; [Numbers.E824] &amp; &quot;]&quot; &amp; [Numbers.D824] &amp; &quot;[/url][/b]&quot; &amp;  &quot; [[b]&quot; &amp; [Numbers.C824] &amp; &quot;[/b]: [sup]&quot; &amp; [Numbers.G82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25] &gt; 0; &quot;[b]&quot; &amp; [Numbers.B825] &amp; &quot;. &quot; &amp; &quot;[url=&quot; &amp; [Numbers.E825] &amp; &quot;]&quot; &amp; [Numbers.D825] &amp; &quot;[/url][/b]&quot; &amp;  &quot; [[b]&quot; &amp; [Numbers.C825] &amp; &quot;[/b]: [sup]&quot; &amp; [Numbers.G82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26] &gt; 0; &quot;[b]&quot; &amp; [Numbers.B826] &amp; &quot;. &quot; &amp; &quot;[url=&quot; &amp; [Numbers.E826] &amp; &quot;]&quot; &amp; [Numbers.D826] &amp; &quot;[/url][/b]&quot; &amp;  &quot; [[b]&quot; &amp; [Numbers.C826] &amp; &quot;[/b]: [sup]&quot; &amp; [Numbers.G82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27] &gt; 0; &quot;[b]&quot; &amp; [Numbers.B827] &amp; &quot;. &quot; &amp; &quot;[url=&quot; &amp; [Numbers.E827] &amp; &quot;]&quot; &amp; [Numbers.D827] &amp; &quot;[/url][/b]&quot; &amp;  &quot; [[b]&quot; &amp; [Numbers.C827] &amp; &quot;[/b]: [sup]&quot; &amp; [Numbers.G82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28] &gt; 0; &quot;[b]&quot; &amp; [Numbers.B828] &amp; &quot;. &quot; &amp; &quot;[url=&quot; &amp; [Numbers.E828] &amp; &quot;]&quot; &amp; [Numbers.D828] &amp; &quot;[/url][/b]&quot; &amp;  &quot; [[b]&quot; &amp; [Numbers.C828] &amp; &quot;[/b]: [sup]&quot; &amp; [Numbers.G82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29] &gt; 0; &quot;[b]&quot; &amp; [Numbers.B829] &amp; &quot;. &quot; &amp; &quot;[url=&quot; &amp; [Numbers.E829] &amp; &quot;]&quot; &amp; [Numbers.D829] &amp; &quot;[/url][/b]&quot; &amp;  &quot; [[b]&quot; &amp; [Numbers.C829] &amp; &quot;[/b]: [sup]&quot; &amp; [Numbers.G82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30] &gt; 0; &quot;[b]&quot; &amp; [Numbers.B830] &amp; &quot;. &quot; &amp; &quot;[url=&quot; &amp; [Numbers.E830] &amp; &quot;]&quot; &amp; [Numbers.D830] &amp; &quot;[/url][/b]&quot; &amp;  &quot; [[b]&quot; &amp; [Numbers.C830] &amp; &quot;[/b]: [sup]&quot; &amp; [Numbers.G83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31] &gt; 0; &quot;[b]&quot; &amp; [Numbers.B831] &amp; &quot;. &quot; &amp; &quot;[url=&quot; &amp; [Numbers.E831] &amp; &quot;]&quot; &amp; [Numbers.D831] &amp; &quot;[/url][/b]&quot; &amp;  &quot; [[b]&quot; &amp; [Numbers.C831] &amp; &quot;[/b]: [sup]&quot; &amp; [Numbers.G83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32] &gt; 0; &quot;[b]&quot; &amp; [Numbers.B832] &amp; &quot;. &quot; &amp; &quot;[url=&quot; &amp; [Numbers.E832] &amp; &quot;]&quot; &amp; [Numbers.D832] &amp; &quot;[/url][/b]&quot; &amp;  &quot; [[b]&quot; &amp; [Numbers.C832] &amp; &quot;[/b]: [sup]&quot; &amp; [Numbers.G83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33] &gt; 0; &quot;[b]&quot; &amp; [Numbers.B833] &amp; &quot;. &quot; &amp; &quot;[url=&quot; &amp; [Numbers.E833] &amp; &quot;]&quot; &amp; [Numbers.D833] &amp; &quot;[/url][/b]&quot; &amp;  &quot; [[b]&quot; &amp; [Numbers.C833] &amp; &quot;[/b]: [sup]&quot; &amp; [Numbers.G83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34] &gt; 0; &quot;[b]&quot; &amp; [Numbers.B834] &amp; &quot;. &quot; &amp; &quot;[url=&quot; &amp; [Numbers.E834] &amp; &quot;]&quot; &amp; [Numbers.D834] &amp; &quot;[/url][/b]&quot; &amp;  &quot; [[b]&quot; &amp; [Numbers.C834] &amp; &quot;[/b]: [sup]&quot; &amp; [Numbers.G83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35] &gt; 0; &quot;[b]&quot; &amp; [Numbers.B835] &amp; &quot;. &quot; &amp; &quot;[url=&quot; &amp; [Numbers.E835] &amp; &quot;]&quot; &amp; [Numbers.D835] &amp; &quot;[/url][/b]&quot; &amp;  &quot; [[b]&quot; &amp; [Numbers.C835] &amp; &quot;[/b]: [sup]&quot; &amp; [Numbers.G83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36] &gt; 0; &quot;[b]&quot; &amp; [Numbers.B836] &amp; &quot;. &quot; &amp; &quot;[url=&quot; &amp; [Numbers.E836] &amp; &quot;]&quot; &amp; [Numbers.D836] &amp; &quot;[/url][/b]&quot; &amp;  &quot; [[b]&quot; &amp; [Numbers.C836] &amp; &quot;[/b]: [sup]&quot; &amp; [Numbers.G83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37] &gt; 0; &quot;[b]&quot; &amp; [Numbers.B837] &amp; &quot;. &quot; &amp; &quot;[url=&quot; &amp; [Numbers.E837] &amp; &quot;]&quot; &amp; [Numbers.D837] &amp; &quot;[/url][/b]&quot; &amp;  &quot; [[b]&quot; &amp; [Numbers.C837] &amp; &quot;[/b]: [sup]&quot; &amp; [Numbers.G83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38] &gt; 0; &quot;[b]&quot; &amp; [Numbers.B838] &amp; &quot;. &quot; &amp; &quot;[url=&quot; &amp; [Numbers.E838] &amp; &quot;]&quot; &amp; [Numbers.D838] &amp; &quot;[/url][/b]&quot; &amp;  &quot; [[b]&quot; &amp; [Numbers.C838] &amp; &quot;[/b]: [sup]&quot; &amp; [Numbers.G83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39] &gt; 0; &quot;[b]&quot; &amp; [Numbers.B839] &amp; &quot;. &quot; &amp; &quot;[url=&quot; &amp; [Numbers.E839] &amp; &quot;]&quot; &amp; [Numbers.D839] &amp; &quot;[/url][/b]&quot; &amp;  &quot; [[b]&quot; &amp; [Numbers.C839] &amp; &quot;[/b]: [sup]&quot; &amp; [Numbers.G83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40] &gt; 0; &quot;[b]&quot; &amp; [Numbers.B840] &amp; &quot;. &quot; &amp; &quot;[url=&quot; &amp; [Numbers.E840] &amp; &quot;]&quot; &amp; [Numbers.D840] &amp; &quot;[/url][/b]&quot; &amp;  &quot; [[b]&quot; &amp; [Numbers.C840] &amp; &quot;[/b]: [sup]&quot; &amp; [Numbers.G84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41] &gt; 0; &quot;[b]&quot; &amp; [Numbers.B841] &amp; &quot;. &quot; &amp; &quot;[url=&quot; &amp; [Numbers.E841] &amp; &quot;]&quot; &amp; [Numbers.D841] &amp; &quot;[/url][/b]&quot; &amp;  &quot; [[b]&quot; &amp; [Numbers.C841] &amp; &quot;[/b]: [sup]&quot; &amp; [Numbers.G84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42] &gt; 0; &quot;[b]&quot; &amp; [Numbers.B842] &amp; &quot;. &quot; &amp; &quot;[url=&quot; &amp; [Numbers.E842] &amp; &quot;]&quot; &amp; [Numbers.D842] &amp; &quot;[/url][/b]&quot; &amp;  &quot; [[b]&quot; &amp; [Numbers.C842] &amp; &quot;[/b]: [sup]&quot; &amp; [Numbers.G84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43] &gt; 0; &quot;[b]&quot; &amp; [Numbers.B843] &amp; &quot;. &quot; &amp; &quot;[url=&quot; &amp; [Numbers.E843] &amp; &quot;]&quot; &amp; [Numbers.D843] &amp; &quot;[/url][/b]&quot; &amp;  &quot; [[b]&quot; &amp; [Numbers.C843] &amp; &quot;[/b]: [sup]&quot; &amp; [Numbers.G84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44] &gt; 0; &quot;[b]&quot; &amp; [Numbers.B844] &amp; &quot;. &quot; &amp; &quot;[url=&quot; &amp; [Numbers.E844] &amp; &quot;]&quot; &amp; [Numbers.D844] &amp; &quot;[/url][/b]&quot; &amp;  &quot; [[b]&quot; &amp; [Numbers.C844] &amp; &quot;[/b]: [sup]&quot; &amp; [Numbers.G84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45] &gt; 0; &quot;[b]&quot; &amp; [Numbers.B845] &amp; &quot;. &quot; &amp; &quot;[url=&quot; &amp; [Numbers.E845] &amp; &quot;]&quot; &amp; [Numbers.D845] &amp; &quot;[/url][/b]&quot; &amp;  &quot; [[b]&quot; &amp; [Numbers.C845] &amp; &quot;[/b]: [sup]&quot; &amp; [Numbers.G84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46] &gt; 0; &quot;[b]&quot; &amp; [Numbers.B846] &amp; &quot;. &quot; &amp; &quot;[url=&quot; &amp; [Numbers.E846] &amp; &quot;]&quot; &amp; [Numbers.D846] &amp; &quot;[/url][/b]&quot; &amp;  &quot; [[b]&quot; &amp; [Numbers.C846] &amp; &quot;[/b]: [sup]&quot; &amp; [Numbers.G84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47] &gt; 0; &quot;[b]&quot; &amp; [Numbers.B847] &amp; &quot;. &quot; &amp; &quot;[url=&quot; &amp; [Numbers.E847] &amp; &quot;]&quot; &amp; [Numbers.D847] &amp; &quot;[/url][/b]&quot; &amp;  &quot; [[b]&quot; &amp; [Numbers.C847] &amp; &quot;[/b]: [sup]&quot; &amp; [Numbers.G84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48] &gt; 0; &quot;[b]&quot; &amp; [Numbers.B848] &amp; &quot;. &quot; &amp; &quot;[url=&quot; &amp; [Numbers.E848] &amp; &quot;]&quot; &amp; [Numbers.D848] &amp; &quot;[/url][/b]&quot; &amp;  &quot; [[b]&quot; &amp; [Numbers.C848] &amp; &quot;[/b]: [sup]&quot; &amp; [Numbers.G84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49] &gt; 0; &quot;[b]&quot; &amp; [Numbers.B849] &amp; &quot;. &quot; &amp; &quot;[url=&quot; &amp; [Numbers.E849] &amp; &quot;]&quot; &amp; [Numbers.D849] &amp; &quot;[/url][/b]&quot; &amp;  &quot; [[b]&quot; &amp; [Numbers.C849] &amp; &quot;[/b]: [sup]&quot; &amp; [Numbers.G84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50] &gt; 0; &quot;[b]&quot; &amp; [Numbers.B850] &amp; &quot;. &quot; &amp; &quot;[url=&quot; &amp; [Numbers.E850] &amp; &quot;]&quot; &amp; [Numbers.D850] &amp; &quot;[/url][/b]&quot; &amp;  &quot; [[b]&quot; &amp; [Numbers.C850] &amp; &quot;[/b]: [sup]&quot; &amp; [Numbers.G85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51] &gt; 0; &quot;[b]&quot; &amp; [Numbers.B851] &amp; &quot;. &quot; &amp; &quot;[url=&quot; &amp; [Numbers.E851] &amp; &quot;]&quot; &amp; [Numbers.D851] &amp; &quot;[/url][/b]&quot; &amp;  &quot; [[b]&quot; &amp; [Numbers.C851] &amp; &quot;[/b]: [sup]&quot; &amp; [Numbers.G85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52] &gt; 0; &quot;[b]&quot; &amp; [Numbers.B852] &amp; &quot;. &quot; &amp; &quot;[url=&quot; &amp; [Numbers.E852] &amp; &quot;]&quot; &amp; [Numbers.D852] &amp; &quot;[/url][/b]&quot; &amp;  &quot; [[b]&quot; &amp; [Numbers.C852] &amp; &quot;[/b]: [sup]&quot; &amp; [Numbers.G85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53] &gt; 0; &quot;[b]&quot; &amp; [Numbers.B853] &amp; &quot;. &quot; &amp; &quot;[url=&quot; &amp; [Numbers.E853] &amp; &quot;]&quot; &amp; [Numbers.D853] &amp; &quot;[/url][/b]&quot; &amp;  &quot; [[b]&quot; &amp; [Numbers.C853] &amp; &quot;[/b]: [sup]&quot; &amp; [Numbers.G85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54] &gt; 0; &quot;[b]&quot; &amp; [Numbers.B854] &amp; &quot;. &quot; &amp; &quot;[url=&quot; &amp; [Numbers.E854] &amp; &quot;]&quot; &amp; [Numbers.D854] &amp; &quot;[/url][/b]&quot; &amp;  &quot; [[b]&quot; &amp; [Numbers.C854] &amp; &quot;[/b]: [sup]&quot; &amp; [Numbers.G85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55] &gt; 0; &quot;[b]&quot; &amp; [Numbers.B855] &amp; &quot;. &quot; &amp; &quot;[url=&quot; &amp; [Numbers.E855] &amp; &quot;]&quot; &amp; [Numbers.D855] &amp; &quot;[/url][/b]&quot; &amp;  &quot; [[b]&quot; &amp; [Numbers.C855] &amp; &quot;[/b]: [sup]&quot; &amp; [Numbers.G85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56] &gt; 0; &quot;[b]&quot; &amp; [Numbers.B856] &amp; &quot;. &quot; &amp; &quot;[url=&quot; &amp; [Numbers.E856] &amp; &quot;]&quot; &amp; [Numbers.D856] &amp; &quot;[/url][/b]&quot; &amp;  &quot; [[b]&quot; &amp; [Numbers.C856] &amp; &quot;[/b]: [sup]&quot; &amp; [Numbers.G85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57] &gt; 0; &quot;[b]&quot; &amp; [Numbers.B857] &amp; &quot;. &quot; &amp; &quot;[url=&quot; &amp; [Numbers.E857] &amp; &quot;]&quot; &amp; [Numbers.D857] &amp; &quot;[/url][/b]&quot; &amp;  &quot; [[b]&quot; &amp; [Numbers.C857] &amp; &quot;[/b]: [sup]&quot; &amp; [Numbers.G85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58] &gt; 0; &quot;[b]&quot; &amp; [Numbers.B858] &amp; &quot;. &quot; &amp; &quot;[url=&quot; &amp; [Numbers.E858] &amp; &quot;]&quot; &amp; [Numbers.D858] &amp; &quot;[/url][/b]&quot; &amp;  &quot; [[b]&quot; &amp; [Numbers.C858] &amp; &quot;[/b]: [sup]&quot; &amp; [Numbers.G85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59] &gt; 0; &quot;[b]&quot; &amp; [Numbers.B859] &amp; &quot;. &quot; &amp; &quot;[url=&quot; &amp; [Numbers.E859] &amp; &quot;]&quot; &amp; [Numbers.D859] &amp; &quot;[/url][/b]&quot; &amp;  &quot; [[b]&quot; &amp; [Numbers.C859] &amp; &quot;[/b]: [sup]&quot; &amp; [Numbers.G85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60] &gt; 0; &quot;[b]&quot; &amp; [Numbers.B860] &amp; &quot;. &quot; &amp; &quot;[url=&quot; &amp; [Numbers.E860] &amp; &quot;]&quot; &amp; [Numbers.D860] &amp; &quot;[/url][/b]&quot; &amp;  &quot; [[b]&quot; &amp; [Numbers.C860] &amp; &quot;[/b]: [sup]&quot; &amp; [Numbers.G86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61] &gt; 0; &quot;[b]&quot; &amp; [Numbers.B861] &amp; &quot;. &quot; &amp; &quot;[url=&quot; &amp; [Numbers.E861] &amp; &quot;]&quot; &amp; [Numbers.D861] &amp; &quot;[/url][/b]&quot; &amp;  &quot; [[b]&quot; &amp; [Numbers.C861] &amp; &quot;[/b]: [sup]&quot; &amp; [Numbers.G86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62] &gt; 0; &quot;[b]&quot; &amp; [Numbers.B862] &amp; &quot;. &quot; &amp; &quot;[url=&quot; &amp; [Numbers.E862] &amp; &quot;]&quot; &amp; [Numbers.D862] &amp; &quot;[/url][/b]&quot; &amp;  &quot; [[b]&quot; &amp; [Numbers.C862] &amp; &quot;[/b]: [sup]&quot; &amp; [Numbers.G86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63] &gt; 0; &quot;[b]&quot; &amp; [Numbers.B863] &amp; &quot;. &quot; &amp; &quot;[url=&quot; &amp; [Numbers.E863] &amp; &quot;]&quot; &amp; [Numbers.D863] &amp; &quot;[/url][/b]&quot; &amp;  &quot; [[b]&quot; &amp; [Numbers.C863] &amp; &quot;[/b]: [sup]&quot; &amp; [Numbers.G86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64] &gt; 0; &quot;[b]&quot; &amp; [Numbers.B864] &amp; &quot;. &quot; &amp; &quot;[url=&quot; &amp; [Numbers.E864] &amp; &quot;]&quot; &amp; [Numbers.D864] &amp; &quot;[/url][/b]&quot; &amp;  &quot; [[b]&quot; &amp; [Numbers.C864] &amp; &quot;[/b]: [sup]&quot; &amp; [Numbers.G86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65] &gt; 0; &quot;[b]&quot; &amp; [Numbers.B865] &amp; &quot;. &quot; &amp; &quot;[url=&quot; &amp; [Numbers.E865] &amp; &quot;]&quot; &amp; [Numbers.D865] &amp; &quot;[/url][/b]&quot; &amp;  &quot; [[b]&quot; &amp; [Numbers.C865] &amp; &quot;[/b]: [sup]&quot; &amp; [Numbers.G86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66] &gt; 0; &quot;[b]&quot; &amp; [Numbers.B866] &amp; &quot;. &quot; &amp; &quot;[url=&quot; &amp; [Numbers.E866] &amp; &quot;]&quot; &amp; [Numbers.D866] &amp; &quot;[/url][/b]&quot; &amp;  &quot; [[b]&quot; &amp; [Numbers.C866] &amp; &quot;[/b]: [sup]&quot; &amp; [Numbers.G86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67] &gt; 0; &quot;[b]&quot; &amp; [Numbers.B867] &amp; &quot;. &quot; &amp; &quot;[url=&quot; &amp; [Numbers.E867] &amp; &quot;]&quot; &amp; [Numbers.D867] &amp; &quot;[/url][/b]&quot; &amp;  &quot; [[b]&quot; &amp; [Numbers.C867] &amp; &quot;[/b]: [sup]&quot; &amp; [Numbers.G86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68] &gt; 0; &quot;[b]&quot; &amp; [Numbers.B868] &amp; &quot;. &quot; &amp; &quot;[url=&quot; &amp; [Numbers.E868] &amp; &quot;]&quot; &amp; [Numbers.D868] &amp; &quot;[/url][/b]&quot; &amp;  &quot; [[b]&quot; &amp; [Numbers.C868] &amp; &quot;[/b]: [sup]&quot; &amp; [Numbers.G86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69] &gt; 0; &quot;[b]&quot; &amp; [Numbers.B869] &amp; &quot;. &quot; &amp; &quot;[url=&quot; &amp; [Numbers.E869] &amp; &quot;]&quot; &amp; [Numbers.D869] &amp; &quot;[/url][/b]&quot; &amp;  &quot; [[b]&quot; &amp; [Numbers.C869] &amp; &quot;[/b]: [sup]&quot; &amp; [Numbers.G86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70] &gt; 0; &quot;[b]&quot; &amp; [Numbers.B870] &amp; &quot;. &quot; &amp; &quot;[url=&quot; &amp; [Numbers.E870] &amp; &quot;]&quot; &amp; [Numbers.D870] &amp; &quot;[/url][/b]&quot; &amp;  &quot; [[b]&quot; &amp; [Numbers.C870] &amp; &quot;[/b]: [sup]&quot; &amp; [Numbers.G87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71] &gt; 0; &quot;[b]&quot; &amp; [Numbers.B871] &amp; &quot;. &quot; &amp; &quot;[url=&quot; &amp; [Numbers.E871] &amp; &quot;]&quot; &amp; [Numbers.D871] &amp; &quot;[/url][/b]&quot; &amp;  &quot; [[b]&quot; &amp; [Numbers.C871] &amp; &quot;[/b]: [sup]&quot; &amp; [Numbers.G87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72] &gt; 0; &quot;[b]&quot; &amp; [Numbers.B872] &amp; &quot;. &quot; &amp; &quot;[url=&quot; &amp; [Numbers.E872] &amp; &quot;]&quot; &amp; [Numbers.D872] &amp; &quot;[/url][/b]&quot; &amp;  &quot; [[b]&quot; &amp; [Numbers.C872] &amp; &quot;[/b]: [sup]&quot; &amp; [Numbers.G87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73] &gt; 0; &quot;[b]&quot; &amp; [Numbers.B873] &amp; &quot;. &quot; &amp; &quot;[url=&quot; &amp; [Numbers.E873] &amp; &quot;]&quot; &amp; [Numbers.D873] &amp; &quot;[/url][/b]&quot; &amp;  &quot; [[b]&quot; &amp; [Numbers.C873] &amp; &quot;[/b]: [sup]&quot; &amp; [Numbers.G87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74] &gt; 0; &quot;[b]&quot; &amp; [Numbers.B874] &amp; &quot;. &quot; &amp; &quot;[url=&quot; &amp; [Numbers.E874] &amp; &quot;]&quot; &amp; [Numbers.D874] &amp; &quot;[/url][/b]&quot; &amp;  &quot; [[b]&quot; &amp; [Numbers.C874] &amp; &quot;[/b]: [sup]&quot; &amp; [Numbers.G87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75] &gt; 0; &quot;[b]&quot; &amp; [Numbers.B875] &amp; &quot;. &quot; &amp; &quot;[url=&quot; &amp; [Numbers.E875] &amp; &quot;]&quot; &amp; [Numbers.D875] &amp; &quot;[/url][/b]&quot; &amp;  &quot; [[b]&quot; &amp; [Numbers.C875] &amp; &quot;[/b]: [sup]&quot; &amp; [Numbers.G87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76] &gt; 0; &quot;[b]&quot; &amp; [Numbers.B876] &amp; &quot;. &quot; &amp; &quot;[url=&quot; &amp; [Numbers.E876] &amp; &quot;]&quot; &amp; [Numbers.D876] &amp; &quot;[/url][/b]&quot; &amp;  &quot; [[b]&quot; &amp; [Numbers.C876] &amp; &quot;[/b]: [sup]&quot; &amp; [Numbers.G87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77] &gt; 0; &quot;[b]&quot; &amp; [Numbers.B877] &amp; &quot;. &quot; &amp; &quot;[url=&quot; &amp; [Numbers.E877] &amp; &quot;]&quot; &amp; [Numbers.D877] &amp; &quot;[/url][/b]&quot; &amp;  &quot; [[b]&quot; &amp; [Numbers.C877] &amp; &quot;[/b]: [sup]&quot; &amp; [Numbers.G87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78] &gt; 0; &quot;[b]&quot; &amp; [Numbers.B878] &amp; &quot;. &quot; &amp; &quot;[url=&quot; &amp; [Numbers.E878] &amp; &quot;]&quot; &amp; [Numbers.D878] &amp; &quot;[/url][/b]&quot; &amp;  &quot; [[b]&quot; &amp; [Numbers.C878] &amp; &quot;[/b]: [sup]&quot; &amp; [Numbers.G87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79] &gt; 0; &quot;[b]&quot; &amp; [Numbers.B879] &amp; &quot;. &quot; &amp; &quot;[url=&quot; &amp; [Numbers.E879] &amp; &quot;]&quot; &amp; [Numbers.D879] &amp; &quot;[/url][/b]&quot; &amp;  &quot; [[b]&quot; &amp; [Numbers.C879] &amp; &quot;[/b]: [sup]&quot; &amp; [Numbers.G87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80] &gt; 0; &quot;[b]&quot; &amp; [Numbers.B880] &amp; &quot;. &quot; &amp; &quot;[url=&quot; &amp; [Numbers.E880] &amp; &quot;]&quot; &amp; [Numbers.D880] &amp; &quot;[/url][/b]&quot; &amp;  &quot; [[b]&quot; &amp; [Numbers.C880] &amp; &quot;[/b]: [sup]&quot; &amp; [Numbers.G88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81] &gt; 0; &quot;[b]&quot; &amp; [Numbers.B881] &amp; &quot;. &quot; &amp; &quot;[url=&quot; &amp; [Numbers.E881] &amp; &quot;]&quot; &amp; [Numbers.D881] &amp; &quot;[/url][/b]&quot; &amp;  &quot; [[b]&quot; &amp; [Numbers.C881] &amp; &quot;[/b]: [sup]&quot; &amp; [Numbers.G88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82] &gt; 0; &quot;[b]&quot; &amp; [Numbers.B882] &amp; &quot;. &quot; &amp; &quot;[url=&quot; &amp; [Numbers.E882] &amp; &quot;]&quot; &amp; [Numbers.D882] &amp; &quot;[/url][/b]&quot; &amp;  &quot; [[b]&quot; &amp; [Numbers.C882] &amp; &quot;[/b]: [sup]&quot; &amp; [Numbers.G88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83] &gt; 0; &quot;[b]&quot; &amp; [Numbers.B883] &amp; &quot;. &quot; &amp; &quot;[url=&quot; &amp; [Numbers.E883] &amp; &quot;]&quot; &amp; [Numbers.D883] &amp; &quot;[/url][/b]&quot; &amp;  &quot; [[b]&quot; &amp; [Numbers.C883] &amp; &quot;[/b]: [sup]&quot; &amp; [Numbers.G88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84] &gt; 0; &quot;[b]&quot; &amp; [Numbers.B884] &amp; &quot;. &quot; &amp; &quot;[url=&quot; &amp; [Numbers.E884] &amp; &quot;]&quot; &amp; [Numbers.D884] &amp; &quot;[/url][/b]&quot; &amp;  &quot; [[b]&quot; &amp; [Numbers.C884] &amp; &quot;[/b]: [sup]&quot; &amp; [Numbers.G88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85] &gt; 0; &quot;[b]&quot; &amp; [Numbers.B885] &amp; &quot;. &quot; &amp; &quot;[url=&quot; &amp; [Numbers.E885] &amp; &quot;]&quot; &amp; [Numbers.D885] &amp; &quot;[/url][/b]&quot; &amp;  &quot; [[b]&quot; &amp; [Numbers.C885] &amp; &quot;[/b]: [sup]&quot; &amp; [Numbers.G88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86] &gt; 0; &quot;[b]&quot; &amp; [Numbers.B886] &amp; &quot;. &quot; &amp; &quot;[url=&quot; &amp; [Numbers.E886] &amp; &quot;]&quot; &amp; [Numbers.D886] &amp; &quot;[/url][/b]&quot; &amp;  &quot; [[b]&quot; &amp; [Numbers.C886] &amp; &quot;[/b]: [sup]&quot; &amp; [Numbers.G88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87] &gt; 0; &quot;[b]&quot; &amp; [Numbers.B887] &amp; &quot;. &quot; &amp; &quot;[url=&quot; &amp; [Numbers.E887] &amp; &quot;]&quot; &amp; [Numbers.D887] &amp; &quot;[/url][/b]&quot; &amp;  &quot; [[b]&quot; &amp; [Numbers.C887] &amp; &quot;[/b]: [sup]&quot; &amp; [Numbers.G88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88] &gt; 0; &quot;[b]&quot; &amp; [Numbers.B888] &amp; &quot;. &quot; &amp; &quot;[url=&quot; &amp; [Numbers.E888] &amp; &quot;]&quot; &amp; [Numbers.D888] &amp; &quot;[/url][/b]&quot; &amp;  &quot; [[b]&quot; &amp; [Numbers.C888] &amp; &quot;[/b]: [sup]&quot; &amp; [Numbers.G88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89] &gt; 0; &quot;[b]&quot; &amp; [Numbers.B889] &amp; &quot;. &quot; &amp; &quot;[url=&quot; &amp; [Numbers.E889] &amp; &quot;]&quot; &amp; [Numbers.D889] &amp; &quot;[/url][/b]&quot; &amp;  &quot; [[b]&quot; &amp; [Numbers.C889] &amp; &quot;[/b]: [sup]&quot; &amp; [Numbers.G88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90] &gt; 0; &quot;[b]&quot; &amp; [Numbers.B890] &amp; &quot;. &quot; &amp; &quot;[url=&quot; &amp; [Numbers.E890] &amp; &quot;]&quot; &amp; [Numbers.D890] &amp; &quot;[/url][/b]&quot; &amp;  &quot; [[b]&quot; &amp; [Numbers.C890] &amp; &quot;[/b]: [sup]&quot; &amp; [Numbers.G89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91] &gt; 0; &quot;[b]&quot; &amp; [Numbers.B891] &amp; &quot;. &quot; &amp; &quot;[url=&quot; &amp; [Numbers.E891] &amp; &quot;]&quot; &amp; [Numbers.D891] &amp; &quot;[/url][/b]&quot; &amp;  &quot; [[b]&quot; &amp; [Numbers.C891] &amp; &quot;[/b]: [sup]&quot; &amp; [Numbers.G89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92] &gt; 0; &quot;[b]&quot; &amp; [Numbers.B892] &amp; &quot;. &quot; &amp; &quot;[url=&quot; &amp; [Numbers.E892] &amp; &quot;]&quot; &amp; [Numbers.D892] &amp; &quot;[/url][/b]&quot; &amp;  &quot; [[b]&quot; &amp; [Numbers.C892] &amp; &quot;[/b]: [sup]&quot; &amp; [Numbers.G89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93] &gt; 0; &quot;[b]&quot; &amp; [Numbers.B893] &amp; &quot;. &quot; &amp; &quot;[url=&quot; &amp; [Numbers.E893] &amp; &quot;]&quot; &amp; [Numbers.D893] &amp; &quot;[/url][/b]&quot; &amp;  &quot; [[b]&quot; &amp; [Numbers.C893] &amp; &quot;[/b]: [sup]&quot; &amp; [Numbers.G89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94] &gt; 0; &quot;[b]&quot; &amp; [Numbers.B894] &amp; &quot;. &quot; &amp; &quot;[url=&quot; &amp; [Numbers.E894] &amp; &quot;]&quot; &amp; [Numbers.D894] &amp; &quot;[/url][/b]&quot; &amp;  &quot; [[b]&quot; &amp; [Numbers.C894] &amp; &quot;[/b]: [sup]&quot; &amp; [Numbers.G89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95] &gt; 0; &quot;[b]&quot; &amp; [Numbers.B895] &amp; &quot;. &quot; &amp; &quot;[url=&quot; &amp; [Numbers.E895] &amp; &quot;]&quot; &amp; [Numbers.D895] &amp; &quot;[/url][/b]&quot; &amp;  &quot; [[b]&quot; &amp; [Numbers.C895] &amp; &quot;[/b]: [sup]&quot; &amp; [Numbers.G89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96] &gt; 0; &quot;[b]&quot; &amp; [Numbers.B896] &amp; &quot;. &quot; &amp; &quot;[url=&quot; &amp; [Numbers.E896] &amp; &quot;]&quot; &amp; [Numbers.D896] &amp; &quot;[/url][/b]&quot; &amp;  &quot; [[b]&quot; &amp; [Numbers.C896] &amp; &quot;[/b]: [sup]&quot; &amp; [Numbers.G89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97] &gt; 0; &quot;[b]&quot; &amp; [Numbers.B897] &amp; &quot;. &quot; &amp; &quot;[url=&quot; &amp; [Numbers.E897] &amp; &quot;]&quot; &amp; [Numbers.D897] &amp; &quot;[/url][/b]&quot; &amp;  &quot; [[b]&quot; &amp; [Numbers.C897] &amp; &quot;[/b]: [sup]&quot; &amp; [Numbers.G89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98] &gt; 0; &quot;[b]&quot; &amp; [Numbers.B898] &amp; &quot;. &quot; &amp; &quot;[url=&quot; &amp; [Numbers.E898] &amp; &quot;]&quot; &amp; [Numbers.D898] &amp; &quot;[/url][/b]&quot; &amp;  &quot; [[b]&quot; &amp; [Numbers.C898] &amp; &quot;[/b]: [sup]&quot; &amp; [Numbers.G89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99] &gt; 0; &quot;[b]&quot; &amp; [Numbers.B899] &amp; &quot;. &quot; &amp; &quot;[url=&quot; &amp; [Numbers.E899] &amp; &quot;]&quot; &amp; [Numbers.D899] &amp; &quot;[/url][/b]&quot; &amp;  &quot; [[b]&quot; &amp; [Numbers.C899] &amp; &quot;[/b]: [sup]&quot; &amp; [Numbers.G89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00] &gt; 0; &quot;[b]&quot; &amp; [Numbers.B900] &amp; &quot;. &quot; &amp; &quot;[url=&quot; &amp; [Numbers.E900] &amp; &quot;]&quot; &amp; [Numbers.D900] &amp; &quot;[/url][/b]&quot; &amp;  &quot; [[b]&quot; &amp; [Numbers.C900] &amp; &quot;[/b]: [sup]&quot; &amp; [Numbers.G90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01] &gt; 0; &quot;[b]&quot; &amp; [Numbers.B901] &amp; &quot;. &quot; &amp; &quot;[url=&quot; &amp; [Numbers.E901] &amp; &quot;]&quot; &amp; [Numbers.D901] &amp; &quot;[/url][/b]&quot; &amp;  &quot; [[b]&quot; &amp; [Numbers.C901] &amp; &quot;[/b]: [sup]&quot; &amp; [Numbers.G90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02] &gt; 0; &quot;[b]&quot; &amp; [Numbers.B902] &amp; &quot;. &quot; &amp; &quot;[url=&quot; &amp; [Numbers.E902] &amp; &quot;]&quot; &amp; [Numbers.D902] &amp; &quot;[/url][/b]&quot; &amp;  &quot; [[b]&quot; &amp; [Numbers.C902] &amp; &quot;[/b]: [sup]&quot; &amp; [Numbers.G90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03] &gt; 0; &quot;[b]&quot; &amp; [Numbers.B903] &amp; &quot;. &quot; &amp; &quot;[url=&quot; &amp; [Numbers.E903] &amp; &quot;]&quot; &amp; [Numbers.D903] &amp; &quot;[/url][/b]&quot; &amp;  &quot; [[b]&quot; &amp; [Numbers.C903] &amp; &quot;[/b]: [sup]&quot; &amp; [Numbers.G90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04] &gt; 0; &quot;[b]&quot; &amp; [Numbers.B904] &amp; &quot;. &quot; &amp; &quot;[url=&quot; &amp; [Numbers.E904] &amp; &quot;]&quot; &amp; [Numbers.D904] &amp; &quot;[/url][/b]&quot; &amp;  &quot; [[b]&quot; &amp; [Numbers.C904] &amp; &quot;[/b]: [sup]&quot; &amp; [Numbers.G90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05] &gt; 0; &quot;[b]&quot; &amp; [Numbers.B905] &amp; &quot;. &quot; &amp; &quot;[url=&quot; &amp; [Numbers.E905] &amp; &quot;]&quot; &amp; [Numbers.D905] &amp; &quot;[/url][/b]&quot; &amp;  &quot; [[b]&quot; &amp; [Numbers.C905] &amp; &quot;[/b]: [sup]&quot; &amp; [Numbers.G90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06] &gt; 0; &quot;[b]&quot; &amp; [Numbers.B906] &amp; &quot;. &quot; &amp; &quot;[url=&quot; &amp; [Numbers.E906] &amp; &quot;]&quot; &amp; [Numbers.D906] &amp; &quot;[/url][/b]&quot; &amp;  &quot; [[b]&quot; &amp; [Numbers.C906] &amp; &quot;[/b]: [sup]&quot; &amp; [Numbers.G90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07] &gt; 0; &quot;[b]&quot; &amp; [Numbers.B907] &amp; &quot;. &quot; &amp; &quot;[url=&quot; &amp; [Numbers.E907] &amp; &quot;]&quot; &amp; [Numbers.D907] &amp; &quot;[/url][/b]&quot; &amp;  &quot; [[b]&quot; &amp; [Numbers.C907] &amp; &quot;[/b]: [sup]&quot; &amp; [Numbers.G90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08] &gt; 0; &quot;[b]&quot; &amp; [Numbers.B908] &amp; &quot;. &quot; &amp; &quot;[url=&quot; &amp; [Numbers.E908] &amp; &quot;]&quot; &amp; [Numbers.D908] &amp; &quot;[/url][/b]&quot; &amp;  &quot; [[b]&quot; &amp; [Numbers.C908] &amp; &quot;[/b]: [sup]&quot; &amp; [Numbers.G90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09] &gt; 0; &quot;[b]&quot; &amp; [Numbers.B909] &amp; &quot;. &quot; &amp; &quot;[url=&quot; &amp; [Numbers.E909] &amp; &quot;]&quot; &amp; [Numbers.D909] &amp; &quot;[/url][/b]&quot; &amp;  &quot; [[b]&quot; &amp; [Numbers.C909] &amp; &quot;[/b]: [sup]&quot; &amp; [Numbers.G90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10] &gt; 0; &quot;[b]&quot; &amp; [Numbers.B910] &amp; &quot;. &quot; &amp; &quot;[url=&quot; &amp; [Numbers.E910] &amp; &quot;]&quot; &amp; [Numbers.D910] &amp; &quot;[/url][/b]&quot; &amp;  &quot; [[b]&quot; &amp; [Numbers.C910] &amp; &quot;[/b]: [sup]&quot; &amp; [Numbers.G91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11] &gt; 0; &quot;[b]&quot; &amp; [Numbers.B911] &amp; &quot;. &quot; &amp; &quot;[url=&quot; &amp; [Numbers.E911] &amp; &quot;]&quot; &amp; [Numbers.D911] &amp; &quot;[/url][/b]&quot; &amp;  &quot; [[b]&quot; &amp; [Numbers.C911] &amp; &quot;[/b]: [sup]&quot; &amp; [Numbers.G91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12] &gt; 0; &quot;[b]&quot; &amp; [Numbers.B912] &amp; &quot;. &quot; &amp; &quot;[url=&quot; &amp; [Numbers.E912] &amp; &quot;]&quot; &amp; [Numbers.D912] &amp; &quot;[/url][/b]&quot; &amp;  &quot; [[b]&quot; &amp; [Numbers.C912] &amp; &quot;[/b]: [sup]&quot; &amp; [Numbers.G91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13] &gt; 0; &quot;[b]&quot; &amp; [Numbers.B913] &amp; &quot;. &quot; &amp; &quot;[url=&quot; &amp; [Numbers.E913] &amp; &quot;]&quot; &amp; [Numbers.D913] &amp; &quot;[/url][/b]&quot; &amp;  &quot; [[b]&quot; &amp; [Numbers.C913] &amp; &quot;[/b]: [sup]&quot; &amp; [Numbers.G91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14] &gt; 0; &quot;[b]&quot; &amp; [Numbers.B914] &amp; &quot;. &quot; &amp; &quot;[url=&quot; &amp; [Numbers.E914] &amp; &quot;]&quot; &amp; [Numbers.D914] &amp; &quot;[/url][/b]&quot; &amp;  &quot; [[b]&quot; &amp; [Numbers.C914] &amp; &quot;[/b]: [sup]&quot; &amp; [Numbers.G91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15] &gt; 0; &quot;[b]&quot; &amp; [Numbers.B915] &amp; &quot;. &quot; &amp; &quot;[url=&quot; &amp; [Numbers.E915] &amp; &quot;]&quot; &amp; [Numbers.D915] &amp; &quot;[/url][/b]&quot; &amp;  &quot; [[b]&quot; &amp; [Numbers.C915] &amp; &quot;[/b]: [sup]&quot; &amp; [Numbers.G91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16] &gt; 0; &quot;[b]&quot; &amp; [Numbers.B916] &amp; &quot;. &quot; &amp; &quot;[url=&quot; &amp; [Numbers.E916] &amp; &quot;]&quot; &amp; [Numbers.D916] &amp; &quot;[/url][/b]&quot; &amp;  &quot; [[b]&quot; &amp; [Numbers.C916] &amp; &quot;[/b]: [sup]&quot; &amp; [Numbers.G91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17] &gt; 0; &quot;[b]&quot; &amp; [Numbers.B917] &amp; &quot;. &quot; &amp; &quot;[url=&quot; &amp; [Numbers.E917] &amp; &quot;]&quot; &amp; [Numbers.D917] &amp; &quot;[/url][/b]&quot; &amp;  &quot; [[b]&quot; &amp; [Numbers.C917] &amp; &quot;[/b]: [sup]&quot; &amp; [Numbers.G91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18] &gt; 0; &quot;[b]&quot; &amp; [Numbers.B918] &amp; &quot;. &quot; &amp; &quot;[url=&quot; &amp; [Numbers.E918] &amp; &quot;]&quot; &amp; [Numbers.D918] &amp; &quot;[/url][/b]&quot; &amp;  &quot; [[b]&quot; &amp; [Numbers.C918] &amp; &quot;[/b]: [sup]&quot; &amp; [Numbers.G91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19] &gt; 0; &quot;[b]&quot; &amp; [Numbers.B919] &amp; &quot;. &quot; &amp; &quot;[url=&quot; &amp; [Numbers.E919] &amp; &quot;]&quot; &amp; [Numbers.D919] &amp; &quot;[/url][/b]&quot; &amp;  &quot; [[b]&quot; &amp; [Numbers.C919] &amp; &quot;[/b]: [sup]&quot; &amp; [Numbers.G91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20] &gt; 0; &quot;[b]&quot; &amp; [Numbers.B920] &amp; &quot;. &quot; &amp; &quot;[url=&quot; &amp; [Numbers.E920] &amp; &quot;]&quot; &amp; [Numbers.D920] &amp; &quot;[/url][/b]&quot; &amp;  &quot; [[b]&quot; &amp; [Numbers.C920] &amp; &quot;[/b]: [sup]&quot; &amp; [Numbers.G92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21] &gt; 0; &quot;[b]&quot; &amp; [Numbers.B921] &amp; &quot;. &quot; &amp; &quot;[url=&quot; &amp; [Numbers.E921] &amp; &quot;]&quot; &amp; [Numbers.D921] &amp; &quot;[/url][/b]&quot; &amp;  &quot; [[b]&quot; &amp; [Numbers.C921] &amp; &quot;[/b]: [sup]&quot; &amp; [Numbers.G92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22] &gt; 0; &quot;[b]&quot; &amp; [Numbers.B922] &amp; &quot;. &quot; &amp; &quot;[url=&quot; &amp; [Numbers.E922] &amp; &quot;]&quot; &amp; [Numbers.D922] &amp; &quot;[/url][/b]&quot; &amp;  &quot; [[b]&quot; &amp; [Numbers.C922] &amp; &quot;[/b]: [sup]&quot; &amp; [Numbers.G92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23] &gt; 0; &quot;[b]&quot; &amp; [Numbers.B923] &amp; &quot;. &quot; &amp; &quot;[url=&quot; &amp; [Numbers.E923] &amp; &quot;]&quot; &amp; [Numbers.D923] &amp; &quot;[/url][/b]&quot; &amp;  &quot; [[b]&quot; &amp; [Numbers.C923] &amp; &quot;[/b]: [sup]&quot; &amp; [Numbers.G92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24] &gt; 0; &quot;[b]&quot; &amp; [Numbers.B924] &amp; &quot;. &quot; &amp; &quot;[url=&quot; &amp; [Numbers.E924] &amp; &quot;]&quot; &amp; [Numbers.D924] &amp; &quot;[/url][/b]&quot; &amp;  &quot; [[b]&quot; &amp; [Numbers.C924] &amp; &quot;[/b]: [sup]&quot; &amp; [Numbers.G92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25] &gt; 0; &quot;[b]&quot; &amp; [Numbers.B925] &amp; &quot;. &quot; &amp; &quot;[url=&quot; &amp; [Numbers.E925] &amp; &quot;]&quot; &amp; [Numbers.D925] &amp; &quot;[/url][/b]&quot; &amp;  &quot; [[b]&quot; &amp; [Numbers.C925] &amp; &quot;[/b]: [sup]&quot; &amp; [Numbers.G92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26] &gt; 0; &quot;[b]&quot; &amp; [Numbers.B926] &amp; &quot;. &quot; &amp; &quot;[url=&quot; &amp; [Numbers.E926] &amp; &quot;]&quot; &amp; [Numbers.D926] &amp; &quot;[/url][/b]&quot; &amp;  &quot; [[b]&quot; &amp; [Numbers.C926] &amp; &quot;[/b]: [sup]&quot; &amp; [Numbers.G92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27] &gt; 0; &quot;[b]&quot; &amp; [Numbers.B927] &amp; &quot;. &quot; &amp; &quot;[url=&quot; &amp; [Numbers.E927] &amp; &quot;]&quot; &amp; [Numbers.D927] &amp; &quot;[/url][/b]&quot; &amp;  &quot; [[b]&quot; &amp; [Numbers.C927] &amp; &quot;[/b]: [sup]&quot; &amp; [Numbers.G92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28] &gt; 0; &quot;[b]&quot; &amp; [Numbers.B928] &amp; &quot;. &quot; &amp; &quot;[url=&quot; &amp; [Numbers.E928] &amp; &quot;]&quot; &amp; [Numbers.D928] &amp; &quot;[/url][/b]&quot; &amp;  &quot; [[b]&quot; &amp; [Numbers.C928] &amp; &quot;[/b]: [sup]&quot; &amp; [Numbers.G92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29] &gt; 0; &quot;[b]&quot; &amp; [Numbers.B929] &amp; &quot;. &quot; &amp; &quot;[url=&quot; &amp; [Numbers.E929] &amp; &quot;]&quot; &amp; [Numbers.D929] &amp; &quot;[/url][/b]&quot; &amp;  &quot; [[b]&quot; &amp; [Numbers.C929] &amp; &quot;[/b]: [sup]&quot; &amp; [Numbers.G92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30] &gt; 0; &quot;[b]&quot; &amp; [Numbers.B930] &amp; &quot;. &quot; &amp; &quot;[url=&quot; &amp; [Numbers.E930] &amp; &quot;]&quot; &amp; [Numbers.D930] &amp; &quot;[/url][/b]&quot; &amp;  &quot; [[b]&quot; &amp; [Numbers.C930] &amp; &quot;[/b]: [sup]&quot; &amp; [Numbers.G93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31] &gt; 0; &quot;[b]&quot; &amp; [Numbers.B931] &amp; &quot;. &quot; &amp; &quot;[url=&quot; &amp; [Numbers.E931] &amp; &quot;]&quot; &amp; [Numbers.D931] &amp; &quot;[/url][/b]&quot; &amp;  &quot; [[b]&quot; &amp; [Numbers.C931] &amp; &quot;[/b]: [sup]&quot; &amp; [Numbers.G93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32] &gt; 0; &quot;[b]&quot; &amp; [Numbers.B932] &amp; &quot;. &quot; &amp; &quot;[url=&quot; &amp; [Numbers.E932] &amp; &quot;]&quot; &amp; [Numbers.D932] &amp; &quot;[/url][/b]&quot; &amp;  &quot; [[b]&quot; &amp; [Numbers.C932] &amp; &quot;[/b]: [sup]&quot; &amp; [Numbers.G93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33] &gt; 0; &quot;[b]&quot; &amp; [Numbers.B933] &amp; &quot;. &quot; &amp; &quot;[url=&quot; &amp; [Numbers.E933] &amp; &quot;]&quot; &amp; [Numbers.D933] &amp; &quot;[/url][/b]&quot; &amp;  &quot; [[b]&quot; &amp; [Numbers.C933] &amp; &quot;[/b]: [sup]&quot; &amp; [Numbers.G93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34] &gt; 0; &quot;[b]&quot; &amp; [Numbers.B934] &amp; &quot;. &quot; &amp; &quot;[url=&quot; &amp; [Numbers.E934] &amp; &quot;]&quot; &amp; [Numbers.D934] &amp; &quot;[/url][/b]&quot; &amp;  &quot; [[b]&quot; &amp; [Numbers.C934] &amp; &quot;[/b]: [sup]&quot; &amp; [Numbers.G93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35] &gt; 0; &quot;[b]&quot; &amp; [Numbers.B935] &amp; &quot;. &quot; &amp; &quot;[url=&quot; &amp; [Numbers.E935] &amp; &quot;]&quot; &amp; [Numbers.D935] &amp; &quot;[/url][/b]&quot; &amp;  &quot; [[b]&quot; &amp; [Numbers.C935] &amp; &quot;[/b]: [sup]&quot; &amp; [Numbers.G93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36] &gt; 0; &quot;[b]&quot; &amp; [Numbers.B936] &amp; &quot;. &quot; &amp; &quot;[url=&quot; &amp; [Numbers.E936] &amp; &quot;]&quot; &amp; [Numbers.D936] &amp; &quot;[/url][/b]&quot; &amp;  &quot; [[b]&quot; &amp; [Numbers.C936] &amp; &quot;[/b]: [sup]&quot; &amp; [Numbers.G93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37] &gt; 0; &quot;[b]&quot; &amp; [Numbers.B937] &amp; &quot;. &quot; &amp; &quot;[url=&quot; &amp; [Numbers.E937] &amp; &quot;]&quot; &amp; [Numbers.D937] &amp; &quot;[/url][/b]&quot; &amp;  &quot; [[b]&quot; &amp; [Numbers.C937] &amp; &quot;[/b]: [sup]&quot; &amp; [Numbers.G93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38] &gt; 0; &quot;[b]&quot; &amp; [Numbers.B938] &amp; &quot;. &quot; &amp; &quot;[url=&quot; &amp; [Numbers.E938] &amp; &quot;]&quot; &amp; [Numbers.D938] &amp; &quot;[/url][/b]&quot; &amp;  &quot; [[b]&quot; &amp; [Numbers.C938] &amp; &quot;[/b]: [sup]&quot; &amp; [Numbers.G93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39] &gt; 0; &quot;[b]&quot; &amp; [Numbers.B939] &amp; &quot;. &quot; &amp; &quot;[url=&quot; &amp; [Numbers.E939] &amp; &quot;]&quot; &amp; [Numbers.D939] &amp; &quot;[/url][/b]&quot; &amp;  &quot; [[b]&quot; &amp; [Numbers.C939] &amp; &quot;[/b]: [sup]&quot; &amp; [Numbers.G93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40] &gt; 0; &quot;[b]&quot; &amp; [Numbers.B940] &amp; &quot;. &quot; &amp; &quot;[url=&quot; &amp; [Numbers.E940] &amp; &quot;]&quot; &amp; [Numbers.D940] &amp; &quot;[/url][/b]&quot; &amp;  &quot; [[b]&quot; &amp; [Numbers.C940] &amp; &quot;[/b]: [sup]&quot; &amp; [Numbers.G94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41] &gt; 0; &quot;[b]&quot; &amp; [Numbers.B941] &amp; &quot;. &quot; &amp; &quot;[url=&quot; &amp; [Numbers.E941] &amp; &quot;]&quot; &amp; [Numbers.D941] &amp; &quot;[/url][/b]&quot; &amp;  &quot; [[b]&quot; &amp; [Numbers.C941] &amp; &quot;[/b]: [sup]&quot; &amp; [Numbers.G94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42] &gt; 0; &quot;[b]&quot; &amp; [Numbers.B942] &amp; &quot;. &quot; &amp; &quot;[url=&quot; &amp; [Numbers.E942] &amp; &quot;]&quot; &amp; [Numbers.D942] &amp; &quot;[/url][/b]&quot; &amp;  &quot; [[b]&quot; &amp; [Numbers.C942] &amp; &quot;[/b]: [sup]&quot; &amp; [Numbers.G94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43] &gt; 0; &quot;[b]&quot; &amp; [Numbers.B943] &amp; &quot;. &quot; &amp; &quot;[url=&quot; &amp; [Numbers.E943] &amp; &quot;]&quot; &amp; [Numbers.D943] &amp; &quot;[/url][/b]&quot; &amp;  &quot; [[b]&quot; &amp; [Numbers.C943] &amp; &quot;[/b]: [sup]&quot; &amp; [Numbers.G94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44] &gt; 0; &quot;[b]&quot; &amp; [Numbers.B944] &amp; &quot;. &quot; &amp; &quot;[url=&quot; &amp; [Numbers.E944] &amp; &quot;]&quot; &amp; [Numbers.D944] &amp; &quot;[/url][/b]&quot; &amp;  &quot; [[b]&quot; &amp; [Numbers.C944] &amp; &quot;[/b]: [sup]&quot; &amp; [Numbers.G94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45] &gt; 0; &quot;[b]&quot; &amp; [Numbers.B945] &amp; &quot;. &quot; &amp; &quot;[url=&quot; &amp; [Numbers.E945] &amp; &quot;]&quot; &amp; [Numbers.D945] &amp; &quot;[/url][/b]&quot; &amp;  &quot; [[b]&quot; &amp; [Numbers.C945] &amp; &quot;[/b]: [sup]&quot; &amp; [Numbers.G94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46] &gt; 0; &quot;[b]&quot; &amp; [Numbers.B946] &amp; &quot;. &quot; &amp; &quot;[url=&quot; &amp; [Numbers.E946] &amp; &quot;]&quot; &amp; [Numbers.D946] &amp; &quot;[/url][/b]&quot; &amp;  &quot; [[b]&quot; &amp; [Numbers.C946] &amp; &quot;[/b]: [sup]&quot; &amp; [Numbers.G94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47] &gt; 0; &quot;[b]&quot; &amp; [Numbers.B947] &amp; &quot;. &quot; &amp; &quot;[url=&quot; &amp; [Numbers.E947] &amp; &quot;]&quot; &amp; [Numbers.D947] &amp; &quot;[/url][/b]&quot; &amp;  &quot; [[b]&quot; &amp; [Numbers.C947] &amp; &quot;[/b]: [sup]&quot; &amp; [Numbers.G94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48] &gt; 0; &quot;[b]&quot; &amp; [Numbers.B948] &amp; &quot;. &quot; &amp; &quot;[url=&quot; &amp; [Numbers.E948] &amp; &quot;]&quot; &amp; [Numbers.D948] &amp; &quot;[/url][/b]&quot; &amp;  &quot; [[b]&quot; &amp; [Numbers.C948] &amp; &quot;[/b]: [sup]&quot; &amp; [Numbers.G94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49] &gt; 0; &quot;[b]&quot; &amp; [Numbers.B949] &amp; &quot;. &quot; &amp; &quot;[url=&quot; &amp; [Numbers.E949] &amp; &quot;]&quot; &amp; [Numbers.D949] &amp; &quot;[/url][/b]&quot; &amp;  &quot; [[b]&quot; &amp; [Numbers.C949] &amp; &quot;[/b]: [sup]&quot; &amp; [Numbers.G94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50] &gt; 0; &quot;[b]&quot; &amp; [Numbers.B950] &amp; &quot;. &quot; &amp; &quot;[url=&quot; &amp; [Numbers.E950] &amp; &quot;]&quot; &amp; [Numbers.D950] &amp; &quot;[/url][/b]&quot; &amp;  &quot; [[b]&quot; &amp; [Numbers.C950] &amp; &quot;[/b]: [sup]&quot; &amp; [Numbers.G95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51] &gt; 0; &quot;[b]&quot; &amp; [Numbers.B951] &amp; &quot;. &quot; &amp; &quot;[url=&quot; &amp; [Numbers.E951] &amp; &quot;]&quot; &amp; [Numbers.D951] &amp; &quot;[/url][/b]&quot; &amp;  &quot; [[b]&quot; &amp; [Numbers.C951] &amp; &quot;[/b]: [sup]&quot; &amp; [Numbers.G95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52] &gt; 0; &quot;[b]&quot; &amp; [Numbers.B952] &amp; &quot;. &quot; &amp; &quot;[url=&quot; &amp; [Numbers.E952] &amp; &quot;]&quot; &amp; [Numbers.D952] &amp; &quot;[/url][/b]&quot; &amp;  &quot; [[b]&quot; &amp; [Numbers.C952] &amp; &quot;[/b]: [sup]&quot; &amp; [Numbers.G95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53] &gt; 0; &quot;[b]&quot; &amp; [Numbers.B953] &amp; &quot;. &quot; &amp; &quot;[url=&quot; &amp; [Numbers.E953] &amp; &quot;]&quot; &amp; [Numbers.D953] &amp; &quot;[/url][/b]&quot; &amp;  &quot; [[b]&quot; &amp; [Numbers.C953] &amp; &quot;[/b]: [sup]&quot; &amp; [Numbers.G95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54] &gt; 0; &quot;[b]&quot; &amp; [Numbers.B954] &amp; &quot;. &quot; &amp; &quot;[url=&quot; &amp; [Numbers.E954] &amp; &quot;]&quot; &amp; [Numbers.D954] &amp; &quot;[/url][/b]&quot; &amp;  &quot; [[b]&quot; &amp; [Numbers.C954] &amp; &quot;[/b]: [sup]&quot; &amp; [Numbers.G95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55] &gt; 0; &quot;[b]&quot; &amp; [Numbers.B955] &amp; &quot;. &quot; &amp; &quot;[url=&quot; &amp; [Numbers.E955] &amp; &quot;]&quot; &amp; [Numbers.D955] &amp; &quot;[/url][/b]&quot; &amp;  &quot; [[b]&quot; &amp; [Numbers.C955] &amp; &quot;[/b]: [sup]&quot; &amp; [Numbers.G95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56] &gt; 0; &quot;[b]&quot; &amp; [Numbers.B956] &amp; &quot;. &quot; &amp; &quot;[url=&quot; &amp; [Numbers.E956] &amp; &quot;]&quot; &amp; [Numbers.D956] &amp; &quot;[/url][/b]&quot; &amp;  &quot; [[b]&quot; &amp; [Numbers.C956] &amp; &quot;[/b]: [sup]&quot; &amp; [Numbers.G95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57] &gt; 0; &quot;[b]&quot; &amp; [Numbers.B957] &amp; &quot;. &quot; &amp; &quot;[url=&quot; &amp; [Numbers.E957] &amp; &quot;]&quot; &amp; [Numbers.D957] &amp; &quot;[/url][/b]&quot; &amp;  &quot; [[b]&quot; &amp; [Numbers.C957] &amp; &quot;[/b]: [sup]&quot; &amp; [Numbers.G95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58] &gt; 0; &quot;[b]&quot; &amp; [Numbers.B958] &amp; &quot;. &quot; &amp; &quot;[url=&quot; &amp; [Numbers.E958] &amp; &quot;]&quot; &amp; [Numbers.D958] &amp; &quot;[/url][/b]&quot; &amp;  &quot; [[b]&quot; &amp; [Numbers.C958] &amp; &quot;[/b]: [sup]&quot; &amp; [Numbers.G95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59] &gt; 0; &quot;[b]&quot; &amp; [Numbers.B959] &amp; &quot;. &quot; &amp; &quot;[url=&quot; &amp; [Numbers.E959] &amp; &quot;]&quot; &amp; [Numbers.D959] &amp; &quot;[/url][/b]&quot; &amp;  &quot; [[b]&quot; &amp; [Numbers.C959] &amp; &quot;[/b]: [sup]&quot; &amp; [Numbers.G95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60] &gt; 0; &quot;[b]&quot; &amp; [Numbers.B960] &amp; &quot;. &quot; &amp; &quot;[url=&quot; &amp; [Numbers.E960] &amp; &quot;]&quot; &amp; [Numbers.D960] &amp; &quot;[/url][/b]&quot; &amp;  &quot; [[b]&quot; &amp; [Numbers.C960] &amp; &quot;[/b]: [sup]&quot; &amp; [Numbers.G96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61] &gt; 0; &quot;[b]&quot; &amp; [Numbers.B961] &amp; &quot;. &quot; &amp; &quot;[url=&quot; &amp; [Numbers.E961] &amp; &quot;]&quot; &amp; [Numbers.D961] &amp; &quot;[/url][/b]&quot; &amp;  &quot; [[b]&quot; &amp; [Numbers.C961] &amp; &quot;[/b]: [sup]&quot; &amp; [Numbers.G96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62] &gt; 0; &quot;[b]&quot; &amp; [Numbers.B962] &amp; &quot;. &quot; &amp; &quot;[url=&quot; &amp; [Numbers.E962] &amp; &quot;]&quot; &amp; [Numbers.D962] &amp; &quot;[/url][/b]&quot; &amp;  &quot; [[b]&quot; &amp; [Numbers.C962] &amp; &quot;[/b]: [sup]&quot; &amp; [Numbers.G96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63] &gt; 0; &quot;[b]&quot; &amp; [Numbers.B963] &amp; &quot;. &quot; &amp; &quot;[url=&quot; &amp; [Numbers.E963] &amp; &quot;]&quot; &amp; [Numbers.D963] &amp; &quot;[/url][/b]&quot; &amp;  &quot; [[b]&quot; &amp; [Numbers.C963] &amp; &quot;[/b]: [sup]&quot; &amp; [Numbers.G96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64] &gt; 0; &quot;[b]&quot; &amp; [Numbers.B964] &amp; &quot;. &quot; &amp; &quot;[url=&quot; &amp; [Numbers.E964] &amp; &quot;]&quot; &amp; [Numbers.D964] &amp; &quot;[/url][/b]&quot; &amp;  &quot; [[b]&quot; &amp; [Numbers.C964] &amp; &quot;[/b]: [sup]&quot; &amp; [Numbers.G96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65] &gt; 0; &quot;[b]&quot; &amp; [Numbers.B965] &amp; &quot;. &quot; &amp; &quot;[url=&quot; &amp; [Numbers.E965] &amp; &quot;]&quot; &amp; [Numbers.D965] &amp; &quot;[/url][/b]&quot; &amp;  &quot; [[b]&quot; &amp; [Numbers.C965] &amp; &quot;[/b]: [sup]&quot; &amp; [Numbers.G96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66] &gt; 0; &quot;[b]&quot; &amp; [Numbers.B966] &amp; &quot;. &quot; &amp; &quot;[url=&quot; &amp; [Numbers.E966] &amp; &quot;]&quot; &amp; [Numbers.D966] &amp; &quot;[/url][/b]&quot; &amp;  &quot; [[b]&quot; &amp; [Numbers.C966] &amp; &quot;[/b]: [sup]&quot; &amp; [Numbers.G96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67] &gt; 0; &quot;[b]&quot; &amp; [Numbers.B967] &amp; &quot;. &quot; &amp; &quot;[url=&quot; &amp; [Numbers.E967] &amp; &quot;]&quot; &amp; [Numbers.D967] &amp; &quot;[/url][/b]&quot; &amp;  &quot; [[b]&quot; &amp; [Numbers.C967] &amp; &quot;[/b]: [sup]&quot; &amp; [Numbers.G96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68] &gt; 0; &quot;[b]&quot; &amp; [Numbers.B968] &amp; &quot;. &quot; &amp; &quot;[url=&quot; &amp; [Numbers.E968] &amp; &quot;]&quot; &amp; [Numbers.D968] &amp; &quot;[/url][/b]&quot; &amp;  &quot; [[b]&quot; &amp; [Numbers.C968] &amp; &quot;[/b]: [sup]&quot; &amp; [Numbers.G96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69] &gt; 0; &quot;[b]&quot; &amp; [Numbers.B969] &amp; &quot;. &quot; &amp; &quot;[url=&quot; &amp; [Numbers.E969] &amp; &quot;]&quot; &amp; [Numbers.D969] &amp; &quot;[/url][/b]&quot; &amp;  &quot; [[b]&quot; &amp; [Numbers.C969] &amp; &quot;[/b]: [sup]&quot; &amp; [Numbers.G96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70] &gt; 0; &quot;[b]&quot; &amp; [Numbers.B970] &amp; &quot;. &quot; &amp; &quot;[url=&quot; &amp; [Numbers.E970] &amp; &quot;]&quot; &amp; [Numbers.D970] &amp; &quot;[/url][/b]&quot; &amp;  &quot; [[b]&quot; &amp; [Numbers.C970] &amp; &quot;[/b]: [sup]&quot; &amp; [Numbers.G97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71] &gt; 0; &quot;[b]&quot; &amp; [Numbers.B971] &amp; &quot;. &quot; &amp; &quot;[url=&quot; &amp; [Numbers.E971] &amp; &quot;]&quot; &amp; [Numbers.D971] &amp; &quot;[/url][/b]&quot; &amp;  &quot; [[b]&quot; &amp; [Numbers.C971] &amp; &quot;[/b]: [sup]&quot; &amp; [Numbers.G97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72] &gt; 0; &quot;[b]&quot; &amp; [Numbers.B972] &amp; &quot;. &quot; &amp; &quot;[url=&quot; &amp; [Numbers.E972] &amp; &quot;]&quot; &amp; [Numbers.D972] &amp; &quot;[/url][/b]&quot; &amp;  &quot; [[b]&quot; &amp; [Numbers.C972] &amp; &quot;[/b]: [sup]&quot; &amp; [Numbers.G97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73] &gt; 0; &quot;[b]&quot; &amp; [Numbers.B973] &amp; &quot;. &quot; &amp; &quot;[url=&quot; &amp; [Numbers.E973] &amp; &quot;]&quot; &amp; [Numbers.D973] &amp; &quot;[/url][/b]&quot; &amp;  &quot; [[b]&quot; &amp; [Numbers.C973] &amp; &quot;[/b]: [sup]&quot; &amp; [Numbers.G97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74] &gt; 0; &quot;[b]&quot; &amp; [Numbers.B974] &amp; &quot;. &quot; &amp; &quot;[url=&quot; &amp; [Numbers.E974] &amp; &quot;]&quot; &amp; [Numbers.D974] &amp; &quot;[/url][/b]&quot; &amp;  &quot; [[b]&quot; &amp; [Numbers.C974] &amp; &quot;[/b]: [sup]&quot; &amp; [Numbers.G97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75] &gt; 0; &quot;[b]&quot; &amp; [Numbers.B975] &amp; &quot;. &quot; &amp; &quot;[url=&quot; &amp; [Numbers.E975] &amp; &quot;]&quot; &amp; [Numbers.D975] &amp; &quot;[/url][/b]&quot; &amp;  &quot; [[b]&quot; &amp; [Numbers.C975] &amp; &quot;[/b]: [sup]&quot; &amp; [Numbers.G97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76] &gt; 0; &quot;[b]&quot; &amp; [Numbers.B976] &amp; &quot;. &quot; &amp; &quot;[url=&quot; &amp; [Numbers.E976] &amp; &quot;]&quot; &amp; [Numbers.D976] &amp; &quot;[/url][/b]&quot; &amp;  &quot; [[b]&quot; &amp; [Numbers.C976] &amp; &quot;[/b]: [sup]&quot; &amp; [Numbers.G97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77] &gt; 0; &quot;[b]&quot; &amp; [Numbers.B977] &amp; &quot;. &quot; &amp; &quot;[url=&quot; &amp; [Numbers.E977] &amp; &quot;]&quot; &amp; [Numbers.D977] &amp; &quot;[/url][/b]&quot; &amp;  &quot; [[b]&quot; &amp; [Numbers.C977] &amp; &quot;[/b]: [sup]&quot; &amp; [Numbers.G97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78] &gt; 0; &quot;[b]&quot; &amp; [Numbers.B978] &amp; &quot;. &quot; &amp; &quot;[url=&quot; &amp; [Numbers.E978] &amp; &quot;]&quot; &amp; [Numbers.D978] &amp; &quot;[/url][/b]&quot; &amp;  &quot; [[b]&quot; &amp; [Numbers.C978] &amp; &quot;[/b]: [sup]&quot; &amp; [Numbers.G97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79] &gt; 0; &quot;[b]&quot; &amp; [Numbers.B979] &amp; &quot;. &quot; &amp; &quot;[url=&quot; &amp; [Numbers.E979] &amp; &quot;]&quot; &amp; [Numbers.D979] &amp; &quot;[/url][/b]&quot; &amp;  &quot; [[b]&quot; &amp; [Numbers.C979] &amp; &quot;[/b]: [sup]&quot; &amp; [Numbers.G97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80] &gt; 0; &quot;[b]&quot; &amp; [Numbers.B980] &amp; &quot;. &quot; &amp; &quot;[url=&quot; &amp; [Numbers.E980] &amp; &quot;]&quot; &amp; [Numbers.D980] &amp; &quot;[/url][/b]&quot; &amp;  &quot; [[b]&quot; &amp; [Numbers.C980] &amp; &quot;[/b]: [sup]&quot; &amp; [Numbers.G98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81] &gt; 0; &quot;[b]&quot; &amp; [Numbers.B981] &amp; &quot;. &quot; &amp; &quot;[url=&quot; &amp; [Numbers.E981] &amp; &quot;]&quot; &amp; [Numbers.D981] &amp; &quot;[/url][/b]&quot; &amp;  &quot; [[b]&quot; &amp; [Numbers.C981] &amp; &quot;[/b]: [sup]&quot; &amp; [Numbers.G98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82] &gt; 0; &quot;[b]&quot; &amp; [Numbers.B982] &amp; &quot;. &quot; &amp; &quot;[url=&quot; &amp; [Numbers.E982] &amp; &quot;]&quot; &amp; [Numbers.D982] &amp; &quot;[/url][/b]&quot; &amp;  &quot; [[b]&quot; &amp; [Numbers.C982] &amp; &quot;[/b]: [sup]&quot; &amp; [Numbers.G98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83] &gt; 0; &quot;[b]&quot; &amp; [Numbers.B983] &amp; &quot;. &quot; &amp; &quot;[url=&quot; &amp; [Numbers.E983] &amp; &quot;]&quot; &amp; [Numbers.D983] &amp; &quot;[/url][/b]&quot; &amp;  &quot; [[b]&quot; &amp; [Numbers.C983] &amp; &quot;[/b]: [sup]&quot; &amp; [Numbers.G98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84] &gt; 0; &quot;[b]&quot; &amp; [Numbers.B984] &amp; &quot;. &quot; &amp; &quot;[url=&quot; &amp; [Numbers.E984] &amp; &quot;]&quot; &amp; [Numbers.D984] &amp; &quot;[/url][/b]&quot; &amp;  &quot; [[b]&quot; &amp; [Numbers.C984] &amp; &quot;[/b]: [sup]&quot; &amp; [Numbers.G98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85] &gt; 0; &quot;[b]&quot; &amp; [Numbers.B985] &amp; &quot;. &quot; &amp; &quot;[url=&quot; &amp; [Numbers.E985] &amp; &quot;]&quot; &amp; [Numbers.D985] &amp; &quot;[/url][/b]&quot; &amp;  &quot; [[b]&quot; &amp; [Numbers.C985] &amp; &quot;[/b]: [sup]&quot; &amp; [Numbers.G98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86] &gt; 0; &quot;[b]&quot; &amp; [Numbers.B986] &amp; &quot;. &quot; &amp; &quot;[url=&quot; &amp; [Numbers.E986] &amp; &quot;]&quot; &amp; [Numbers.D986] &amp; &quot;[/url][/b]&quot; &amp;  &quot; [[b]&quot; &amp; [Numbers.C986] &amp; &quot;[/b]: [sup]&quot; &amp; [Numbers.G98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87] &gt; 0; &quot;[b]&quot; &amp; [Numbers.B987] &amp; &quot;. &quot; &amp; &quot;[url=&quot; &amp; [Numbers.E987] &amp; &quot;]&quot; &amp; [Numbers.D987] &amp; &quot;[/url][/b]&quot; &amp;  &quot; [[b]&quot; &amp; [Numbers.C987] &amp; &quot;[/b]: [sup]&quot; &amp; [Numbers.G98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88] &gt; 0; &quot;[b]&quot; &amp; [Numbers.B988] &amp; &quot;. &quot; &amp; &quot;[url=&quot; &amp; [Numbers.E988] &amp; &quot;]&quot; &amp; [Numbers.D988] &amp; &quot;[/url][/b]&quot; &amp;  &quot; [[b]&quot; &amp; [Numbers.C988] &amp; &quot;[/b]: [sup]&quot; &amp; [Numbers.G98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89] &gt; 0; &quot;[b]&quot; &amp; [Numbers.B989] &amp; &quot;. &quot; &amp; &quot;[url=&quot; &amp; [Numbers.E989] &amp; &quot;]&quot; &amp; [Numbers.D989] &amp; &quot;[/url][/b]&quot; &amp;  &quot; [[b]&quot; &amp; [Numbers.C989] &amp; &quot;[/b]: [sup]&quot; &amp; [Numbers.G98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90] &gt; 0; &quot;[b]&quot; &amp; [Numbers.B990] &amp; &quot;. &quot; &amp; &quot;[url=&quot; &amp; [Numbers.E990] &amp; &quot;]&quot; &amp; [Numbers.D990] &amp; &quot;[/url][/b]&quot; &amp;  &quot; [[b]&quot; &amp; [Numbers.C990] &amp; &quot;[/b]: [sup]&quot; &amp; [Numbers.G99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91] &gt; 0; &quot;[b]&quot; &amp; [Numbers.B991] &amp; &quot;. &quot; &amp; &quot;[url=&quot; &amp; [Numbers.E991] &amp; &quot;]&quot; &amp; [Numbers.D991] &amp; &quot;[/url][/b]&quot; &amp;  &quot; [[b]&quot; &amp; [Numbers.C991] &amp; &quot;[/b]: [sup]&quot; &amp; [Numbers.G99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92] &gt; 0; &quot;[b]&quot; &amp; [Numbers.B992] &amp; &quot;. &quot; &amp; &quot;[url=&quot; &amp; [Numbers.E992] &amp; &quot;]&quot; &amp; [Numbers.D992] &amp; &quot;[/url][/b]&quot; &amp;  &quot; [[b]&quot; &amp; [Numbers.C992] &amp; &quot;[/b]: [sup]&quot; &amp; [Numbers.G99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93] &gt; 0; &quot;[b]&quot; &amp; [Numbers.B993] &amp; &quot;. &quot; &amp; &quot;[url=&quot; &amp; [Numbers.E993] &amp; &quot;]&quot; &amp; [Numbers.D993] &amp; &quot;[/url][/b]&quot; &amp;  &quot; [[b]&quot; &amp; [Numbers.C993] &amp; &quot;[/b]: [sup]&quot; &amp; [Numbers.G99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94] &gt; 0; &quot;[b]&quot; &amp; [Numbers.B994] &amp; &quot;. &quot; &amp; &quot;[url=&quot; &amp; [Numbers.E994] &amp; &quot;]&quot; &amp; [Numbers.D994] &amp; &quot;[/url][/b]&quot; &amp;  &quot; [[b]&quot; &amp; [Numbers.C994] &amp; &quot;[/b]: [sup]&quot; &amp; [Numbers.G99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95] &gt; 0; &quot;[b]&quot; &amp; [Numbers.B995] &amp; &quot;. &quot; &amp; &quot;[url=&quot; &amp; [Numbers.E995] &amp; &quot;]&quot; &amp; [Numbers.D995] &amp; &quot;[/url][/b]&quot; &amp;  &quot; [[b]&quot; &amp; [Numbers.C995] &amp; &quot;[/b]: [sup]&quot; &amp; [Numbers.G99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96] &gt; 0; &quot;[b]&quot; &amp; [Numbers.B996] &amp; &quot;. &quot; &amp; &quot;[url=&quot; &amp; [Numbers.E996] &amp; &quot;]&quot; &amp; [Numbers.D996] &amp; &quot;[/url][/b]&quot; &amp;  &quot; [[b]&quot; &amp; [Numbers.C996] &amp; &quot;[/b]: [sup]&quot; &amp; [Numbers.G99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97] &gt; 0; &quot;[b]&quot; &amp; [Numbers.B997] &amp; &quot;. &quot; &amp; &quot;[url=&quot; &amp; [Numbers.E997] &amp; &quot;]&quot; &amp; [Numbers.D997] &amp; &quot;[/url][/b]&quot; &amp;  &quot; [[b]&quot; &amp; [Numbers.C997] &amp; &quot;[/b]: [sup]&quot; &amp; [Numbers.G99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98] &gt; 0; &quot;[b]&quot; &amp; [Numbers.B998] &amp; &quot;. &quot; &amp; &quot;[url=&quot; &amp; [Numbers.E998] &amp; &quot;]&quot; &amp; [Numbers.D998] &amp; &quot;[/url][/b]&quot; &amp;  &quot; [[b]&quot; &amp; [Numbers.C998] &amp; &quot;[/b]: [sup]&quot; &amp; [Numbers.G99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99] &gt; 0; &quot;[b]&quot; &amp; [Numbers.B999] &amp; &quot;. &quot; &amp; &quot;[url=&quot; &amp; [Numbers.E999] &amp; &quot;]&quot; &amp; [Numbers.D999] &amp; &quot;[/url][/b]&quot; &amp;  &quot; [[b]&quot; &amp; [Numbers.C999] &amp; &quot;[/b]: [sup]&quot; &amp; [Numbers.G99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1000] &gt; 0; &quot;[b]&quot; &amp; [Numbers.B1000] &amp; &quot;. &quot; &amp; &quot;[url=&quot; &amp; [Numbers.E1000] &amp; &quot;]&quot; &amp; [Numbers.D1000] &amp; &quot;[/url][/b]&quot; &amp;  &quot; [[b]&quot; &amp; [Numbers.C1000] &amp; &quot;[/b]: [sup]&quot; &amp; [Numbers.G100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1001] &gt; 0; &quot;[b]&quot; &amp; [Numbers.B1001] &amp; &quot;. &quot; &amp; &quot;[url=&quot; &amp; [Numbers.E1001] &amp; &quot;]&quot; &amp; [Numbers.D1001] &amp; &quot;[/url][/b]&quot; &amp;  &quot; [[b]&quot; &amp; [Numbers.C1001] &amp; &quot;[/b]: [sup]&quot; &amp; [Numbers.G100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1002] &gt; 0; &quot;[b]&quot; &amp; [Numbers.B1002] &amp; &quot;. &quot; &amp; &quot;[url=&quot; &amp; [Numbers.E1002] &amp; &quot;]&quot; &amp; [Numbers.D1002] &amp; &quot;[/url][/b]&quot; &amp;  &quot; [[b]&quot; &amp; [Numbers.C1002] &amp; &quot;[/b]: [sup]&quot; &amp; [Numbers.G100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1003] &gt; 0; &quot;[b]&quot; &amp; [Numbers.B1003] &amp; &quot;. &quot; &amp; &quot;[url=&quot; &amp; [Numbers.E1003] &amp; &quot;]&quot; &amp; [Numbers.D1003] &amp; &quot;[/url][/b]&quot; &amp;  &quot; [[b]&quot; &amp; [Numbers.C1003] &amp; &quot;[/b]: [sup]&quot; &amp; [Numbers.G1003] &amp; &quot;[/sup]]&quot;; &quot;&quot;)">
            <text:p/>
          </table:table-cell>
          <table:table-cell table:number-columns-repeated="4"/>
        </table:table-row>
      </table:table>
      <table:table table:name="Years" table:style-name="ta1">
        <office:forms form:automatic-focus="false" form:apply-design-mode="false"/>
        <table:shapes>
          <draw:frame draw:z-index="0" draw:style-name="gr1" draw:text-style-name="P1" svg:width="222.57mm" svg:height="125.19mm" svg:x="94.06mm" svg:y="9.5mm">
            <draw:object draw:notify-on-update-of-ranges="Years.A1:Years.A27 Years.B1:Years.B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9" table:number-columns-repeated="2" table:default-cell-style-name="Default"/>
        <table:table-row table:style-name="ro3">
          <table:table-cell office:value-type="float" office:value="1994" calcext:value-type="float">
            <text:p>1994</text:p>
          </table:table-cell>
          <table:table-cell table:formula="of:=SUMIF([$Numbers.$F$4:.$F$1048576]; &quot;=&quot;&amp;[.A1]; [$Numbers.$C$4:.$C$1048576])" office:value-type="float" office:value="47" calcext:value-type="float">
            <text:p>47</text:p>
          </table:table-cell>
        </table:table-row>
        <table:table-row table:style-name="ro3">
          <table:table-cell office:value-type="float" office:value="1995" calcext:value-type="float">
            <text:p>1995</text:p>
          </table:table-cell>
          <table:table-cell table:formula="of:=SUMIF([$Numbers.$F$4:.$F$1048576]; &quot;=&quot;&amp;[.A2]; [$Numbers.$C$4:.$C$1048576])" office:value-type="float" office:value="162" calcext:value-type="float">
            <text:p>162</text:p>
          </table:table-cell>
        </table:table-row>
        <table:table-row table:style-name="ro3">
          <table:table-cell office:value-type="float" office:value="1996" calcext:value-type="float">
            <text:p>1996</text:p>
          </table:table-cell>
          <table:table-cell table:formula="of:=SUMIF([$Numbers.$F$4:.$F$1048576]; &quot;=&quot;&amp;[.A3]; [$Numbers.$C$4:.$C$1048576])" office:value-type="float" office:value="211" calcext:value-type="float">
            <text:p>211</text:p>
          </table:table-cell>
        </table:table-row>
        <table:table-row table:style-name="ro3">
          <table:table-cell office:value-type="float" office:value="1997" calcext:value-type="float">
            <text:p>1997</text:p>
          </table:table-cell>
          <table:table-cell table:formula="of:=SUMIF([$Numbers.$F$4:.$F$1048576]; &quot;=&quot;&amp;[.A4]; [$Numbers.$C$4:.$C$1048576])" office:value-type="float" office:value="301" calcext:value-type="float">
            <text:p>301</text:p>
          </table:table-cell>
        </table:table-row>
        <table:table-row table:style-name="ro3">
          <table:table-cell office:value-type="float" office:value="1998" calcext:value-type="float">
            <text:p>1998</text:p>
          </table:table-cell>
          <table:table-cell table:formula="of:=SUMIF([$Numbers.$F$4:.$F$1048576]; &quot;=&quot;&amp;[.A5]; [$Numbers.$C$4:.$C$1048576])" office:value-type="float" office:value="43" calcext:value-type="float">
            <text:p>43</text:p>
          </table:table-cell>
        </table:table-row>
        <table:table-row table:style-name="ro3">
          <table:table-cell office:value-type="float" office:value="1999" calcext:value-type="float">
            <text:p>1999</text:p>
          </table:table-cell>
          <table:table-cell table:formula="of:=SUMIF([$Numbers.$F$4:.$F$1048576]; &quot;=&quot;&amp;[.A6]; [$Numbers.$C$4:.$C$1048576])" office:value-type="float" office:value="45" calcext:value-type="float">
            <text:p>45</text:p>
          </table:table-cell>
        </table:table-row>
        <table:table-row table:style-name="ro3">
          <table:table-cell office:value-type="float" office:value="2000" calcext:value-type="float">
            <text:p>2000</text:p>
          </table:table-cell>
          <table:table-cell table:formula="of:=SUMIF([$Numbers.$F$4:.$F$1048576]; &quot;=&quot;&amp;[.A7]; [$Numbers.$C$4:.$C$1048576])" office:value-type="float" office:value="60" calcext:value-type="float">
            <text:p>60</text:p>
          </table:table-cell>
        </table:table-row>
        <table:table-row table:style-name="ro3">
          <table:table-cell office:value-type="float" office:value="2001" calcext:value-type="float">
            <text:p>2001</text:p>
          </table:table-cell>
          <table:table-cell table:formula="of:=SUMIF([$Numbers.$F$4:.$F$1048576]; &quot;=&quot;&amp;[.A8]; [$Numbers.$C$4:.$C$1048576])" office:value-type="float" office:value="47" calcext:value-type="float">
            <text:p>47</text:p>
          </table:table-cell>
        </table:table-row>
        <table:table-row table:style-name="ro3">
          <table:table-cell office:value-type="float" office:value="2002" calcext:value-type="float">
            <text:p>2002</text:p>
          </table:table-cell>
          <table:table-cell table:formula="of:=SUMIF([$Numbers.$F$4:.$F$1048576]; &quot;=&quot;&amp;[.A9]; [$Numbers.$C$4:.$C$1048576])" office:value-type="float" office:value="372" calcext:value-type="float">
            <text:p>372</text:p>
          </table:table-cell>
        </table:table-row>
        <table:table-row table:style-name="ro3">
          <table:table-cell office:value-type="float" office:value="2003" calcext:value-type="float">
            <text:p>2003</text:p>
          </table:table-cell>
          <table:table-cell table:formula="of:=SUMIF([$Numbers.$F$4:.$F$1048576]; &quot;=&quot;&amp;[.A10]; [$Numbers.$C$4:.$C$1048576])" office:value-type="float" office:value="484" calcext:value-type="float">
            <text:p>484</text:p>
          </table:table-cell>
        </table:table-row>
        <table:table-row table:style-name="ro3">
          <table:table-cell office:value-type="float" office:value="2004" calcext:value-type="float">
            <text:p>2004</text:p>
          </table:table-cell>
          <table:table-cell table:formula="of:=SUMIF([$Numbers.$F$4:.$F$1048576]; &quot;=&quot;&amp;[.A11]; [$Numbers.$C$4:.$C$1048576])" office:value-type="float" office:value="81" calcext:value-type="float">
            <text:p>81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table:formula="of:=SUMIF([$Numbers.$F$4:.$F$1048576]; &quot;=&quot;&amp;[.A12]; [$Numbers.$C$4:.$C$1048576])" office:value-type="float" office:value="536" calcext:value-type="float">
            <text:p>536</text:p>
          </table:table-cell>
        </table:table-row>
        <table:table-row table:style-name="ro3">
          <table:table-cell office:value-type="float" office:value="2006" calcext:value-type="float">
            <text:p>2006</text:p>
          </table:table-cell>
          <table:table-cell table:formula="of:=SUMIF([$Numbers.$F$4:.$F$1048576]; &quot;=&quot;&amp;[.A13]; [$Numbers.$C$4:.$C$1048576])" office:value-type="float" office:value="61" calcext:value-type="float">
            <text:p>61</text:p>
          </table:table-cell>
        </table:table-row>
        <table:table-row table:style-name="ro3">
          <table:table-cell office:value-type="float" office:value="2007" calcext:value-type="float">
            <text:p>2007</text:p>
          </table:table-cell>
          <table:table-cell table:formula="of:=SUMIF([$Numbers.$F$4:.$F$1048576]; &quot;=&quot;&amp;[.A14]; [$Numbers.$C$4:.$C$1048576])" office:value-type="float" office:value="75" calcext:value-type="float">
            <text:p>75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table:formula="of:=SUMIF([$Numbers.$F$4:.$F$1048576]; &quot;=&quot;&amp;[.A15]; [$Numbers.$C$4:.$C$1048576])" office:value-type="float" office:value="306" calcext:value-type="float">
            <text:p>306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table:formula="of:=SUMIF([$Numbers.$F$4:.$F$1048576]; &quot;=&quot;&amp;[.A16]; [$Numbers.$C$4:.$C$1048576])" office:value-type="float" office:value="304" calcext:value-type="float">
            <text:p>304</text:p>
          </table:table-cell>
        </table:table-row>
        <table:table-row table:style-name="ro3">
          <table:table-cell office:value-type="float" office:value="2010" calcext:value-type="float">
            <text:p>2010</text:p>
          </table:table-cell>
          <table:table-cell table:formula="of:=SUMIF([$Numbers.$F$4:.$F$1048576]; &quot;=&quot;&amp;[.A17]; [$Numbers.$C$4:.$C$1048576])" office:value-type="float" office:value="391" calcext:value-type="float">
            <text:p>391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table:formula="of:=SUMIF([$Numbers.$F$4:.$F$1048576]; &quot;=&quot;&amp;[.A18]; [$Numbers.$C$4:.$C$1048576])" office:value-type="float" office:value="228" calcext:value-type="float">
            <text:p>228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table:formula="of:=SUMIF([$Numbers.$F$4:.$F$1048576]; &quot;=&quot;&amp;[.A19]; [$Numbers.$C$4:.$C$1048576])" office:value-type="float" office:value="517" calcext:value-type="float">
            <text:p>517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table:formula="of:=SUMIF([$Numbers.$F$4:.$F$1048576]; &quot;=&quot;&amp;[.A20]; [$Numbers.$C$4:.$C$1048576])" office:value-type="float" office:value="364" calcext:value-type="float">
            <text:p>364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table:formula="of:=SUMIF([$Numbers.$F$4:.$F$1048576]; &quot;=&quot;&amp;[.A21]; [$Numbers.$C$4:.$C$1048576])" office:value-type="float" office:value="573" calcext:value-type="float">
            <text:p>573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table:formula="of:=SUMIF([$Numbers.$F$4:.$F$1048576]; &quot;=&quot;&amp;[.A22]; [$Numbers.$C$4:.$C$1048576])" office:value-type="float" office:value="674" calcext:value-type="float">
            <text:p>674</text:p>
          </table:table-cell>
        </table:table-row>
        <table:table-row table:style-name="ro3">
          <table:table-cell office:value-type="float" office:value="2016" calcext:value-type="float">
            <text:p>2016</text:p>
          </table:table-cell>
          <table:table-cell table:formula="of:=SUMIF([$Numbers.$F$4:.$F$1048576]; &quot;=&quot;&amp;[.A23]; [$Numbers.$C$4:.$C$1048576])" office:value-type="float" office:value="770" calcext:value-type="float">
            <text:p>770</text:p>
          </table:table-cell>
        </table:table-row>
        <table:table-row table:style-name="ro3">
          <table:table-cell office:value-type="float" office:value="2017" calcext:value-type="float">
            <text:p>2017</text:p>
          </table:table-cell>
          <table:table-cell table:formula="of:=SUMIF([$Numbers.$F$4:.$F$1048576]; &quot;=&quot;&amp;[.A24]; [$Numbers.$C$4:.$C$1048576])" office:value-type="float" office:value="268" calcext:value-type="float">
            <text:p>268</text:p>
          </table:table-cell>
        </table:table-row>
        <table:table-row table:style-name="ro3">
          <table:table-cell office:value-type="float" office:value="2018" calcext:value-type="float">
            <text:p>2018</text:p>
          </table:table-cell>
          <table:table-cell table:formula="of:=SUMIF([$Numbers.$F$4:.$F$1048576]; &quot;=&quot;&amp;[.A25]; [$Numbers.$C$4:.$C$1048576])" office:value-type="float" office:value="291" calcext:value-type="float">
            <text:p>291</text:p>
          </table:table-cell>
        </table:table-row>
        <table:table-row table:style-name="ro3">
          <table:table-cell office:value-type="float" office:value="2019" calcext:value-type="float">
            <text:p>2019</text:p>
          </table:table-cell>
          <table:table-cell table:formula="of:=SUMIF([$Numbers.$F$4:.$F$1048576]; &quot;=&quot;&amp;[.A26]; [$Numbers.$C$4:.$C$1048576])" office:value-type="float" office:value="136" calcext:value-type="float">
            <text:p>136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table:formula="of:=SUMIF([$Numbers.$F$4:.$F$1048576]; &quot;=&quot;&amp;[.A27]; [$Numbers.$C$4:.$C$1048576])" office:value-type="float" office:value="9" calcext:value-type="float">
            <text:p>9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0">00.00.0000</text:date>, <text:time style:data-style-name="N2" text:time-value="21:48:09.9937087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20-09-20T22:05:22.176707662</dc:date>
    <meta:editing-duration>P4DT14H4M16S</meta:editing-duration>
    <meta:editing-cycles>334</meta:editing-cycles>
    <meta:generator>LibreOffice/6.1.5.2$Linux_X86_64 LibreOffice_project/10$Build-2</meta:generator>
    <meta:document-statistic meta:table-count="3" meta:cell-count="59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minimum="1994" chart:maximum="2020" chart:interval-major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aximum="8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loext:label-stroke-color="#3465a4" loext:label-stroke="none" chart:link-data-style-to-source="true" chart:data-label-number="value" chart:data-label-text="false" chart:data-label-symbol="false"/>
      <style:graphic-properties draw:stroke-dash="Ultra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258cm" svg:height="12.52cm" xlink:href=".." xlink:type="simple" chart:class="chart:scatter" chart:style-name="ch1">
        <chart:plot-area chart:style-name="ch2" table:cell-range-address="Years.A1:Years.B27" svg:x="1.456cm" svg:y="0.25cm" svg:width="20.357cm" svg:height="11.039cm">
          <chartooo:coordinate-region svg:x="2.263cm" svg:y="0.449cm" svg:width="19.351cm" svg:height="9.849cm"/>
          <chart:axis chart:dimension="x" chart:name="primary-x" chart:style-name="ch3">
            <chart:title svg:x="20.97cm" svg:y="11.487cm" chart:style-name="ch4">
              <text:p>year</text:p>
            </chart:title>
            <chart:grid chart:style-name="ch5" chart:class="major"/>
          </chart:axis>
          <chart:axis chart:dimension="y" chart:name="primary-y" chart:style-name="ch6">
            <chart:title svg:x="0.317cm" svg:y="1.988cm" chart:style-name="ch7">
              <text:p>points sum</text:p>
            </chart:title>
            <chart:grid chart:style-name="ch5" chart:class="major"/>
          </chart:axis>
          <chart:series chart:style-name="ch8" chart:values-cell-range-address="Years.B1:Years.B27" chart:class="chart:scatter">
            <chart:domain table:cell-range-address="Years.A1:Years.A27"/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94">
                <text:p>1994</text:p>
                <draw:g>
                  <svg:desc>Years.A1:Years.A27</svg:desc>
                </draw:g>
              </table:table-cell>
              <table:table-cell office:value-type="float" office:value="47">
                <text:p>47</text:p>
                <draw:g>
                  <svg:desc>Years.B1:Years.B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5">
                <text:p>1995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6">
                <text:p>1996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7">
                <text:p>1997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9">
                <text:p>199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1">
                <text:p>200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2">
                <text:p>2002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3">
                <text:p>2003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4">
                <text:p>200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5">
                <text:p>2005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6">
                <text:p>200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7">
                <text:p>200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8">
                <text:p>200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9">
                <text:p>2009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10">
                <text:p>201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11">
                <text:p>201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12">
                <text:p>2012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13">
                <text:p>2013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14">
                <text:p>2014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15">
                <text:p>2015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16">
                <text:p>2016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17">
                <text:p>2017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18">
                <text:p>2018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19">
                <text:p>201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20">
                <text:p>2020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